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Generika" svg:font-family="Generika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43mm"/>
    </style:style>
    <style:style style:name="co2" style:family="table-column">
      <style:table-column-properties fo:break-before="auto" style:column-width="24.17mm"/>
    </style:style>
    <style:style style:name="co3" style:family="table-column">
      <style:table-column-properties fo:break-before="auto" style:column-width="19.84mm"/>
    </style:style>
    <style:style style:name="co4" style:family="table-column">
      <style:table-column-properties fo:break-before="auto" style:column-width="275.78mm"/>
    </style:style>
    <style:style style:name="co5" style:family="table-column">
      <style:table-column-properties fo:break-before="auto" style:column-width="22.3mm"/>
    </style:style>
    <style:style style:name="co6" style:family="table-column">
      <style:table-column-properties fo:break-before="auto" style:column-width="21.59mm"/>
    </style:style>
    <style:style style:name="co7" style:family="table-column">
      <style:table-column-properties fo:break-before="auto" style:column-width="17.39mm"/>
    </style:style>
    <style:style style:name="co8" style:family="table-column">
      <style:table-column-properties fo:break-before="auto" style:column-width="12.49mm"/>
    </style:style>
    <style:style style:name="co9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34.91mm"/>
    </style:style>
    <style:style style:name="co11" style:family="table-column">
      <style:table-column-properties fo:break-before="auto" style:column-width="12.14mm"/>
    </style:style>
    <style:style style:name="co12" style:family="table-column">
      <style:table-column-properties fo:break-before="auto" style:column-width="24.75mm"/>
    </style:style>
    <style:style style:name="co13" style:family="table-column">
      <style:table-column-properties fo:break-before="auto" style:column-width="18.1mm"/>
    </style:style>
    <style:style style:name="co14" style:family="table-column">
      <style:table-column-properties fo:break-before="auto" style:column-width="16.33mm"/>
    </style:style>
    <style:style style:name="co15" style:family="table-column">
      <style:table-column-properties fo:break-before="auto" style:column-width="27.9mm"/>
    </style:style>
    <style:style style:name="co16" style:family="table-column">
      <style:table-column-properties fo:break-before="auto" style:column-width="33.5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71.77mm"/>
    </style:style>
    <style:style style:name="co19" style:family="table-column">
      <style:table-column-properties fo:break-before="auto" style:column-width="36.3mm"/>
    </style:style>
    <style:style style:name="co20" style:family="table-column">
      <style:table-column-properties fo:break-before="auto" style:column-width="13.55mm"/>
    </style:style>
    <style:style style:name="co21" style:family="table-column">
      <style:table-column-properties fo:break-before="auto" style:column-width="18.45mm"/>
    </style:style>
    <style:style style:name="co22" style:family="table-column">
      <style:table-column-properties fo:break-before="auto" style:column-width="27.2mm"/>
    </style:style>
    <style:style style:name="co23" style:family="table-column">
      <style:table-column-properties fo:break-before="auto" style:column-width="38.51mm"/>
    </style:style>
    <style:style style:name="co24" style:family="table-column">
      <style:table-column-properties fo:break-before="auto" style:column-width="20.02mm"/>
    </style:style>
    <style:style style:name="co25" style:family="table-column">
      <style:table-column-properties fo:break-before="auto" style:column-width="26.16mm"/>
    </style:style>
    <style:style style:name="co26" style:family="table-column">
      <style:table-column-properties fo:break-before="auto" style:column-width="20.5mm"/>
    </style:style>
    <style:style style:name="ro1" style:family="table-row">
      <style:table-row-properties style:row-height="10.02mm" fo:break-before="auto" style:use-optimal-row-height="false"/>
    </style:style>
    <style:style style:name="ro2" style:family="table-row">
      <style:table-row-properties style:row-height="7.51mm" fo:break-before="auto" style:use-optimal-row-height="false"/>
    </style:style>
    <style:style style:name="ro3" style:family="table-row">
      <style:table-row-properties style:row-height="7.94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Generika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Generika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style:font-name="Generika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Generika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style:font-name="Generika" fo:font-size="12pt" style:font-size-asian="12pt" style:font-size-complex="12pt"/>
    </style:style>
    <style:style style:name="ce7" style:family="table-cell" style:parent-style-name="Default" style:data-style-name="N113">
      <style:table-cell-properties fo:background-color="#0000cc" style:text-align-source="fix" style:repeat-content="false" style:vertical-align="middle"/>
      <style:paragraph-properties fo:text-align="center" fo:margin-left="0mm"/>
      <style:text-properties fo:color="#ffffff" style:font-name="Generika" fo:font-size="12pt" style:font-size-asian="12pt" style:font-size-complex="12pt"/>
    </style:style>
    <style:style style:name="ce8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style:font-name="Generika" fo:font-size="12pt" style:font-name-asian="SimSun" style:font-size-asian="12pt" style:font-name-complex="Lucida Sans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Generika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14">
      <style:table-cell-properties style:text-align-source="fix" style:repeat-content="false" style:vertical-align="middle"/>
      <style:paragraph-properties fo:text-align="center" fo:margin-left="0mm"/>
      <style:text-properties style:font-name="Generika" fo:font-size="12pt" style:font-name-asian="SimSun" style:font-size-asian="12pt" style:font-name-complex="Lucida Sans" style:font-size-complex="12pt"/>
    </style:style>
    <style:style style:name="ce11" style:family="table-cell" style:parent-style-name="Default">
      <style:table-cell-properties fo:background-color="#0000cc" style:text-align-source="fix" style:repeat-content="false" style:vertical-align="middle"/>
      <style:paragraph-properties fo:text-align="center" fo:margin-left="0mm"/>
      <style:text-properties fo:color="#ffffff" style:font-name="Generika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3" table:default-cell-style-name="ce2"/>
        <table:table-row table:style-name="ro1">
          <table:table-cell office:value-type="string" calcext:value-type="string">
            <text:p>Bruderholz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 office:value-type="string" calcext:value-type="string">
            <text:p>Mietpreisindex Mai 2016</text:p>
          </table:table-cell>
          <table:table-cell table:style-name="Default"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Gundeldingen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1" office:value-type="string" calcext:value-type="string">
            <text:p>für 1-Zimmer-Wohnungen</text:p>
          </table:table-cell>
          <table:table-cell table:style-name="Default"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St. Alban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1" office:value-type="string" calcext:value-type="string">
            <text:p>Für 2-Zimmer-Wohnungen</text:p>
          </table:table-cell>
          <table:table-cell table:style-name="Default" table:number-columns-repeated="6"/>
          <table:table-cell table:style-name="ce4" table:number-columns-repeated="8"/>
          <table:table-cell table:number-columns-repeated="1003"/>
        </table:table-row>
        <table:table-row table:style-name="ro1">
          <table:table-cell office:value-type="string" calcext:value-type="string">
            <text:p>Breite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1" office:value-type="string" calcext:value-type="string">
            <text:p>Für 3-Zimmer-Wohnungen</text:p>
          </table:table-cell>
          <table:table-cell table:style-name="Default" table:number-columns-repeated="6"/>
          <table:table-cell table:style-name="ce4" table:number-columns-repeated="8"/>
          <table:table-cell table:number-columns-repeated="1003"/>
        </table:table-row>
        <table:table-row table:style-name="ro1">
          <table:table-cell office:value-type="string" calcext:value-type="string">
            <text:p>Bachletten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1" office:value-type="string" calcext:value-type="string">
            <text:p>Für 4-Zimmer-Wohnungen</text:p>
          </table:table-cell>
          <table:table-cell table:style-name="Default" table:number-columns-repeated="6"/>
          <table:table-cell table:style-name="ce4" table:number-columns-repeated="8"/>
          <table:table-cell table:number-columns-repeated="1003"/>
        </table:table-row>
        <table:table-row table:style-name="ro1">
          <table:table-cell office:value-type="string" calcext:value-type="string">
            <text:p>Vorstädte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1" office:value-type="string" calcext:value-type="string">
            <text:p>Für 5-Zimmer-Wohnungen</text:p>
          </table:table-cell>
          <table:table-cell table:style-name="Default" table:number-columns-repeated="6"/>
          <table:table-cell table:style-name="ce4" table:number-columns-repeated="8"/>
          <table:table-cell table:number-columns-repeated="1003"/>
        </table:table-row>
        <table:table-row table:style-name="ro1">
          <table:table-cell office:value-type="string" calcext:value-type="string">
            <text:p>Altstadt Grossbasel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1" office:value-type="string" calcext:value-type="string">
            <text:p>Für 6-Zimmer-Wohnungen</text:p>
          </table:table-cell>
          <table:table-cell table:style-name="Default" table:number-columns-repeated="6"/>
          <table:table-cell table:style-name="ce4" table:number-columns-repeated="8"/>
          <table:table-cell table:number-columns-repeated="1003"/>
        </table:table-row>
        <table:table-row table:style-name="ro1">
          <table:table-cell office:value-type="string" calcext:value-type="string">
            <text:p>Am Ring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8"/>
          <table:table-cell table:style-name="ce4" table:number-columns-repeated="8"/>
          <table:table-cell table:number-columns-repeated="1003"/>
        </table:table-row>
        <table:table-row table:style-name="ro1">
          <table:table-cell office:value-type="string" calcext:value-type="string">
            <text:p>Gotthelf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1" office:value-type="string" calcext:value-type="string">
            <text:p>Aktueller durchschnittlicher Netto-Quadratmeterpreis pro Monat</text:p>
          </table:table-cell>
          <table:table-cell table:style-name="Default" table:number-columns-repeated="6"/>
          <table:table-cell table:style-name="ce4" table:number-columns-repeated="8"/>
          <table:table-cell table:number-columns-repeated="1003"/>
        </table:table-row>
        <table:table-row table:style-name="ro1">
          <table:table-cell office:value-type="string" calcext:value-type="string">
            <text:p>Iselin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1" office:value-type="string" calcext:value-type="string">
            <text:p>Ohne vermietete Einfamilienhäuser und Genossenschafts-, Dienst- oder Freiwohnungen sowie zeitweise belegte, leere Wohnungen und Kollektivhaushaltungen.</text:p>
          </table:table-cell>
          <table:table-cell table:style-name="ce1" table:number-columns-repeated="5"/>
          <table:table-cell table:style-name="ce4" table:number-columns-repeated="9"/>
          <table:table-cell table:number-columns-repeated="1003"/>
        </table:table-row>
        <table:table-row table:style-name="ro1">
          <table:table-cell office:value-type="string" calcext:value-type="string">
            <text:p>St. Johann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1" office:value-type="string" calcext:value-type="string">
            <text:p>Quelle: Volkszählung 2000, Mietpreisindex Dez. 2000: 95,2 Punkte</text:p>
          </table:table-cell>
          <table:table-cell table:style-name="Default"/>
          <table:table-cell table:style-name="ce1" table:number-columns-repeated="10"/>
          <table:table-cell/>
          <table:table-cell table:style-name="ce4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Altstadt Kleinbasel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3"/>
          <table:table-cell table:style-name="ce1" table:number-columns-repeated="10"/>
          <table:table-cell/>
          <table:table-cell table:style-name="ce4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Clara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3"/>
          <table:table-cell table:style-name="ce1" table:number-columns-repeated="10"/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Wettstein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2"/>
          <table:table-cell table:style-name="ce1" table:number-columns-repeated="11"/>
          <table:table-cell table:style-name="ce4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Hirzbrunnen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2"/>
          <table:table-cell table:style-name="ce1" table:number-columns-repeated="11"/>
          <table:table-cell table:style-name="ce4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Kleinhüningen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2"/>
          <table:table-cell table:style-name="ce1" table:number-columns-repeated="11"/>
          <table:table-cell table:style-name="ce4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Klybeck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2"/>
          <table:table-cell table:style-name="ce1" table:number-columns-repeated="11"/>
          <table:table-cell table:style-name="ce4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Rosental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2"/>
          <table:table-cell table:style-name="ce1" table:number-columns-repeated="11"/>
          <table:table-cell table:style-name="ce4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Matthäus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2"/>
          <table:table-cell table:style-name="ce1" table:number-columns-repeated="11"/>
          <table:table-cell table:style-name="ce4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Riehen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4" table:number-columns-repeated="15"/>
          <table:table-cell table:number-columns-repeated="1003"/>
        </table:table-row>
        <table:table-row table:style-name="ro1">
          <table:table-cell office:value-type="string" calcext:value-type="string">
            <text:p>Bettingen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4" table:number-columns-repeated="15"/>
          <table:table-cell table:number-columns-repeated="1003"/>
        </table:table-row>
        <table:table-row table:style-name="ro1" table:number-rows-repeated="8">
          <table:table-cell table:style-name="Default"/>
          <table:table-cell table:style-name="ce3"/>
          <table:table-cell table:style-name="ce4" table:number-columns-repeated="16"/>
          <table:table-cell table:number-columns-repeated="1003"/>
        </table:table-row>
        <table:table-row table:style-name="ro1" table:number-rows-repeated="9">
          <table:table-cell table:style-name="Default"/>
          <table:table-cell table:style-name="ce3"/>
          <table:table-cell table:number-columns-repeated="1019"/>
        </table:table-row>
        <table:table-row table:style-name="ro1" table:number-rows-repeated="104853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-Zimmer-Wohnungen" table:style-name="ta1">
        <office:forms form:automatic-focus="false" form:apply-design-mode="false"/>
        <table:table-column table:style-name="co18" table:default-cell-style-name="ce1"/>
        <table:table-column table:style-name="co19" table:default-cell-style-name="ce2"/>
        <table:table-column table:style-name="co3" table:default-cell-style-name="ce2"/>
        <table:table-column table:style-name="co7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3" table:default-cell-style-name="ce2"/>
        <table:table-row table:style-name="ro2">
          <table:table-cell table:style-name="ce5" office:value-type="string" calcext:value-type="string">
            <text:p>Mietpreisindex Mai 2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ktueller durchschnittlicher Netto-Quadratmeterpreis pro Monat für 1-Zimmer-Wohnung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novation</text:p>
          </table:table-cell>
          <table:table-cell office:value-type="string" calcext:value-type="string">
            <text:p>Altstadt Grossbasel</text:p>
          </table:table-cell>
          <table:table-cell office:value-type="string" calcext:value-type="string">
            <text:p>Vorstädte</text:p>
          </table:table-cell>
          <table:table-cell office:value-type="string" calcext:value-type="string">
            <text:p>Am Ring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St. Alban</text:p>
          </table:table-cell>
          <table:table-cell office:value-type="string" calcext:value-type="string">
            <text:p>Gundeldingen</text:p>
          </table:table-cell>
          <table:table-cell office:value-type="string" calcext:value-type="string">
            <text:p>Bruderholz</text:p>
          </table:table-cell>
          <table:table-cell office:value-type="string" calcext:value-type="string">
            <text:p>Bachletten</text:p>
          </table:table-cell>
          <table:table-cell office:value-type="string" calcext:value-type="string">
            <text:p>Gotthelf</text:p>
          </table:table-cell>
          <table:table-cell office:value-type="string" calcext:value-type="string">
            <text:p>Iselin</text:p>
          </table:table-cell>
          <table:table-cell office:value-type="string" calcext:value-type="string">
            <text:p>St. Johann</text:p>
          </table:table-cell>
          <table:table-cell office:value-type="string" calcext:value-type="string">
            <text:p>Altstadt Kleinbasel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Wettstein</text:p>
          </table:table-cell>
          <table:table-cell office:value-type="string" calcext:value-type="string">
            <text:p>Hirzbrunnen</text:p>
          </table:table-cell>
          <table:table-cell office:value-type="string" calcext:value-type="string">
            <text:p>Rosental</text:p>
          </table:table-cell>
          <table:table-cell office:value-type="string" calcext:value-type="string">
            <text:p>Matthäus</text:p>
          </table:table-cell>
          <table:table-cell office:value-type="string" calcext:value-type="string">
            <text:p>Klybeck</text:p>
          </table:table-cell>
          <table:table-cell office:value-type="string" calcext:value-type="string">
            <text:p>Kleinhüningen</text:p>
          </table:table-cell>
          <table:table-cell office:value-type="string" calcext:value-type="string">
            <text:p>Riehen, Bettingen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erstellt vor 19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00 - 192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21 - 194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47 - 196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61 - 197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71 - 198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81 - 199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91 - 20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100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-Zimmer-Wohnungen %" table:style-name="ta1">
        <office:forms form:automatic-focus="false" form:apply-design-mode="false"/>
        <table:table-column table:style-name="co18" table:default-cell-style-name="ce1"/>
        <table:table-column table:style-name="co19" table:default-cell-style-name="ce2"/>
        <table:table-column table:style-name="co3" table:default-cell-style-name="ce2"/>
        <table:table-column table:style-name="co7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3" table:default-cell-style-name="ce2"/>
        <table:table-row table:style-name="ro2">
          <table:table-cell table:style-name="ce5" office:value-type="string" calcext:value-type="string">
            <text:p>Mietpreisindex Mai 2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ktueller durchschnittlicher Netto-Quadratmeterpreis pro Monat für 1-Zimmer-Wohnung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novation</text:p>
          </table:table-cell>
          <table:table-cell office:value-type="string" calcext:value-type="string">
            <text:p>Altstadt Grossbasel</text:p>
          </table:table-cell>
          <table:table-cell office:value-type="string" calcext:value-type="string">
            <text:p>Vorstädte</text:p>
          </table:table-cell>
          <table:table-cell office:value-type="string" calcext:value-type="string">
            <text:p>Am Ring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St. Alban</text:p>
          </table:table-cell>
          <table:table-cell office:value-type="string" calcext:value-type="string">
            <text:p>Gundeldingen</text:p>
          </table:table-cell>
          <table:table-cell office:value-type="string" calcext:value-type="string">
            <text:p>Bruderholz</text:p>
          </table:table-cell>
          <table:table-cell office:value-type="string" calcext:value-type="string">
            <text:p>Bachletten</text:p>
          </table:table-cell>
          <table:table-cell office:value-type="string" calcext:value-type="string">
            <text:p>Gotthelf</text:p>
          </table:table-cell>
          <table:table-cell office:value-type="string" calcext:value-type="string">
            <text:p>Iselin</text:p>
          </table:table-cell>
          <table:table-cell office:value-type="string" calcext:value-type="string">
            <text:p>St. Johann</text:p>
          </table:table-cell>
          <table:table-cell office:value-type="string" calcext:value-type="string">
            <text:p>Altstadt Kleinbasel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Wettstein</text:p>
          </table:table-cell>
          <table:table-cell office:value-type="string" calcext:value-type="string">
            <text:p>Hirzbrunnen</text:p>
          </table:table-cell>
          <table:table-cell office:value-type="string" calcext:value-type="string">
            <text:p>Rosental</text:p>
          </table:table-cell>
          <table:table-cell office:value-type="string" calcext:value-type="string">
            <text:p>Matthäus</text:p>
          </table:table-cell>
          <table:table-cell office:value-type="string" calcext:value-type="string">
            <text:p>Klybeck</text:p>
          </table:table-cell>
          <table:table-cell office:value-type="string" calcext:value-type="string">
            <text:p>Kleinhüningen</text:p>
          </table:table-cell>
          <table:table-cell office:value-type="string" calcext:value-type="string">
            <text:p>Riehen</text:p>
          </table:table-cell>
          <table:table-cell office:value-type="string" calcext:value-type="string">
            <text:p>Bettingen</text:p>
          </table:table-cell>
          <table:table-cell table:number-columns-repeated="1002"/>
        </table:table-row>
        <table:table-row table:style-name="ro2">
          <table:table-cell/>
          <table:table-cell table:formula="of:=[$Index.$B$7]" office:value-type="float" office:value="7" calcext:value-type="float">
            <text:p>7</text:p>
          </table:table-cell>
          <table:table-cell table:formula="of:=[$Index.$B$6]" office:value-type="float" office:value="6" calcext:value-type="float">
            <text:p>6</text:p>
          </table:table-cell>
          <table:table-cell table:formula="of:=[$Index.$B$8]" office:value-type="float" office:value="8" calcext:value-type="float">
            <text:p>8</text:p>
          </table:table-cell>
          <table:table-cell table:formula="of:=[$Index.$B$4]" office:value-type="float" office:value="4" calcext:value-type="float">
            <text:p>4</text:p>
          </table:table-cell>
          <table:table-cell table:formula="of:=[$Index.$B$3]" office:value-type="float" office:value="3" calcext:value-type="float">
            <text:p>3</text:p>
          </table:table-cell>
          <table:table-cell table:formula="of:=[$Index.$B$2]" office:value-type="float" office:value="2" calcext:value-type="float">
            <text:p>2</text:p>
          </table:table-cell>
          <table:table-cell table:formula="of:=[$Index.$B$1]" office:value-type="float" office:value="1" calcext:value-type="float">
            <text:p>1</text:p>
          </table:table-cell>
          <table:table-cell table:formula="of:=[$Index.$B$5]" office:value-type="float" office:value="5" calcext:value-type="float">
            <text:p>5</text:p>
          </table:table-cell>
          <table:table-cell table:formula="of:=[$Index.$B$9]" office:value-type="float" office:value="9" calcext:value-type="float">
            <text:p>9</text:p>
          </table:table-cell>
          <table:table-cell table:formula="of:=[$Index.$B$10]" office:value-type="float" office:value="10" calcext:value-type="float">
            <text:p>10</text:p>
          </table:table-cell>
          <table:table-cell table:formula="of:=[$Index.$B$11]" office:value-type="float" office:value="11" calcext:value-type="float">
            <text:p>11</text:p>
          </table:table-cell>
          <table:table-cell table:formula="of:=[$Index.$B$12]" office:value-type="float" office:value="12" calcext:value-type="float">
            <text:p>12</text:p>
          </table:table-cell>
          <table:table-cell table:formula="of:=[$Index.$B$13]" office:value-type="float" office:value="13" calcext:value-type="float">
            <text:p>13</text:p>
          </table:table-cell>
          <table:table-cell table:formula="of:=[$Index.$B$14]" office:value-type="float" office:value="14" calcext:value-type="float">
            <text:p>14</text:p>
          </table:table-cell>
          <table:table-cell table:formula="of:=[$Index.$B$15]" office:value-type="float" office:value="15" calcext:value-type="float">
            <text:p>15</text:p>
          </table:table-cell>
          <table:table-cell table:formula="of:=[$Index.$B$18]" office:value-type="float" office:value="18" calcext:value-type="float">
            <text:p>18</text:p>
          </table:table-cell>
          <table:table-cell table:formula="of:=[$Index.$B$19]" office:value-type="float" office:value="19" calcext:value-type="float">
            <text:p>19</text:p>
          </table:table-cell>
          <table:table-cell table:formula="of:=[$Index.$B$17]" office:value-type="float" office:value="17" calcext:value-type="float">
            <text:p>17</text:p>
          </table:table-cell>
          <table:table-cell table:formula="of:=[$Index.$B$16]" office:value-type="float" office:value="16" calcext:value-type="float">
            <text:p>16</text:p>
          </table:table-cell>
          <table:table-cell table:formula="of:=[$Index.$B$20]" office:value-type="float" office:value="20" calcext:value-type="float">
            <text:p>20</text:p>
          </table:table-cell>
          <table:table-cell table:formula="of:=[$Index.$B$21]" office:value-type="float" office:value="21" calcext:value-type="float">
            <text:p>2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vor 19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1-Zimmer-Wohnungen'.B6]/['1-Zimmer-Wohnungen'.$K6]-1" office:value-type="float" office:value="0.294117647058824" calcext:value-type="float">
            <text:p>0.294</text:p>
          </table:table-cell>
          <table:table-cell table:style-name="ce6" table:formula="of:=['1-Zimmer-Wohnungen'.C6]/['1-Zimmer-Wohnungen'.$K6]-1" office:value-type="float" office:value="0.117647058823529" calcext:value-type="float">
            <text:p>0.118</text:p>
          </table:table-cell>
          <table:table-cell table:style-name="ce6" table:formula="of:=['1-Zimmer-Wohnungen'.D6]/['1-Zimmer-Wohnungen'.$K6]-1" office:value-type="float" office:value="0.0588235294117647" calcext:value-type="float">
            <text:p>0.059</text:p>
          </table:table-cell>
          <table:table-cell table:style-name="ce6" table:formula="of:=['1-Zimmer-Wohnungen'.E6]/['1-Zimmer-Wohnungen'.$K6]-1" office:value-type="float" office:value="0" calcext:value-type="float">
            <text:p>0.000</text:p>
          </table:table-cell>
          <table:table-cell table:style-name="ce6" table:formula="of:=['1-Zimmer-Wohnungen'.F6]/['1-Zimmer-Wohnungen'.$K6]-1" office:value-type="float" office:value="0.0588235294117647" calcext:value-type="float">
            <text:p>0.059</text:p>
          </table:table-cell>
          <table:table-cell table:style-name="ce6" table:formula="of:=['1-Zimmer-Wohnungen'.G6]/['1-Zimmer-Wohnungen'.$K6]-1" office:value-type="float" office:value="0.0588235294117647" calcext:value-type="float">
            <text:p>0.059</text:p>
          </table:table-cell>
          <table:table-cell table:style-name="ce6" table:formula="of:=['1-Zimmer-Wohnungen'.H6]/['1-Zimmer-Wohnungen'.$K6]-1" office:value-type="float" office:value="0.0588235294117647" calcext:value-type="float">
            <text:p>0.059</text:p>
          </table:table-cell>
          <table:table-cell table:style-name="ce6" table:formula="of:=['1-Zimmer-Wohnungen'.I6]/['1-Zimmer-Wohnungen'.$K6]-1" office:value-type="float" office:value="0.0588235294117647" calcext:value-type="float">
            <text:p>0.059</text:p>
          </table:table-cell>
          <table:table-cell table:style-name="ce6" table:formula="of:=['1-Zimmer-Wohnungen'.J6]/['1-Zimmer-Wohnungen'.$K6]-1" office:value-type="float" office:value="0.0588235294117647" calcext:value-type="float">
            <text:p>0.059</text:p>
          </table:table-cell>
          <table:table-cell table:style-name="ce7" table:formula="of:=['1-Zimmer-Wohnungen'.K6]/['1-Zimmer-Wohnungen'.$K6]-1" office:value-type="float" office:value="0" calcext:value-type="float">
            <text:p>0.000</text:p>
          </table:table-cell>
          <table:table-cell table:style-name="ce6" table:formula="of:=['1-Zimmer-Wohnungen'.L6]/['1-Zimmer-Wohnungen'.$K6]-1" office:value-type="float" office:value="0" calcext:value-type="float">
            <text:p>0.000</text:p>
          </table:table-cell>
          <table:table-cell table:style-name="ce6" table:formula="of:=['1-Zimmer-Wohnungen'.M6]/['1-Zimmer-Wohnungen'.$K6]-1" office:value-type="float" office:value="0.0588235294117647" calcext:value-type="float">
            <text:p>0.059</text:p>
          </table:table-cell>
          <table:table-cell table:style-name="ce6" table:formula="of:=['1-Zimmer-Wohnungen'.N6]/['1-Zimmer-Wohnungen'.$K6]-1" office:value-type="float" office:value="0" calcext:value-type="float">
            <text:p>0.000</text:p>
          </table:table-cell>
          <table:table-cell table:style-name="ce6" table:formula="of:=['1-Zimmer-Wohnungen'.O6]/['1-Zimmer-Wohnungen'.$K6]-1" office:value-type="float" office:value="0" calcext:value-type="float">
            <text:p>0.000</text:p>
          </table:table-cell>
          <table:table-cell table:style-name="ce6" table:formula="of:=['1-Zimmer-Wohnungen'.P6]/['1-Zimmer-Wohnungen'.$K6]-1" office:value-type="float" office:value="-0.0588235294117647" calcext:value-type="float">
            <text:p>-0.059</text:p>
          </table:table-cell>
          <table:table-cell table:style-name="ce6" table:formula="of:=['1-Zimmer-Wohnungen'.Q6]/['1-Zimmer-Wohnungen'.$K6]-1" office:value-type="float" office:value="-0.0588235294117647" calcext:value-type="float">
            <text:p>-0.059</text:p>
          </table:table-cell>
          <table:table-cell table:style-name="ce6" table:formula="of:=['1-Zimmer-Wohnungen'.R6]/['1-Zimmer-Wohnungen'.$K6]-1" office:value-type="float" office:value="0" calcext:value-type="float">
            <text:p>0.000</text:p>
          </table:table-cell>
          <table:table-cell table:style-name="ce6" table:formula="of:=['1-Zimmer-Wohnungen'.S6]/['1-Zimmer-Wohnungen'.$K6]-1" office:value-type="float" office:value="-0.0588235294117647" calcext:value-type="float">
            <text:p>-0.059</text:p>
          </table:table-cell>
          <table:table-cell table:style-name="ce6" table:formula="of:=['1-Zimmer-Wohnungen'.T6]/['1-Zimmer-Wohnungen'.$K6]-1" office:value-type="float" office:value="-0.0588235294117647" calcext:value-type="float">
            <text:p>-0.059</text:p>
          </table:table-cell>
          <table:table-cell table:style-name="ce6" table:formula="of:=['1-Zimmer-Wohnungen'.U6]/['1-Zimmer-Wohnungen'.$K6]-1" office:value-type="float" office:value="0" calcext:value-type="float">
            <text:p>0.000</text:p>
          </table:table-cell>
          <table:table-cell table:style-name="ce8" table:formula="of:=['1-Zimmer-Wohnungen'.U6]/['1-Zimmer-Wohnungen'.$K6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1-Zimmer-Wohnungen'.B7]/['1-Zimmer-Wohnungen'.$K7]-1" office:value-type="float" office:value="0.238095238095238" calcext:value-type="float">
            <text:p>0.238</text:p>
          </table:table-cell>
          <table:table-cell table:style-name="ce6" table:formula="of:=['1-Zimmer-Wohnungen'.C7]/['1-Zimmer-Wohnungen'.$K7]-1" office:value-type="float" office:value="0.0952380952380953" calcext:value-type="float">
            <text:p>0.095</text:p>
          </table:table-cell>
          <table:table-cell table:style-name="ce6" table:formula="of:=['1-Zimmer-Wohnungen'.D7]/['1-Zimmer-Wohnungen'.$K7]-1" office:value-type="float" office:value="0.0476190476190477" calcext:value-type="float">
            <text:p>0.048</text:p>
          </table:table-cell>
          <table:table-cell table:style-name="ce6" table:formula="of:=['1-Zimmer-Wohnungen'.E7]/['1-Zimmer-Wohnungen'.$K7]-1" office:value-type="float" office:value="-0.0476190476190477" calcext:value-type="float">
            <text:p>-0.048</text:p>
          </table:table-cell>
          <table:table-cell table:style-name="ce6" table:formula="of:=['1-Zimmer-Wohnungen'.F7]/['1-Zimmer-Wohnungen'.$K7]-1" office:value-type="float" office:value="0.0476190476190477" calcext:value-type="float">
            <text:p>0.048</text:p>
          </table:table-cell>
          <table:table-cell table:style-name="ce6" table:formula="of:=['1-Zimmer-Wohnungen'.G7]/['1-Zimmer-Wohnungen'.$K7]-1" office:value-type="float" office:value="0" calcext:value-type="float">
            <text:p>0.000</text:p>
          </table:table-cell>
          <table:table-cell table:style-name="ce6" table:formula="of:=['1-Zimmer-Wohnungen'.H7]/['1-Zimmer-Wohnungen'.$K7]-1" office:value-type="float" office:value="0.0476190476190477" calcext:value-type="float">
            <text:p>0.048</text:p>
          </table:table-cell>
          <table:table-cell table:style-name="ce6" table:formula="of:=['1-Zimmer-Wohnungen'.I7]/['1-Zimmer-Wohnungen'.$K7]-1" office:value-type="float" office:value="0.0476190476190477" calcext:value-type="float">
            <text:p>0.048</text:p>
          </table:table-cell>
          <table:table-cell table:style-name="ce6" table:formula="of:=['1-Zimmer-Wohnungen'.J7]/['1-Zimmer-Wohnungen'.$K7]-1" office:value-type="float" office:value="0" calcext:value-type="float">
            <text:p>0.000</text:p>
          </table:table-cell>
          <table:table-cell table:style-name="ce7" table:formula="of:=['1-Zimmer-Wohnungen'.K7]/['1-Zimmer-Wohnungen'.$K7]-1" office:value-type="float" office:value="0" calcext:value-type="float">
            <text:p>0.000</text:p>
          </table:table-cell>
          <table:table-cell table:style-name="ce6" table:formula="of:=['1-Zimmer-Wohnungen'.L7]/['1-Zimmer-Wohnungen'.$K7]-1" office:value-type="float" office:value="-0.0476190476190477" calcext:value-type="float">
            <text:p>-0.048</text:p>
          </table:table-cell>
          <table:table-cell table:style-name="ce6" table:formula="of:=['1-Zimmer-Wohnungen'.M7]/['1-Zimmer-Wohnungen'.$K7]-1" office:value-type="float" office:value="0" calcext:value-type="float">
            <text:p>0.000</text:p>
          </table:table-cell>
          <table:table-cell table:style-name="ce6" table:formula="of:=['1-Zimmer-Wohnungen'.N7]/['1-Zimmer-Wohnungen'.$K7]-1" office:value-type="float" office:value="-0.0476190476190477" calcext:value-type="float">
            <text:p>-0.048</text:p>
          </table:table-cell>
          <table:table-cell table:style-name="ce6" table:formula="of:=['1-Zimmer-Wohnungen'.O7]/['1-Zimmer-Wohnungen'.$K7]-1" office:value-type="float" office:value="-0.0476190476190477" calcext:value-type="float">
            <text:p>-0.048</text:p>
          </table:table-cell>
          <table:table-cell table:style-name="ce6" table:formula="of:=['1-Zimmer-Wohnungen'.P7]/['1-Zimmer-Wohnungen'.$K7]-1" office:value-type="float" office:value="-0.0952380952380952" calcext:value-type="float">
            <text:p>-0.095</text:p>
          </table:table-cell>
          <table:table-cell table:style-name="ce6" table:formula="of:=['1-Zimmer-Wohnungen'.Q7]/['1-Zimmer-Wohnungen'.$K7]-1" office:value-type="float" office:value="-0.0952380952380952" calcext:value-type="float">
            <text:p>-0.095</text:p>
          </table:table-cell>
          <table:table-cell table:style-name="ce6" table:formula="of:=['1-Zimmer-Wohnungen'.R7]/['1-Zimmer-Wohnungen'.$K7]-1" office:value-type="float" office:value="-0.0476190476190477" calcext:value-type="float">
            <text:p>-0.048</text:p>
          </table:table-cell>
          <table:table-cell table:style-name="ce6" table:formula="of:=['1-Zimmer-Wohnungen'.S7]/['1-Zimmer-Wohnungen'.$K7]-1" office:value-type="float" office:value="-0.0952380952380952" calcext:value-type="float">
            <text:p>-0.095</text:p>
          </table:table-cell>
          <table:table-cell table:style-name="ce6" table:formula="of:=['1-Zimmer-Wohnungen'.T7]/['1-Zimmer-Wohnungen'.$K7]-1" office:value-type="float" office:value="-0.0952380952380952" calcext:value-type="float">
            <text:p>-0.095</text:p>
          </table:table-cell>
          <table:table-cell table:style-name="ce6" table:formula="of:=['1-Zimmer-Wohnungen'.U7]/['1-Zimmer-Wohnungen'.$K7]-1" office:value-type="float" office:value="0" calcext:value-type="float">
            <text:p>0.000</text:p>
          </table:table-cell>
          <table:table-cell table:style-name="ce8" table:formula="of:=['1-Zimmer-Wohnungen'.U7]/['1-Zimmer-Wohnungen'.$K7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00 - 192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1-Zimmer-Wohnungen'.B9]/['1-Zimmer-Wohnungen'.$K9]-1" office:value-type="float" office:value="0.235294117647059" calcext:value-type="float">
            <text:p>0.235</text:p>
          </table:table-cell>
          <table:table-cell table:style-name="ce6" table:formula="of:=['1-Zimmer-Wohnungen'.C9]/['1-Zimmer-Wohnungen'.$K9]-1" office:value-type="float" office:value="0.0588235294117647" calcext:value-type="float">
            <text:p>0.059</text:p>
          </table:table-cell>
          <table:table-cell table:style-name="ce6" table:formula="of:=['1-Zimmer-Wohnungen'.D9]/['1-Zimmer-Wohnungen'.$K9]-1" office:value-type="float" office:value="0.0588235294117647" calcext:value-type="float">
            <text:p>0.059</text:p>
          </table:table-cell>
          <table:table-cell table:style-name="ce6" table:formula="of:=['1-Zimmer-Wohnungen'.E9]/['1-Zimmer-Wohnungen'.$K9]-1" office:value-type="float" office:value="0" calcext:value-type="float">
            <text:p>0.000</text:p>
          </table:table-cell>
          <table:table-cell table:style-name="ce6" table:formula="of:=['1-Zimmer-Wohnungen'.F9]/['1-Zimmer-Wohnungen'.$K9]-1" office:value-type="float" office:value="0.0588235294117647" calcext:value-type="float">
            <text:p>0.059</text:p>
          </table:table-cell>
          <table:table-cell table:style-name="ce6" table:formula="of:=['1-Zimmer-Wohnungen'.G9]/['1-Zimmer-Wohnungen'.$K9]-1" office:value-type="float" office:value="0" calcext:value-type="float">
            <text:p>0.000</text:p>
          </table:table-cell>
          <table:table-cell table:style-name="ce6" table:formula="of:=['1-Zimmer-Wohnungen'.H9]/['1-Zimmer-Wohnungen'.$K9]-1" office:value-type="float" office:value="0.0588235294117647" calcext:value-type="float">
            <text:p>0.059</text:p>
          </table:table-cell>
          <table:table-cell table:style-name="ce6" table:formula="of:=['1-Zimmer-Wohnungen'.I9]/['1-Zimmer-Wohnungen'.$K9]-1" office:value-type="float" office:value="0.0588235294117647" calcext:value-type="float">
            <text:p>0.059</text:p>
          </table:table-cell>
          <table:table-cell table:style-name="ce6" table:formula="of:=['1-Zimmer-Wohnungen'.J9]/['1-Zimmer-Wohnungen'.$K9]-1" office:value-type="float" office:value="0" calcext:value-type="float">
            <text:p>0.000</text:p>
          </table:table-cell>
          <table:table-cell table:style-name="ce7" table:formula="of:=['1-Zimmer-Wohnungen'.K9]/['1-Zimmer-Wohnungen'.$K9]-1" office:value-type="float" office:value="0" calcext:value-type="float">
            <text:p>0.000</text:p>
          </table:table-cell>
          <table:table-cell table:style-name="ce6" table:formula="of:=['1-Zimmer-Wohnungen'.L9]/['1-Zimmer-Wohnungen'.$K9]-1" office:value-type="float" office:value="-0.0588235294117647" calcext:value-type="float">
            <text:p>-0.059</text:p>
          </table:table-cell>
          <table:table-cell table:style-name="ce6" table:formula="of:=['1-Zimmer-Wohnungen'.M9]/['1-Zimmer-Wohnungen'.$K9]-1" office:value-type="float" office:value="0" calcext:value-type="float">
            <text:p>0.000</text:p>
          </table:table-cell>
          <table:table-cell table:style-name="ce6" table:formula="of:=['1-Zimmer-Wohnungen'.N9]/['1-Zimmer-Wohnungen'.$K9]-1" office:value-type="float" office:value="0" calcext:value-type="float">
            <text:p>0.000</text:p>
          </table:table-cell>
          <table:table-cell table:style-name="ce6" table:formula="of:=['1-Zimmer-Wohnungen'.O9]/['1-Zimmer-Wohnungen'.$K9]-1" office:value-type="float" office:value="0" calcext:value-type="float">
            <text:p>0.000</text:p>
          </table:table-cell>
          <table:table-cell table:style-name="ce6" table:formula="of:=['1-Zimmer-Wohnungen'.P9]/['1-Zimmer-Wohnungen'.$K9]-1" office:value-type="float" office:value="-0.117647058823529" calcext:value-type="float">
            <text:p>-0.118</text:p>
          </table:table-cell>
          <table:table-cell table:style-name="ce6" table:formula="of:=['1-Zimmer-Wohnungen'.Q9]/['1-Zimmer-Wohnungen'.$K9]-1" office:value-type="float" office:value="-0.0588235294117647" calcext:value-type="float">
            <text:p>-0.059</text:p>
          </table:table-cell>
          <table:table-cell table:style-name="ce6" table:formula="of:=['1-Zimmer-Wohnungen'.R9]/['1-Zimmer-Wohnungen'.$K9]-1" office:value-type="float" office:value="-0.0588235294117647" calcext:value-type="float">
            <text:p>-0.059</text:p>
          </table:table-cell>
          <table:table-cell table:style-name="ce6" table:formula="of:=['1-Zimmer-Wohnungen'.S9]/['1-Zimmer-Wohnungen'.$K9]-1" office:value-type="float" office:value="-0.117647058823529" calcext:value-type="float">
            <text:p>-0.118</text:p>
          </table:table-cell>
          <table:table-cell table:style-name="ce6" table:formula="of:=['1-Zimmer-Wohnungen'.T9]/['1-Zimmer-Wohnungen'.$K9]-1" office:value-type="float" office:value="-0.0588235294117647" calcext:value-type="float">
            <text:p>-0.059</text:p>
          </table:table-cell>
          <table:table-cell table:style-name="ce6" table:formula="of:=['1-Zimmer-Wohnungen'.U9]/['1-Zimmer-Wohnungen'.$K9]-1" office:value-type="float" office:value="0" calcext:value-type="float">
            <text:p>0.000</text:p>
          </table:table-cell>
          <table:table-cell table:style-name="ce8" table:formula="of:=['1-Zimmer-Wohnungen'.U9]/['1-Zimmer-Wohnungen'.$K9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1-Zimmer-Wohnungen'.B10]/['1-Zimmer-Wohnungen'.$K10]-1" office:value-type="float" office:value="0.25" calcext:value-type="float">
            <text:p>0.250</text:p>
          </table:table-cell>
          <table:table-cell table:style-name="ce6" table:formula="of:=['1-Zimmer-Wohnungen'.C10]/['1-Zimmer-Wohnungen'.$K10]-1" office:value-type="float" office:value="0.1" calcext:value-type="float">
            <text:p>0.100</text:p>
          </table:table-cell>
          <table:table-cell table:style-name="ce6" table:formula="of:=['1-Zimmer-Wohnungen'.D10]/['1-Zimmer-Wohnungen'.$K10]-1" office:value-type="float" office:value="0.05" calcext:value-type="float">
            <text:p>0.050</text:p>
          </table:table-cell>
          <table:table-cell table:style-name="ce6" table:formula="of:=['1-Zimmer-Wohnungen'.E10]/['1-Zimmer-Wohnungen'.$K10]-1" office:value-type="float" office:value="0" calcext:value-type="float">
            <text:p>0.000</text:p>
          </table:table-cell>
          <table:table-cell table:style-name="ce6" table:formula="of:=['1-Zimmer-Wohnungen'.F10]/['1-Zimmer-Wohnungen'.$K10]-1" office:value-type="float" office:value="0.05" calcext:value-type="float">
            <text:p>0.050</text:p>
          </table:table-cell>
          <table:table-cell table:style-name="ce6" table:formula="of:=['1-Zimmer-Wohnungen'.G10]/['1-Zimmer-Wohnungen'.$K10]-1" office:value-type="float" office:value="0.05" calcext:value-type="float">
            <text:p>0.050</text:p>
          </table:table-cell>
          <table:table-cell table:style-name="ce6" table:formula="of:=['1-Zimmer-Wohnungen'.H10]/['1-Zimmer-Wohnungen'.$K10]-1" office:value-type="float" office:value="0.05" calcext:value-type="float">
            <text:p>0.050</text:p>
          </table:table-cell>
          <table:table-cell table:style-name="ce6" table:formula="of:=['1-Zimmer-Wohnungen'.I10]/['1-Zimmer-Wohnungen'.$K10]-1" office:value-type="float" office:value="0.05" calcext:value-type="float">
            <text:p>0.050</text:p>
          </table:table-cell>
          <table:table-cell table:style-name="ce6" table:formula="of:=['1-Zimmer-Wohnungen'.J10]/['1-Zimmer-Wohnungen'.$K10]-1" office:value-type="float" office:value="0.05" calcext:value-type="float">
            <text:p>0.050</text:p>
          </table:table-cell>
          <table:table-cell table:style-name="ce7" table:formula="of:=['1-Zimmer-Wohnungen'.K10]/['1-Zimmer-Wohnungen'.$K10]-1" office:value-type="float" office:value="0" calcext:value-type="float">
            <text:p>0.000</text:p>
          </table:table-cell>
          <table:table-cell table:style-name="ce6" table:formula="of:=['1-Zimmer-Wohnungen'.L10]/['1-Zimmer-Wohnungen'.$K10]-1" office:value-type="float" office:value="0" calcext:value-type="float">
            <text:p>0.000</text:p>
          </table:table-cell>
          <table:table-cell table:style-name="ce6" table:formula="of:=['1-Zimmer-Wohnungen'.M10]/['1-Zimmer-Wohnungen'.$K10]-1" office:value-type="float" office:value="0.05" calcext:value-type="float">
            <text:p>0.050</text:p>
          </table:table-cell>
          <table:table-cell table:style-name="ce6" table:formula="of:=['1-Zimmer-Wohnungen'.N10]/['1-Zimmer-Wohnungen'.$K10]-1" office:value-type="float" office:value="0" calcext:value-type="float">
            <text:p>0.000</text:p>
          </table:table-cell>
          <table:table-cell table:style-name="ce6" table:formula="of:=['1-Zimmer-Wohnungen'.O10]/['1-Zimmer-Wohnungen'.$K10]-1" office:value-type="float" office:value="0" calcext:value-type="float">
            <text:p>0.000</text:p>
          </table:table-cell>
          <table:table-cell table:style-name="ce6" table:formula="of:=['1-Zimmer-Wohnungen'.P10]/['1-Zimmer-Wohnungen'.$K10]-1" office:value-type="float" office:value="-0.1" calcext:value-type="float">
            <text:p>-0.100</text:p>
          </table:table-cell>
          <table:table-cell table:style-name="ce6" table:formula="of:=['1-Zimmer-Wohnungen'.Q10]/['1-Zimmer-Wohnungen'.$K10]-1" office:value-type="float" office:value="-0.05" calcext:value-type="float">
            <text:p>-0.050</text:p>
          </table:table-cell>
          <table:table-cell table:style-name="ce6" table:formula="of:=['1-Zimmer-Wohnungen'.R10]/['1-Zimmer-Wohnungen'.$K10]-1" office:value-type="float" office:value="0" calcext:value-type="float">
            <text:p>0.000</text:p>
          </table:table-cell>
          <table:table-cell table:style-name="ce6" table:formula="of:=['1-Zimmer-Wohnungen'.S10]/['1-Zimmer-Wohnungen'.$K10]-1" office:value-type="float" office:value="-0.1" calcext:value-type="float">
            <text:p>-0.100</text:p>
          </table:table-cell>
          <table:table-cell table:style-name="ce6" table:formula="of:=['1-Zimmer-Wohnungen'.T10]/['1-Zimmer-Wohnungen'.$K10]-1" office:value-type="float" office:value="-0.05" calcext:value-type="float">
            <text:p>-0.050</text:p>
          </table:table-cell>
          <table:table-cell table:style-name="ce6" table:formula="of:=['1-Zimmer-Wohnungen'.U10]/['1-Zimmer-Wohnungen'.$K10]-1" office:value-type="float" office:value="0" calcext:value-type="float">
            <text:p>0.000</text:p>
          </table:table-cell>
          <table:table-cell table:style-name="ce8" table:formula="of:=['1-Zimmer-Wohnungen'.U10]/['1-Zimmer-Wohnungen'.$K10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21 - 1946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1-Zimmer-Wohnungen'.B12]/['1-Zimmer-Wohnungen'.$K12]-1" office:value-type="float" office:value="0.294117647058824" calcext:value-type="float">
            <text:p>0.294</text:p>
          </table:table-cell>
          <table:table-cell table:style-name="ce6" table:formula="of:=['1-Zimmer-Wohnungen'.C12]/['1-Zimmer-Wohnungen'.$K12]-1" office:value-type="float" office:value="0.117647058823529" calcext:value-type="float">
            <text:p>0.118</text:p>
          </table:table-cell>
          <table:table-cell table:style-name="ce6" table:formula="of:=['1-Zimmer-Wohnungen'.D12]/['1-Zimmer-Wohnungen'.$K12]-1" office:value-type="float" office:value="0.0588235294117647" calcext:value-type="float">
            <text:p>0.059</text:p>
          </table:table-cell>
          <table:table-cell table:style-name="ce6" table:formula="of:=['1-Zimmer-Wohnungen'.E12]/['1-Zimmer-Wohnungen'.$K12]-1" office:value-type="float" office:value="0" calcext:value-type="float">
            <text:p>0.000</text:p>
          </table:table-cell>
          <table:table-cell table:style-name="ce6" table:formula="of:=['1-Zimmer-Wohnungen'.F12]/['1-Zimmer-Wohnungen'.$K12]-1" office:value-type="float" office:value="0.0588235294117647" calcext:value-type="float">
            <text:p>0.059</text:p>
          </table:table-cell>
          <table:table-cell table:style-name="ce6" table:formula="of:=['1-Zimmer-Wohnungen'.G12]/['1-Zimmer-Wohnungen'.$K12]-1" office:value-type="float" office:value="0.0588235294117647" calcext:value-type="float">
            <text:p>0.059</text:p>
          </table:table-cell>
          <table:table-cell table:style-name="ce6" table:formula="of:=['1-Zimmer-Wohnungen'.H12]/['1-Zimmer-Wohnungen'.$K12]-1" office:value-type="float" office:value="0.117647058823529" calcext:value-type="float">
            <text:p>0.118</text:p>
          </table:table-cell>
          <table:table-cell table:style-name="ce6" table:formula="of:=['1-Zimmer-Wohnungen'.I12]/['1-Zimmer-Wohnungen'.$K12]-1" office:value-type="float" office:value="0.117647058823529" calcext:value-type="float">
            <text:p>0.118</text:p>
          </table:table-cell>
          <table:table-cell table:style-name="ce6" table:formula="of:=['1-Zimmer-Wohnungen'.J12]/['1-Zimmer-Wohnungen'.$K12]-1" office:value-type="float" office:value="0.0588235294117647" calcext:value-type="float">
            <text:p>0.059</text:p>
          </table:table-cell>
          <table:table-cell table:style-name="ce7" table:formula="of:=['1-Zimmer-Wohnungen'.K12]/['1-Zimmer-Wohnungen'.$K12]-1" office:value-type="float" office:value="0" calcext:value-type="float">
            <text:p>0.000</text:p>
          </table:table-cell>
          <table:table-cell table:style-name="ce6" table:formula="of:=['1-Zimmer-Wohnungen'.L12]/['1-Zimmer-Wohnungen'.$K12]-1" office:value-type="float" office:value="0" calcext:value-type="float">
            <text:p>0.000</text:p>
          </table:table-cell>
          <table:table-cell table:style-name="ce6" table:formula="of:=['1-Zimmer-Wohnungen'.M12]/['1-Zimmer-Wohnungen'.$K12]-1" office:value-type="float" office:value="0.0588235294117647" calcext:value-type="float">
            <text:p>0.059</text:p>
          </table:table-cell>
          <table:table-cell table:style-name="ce6" table:formula="of:=['1-Zimmer-Wohnungen'.N12]/['1-Zimmer-Wohnungen'.$K12]-1" office:value-type="float" office:value="0" calcext:value-type="float">
            <text:p>0.000</text:p>
          </table:table-cell>
          <table:table-cell table:style-name="ce6" table:formula="of:=['1-Zimmer-Wohnungen'.O12]/['1-Zimmer-Wohnungen'.$K12]-1" office:value-type="float" office:value="0" calcext:value-type="float">
            <text:p>0.000</text:p>
          </table:table-cell>
          <table:table-cell table:style-name="ce6" table:formula="of:=['1-Zimmer-Wohnungen'.P12]/['1-Zimmer-Wohnungen'.$K12]-1" office:value-type="float" office:value="-0.0588235294117647" calcext:value-type="float">
            <text:p>-0.059</text:p>
          </table:table-cell>
          <table:table-cell table:style-name="ce6" table:formula="of:=['1-Zimmer-Wohnungen'.Q12]/['1-Zimmer-Wohnungen'.$K12]-1" office:value-type="float" office:value="-0.0588235294117647" calcext:value-type="float">
            <text:p>-0.059</text:p>
          </table:table-cell>
          <table:table-cell table:style-name="ce6" table:formula="of:=['1-Zimmer-Wohnungen'.R12]/['1-Zimmer-Wohnungen'.$K12]-1" office:value-type="float" office:value="0" calcext:value-type="float">
            <text:p>0.000</text:p>
          </table:table-cell>
          <table:table-cell table:style-name="ce6" table:formula="of:=['1-Zimmer-Wohnungen'.S12]/['1-Zimmer-Wohnungen'.$K12]-1" office:value-type="float" office:value="-0.0588235294117647" calcext:value-type="float">
            <text:p>-0.059</text:p>
          </table:table-cell>
          <table:table-cell table:style-name="ce6" table:formula="of:=['1-Zimmer-Wohnungen'.T12]/['1-Zimmer-Wohnungen'.$K12]-1" office:value-type="float" office:value="-0.0588235294117647" calcext:value-type="float">
            <text:p>-0.059</text:p>
          </table:table-cell>
          <table:table-cell table:style-name="ce6" table:formula="of:=['1-Zimmer-Wohnungen'.U12]/['1-Zimmer-Wohnungen'.$K12]-1" office:value-type="float" office:value="0.0588235294117647" calcext:value-type="float">
            <text:p>0.059</text:p>
          </table:table-cell>
          <table:table-cell table:style-name="ce8" table:formula="of:=['1-Zimmer-Wohnungen'.U12]/['1-Zimmer-Wohnungen'.$K12]-1" office:value-type="float" office:value="0.0588235294117647" calcext:value-type="float">
            <text:p>0.05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1-Zimmer-Wohnungen'.B13]/['1-Zimmer-Wohnungen'.$K13]-1" office:value-type="float" office:value="0.25" calcext:value-type="float">
            <text:p>0.250</text:p>
          </table:table-cell>
          <table:table-cell table:style-name="ce6" table:formula="of:=['1-Zimmer-Wohnungen'.C13]/['1-Zimmer-Wohnungen'.$K13]-1" office:value-type="float" office:value="0.1" calcext:value-type="float">
            <text:p>0.100</text:p>
          </table:table-cell>
          <table:table-cell table:style-name="ce6" table:formula="of:=['1-Zimmer-Wohnungen'.D13]/['1-Zimmer-Wohnungen'.$K13]-1" office:value-type="float" office:value="0.05" calcext:value-type="float">
            <text:p>0.050</text:p>
          </table:table-cell>
          <table:table-cell table:style-name="ce6" table:formula="of:=['1-Zimmer-Wohnungen'.E13]/['1-Zimmer-Wohnungen'.$K13]-1" office:value-type="float" office:value="-0.05" calcext:value-type="float">
            <text:p>-0.050</text:p>
          </table:table-cell>
          <table:table-cell table:style-name="ce6" table:formula="of:=['1-Zimmer-Wohnungen'.F13]/['1-Zimmer-Wohnungen'.$K13]-1" office:value-type="float" office:value="0.05" calcext:value-type="float">
            <text:p>0.050</text:p>
          </table:table-cell>
          <table:table-cell table:style-name="ce6" table:formula="of:=['1-Zimmer-Wohnungen'.G13]/['1-Zimmer-Wohnungen'.$K13]-1" office:value-type="float" office:value="0" calcext:value-type="float">
            <text:p>0.000</text:p>
          </table:table-cell>
          <table:table-cell table:style-name="ce6" table:formula="of:=['1-Zimmer-Wohnungen'.H13]/['1-Zimmer-Wohnungen'.$K13]-1" office:value-type="float" office:value="0.05" calcext:value-type="float">
            <text:p>0.050</text:p>
          </table:table-cell>
          <table:table-cell table:style-name="ce6" table:formula="of:=['1-Zimmer-Wohnungen'.I13]/['1-Zimmer-Wohnungen'.$K13]-1" office:value-type="float" office:value="0.05" calcext:value-type="float">
            <text:p>0.050</text:p>
          </table:table-cell>
          <table:table-cell table:style-name="ce6" table:formula="of:=['1-Zimmer-Wohnungen'.J13]/['1-Zimmer-Wohnungen'.$K13]-1" office:value-type="float" office:value="0" calcext:value-type="float">
            <text:p>0.000</text:p>
          </table:table-cell>
          <table:table-cell table:style-name="ce7" table:formula="of:=['1-Zimmer-Wohnungen'.K13]/['1-Zimmer-Wohnungen'.$K13]-1" office:value-type="float" office:value="0" calcext:value-type="float">
            <text:p>0.000</text:p>
          </table:table-cell>
          <table:table-cell table:style-name="ce6" table:formula="of:=['1-Zimmer-Wohnungen'.L13]/['1-Zimmer-Wohnungen'.$K13]-1" office:value-type="float" office:value="-0.05" calcext:value-type="float">
            <text:p>-0.050</text:p>
          </table:table-cell>
          <table:table-cell table:style-name="ce6" table:formula="of:=['1-Zimmer-Wohnungen'.M13]/['1-Zimmer-Wohnungen'.$K13]-1" office:value-type="float" office:value="0" calcext:value-type="float">
            <text:p>0.000</text:p>
          </table:table-cell>
          <table:table-cell table:style-name="ce6" table:formula="of:=['1-Zimmer-Wohnungen'.N13]/['1-Zimmer-Wohnungen'.$K13]-1" office:value-type="float" office:value="-0.05" calcext:value-type="float">
            <text:p>-0.050</text:p>
          </table:table-cell>
          <table:table-cell table:style-name="ce6" table:formula="of:=['1-Zimmer-Wohnungen'.O13]/['1-Zimmer-Wohnungen'.$K13]-1" office:value-type="float" office:value="-0.05" calcext:value-type="float">
            <text:p>-0.050</text:p>
          </table:table-cell>
          <table:table-cell table:style-name="ce6" table:formula="of:=['1-Zimmer-Wohnungen'.P13]/['1-Zimmer-Wohnungen'.$K13]-1" office:value-type="float" office:value="-0.1" calcext:value-type="float">
            <text:p>-0.100</text:p>
          </table:table-cell>
          <table:table-cell table:style-name="ce6" table:formula="of:=['1-Zimmer-Wohnungen'.Q13]/['1-Zimmer-Wohnungen'.$K13]-1" office:value-type="float" office:value="-0.1" calcext:value-type="float">
            <text:p>-0.100</text:p>
          </table:table-cell>
          <table:table-cell table:style-name="ce6" table:formula="of:=['1-Zimmer-Wohnungen'.R13]/['1-Zimmer-Wohnungen'.$K13]-1" office:value-type="float" office:value="-0.05" calcext:value-type="float">
            <text:p>-0.050</text:p>
          </table:table-cell>
          <table:table-cell table:style-name="ce6" table:formula="of:=['1-Zimmer-Wohnungen'.S13]/['1-Zimmer-Wohnungen'.$K13]-1" office:value-type="float" office:value="-0.1" calcext:value-type="float">
            <text:p>-0.100</text:p>
          </table:table-cell>
          <table:table-cell table:style-name="ce6" table:formula="of:=['1-Zimmer-Wohnungen'.T13]/['1-Zimmer-Wohnungen'.$K13]-1" office:value-type="float" office:value="-0.1" calcext:value-type="float">
            <text:p>-0.100</text:p>
          </table:table-cell>
          <table:table-cell table:style-name="ce6" table:formula="of:=['1-Zimmer-Wohnungen'.U13]/['1-Zimmer-Wohnungen'.$K13]-1" office:value-type="float" office:value="0" calcext:value-type="float">
            <text:p>0.000</text:p>
          </table:table-cell>
          <table:table-cell table:style-name="ce8" table:formula="of:=['1-Zimmer-Wohnungen'.U13]/['1-Zimmer-Wohnungen'.$K13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47 - 196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1-Zimmer-Wohnungen'.B15]/['1-Zimmer-Wohnungen'.$K15]-1" office:value-type="float" office:value="0.277777777777778" calcext:value-type="float">
            <text:p>0.278</text:p>
          </table:table-cell>
          <table:table-cell table:style-name="ce6" table:formula="of:=['1-Zimmer-Wohnungen'.C15]/['1-Zimmer-Wohnungen'.$K15]-1" office:value-type="float" office:value="0.111111111111111" calcext:value-type="float">
            <text:p>0.111</text:p>
          </table:table-cell>
          <table:table-cell table:style-name="ce6" table:formula="of:=['1-Zimmer-Wohnungen'.D15]/['1-Zimmer-Wohnungen'.$K15]-1" office:value-type="float" office:value="0.0555555555555556" calcext:value-type="float">
            <text:p>0.056</text:p>
          </table:table-cell>
          <table:table-cell table:style-name="ce6" table:formula="of:=['1-Zimmer-Wohnungen'.E15]/['1-Zimmer-Wohnungen'.$K15]-1" office:value-type="float" office:value="0" calcext:value-type="float">
            <text:p>0.000</text:p>
          </table:table-cell>
          <table:table-cell table:style-name="ce6" table:formula="of:=['1-Zimmer-Wohnungen'.F15]/['1-Zimmer-Wohnungen'.$K15]-1" office:value-type="float" office:value="0.0555555555555556" calcext:value-type="float">
            <text:p>0.056</text:p>
          </table:table-cell>
          <table:table-cell table:style-name="ce6" table:formula="of:=['1-Zimmer-Wohnungen'.G15]/['1-Zimmer-Wohnungen'.$K15]-1" office:value-type="float" office:value="0.0555555555555556" calcext:value-type="float">
            <text:p>0.056</text:p>
          </table:table-cell>
          <table:table-cell table:style-name="ce6" table:formula="of:=['1-Zimmer-Wohnungen'.H15]/['1-Zimmer-Wohnungen'.$K15]-1" office:value-type="float" office:value="0.0555555555555556" calcext:value-type="float">
            <text:p>0.056</text:p>
          </table:table-cell>
          <table:table-cell table:style-name="ce6" table:formula="of:=['1-Zimmer-Wohnungen'.I15]/['1-Zimmer-Wohnungen'.$K15]-1" office:value-type="float" office:value="0.111111111111111" calcext:value-type="float">
            <text:p>0.111</text:p>
          </table:table-cell>
          <table:table-cell table:style-name="ce6" table:formula="of:=['1-Zimmer-Wohnungen'.J15]/['1-Zimmer-Wohnungen'.$K15]-1" office:value-type="float" office:value="0.0555555555555556" calcext:value-type="float">
            <text:p>0.056</text:p>
          </table:table-cell>
          <table:table-cell table:style-name="ce7" table:formula="of:=['1-Zimmer-Wohnungen'.K15]/['1-Zimmer-Wohnungen'.$K15]-1" office:value-type="float" office:value="0" calcext:value-type="float">
            <text:p>0.000</text:p>
          </table:table-cell>
          <table:table-cell table:style-name="ce6" table:formula="of:=['1-Zimmer-Wohnungen'.L15]/['1-Zimmer-Wohnungen'.$K15]-1" office:value-type="float" office:value="0" calcext:value-type="float">
            <text:p>0.000</text:p>
          </table:table-cell>
          <table:table-cell table:style-name="ce6" table:formula="of:=['1-Zimmer-Wohnungen'.M15]/['1-Zimmer-Wohnungen'.$K15]-1" office:value-type="float" office:value="0.0555555555555556" calcext:value-type="float">
            <text:p>0.056</text:p>
          </table:table-cell>
          <table:table-cell table:style-name="ce6" table:formula="of:=['1-Zimmer-Wohnungen'.N15]/['1-Zimmer-Wohnungen'.$K15]-1" office:value-type="float" office:value="0" calcext:value-type="float">
            <text:p>0.000</text:p>
          </table:table-cell>
          <table:table-cell table:style-name="ce6" table:formula="of:=['1-Zimmer-Wohnungen'.O15]/['1-Zimmer-Wohnungen'.$K15]-1" office:value-type="float" office:value="0" calcext:value-type="float">
            <text:p>0.000</text:p>
          </table:table-cell>
          <table:table-cell table:style-name="ce6" table:formula="of:=['1-Zimmer-Wohnungen'.P15]/['1-Zimmer-Wohnungen'.$K15]-1" office:value-type="float" office:value="-0.0555555555555556" calcext:value-type="float">
            <text:p>-0.056</text:p>
          </table:table-cell>
          <table:table-cell table:style-name="ce6" table:formula="of:=['1-Zimmer-Wohnungen'.Q15]/['1-Zimmer-Wohnungen'.$K15]-1" office:value-type="float" office:value="-0.0555555555555556" calcext:value-type="float">
            <text:p>-0.056</text:p>
          </table:table-cell>
          <table:table-cell table:style-name="ce6" table:formula="of:=['1-Zimmer-Wohnungen'.R15]/['1-Zimmer-Wohnungen'.$K15]-1" office:value-type="float" office:value="0" calcext:value-type="float">
            <text:p>0.000</text:p>
          </table:table-cell>
          <table:table-cell table:style-name="ce6" table:formula="of:=['1-Zimmer-Wohnungen'.S15]/['1-Zimmer-Wohnungen'.$K15]-1" office:value-type="float" office:value="-0.0555555555555556" calcext:value-type="float">
            <text:p>-0.056</text:p>
          </table:table-cell>
          <table:table-cell table:style-name="ce6" table:formula="of:=['1-Zimmer-Wohnungen'.T15]/['1-Zimmer-Wohnungen'.$K15]-1" office:value-type="float" office:value="-0.0555555555555556" calcext:value-type="float">
            <text:p>-0.056</text:p>
          </table:table-cell>
          <table:table-cell table:style-name="ce6" table:formula="of:=['1-Zimmer-Wohnungen'.U15]/['1-Zimmer-Wohnungen'.$K15]-1" office:value-type="float" office:value="0" calcext:value-type="float">
            <text:p>0.000</text:p>
          </table:table-cell>
          <table:table-cell table:style-name="ce8" table:formula="of:=['1-Zimmer-Wohnungen'.U15]/['1-Zimmer-Wohnungen'.$K15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1-Zimmer-Wohnungen'.B16]/['1-Zimmer-Wohnungen'.$K16]-1" office:value-type="float" office:value="0.263157894736842" calcext:value-type="float">
            <text:p>0.263</text:p>
          </table:table-cell>
          <table:table-cell table:style-name="ce6" table:formula="of:=['1-Zimmer-Wohnungen'.C16]/['1-Zimmer-Wohnungen'.$K16]-1" office:value-type="float" office:value="0.105263157894737" calcext:value-type="float">
            <text:p>0.105</text:p>
          </table:table-cell>
          <table:table-cell table:style-name="ce6" table:formula="of:=['1-Zimmer-Wohnungen'.D16]/['1-Zimmer-Wohnungen'.$K16]-1" office:value-type="float" office:value="0.105263157894737" calcext:value-type="float">
            <text:p>0.105</text:p>
          </table:table-cell>
          <table:table-cell table:style-name="ce6" table:formula="of:=['1-Zimmer-Wohnungen'.E16]/['1-Zimmer-Wohnungen'.$K16]-1" office:value-type="float" office:value="0" calcext:value-type="float">
            <text:p>0.000</text:p>
          </table:table-cell>
          <table:table-cell table:style-name="ce6" table:formula="of:=['1-Zimmer-Wohnungen'.F16]/['1-Zimmer-Wohnungen'.$K16]-1" office:value-type="float" office:value="0.0526315789473684" calcext:value-type="float">
            <text:p>0.053</text:p>
          </table:table-cell>
          <table:table-cell table:style-name="ce6" table:formula="of:=['1-Zimmer-Wohnungen'.G16]/['1-Zimmer-Wohnungen'.$K16]-1" office:value-type="float" office:value="0.0526315789473684" calcext:value-type="float">
            <text:p>0.053</text:p>
          </table:table-cell>
          <table:table-cell table:style-name="ce6" table:formula="of:=['1-Zimmer-Wohnungen'.H16]/['1-Zimmer-Wohnungen'.$K16]-1" office:value-type="float" office:value="0.105263157894737" calcext:value-type="float">
            <text:p>0.105</text:p>
          </table:table-cell>
          <table:table-cell table:style-name="ce6" table:formula="of:=['1-Zimmer-Wohnungen'.I16]/['1-Zimmer-Wohnungen'.$K16]-1" office:value-type="float" office:value="0.105263157894737" calcext:value-type="float">
            <text:p>0.105</text:p>
          </table:table-cell>
          <table:table-cell table:style-name="ce6" table:formula="of:=['1-Zimmer-Wohnungen'.J16]/['1-Zimmer-Wohnungen'.$K16]-1" office:value-type="float" office:value="0.0526315789473684" calcext:value-type="float">
            <text:p>0.053</text:p>
          </table:table-cell>
          <table:table-cell table:style-name="ce7" table:formula="of:=['1-Zimmer-Wohnungen'.K16]/['1-Zimmer-Wohnungen'.$K16]-1" office:value-type="float" office:value="0" calcext:value-type="float">
            <text:p>0.000</text:p>
          </table:table-cell>
          <table:table-cell table:style-name="ce6" table:formula="of:=['1-Zimmer-Wohnungen'.L16]/['1-Zimmer-Wohnungen'.$K16]-1" office:value-type="float" office:value="0" calcext:value-type="float">
            <text:p>0.000</text:p>
          </table:table-cell>
          <table:table-cell table:style-name="ce6" table:formula="of:=['1-Zimmer-Wohnungen'.M16]/['1-Zimmer-Wohnungen'.$K16]-1" office:value-type="float" office:value="0.0526315789473684" calcext:value-type="float">
            <text:p>0.053</text:p>
          </table:table-cell>
          <table:table-cell table:style-name="ce6" table:formula="of:=['1-Zimmer-Wohnungen'.N16]/['1-Zimmer-Wohnungen'.$K16]-1" office:value-type="float" office:value="0" calcext:value-type="float">
            <text:p>0.000</text:p>
          </table:table-cell>
          <table:table-cell table:style-name="ce6" table:formula="of:=['1-Zimmer-Wohnungen'.O16]/['1-Zimmer-Wohnungen'.$K16]-1" office:value-type="float" office:value="0" calcext:value-type="float">
            <text:p>0.000</text:p>
          </table:table-cell>
          <table:table-cell table:style-name="ce6" table:formula="of:=['1-Zimmer-Wohnungen'.P16]/['1-Zimmer-Wohnungen'.$K16]-1" office:value-type="float" office:value="-0.0526315789473685" calcext:value-type="float">
            <text:p>-0.053</text:p>
          </table:table-cell>
          <table:table-cell table:style-name="ce6" table:formula="of:=['1-Zimmer-Wohnungen'.Q16]/['1-Zimmer-Wohnungen'.$K16]-1" office:value-type="float" office:value="-0.0526315789473685" calcext:value-type="float">
            <text:p>-0.053</text:p>
          </table:table-cell>
          <table:table-cell table:style-name="ce6" table:formula="of:=['1-Zimmer-Wohnungen'.R16]/['1-Zimmer-Wohnungen'.$K16]-1" office:value-type="float" office:value="0" calcext:value-type="float">
            <text:p>0.000</text:p>
          </table:table-cell>
          <table:table-cell table:style-name="ce6" table:formula="of:=['1-Zimmer-Wohnungen'.S16]/['1-Zimmer-Wohnungen'.$K16]-1" office:value-type="float" office:value="-0.0526315789473685" calcext:value-type="float">
            <text:p>-0.053</text:p>
          </table:table-cell>
          <table:table-cell table:style-name="ce6" table:formula="of:=['1-Zimmer-Wohnungen'.T16]/['1-Zimmer-Wohnungen'.$K16]-1" office:value-type="float" office:value="-0.0526315789473685" calcext:value-type="float">
            <text:p>-0.053</text:p>
          </table:table-cell>
          <table:table-cell table:style-name="ce6" table:formula="of:=['1-Zimmer-Wohnungen'.U16]/['1-Zimmer-Wohnungen'.$K16]-1" office:value-type="float" office:value="0.0526315789473684" calcext:value-type="float">
            <text:p>0.053</text:p>
          </table:table-cell>
          <table:table-cell table:style-name="ce8" table:formula="of:=['1-Zimmer-Wohnungen'.U16]/['1-Zimmer-Wohnungen'.$K16]-1" office:value-type="float" office:value="0.0526315789473684" calcext:value-type="float">
            <text:p>0.05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61 - 197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1-Zimmer-Wohnungen'.B18]/['1-Zimmer-Wohnungen'.$K18]-1" office:value-type="float" office:value="0.315789473684211" calcext:value-type="float">
            <text:p>0.316</text:p>
          </table:table-cell>
          <table:table-cell table:style-name="ce6" table:formula="of:=['1-Zimmer-Wohnungen'.C18]/['1-Zimmer-Wohnungen'.$K18]-1" office:value-type="float" office:value="0.157894736842105" calcext:value-type="float">
            <text:p>0.158</text:p>
          </table:table-cell>
          <table:table-cell table:style-name="ce6" table:formula="of:=['1-Zimmer-Wohnungen'.D18]/['1-Zimmer-Wohnungen'.$K18]-1" office:value-type="float" office:value="0.105263157894737" calcext:value-type="float">
            <text:p>0.105</text:p>
          </table:table-cell>
          <table:table-cell table:style-name="ce6" table:formula="of:=['1-Zimmer-Wohnungen'.E18]/['1-Zimmer-Wohnungen'.$K18]-1" office:value-type="float" office:value="0" calcext:value-type="float">
            <text:p>0.000</text:p>
          </table:table-cell>
          <table:table-cell table:style-name="ce6" table:formula="of:=['1-Zimmer-Wohnungen'.F18]/['1-Zimmer-Wohnungen'.$K18]-1" office:value-type="float" office:value="0.105263157894737" calcext:value-type="float">
            <text:p>0.105</text:p>
          </table:table-cell>
          <table:table-cell table:style-name="ce6" table:formula="of:=['1-Zimmer-Wohnungen'.G18]/['1-Zimmer-Wohnungen'.$K18]-1" office:value-type="float" office:value="0.0526315789473684" calcext:value-type="float">
            <text:p>0.053</text:p>
          </table:table-cell>
          <table:table-cell table:style-name="ce6" table:formula="of:=['1-Zimmer-Wohnungen'.H18]/['1-Zimmer-Wohnungen'.$K18]-1" office:value-type="float" office:value="0.105263157894737" calcext:value-type="float">
            <text:p>0.105</text:p>
          </table:table-cell>
          <table:table-cell table:style-name="ce6" table:formula="of:=['1-Zimmer-Wohnungen'.I18]/['1-Zimmer-Wohnungen'.$K18]-1" office:value-type="float" office:value="0.105263157894737" calcext:value-type="float">
            <text:p>0.105</text:p>
          </table:table-cell>
          <table:table-cell table:style-name="ce6" table:formula="of:=['1-Zimmer-Wohnungen'.J18]/['1-Zimmer-Wohnungen'.$K18]-1" office:value-type="float" office:value="0.0526315789473684" calcext:value-type="float">
            <text:p>0.053</text:p>
          </table:table-cell>
          <table:table-cell table:style-name="ce7" table:formula="of:=['1-Zimmer-Wohnungen'.K18]/['1-Zimmer-Wohnungen'.$K18]-1" office:value-type="float" office:value="0" calcext:value-type="float">
            <text:p>0.000</text:p>
          </table:table-cell>
          <table:table-cell table:style-name="ce6" table:formula="of:=['1-Zimmer-Wohnungen'.L18]/['1-Zimmer-Wohnungen'.$K18]-1" office:value-type="float" office:value="0" calcext:value-type="float">
            <text:p>0.000</text:p>
          </table:table-cell>
          <table:table-cell table:style-name="ce6" table:formula="of:=['1-Zimmer-Wohnungen'.M18]/['1-Zimmer-Wohnungen'.$K18]-1" office:value-type="float" office:value="0.0526315789473684" calcext:value-type="float">
            <text:p>0.053</text:p>
          </table:table-cell>
          <table:table-cell table:style-name="ce6" table:formula="of:=['1-Zimmer-Wohnungen'.N18]/['1-Zimmer-Wohnungen'.$K18]-1" office:value-type="float" office:value="0" calcext:value-type="float">
            <text:p>0.000</text:p>
          </table:table-cell>
          <table:table-cell table:style-name="ce6" table:formula="of:=['1-Zimmer-Wohnungen'.O18]/['1-Zimmer-Wohnungen'.$K18]-1" office:value-type="float" office:value="0" calcext:value-type="float">
            <text:p>0.000</text:p>
          </table:table-cell>
          <table:table-cell table:style-name="ce6" table:formula="of:=['1-Zimmer-Wohnungen'.P18]/['1-Zimmer-Wohnungen'.$K18]-1" office:value-type="float" office:value="-0.0526315789473685" calcext:value-type="float">
            <text:p>-0.053</text:p>
          </table:table-cell>
          <table:table-cell table:style-name="ce6" table:formula="of:=['1-Zimmer-Wohnungen'.Q18]/['1-Zimmer-Wohnungen'.$K18]-1" office:value-type="float" office:value="-0.0526315789473685" calcext:value-type="float">
            <text:p>-0.053</text:p>
          </table:table-cell>
          <table:table-cell table:style-name="ce6" table:formula="of:=['1-Zimmer-Wohnungen'.R18]/['1-Zimmer-Wohnungen'.$K18]-1" office:value-type="float" office:value="0" calcext:value-type="float">
            <text:p>0.000</text:p>
          </table:table-cell>
          <table:table-cell table:style-name="ce6" table:formula="of:=['1-Zimmer-Wohnungen'.S18]/['1-Zimmer-Wohnungen'.$K18]-1" office:value-type="float" office:value="-0.0526315789473685" calcext:value-type="float">
            <text:p>-0.053</text:p>
          </table:table-cell>
          <table:table-cell table:style-name="ce6" table:formula="of:=['1-Zimmer-Wohnungen'.T18]/['1-Zimmer-Wohnungen'.$K18]-1" office:value-type="float" office:value="-0.0526315789473685" calcext:value-type="float">
            <text:p>-0.053</text:p>
          </table:table-cell>
          <table:table-cell table:style-name="ce6" table:formula="of:=['1-Zimmer-Wohnungen'.U18]/['1-Zimmer-Wohnungen'.$K18]-1" office:value-type="float" office:value="0.0526315789473684" calcext:value-type="float">
            <text:p>0.053</text:p>
          </table:table-cell>
          <table:table-cell table:style-name="ce8" table:formula="of:=['1-Zimmer-Wohnungen'.U18]/['1-Zimmer-Wohnungen'.$K18]-1" office:value-type="float" office:value="0.0526315789473684" calcext:value-type="float">
            <text:p>0.05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1-Zimmer-Wohnungen'.B19]/['1-Zimmer-Wohnungen'.$K19]-1" office:value-type="float" office:value="0.25" calcext:value-type="float">
            <text:p>0.250</text:p>
          </table:table-cell>
          <table:table-cell table:style-name="ce6" table:formula="of:=['1-Zimmer-Wohnungen'.C19]/['1-Zimmer-Wohnungen'.$K19]-1" office:value-type="float" office:value="0.1" calcext:value-type="float">
            <text:p>0.100</text:p>
          </table:table-cell>
          <table:table-cell table:style-name="ce6" table:formula="of:=['1-Zimmer-Wohnungen'.D19]/['1-Zimmer-Wohnungen'.$K19]-1" office:value-type="float" office:value="0.05" calcext:value-type="float">
            <text:p>0.050</text:p>
          </table:table-cell>
          <table:table-cell table:style-name="ce6" table:formula="of:=['1-Zimmer-Wohnungen'.E19]/['1-Zimmer-Wohnungen'.$K19]-1" office:value-type="float" office:value="0" calcext:value-type="float">
            <text:p>0.000</text:p>
          </table:table-cell>
          <table:table-cell table:style-name="ce6" table:formula="of:=['1-Zimmer-Wohnungen'.F19]/['1-Zimmer-Wohnungen'.$K19]-1" office:value-type="float" office:value="0.05" calcext:value-type="float">
            <text:p>0.050</text:p>
          </table:table-cell>
          <table:table-cell table:style-name="ce6" table:formula="of:=['1-Zimmer-Wohnungen'.G19]/['1-Zimmer-Wohnungen'.$K19]-1" office:value-type="float" office:value="0.05" calcext:value-type="float">
            <text:p>0.050</text:p>
          </table:table-cell>
          <table:table-cell table:style-name="ce6" table:formula="of:=['1-Zimmer-Wohnungen'.H19]/['1-Zimmer-Wohnungen'.$K19]-1" office:value-type="float" office:value="0.05" calcext:value-type="float">
            <text:p>0.050</text:p>
          </table:table-cell>
          <table:table-cell table:style-name="ce6" table:formula="of:=['1-Zimmer-Wohnungen'.I19]/['1-Zimmer-Wohnungen'.$K19]-1" office:value-type="float" office:value="0.05" calcext:value-type="float">
            <text:p>0.050</text:p>
          </table:table-cell>
          <table:table-cell table:style-name="ce6" table:formula="of:=['1-Zimmer-Wohnungen'.J19]/['1-Zimmer-Wohnungen'.$K19]-1" office:value-type="float" office:value="0.05" calcext:value-type="float">
            <text:p>0.050</text:p>
          </table:table-cell>
          <table:table-cell table:style-name="ce7" table:formula="of:=['1-Zimmer-Wohnungen'.K19]/['1-Zimmer-Wohnungen'.$K19]-1" office:value-type="float" office:value="0" calcext:value-type="float">
            <text:p>0.000</text:p>
          </table:table-cell>
          <table:table-cell table:style-name="ce6" table:formula="of:=['1-Zimmer-Wohnungen'.L19]/['1-Zimmer-Wohnungen'.$K19]-1" office:value-type="float" office:value="-0.05" calcext:value-type="float">
            <text:p>-0.050</text:p>
          </table:table-cell>
          <table:table-cell table:style-name="ce6" table:formula="of:=['1-Zimmer-Wohnungen'.M19]/['1-Zimmer-Wohnungen'.$K19]-1" office:value-type="float" office:value="0.05" calcext:value-type="float">
            <text:p>0.050</text:p>
          </table:table-cell>
          <table:table-cell table:style-name="ce6" table:formula="of:=['1-Zimmer-Wohnungen'.N19]/['1-Zimmer-Wohnungen'.$K19]-1" office:value-type="float" office:value="0" calcext:value-type="float">
            <text:p>0.000</text:p>
          </table:table-cell>
          <table:table-cell table:style-name="ce6" table:formula="of:=['1-Zimmer-Wohnungen'.O19]/['1-Zimmer-Wohnungen'.$K19]-1" office:value-type="float" office:value="0" calcext:value-type="float">
            <text:p>0.000</text:p>
          </table:table-cell>
          <table:table-cell table:style-name="ce6" table:formula="of:=['1-Zimmer-Wohnungen'.P19]/['1-Zimmer-Wohnungen'.$K19]-1" office:value-type="float" office:value="-0.1" calcext:value-type="float">
            <text:p>-0.100</text:p>
          </table:table-cell>
          <table:table-cell table:style-name="ce6" table:formula="of:=['1-Zimmer-Wohnungen'.Q19]/['1-Zimmer-Wohnungen'.$K19]-1" office:value-type="float" office:value="-0.05" calcext:value-type="float">
            <text:p>-0.050</text:p>
          </table:table-cell>
          <table:table-cell table:style-name="ce6" table:formula="of:=['1-Zimmer-Wohnungen'.R19]/['1-Zimmer-Wohnungen'.$K19]-1" office:value-type="float" office:value="-0.05" calcext:value-type="float">
            <text:p>-0.050</text:p>
          </table:table-cell>
          <table:table-cell table:style-name="ce6" table:formula="of:=['1-Zimmer-Wohnungen'.S19]/['1-Zimmer-Wohnungen'.$K19]-1" office:value-type="float" office:value="-0.1" calcext:value-type="float">
            <text:p>-0.100</text:p>
          </table:table-cell>
          <table:table-cell table:style-name="ce6" table:formula="of:=['1-Zimmer-Wohnungen'.T19]/['1-Zimmer-Wohnungen'.$K19]-1" office:value-type="float" office:value="-0.05" calcext:value-type="float">
            <text:p>-0.050</text:p>
          </table:table-cell>
          <table:table-cell table:style-name="ce6" table:formula="of:=['1-Zimmer-Wohnungen'.U19]/['1-Zimmer-Wohnungen'.$K19]-1" office:value-type="float" office:value="0" calcext:value-type="float">
            <text:p>0.000</text:p>
          </table:table-cell>
          <table:table-cell table:style-name="ce8" table:formula="of:=['1-Zimmer-Wohnungen'.U19]/['1-Zimmer-Wohnungen'.$K19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71 - 198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1-Zimmer-Wohnungen'.B21]/['1-Zimmer-Wohnungen'.$K21]-1" office:value-type="float" office:value="0.238095238095238" calcext:value-type="float">
            <text:p>0.238</text:p>
          </table:table-cell>
          <table:table-cell table:style-name="ce6" table:formula="of:=['1-Zimmer-Wohnungen'.C21]/['1-Zimmer-Wohnungen'.$K21]-1" office:value-type="float" office:value="0.0952380952380953" calcext:value-type="float">
            <text:p>0.095</text:p>
          </table:table-cell>
          <table:table-cell table:style-name="ce6" table:formula="of:=['1-Zimmer-Wohnungen'.D21]/['1-Zimmer-Wohnungen'.$K21]-1" office:value-type="float" office:value="0.0476190476190477" calcext:value-type="float">
            <text:p>0.048</text:p>
          </table:table-cell>
          <table:table-cell table:style-name="ce6" table:formula="of:=['1-Zimmer-Wohnungen'.E21]/['1-Zimmer-Wohnungen'.$K21]-1" office:value-type="float" office:value="-0.0476190476190477" calcext:value-type="float">
            <text:p>-0.048</text:p>
          </table:table-cell>
          <table:table-cell table:style-name="ce6" table:formula="of:=['1-Zimmer-Wohnungen'.F21]/['1-Zimmer-Wohnungen'.$K21]-1" office:value-type="float" office:value="0.0476190476190477" calcext:value-type="float">
            <text:p>0.048</text:p>
          </table:table-cell>
          <table:table-cell table:style-name="ce6" table:formula="of:=['1-Zimmer-Wohnungen'.G21]/['1-Zimmer-Wohnungen'.$K21]-1" office:value-type="float" office:value="0" calcext:value-type="float">
            <text:p>0.000</text:p>
          </table:table-cell>
          <table:table-cell table:style-name="ce6" table:formula="of:=['1-Zimmer-Wohnungen'.H21]/['1-Zimmer-Wohnungen'.$K21]-1" office:value-type="float" office:value="0.0476190476190477" calcext:value-type="float">
            <text:p>0.048</text:p>
          </table:table-cell>
          <table:table-cell table:style-name="ce6" table:formula="of:=['1-Zimmer-Wohnungen'.I21]/['1-Zimmer-Wohnungen'.$K21]-1" office:value-type="float" office:value="0.0476190476190477" calcext:value-type="float">
            <text:p>0.048</text:p>
          </table:table-cell>
          <table:table-cell table:style-name="ce6" table:formula="of:=['1-Zimmer-Wohnungen'.J21]/['1-Zimmer-Wohnungen'.$K21]-1" office:value-type="float" office:value="0" calcext:value-type="float">
            <text:p>0.000</text:p>
          </table:table-cell>
          <table:table-cell table:style-name="ce7" table:formula="of:=['1-Zimmer-Wohnungen'.K21]/['1-Zimmer-Wohnungen'.$K21]-1" office:value-type="float" office:value="0" calcext:value-type="float">
            <text:p>0.000</text:p>
          </table:table-cell>
          <table:table-cell table:style-name="ce6" table:formula="of:=['1-Zimmer-Wohnungen'.L21]/['1-Zimmer-Wohnungen'.$K21]-1" office:value-type="float" office:value="-0.0476190476190477" calcext:value-type="float">
            <text:p>-0.048</text:p>
          </table:table-cell>
          <table:table-cell table:style-name="ce6" table:formula="of:=['1-Zimmer-Wohnungen'.M21]/['1-Zimmer-Wohnungen'.$K21]-1" office:value-type="float" office:value="0" calcext:value-type="float">
            <text:p>0.000</text:p>
          </table:table-cell>
          <table:table-cell table:style-name="ce6" table:formula="of:=['1-Zimmer-Wohnungen'.N21]/['1-Zimmer-Wohnungen'.$K21]-1" office:value-type="float" office:value="-0.0476190476190477" calcext:value-type="float">
            <text:p>-0.048</text:p>
          </table:table-cell>
          <table:table-cell table:style-name="ce6" table:formula="of:=['1-Zimmer-Wohnungen'.O21]/['1-Zimmer-Wohnungen'.$K21]-1" office:value-type="float" office:value="-0.0476190476190477" calcext:value-type="float">
            <text:p>-0.048</text:p>
          </table:table-cell>
          <table:table-cell table:style-name="ce6" table:formula="of:=['1-Zimmer-Wohnungen'.P21]/['1-Zimmer-Wohnungen'.$K21]-1" office:value-type="float" office:value="-0.0952380952380952" calcext:value-type="float">
            <text:p>-0.095</text:p>
          </table:table-cell>
          <table:table-cell table:style-name="ce6" table:formula="of:=['1-Zimmer-Wohnungen'.Q21]/['1-Zimmer-Wohnungen'.$K21]-1" office:value-type="float" office:value="-0.0952380952380952" calcext:value-type="float">
            <text:p>-0.095</text:p>
          </table:table-cell>
          <table:table-cell table:style-name="ce6" table:formula="of:=['1-Zimmer-Wohnungen'.R21]/['1-Zimmer-Wohnungen'.$K21]-1" office:value-type="float" office:value="-0.0476190476190477" calcext:value-type="float">
            <text:p>-0.048</text:p>
          </table:table-cell>
          <table:table-cell table:style-name="ce6" table:formula="of:=['1-Zimmer-Wohnungen'.S21]/['1-Zimmer-Wohnungen'.$K21]-1" office:value-type="float" office:value="-0.0952380952380952" calcext:value-type="float">
            <text:p>-0.095</text:p>
          </table:table-cell>
          <table:table-cell table:style-name="ce6" table:formula="of:=['1-Zimmer-Wohnungen'.T21]/['1-Zimmer-Wohnungen'.$K21]-1" office:value-type="float" office:value="-0.0952380952380952" calcext:value-type="float">
            <text:p>-0.095</text:p>
          </table:table-cell>
          <table:table-cell table:style-name="ce6" table:formula="of:=['1-Zimmer-Wohnungen'.U21]/['1-Zimmer-Wohnungen'.$K21]-1" office:value-type="float" office:value="0" calcext:value-type="float">
            <text:p>0.000</text:p>
          </table:table-cell>
          <table:table-cell table:style-name="ce8" table:formula="of:=['1-Zimmer-Wohnungen'.U21]/['1-Zimmer-Wohnungen'.$K21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1-Zimmer-Wohnungen'.B22]/['1-Zimmer-Wohnungen'.$K22]-1" office:value-type="float" office:value="0.285714285714286" calcext:value-type="float">
            <text:p>0.286</text:p>
          </table:table-cell>
          <table:table-cell table:style-name="ce6" table:formula="of:=['1-Zimmer-Wohnungen'.C22]/['1-Zimmer-Wohnungen'.$K22]-1" office:value-type="float" office:value="0.142857142857143" calcext:value-type="float">
            <text:p>0.143</text:p>
          </table:table-cell>
          <table:table-cell table:style-name="ce6" table:formula="of:=['1-Zimmer-Wohnungen'.D22]/['1-Zimmer-Wohnungen'.$K22]-1" office:value-type="float" office:value="0.0952380952380953" calcext:value-type="float">
            <text:p>0.095</text:p>
          </table:table-cell>
          <table:table-cell table:style-name="ce6" table:formula="of:=['1-Zimmer-Wohnungen'.E22]/['1-Zimmer-Wohnungen'.$K22]-1" office:value-type="float" office:value="0" calcext:value-type="float">
            <text:p>0.000</text:p>
          </table:table-cell>
          <table:table-cell table:style-name="ce6" table:formula="of:=['1-Zimmer-Wohnungen'.F22]/['1-Zimmer-Wohnungen'.$K22]-1" office:value-type="float" office:value="0.0476190476190477" calcext:value-type="float">
            <text:p>0.048</text:p>
          </table:table-cell>
          <table:table-cell table:style-name="ce6" table:formula="of:=['1-Zimmer-Wohnungen'.G22]/['1-Zimmer-Wohnungen'.$K22]-1" office:value-type="float" office:value="0.0476190476190477" calcext:value-type="float">
            <text:p>0.048</text:p>
          </table:table-cell>
          <table:table-cell table:style-name="ce6" table:formula="of:=['1-Zimmer-Wohnungen'.H22]/['1-Zimmer-Wohnungen'.$K22]-1" office:value-type="float" office:value="0.0952380952380953" calcext:value-type="float">
            <text:p>0.095</text:p>
          </table:table-cell>
          <table:table-cell table:style-name="ce6" table:formula="of:=['1-Zimmer-Wohnungen'.I22]/['1-Zimmer-Wohnungen'.$K22]-1" office:value-type="float" office:value="0.0952380952380953" calcext:value-type="float">
            <text:p>0.095</text:p>
          </table:table-cell>
          <table:table-cell table:style-name="ce6" table:formula="of:=['1-Zimmer-Wohnungen'.J22]/['1-Zimmer-Wohnungen'.$K22]-1" office:value-type="float" office:value="0.0476190476190477" calcext:value-type="float">
            <text:p>0.048</text:p>
          </table:table-cell>
          <table:table-cell table:style-name="ce7" table:formula="of:=['1-Zimmer-Wohnungen'.K22]/['1-Zimmer-Wohnungen'.$K22]-1" office:value-type="float" office:value="0" calcext:value-type="float">
            <text:p>0.000</text:p>
          </table:table-cell>
          <table:table-cell table:style-name="ce6" table:formula="of:=['1-Zimmer-Wohnungen'.L22]/['1-Zimmer-Wohnungen'.$K22]-1" office:value-type="float" office:value="0" calcext:value-type="float">
            <text:p>0.000</text:p>
          </table:table-cell>
          <table:table-cell table:style-name="ce6" table:formula="of:=['1-Zimmer-Wohnungen'.M22]/['1-Zimmer-Wohnungen'.$K22]-1" office:value-type="float" office:value="0.0476190476190477" calcext:value-type="float">
            <text:p>0.048</text:p>
          </table:table-cell>
          <table:table-cell table:style-name="ce6" table:formula="of:=['1-Zimmer-Wohnungen'.N22]/['1-Zimmer-Wohnungen'.$K22]-1" office:value-type="float" office:value="0" calcext:value-type="float">
            <text:p>0.000</text:p>
          </table:table-cell>
          <table:table-cell table:style-name="ce6" table:formula="of:=['1-Zimmer-Wohnungen'.O22]/['1-Zimmer-Wohnungen'.$K22]-1" office:value-type="float" office:value="0" calcext:value-type="float">
            <text:p>0.000</text:p>
          </table:table-cell>
          <table:table-cell table:style-name="ce6" table:formula="of:=['1-Zimmer-Wohnungen'.P22]/['1-Zimmer-Wohnungen'.$K22]-1" office:value-type="float" office:value="-0.0476190476190477" calcext:value-type="float">
            <text:p>-0.048</text:p>
          </table:table-cell>
          <table:table-cell table:style-name="ce6" table:formula="of:=['1-Zimmer-Wohnungen'.Q22]/['1-Zimmer-Wohnungen'.$K22]-1" office:value-type="float" office:value="-0.0476190476190477" calcext:value-type="float">
            <text:p>-0.048</text:p>
          </table:table-cell>
          <table:table-cell table:style-name="ce6" table:formula="of:=['1-Zimmer-Wohnungen'.R22]/['1-Zimmer-Wohnungen'.$K22]-1" office:value-type="float" office:value="0" calcext:value-type="float">
            <text:p>0.000</text:p>
          </table:table-cell>
          <table:table-cell table:style-name="ce6" table:formula="of:=['1-Zimmer-Wohnungen'.S22]/['1-Zimmer-Wohnungen'.$K22]-1" office:value-type="float" office:value="-0.0952380952380952" calcext:value-type="float">
            <text:p>-0.095</text:p>
          </table:table-cell>
          <table:table-cell table:style-name="ce6" table:formula="of:=['1-Zimmer-Wohnungen'.T22]/['1-Zimmer-Wohnungen'.$K22]-1" office:value-type="float" office:value="-0.0476190476190477" calcext:value-type="float">
            <text:p>-0.048</text:p>
          </table:table-cell>
          <table:table-cell table:style-name="ce6" table:formula="of:=['1-Zimmer-Wohnungen'.U22]/['1-Zimmer-Wohnungen'.$K22]-1" office:value-type="float" office:value="0.0476190476190477" calcext:value-type="float">
            <text:p>0.048</text:p>
          </table:table-cell>
          <table:table-cell table:style-name="ce8" table:formula="of:=['1-Zimmer-Wohnungen'.U22]/['1-Zimmer-Wohnungen'.$K22]-1" office:value-type="float" office:value="0.0476190476190477" calcext:value-type="float">
            <text:p>0.04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81 - 199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</text:p>
          </table:table-cell>
          <table:table-cell table:style-name="ce6" table:formula="of:=['1-Zimmer-Wohnungen'.B24]/['1-Zimmer-Wohnungen'.$K24]-1" office:value-type="float" office:value="0.25" calcext:value-type="float">
            <text:p>0.250</text:p>
          </table:table-cell>
          <table:table-cell table:style-name="ce6" table:formula="of:=['1-Zimmer-Wohnungen'.C24]/['1-Zimmer-Wohnungen'.$K24]-1" office:value-type="float" office:value="0.125" calcext:value-type="float">
            <text:p>0.125</text:p>
          </table:table-cell>
          <table:table-cell table:style-name="ce6" table:formula="of:=['1-Zimmer-Wohnungen'.D24]/['1-Zimmer-Wohnungen'.$K24]-1" office:value-type="float" office:value="0.0416666666666667" calcext:value-type="float">
            <text:p>0.042</text:p>
          </table:table-cell>
          <table:table-cell table:style-name="ce6" table:formula="of:=['1-Zimmer-Wohnungen'.E24]/['1-Zimmer-Wohnungen'.$K24]-1" office:value-type="float" office:value="0" calcext:value-type="float">
            <text:p>0.000</text:p>
          </table:table-cell>
          <table:table-cell table:style-name="ce6" table:formula="of:=['1-Zimmer-Wohnungen'.F24]/['1-Zimmer-Wohnungen'.$K24]-1" office:value-type="float" office:value="0.0416666666666667" calcext:value-type="float">
            <text:p>0.042</text:p>
          </table:table-cell>
          <table:table-cell table:style-name="ce6" table:formula="of:=['1-Zimmer-Wohnungen'.G24]/['1-Zimmer-Wohnungen'.$K24]-1" office:value-type="float" office:value="0.0416666666666667" calcext:value-type="float">
            <text:p>0.042</text:p>
          </table:table-cell>
          <table:table-cell table:style-name="ce6" table:formula="of:=['1-Zimmer-Wohnungen'.H24]/['1-Zimmer-Wohnungen'.$K24]-1" office:value-type="float" office:value="0.0833333333333333" calcext:value-type="float">
            <text:p>0.083</text:p>
          </table:table-cell>
          <table:table-cell table:style-name="ce6" table:formula="of:=['1-Zimmer-Wohnungen'.I24]/['1-Zimmer-Wohnungen'.$K24]-1" office:value-type="float" office:value="0.0833333333333333" calcext:value-type="float">
            <text:p>0.083</text:p>
          </table:table-cell>
          <table:table-cell table:style-name="ce6" table:formula="of:=['1-Zimmer-Wohnungen'.J24]/['1-Zimmer-Wohnungen'.$K24]-1" office:value-type="float" office:value="0.0416666666666667" calcext:value-type="float">
            <text:p>0.042</text:p>
          </table:table-cell>
          <table:table-cell table:style-name="ce7" table:formula="of:=['1-Zimmer-Wohnungen'.K24]/['1-Zimmer-Wohnungen'.$K24]-1" office:value-type="float" office:value="0" calcext:value-type="float">
            <text:p>0.000</text:p>
          </table:table-cell>
          <table:table-cell table:style-name="ce6" table:formula="of:=['1-Zimmer-Wohnungen'.L24]/['1-Zimmer-Wohnungen'.$K24]-1" office:value-type="float" office:value="0" calcext:value-type="float">
            <text:p>0.000</text:p>
          </table:table-cell>
          <table:table-cell table:style-name="ce6" table:formula="of:=['1-Zimmer-Wohnungen'.M24]/['1-Zimmer-Wohnungen'.$K24]-1" office:value-type="float" office:value="0.0416666666666667" calcext:value-type="float">
            <text:p>0.042</text:p>
          </table:table-cell>
          <table:table-cell table:style-name="ce6" table:formula="of:=['1-Zimmer-Wohnungen'.N24]/['1-Zimmer-Wohnungen'.$K24]-1" office:value-type="float" office:value="0" calcext:value-type="float">
            <text:p>0.000</text:p>
          </table:table-cell>
          <table:table-cell table:style-name="ce6" table:formula="of:=['1-Zimmer-Wohnungen'.O24]/['1-Zimmer-Wohnungen'.$K24]-1" office:value-type="float" office:value="0" calcext:value-type="float">
            <text:p>0.000</text:p>
          </table:table-cell>
          <table:table-cell table:style-name="ce6" table:formula="of:=['1-Zimmer-Wohnungen'.P24]/['1-Zimmer-Wohnungen'.$K24]-1" office:value-type="float" office:value="-0.0833333333333334" calcext:value-type="float">
            <text:p>-0.083</text:p>
          </table:table-cell>
          <table:table-cell table:style-name="ce6" table:formula="of:=['1-Zimmer-Wohnungen'.Q24]/['1-Zimmer-Wohnungen'.$K24]-1" office:value-type="float" office:value="-0.0416666666666666" calcext:value-type="float">
            <text:p>-0.042</text:p>
          </table:table-cell>
          <table:table-cell table:style-name="ce6" table:formula="of:=['1-Zimmer-Wohnungen'.R24]/['1-Zimmer-Wohnungen'.$K24]-1" office:value-type="float" office:value="0" calcext:value-type="float">
            <text:p>0.000</text:p>
          </table:table-cell>
          <table:table-cell table:style-name="ce6" table:formula="of:=['1-Zimmer-Wohnungen'.S24]/['1-Zimmer-Wohnungen'.$K24]-1" office:value-type="float" office:value="-0.0833333333333334" calcext:value-type="float">
            <text:p>-0.083</text:p>
          </table:table-cell>
          <table:table-cell table:style-name="ce6" table:formula="of:=['1-Zimmer-Wohnungen'.T24]/['1-Zimmer-Wohnungen'.$K24]-1" office:value-type="float" office:value="-0.0833333333333334" calcext:value-type="float">
            <text:p>-0.083</text:p>
          </table:table-cell>
          <table:table-cell table:style-name="ce6" table:formula="of:=['1-Zimmer-Wohnungen'.U24]/['1-Zimmer-Wohnungen'.$K24]-1" office:value-type="float" office:value="0" calcext:value-type="float">
            <text:p>0.000</text:p>
          </table:table-cell>
          <table:table-cell table:style-name="ce8" table:formula="of:=['1-Zimmer-Wohnungen'.U24]/['1-Zimmer-Wohnungen'.$K24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</text:p>
          </table:table-cell>
          <table:table-cell table:style-name="ce6" table:formula="of:=['1-Zimmer-Wohnungen'.B25]/['1-Zimmer-Wohnungen'.$K25]-1" office:value-type="float" office:value="0.25" calcext:value-type="float">
            <text:p>0.250</text:p>
          </table:table-cell>
          <table:table-cell table:style-name="ce6" table:formula="of:=['1-Zimmer-Wohnungen'.C25]/['1-Zimmer-Wohnungen'.$K25]-1" office:value-type="float" office:value="0.125" calcext:value-type="float">
            <text:p>0.125</text:p>
          </table:table-cell>
          <table:table-cell table:style-name="ce6" table:formula="of:=['1-Zimmer-Wohnungen'.D25]/['1-Zimmer-Wohnungen'.$K25]-1" office:value-type="float" office:value="0.0833333333333333" calcext:value-type="float">
            <text:p>0.083</text:p>
          </table:table-cell>
          <table:table-cell table:style-name="ce6" table:formula="of:=['1-Zimmer-Wohnungen'.E25]/['1-Zimmer-Wohnungen'.$K25]-1" office:value-type="float" office:value="0" calcext:value-type="float">
            <text:p>0.000</text:p>
          </table:table-cell>
          <table:table-cell table:style-name="ce6" table:formula="of:=['1-Zimmer-Wohnungen'.F25]/['1-Zimmer-Wohnungen'.$K25]-1" office:value-type="float" office:value="0.0833333333333333" calcext:value-type="float">
            <text:p>0.083</text:p>
          </table:table-cell>
          <table:table-cell table:style-name="ce6" table:formula="of:=['1-Zimmer-Wohnungen'.G25]/['1-Zimmer-Wohnungen'.$K25]-1" office:value-type="float" office:value="0.0416666666666667" calcext:value-type="float">
            <text:p>0.042</text:p>
          </table:table-cell>
          <table:table-cell table:style-name="ce6" table:formula="of:=['1-Zimmer-Wohnungen'.H25]/['1-Zimmer-Wohnungen'.$K25]-1" office:value-type="float" office:value="0.0833333333333333" calcext:value-type="float">
            <text:p>0.083</text:p>
          </table:table-cell>
          <table:table-cell table:style-name="ce6" table:formula="of:=['1-Zimmer-Wohnungen'.I25]/['1-Zimmer-Wohnungen'.$K25]-1" office:value-type="float" office:value="0.0833333333333333" calcext:value-type="float">
            <text:p>0.083</text:p>
          </table:table-cell>
          <table:table-cell table:style-name="ce6" table:formula="of:=['1-Zimmer-Wohnungen'.J25]/['1-Zimmer-Wohnungen'.$K25]-1" office:value-type="float" office:value="0.0416666666666667" calcext:value-type="float">
            <text:p>0.042</text:p>
          </table:table-cell>
          <table:table-cell table:style-name="ce7" table:formula="of:=['1-Zimmer-Wohnungen'.K25]/['1-Zimmer-Wohnungen'.$K25]-1" office:value-type="float" office:value="0" calcext:value-type="float">
            <text:p>0.000</text:p>
          </table:table-cell>
          <table:table-cell table:style-name="ce6" table:formula="of:=['1-Zimmer-Wohnungen'.L25]/['1-Zimmer-Wohnungen'.$K25]-1" office:value-type="float" office:value="0" calcext:value-type="float">
            <text:p>0.000</text:p>
          </table:table-cell>
          <table:table-cell table:style-name="ce6" table:formula="of:=['1-Zimmer-Wohnungen'.M25]/['1-Zimmer-Wohnungen'.$K25]-1" office:value-type="float" office:value="0.0416666666666667" calcext:value-type="float">
            <text:p>0.042</text:p>
          </table:table-cell>
          <table:table-cell table:style-name="ce6" table:formula="of:=['1-Zimmer-Wohnungen'.N25]/['1-Zimmer-Wohnungen'.$K25]-1" office:value-type="float" office:value="0" calcext:value-type="float">
            <text:p>0.000</text:p>
          </table:table-cell>
          <table:table-cell table:style-name="ce6" table:formula="of:=['1-Zimmer-Wohnungen'.O25]/['1-Zimmer-Wohnungen'.$K25]-1" office:value-type="float" office:value="0" calcext:value-type="float">
            <text:p>0.000</text:p>
          </table:table-cell>
          <table:table-cell table:style-name="ce6" table:formula="of:=['1-Zimmer-Wohnungen'.P25]/['1-Zimmer-Wohnungen'.$K25]-1" office:value-type="float" office:value="-0.0833333333333334" calcext:value-type="float">
            <text:p>-0.083</text:p>
          </table:table-cell>
          <table:table-cell table:style-name="ce6" table:formula="of:=['1-Zimmer-Wohnungen'.Q25]/['1-Zimmer-Wohnungen'.$K25]-1" office:value-type="float" office:value="-0.0416666666666666" calcext:value-type="float">
            <text:p>-0.042</text:p>
          </table:table-cell>
          <table:table-cell table:style-name="ce6" table:formula="of:=['1-Zimmer-Wohnungen'.R25]/['1-Zimmer-Wohnungen'.$K25]-1" office:value-type="float" office:value="0" calcext:value-type="float">
            <text:p>0.000</text:p>
          </table:table-cell>
          <table:table-cell table:style-name="ce6" table:formula="of:=['1-Zimmer-Wohnungen'.S25]/['1-Zimmer-Wohnungen'.$K25]-1" office:value-type="float" office:value="-0.0833333333333334" calcext:value-type="float">
            <text:p>-0.083</text:p>
          </table:table-cell>
          <table:table-cell table:style-name="ce6" table:formula="of:=['1-Zimmer-Wohnungen'.T25]/['1-Zimmer-Wohnungen'.$K25]-1" office:value-type="float" office:value="-0.0416666666666666" calcext:value-type="float">
            <text:p>-0.042</text:p>
          </table:table-cell>
          <table:table-cell table:style-name="ce6" table:formula="of:=['1-Zimmer-Wohnungen'.U25]/['1-Zimmer-Wohnungen'.$K25]-1" office:value-type="float" office:value="0" calcext:value-type="float">
            <text:p>0.000</text:p>
          </table:table-cell>
          <table:table-cell table:style-name="ce8" table:formula="of:=['1-Zimmer-Wohnungen'.U25]/['1-Zimmer-Wohnungen'.$K25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91 - 200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</text:p>
          </table:table-cell>
          <table:table-cell table:style-name="ce6" table:formula="of:=['1-Zimmer-Wohnungen'.B27]/['1-Zimmer-Wohnungen'.$K27]-1" office:value-type="float" office:value="0.259259259259259" calcext:value-type="float">
            <text:p>0.259</text:p>
          </table:table-cell>
          <table:table-cell table:style-name="ce6" table:formula="of:=['1-Zimmer-Wohnungen'.C27]/['1-Zimmer-Wohnungen'.$K27]-1" office:value-type="float" office:value="0.111111111111111" calcext:value-type="float">
            <text:p>0.111</text:p>
          </table:table-cell>
          <table:table-cell table:style-name="ce6" table:formula="of:=['1-Zimmer-Wohnungen'.D27]/['1-Zimmer-Wohnungen'.$K27]-1" office:value-type="float" office:value="0.037037037037037" calcext:value-type="float">
            <text:p>0.037</text:p>
          </table:table-cell>
          <table:table-cell table:style-name="ce6" table:formula="of:=['1-Zimmer-Wohnungen'.E27]/['1-Zimmer-Wohnungen'.$K27]-1" office:value-type="float" office:value="0" calcext:value-type="float">
            <text:p>0.000</text:p>
          </table:table-cell>
          <table:table-cell table:style-name="ce6" table:formula="of:=['1-Zimmer-Wohnungen'.F27]/['1-Zimmer-Wohnungen'.$K27]-1" office:value-type="float" office:value="0.037037037037037" calcext:value-type="float">
            <text:p>0.037</text:p>
          </table:table-cell>
          <table:table-cell table:style-name="ce6" table:formula="of:=['1-Zimmer-Wohnungen'.G27]/['1-Zimmer-Wohnungen'.$K27]-1" office:value-type="float" office:value="0.037037037037037" calcext:value-type="float">
            <text:p>0.037</text:p>
          </table:table-cell>
          <table:table-cell table:style-name="ce6" table:formula="of:=['1-Zimmer-Wohnungen'.H27]/['1-Zimmer-Wohnungen'.$K27]-1" office:value-type="float" office:value="0.0740740740740742" calcext:value-type="float">
            <text:p>0.074</text:p>
          </table:table-cell>
          <table:table-cell table:style-name="ce6" table:formula="of:=['1-Zimmer-Wohnungen'.I27]/['1-Zimmer-Wohnungen'.$K27]-1" office:value-type="float" office:value="0.0740740740740742" calcext:value-type="float">
            <text:p>0.074</text:p>
          </table:table-cell>
          <table:table-cell table:style-name="ce6" table:formula="of:=['1-Zimmer-Wohnungen'.J27]/['1-Zimmer-Wohnungen'.$K27]-1" office:value-type="float" office:value="0.037037037037037" calcext:value-type="float">
            <text:p>0.037</text:p>
          </table:table-cell>
          <table:table-cell table:style-name="ce7" table:formula="of:=['1-Zimmer-Wohnungen'.K27]/['1-Zimmer-Wohnungen'.$K27]-1" office:value-type="float" office:value="0" calcext:value-type="float">
            <text:p>0.000</text:p>
          </table:table-cell>
          <table:table-cell table:style-name="ce6" table:formula="of:=['1-Zimmer-Wohnungen'.L27]/['1-Zimmer-Wohnungen'.$K27]-1" office:value-type="float" office:value="-0.0370370370370371" calcext:value-type="float">
            <text:p>-0.037</text:p>
          </table:table-cell>
          <table:table-cell table:style-name="ce6" table:formula="of:=['1-Zimmer-Wohnungen'.M27]/['1-Zimmer-Wohnungen'.$K27]-1" office:value-type="float" office:value="0.037037037037037" calcext:value-type="float">
            <text:p>0.037</text:p>
          </table:table-cell>
          <table:table-cell table:style-name="ce6" table:formula="of:=['1-Zimmer-Wohnungen'.N27]/['1-Zimmer-Wohnungen'.$K27]-1" office:value-type="float" office:value="0" calcext:value-type="float">
            <text:p>0.000</text:p>
          </table:table-cell>
          <table:table-cell table:style-name="ce6" table:formula="of:=['1-Zimmer-Wohnungen'.O27]/['1-Zimmer-Wohnungen'.$K27]-1" office:value-type="float" office:value="0" calcext:value-type="float">
            <text:p>0.000</text:p>
          </table:table-cell>
          <table:table-cell table:style-name="ce6" table:formula="of:=['1-Zimmer-Wohnungen'.P27]/['1-Zimmer-Wohnungen'.$K27]-1" office:value-type="float" office:value="-0.0740740740740741" calcext:value-type="float">
            <text:p>-0.074</text:p>
          </table:table-cell>
          <table:table-cell table:style-name="ce6" table:formula="of:=['1-Zimmer-Wohnungen'.Q27]/['1-Zimmer-Wohnungen'.$K27]-1" office:value-type="float" office:value="-0.0740740740740741" calcext:value-type="float">
            <text:p>-0.074</text:p>
          </table:table-cell>
          <table:table-cell table:style-name="ce6" table:formula="of:=['1-Zimmer-Wohnungen'.R27]/['1-Zimmer-Wohnungen'.$K27]-1" office:value-type="float" office:value="-0.0370370370370371" calcext:value-type="float">
            <text:p>-0.037</text:p>
          </table:table-cell>
          <table:table-cell table:style-name="ce6" table:formula="of:=['1-Zimmer-Wohnungen'.S27]/['1-Zimmer-Wohnungen'.$K27]-1" office:value-type="float" office:value="-0.0740740740740741" calcext:value-type="float">
            <text:p>-0.074</text:p>
          </table:table-cell>
          <table:table-cell table:style-name="ce6" table:formula="of:=['1-Zimmer-Wohnungen'.T27]/['1-Zimmer-Wohnungen'.$K27]-1" office:value-type="float" office:value="-0.0740740740740741" calcext:value-type="float">
            <text:p>-0.074</text:p>
          </table:table-cell>
          <table:table-cell table:style-name="ce6" table:formula="of:=['1-Zimmer-Wohnungen'.U27]/['1-Zimmer-Wohnungen'.$K27]-1" office:value-type="float" office:value="0" calcext:value-type="float">
            <text:p>0.000</text:p>
          </table:table-cell>
          <table:table-cell table:style-name="ce8" table:formula="of:=['1-Zimmer-Wohnungen'.U27]/['1-Zimmer-Wohnungen'.$K27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</text:p>
          </table:table-cell>
          <table:table-cell table:style-name="ce6" table:formula="of:=['1-Zimmer-Wohnungen'.B28]/['1-Zimmer-Wohnungen'.$K28]-1" office:value-type="float" office:value="0.259259259259259" calcext:value-type="float">
            <text:p>0.259</text:p>
          </table:table-cell>
          <table:table-cell table:style-name="ce6" table:formula="of:=['1-Zimmer-Wohnungen'.C28]/['1-Zimmer-Wohnungen'.$K28]-1" office:value-type="float" office:value="0.111111111111111" calcext:value-type="float">
            <text:p>0.111</text:p>
          </table:table-cell>
          <table:table-cell table:style-name="ce6" table:formula="of:=['1-Zimmer-Wohnungen'.D28]/['1-Zimmer-Wohnungen'.$K28]-1" office:value-type="float" office:value="0.0740740740740742" calcext:value-type="float">
            <text:p>0.074</text:p>
          </table:table-cell>
          <table:table-cell table:style-name="ce6" table:formula="of:=['1-Zimmer-Wohnungen'.E28]/['1-Zimmer-Wohnungen'.$K28]-1" office:value-type="float" office:value="0" calcext:value-type="float">
            <text:p>0.000</text:p>
          </table:table-cell>
          <table:table-cell table:style-name="ce6" table:formula="of:=['1-Zimmer-Wohnungen'.F28]/['1-Zimmer-Wohnungen'.$K28]-1" office:value-type="float" office:value="0.0740740740740742" calcext:value-type="float">
            <text:p>0.074</text:p>
          </table:table-cell>
          <table:table-cell table:style-name="ce6" table:formula="of:=['1-Zimmer-Wohnungen'.G28]/['1-Zimmer-Wohnungen'.$K28]-1" office:value-type="float" office:value="0.037037037037037" calcext:value-type="float">
            <text:p>0.037</text:p>
          </table:table-cell>
          <table:table-cell table:style-name="ce6" table:formula="of:=['1-Zimmer-Wohnungen'.H28]/['1-Zimmer-Wohnungen'.$K28]-1" office:value-type="float" office:value="0.0740740740740742" calcext:value-type="float">
            <text:p>0.074</text:p>
          </table:table-cell>
          <table:table-cell table:style-name="ce6" table:formula="of:=['1-Zimmer-Wohnungen'.I28]/['1-Zimmer-Wohnungen'.$K28]-1" office:value-type="float" office:value="0.0740740740740742" calcext:value-type="float">
            <text:p>0.074</text:p>
          </table:table-cell>
          <table:table-cell table:style-name="ce6" table:formula="of:=['1-Zimmer-Wohnungen'.J28]/['1-Zimmer-Wohnungen'.$K28]-1" office:value-type="float" office:value="0.037037037037037" calcext:value-type="float">
            <text:p>0.037</text:p>
          </table:table-cell>
          <table:table-cell table:style-name="ce7" table:formula="of:=['1-Zimmer-Wohnungen'.K28]/['1-Zimmer-Wohnungen'.$K28]-1" office:value-type="float" office:value="0" calcext:value-type="float">
            <text:p>0.000</text:p>
          </table:table-cell>
          <table:table-cell table:style-name="ce6" table:formula="of:=['1-Zimmer-Wohnungen'.L28]/['1-Zimmer-Wohnungen'.$K28]-1" office:value-type="float" office:value="0" calcext:value-type="float">
            <text:p>0.000</text:p>
          </table:table-cell>
          <table:table-cell table:style-name="ce6" table:formula="of:=['1-Zimmer-Wohnungen'.M28]/['1-Zimmer-Wohnungen'.$K28]-1" office:value-type="float" office:value="0.037037037037037" calcext:value-type="float">
            <text:p>0.037</text:p>
          </table:table-cell>
          <table:table-cell table:style-name="ce6" table:formula="of:=['1-Zimmer-Wohnungen'.N28]/['1-Zimmer-Wohnungen'.$K28]-1" office:value-type="float" office:value="0" calcext:value-type="float">
            <text:p>0.000</text:p>
          </table:table-cell>
          <table:table-cell table:style-name="ce6" table:formula="of:=['1-Zimmer-Wohnungen'.O28]/['1-Zimmer-Wohnungen'.$K28]-1" office:value-type="float" office:value="0" calcext:value-type="float">
            <text:p>0.000</text:p>
          </table:table-cell>
          <table:table-cell table:style-name="ce6" table:formula="of:=['1-Zimmer-Wohnungen'.P28]/['1-Zimmer-Wohnungen'.$K28]-1" office:value-type="float" office:value="-0.0740740740740741" calcext:value-type="float">
            <text:p>-0.074</text:p>
          </table:table-cell>
          <table:table-cell table:style-name="ce6" table:formula="of:=['1-Zimmer-Wohnungen'.Q28]/['1-Zimmer-Wohnungen'.$K28]-1" office:value-type="float" office:value="-0.0370370370370371" calcext:value-type="float">
            <text:p>-0.037</text:p>
          </table:table-cell>
          <table:table-cell table:style-name="ce6" table:formula="of:=['1-Zimmer-Wohnungen'.R28]/['1-Zimmer-Wohnungen'.$K28]-1" office:value-type="float" office:value="0" calcext:value-type="float">
            <text:p>0.000</text:p>
          </table:table-cell>
          <table:table-cell table:style-name="ce6" table:formula="of:=['1-Zimmer-Wohnungen'.S28]/['1-Zimmer-Wohnungen'.$K28]-1" office:value-type="float" office:value="-0.0740740740740741" calcext:value-type="float">
            <text:p>-0.074</text:p>
          </table:table-cell>
          <table:table-cell table:style-name="ce6" table:formula="of:=['1-Zimmer-Wohnungen'.T28]/['1-Zimmer-Wohnungen'.$K28]-1" office:value-type="float" office:value="-0.0740740740740741" calcext:value-type="float">
            <text:p>-0.074</text:p>
          </table:table-cell>
          <table:table-cell table:style-name="ce6" table:formula="of:=['1-Zimmer-Wohnungen'.U28]/['1-Zimmer-Wohnungen'.$K28]-1" office:value-type="float" office:value="0" calcext:value-type="float">
            <text:p>0.000</text:p>
          </table:table-cell>
          <table:table-cell table:style-name="ce8" table:formula="of:=['1-Zimmer-Wohnungen'.U28]/['1-Zimmer-Wohnungen'.$K28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/>
          <table:table-cell table:style-name="ce6" table:number-columns-repeated="11"/>
          <table:table-cell table:number-columns-repeated="101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-CSV" table:style-name="ta1">
        <office:forms form:automatic-focus="false" form:apply-design-mode="false"/>
        <table:table-column table:style-name="co23" table:default-cell-style-name="ce3"/>
        <table:table-column table:style-name="co24" table:default-cell-style-name="ce9"/>
        <table:table-column table:style-name="co25" table:number-columns-repeated="8" table:default-cell-style-name="ce2"/>
        <table:table-column table:style-name="co26" table:default-cell-style-name="ce2"/>
        <table:table-column table:style-name="co17" table:number-columns-repeated="999" table:default-cell-style-name="ce2"/>
        <table:table-column table:style-name="co17" table:number-columns-repeated="8" table:default-cell-style-name="ce3"/>
        <table:table-row table:style-name="ro3">
          <table:table-cell table:style-name="ce9" office:value-type="string" calcext:value-type="string">
            <text:p>Zustan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or 1900</text:p>
          </table:table-cell>
          <table:table-cell office:value-type="string" calcext:value-type="string">
            <text:p>1900 - 1920</text:p>
          </table:table-cell>
          <table:table-cell office:value-type="string" calcext:value-type="string">
            <text:p>1921 - 1946</text:p>
          </table:table-cell>
          <table:table-cell office:value-type="string" calcext:value-type="string">
            <text:p>1947 - 1960</text:p>
          </table:table-cell>
          <table:table-cell office:value-type="string" calcext:value-type="string">
            <text:p>1961 - 1970</text:p>
          </table:table-cell>
          <table:table-cell office:value-type="string" calcext:value-type="string">
            <text:p>1971 - 1980</text:p>
          </table:table-cell>
          <table:table-cell office:value-type="string" calcext:value-type="string">
            <text:p>1981 - 1990</text:p>
          </table:table-cell>
          <table:table-cell office:value-type="string" calcext:value-type="string">
            <text:p>1991 - 2000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7" calcext:value-type="float">
            <text:p>7</text:p>
          </table:table-cell>
          <table:table-cell table:style-name="ce10" table:formula="of:=['1-Zimmer-Wohnungen'.B$6]/['1-Zimmer-Wohnungen'.$K$6]-1" office:value-type="float" office:value="0.294117647058824" calcext:value-type="float">
            <text:p>0.2941</text:p>
          </table:table-cell>
          <table:table-cell table:style-name="ce10" table:formula="of:=['1-Zimmer-Wohnungen'.B$9]/['1-Zimmer-Wohnungen'.$K$9]-1" office:value-type="float" office:value="0.235294117647059" calcext:value-type="float">
            <text:p>0.2353</text:p>
          </table:table-cell>
          <table:table-cell table:style-name="ce10" table:formula="of:=['1-Zimmer-Wohnungen'.B$12]/['1-Zimmer-Wohnungen'.$K$12]-1" office:value-type="float" office:value="0.294117647058824" calcext:value-type="float">
            <text:p>0.2941</text:p>
          </table:table-cell>
          <table:table-cell table:style-name="ce10" table:formula="of:=['1-Zimmer-Wohnungen'.B$15]/['1-Zimmer-Wohnungen'.$K$15]-1" office:value-type="float" office:value="0.277777777777778" calcext:value-type="float">
            <text:p>0.2778</text:p>
          </table:table-cell>
          <table:table-cell table:style-name="ce10" table:formula="of:=['1-Zimmer-Wohnungen'.B$18]/['1-Zimmer-Wohnungen'.$K$18]-1" office:value-type="float" office:value="0.315789473684211" calcext:value-type="float">
            <text:p>0.3158</text:p>
          </table:table-cell>
          <table:table-cell table:style-name="ce10" table:formula="of:=['1-Zimmer-Wohnungen'.B$21]/['1-Zimmer-Wohnungen'.$K$21]-1" office:value-type="float" office:value="0.238095238095238" calcext:value-type="float">
            <text:p>0.2381</text:p>
          </table:table-cell>
          <table:table-cell table:style-name="ce10" table:formula="of:=['1-Zimmer-Wohnungen'.B$24]/['1-Zimmer-Wohnungen'.$K$24]-1" office:value-type="float" office:value="0.25" calcext:value-type="float">
            <text:p>0.2500</text:p>
          </table:table-cell>
          <table:table-cell table:style-name="ce10" table:formula="of:=['1-Zimmer-Wohnungen'.B$27]/['1-Zimmer-Wohnungen'.$K$27]-1" office:value-type="float" office:value="0.259259259259259" calcext:value-type="float">
            <text:p>0.2593</text:p>
          </table:table-cell>
          <table:table-cell table:style-name="Default"/>
          <table:table-cell table:style-name="ce8"/>
          <table:table-cell/>
          <table:table-cell table:style-name="Default" table:number-columns-repeated="35"/>
          <table:table-cell table:number-columns-repeated="970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6" calcext:value-type="float">
            <text:p>6</text:p>
          </table:table-cell>
          <table:table-cell table:style-name="ce10" table:formula="of:=['1-Zimmer-Wohnungen'.C$6]/['1-Zimmer-Wohnungen'.$K$6]-1" office:value-type="float" office:value="0.117647058823529" calcext:value-type="float">
            <text:p>0.1176</text:p>
          </table:table-cell>
          <table:table-cell table:style-name="ce10" table:formula="of:=['1-Zimmer-Wohnungen'.C$9]/['1-Zimmer-Wohnungen'.$K$9]-1" office:value-type="float" office:value="0.0588235294117647" calcext:value-type="float">
            <text:p>0.0588</text:p>
          </table:table-cell>
          <table:table-cell table:style-name="ce10" table:formula="of:=['1-Zimmer-Wohnungen'.C$12]/['1-Zimmer-Wohnungen'.$K$12]-1" office:value-type="float" office:value="0.117647058823529" calcext:value-type="float">
            <text:p>0.1176</text:p>
          </table:table-cell>
          <table:table-cell table:style-name="ce10" table:formula="of:=['1-Zimmer-Wohnungen'.C$15]/['1-Zimmer-Wohnungen'.$K$15]-1" office:value-type="float" office:value="0.111111111111111" calcext:value-type="float">
            <text:p>0.1111</text:p>
          </table:table-cell>
          <table:table-cell table:style-name="ce10" table:formula="of:=['1-Zimmer-Wohnungen'.C$18]/['1-Zimmer-Wohnungen'.$K$18]-1" office:value-type="float" office:value="0.157894736842105" calcext:value-type="float">
            <text:p>0.1579</text:p>
          </table:table-cell>
          <table:table-cell table:style-name="ce10" table:formula="of:=['1-Zimmer-Wohnungen'.C$21]/['1-Zimmer-Wohnungen'.$K$21]-1" office:value-type="float" office:value="0.0952380952380953" calcext:value-type="float">
            <text:p>0.0952</text:p>
          </table:table-cell>
          <table:table-cell table:style-name="ce10" table:formula="of:=['1-Zimmer-Wohnungen'.C$24]/['1-Zimmer-Wohnungen'.$K$24]-1" office:value-type="float" office:value="0.125" calcext:value-type="float">
            <text:p>0.1250</text:p>
          </table:table-cell>
          <table:table-cell table:style-name="ce10" table:formula="of:=['1-Zimmer-Wohnungen'.C$27]/['1-Zimmer-Wohnungen'.$K$27]-1" office:value-type="float" office:value="0.111111111111111" calcext:value-type="float">
            <text:p>0.1111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8" calcext:value-type="float">
            <text:p>8</text:p>
          </table:table-cell>
          <table:table-cell table:style-name="ce10" table:formula="of:=['1-Zimmer-Wohnungen'.D$6]/['1-Zimmer-Wohnungen'.$K$6]-1" office:value-type="float" office:value="0.0588235294117647" calcext:value-type="float">
            <text:p>0.0588</text:p>
          </table:table-cell>
          <table:table-cell table:style-name="ce10" table:formula="of:=['1-Zimmer-Wohnungen'.D$9]/['1-Zimmer-Wohnungen'.$K$9]-1" office:value-type="float" office:value="0.0588235294117647" calcext:value-type="float">
            <text:p>0.0588</text:p>
          </table:table-cell>
          <table:table-cell table:style-name="ce10" table:formula="of:=['1-Zimmer-Wohnungen'.D$12]/['1-Zimmer-Wohnungen'.$K$12]-1" office:value-type="float" office:value="0.0588235294117647" calcext:value-type="float">
            <text:p>0.0588</text:p>
          </table:table-cell>
          <table:table-cell table:style-name="ce10" table:formula="of:=['1-Zimmer-Wohnungen'.D$15]/['1-Zimmer-Wohnungen'.$K$15]-1" office:value-type="float" office:value="0.0555555555555556" calcext:value-type="float">
            <text:p>0.0556</text:p>
          </table:table-cell>
          <table:table-cell table:style-name="ce10" table:formula="of:=['1-Zimmer-Wohnungen'.D$18]/['1-Zimmer-Wohnungen'.$K$18]-1" office:value-type="float" office:value="0.105263157894737" calcext:value-type="float">
            <text:p>0.1053</text:p>
          </table:table-cell>
          <table:table-cell table:style-name="ce10" table:formula="of:=['1-Zimmer-Wohnungen'.D$21]/['1-Zimmer-Wohnungen'.$K$21]-1" office:value-type="float" office:value="0.0476190476190477" calcext:value-type="float">
            <text:p>0.0476</text:p>
          </table:table-cell>
          <table:table-cell table:style-name="ce10" table:formula="of:=['1-Zimmer-Wohnungen'.D$24]/['1-Zimmer-Wohnungen'.$K$24]-1" office:value-type="float" office:value="0.0416666666666667" calcext:value-type="float">
            <text:p>0.0417</text:p>
          </table:table-cell>
          <table:table-cell table:style-name="ce10" table:formula="of:=['1-Zimmer-Wohnungen'.D$27]/['1-Zimmer-Wohnungen'.$K$27]-1" office:value-type="float" office:value="0.037037037037037" calcext:value-type="float">
            <text:p>0.037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4" calcext:value-type="float">
            <text:p>4</text:p>
          </table:table-cell>
          <table:table-cell table:style-name="ce10" table:formula="of:=['1-Zimmer-Wohnungen'.E$6]/['1-Zimmer-Wohnungen'.$K$6]-1" office:value-type="float" office:value="0" calcext:value-type="float">
            <text:p>0.0000</text:p>
          </table:table-cell>
          <table:table-cell table:style-name="ce10" table:formula="of:=['1-Zimmer-Wohnungen'.E$9]/['1-Zimmer-Wohnungen'.$K$9]-1" office:value-type="float" office:value="0" calcext:value-type="float">
            <text:p>0.0000</text:p>
          </table:table-cell>
          <table:table-cell table:style-name="ce10" table:formula="of:=['1-Zimmer-Wohnungen'.E$12]/['1-Zimmer-Wohnungen'.$K$12]-1" office:value-type="float" office:value="0" calcext:value-type="float">
            <text:p>0.0000</text:p>
          </table:table-cell>
          <table:table-cell table:style-name="ce10" table:formula="of:=['1-Zimmer-Wohnungen'.E$15]/['1-Zimmer-Wohnungen'.$K$15]-1" office:value-type="float" office:value="0" calcext:value-type="float">
            <text:p>0.0000</text:p>
          </table:table-cell>
          <table:table-cell table:style-name="ce10" table:formula="of:=['1-Zimmer-Wohnungen'.E$18]/['1-Zimmer-Wohnungen'.$K$18]-1" office:value-type="float" office:value="0" calcext:value-type="float">
            <text:p>0.0000</text:p>
          </table:table-cell>
          <table:table-cell table:style-name="ce10" table:formula="of:=['1-Zimmer-Wohnungen'.E$21]/['1-Zimmer-Wohnungen'.$K$21]-1" office:value-type="float" office:value="-0.0476190476190477" calcext:value-type="float">
            <text:p>-0.0476</text:p>
          </table:table-cell>
          <table:table-cell table:style-name="ce10" table:formula="of:=['1-Zimmer-Wohnungen'.E$24]/['1-Zimmer-Wohnungen'.$K$24]-1" office:value-type="float" office:value="0" calcext:value-type="float">
            <text:p>0.0000</text:p>
          </table:table-cell>
          <table:table-cell table:style-name="ce10" table:formula="of:=['1-Zimmer-Wohnungen'.E$27]/['1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3" calcext:value-type="float">
            <text:p>3</text:p>
          </table:table-cell>
          <table:table-cell table:style-name="ce10" table:formula="of:=['1-Zimmer-Wohnungen'.F$6]/['1-Zimmer-Wohnungen'.$K$6]-1" office:value-type="float" office:value="0.0588235294117647" calcext:value-type="float">
            <text:p>0.0588</text:p>
          </table:table-cell>
          <table:table-cell table:style-name="ce10" table:formula="of:=['1-Zimmer-Wohnungen'.F$9]/['1-Zimmer-Wohnungen'.$K$9]-1" office:value-type="float" office:value="0.0588235294117647" calcext:value-type="float">
            <text:p>0.0588</text:p>
          </table:table-cell>
          <table:table-cell table:style-name="ce10" table:formula="of:=['1-Zimmer-Wohnungen'.F$12]/['1-Zimmer-Wohnungen'.$K$12]-1" office:value-type="float" office:value="0.0588235294117647" calcext:value-type="float">
            <text:p>0.0588</text:p>
          </table:table-cell>
          <table:table-cell table:style-name="ce10" table:formula="of:=['1-Zimmer-Wohnungen'.F$15]/['1-Zimmer-Wohnungen'.$K$15]-1" office:value-type="float" office:value="0.0555555555555556" calcext:value-type="float">
            <text:p>0.0556</text:p>
          </table:table-cell>
          <table:table-cell table:style-name="ce10" table:formula="of:=['1-Zimmer-Wohnungen'.F$18]/['1-Zimmer-Wohnungen'.$K$18]-1" office:value-type="float" office:value="0.105263157894737" calcext:value-type="float">
            <text:p>0.1053</text:p>
          </table:table-cell>
          <table:table-cell table:style-name="ce10" table:formula="of:=['1-Zimmer-Wohnungen'.F$21]/['1-Zimmer-Wohnungen'.$K$21]-1" office:value-type="float" office:value="0.0476190476190477" calcext:value-type="float">
            <text:p>0.0476</text:p>
          </table:table-cell>
          <table:table-cell table:style-name="ce10" table:formula="of:=['1-Zimmer-Wohnungen'.F$24]/['1-Zimmer-Wohnungen'.$K$24]-1" office:value-type="float" office:value="0.0416666666666667" calcext:value-type="float">
            <text:p>0.0417</text:p>
          </table:table-cell>
          <table:table-cell table:style-name="ce10" table:formula="of:=['1-Zimmer-Wohnungen'.F$27]/['1-Zimmer-Wohnungen'.$K$27]-1" office:value-type="float" office:value="0.037037037037037" calcext:value-type="float">
            <text:p>0.037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" calcext:value-type="float">
            <text:p>2</text:p>
          </table:table-cell>
          <table:table-cell table:style-name="ce10" table:formula="of:=['1-Zimmer-Wohnungen'.G$6]/['1-Zimmer-Wohnungen'.$K$6]-1" office:value-type="float" office:value="0.0588235294117647" calcext:value-type="float">
            <text:p>0.0588</text:p>
          </table:table-cell>
          <table:table-cell table:style-name="ce10" table:formula="of:=['1-Zimmer-Wohnungen'.G$9]/['1-Zimmer-Wohnungen'.$K$9]-1" office:value-type="float" office:value="0" calcext:value-type="float">
            <text:p>0.0000</text:p>
          </table:table-cell>
          <table:table-cell table:style-name="ce10" table:formula="of:=['1-Zimmer-Wohnungen'.G$12]/['1-Zimmer-Wohnungen'.$K$12]-1" office:value-type="float" office:value="0.0588235294117647" calcext:value-type="float">
            <text:p>0.0588</text:p>
          </table:table-cell>
          <table:table-cell table:style-name="ce10" table:formula="of:=['1-Zimmer-Wohnungen'.G$15]/['1-Zimmer-Wohnungen'.$K$15]-1" office:value-type="float" office:value="0.0555555555555556" calcext:value-type="float">
            <text:p>0.0556</text:p>
          </table:table-cell>
          <table:table-cell table:style-name="ce10" table:formula="of:=['1-Zimmer-Wohnungen'.G$18]/['1-Zimmer-Wohnungen'.$K$18]-1" office:value-type="float" office:value="0.0526315789473684" calcext:value-type="float">
            <text:p>0.0526</text:p>
          </table:table-cell>
          <table:table-cell table:style-name="ce10" table:formula="of:=['1-Zimmer-Wohnungen'.G$21]/['1-Zimmer-Wohnungen'.$K$21]-1" office:value-type="float" office:value="0" calcext:value-type="float">
            <text:p>0.0000</text:p>
          </table:table-cell>
          <table:table-cell table:style-name="ce10" table:formula="of:=['1-Zimmer-Wohnungen'.G$24]/['1-Zimmer-Wohnungen'.$K$24]-1" office:value-type="float" office:value="0.0416666666666667" calcext:value-type="float">
            <text:p>0.0417</text:p>
          </table:table-cell>
          <table:table-cell table:style-name="ce10" table:formula="of:=['1-Zimmer-Wohnungen'.G$27]/['1-Zimmer-Wohnungen'.$K$27]-1" office:value-type="float" office:value="0.037037037037037" calcext:value-type="float">
            <text:p>0.037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" calcext:value-type="float">
            <text:p>1</text:p>
          </table:table-cell>
          <table:table-cell table:style-name="ce10" table:formula="of:=['1-Zimmer-Wohnungen'.H$6]/['1-Zimmer-Wohnungen'.$K$6]-1" office:value-type="float" office:value="0.0588235294117647" calcext:value-type="float">
            <text:p>0.0588</text:p>
          </table:table-cell>
          <table:table-cell table:style-name="ce10" table:formula="of:=['1-Zimmer-Wohnungen'.H$9]/['1-Zimmer-Wohnungen'.$K$9]-1" office:value-type="float" office:value="0.0588235294117647" calcext:value-type="float">
            <text:p>0.0588</text:p>
          </table:table-cell>
          <table:table-cell table:style-name="ce10" table:formula="of:=['1-Zimmer-Wohnungen'.H$12]/['1-Zimmer-Wohnungen'.$K$12]-1" office:value-type="float" office:value="0.117647058823529" calcext:value-type="float">
            <text:p>0.1176</text:p>
          </table:table-cell>
          <table:table-cell table:style-name="ce10" table:formula="of:=['1-Zimmer-Wohnungen'.H$15]/['1-Zimmer-Wohnungen'.$K$15]-1" office:value-type="float" office:value="0.0555555555555556" calcext:value-type="float">
            <text:p>0.0556</text:p>
          </table:table-cell>
          <table:table-cell table:style-name="ce10" table:formula="of:=['1-Zimmer-Wohnungen'.H$18]/['1-Zimmer-Wohnungen'.$K$18]-1" office:value-type="float" office:value="0.105263157894737" calcext:value-type="float">
            <text:p>0.1053</text:p>
          </table:table-cell>
          <table:table-cell table:style-name="ce10" table:formula="of:=['1-Zimmer-Wohnungen'.H$21]/['1-Zimmer-Wohnungen'.$K$21]-1" office:value-type="float" office:value="0.0476190476190477" calcext:value-type="float">
            <text:p>0.0476</text:p>
          </table:table-cell>
          <table:table-cell table:style-name="ce10" table:formula="of:=['1-Zimmer-Wohnungen'.H$24]/['1-Zimmer-Wohnungen'.$K$24]-1" office:value-type="float" office:value="0.0833333333333333" calcext:value-type="float">
            <text:p>0.0833</text:p>
          </table:table-cell>
          <table:table-cell table:style-name="ce10" table:formula="of:=['1-Zimmer-Wohnungen'.H$27]/['1-Zimmer-Wohnungen'.$K$27]-1" office:value-type="float" office:value="0.0740740740740742" calcext:value-type="float">
            <text:p>0.0741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5" calcext:value-type="float">
            <text:p>5</text:p>
          </table:table-cell>
          <table:table-cell table:style-name="ce10" table:formula="of:=['1-Zimmer-Wohnungen'.I$6]/['1-Zimmer-Wohnungen'.$K$6]-1" office:value-type="float" office:value="0.0588235294117647" calcext:value-type="float">
            <text:p>0.0588</text:p>
          </table:table-cell>
          <table:table-cell table:style-name="ce10" table:formula="of:=['1-Zimmer-Wohnungen'.I$9]/['1-Zimmer-Wohnungen'.$K$9]-1" office:value-type="float" office:value="0.0588235294117647" calcext:value-type="float">
            <text:p>0.0588</text:p>
          </table:table-cell>
          <table:table-cell table:style-name="ce10" table:formula="of:=['1-Zimmer-Wohnungen'.I$12]/['1-Zimmer-Wohnungen'.$K$12]-1" office:value-type="float" office:value="0.117647058823529" calcext:value-type="float">
            <text:p>0.1176</text:p>
          </table:table-cell>
          <table:table-cell table:style-name="ce10" table:formula="of:=['1-Zimmer-Wohnungen'.I$15]/['1-Zimmer-Wohnungen'.$K$15]-1" office:value-type="float" office:value="0.111111111111111" calcext:value-type="float">
            <text:p>0.1111</text:p>
          </table:table-cell>
          <table:table-cell table:style-name="ce10" table:formula="of:=['1-Zimmer-Wohnungen'.I$18]/['1-Zimmer-Wohnungen'.$K$18]-1" office:value-type="float" office:value="0.105263157894737" calcext:value-type="float">
            <text:p>0.1053</text:p>
          </table:table-cell>
          <table:table-cell table:style-name="ce10" table:formula="of:=['1-Zimmer-Wohnungen'.I$21]/['1-Zimmer-Wohnungen'.$K$21]-1" office:value-type="float" office:value="0.0476190476190477" calcext:value-type="float">
            <text:p>0.0476</text:p>
          </table:table-cell>
          <table:table-cell table:style-name="ce10" table:formula="of:=['1-Zimmer-Wohnungen'.I$24]/['1-Zimmer-Wohnungen'.$K$24]-1" office:value-type="float" office:value="0.0833333333333333" calcext:value-type="float">
            <text:p>0.0833</text:p>
          </table:table-cell>
          <table:table-cell table:style-name="ce10" table:formula="of:=['1-Zimmer-Wohnungen'.I$27]/['1-Zimmer-Wohnungen'.$K$27]-1" office:value-type="float" office:value="0.0740740740740742" calcext:value-type="float">
            <text:p>0.0741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9" calcext:value-type="float">
            <text:p>9</text:p>
          </table:table-cell>
          <table:table-cell table:style-name="ce10" table:formula="of:=['1-Zimmer-Wohnungen'.J$6]/['1-Zimmer-Wohnungen'.$K$6]-1" office:value-type="float" office:value="0.0588235294117647" calcext:value-type="float">
            <text:p>0.0588</text:p>
          </table:table-cell>
          <table:table-cell table:style-name="ce10" table:formula="of:=['1-Zimmer-Wohnungen'.J$9]/['1-Zimmer-Wohnungen'.$K$9]-1" office:value-type="float" office:value="0" calcext:value-type="float">
            <text:p>0.0000</text:p>
          </table:table-cell>
          <table:table-cell table:style-name="ce10" table:formula="of:=['1-Zimmer-Wohnungen'.J$12]/['1-Zimmer-Wohnungen'.$K$12]-1" office:value-type="float" office:value="0.0588235294117647" calcext:value-type="float">
            <text:p>0.0588</text:p>
          </table:table-cell>
          <table:table-cell table:style-name="ce10" table:formula="of:=['1-Zimmer-Wohnungen'.J$15]/['1-Zimmer-Wohnungen'.$K$15]-1" office:value-type="float" office:value="0.0555555555555556" calcext:value-type="float">
            <text:p>0.0556</text:p>
          </table:table-cell>
          <table:table-cell table:style-name="ce10" table:formula="of:=['1-Zimmer-Wohnungen'.J$18]/['1-Zimmer-Wohnungen'.$K$18]-1" office:value-type="float" office:value="0.0526315789473684" calcext:value-type="float">
            <text:p>0.0526</text:p>
          </table:table-cell>
          <table:table-cell table:style-name="ce10" table:formula="of:=['1-Zimmer-Wohnungen'.J$21]/['1-Zimmer-Wohnungen'.$K$21]-1" office:value-type="float" office:value="0" calcext:value-type="float">
            <text:p>0.0000</text:p>
          </table:table-cell>
          <table:table-cell table:style-name="ce10" table:formula="of:=['1-Zimmer-Wohnungen'.J$24]/['1-Zimmer-Wohnungen'.$K$24]-1" office:value-type="float" office:value="0.0416666666666667" calcext:value-type="float">
            <text:p>0.0417</text:p>
          </table:table-cell>
          <table:table-cell table:style-name="ce10" table:formula="of:=['1-Zimmer-Wohnungen'.J$27]/['1-Zimmer-Wohnungen'.$K$27]-1" office:value-type="float" office:value="0.037037037037037" calcext:value-type="float">
            <text:p>0.037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0" calcext:value-type="float">
            <text:p>10</text:p>
          </table:table-cell>
          <table:table-cell table:style-name="ce10" table:formula="of:=['1-Zimmer-Wohnungen'.K$6]/['1-Zimmer-Wohnungen'.$K$6]-1" office:value-type="float" office:value="0" calcext:value-type="float">
            <text:p>0.0000</text:p>
          </table:table-cell>
          <table:table-cell table:style-name="ce10" table:formula="of:=['1-Zimmer-Wohnungen'.K$9]/['1-Zimmer-Wohnungen'.$K$9]-1" office:value-type="float" office:value="0" calcext:value-type="float">
            <text:p>0.0000</text:p>
          </table:table-cell>
          <table:table-cell table:style-name="ce10" table:formula="of:=['1-Zimmer-Wohnungen'.K$12]/['1-Zimmer-Wohnungen'.$K$12]-1" office:value-type="float" office:value="0" calcext:value-type="float">
            <text:p>0.0000</text:p>
          </table:table-cell>
          <table:table-cell table:style-name="ce10" table:formula="of:=['1-Zimmer-Wohnungen'.K$15]/['1-Zimmer-Wohnungen'.$K$15]-1" office:value-type="float" office:value="0" calcext:value-type="float">
            <text:p>0.0000</text:p>
          </table:table-cell>
          <table:table-cell table:style-name="ce10" table:formula="of:=['1-Zimmer-Wohnungen'.K$18]/['1-Zimmer-Wohnungen'.$K$18]-1" office:value-type="float" office:value="0" calcext:value-type="float">
            <text:p>0.0000</text:p>
          </table:table-cell>
          <table:table-cell table:style-name="ce10" table:formula="of:=['1-Zimmer-Wohnungen'.K$21]/['1-Zimmer-Wohnungen'.$K$21]-1" office:value-type="float" office:value="0" calcext:value-type="float">
            <text:p>0.0000</text:p>
          </table:table-cell>
          <table:table-cell table:style-name="ce10" table:formula="of:=['1-Zimmer-Wohnungen'.K$24]/['1-Zimmer-Wohnungen'.$K$24]-1" office:value-type="float" office:value="0" calcext:value-type="float">
            <text:p>0.0000</text:p>
          </table:table-cell>
          <table:table-cell table:style-name="ce10" table:formula="of:=['1-Zimmer-Wohnungen'.K$27]/['1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1" calcext:value-type="float">
            <text:p>11</text:p>
          </table:table-cell>
          <table:table-cell table:style-name="ce10" table:formula="of:=['1-Zimmer-Wohnungen'.L$6]/['1-Zimmer-Wohnungen'.$K$6]-1" office:value-type="float" office:value="0" calcext:value-type="float">
            <text:p>0.0000</text:p>
          </table:table-cell>
          <table:table-cell table:style-name="ce10" table:formula="of:=['1-Zimmer-Wohnungen'.L$9]/['1-Zimmer-Wohnungen'.$K$9]-1" office:value-type="float" office:value="-0.0588235294117647" calcext:value-type="float">
            <text:p>-0.0588</text:p>
          </table:table-cell>
          <table:table-cell table:style-name="ce10" table:formula="of:=['1-Zimmer-Wohnungen'.L$12]/['1-Zimmer-Wohnungen'.$K$12]-1" office:value-type="float" office:value="0" calcext:value-type="float">
            <text:p>0.0000</text:p>
          </table:table-cell>
          <table:table-cell table:style-name="ce10" table:formula="of:=['1-Zimmer-Wohnungen'.L$15]/['1-Zimmer-Wohnungen'.$K$15]-1" office:value-type="float" office:value="0" calcext:value-type="float">
            <text:p>0.0000</text:p>
          </table:table-cell>
          <table:table-cell table:style-name="ce10" table:formula="of:=['1-Zimmer-Wohnungen'.L$18]/['1-Zimmer-Wohnungen'.$K$18]-1" office:value-type="float" office:value="0" calcext:value-type="float">
            <text:p>0.0000</text:p>
          </table:table-cell>
          <table:table-cell table:style-name="ce10" table:formula="of:=['1-Zimmer-Wohnungen'.L$21]/['1-Zimmer-Wohnungen'.$K$21]-1" office:value-type="float" office:value="-0.0476190476190477" calcext:value-type="float">
            <text:p>-0.0476</text:p>
          </table:table-cell>
          <table:table-cell table:style-name="ce10" table:formula="of:=['1-Zimmer-Wohnungen'.L$24]/['1-Zimmer-Wohnungen'.$K$24]-1" office:value-type="float" office:value="0" calcext:value-type="float">
            <text:p>0.0000</text:p>
          </table:table-cell>
          <table:table-cell table:style-name="ce10" table:formula="of:=['1-Zimmer-Wohnungen'.L$27]/['1-Zimmer-Wohnungen'.$K$27]-1" office:value-type="float" office:value="-0.0370370370370371" calcext:value-type="float">
            <text:p>-0.037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2" calcext:value-type="float">
            <text:p>12</text:p>
          </table:table-cell>
          <table:table-cell table:style-name="ce10" table:formula="of:=['1-Zimmer-Wohnungen'.M$6]/['1-Zimmer-Wohnungen'.$K$6]-1" office:value-type="float" office:value="0.0588235294117647" calcext:value-type="float">
            <text:p>0.0588</text:p>
          </table:table-cell>
          <table:table-cell table:style-name="ce10" table:formula="of:=['1-Zimmer-Wohnungen'.M$9]/['1-Zimmer-Wohnungen'.$K$9]-1" office:value-type="float" office:value="0" calcext:value-type="float">
            <text:p>0.0000</text:p>
          </table:table-cell>
          <table:table-cell table:style-name="ce10" table:formula="of:=['1-Zimmer-Wohnungen'.M$12]/['1-Zimmer-Wohnungen'.$K$12]-1" office:value-type="float" office:value="0.0588235294117647" calcext:value-type="float">
            <text:p>0.0588</text:p>
          </table:table-cell>
          <table:table-cell table:style-name="ce10" table:formula="of:=['1-Zimmer-Wohnungen'.M$15]/['1-Zimmer-Wohnungen'.$K$15]-1" office:value-type="float" office:value="0.0555555555555556" calcext:value-type="float">
            <text:p>0.0556</text:p>
          </table:table-cell>
          <table:table-cell table:style-name="ce10" table:formula="of:=['1-Zimmer-Wohnungen'.M$18]/['1-Zimmer-Wohnungen'.$K$18]-1" office:value-type="float" office:value="0.0526315789473684" calcext:value-type="float">
            <text:p>0.0526</text:p>
          </table:table-cell>
          <table:table-cell table:style-name="ce10" table:formula="of:=['1-Zimmer-Wohnungen'.M$21]/['1-Zimmer-Wohnungen'.$K$21]-1" office:value-type="float" office:value="0" calcext:value-type="float">
            <text:p>0.0000</text:p>
          </table:table-cell>
          <table:table-cell table:style-name="ce10" table:formula="of:=['1-Zimmer-Wohnungen'.M$24]/['1-Zimmer-Wohnungen'.$K$24]-1" office:value-type="float" office:value="0.0416666666666667" calcext:value-type="float">
            <text:p>0.0417</text:p>
          </table:table-cell>
          <table:table-cell table:style-name="ce10" table:formula="of:=['1-Zimmer-Wohnungen'.M$27]/['1-Zimmer-Wohnungen'.$K$27]-1" office:value-type="float" office:value="0.037037037037037" calcext:value-type="float">
            <text:p>0.037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3" calcext:value-type="float">
            <text:p>13</text:p>
          </table:table-cell>
          <table:table-cell table:style-name="ce10" table:formula="of:=['1-Zimmer-Wohnungen'.N$6]/['1-Zimmer-Wohnungen'.$K$6]-1" office:value-type="float" office:value="0" calcext:value-type="float">
            <text:p>0.0000</text:p>
          </table:table-cell>
          <table:table-cell table:style-name="ce10" table:formula="of:=['1-Zimmer-Wohnungen'.N$9]/['1-Zimmer-Wohnungen'.$K$9]-1" office:value-type="float" office:value="0" calcext:value-type="float">
            <text:p>0.0000</text:p>
          </table:table-cell>
          <table:table-cell table:style-name="ce10" table:formula="of:=['1-Zimmer-Wohnungen'.N$12]/['1-Zimmer-Wohnungen'.$K$12]-1" office:value-type="float" office:value="0" calcext:value-type="float">
            <text:p>0.0000</text:p>
          </table:table-cell>
          <table:table-cell table:style-name="ce10" table:formula="of:=['1-Zimmer-Wohnungen'.N$15]/['1-Zimmer-Wohnungen'.$K$15]-1" office:value-type="float" office:value="0" calcext:value-type="float">
            <text:p>0.0000</text:p>
          </table:table-cell>
          <table:table-cell table:style-name="ce10" table:formula="of:=['1-Zimmer-Wohnungen'.N$18]/['1-Zimmer-Wohnungen'.$K$18]-1" office:value-type="float" office:value="0" calcext:value-type="float">
            <text:p>0.0000</text:p>
          </table:table-cell>
          <table:table-cell table:style-name="ce10" table:formula="of:=['1-Zimmer-Wohnungen'.N$21]/['1-Zimmer-Wohnungen'.$K$21]-1" office:value-type="float" office:value="-0.0476190476190477" calcext:value-type="float">
            <text:p>-0.0476</text:p>
          </table:table-cell>
          <table:table-cell table:style-name="ce10" table:formula="of:=['1-Zimmer-Wohnungen'.N$24]/['1-Zimmer-Wohnungen'.$K$24]-1" office:value-type="float" office:value="0" calcext:value-type="float">
            <text:p>0.0000</text:p>
          </table:table-cell>
          <table:table-cell table:style-name="ce10" table:formula="of:=['1-Zimmer-Wohnungen'.N$27]/['1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4" calcext:value-type="float">
            <text:p>14</text:p>
          </table:table-cell>
          <table:table-cell table:style-name="ce10" table:formula="of:=['1-Zimmer-Wohnungen'.O$6]/['1-Zimmer-Wohnungen'.$K$6]-1" office:value-type="float" office:value="0" calcext:value-type="float">
            <text:p>0.0000</text:p>
          </table:table-cell>
          <table:table-cell table:style-name="ce10" table:formula="of:=['1-Zimmer-Wohnungen'.O$9]/['1-Zimmer-Wohnungen'.$K$9]-1" office:value-type="float" office:value="0" calcext:value-type="float">
            <text:p>0.0000</text:p>
          </table:table-cell>
          <table:table-cell table:style-name="ce10" table:formula="of:=['1-Zimmer-Wohnungen'.O$12]/['1-Zimmer-Wohnungen'.$K$12]-1" office:value-type="float" office:value="0" calcext:value-type="float">
            <text:p>0.0000</text:p>
          </table:table-cell>
          <table:table-cell table:style-name="ce10" table:formula="of:=['1-Zimmer-Wohnungen'.O$15]/['1-Zimmer-Wohnungen'.$K$15]-1" office:value-type="float" office:value="0" calcext:value-type="float">
            <text:p>0.0000</text:p>
          </table:table-cell>
          <table:table-cell table:style-name="ce10" table:formula="of:=['1-Zimmer-Wohnungen'.O$18]/['1-Zimmer-Wohnungen'.$K$18]-1" office:value-type="float" office:value="0" calcext:value-type="float">
            <text:p>0.0000</text:p>
          </table:table-cell>
          <table:table-cell table:style-name="ce10" table:formula="of:=['1-Zimmer-Wohnungen'.O$21]/['1-Zimmer-Wohnungen'.$K$21]-1" office:value-type="float" office:value="-0.0476190476190477" calcext:value-type="float">
            <text:p>-0.0476</text:p>
          </table:table-cell>
          <table:table-cell table:style-name="ce10" table:formula="of:=['1-Zimmer-Wohnungen'.O$24]/['1-Zimmer-Wohnungen'.$K$24]-1" office:value-type="float" office:value="0" calcext:value-type="float">
            <text:p>0.0000</text:p>
          </table:table-cell>
          <table:table-cell table:style-name="ce10" table:formula="of:=['1-Zimmer-Wohnungen'.O$27]/['1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5" calcext:value-type="float">
            <text:p>15</text:p>
          </table:table-cell>
          <table:table-cell table:style-name="ce10" table:formula="of:=['1-Zimmer-Wohnungen'.P$6]/['1-Zimmer-Wohnungen'.$K$6]-1" office:value-type="float" office:value="-0.0588235294117647" calcext:value-type="float">
            <text:p>-0.0588</text:p>
          </table:table-cell>
          <table:table-cell table:style-name="ce10" table:formula="of:=['1-Zimmer-Wohnungen'.P$9]/['1-Zimmer-Wohnungen'.$K$9]-1" office:value-type="float" office:value="-0.117647058823529" calcext:value-type="float">
            <text:p>-0.1176</text:p>
          </table:table-cell>
          <table:table-cell table:style-name="ce10" table:formula="of:=['1-Zimmer-Wohnungen'.P$12]/['1-Zimmer-Wohnungen'.$K$12]-1" office:value-type="float" office:value="-0.0588235294117647" calcext:value-type="float">
            <text:p>-0.0588</text:p>
          </table:table-cell>
          <table:table-cell table:style-name="ce10" table:formula="of:=['1-Zimmer-Wohnungen'.P$15]/['1-Zimmer-Wohnungen'.$K$15]-1" office:value-type="float" office:value="-0.0555555555555556" calcext:value-type="float">
            <text:p>-0.0556</text:p>
          </table:table-cell>
          <table:table-cell table:style-name="ce10" table:formula="of:=['1-Zimmer-Wohnungen'.P$18]/['1-Zimmer-Wohnungen'.$K$18]-1" office:value-type="float" office:value="-0.0526315789473685" calcext:value-type="float">
            <text:p>-0.0526</text:p>
          </table:table-cell>
          <table:table-cell table:style-name="ce10" table:formula="of:=['1-Zimmer-Wohnungen'.P$21]/['1-Zimmer-Wohnungen'.$K$21]-1" office:value-type="float" office:value="-0.0952380952380952" calcext:value-type="float">
            <text:p>-0.0952</text:p>
          </table:table-cell>
          <table:table-cell table:style-name="ce10" table:formula="of:=['1-Zimmer-Wohnungen'.P$24]/['1-Zimmer-Wohnungen'.$K$24]-1" office:value-type="float" office:value="-0.0833333333333334" calcext:value-type="float">
            <text:p>-0.0833</text:p>
          </table:table-cell>
          <table:table-cell table:style-name="ce10" table:formula="of:=['1-Zimmer-Wohnungen'.P$27]/['1-Zimmer-Wohnungen'.$K$27]-1" office:value-type="float" office:value="-0.0740740740740741" calcext:value-type="float">
            <text:p>-0.0741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8" calcext:value-type="float">
            <text:p>18</text:p>
          </table:table-cell>
          <table:table-cell table:style-name="ce10" table:formula="of:=['1-Zimmer-Wohnungen'.Q$6]/['1-Zimmer-Wohnungen'.$K$6]-1" office:value-type="float" office:value="-0.0588235294117647" calcext:value-type="float">
            <text:p>-0.0588</text:p>
          </table:table-cell>
          <table:table-cell table:style-name="ce10" table:formula="of:=['1-Zimmer-Wohnungen'.Q$9]/['1-Zimmer-Wohnungen'.$K$9]-1" office:value-type="float" office:value="-0.0588235294117647" calcext:value-type="float">
            <text:p>-0.0588</text:p>
          </table:table-cell>
          <table:table-cell table:style-name="ce10" table:formula="of:=['1-Zimmer-Wohnungen'.Q$12]/['1-Zimmer-Wohnungen'.$K$12]-1" office:value-type="float" office:value="-0.0588235294117647" calcext:value-type="float">
            <text:p>-0.0588</text:p>
          </table:table-cell>
          <table:table-cell table:style-name="ce10" table:formula="of:=['1-Zimmer-Wohnungen'.Q$15]/['1-Zimmer-Wohnungen'.$K$15]-1" office:value-type="float" office:value="-0.0555555555555556" calcext:value-type="float">
            <text:p>-0.0556</text:p>
          </table:table-cell>
          <table:table-cell table:style-name="ce10" table:formula="of:=['1-Zimmer-Wohnungen'.Q$18]/['1-Zimmer-Wohnungen'.$K$18]-1" office:value-type="float" office:value="-0.0526315789473685" calcext:value-type="float">
            <text:p>-0.0526</text:p>
          </table:table-cell>
          <table:table-cell table:style-name="ce10" table:formula="of:=['1-Zimmer-Wohnungen'.Q$21]/['1-Zimmer-Wohnungen'.$K$21]-1" office:value-type="float" office:value="-0.0952380952380952" calcext:value-type="float">
            <text:p>-0.0952</text:p>
          </table:table-cell>
          <table:table-cell table:style-name="ce10" table:formula="of:=['1-Zimmer-Wohnungen'.Q$24]/['1-Zimmer-Wohnungen'.$K$24]-1" office:value-type="float" office:value="-0.0416666666666666" calcext:value-type="float">
            <text:p>-0.0417</text:p>
          </table:table-cell>
          <table:table-cell table:style-name="ce10" table:formula="of:=['1-Zimmer-Wohnungen'.Q$27]/['1-Zimmer-Wohnungen'.$K$27]-1" office:value-type="float" office:value="-0.0740740740740741" calcext:value-type="float">
            <text:p>-0.0741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9" calcext:value-type="float">
            <text:p>19</text:p>
          </table:table-cell>
          <table:table-cell table:style-name="ce10" table:formula="of:=['1-Zimmer-Wohnungen'.R$6]/['1-Zimmer-Wohnungen'.$K$6]-1" office:value-type="float" office:value="0" calcext:value-type="float">
            <text:p>0.0000</text:p>
          </table:table-cell>
          <table:table-cell table:style-name="ce10" table:formula="of:=['1-Zimmer-Wohnungen'.R$9]/['1-Zimmer-Wohnungen'.$K$9]-1" office:value-type="float" office:value="-0.0588235294117647" calcext:value-type="float">
            <text:p>-0.0588</text:p>
          </table:table-cell>
          <table:table-cell table:style-name="ce10" table:formula="of:=['1-Zimmer-Wohnungen'.R$12]/['1-Zimmer-Wohnungen'.$K$12]-1" office:value-type="float" office:value="0" calcext:value-type="float">
            <text:p>0.0000</text:p>
          </table:table-cell>
          <table:table-cell table:style-name="ce10" table:formula="of:=['1-Zimmer-Wohnungen'.R$15]/['1-Zimmer-Wohnungen'.$K$15]-1" office:value-type="float" office:value="0" calcext:value-type="float">
            <text:p>0.0000</text:p>
          </table:table-cell>
          <table:table-cell table:style-name="ce10" table:formula="of:=['1-Zimmer-Wohnungen'.R$18]/['1-Zimmer-Wohnungen'.$K$18]-1" office:value-type="float" office:value="0" calcext:value-type="float">
            <text:p>0.0000</text:p>
          </table:table-cell>
          <table:table-cell table:style-name="ce10" table:formula="of:=['1-Zimmer-Wohnungen'.R$21]/['1-Zimmer-Wohnungen'.$K$21]-1" office:value-type="float" office:value="-0.0476190476190477" calcext:value-type="float">
            <text:p>-0.0476</text:p>
          </table:table-cell>
          <table:table-cell table:style-name="ce10" table:formula="of:=['1-Zimmer-Wohnungen'.R$24]/['1-Zimmer-Wohnungen'.$K$24]-1" office:value-type="float" office:value="0" calcext:value-type="float">
            <text:p>0.0000</text:p>
          </table:table-cell>
          <table:table-cell table:style-name="ce10" table:formula="of:=['1-Zimmer-Wohnungen'.R$27]/['1-Zimmer-Wohnungen'.$K$27]-1" office:value-type="float" office:value="-0.0370370370370371" calcext:value-type="float">
            <text:p>-0.037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7" calcext:value-type="float">
            <text:p>17</text:p>
          </table:table-cell>
          <table:table-cell table:style-name="ce10" table:formula="of:=['1-Zimmer-Wohnungen'.S$6]/['1-Zimmer-Wohnungen'.$K$6]-1" office:value-type="float" office:value="-0.0588235294117647" calcext:value-type="float">
            <text:p>-0.0588</text:p>
          </table:table-cell>
          <table:table-cell table:style-name="ce10" table:formula="of:=['1-Zimmer-Wohnungen'.S$9]/['1-Zimmer-Wohnungen'.$K$9]-1" office:value-type="float" office:value="-0.117647058823529" calcext:value-type="float">
            <text:p>-0.1176</text:p>
          </table:table-cell>
          <table:table-cell table:style-name="ce10" table:formula="of:=['1-Zimmer-Wohnungen'.S$12]/['1-Zimmer-Wohnungen'.$K$12]-1" office:value-type="float" office:value="-0.0588235294117647" calcext:value-type="float">
            <text:p>-0.0588</text:p>
          </table:table-cell>
          <table:table-cell table:style-name="ce10" table:formula="of:=['1-Zimmer-Wohnungen'.S$15]/['1-Zimmer-Wohnungen'.$K$15]-1" office:value-type="float" office:value="-0.0555555555555556" calcext:value-type="float">
            <text:p>-0.0556</text:p>
          </table:table-cell>
          <table:table-cell table:style-name="ce10" table:formula="of:=['1-Zimmer-Wohnungen'.S$18]/['1-Zimmer-Wohnungen'.$K$18]-1" office:value-type="float" office:value="-0.0526315789473685" calcext:value-type="float">
            <text:p>-0.0526</text:p>
          </table:table-cell>
          <table:table-cell table:style-name="ce10" table:formula="of:=['1-Zimmer-Wohnungen'.S$21]/['1-Zimmer-Wohnungen'.$K$21]-1" office:value-type="float" office:value="-0.0952380952380952" calcext:value-type="float">
            <text:p>-0.0952</text:p>
          </table:table-cell>
          <table:table-cell table:style-name="ce10" table:formula="of:=['1-Zimmer-Wohnungen'.S$24]/['1-Zimmer-Wohnungen'.$K$24]-1" office:value-type="float" office:value="-0.0833333333333334" calcext:value-type="float">
            <text:p>-0.0833</text:p>
          </table:table-cell>
          <table:table-cell table:style-name="ce10" table:formula="of:=['1-Zimmer-Wohnungen'.S$27]/['1-Zimmer-Wohnungen'.$K$27]-1" office:value-type="float" office:value="-0.0740740740740741" calcext:value-type="float">
            <text:p>-0.0741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6" calcext:value-type="float">
            <text:p>16</text:p>
          </table:table-cell>
          <table:table-cell table:style-name="ce10" table:formula="of:=['1-Zimmer-Wohnungen'.T$6]/['1-Zimmer-Wohnungen'.$K$6]-1" office:value-type="float" office:value="-0.0588235294117647" calcext:value-type="float">
            <text:p>-0.0588</text:p>
          </table:table-cell>
          <table:table-cell table:style-name="ce10" table:formula="of:=['1-Zimmer-Wohnungen'.T$9]/['1-Zimmer-Wohnungen'.$K$9]-1" office:value-type="float" office:value="-0.0588235294117647" calcext:value-type="float">
            <text:p>-0.0588</text:p>
          </table:table-cell>
          <table:table-cell table:style-name="ce10" table:formula="of:=['1-Zimmer-Wohnungen'.T$12]/['1-Zimmer-Wohnungen'.$K$12]-1" office:value-type="float" office:value="-0.0588235294117647" calcext:value-type="float">
            <text:p>-0.0588</text:p>
          </table:table-cell>
          <table:table-cell table:style-name="ce10" table:formula="of:=['1-Zimmer-Wohnungen'.T$15]/['1-Zimmer-Wohnungen'.$K$15]-1" office:value-type="float" office:value="-0.0555555555555556" calcext:value-type="float">
            <text:p>-0.0556</text:p>
          </table:table-cell>
          <table:table-cell table:style-name="ce10" table:formula="of:=['1-Zimmer-Wohnungen'.T$18]/['1-Zimmer-Wohnungen'.$K$18]-1" office:value-type="float" office:value="-0.0526315789473685" calcext:value-type="float">
            <text:p>-0.0526</text:p>
          </table:table-cell>
          <table:table-cell table:style-name="ce10" table:formula="of:=['1-Zimmer-Wohnungen'.T$21]/['1-Zimmer-Wohnungen'.$K$21]-1" office:value-type="float" office:value="-0.0952380952380952" calcext:value-type="float">
            <text:p>-0.0952</text:p>
          </table:table-cell>
          <table:table-cell table:style-name="ce10" table:formula="of:=['1-Zimmer-Wohnungen'.T$24]/['1-Zimmer-Wohnungen'.$K$24]-1" office:value-type="float" office:value="-0.0833333333333334" calcext:value-type="float">
            <text:p>-0.0833</text:p>
          </table:table-cell>
          <table:table-cell table:style-name="ce10" table:formula="of:=['1-Zimmer-Wohnungen'.T$27]/['1-Zimmer-Wohnungen'.$K$27]-1" office:value-type="float" office:value="-0.0740740740740741" calcext:value-type="float">
            <text:p>-0.0741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0" calcext:value-type="float">
            <text:p>20</text:p>
          </table:table-cell>
          <table:table-cell table:style-name="ce10" table:formula="of:=['1-Zimmer-Wohnungen'.U$6]/['1-Zimmer-Wohnungen'.$K$6]-1" office:value-type="float" office:value="0" calcext:value-type="float">
            <text:p>0.0000</text:p>
          </table:table-cell>
          <table:table-cell table:style-name="ce10" table:formula="of:=['1-Zimmer-Wohnungen'.U$9]/['1-Zimmer-Wohnungen'.$K$9]-1" office:value-type="float" office:value="0" calcext:value-type="float">
            <text:p>0.0000</text:p>
          </table:table-cell>
          <table:table-cell table:style-name="ce10" table:formula="of:=['1-Zimmer-Wohnungen'.U$12]/['1-Zimmer-Wohnungen'.$K$12]-1" office:value-type="float" office:value="0.0588235294117647" calcext:value-type="float">
            <text:p>0.0588</text:p>
          </table:table-cell>
          <table:table-cell table:style-name="ce10" table:formula="of:=['1-Zimmer-Wohnungen'.U$15]/['1-Zimmer-Wohnungen'.$K$15]-1" office:value-type="float" office:value="0" calcext:value-type="float">
            <text:p>0.0000</text:p>
          </table:table-cell>
          <table:table-cell table:style-name="ce10" table:formula="of:=['1-Zimmer-Wohnungen'.U$18]/['1-Zimmer-Wohnungen'.$K$18]-1" office:value-type="float" office:value="0.0526315789473684" calcext:value-type="float">
            <text:p>0.0526</text:p>
          </table:table-cell>
          <table:table-cell table:style-name="ce10" table:formula="of:=['1-Zimmer-Wohnungen'.U$21]/['1-Zimmer-Wohnungen'.$K$21]-1" office:value-type="float" office:value="0" calcext:value-type="float">
            <text:p>0.0000</text:p>
          </table:table-cell>
          <table:table-cell table:style-name="ce10" table:formula="of:=['1-Zimmer-Wohnungen'.U$24]/['1-Zimmer-Wohnungen'.$K$24]-1" office:value-type="float" office:value="0" calcext:value-type="float">
            <text:p>0.0000</text:p>
          </table:table-cell>
          <table:table-cell table:style-name="ce10" table:formula="of:=['1-Zimmer-Wohnungen'.U$27]/['1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1" calcext:value-type="float">
            <text:p>21</text:p>
          </table:table-cell>
          <table:table-cell table:style-name="ce10" table:formula="of:=['1-Zimmer-Wohnungen'.U$6]/['1-Zimmer-Wohnungen'.$K$6]-1" office:value-type="float" office:value="0" calcext:value-type="float">
            <text:p>0.0000</text:p>
          </table:table-cell>
          <table:table-cell table:style-name="ce10" table:formula="of:=['1-Zimmer-Wohnungen'.U$9]/['1-Zimmer-Wohnungen'.$K$9]-1" office:value-type="float" office:value="0" calcext:value-type="float">
            <text:p>0.0000</text:p>
          </table:table-cell>
          <table:table-cell table:style-name="ce10" table:formula="of:=['1-Zimmer-Wohnungen'.U$12]/['1-Zimmer-Wohnungen'.$K$12]-1" office:value-type="float" office:value="0.0588235294117647" calcext:value-type="float">
            <text:p>0.0588</text:p>
          </table:table-cell>
          <table:table-cell table:style-name="ce10" table:formula="of:=['1-Zimmer-Wohnungen'.U$15]/['1-Zimmer-Wohnungen'.$K$15]-1" office:value-type="float" office:value="0" calcext:value-type="float">
            <text:p>0.0000</text:p>
          </table:table-cell>
          <table:table-cell table:style-name="ce10" table:formula="of:=['1-Zimmer-Wohnungen'.U$18]/['1-Zimmer-Wohnungen'.$K$18]-1" office:value-type="float" office:value="0.0526315789473684" calcext:value-type="float">
            <text:p>0.0526</text:p>
          </table:table-cell>
          <table:table-cell table:style-name="ce10" table:formula="of:=['1-Zimmer-Wohnungen'.U$21]/['1-Zimmer-Wohnungen'.$K$21]-1" office:value-type="float" office:value="0" calcext:value-type="float">
            <text:p>0.0000</text:p>
          </table:table-cell>
          <table:table-cell table:style-name="ce10" table:formula="of:=['1-Zimmer-Wohnungen'.U$24]/['1-Zimmer-Wohnungen'.$K$24]-1" office:value-type="float" office:value="0" calcext:value-type="float">
            <text:p>0.0000</text:p>
          </table:table-cell>
          <table:table-cell table:style-name="ce10" table:formula="of:=['1-Zimmer-Wohnungen'.U$27]/['1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7" calcext:value-type="float">
            <text:p>7</text:p>
          </table:table-cell>
          <table:table-cell table:style-name="ce10" table:formula="of:=['1-Zimmer-Wohnungen'.B$7]/['1-Zimmer-Wohnungen'.$K$7]-1" office:value-type="float" office:value="0.238095238095238" calcext:value-type="float">
            <text:p>0.2381</text:p>
          </table:table-cell>
          <table:table-cell table:style-name="ce10" table:formula="of:=['1-Zimmer-Wohnungen'.B$10]/['1-Zimmer-Wohnungen'.$K$10]-1" office:value-type="float" office:value="0.25" calcext:value-type="float">
            <text:p>0.2500</text:p>
          </table:table-cell>
          <table:table-cell table:style-name="ce10" table:formula="of:=['1-Zimmer-Wohnungen'.B$13]/['1-Zimmer-Wohnungen'.$K$13]-1" office:value-type="float" office:value="0.25" calcext:value-type="float">
            <text:p>0.2500</text:p>
          </table:table-cell>
          <table:table-cell table:style-name="ce10" table:formula="of:=['1-Zimmer-Wohnungen'.B$16]/['1-Zimmer-Wohnungen'.$K$16]-1" office:value-type="float" office:value="0.263157894736842" calcext:value-type="float">
            <text:p>0.2632</text:p>
          </table:table-cell>
          <table:table-cell table:style-name="ce10" table:formula="of:=['1-Zimmer-Wohnungen'.B$19]/['1-Zimmer-Wohnungen'.$K$19]-1" office:value-type="float" office:value="0.25" calcext:value-type="float">
            <text:p>0.2500</text:p>
          </table:table-cell>
          <table:table-cell table:style-name="ce10" table:formula="of:=['1-Zimmer-Wohnungen'.B$22]/['1-Zimmer-Wohnungen'.$K$22]-1" office:value-type="float" office:value="0.285714285714286" calcext:value-type="float">
            <text:p>0.2857</text:p>
          </table:table-cell>
          <table:table-cell table:style-name="ce10" table:formula="of:=['1-Zimmer-Wohnungen'.B$25]/['1-Zimmer-Wohnungen'.$K$25]-1" office:value-type="float" office:value="0.25" calcext:value-type="float">
            <text:p>0.2500</text:p>
          </table:table-cell>
          <table:table-cell table:style-name="ce10" table:formula="of:=['1-Zimmer-Wohnungen'.B$28]/['1-Zimmer-Wohnungen'.$K$28]-1" office:value-type="float" office:value="0.259259259259259" calcext:value-type="float">
            <text:p>0.2593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6" calcext:value-type="float">
            <text:p>6</text:p>
          </table:table-cell>
          <table:table-cell table:style-name="ce10" table:formula="of:=['1-Zimmer-Wohnungen'.C$7]/['1-Zimmer-Wohnungen'.$K$7]-1" office:value-type="float" office:value="0.0952380952380953" calcext:value-type="float">
            <text:p>0.0952</text:p>
          </table:table-cell>
          <table:table-cell table:style-name="ce10" table:formula="of:=['1-Zimmer-Wohnungen'.C$10]/['1-Zimmer-Wohnungen'.$K$10]-1" office:value-type="float" office:value="0.1" calcext:value-type="float">
            <text:p>0.1000</text:p>
          </table:table-cell>
          <table:table-cell table:style-name="ce10" table:formula="of:=['1-Zimmer-Wohnungen'.C$13]/['1-Zimmer-Wohnungen'.$K$13]-1" office:value-type="float" office:value="0.1" calcext:value-type="float">
            <text:p>0.1000</text:p>
          </table:table-cell>
          <table:table-cell table:style-name="ce10" table:formula="of:=['1-Zimmer-Wohnungen'.C$16]/['1-Zimmer-Wohnungen'.$K$16]-1" office:value-type="float" office:value="0.105263157894737" calcext:value-type="float">
            <text:p>0.1053</text:p>
          </table:table-cell>
          <table:table-cell table:style-name="ce10" table:formula="of:=['1-Zimmer-Wohnungen'.C$19]/['1-Zimmer-Wohnungen'.$K$19]-1" office:value-type="float" office:value="0.1" calcext:value-type="float">
            <text:p>0.1000</text:p>
          </table:table-cell>
          <table:table-cell table:style-name="ce10" table:formula="of:=['1-Zimmer-Wohnungen'.C$22]/['1-Zimmer-Wohnungen'.$K$22]-1" office:value-type="float" office:value="0.142857142857143" calcext:value-type="float">
            <text:p>0.1429</text:p>
          </table:table-cell>
          <table:table-cell table:style-name="ce10" table:formula="of:=['1-Zimmer-Wohnungen'.C$25]/['1-Zimmer-Wohnungen'.$K$25]-1" office:value-type="float" office:value="0.125" calcext:value-type="float">
            <text:p>0.1250</text:p>
          </table:table-cell>
          <table:table-cell table:style-name="ce10" table:formula="of:=['1-Zimmer-Wohnungen'.C$28]/['1-Zimmer-Wohnungen'.$K$28]-1" office:value-type="float" office:value="0.111111111111111" calcext:value-type="float">
            <text:p>0.1111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8" calcext:value-type="float">
            <text:p>8</text:p>
          </table:table-cell>
          <table:table-cell table:style-name="ce10" table:formula="of:=['1-Zimmer-Wohnungen'.D$7]/['1-Zimmer-Wohnungen'.$K$7]-1" office:value-type="float" office:value="0.0476190476190477" calcext:value-type="float">
            <text:p>0.0476</text:p>
          </table:table-cell>
          <table:table-cell table:style-name="ce10" table:formula="of:=['1-Zimmer-Wohnungen'.D$10]/['1-Zimmer-Wohnungen'.$K$10]-1" office:value-type="float" office:value="0.05" calcext:value-type="float">
            <text:p>0.0500</text:p>
          </table:table-cell>
          <table:table-cell table:style-name="ce10" table:formula="of:=['1-Zimmer-Wohnungen'.D$13]/['1-Zimmer-Wohnungen'.$K$13]-1" office:value-type="float" office:value="0.05" calcext:value-type="float">
            <text:p>0.0500</text:p>
          </table:table-cell>
          <table:table-cell table:style-name="ce10" table:formula="of:=['1-Zimmer-Wohnungen'.D$16]/['1-Zimmer-Wohnungen'.$K$16]-1" office:value-type="float" office:value="0.105263157894737" calcext:value-type="float">
            <text:p>0.1053</text:p>
          </table:table-cell>
          <table:table-cell table:style-name="ce10" table:formula="of:=['1-Zimmer-Wohnungen'.D$19]/['1-Zimmer-Wohnungen'.$K$19]-1" office:value-type="float" office:value="0.05" calcext:value-type="float">
            <text:p>0.0500</text:p>
          </table:table-cell>
          <table:table-cell table:style-name="ce10" table:formula="of:=['1-Zimmer-Wohnungen'.D$22]/['1-Zimmer-Wohnungen'.$K$22]-1" office:value-type="float" office:value="0.0952380952380953" calcext:value-type="float">
            <text:p>0.0952</text:p>
          </table:table-cell>
          <table:table-cell table:style-name="ce10" table:formula="of:=['1-Zimmer-Wohnungen'.D$25]/['1-Zimmer-Wohnungen'.$K$25]-1" office:value-type="float" office:value="0.0833333333333333" calcext:value-type="float">
            <text:p>0.0833</text:p>
          </table:table-cell>
          <table:table-cell table:style-name="ce10" table:formula="of:=['1-Zimmer-Wohnungen'.D$28]/['1-Zimmer-Wohnungen'.$K$28]-1" office:value-type="float" office:value="0.0740740740740742" calcext:value-type="float">
            <text:p>0.0741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4" calcext:value-type="float">
            <text:p>4</text:p>
          </table:table-cell>
          <table:table-cell table:style-name="ce10" table:formula="of:=['1-Zimmer-Wohnungen'.E$7]/['1-Zimmer-Wohnungen'.$K$7]-1" office:value-type="float" office:value="-0.0476190476190477" calcext:value-type="float">
            <text:p>-0.0476</text:p>
          </table:table-cell>
          <table:table-cell table:style-name="ce10" table:formula="of:=['1-Zimmer-Wohnungen'.E$10]/['1-Zimmer-Wohnungen'.$K$10]-1" office:value-type="float" office:value="0" calcext:value-type="float">
            <text:p>0.0000</text:p>
          </table:table-cell>
          <table:table-cell table:style-name="ce10" table:formula="of:=['1-Zimmer-Wohnungen'.E$13]/['1-Zimmer-Wohnungen'.$K$13]-1" office:value-type="float" office:value="-0.05" calcext:value-type="float">
            <text:p>-0.0500</text:p>
          </table:table-cell>
          <table:table-cell table:style-name="ce10" table:formula="of:=['1-Zimmer-Wohnungen'.E$16]/['1-Zimmer-Wohnungen'.$K$16]-1" office:value-type="float" office:value="0" calcext:value-type="float">
            <text:p>0.0000</text:p>
          </table:table-cell>
          <table:table-cell table:style-name="ce10" table:formula="of:=['1-Zimmer-Wohnungen'.E$19]/['1-Zimmer-Wohnungen'.$K$19]-1" office:value-type="float" office:value="0" calcext:value-type="float">
            <text:p>0.0000</text:p>
          </table:table-cell>
          <table:table-cell table:style-name="ce10" table:formula="of:=['1-Zimmer-Wohnungen'.E$22]/['1-Zimmer-Wohnungen'.$K$22]-1" office:value-type="float" office:value="0" calcext:value-type="float">
            <text:p>0.0000</text:p>
          </table:table-cell>
          <table:table-cell table:style-name="ce10" table:formula="of:=['1-Zimmer-Wohnungen'.E$25]/['1-Zimmer-Wohnungen'.$K$25]-1" office:value-type="float" office:value="0" calcext:value-type="float">
            <text:p>0.0000</text:p>
          </table:table-cell>
          <table:table-cell table:style-name="ce10" table:formula="of:=['1-Zimmer-Wohnungen'.E$28]/['1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3" calcext:value-type="float">
            <text:p>3</text:p>
          </table:table-cell>
          <table:table-cell table:style-name="ce10" table:formula="of:=['1-Zimmer-Wohnungen'.F$7]/['1-Zimmer-Wohnungen'.$K$7]-1" office:value-type="float" office:value="0.0476190476190477" calcext:value-type="float">
            <text:p>0.0476</text:p>
          </table:table-cell>
          <table:table-cell table:style-name="ce10" table:formula="of:=['1-Zimmer-Wohnungen'.F$10]/['1-Zimmer-Wohnungen'.$K$10]-1" office:value-type="float" office:value="0.05" calcext:value-type="float">
            <text:p>0.0500</text:p>
          </table:table-cell>
          <table:table-cell table:style-name="ce10" table:formula="of:=['1-Zimmer-Wohnungen'.F$13]/['1-Zimmer-Wohnungen'.$K$13]-1" office:value-type="float" office:value="0.05" calcext:value-type="float">
            <text:p>0.0500</text:p>
          </table:table-cell>
          <table:table-cell table:style-name="ce10" table:formula="of:=['1-Zimmer-Wohnungen'.F$16]/['1-Zimmer-Wohnungen'.$K$16]-1" office:value-type="float" office:value="0.0526315789473684" calcext:value-type="float">
            <text:p>0.0526</text:p>
          </table:table-cell>
          <table:table-cell table:style-name="ce10" table:formula="of:=['1-Zimmer-Wohnungen'.F$19]/['1-Zimmer-Wohnungen'.$K$19]-1" office:value-type="float" office:value="0.05" calcext:value-type="float">
            <text:p>0.0500</text:p>
          </table:table-cell>
          <table:table-cell table:style-name="ce10" table:formula="of:=['1-Zimmer-Wohnungen'.F$22]/['1-Zimmer-Wohnungen'.$K$22]-1" office:value-type="float" office:value="0.0476190476190477" calcext:value-type="float">
            <text:p>0.0476</text:p>
          </table:table-cell>
          <table:table-cell table:style-name="ce10" table:formula="of:=['1-Zimmer-Wohnungen'.F$25]/['1-Zimmer-Wohnungen'.$K$25]-1" office:value-type="float" office:value="0.0833333333333333" calcext:value-type="float">
            <text:p>0.0833</text:p>
          </table:table-cell>
          <table:table-cell table:style-name="ce10" table:formula="of:=['1-Zimmer-Wohnungen'.F$28]/['1-Zimmer-Wohnungen'.$K$28]-1" office:value-type="float" office:value="0.0740740740740742" calcext:value-type="float">
            <text:p>0.0741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" calcext:value-type="float">
            <text:p>2</text:p>
          </table:table-cell>
          <table:table-cell table:style-name="ce10" table:formula="of:=['1-Zimmer-Wohnungen'.G$7]/['1-Zimmer-Wohnungen'.$K$7]-1" office:value-type="float" office:value="0" calcext:value-type="float">
            <text:p>0.0000</text:p>
          </table:table-cell>
          <table:table-cell table:style-name="ce10" table:formula="of:=['1-Zimmer-Wohnungen'.G$10]/['1-Zimmer-Wohnungen'.$K$10]-1" office:value-type="float" office:value="0.05" calcext:value-type="float">
            <text:p>0.0500</text:p>
          </table:table-cell>
          <table:table-cell table:style-name="ce10" table:formula="of:=['1-Zimmer-Wohnungen'.G$13]/['1-Zimmer-Wohnungen'.$K$13]-1" office:value-type="float" office:value="0" calcext:value-type="float">
            <text:p>0.0000</text:p>
          </table:table-cell>
          <table:table-cell table:style-name="ce10" table:formula="of:=['1-Zimmer-Wohnungen'.G$16]/['1-Zimmer-Wohnungen'.$K$16]-1" office:value-type="float" office:value="0.0526315789473684" calcext:value-type="float">
            <text:p>0.0526</text:p>
          </table:table-cell>
          <table:table-cell table:style-name="ce10" table:formula="of:=['1-Zimmer-Wohnungen'.G$19]/['1-Zimmer-Wohnungen'.$K$19]-1" office:value-type="float" office:value="0.05" calcext:value-type="float">
            <text:p>0.0500</text:p>
          </table:table-cell>
          <table:table-cell table:style-name="ce10" table:formula="of:=['1-Zimmer-Wohnungen'.G$22]/['1-Zimmer-Wohnungen'.$K$22]-1" office:value-type="float" office:value="0.0476190476190477" calcext:value-type="float">
            <text:p>0.0476</text:p>
          </table:table-cell>
          <table:table-cell table:style-name="ce10" table:formula="of:=['1-Zimmer-Wohnungen'.G$25]/['1-Zimmer-Wohnungen'.$K$25]-1" office:value-type="float" office:value="0.0416666666666667" calcext:value-type="float">
            <text:p>0.0417</text:p>
          </table:table-cell>
          <table:table-cell table:style-name="ce10" table:formula="of:=['1-Zimmer-Wohnungen'.G$28]/['1-Zimmer-Wohnungen'.$K$28]-1" office:value-type="float" office:value="0.037037037037037" calcext:value-type="float">
            <text:p>0.03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" calcext:value-type="float">
            <text:p>1</text:p>
          </table:table-cell>
          <table:table-cell table:style-name="ce10" table:formula="of:=['1-Zimmer-Wohnungen'.H$7]/['1-Zimmer-Wohnungen'.$K$7]-1" office:value-type="float" office:value="0.0476190476190477" calcext:value-type="float">
            <text:p>0.0476</text:p>
          </table:table-cell>
          <table:table-cell table:style-name="ce10" table:formula="of:=['1-Zimmer-Wohnungen'.H$10]/['1-Zimmer-Wohnungen'.$K$10]-1" office:value-type="float" office:value="0.05" calcext:value-type="float">
            <text:p>0.0500</text:p>
          </table:table-cell>
          <table:table-cell table:style-name="ce10" table:formula="of:=['1-Zimmer-Wohnungen'.H$13]/['1-Zimmer-Wohnungen'.$K$13]-1" office:value-type="float" office:value="0.05" calcext:value-type="float">
            <text:p>0.0500</text:p>
          </table:table-cell>
          <table:table-cell table:style-name="ce10" table:formula="of:=['1-Zimmer-Wohnungen'.H$16]/['1-Zimmer-Wohnungen'.$K$16]-1" office:value-type="float" office:value="0.105263157894737" calcext:value-type="float">
            <text:p>0.1053</text:p>
          </table:table-cell>
          <table:table-cell table:style-name="ce10" table:formula="of:=['1-Zimmer-Wohnungen'.H$19]/['1-Zimmer-Wohnungen'.$K$19]-1" office:value-type="float" office:value="0.05" calcext:value-type="float">
            <text:p>0.0500</text:p>
          </table:table-cell>
          <table:table-cell table:style-name="ce10" table:formula="of:=['1-Zimmer-Wohnungen'.H$22]/['1-Zimmer-Wohnungen'.$K$22]-1" office:value-type="float" office:value="0.0952380952380953" calcext:value-type="float">
            <text:p>0.0952</text:p>
          </table:table-cell>
          <table:table-cell table:style-name="ce10" table:formula="of:=['1-Zimmer-Wohnungen'.H$25]/['1-Zimmer-Wohnungen'.$K$25]-1" office:value-type="float" office:value="0.0833333333333333" calcext:value-type="float">
            <text:p>0.0833</text:p>
          </table:table-cell>
          <table:table-cell table:style-name="ce10" table:formula="of:=['1-Zimmer-Wohnungen'.H$28]/['1-Zimmer-Wohnungen'.$K$28]-1" office:value-type="float" office:value="0.0740740740740742" calcext:value-type="float">
            <text:p>0.0741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5" calcext:value-type="float">
            <text:p>5</text:p>
          </table:table-cell>
          <table:table-cell table:style-name="ce10" table:formula="of:=['1-Zimmer-Wohnungen'.I$7]/['1-Zimmer-Wohnungen'.$K$7]-1" office:value-type="float" office:value="0.0476190476190477" calcext:value-type="float">
            <text:p>0.0476</text:p>
          </table:table-cell>
          <table:table-cell table:style-name="ce10" table:formula="of:=['1-Zimmer-Wohnungen'.I$10]/['1-Zimmer-Wohnungen'.$K$10]-1" office:value-type="float" office:value="0.05" calcext:value-type="float">
            <text:p>0.0500</text:p>
          </table:table-cell>
          <table:table-cell table:style-name="ce10" table:formula="of:=['1-Zimmer-Wohnungen'.I$13]/['1-Zimmer-Wohnungen'.$K$13]-1" office:value-type="float" office:value="0.05" calcext:value-type="float">
            <text:p>0.0500</text:p>
          </table:table-cell>
          <table:table-cell table:style-name="ce10" table:formula="of:=['1-Zimmer-Wohnungen'.I$16]/['1-Zimmer-Wohnungen'.$K$16]-1" office:value-type="float" office:value="0.105263157894737" calcext:value-type="float">
            <text:p>0.1053</text:p>
          </table:table-cell>
          <table:table-cell table:style-name="ce10" table:formula="of:=['1-Zimmer-Wohnungen'.I$19]/['1-Zimmer-Wohnungen'.$K$19]-1" office:value-type="float" office:value="0.05" calcext:value-type="float">
            <text:p>0.0500</text:p>
          </table:table-cell>
          <table:table-cell table:style-name="ce10" table:formula="of:=['1-Zimmer-Wohnungen'.I$22]/['1-Zimmer-Wohnungen'.$K$22]-1" office:value-type="float" office:value="0.0952380952380953" calcext:value-type="float">
            <text:p>0.0952</text:p>
          </table:table-cell>
          <table:table-cell table:style-name="ce10" table:formula="of:=['1-Zimmer-Wohnungen'.I$25]/['1-Zimmer-Wohnungen'.$K$25]-1" office:value-type="float" office:value="0.0833333333333333" calcext:value-type="float">
            <text:p>0.0833</text:p>
          </table:table-cell>
          <table:table-cell table:style-name="ce10" table:formula="of:=['1-Zimmer-Wohnungen'.I$28]/['1-Zimmer-Wohnungen'.$K$28]-1" office:value-type="float" office:value="0.0740740740740742" calcext:value-type="float">
            <text:p>0.0741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9" calcext:value-type="float">
            <text:p>9</text:p>
          </table:table-cell>
          <table:table-cell table:style-name="ce10" table:formula="of:=['1-Zimmer-Wohnungen'.J$7]/['1-Zimmer-Wohnungen'.$K$7]-1" office:value-type="float" office:value="0" calcext:value-type="float">
            <text:p>0.0000</text:p>
          </table:table-cell>
          <table:table-cell table:style-name="ce10" table:formula="of:=['1-Zimmer-Wohnungen'.J$10]/['1-Zimmer-Wohnungen'.$K$10]-1" office:value-type="float" office:value="0.05" calcext:value-type="float">
            <text:p>0.0500</text:p>
          </table:table-cell>
          <table:table-cell table:style-name="ce10" table:formula="of:=['1-Zimmer-Wohnungen'.J$13]/['1-Zimmer-Wohnungen'.$K$13]-1" office:value-type="float" office:value="0" calcext:value-type="float">
            <text:p>0.0000</text:p>
          </table:table-cell>
          <table:table-cell table:style-name="ce10" table:formula="of:=['1-Zimmer-Wohnungen'.J$16]/['1-Zimmer-Wohnungen'.$K$16]-1" office:value-type="float" office:value="0.0526315789473684" calcext:value-type="float">
            <text:p>0.0526</text:p>
          </table:table-cell>
          <table:table-cell table:style-name="ce10" table:formula="of:=['1-Zimmer-Wohnungen'.J$19]/['1-Zimmer-Wohnungen'.$K$19]-1" office:value-type="float" office:value="0.05" calcext:value-type="float">
            <text:p>0.0500</text:p>
          </table:table-cell>
          <table:table-cell table:style-name="ce10" table:formula="of:=['1-Zimmer-Wohnungen'.J$22]/['1-Zimmer-Wohnungen'.$K$22]-1" office:value-type="float" office:value="0.0476190476190477" calcext:value-type="float">
            <text:p>0.0476</text:p>
          </table:table-cell>
          <table:table-cell table:style-name="ce10" table:formula="of:=['1-Zimmer-Wohnungen'.J$25]/['1-Zimmer-Wohnungen'.$K$25]-1" office:value-type="float" office:value="0.0416666666666667" calcext:value-type="float">
            <text:p>0.0417</text:p>
          </table:table-cell>
          <table:table-cell table:style-name="ce10" table:formula="of:=['1-Zimmer-Wohnungen'.J$28]/['1-Zimmer-Wohnungen'.$K$28]-1" office:value-type="float" office:value="0.037037037037037" calcext:value-type="float">
            <text:p>0.03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0" calcext:value-type="float">
            <text:p>10</text:p>
          </table:table-cell>
          <table:table-cell table:style-name="ce10" table:formula="of:=['1-Zimmer-Wohnungen'.K$7]/['1-Zimmer-Wohnungen'.$K$7]-1" office:value-type="float" office:value="0" calcext:value-type="float">
            <text:p>0.0000</text:p>
          </table:table-cell>
          <table:table-cell table:style-name="ce10" table:formula="of:=['1-Zimmer-Wohnungen'.K$10]/['1-Zimmer-Wohnungen'.$K$10]-1" office:value-type="float" office:value="0" calcext:value-type="float">
            <text:p>0.0000</text:p>
          </table:table-cell>
          <table:table-cell table:style-name="ce10" table:formula="of:=['1-Zimmer-Wohnungen'.K$13]/['1-Zimmer-Wohnungen'.$K$13]-1" office:value-type="float" office:value="0" calcext:value-type="float">
            <text:p>0.0000</text:p>
          </table:table-cell>
          <table:table-cell table:style-name="ce10" table:formula="of:=['1-Zimmer-Wohnungen'.K$16]/['1-Zimmer-Wohnungen'.$K$16]-1" office:value-type="float" office:value="0" calcext:value-type="float">
            <text:p>0.0000</text:p>
          </table:table-cell>
          <table:table-cell table:style-name="ce10" table:formula="of:=['1-Zimmer-Wohnungen'.K$19]/['1-Zimmer-Wohnungen'.$K$19]-1" office:value-type="float" office:value="0" calcext:value-type="float">
            <text:p>0.0000</text:p>
          </table:table-cell>
          <table:table-cell table:style-name="ce10" table:formula="of:=['1-Zimmer-Wohnungen'.K$22]/['1-Zimmer-Wohnungen'.$K$22]-1" office:value-type="float" office:value="0" calcext:value-type="float">
            <text:p>0.0000</text:p>
          </table:table-cell>
          <table:table-cell table:style-name="ce10" table:formula="of:=['1-Zimmer-Wohnungen'.K$25]/['1-Zimmer-Wohnungen'.$K$25]-1" office:value-type="float" office:value="0" calcext:value-type="float">
            <text:p>0.0000</text:p>
          </table:table-cell>
          <table:table-cell table:style-name="ce10" table:formula="of:=['1-Zimmer-Wohnungen'.K$28]/['1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1" calcext:value-type="float">
            <text:p>11</text:p>
          </table:table-cell>
          <table:table-cell table:style-name="ce10" table:formula="of:=['1-Zimmer-Wohnungen'.L$7]/['1-Zimmer-Wohnungen'.$K$7]-1" office:value-type="float" office:value="-0.0476190476190477" calcext:value-type="float">
            <text:p>-0.0476</text:p>
          </table:table-cell>
          <table:table-cell table:style-name="ce10" table:formula="of:=['1-Zimmer-Wohnungen'.L$10]/['1-Zimmer-Wohnungen'.$K$10]-1" office:value-type="float" office:value="0" calcext:value-type="float">
            <text:p>0.0000</text:p>
          </table:table-cell>
          <table:table-cell table:style-name="ce10" table:formula="of:=['1-Zimmer-Wohnungen'.L$13]/['1-Zimmer-Wohnungen'.$K$13]-1" office:value-type="float" office:value="-0.05" calcext:value-type="float">
            <text:p>-0.0500</text:p>
          </table:table-cell>
          <table:table-cell table:style-name="ce10" table:formula="of:=['1-Zimmer-Wohnungen'.L$16]/['1-Zimmer-Wohnungen'.$K$16]-1" office:value-type="float" office:value="0" calcext:value-type="float">
            <text:p>0.0000</text:p>
          </table:table-cell>
          <table:table-cell table:style-name="ce10" table:formula="of:=['1-Zimmer-Wohnungen'.L$19]/['1-Zimmer-Wohnungen'.$K$19]-1" office:value-type="float" office:value="-0.05" calcext:value-type="float">
            <text:p>-0.0500</text:p>
          </table:table-cell>
          <table:table-cell table:style-name="ce10" table:formula="of:=['1-Zimmer-Wohnungen'.L$22]/['1-Zimmer-Wohnungen'.$K$22]-1" office:value-type="float" office:value="0" calcext:value-type="float">
            <text:p>0.0000</text:p>
          </table:table-cell>
          <table:table-cell table:style-name="ce10" table:formula="of:=['1-Zimmer-Wohnungen'.L$25]/['1-Zimmer-Wohnungen'.$K$25]-1" office:value-type="float" office:value="0" calcext:value-type="float">
            <text:p>0.0000</text:p>
          </table:table-cell>
          <table:table-cell table:style-name="ce10" table:formula="of:=['1-Zimmer-Wohnungen'.L$28]/['1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2" calcext:value-type="float">
            <text:p>12</text:p>
          </table:table-cell>
          <table:table-cell table:style-name="ce10" table:formula="of:=['1-Zimmer-Wohnungen'.M$7]/['1-Zimmer-Wohnungen'.$K$7]-1" office:value-type="float" office:value="0" calcext:value-type="float">
            <text:p>0.0000</text:p>
          </table:table-cell>
          <table:table-cell table:style-name="ce10" table:formula="of:=['1-Zimmer-Wohnungen'.M$10]/['1-Zimmer-Wohnungen'.$K$10]-1" office:value-type="float" office:value="0.05" calcext:value-type="float">
            <text:p>0.0500</text:p>
          </table:table-cell>
          <table:table-cell table:style-name="ce10" table:formula="of:=['1-Zimmer-Wohnungen'.M$13]/['1-Zimmer-Wohnungen'.$K$13]-1" office:value-type="float" office:value="0" calcext:value-type="float">
            <text:p>0.0000</text:p>
          </table:table-cell>
          <table:table-cell table:style-name="ce10" table:formula="of:=['1-Zimmer-Wohnungen'.M$16]/['1-Zimmer-Wohnungen'.$K$16]-1" office:value-type="float" office:value="0.0526315789473684" calcext:value-type="float">
            <text:p>0.0526</text:p>
          </table:table-cell>
          <table:table-cell table:style-name="ce10" table:formula="of:=['1-Zimmer-Wohnungen'.M$19]/['1-Zimmer-Wohnungen'.$K$19]-1" office:value-type="float" office:value="0.05" calcext:value-type="float">
            <text:p>0.0500</text:p>
          </table:table-cell>
          <table:table-cell table:style-name="ce10" table:formula="of:=['1-Zimmer-Wohnungen'.M$22]/['1-Zimmer-Wohnungen'.$K$22]-1" office:value-type="float" office:value="0.0476190476190477" calcext:value-type="float">
            <text:p>0.0476</text:p>
          </table:table-cell>
          <table:table-cell table:style-name="ce10" table:formula="of:=['1-Zimmer-Wohnungen'.M$25]/['1-Zimmer-Wohnungen'.$K$25]-1" office:value-type="float" office:value="0.0416666666666667" calcext:value-type="float">
            <text:p>0.0417</text:p>
          </table:table-cell>
          <table:table-cell table:style-name="ce10" table:formula="of:=['1-Zimmer-Wohnungen'.M$28]/['1-Zimmer-Wohnungen'.$K$28]-1" office:value-type="float" office:value="0.037037037037037" calcext:value-type="float">
            <text:p>0.03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3" calcext:value-type="float">
            <text:p>13</text:p>
          </table:table-cell>
          <table:table-cell table:style-name="ce10" table:formula="of:=['1-Zimmer-Wohnungen'.N$7]/['1-Zimmer-Wohnungen'.$K$7]-1" office:value-type="float" office:value="-0.0476190476190477" calcext:value-type="float">
            <text:p>-0.0476</text:p>
          </table:table-cell>
          <table:table-cell table:style-name="ce10" table:formula="of:=['1-Zimmer-Wohnungen'.N$10]/['1-Zimmer-Wohnungen'.$K$10]-1" office:value-type="float" office:value="0" calcext:value-type="float">
            <text:p>0.0000</text:p>
          </table:table-cell>
          <table:table-cell table:style-name="ce10" table:formula="of:=['1-Zimmer-Wohnungen'.N$13]/['1-Zimmer-Wohnungen'.$K$13]-1" office:value-type="float" office:value="-0.05" calcext:value-type="float">
            <text:p>-0.0500</text:p>
          </table:table-cell>
          <table:table-cell table:style-name="ce10" table:formula="of:=['1-Zimmer-Wohnungen'.N$16]/['1-Zimmer-Wohnungen'.$K$16]-1" office:value-type="float" office:value="0" calcext:value-type="float">
            <text:p>0.0000</text:p>
          </table:table-cell>
          <table:table-cell table:style-name="ce10" table:formula="of:=['1-Zimmer-Wohnungen'.N$19]/['1-Zimmer-Wohnungen'.$K$19]-1" office:value-type="float" office:value="0" calcext:value-type="float">
            <text:p>0.0000</text:p>
          </table:table-cell>
          <table:table-cell table:style-name="ce10" table:formula="of:=['1-Zimmer-Wohnungen'.N$22]/['1-Zimmer-Wohnungen'.$K$22]-1" office:value-type="float" office:value="0" calcext:value-type="float">
            <text:p>0.0000</text:p>
          </table:table-cell>
          <table:table-cell table:style-name="ce10" table:formula="of:=['1-Zimmer-Wohnungen'.N$25]/['1-Zimmer-Wohnungen'.$K$25]-1" office:value-type="float" office:value="0" calcext:value-type="float">
            <text:p>0.0000</text:p>
          </table:table-cell>
          <table:table-cell table:style-name="ce10" table:formula="of:=['1-Zimmer-Wohnungen'.N$28]/['1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4" calcext:value-type="float">
            <text:p>14</text:p>
          </table:table-cell>
          <table:table-cell table:style-name="ce10" table:formula="of:=['1-Zimmer-Wohnungen'.O$7]/['1-Zimmer-Wohnungen'.$K$7]-1" office:value-type="float" office:value="-0.0476190476190477" calcext:value-type="float">
            <text:p>-0.0476</text:p>
          </table:table-cell>
          <table:table-cell table:style-name="ce10" table:formula="of:=['1-Zimmer-Wohnungen'.O$10]/['1-Zimmer-Wohnungen'.$K$10]-1" office:value-type="float" office:value="0" calcext:value-type="float">
            <text:p>0.0000</text:p>
          </table:table-cell>
          <table:table-cell table:style-name="ce10" table:formula="of:=['1-Zimmer-Wohnungen'.O$13]/['1-Zimmer-Wohnungen'.$K$13]-1" office:value-type="float" office:value="-0.05" calcext:value-type="float">
            <text:p>-0.0500</text:p>
          </table:table-cell>
          <table:table-cell table:style-name="ce10" table:formula="of:=['1-Zimmer-Wohnungen'.O$16]/['1-Zimmer-Wohnungen'.$K$16]-1" office:value-type="float" office:value="0" calcext:value-type="float">
            <text:p>0.0000</text:p>
          </table:table-cell>
          <table:table-cell table:style-name="ce10" table:formula="of:=['1-Zimmer-Wohnungen'.O$19]/['1-Zimmer-Wohnungen'.$K$19]-1" office:value-type="float" office:value="0" calcext:value-type="float">
            <text:p>0.0000</text:p>
          </table:table-cell>
          <table:table-cell table:style-name="ce10" table:formula="of:=['1-Zimmer-Wohnungen'.O$22]/['1-Zimmer-Wohnungen'.$K$22]-1" office:value-type="float" office:value="0" calcext:value-type="float">
            <text:p>0.0000</text:p>
          </table:table-cell>
          <table:table-cell table:style-name="ce10" table:formula="of:=['1-Zimmer-Wohnungen'.O$25]/['1-Zimmer-Wohnungen'.$K$25]-1" office:value-type="float" office:value="0" calcext:value-type="float">
            <text:p>0.0000</text:p>
          </table:table-cell>
          <table:table-cell table:style-name="ce10" table:formula="of:=['1-Zimmer-Wohnungen'.O$28]/['1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5" calcext:value-type="float">
            <text:p>15</text:p>
          </table:table-cell>
          <table:table-cell table:style-name="ce10" table:formula="of:=['1-Zimmer-Wohnungen'.P$7]/['1-Zimmer-Wohnungen'.$K$7]-1" office:value-type="float" office:value="-0.0952380952380952" calcext:value-type="float">
            <text:p>-0.0952</text:p>
          </table:table-cell>
          <table:table-cell table:style-name="ce10" table:formula="of:=['1-Zimmer-Wohnungen'.P$10]/['1-Zimmer-Wohnungen'.$K$10]-1" office:value-type="float" office:value="-0.1" calcext:value-type="float">
            <text:p>-0.1000</text:p>
          </table:table-cell>
          <table:table-cell table:style-name="ce10" table:formula="of:=['1-Zimmer-Wohnungen'.P$13]/['1-Zimmer-Wohnungen'.$K$13]-1" office:value-type="float" office:value="-0.1" calcext:value-type="float">
            <text:p>-0.1000</text:p>
          </table:table-cell>
          <table:table-cell table:style-name="ce10" table:formula="of:=['1-Zimmer-Wohnungen'.P$16]/['1-Zimmer-Wohnungen'.$K$16]-1" office:value-type="float" office:value="-0.0526315789473685" calcext:value-type="float">
            <text:p>-0.0526</text:p>
          </table:table-cell>
          <table:table-cell table:style-name="ce10" table:formula="of:=['1-Zimmer-Wohnungen'.P$19]/['1-Zimmer-Wohnungen'.$K$19]-1" office:value-type="float" office:value="-0.1" calcext:value-type="float">
            <text:p>-0.1000</text:p>
          </table:table-cell>
          <table:table-cell table:style-name="ce10" table:formula="of:=['1-Zimmer-Wohnungen'.P$22]/['1-Zimmer-Wohnungen'.$K$22]-1" office:value-type="float" office:value="-0.0476190476190477" calcext:value-type="float">
            <text:p>-0.0476</text:p>
          </table:table-cell>
          <table:table-cell table:style-name="ce10" table:formula="of:=['1-Zimmer-Wohnungen'.P$25]/['1-Zimmer-Wohnungen'.$K$25]-1" office:value-type="float" office:value="-0.0833333333333334" calcext:value-type="float">
            <text:p>-0.0833</text:p>
          </table:table-cell>
          <table:table-cell table:style-name="ce10" table:formula="of:=['1-Zimmer-Wohnungen'.P$28]/['1-Zimmer-Wohnungen'.$K$28]-1" office:value-type="float" office:value="-0.0740740740740741" calcext:value-type="float">
            <text:p>-0.0741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8" calcext:value-type="float">
            <text:p>18</text:p>
          </table:table-cell>
          <table:table-cell table:style-name="ce10" table:formula="of:=['1-Zimmer-Wohnungen'.Q$7]/['1-Zimmer-Wohnungen'.$K$7]-1" office:value-type="float" office:value="-0.0952380952380952" calcext:value-type="float">
            <text:p>-0.0952</text:p>
          </table:table-cell>
          <table:table-cell table:style-name="ce10" table:formula="of:=['1-Zimmer-Wohnungen'.Q$10]/['1-Zimmer-Wohnungen'.$K$10]-1" office:value-type="float" office:value="-0.05" calcext:value-type="float">
            <text:p>-0.0500</text:p>
          </table:table-cell>
          <table:table-cell table:style-name="ce10" table:formula="of:=['1-Zimmer-Wohnungen'.Q$13]/['1-Zimmer-Wohnungen'.$K$13]-1" office:value-type="float" office:value="-0.1" calcext:value-type="float">
            <text:p>-0.1000</text:p>
          </table:table-cell>
          <table:table-cell table:style-name="ce10" table:formula="of:=['1-Zimmer-Wohnungen'.Q$16]/['1-Zimmer-Wohnungen'.$K$16]-1" office:value-type="float" office:value="-0.0526315789473685" calcext:value-type="float">
            <text:p>-0.0526</text:p>
          </table:table-cell>
          <table:table-cell table:style-name="ce10" table:formula="of:=['1-Zimmer-Wohnungen'.Q$19]/['1-Zimmer-Wohnungen'.$K$19]-1" office:value-type="float" office:value="-0.05" calcext:value-type="float">
            <text:p>-0.0500</text:p>
          </table:table-cell>
          <table:table-cell table:style-name="ce10" table:formula="of:=['1-Zimmer-Wohnungen'.Q$22]/['1-Zimmer-Wohnungen'.$K$22]-1" office:value-type="float" office:value="-0.0476190476190477" calcext:value-type="float">
            <text:p>-0.0476</text:p>
          </table:table-cell>
          <table:table-cell table:style-name="ce10" table:formula="of:=['1-Zimmer-Wohnungen'.Q$25]/['1-Zimmer-Wohnungen'.$K$25]-1" office:value-type="float" office:value="-0.0416666666666666" calcext:value-type="float">
            <text:p>-0.0417</text:p>
          </table:table-cell>
          <table:table-cell table:style-name="ce10" table:formula="of:=['1-Zimmer-Wohnungen'.Q$28]/['1-Zimmer-Wohnungen'.$K$28]-1" office:value-type="float" office:value="-0.0370370370370371" calcext:value-type="float">
            <text:p>-0.03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9" calcext:value-type="float">
            <text:p>19</text:p>
          </table:table-cell>
          <table:table-cell table:style-name="ce10" table:formula="of:=['1-Zimmer-Wohnungen'.R$7]/['1-Zimmer-Wohnungen'.$K$7]-1" office:value-type="float" office:value="-0.0476190476190477" calcext:value-type="float">
            <text:p>-0.0476</text:p>
          </table:table-cell>
          <table:table-cell table:style-name="ce10" table:formula="of:=['1-Zimmer-Wohnungen'.R$10]/['1-Zimmer-Wohnungen'.$K$10]-1" office:value-type="float" office:value="0" calcext:value-type="float">
            <text:p>0.0000</text:p>
          </table:table-cell>
          <table:table-cell table:style-name="ce10" table:formula="of:=['1-Zimmer-Wohnungen'.R$13]/['1-Zimmer-Wohnungen'.$K$13]-1" office:value-type="float" office:value="-0.05" calcext:value-type="float">
            <text:p>-0.0500</text:p>
          </table:table-cell>
          <table:table-cell table:style-name="ce10" table:formula="of:=['1-Zimmer-Wohnungen'.R$16]/['1-Zimmer-Wohnungen'.$K$16]-1" office:value-type="float" office:value="0" calcext:value-type="float">
            <text:p>0.0000</text:p>
          </table:table-cell>
          <table:table-cell table:style-name="ce10" table:formula="of:=['1-Zimmer-Wohnungen'.R$19]/['1-Zimmer-Wohnungen'.$K$19]-1" office:value-type="float" office:value="-0.05" calcext:value-type="float">
            <text:p>-0.0500</text:p>
          </table:table-cell>
          <table:table-cell table:style-name="ce10" table:formula="of:=['1-Zimmer-Wohnungen'.R$22]/['1-Zimmer-Wohnungen'.$K$22]-1" office:value-type="float" office:value="0" calcext:value-type="float">
            <text:p>0.0000</text:p>
          </table:table-cell>
          <table:table-cell table:style-name="ce10" table:formula="of:=['1-Zimmer-Wohnungen'.R$25]/['1-Zimmer-Wohnungen'.$K$25]-1" office:value-type="float" office:value="0" calcext:value-type="float">
            <text:p>0.0000</text:p>
          </table:table-cell>
          <table:table-cell table:style-name="ce10" table:formula="of:=['1-Zimmer-Wohnungen'.R$28]/['1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7" calcext:value-type="float">
            <text:p>17</text:p>
          </table:table-cell>
          <table:table-cell table:style-name="ce10" table:formula="of:=['1-Zimmer-Wohnungen'.S$7]/['1-Zimmer-Wohnungen'.$K$7]-1" office:value-type="float" office:value="-0.0952380952380952" calcext:value-type="float">
            <text:p>-0.0952</text:p>
          </table:table-cell>
          <table:table-cell table:style-name="ce10" table:formula="of:=['1-Zimmer-Wohnungen'.S$10]/['1-Zimmer-Wohnungen'.$K$10]-1" office:value-type="float" office:value="-0.1" calcext:value-type="float">
            <text:p>-0.1000</text:p>
          </table:table-cell>
          <table:table-cell table:style-name="ce10" table:formula="of:=['1-Zimmer-Wohnungen'.S$13]/['1-Zimmer-Wohnungen'.$K$13]-1" office:value-type="float" office:value="-0.1" calcext:value-type="float">
            <text:p>-0.1000</text:p>
          </table:table-cell>
          <table:table-cell table:style-name="ce10" table:formula="of:=['1-Zimmer-Wohnungen'.S$16]/['1-Zimmer-Wohnungen'.$K$16]-1" office:value-type="float" office:value="-0.0526315789473685" calcext:value-type="float">
            <text:p>-0.0526</text:p>
          </table:table-cell>
          <table:table-cell table:style-name="ce10" table:formula="of:=['1-Zimmer-Wohnungen'.S$19]/['1-Zimmer-Wohnungen'.$K$19]-1" office:value-type="float" office:value="-0.1" calcext:value-type="float">
            <text:p>-0.1000</text:p>
          </table:table-cell>
          <table:table-cell table:style-name="ce10" table:formula="of:=['1-Zimmer-Wohnungen'.S$22]/['1-Zimmer-Wohnungen'.$K$22]-1" office:value-type="float" office:value="-0.0952380952380952" calcext:value-type="float">
            <text:p>-0.0952</text:p>
          </table:table-cell>
          <table:table-cell table:style-name="ce10" table:formula="of:=['1-Zimmer-Wohnungen'.S$25]/['1-Zimmer-Wohnungen'.$K$25]-1" office:value-type="float" office:value="-0.0833333333333334" calcext:value-type="float">
            <text:p>-0.0833</text:p>
          </table:table-cell>
          <table:table-cell table:style-name="ce10" table:formula="of:=['1-Zimmer-Wohnungen'.S$28]/['1-Zimmer-Wohnungen'.$K$28]-1" office:value-type="float" office:value="-0.0740740740740741" calcext:value-type="float">
            <text:p>-0.0741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6" calcext:value-type="float">
            <text:p>16</text:p>
          </table:table-cell>
          <table:table-cell table:style-name="ce10" table:formula="of:=['1-Zimmer-Wohnungen'.T$7]/['1-Zimmer-Wohnungen'.$K$7]-1" office:value-type="float" office:value="-0.0952380952380952" calcext:value-type="float">
            <text:p>-0.0952</text:p>
          </table:table-cell>
          <table:table-cell table:style-name="ce10" table:formula="of:=['1-Zimmer-Wohnungen'.T$10]/['1-Zimmer-Wohnungen'.$K$10]-1" office:value-type="float" office:value="-0.05" calcext:value-type="float">
            <text:p>-0.0500</text:p>
          </table:table-cell>
          <table:table-cell table:style-name="ce10" table:formula="of:=['1-Zimmer-Wohnungen'.T$13]/['1-Zimmer-Wohnungen'.$K$13]-1" office:value-type="float" office:value="-0.1" calcext:value-type="float">
            <text:p>-0.1000</text:p>
          </table:table-cell>
          <table:table-cell table:style-name="ce10" table:formula="of:=['1-Zimmer-Wohnungen'.T$16]/['1-Zimmer-Wohnungen'.$K$16]-1" office:value-type="float" office:value="-0.0526315789473685" calcext:value-type="float">
            <text:p>-0.0526</text:p>
          </table:table-cell>
          <table:table-cell table:style-name="ce10" table:formula="of:=['1-Zimmer-Wohnungen'.T$19]/['1-Zimmer-Wohnungen'.$K$19]-1" office:value-type="float" office:value="-0.05" calcext:value-type="float">
            <text:p>-0.0500</text:p>
          </table:table-cell>
          <table:table-cell table:style-name="ce10" table:formula="of:=['1-Zimmer-Wohnungen'.T$22]/['1-Zimmer-Wohnungen'.$K$22]-1" office:value-type="float" office:value="-0.0476190476190477" calcext:value-type="float">
            <text:p>-0.0476</text:p>
          </table:table-cell>
          <table:table-cell table:style-name="ce10" table:formula="of:=['1-Zimmer-Wohnungen'.T$25]/['1-Zimmer-Wohnungen'.$K$25]-1" office:value-type="float" office:value="-0.0416666666666666" calcext:value-type="float">
            <text:p>-0.0417</text:p>
          </table:table-cell>
          <table:table-cell table:style-name="ce10" table:formula="of:=['1-Zimmer-Wohnungen'.T$28]/['1-Zimmer-Wohnungen'.$K$28]-1" office:value-type="float" office:value="-0.0740740740740741" calcext:value-type="float">
            <text:p>-0.0741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0" calcext:value-type="float">
            <text:p>20</text:p>
          </table:table-cell>
          <table:table-cell table:style-name="ce10" table:formula="of:=['1-Zimmer-Wohnungen'.U$7]/['1-Zimmer-Wohnungen'.$K$7]-1" office:value-type="float" office:value="0" calcext:value-type="float">
            <text:p>0.0000</text:p>
          </table:table-cell>
          <table:table-cell table:style-name="ce10" table:formula="of:=['1-Zimmer-Wohnungen'.U$10]/['1-Zimmer-Wohnungen'.$K$10]-1" office:value-type="float" office:value="0" calcext:value-type="float">
            <text:p>0.0000</text:p>
          </table:table-cell>
          <table:table-cell table:style-name="ce10" table:formula="of:=['1-Zimmer-Wohnungen'.U$13]/['1-Zimmer-Wohnungen'.$K$13]-1" office:value-type="float" office:value="0" calcext:value-type="float">
            <text:p>0.0000</text:p>
          </table:table-cell>
          <table:table-cell table:style-name="ce10" table:formula="of:=['1-Zimmer-Wohnungen'.U$16]/['1-Zimmer-Wohnungen'.$K$16]-1" office:value-type="float" office:value="0.0526315789473684" calcext:value-type="float">
            <text:p>0.0526</text:p>
          </table:table-cell>
          <table:table-cell table:style-name="ce10" table:formula="of:=['1-Zimmer-Wohnungen'.U$19]/['1-Zimmer-Wohnungen'.$K$19]-1" office:value-type="float" office:value="0" calcext:value-type="float">
            <text:p>0.0000</text:p>
          </table:table-cell>
          <table:table-cell table:style-name="ce10" table:formula="of:=['1-Zimmer-Wohnungen'.U$22]/['1-Zimmer-Wohnungen'.$K$22]-1" office:value-type="float" office:value="0.0476190476190477" calcext:value-type="float">
            <text:p>0.0476</text:p>
          </table:table-cell>
          <table:table-cell table:style-name="ce10" table:formula="of:=['1-Zimmer-Wohnungen'.U$25]/['1-Zimmer-Wohnungen'.$K$25]-1" office:value-type="float" office:value="0" calcext:value-type="float">
            <text:p>0.0000</text:p>
          </table:table-cell>
          <table:table-cell table:style-name="ce10" table:formula="of:=['1-Zimmer-Wohnungen'.U$28]/['1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1" calcext:value-type="float">
            <text:p>21</text:p>
          </table:table-cell>
          <table:table-cell table:style-name="ce10" table:formula="of:=['1-Zimmer-Wohnungen'.U$7]/['1-Zimmer-Wohnungen'.$K$7]-1" office:value-type="float" office:value="0" calcext:value-type="float">
            <text:p>0.0000</text:p>
          </table:table-cell>
          <table:table-cell table:style-name="ce10" table:formula="of:=['1-Zimmer-Wohnungen'.U$10]/['1-Zimmer-Wohnungen'.$K$10]-1" office:value-type="float" office:value="0" calcext:value-type="float">
            <text:p>0.0000</text:p>
          </table:table-cell>
          <table:table-cell table:style-name="ce10" table:formula="of:=['1-Zimmer-Wohnungen'.U$13]/['1-Zimmer-Wohnungen'.$K$13]-1" office:value-type="float" office:value="0" calcext:value-type="float">
            <text:p>0.0000</text:p>
          </table:table-cell>
          <table:table-cell table:style-name="ce10" table:formula="of:=['1-Zimmer-Wohnungen'.U$16]/['1-Zimmer-Wohnungen'.$K$16]-1" office:value-type="float" office:value="0.0526315789473684" calcext:value-type="float">
            <text:p>0.0526</text:p>
          </table:table-cell>
          <table:table-cell table:style-name="ce10" table:formula="of:=['1-Zimmer-Wohnungen'.U$19]/['1-Zimmer-Wohnungen'.$K$19]-1" office:value-type="float" office:value="0" calcext:value-type="float">
            <text:p>0.0000</text:p>
          </table:table-cell>
          <table:table-cell table:style-name="ce10" table:formula="of:=['1-Zimmer-Wohnungen'.U$22]/['1-Zimmer-Wohnungen'.$K$22]-1" office:value-type="float" office:value="0.0476190476190477" calcext:value-type="float">
            <text:p>0.0476</text:p>
          </table:table-cell>
          <table:table-cell table:style-name="ce10" table:formula="of:=['1-Zimmer-Wohnungen'.U$25]/['1-Zimmer-Wohnungen'.$K$25]-1" office:value-type="float" office:value="0" calcext:value-type="float">
            <text:p>0.0000</text:p>
          </table:table-cell>
          <table:table-cell table:style-name="ce10" table:formula="of:=['1-Zimmer-Wohnungen'.U$28]/['1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/>
          <table:table-cell table:style-name="Default" table:number-columns-repeated="9"/>
          <table:table-cell table:number-columns-repeated="1008"/>
        </table:table-row>
        <table:table-row table:style-name="ro3" table:number-rows-repeated="1048529">
          <table:table-cell table:number-columns-repeated="1018"/>
        </table:table-row>
        <table:table-row table:style-name="ro4" table:number-rows-repeated="2">
          <table:table-cell table:number-columns-repeated="1018"/>
        </table:table-row>
        <table:table-row table:style-name="ro4">
          <table:table-cell table:number-columns-repeated="1018"/>
        </table:table-row>
      </table:table>
      <table:table table:name="2-Zimmer-Wohnungen" table:style-name="ta1">
        <office:forms form:automatic-focus="false" form:apply-design-mode="false"/>
        <table:table-column table:style-name="co18" table:default-cell-style-name="ce1"/>
        <table:table-column table:style-name="co19" table:default-cell-style-name="ce2"/>
        <table:table-column table:style-name="co3" table:default-cell-style-name="ce2"/>
        <table:table-column table:style-name="co7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3" table:default-cell-style-name="ce2"/>
        <table:table-row table:style-name="ro2">
          <table:table-cell table:style-name="ce5" office:value-type="string" calcext:value-type="string">
            <text:p>Mietpreisindex Mai 2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ktueller durchschnittlicher Netto-Quadratmeterpreis pro Monat für 2-Zimmer-Wohnung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novation</text:p>
          </table:table-cell>
          <table:table-cell office:value-type="string" calcext:value-type="string">
            <text:p>Altstadt Grossbasel</text:p>
          </table:table-cell>
          <table:table-cell office:value-type="string" calcext:value-type="string">
            <text:p>Vorstädte</text:p>
          </table:table-cell>
          <table:table-cell office:value-type="string" calcext:value-type="string">
            <text:p>Am Ring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St. Alban</text:p>
          </table:table-cell>
          <table:table-cell office:value-type="string" calcext:value-type="string">
            <text:p>Gundeldingen</text:p>
          </table:table-cell>
          <table:table-cell office:value-type="string" calcext:value-type="string">
            <text:p>Bruderholz</text:p>
          </table:table-cell>
          <table:table-cell office:value-type="string" calcext:value-type="string">
            <text:p>Bachletten</text:p>
          </table:table-cell>
          <table:table-cell office:value-type="string" calcext:value-type="string">
            <text:p>Gotthelf</text:p>
          </table:table-cell>
          <table:table-cell office:value-type="string" calcext:value-type="string">
            <text:p>Iselin</text:p>
          </table:table-cell>
          <table:table-cell office:value-type="string" calcext:value-type="string">
            <text:p>St. Johann</text:p>
          </table:table-cell>
          <table:table-cell office:value-type="string" calcext:value-type="string">
            <text:p>Altstadt Kleinbasel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Wettstein</text:p>
          </table:table-cell>
          <table:table-cell office:value-type="string" calcext:value-type="string">
            <text:p>Hirzbrunnen</text:p>
          </table:table-cell>
          <table:table-cell office:value-type="string" calcext:value-type="string">
            <text:p>Rosental</text:p>
          </table:table-cell>
          <table:table-cell office:value-type="string" calcext:value-type="string">
            <text:p>Matthäus</text:p>
          </table:table-cell>
          <table:table-cell office:value-type="string" calcext:value-type="string">
            <text:p>Klybeck</text:p>
          </table:table-cell>
          <table:table-cell office:value-type="string" calcext:value-type="string">
            <text:p>Kleinhüningen</text:p>
          </table:table-cell>
          <table:table-cell office:value-type="string" calcext:value-type="string">
            <text:p>Riehen, Bettingen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erstellt vor 19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00 - 192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21 - 194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47 - 196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61 - 197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71 - 198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81 - 199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91 - 20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0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-Zimmer-Wohnungen %" table:style-name="ta1">
        <office:forms form:automatic-focus="false" form:apply-design-mode="false"/>
        <table:table-column table:style-name="co18" table:default-cell-style-name="ce1"/>
        <table:table-column table:style-name="co19" table:default-cell-style-name="ce2"/>
        <table:table-column table:style-name="co3" table:default-cell-style-name="ce2"/>
        <table:table-column table:style-name="co7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3" table:default-cell-style-name="ce2"/>
        <table:table-row table:style-name="ro2">
          <table:table-cell table:style-name="ce5" office:value-type="string" calcext:value-type="string">
            <text:p>Mietpreisindex Mai 2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ktueller durchschnittlicher Netto-Quadratmeterpreis pro Monat für 2-Zimmer-Wohnung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novation</text:p>
          </table:table-cell>
          <table:table-cell office:value-type="string" calcext:value-type="string">
            <text:p>Altstadt Grossbasel</text:p>
          </table:table-cell>
          <table:table-cell office:value-type="string" calcext:value-type="string">
            <text:p>Vorstädte</text:p>
          </table:table-cell>
          <table:table-cell office:value-type="string" calcext:value-type="string">
            <text:p>Am Ring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St. Alban</text:p>
          </table:table-cell>
          <table:table-cell office:value-type="string" calcext:value-type="string">
            <text:p>Gundeldingen</text:p>
          </table:table-cell>
          <table:table-cell office:value-type="string" calcext:value-type="string">
            <text:p>Bruderholz</text:p>
          </table:table-cell>
          <table:table-cell office:value-type="string" calcext:value-type="string">
            <text:p>Bachletten</text:p>
          </table:table-cell>
          <table:table-cell office:value-type="string" calcext:value-type="string">
            <text:p>Gotthelf</text:p>
          </table:table-cell>
          <table:table-cell office:value-type="string" calcext:value-type="string">
            <text:p>Iselin</text:p>
          </table:table-cell>
          <table:table-cell office:value-type="string" calcext:value-type="string">
            <text:p>St. Johann</text:p>
          </table:table-cell>
          <table:table-cell office:value-type="string" calcext:value-type="string">
            <text:p>Altstadt Kleinbasel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Wettstein</text:p>
          </table:table-cell>
          <table:table-cell office:value-type="string" calcext:value-type="string">
            <text:p>Hirzbrunnen</text:p>
          </table:table-cell>
          <table:table-cell office:value-type="string" calcext:value-type="string">
            <text:p>Rosental</text:p>
          </table:table-cell>
          <table:table-cell office:value-type="string" calcext:value-type="string">
            <text:p>Matthäus</text:p>
          </table:table-cell>
          <table:table-cell office:value-type="string" calcext:value-type="string">
            <text:p>Klybeck</text:p>
          </table:table-cell>
          <table:table-cell office:value-type="string" calcext:value-type="string">
            <text:p>Kleinhüningen</text:p>
          </table:table-cell>
          <table:table-cell office:value-type="string" calcext:value-type="string">
            <text:p>Riehen</text:p>
          </table:table-cell>
          <table:table-cell office:value-type="string" calcext:value-type="string">
            <text:p>Bettingen</text:p>
          </table:table-cell>
          <table:table-cell table:number-columns-repeated="1002"/>
        </table:table-row>
        <table:table-row table:style-name="ro2">
          <table:table-cell/>
          <table:table-cell table:formula="of:=[$Index.$B$7]" office:value-type="float" office:value="7" calcext:value-type="float">
            <text:p>7</text:p>
          </table:table-cell>
          <table:table-cell table:formula="of:=[$Index.$B$6]" office:value-type="float" office:value="6" calcext:value-type="float">
            <text:p>6</text:p>
          </table:table-cell>
          <table:table-cell table:formula="of:=[$Index.$B$8]" office:value-type="float" office:value="8" calcext:value-type="float">
            <text:p>8</text:p>
          </table:table-cell>
          <table:table-cell table:formula="of:=[$Index.$B$4]" office:value-type="float" office:value="4" calcext:value-type="float">
            <text:p>4</text:p>
          </table:table-cell>
          <table:table-cell table:formula="of:=[$Index.$B$3]" office:value-type="float" office:value="3" calcext:value-type="float">
            <text:p>3</text:p>
          </table:table-cell>
          <table:table-cell table:formula="of:=[$Index.$B$2]" office:value-type="float" office:value="2" calcext:value-type="float">
            <text:p>2</text:p>
          </table:table-cell>
          <table:table-cell table:formula="of:=[$Index.$B$1]" office:value-type="float" office:value="1" calcext:value-type="float">
            <text:p>1</text:p>
          </table:table-cell>
          <table:table-cell table:formula="of:=[$Index.$B$5]" office:value-type="float" office:value="5" calcext:value-type="float">
            <text:p>5</text:p>
          </table:table-cell>
          <table:table-cell table:formula="of:=[$Index.$B$9]" office:value-type="float" office:value="9" calcext:value-type="float">
            <text:p>9</text:p>
          </table:table-cell>
          <table:table-cell table:formula="of:=[$Index.$B$10]" office:value-type="float" office:value="10" calcext:value-type="float">
            <text:p>10</text:p>
          </table:table-cell>
          <table:table-cell table:formula="of:=[$Index.$B$11]" office:value-type="float" office:value="11" calcext:value-type="float">
            <text:p>11</text:p>
          </table:table-cell>
          <table:table-cell table:formula="of:=[$Index.$B$12]" office:value-type="float" office:value="12" calcext:value-type="float">
            <text:p>12</text:p>
          </table:table-cell>
          <table:table-cell table:formula="of:=[$Index.$B$13]" office:value-type="float" office:value="13" calcext:value-type="float">
            <text:p>13</text:p>
          </table:table-cell>
          <table:table-cell table:formula="of:=[$Index.$B$14]" office:value-type="float" office:value="14" calcext:value-type="float">
            <text:p>14</text:p>
          </table:table-cell>
          <table:table-cell table:formula="of:=[$Index.$B$15]" office:value-type="float" office:value="15" calcext:value-type="float">
            <text:p>15</text:p>
          </table:table-cell>
          <table:table-cell table:formula="of:=[$Index.$B$18]" office:value-type="float" office:value="18" calcext:value-type="float">
            <text:p>18</text:p>
          </table:table-cell>
          <table:table-cell table:formula="of:=[$Index.$B$19]" office:value-type="float" office:value="19" calcext:value-type="float">
            <text:p>19</text:p>
          </table:table-cell>
          <table:table-cell table:formula="of:=[$Index.$B$17]" office:value-type="float" office:value="17" calcext:value-type="float">
            <text:p>17</text:p>
          </table:table-cell>
          <table:table-cell table:formula="of:=[$Index.$B$16]" office:value-type="float" office:value="16" calcext:value-type="float">
            <text:p>16</text:p>
          </table:table-cell>
          <table:table-cell table:formula="of:=[$Index.$B$20]" office:value-type="float" office:value="20" calcext:value-type="float">
            <text:p>20</text:p>
          </table:table-cell>
          <table:table-cell table:formula="of:=[$Index.$B$21]" office:value-type="float" office:value="21" calcext:value-type="float">
            <text:p>2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vor 19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2-Zimmer-Wohnungen'.B6]/['2-Zimmer-Wohnungen'.$K6]-1" office:value-type="float" office:value="0.266666666666667" calcext:value-type="float">
            <text:p>0.267</text:p>
          </table:table-cell>
          <table:table-cell table:style-name="ce6" table:formula="of:=['2-Zimmer-Wohnungen'.C6]/['2-Zimmer-Wohnungen'.$K6]-1" office:value-type="float" office:value="0.133333333333333" calcext:value-type="float">
            <text:p>0.133</text:p>
          </table:table-cell>
          <table:table-cell table:style-name="ce6" table:formula="of:=['2-Zimmer-Wohnungen'.D6]/['2-Zimmer-Wohnungen'.$K6]-1" office:value-type="float" office:value="0.0666666666666667" calcext:value-type="float">
            <text:p>0.067</text:p>
          </table:table-cell>
          <table:table-cell table:style-name="ce6" table:formula="of:=['2-Zimmer-Wohnungen'.E6]/['2-Zimmer-Wohnungen'.$K6]-1" office:value-type="float" office:value="0" calcext:value-type="float">
            <text:p>0.000</text:p>
          </table:table-cell>
          <table:table-cell table:style-name="ce6" table:formula="of:=['2-Zimmer-Wohnungen'.F6]/['2-Zimmer-Wohnungen'.$K6]-1" office:value-type="float" office:value="0.0666666666666667" calcext:value-type="float">
            <text:p>0.067</text:p>
          </table:table-cell>
          <table:table-cell table:style-name="ce6" table:formula="of:=['2-Zimmer-Wohnungen'.G6]/['2-Zimmer-Wohnungen'.$K6]-1" office:value-type="float" office:value="0.0666666666666667" calcext:value-type="float">
            <text:p>0.067</text:p>
          </table:table-cell>
          <table:table-cell table:style-name="ce6" table:formula="of:=['2-Zimmer-Wohnungen'.H6]/['2-Zimmer-Wohnungen'.$K6]-1" office:value-type="float" office:value="0.0666666666666667" calcext:value-type="float">
            <text:p>0.067</text:p>
          </table:table-cell>
          <table:table-cell table:style-name="ce6" table:formula="of:=['2-Zimmer-Wohnungen'.I6]/['2-Zimmer-Wohnungen'.$K6]-1" office:value-type="float" office:value="0.0666666666666667" calcext:value-type="float">
            <text:p>0.067</text:p>
          </table:table-cell>
          <table:table-cell table:style-name="ce6" table:formula="of:=['2-Zimmer-Wohnungen'.J6]/['2-Zimmer-Wohnungen'.$K6]-1" office:value-type="float" office:value="0.0666666666666667" calcext:value-type="float">
            <text:p>0.067</text:p>
          </table:table-cell>
          <table:table-cell table:style-name="ce7" table:formula="of:=['2-Zimmer-Wohnungen'.K6]/['2-Zimmer-Wohnungen'.$K6]-1" office:value-type="float" office:value="0" calcext:value-type="float">
            <text:p>0.000</text:p>
          </table:table-cell>
          <table:table-cell table:style-name="ce6" table:formula="of:=['2-Zimmer-Wohnungen'.L6]/['2-Zimmer-Wohnungen'.$K6]-1" office:value-type="float" office:value="0" calcext:value-type="float">
            <text:p>0.000</text:p>
          </table:table-cell>
          <table:table-cell table:style-name="ce6" table:formula="of:=['2-Zimmer-Wohnungen'.M6]/['2-Zimmer-Wohnungen'.$K6]-1" office:value-type="float" office:value="0.0666666666666667" calcext:value-type="float">
            <text:p>0.067</text:p>
          </table:table-cell>
          <table:table-cell table:style-name="ce6" table:formula="of:=['2-Zimmer-Wohnungen'.N6]/['2-Zimmer-Wohnungen'.$K6]-1" office:value-type="float" office:value="0" calcext:value-type="float">
            <text:p>0.000</text:p>
          </table:table-cell>
          <table:table-cell table:style-name="ce6" table:formula="of:=['2-Zimmer-Wohnungen'.O6]/['2-Zimmer-Wohnungen'.$K6]-1" office:value-type="float" office:value="0" calcext:value-type="float">
            <text:p>0.000</text:p>
          </table:table-cell>
          <table:table-cell table:style-name="ce6" table:formula="of:=['2-Zimmer-Wohnungen'.P6]/['2-Zimmer-Wohnungen'.$K6]-1" office:value-type="float" office:value="-0.0666666666666667" calcext:value-type="float">
            <text:p>-0.067</text:p>
          </table:table-cell>
          <table:table-cell table:style-name="ce6" table:formula="of:=['2-Zimmer-Wohnungen'.Q6]/['2-Zimmer-Wohnungen'.$K6]-1" office:value-type="float" office:value="-0.0666666666666667" calcext:value-type="float">
            <text:p>-0.067</text:p>
          </table:table-cell>
          <table:table-cell table:style-name="ce6" table:formula="of:=['2-Zimmer-Wohnungen'.R6]/['2-Zimmer-Wohnungen'.$K6]-1" office:value-type="float" office:value="0" calcext:value-type="float">
            <text:p>0.000</text:p>
          </table:table-cell>
          <table:table-cell table:style-name="ce6" table:formula="of:=['2-Zimmer-Wohnungen'.S6]/['2-Zimmer-Wohnungen'.$K6]-1" office:value-type="float" office:value="-0.0666666666666667" calcext:value-type="float">
            <text:p>-0.067</text:p>
          </table:table-cell>
          <table:table-cell table:style-name="ce6" table:formula="of:=['2-Zimmer-Wohnungen'.T6]/['2-Zimmer-Wohnungen'.$K6]-1" office:value-type="float" office:value="-0.0666666666666667" calcext:value-type="float">
            <text:p>-0.067</text:p>
          </table:table-cell>
          <table:table-cell table:style-name="ce6" table:formula="of:=['2-Zimmer-Wohnungen'.U6]/['2-Zimmer-Wohnungen'.$K6]-1" office:value-type="float" office:value="0" calcext:value-type="float">
            <text:p>0.000</text:p>
          </table:table-cell>
          <table:table-cell table:style-name="ce8" table:formula="of:=['2-Zimmer-Wohnungen'.U6]/['2-Zimmer-Wohnungen'.$K6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2-Zimmer-Wohnungen'.B7]/['2-Zimmer-Wohnungen'.$K7]-1" office:value-type="float" office:value="0.277777777777778" calcext:value-type="float">
            <text:p>0.278</text:p>
          </table:table-cell>
          <table:table-cell table:style-name="ce6" table:formula="of:=['2-Zimmer-Wohnungen'.C7]/['2-Zimmer-Wohnungen'.$K7]-1" office:value-type="float" office:value="0.111111111111111" calcext:value-type="float">
            <text:p>0.111</text:p>
          </table:table-cell>
          <table:table-cell table:style-name="ce6" table:formula="of:=['2-Zimmer-Wohnungen'.D7]/['2-Zimmer-Wohnungen'.$K7]-1" office:value-type="float" office:value="0.0555555555555556" calcext:value-type="float">
            <text:p>0.056</text:p>
          </table:table-cell>
          <table:table-cell table:style-name="ce6" table:formula="of:=['2-Zimmer-Wohnungen'.E7]/['2-Zimmer-Wohnungen'.$K7]-1" office:value-type="float" office:value="0" calcext:value-type="float">
            <text:p>0.000</text:p>
          </table:table-cell>
          <table:table-cell table:style-name="ce6" table:formula="of:=['2-Zimmer-Wohnungen'.F7]/['2-Zimmer-Wohnungen'.$K7]-1" office:value-type="float" office:value="0.0555555555555556" calcext:value-type="float">
            <text:p>0.056</text:p>
          </table:table-cell>
          <table:table-cell table:style-name="ce6" table:formula="of:=['2-Zimmer-Wohnungen'.G7]/['2-Zimmer-Wohnungen'.$K7]-1" office:value-type="float" office:value="0.0555555555555556" calcext:value-type="float">
            <text:p>0.056</text:p>
          </table:table-cell>
          <table:table-cell table:style-name="ce6" table:formula="of:=['2-Zimmer-Wohnungen'.H7]/['2-Zimmer-Wohnungen'.$K7]-1" office:value-type="float" office:value="0.0555555555555556" calcext:value-type="float">
            <text:p>0.056</text:p>
          </table:table-cell>
          <table:table-cell table:style-name="ce6" table:formula="of:=['2-Zimmer-Wohnungen'.I7]/['2-Zimmer-Wohnungen'.$K7]-1" office:value-type="float" office:value="0.111111111111111" calcext:value-type="float">
            <text:p>0.111</text:p>
          </table:table-cell>
          <table:table-cell table:style-name="ce6" table:formula="of:=['2-Zimmer-Wohnungen'.J7]/['2-Zimmer-Wohnungen'.$K7]-1" office:value-type="float" office:value="0.0555555555555556" calcext:value-type="float">
            <text:p>0.056</text:p>
          </table:table-cell>
          <table:table-cell table:style-name="ce7" table:formula="of:=['2-Zimmer-Wohnungen'.K7]/['2-Zimmer-Wohnungen'.$K7]-1" office:value-type="float" office:value="0" calcext:value-type="float">
            <text:p>0.000</text:p>
          </table:table-cell>
          <table:table-cell table:style-name="ce6" table:formula="of:=['2-Zimmer-Wohnungen'.L7]/['2-Zimmer-Wohnungen'.$K7]-1" office:value-type="float" office:value="0" calcext:value-type="float">
            <text:p>0.000</text:p>
          </table:table-cell>
          <table:table-cell table:style-name="ce6" table:formula="of:=['2-Zimmer-Wohnungen'.M7]/['2-Zimmer-Wohnungen'.$K7]-1" office:value-type="float" office:value="0.0555555555555556" calcext:value-type="float">
            <text:p>0.056</text:p>
          </table:table-cell>
          <table:table-cell table:style-name="ce6" table:formula="of:=['2-Zimmer-Wohnungen'.N7]/['2-Zimmer-Wohnungen'.$K7]-1" office:value-type="float" office:value="0" calcext:value-type="float">
            <text:p>0.000</text:p>
          </table:table-cell>
          <table:table-cell table:style-name="ce6" table:formula="of:=['2-Zimmer-Wohnungen'.O7]/['2-Zimmer-Wohnungen'.$K7]-1" office:value-type="float" office:value="0" calcext:value-type="float">
            <text:p>0.000</text:p>
          </table:table-cell>
          <table:table-cell table:style-name="ce6" table:formula="of:=['2-Zimmer-Wohnungen'.P7]/['2-Zimmer-Wohnungen'.$K7]-1" office:value-type="float" office:value="-0.0555555555555556" calcext:value-type="float">
            <text:p>-0.056</text:p>
          </table:table-cell>
          <table:table-cell table:style-name="ce6" table:formula="of:=['2-Zimmer-Wohnungen'.Q7]/['2-Zimmer-Wohnungen'.$K7]-1" office:value-type="float" office:value="-0.0555555555555556" calcext:value-type="float">
            <text:p>-0.056</text:p>
          </table:table-cell>
          <table:table-cell table:style-name="ce6" table:formula="of:=['2-Zimmer-Wohnungen'.R7]/['2-Zimmer-Wohnungen'.$K7]-1" office:value-type="float" office:value="0" calcext:value-type="float">
            <text:p>0.000</text:p>
          </table:table-cell>
          <table:table-cell table:style-name="ce6" table:formula="of:=['2-Zimmer-Wohnungen'.S7]/['2-Zimmer-Wohnungen'.$K7]-1" office:value-type="float" office:value="-0.0555555555555556" calcext:value-type="float">
            <text:p>-0.056</text:p>
          </table:table-cell>
          <table:table-cell table:style-name="ce6" table:formula="of:=['2-Zimmer-Wohnungen'.T7]/['2-Zimmer-Wohnungen'.$K7]-1" office:value-type="float" office:value="-0.0555555555555556" calcext:value-type="float">
            <text:p>-0.056</text:p>
          </table:table-cell>
          <table:table-cell table:style-name="ce6" table:formula="of:=['2-Zimmer-Wohnungen'.U7]/['2-Zimmer-Wohnungen'.$K7]-1" office:value-type="float" office:value="0" calcext:value-type="float">
            <text:p>0.000</text:p>
          </table:table-cell>
          <table:table-cell table:style-name="ce8" table:formula="of:=['2-Zimmer-Wohnungen'.U7]/['2-Zimmer-Wohnungen'.$K7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00 - 192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2-Zimmer-Wohnungen'.B9]/['2-Zimmer-Wohnungen'.$K9]-1" office:value-type="float" office:value="0.266666666666667" calcext:value-type="float">
            <text:p>0.267</text:p>
          </table:table-cell>
          <table:table-cell table:style-name="ce6" table:formula="of:=['2-Zimmer-Wohnungen'.C9]/['2-Zimmer-Wohnungen'.$K9]-1" office:value-type="float" office:value="0.0666666666666667" calcext:value-type="float">
            <text:p>0.067</text:p>
          </table:table-cell>
          <table:table-cell table:style-name="ce6" table:formula="of:=['2-Zimmer-Wohnungen'.D9]/['2-Zimmer-Wohnungen'.$K9]-1" office:value-type="float" office:value="0.0666666666666667" calcext:value-type="float">
            <text:p>0.067</text:p>
          </table:table-cell>
          <table:table-cell table:style-name="ce6" table:formula="of:=['2-Zimmer-Wohnungen'.E9]/['2-Zimmer-Wohnungen'.$K9]-1" office:value-type="float" office:value="0" calcext:value-type="float">
            <text:p>0.000</text:p>
          </table:table-cell>
          <table:table-cell table:style-name="ce6" table:formula="of:=['2-Zimmer-Wohnungen'.F9]/['2-Zimmer-Wohnungen'.$K9]-1" office:value-type="float" office:value="0.0666666666666667" calcext:value-type="float">
            <text:p>0.067</text:p>
          </table:table-cell>
          <table:table-cell table:style-name="ce6" table:formula="of:=['2-Zimmer-Wohnungen'.G9]/['2-Zimmer-Wohnungen'.$K9]-1" office:value-type="float" office:value="0" calcext:value-type="float">
            <text:p>0.000</text:p>
          </table:table-cell>
          <table:table-cell table:style-name="ce6" table:formula="of:=['2-Zimmer-Wohnungen'.H9]/['2-Zimmer-Wohnungen'.$K9]-1" office:value-type="float" office:value="0.0666666666666667" calcext:value-type="float">
            <text:p>0.067</text:p>
          </table:table-cell>
          <table:table-cell table:style-name="ce6" table:formula="of:=['2-Zimmer-Wohnungen'.I9]/['2-Zimmer-Wohnungen'.$K9]-1" office:value-type="float" office:value="0.0666666666666667" calcext:value-type="float">
            <text:p>0.067</text:p>
          </table:table-cell>
          <table:table-cell table:style-name="ce6" table:formula="of:=['2-Zimmer-Wohnungen'.J9]/['2-Zimmer-Wohnungen'.$K9]-1" office:value-type="float" office:value="0" calcext:value-type="float">
            <text:p>0.000</text:p>
          </table:table-cell>
          <table:table-cell table:style-name="ce7" table:formula="of:=['2-Zimmer-Wohnungen'.K9]/['2-Zimmer-Wohnungen'.$K9]-1" office:value-type="float" office:value="0" calcext:value-type="float">
            <text:p>0.000</text:p>
          </table:table-cell>
          <table:table-cell table:style-name="ce6" table:formula="of:=['2-Zimmer-Wohnungen'.L9]/['2-Zimmer-Wohnungen'.$K9]-1" office:value-type="float" office:value="-0.0666666666666667" calcext:value-type="float">
            <text:p>-0.067</text:p>
          </table:table-cell>
          <table:table-cell table:style-name="ce6" table:formula="of:=['2-Zimmer-Wohnungen'.M9]/['2-Zimmer-Wohnungen'.$K9]-1" office:value-type="float" office:value="0" calcext:value-type="float">
            <text:p>0.000</text:p>
          </table:table-cell>
          <table:table-cell table:style-name="ce6" table:formula="of:=['2-Zimmer-Wohnungen'.N9]/['2-Zimmer-Wohnungen'.$K9]-1" office:value-type="float" office:value="0" calcext:value-type="float">
            <text:p>0.000</text:p>
          </table:table-cell>
          <table:table-cell table:style-name="ce6" table:formula="of:=['2-Zimmer-Wohnungen'.O9]/['2-Zimmer-Wohnungen'.$K9]-1" office:value-type="float" office:value="0" calcext:value-type="float">
            <text:p>0.000</text:p>
          </table:table-cell>
          <table:table-cell table:style-name="ce6" table:formula="of:=['2-Zimmer-Wohnungen'.P9]/['2-Zimmer-Wohnungen'.$K9]-1" office:value-type="float" office:value="-0.0666666666666667" calcext:value-type="float">
            <text:p>-0.067</text:p>
          </table:table-cell>
          <table:table-cell table:style-name="ce6" table:formula="of:=['2-Zimmer-Wohnungen'.Q9]/['2-Zimmer-Wohnungen'.$K9]-1" office:value-type="float" office:value="-0.0666666666666667" calcext:value-type="float">
            <text:p>-0.067</text:p>
          </table:table-cell>
          <table:table-cell table:style-name="ce6" table:formula="of:=['2-Zimmer-Wohnungen'.R9]/['2-Zimmer-Wohnungen'.$K9]-1" office:value-type="float" office:value="-0.0666666666666667" calcext:value-type="float">
            <text:p>-0.067</text:p>
          </table:table-cell>
          <table:table-cell table:style-name="ce6" table:formula="of:=['2-Zimmer-Wohnungen'.S9]/['2-Zimmer-Wohnungen'.$K9]-1" office:value-type="float" office:value="-0.133333333333333" calcext:value-type="float">
            <text:p>-0.133</text:p>
          </table:table-cell>
          <table:table-cell table:style-name="ce6" table:formula="of:=['2-Zimmer-Wohnungen'.T9]/['2-Zimmer-Wohnungen'.$K9]-1" office:value-type="float" office:value="-0.0666666666666667" calcext:value-type="float">
            <text:p>-0.067</text:p>
          </table:table-cell>
          <table:table-cell table:style-name="ce6" table:formula="of:=['2-Zimmer-Wohnungen'.U9]/['2-Zimmer-Wohnungen'.$K9]-1" office:value-type="float" office:value="0" calcext:value-type="float">
            <text:p>0.000</text:p>
          </table:table-cell>
          <table:table-cell table:style-name="ce8" table:formula="of:=['2-Zimmer-Wohnungen'.U9]/['2-Zimmer-Wohnungen'.$K9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2-Zimmer-Wohnungen'.B10]/['2-Zimmer-Wohnungen'.$K10]-1" office:value-type="float" office:value="0.222222222222222" calcext:value-type="float">
            <text:p>0.222</text:p>
          </table:table-cell>
          <table:table-cell table:style-name="ce6" table:formula="of:=['2-Zimmer-Wohnungen'.C10]/['2-Zimmer-Wohnungen'.$K10]-1" office:value-type="float" office:value="0.111111111111111" calcext:value-type="float">
            <text:p>0.111</text:p>
          </table:table-cell>
          <table:table-cell table:style-name="ce6" table:formula="of:=['2-Zimmer-Wohnungen'.D10]/['2-Zimmer-Wohnungen'.$K10]-1" office:value-type="float" office:value="0.0555555555555556" calcext:value-type="float">
            <text:p>0.056</text:p>
          </table:table-cell>
          <table:table-cell table:style-name="ce6" table:formula="of:=['2-Zimmer-Wohnungen'.E10]/['2-Zimmer-Wohnungen'.$K10]-1" office:value-type="float" office:value="0" calcext:value-type="float">
            <text:p>0.000</text:p>
          </table:table-cell>
          <table:table-cell table:style-name="ce6" table:formula="of:=['2-Zimmer-Wohnungen'.F10]/['2-Zimmer-Wohnungen'.$K10]-1" office:value-type="float" office:value="0.0555555555555556" calcext:value-type="float">
            <text:p>0.056</text:p>
          </table:table-cell>
          <table:table-cell table:style-name="ce6" table:formula="of:=['2-Zimmer-Wohnungen'.G10]/['2-Zimmer-Wohnungen'.$K10]-1" office:value-type="float" office:value="0" calcext:value-type="float">
            <text:p>0.000</text:p>
          </table:table-cell>
          <table:table-cell table:style-name="ce6" table:formula="of:=['2-Zimmer-Wohnungen'.H10]/['2-Zimmer-Wohnungen'.$K10]-1" office:value-type="float" office:value="0.0555555555555556" calcext:value-type="float">
            <text:p>0.056</text:p>
          </table:table-cell>
          <table:table-cell table:style-name="ce6" table:formula="of:=['2-Zimmer-Wohnungen'.I10]/['2-Zimmer-Wohnungen'.$K10]-1" office:value-type="float" office:value="0.0555555555555556" calcext:value-type="float">
            <text:p>0.056</text:p>
          </table:table-cell>
          <table:table-cell table:style-name="ce6" table:formula="of:=['2-Zimmer-Wohnungen'.J10]/['2-Zimmer-Wohnungen'.$K10]-1" office:value-type="float" office:value="0" calcext:value-type="float">
            <text:p>0.000</text:p>
          </table:table-cell>
          <table:table-cell table:style-name="ce7" table:formula="of:=['2-Zimmer-Wohnungen'.K10]/['2-Zimmer-Wohnungen'.$K10]-1" office:value-type="float" office:value="0" calcext:value-type="float">
            <text:p>0.000</text:p>
          </table:table-cell>
          <table:table-cell table:style-name="ce6" table:formula="of:=['2-Zimmer-Wohnungen'.L10]/['2-Zimmer-Wohnungen'.$K10]-1" office:value-type="float" office:value="-0.0555555555555556" calcext:value-type="float">
            <text:p>-0.056</text:p>
          </table:table-cell>
          <table:table-cell table:style-name="ce6" table:formula="of:=['2-Zimmer-Wohnungen'.M10]/['2-Zimmer-Wohnungen'.$K10]-1" office:value-type="float" office:value="0" calcext:value-type="float">
            <text:p>0.000</text:p>
          </table:table-cell>
          <table:table-cell table:style-name="ce6" table:formula="of:=['2-Zimmer-Wohnungen'.N10]/['2-Zimmer-Wohnungen'.$K10]-1" office:value-type="float" office:value="0" calcext:value-type="float">
            <text:p>0.000</text:p>
          </table:table-cell>
          <table:table-cell table:style-name="ce6" table:formula="of:=['2-Zimmer-Wohnungen'.O10]/['2-Zimmer-Wohnungen'.$K10]-1" office:value-type="float" office:value="0" calcext:value-type="float">
            <text:p>0.000</text:p>
          </table:table-cell>
          <table:table-cell table:style-name="ce6" table:formula="of:=['2-Zimmer-Wohnungen'.P10]/['2-Zimmer-Wohnungen'.$K10]-1" office:value-type="float" office:value="-0.111111111111111" calcext:value-type="float">
            <text:p>-0.111</text:p>
          </table:table-cell>
          <table:table-cell table:style-name="ce6" table:formula="of:=['2-Zimmer-Wohnungen'.Q10]/['2-Zimmer-Wohnungen'.$K10]-1" office:value-type="float" office:value="-0.0555555555555556" calcext:value-type="float">
            <text:p>-0.056</text:p>
          </table:table-cell>
          <table:table-cell table:style-name="ce6" table:formula="of:=['2-Zimmer-Wohnungen'.R10]/['2-Zimmer-Wohnungen'.$K10]-1" office:value-type="float" office:value="-0.0555555555555556" calcext:value-type="float">
            <text:p>-0.056</text:p>
          </table:table-cell>
          <table:table-cell table:style-name="ce6" table:formula="of:=['2-Zimmer-Wohnungen'.S10]/['2-Zimmer-Wohnungen'.$K10]-1" office:value-type="float" office:value="-0.111111111111111" calcext:value-type="float">
            <text:p>-0.111</text:p>
          </table:table-cell>
          <table:table-cell table:style-name="ce6" table:formula="of:=['2-Zimmer-Wohnungen'.T10]/['2-Zimmer-Wohnungen'.$K10]-1" office:value-type="float" office:value="-0.0555555555555556" calcext:value-type="float">
            <text:p>-0.056</text:p>
          </table:table-cell>
          <table:table-cell table:style-name="ce6" table:formula="of:=['2-Zimmer-Wohnungen'.U10]/['2-Zimmer-Wohnungen'.$K10]-1" office:value-type="float" office:value="0" calcext:value-type="float">
            <text:p>0.000</text:p>
          </table:table-cell>
          <table:table-cell table:style-name="ce8" table:formula="of:=['2-Zimmer-Wohnungen'.U10]/['2-Zimmer-Wohnungen'.$K10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21 - 1946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2-Zimmer-Wohnungen'.B12]/['2-Zimmer-Wohnungen'.$K12]-1" office:value-type="float" office:value="0.266666666666667" calcext:value-type="float">
            <text:p>0.267</text:p>
          </table:table-cell>
          <table:table-cell table:style-name="ce6" table:formula="of:=['2-Zimmer-Wohnungen'.C12]/['2-Zimmer-Wohnungen'.$K12]-1" office:value-type="float" office:value="0.133333333333333" calcext:value-type="float">
            <text:p>0.133</text:p>
          </table:table-cell>
          <table:table-cell table:style-name="ce6" table:formula="of:=['2-Zimmer-Wohnungen'.D12]/['2-Zimmer-Wohnungen'.$K12]-1" office:value-type="float" office:value="0.0666666666666667" calcext:value-type="float">
            <text:p>0.067</text:p>
          </table:table-cell>
          <table:table-cell table:style-name="ce6" table:formula="of:=['2-Zimmer-Wohnungen'.E12]/['2-Zimmer-Wohnungen'.$K12]-1" office:value-type="float" office:value="0" calcext:value-type="float">
            <text:p>0.000</text:p>
          </table:table-cell>
          <table:table-cell table:style-name="ce6" table:formula="of:=['2-Zimmer-Wohnungen'.F12]/['2-Zimmer-Wohnungen'.$K12]-1" office:value-type="float" office:value="0.0666666666666667" calcext:value-type="float">
            <text:p>0.067</text:p>
          </table:table-cell>
          <table:table-cell table:style-name="ce6" table:formula="of:=['2-Zimmer-Wohnungen'.G12]/['2-Zimmer-Wohnungen'.$K12]-1" office:value-type="float" office:value="0.0666666666666667" calcext:value-type="float">
            <text:p>0.067</text:p>
          </table:table-cell>
          <table:table-cell table:style-name="ce6" table:formula="of:=['2-Zimmer-Wohnungen'.H12]/['2-Zimmer-Wohnungen'.$K12]-1" office:value-type="float" office:value="0.0666666666666667" calcext:value-type="float">
            <text:p>0.067</text:p>
          </table:table-cell>
          <table:table-cell table:style-name="ce6" table:formula="of:=['2-Zimmer-Wohnungen'.I12]/['2-Zimmer-Wohnungen'.$K12]-1" office:value-type="float" office:value="0.133333333333333" calcext:value-type="float">
            <text:p>0.133</text:p>
          </table:table-cell>
          <table:table-cell table:style-name="ce6" table:formula="of:=['2-Zimmer-Wohnungen'.J12]/['2-Zimmer-Wohnungen'.$K12]-1" office:value-type="float" office:value="0.0666666666666667" calcext:value-type="float">
            <text:p>0.067</text:p>
          </table:table-cell>
          <table:table-cell table:style-name="ce7" table:formula="of:=['2-Zimmer-Wohnungen'.K12]/['2-Zimmer-Wohnungen'.$K12]-1" office:value-type="float" office:value="0" calcext:value-type="float">
            <text:p>0.000</text:p>
          </table:table-cell>
          <table:table-cell table:style-name="ce6" table:formula="of:=['2-Zimmer-Wohnungen'.L12]/['2-Zimmer-Wohnungen'.$K12]-1" office:value-type="float" office:value="0" calcext:value-type="float">
            <text:p>0.000</text:p>
          </table:table-cell>
          <table:table-cell table:style-name="ce6" table:formula="of:=['2-Zimmer-Wohnungen'.M12]/['2-Zimmer-Wohnungen'.$K12]-1" office:value-type="float" office:value="0.0666666666666667" calcext:value-type="float">
            <text:p>0.067</text:p>
          </table:table-cell>
          <table:table-cell table:style-name="ce6" table:formula="of:=['2-Zimmer-Wohnungen'.N12]/['2-Zimmer-Wohnungen'.$K12]-1" office:value-type="float" office:value="0" calcext:value-type="float">
            <text:p>0.000</text:p>
          </table:table-cell>
          <table:table-cell table:style-name="ce6" table:formula="of:=['2-Zimmer-Wohnungen'.O12]/['2-Zimmer-Wohnungen'.$K12]-1" office:value-type="float" office:value="0" calcext:value-type="float">
            <text:p>0.000</text:p>
          </table:table-cell>
          <table:table-cell table:style-name="ce6" table:formula="of:=['2-Zimmer-Wohnungen'.P12]/['2-Zimmer-Wohnungen'.$K12]-1" office:value-type="float" office:value="-0.0666666666666667" calcext:value-type="float">
            <text:p>-0.067</text:p>
          </table:table-cell>
          <table:table-cell table:style-name="ce6" table:formula="of:=['2-Zimmer-Wohnungen'.Q12]/['2-Zimmer-Wohnungen'.$K12]-1" office:value-type="float" office:value="0" calcext:value-type="float">
            <text:p>0.000</text:p>
          </table:table-cell>
          <table:table-cell table:style-name="ce6" table:formula="of:=['2-Zimmer-Wohnungen'.R12]/['2-Zimmer-Wohnungen'.$K12]-1" office:value-type="float" office:value="0" calcext:value-type="float">
            <text:p>0.000</text:p>
          </table:table-cell>
          <table:table-cell table:style-name="ce6" table:formula="of:=['2-Zimmer-Wohnungen'.S12]/['2-Zimmer-Wohnungen'.$K12]-1" office:value-type="float" office:value="-0.0666666666666667" calcext:value-type="float">
            <text:p>-0.067</text:p>
          </table:table-cell>
          <table:table-cell table:style-name="ce6" table:formula="of:=['2-Zimmer-Wohnungen'.T12]/['2-Zimmer-Wohnungen'.$K12]-1" office:value-type="float" office:value="-0.0666666666666667" calcext:value-type="float">
            <text:p>-0.067</text:p>
          </table:table-cell>
          <table:table-cell table:style-name="ce6" table:formula="of:=['2-Zimmer-Wohnungen'.U12]/['2-Zimmer-Wohnungen'.$K12]-1" office:value-type="float" office:value="0.0666666666666667" calcext:value-type="float">
            <text:p>0.067</text:p>
          </table:table-cell>
          <table:table-cell table:style-name="ce8" table:formula="of:=['2-Zimmer-Wohnungen'.U12]/['2-Zimmer-Wohnungen'.$K12]-1" office:value-type="float" office:value="0.0666666666666667" calcext:value-type="float">
            <text:p>0.06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2-Zimmer-Wohnungen'.B13]/['2-Zimmer-Wohnungen'.$K13]-1" office:value-type="float" office:value="0.294117647058824" calcext:value-type="float">
            <text:p>0.294</text:p>
          </table:table-cell>
          <table:table-cell table:style-name="ce6" table:formula="of:=['2-Zimmer-Wohnungen'.C13]/['2-Zimmer-Wohnungen'.$K13]-1" office:value-type="float" office:value="0.117647058823529" calcext:value-type="float">
            <text:p>0.118</text:p>
          </table:table-cell>
          <table:table-cell table:style-name="ce6" table:formula="of:=['2-Zimmer-Wohnungen'.D13]/['2-Zimmer-Wohnungen'.$K13]-1" office:value-type="float" office:value="0.0588235294117647" calcext:value-type="float">
            <text:p>0.059</text:p>
          </table:table-cell>
          <table:table-cell table:style-name="ce6" table:formula="of:=['2-Zimmer-Wohnungen'.E13]/['2-Zimmer-Wohnungen'.$K13]-1" office:value-type="float" office:value="0" calcext:value-type="float">
            <text:p>0.000</text:p>
          </table:table-cell>
          <table:table-cell table:style-name="ce6" table:formula="of:=['2-Zimmer-Wohnungen'.F13]/['2-Zimmer-Wohnungen'.$K13]-1" office:value-type="float" office:value="0.0588235294117647" calcext:value-type="float">
            <text:p>0.059</text:p>
          </table:table-cell>
          <table:table-cell table:style-name="ce6" table:formula="of:=['2-Zimmer-Wohnungen'.G13]/['2-Zimmer-Wohnungen'.$K13]-1" office:value-type="float" office:value="0.0588235294117647" calcext:value-type="float">
            <text:p>0.059</text:p>
          </table:table-cell>
          <table:table-cell table:style-name="ce6" table:formula="of:=['2-Zimmer-Wohnungen'.H13]/['2-Zimmer-Wohnungen'.$K13]-1" office:value-type="float" office:value="0.117647058823529" calcext:value-type="float">
            <text:p>0.118</text:p>
          </table:table-cell>
          <table:table-cell table:style-name="ce6" table:formula="of:=['2-Zimmer-Wohnungen'.I13]/['2-Zimmer-Wohnungen'.$K13]-1" office:value-type="float" office:value="0.117647058823529" calcext:value-type="float">
            <text:p>0.118</text:p>
          </table:table-cell>
          <table:table-cell table:style-name="ce6" table:formula="of:=['2-Zimmer-Wohnungen'.J13]/['2-Zimmer-Wohnungen'.$K13]-1" office:value-type="float" office:value="0.0588235294117647" calcext:value-type="float">
            <text:p>0.059</text:p>
          </table:table-cell>
          <table:table-cell table:style-name="ce7" table:formula="of:=['2-Zimmer-Wohnungen'.K13]/['2-Zimmer-Wohnungen'.$K13]-1" office:value-type="float" office:value="0" calcext:value-type="float">
            <text:p>0.000</text:p>
          </table:table-cell>
          <table:table-cell table:style-name="ce6" table:formula="of:=['2-Zimmer-Wohnungen'.L13]/['2-Zimmer-Wohnungen'.$K13]-1" office:value-type="float" office:value="0" calcext:value-type="float">
            <text:p>0.000</text:p>
          </table:table-cell>
          <table:table-cell table:style-name="ce6" table:formula="of:=['2-Zimmer-Wohnungen'.M13]/['2-Zimmer-Wohnungen'.$K13]-1" office:value-type="float" office:value="0.0588235294117647" calcext:value-type="float">
            <text:p>0.059</text:p>
          </table:table-cell>
          <table:table-cell table:style-name="ce6" table:formula="of:=['2-Zimmer-Wohnungen'.N13]/['2-Zimmer-Wohnungen'.$K13]-1" office:value-type="float" office:value="0" calcext:value-type="float">
            <text:p>0.000</text:p>
          </table:table-cell>
          <table:table-cell table:style-name="ce6" table:formula="of:=['2-Zimmer-Wohnungen'.O13]/['2-Zimmer-Wohnungen'.$K13]-1" office:value-type="float" office:value="0" calcext:value-type="float">
            <text:p>0.000</text:p>
          </table:table-cell>
          <table:table-cell table:style-name="ce6" table:formula="of:=['2-Zimmer-Wohnungen'.P13]/['2-Zimmer-Wohnungen'.$K13]-1" office:value-type="float" office:value="-0.0588235294117647" calcext:value-type="float">
            <text:p>-0.059</text:p>
          </table:table-cell>
          <table:table-cell table:style-name="ce6" table:formula="of:=['2-Zimmer-Wohnungen'.Q13]/['2-Zimmer-Wohnungen'.$K13]-1" office:value-type="float" office:value="-0.0588235294117647" calcext:value-type="float">
            <text:p>-0.059</text:p>
          </table:table-cell>
          <table:table-cell table:style-name="ce6" table:formula="of:=['2-Zimmer-Wohnungen'.R13]/['2-Zimmer-Wohnungen'.$K13]-1" office:value-type="float" office:value="0" calcext:value-type="float">
            <text:p>0.000</text:p>
          </table:table-cell>
          <table:table-cell table:style-name="ce6" table:formula="of:=['2-Zimmer-Wohnungen'.S13]/['2-Zimmer-Wohnungen'.$K13]-1" office:value-type="float" office:value="-0.0588235294117647" calcext:value-type="float">
            <text:p>-0.059</text:p>
          </table:table-cell>
          <table:table-cell table:style-name="ce6" table:formula="of:=['2-Zimmer-Wohnungen'.T13]/['2-Zimmer-Wohnungen'.$K13]-1" office:value-type="float" office:value="-0.0588235294117647" calcext:value-type="float">
            <text:p>-0.059</text:p>
          </table:table-cell>
          <table:table-cell table:style-name="ce6" table:formula="of:=['2-Zimmer-Wohnungen'.U13]/['2-Zimmer-Wohnungen'.$K13]-1" office:value-type="float" office:value="0" calcext:value-type="float">
            <text:p>0.000</text:p>
          </table:table-cell>
          <table:table-cell table:style-name="ce8" table:formula="of:=['2-Zimmer-Wohnungen'.U13]/['2-Zimmer-Wohnungen'.$K13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47 - 196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2-Zimmer-Wohnungen'.B15]/['2-Zimmer-Wohnungen'.$K15]-1" office:value-type="float" office:value="0.25" calcext:value-type="float">
            <text:p>0.250</text:p>
          </table:table-cell>
          <table:table-cell table:style-name="ce6" table:formula="of:=['2-Zimmer-Wohnungen'.C15]/['2-Zimmer-Wohnungen'.$K15]-1" office:value-type="float" office:value="0.125" calcext:value-type="float">
            <text:p>0.125</text:p>
          </table:table-cell>
          <table:table-cell table:style-name="ce6" table:formula="of:=['2-Zimmer-Wohnungen'.D15]/['2-Zimmer-Wohnungen'.$K15]-1" office:value-type="float" office:value="0.0625" calcext:value-type="float">
            <text:p>0.063</text:p>
          </table:table-cell>
          <table:table-cell table:style-name="ce6" table:formula="of:=['2-Zimmer-Wohnungen'.E15]/['2-Zimmer-Wohnungen'.$K15]-1" office:value-type="float" office:value="0" calcext:value-type="float">
            <text:p>0.000</text:p>
          </table:table-cell>
          <table:table-cell table:style-name="ce6" table:formula="of:=['2-Zimmer-Wohnungen'.F15]/['2-Zimmer-Wohnungen'.$K15]-1" office:value-type="float" office:value="0.0625" calcext:value-type="float">
            <text:p>0.063</text:p>
          </table:table-cell>
          <table:table-cell table:style-name="ce6" table:formula="of:=['2-Zimmer-Wohnungen'.G15]/['2-Zimmer-Wohnungen'.$K15]-1" office:value-type="float" office:value="0.0625" calcext:value-type="float">
            <text:p>0.063</text:p>
          </table:table-cell>
          <table:table-cell table:style-name="ce6" table:formula="of:=['2-Zimmer-Wohnungen'.H15]/['2-Zimmer-Wohnungen'.$K15]-1" office:value-type="float" office:value="0.0625" calcext:value-type="float">
            <text:p>0.063</text:p>
          </table:table-cell>
          <table:table-cell table:style-name="ce6" table:formula="of:=['2-Zimmer-Wohnungen'.I15]/['2-Zimmer-Wohnungen'.$K15]-1" office:value-type="float" office:value="0.0625" calcext:value-type="float">
            <text:p>0.063</text:p>
          </table:table-cell>
          <table:table-cell table:style-name="ce6" table:formula="of:=['2-Zimmer-Wohnungen'.J15]/['2-Zimmer-Wohnungen'.$K15]-1" office:value-type="float" office:value="0.0625" calcext:value-type="float">
            <text:p>0.063</text:p>
          </table:table-cell>
          <table:table-cell table:style-name="ce7" table:formula="of:=['2-Zimmer-Wohnungen'.K15]/['2-Zimmer-Wohnungen'.$K15]-1" office:value-type="float" office:value="0" calcext:value-type="float">
            <text:p>0.000</text:p>
          </table:table-cell>
          <table:table-cell table:style-name="ce6" table:formula="of:=['2-Zimmer-Wohnungen'.L15]/['2-Zimmer-Wohnungen'.$K15]-1" office:value-type="float" office:value="0" calcext:value-type="float">
            <text:p>0.000</text:p>
          </table:table-cell>
          <table:table-cell table:style-name="ce6" table:formula="of:=['2-Zimmer-Wohnungen'.M15]/['2-Zimmer-Wohnungen'.$K15]-1" office:value-type="float" office:value="0.0625" calcext:value-type="float">
            <text:p>0.063</text:p>
          </table:table-cell>
          <table:table-cell table:style-name="ce6" table:formula="of:=['2-Zimmer-Wohnungen'.N15]/['2-Zimmer-Wohnungen'.$K15]-1" office:value-type="float" office:value="0" calcext:value-type="float">
            <text:p>0.000</text:p>
          </table:table-cell>
          <table:table-cell table:style-name="ce6" table:formula="of:=['2-Zimmer-Wohnungen'.O15]/['2-Zimmer-Wohnungen'.$K15]-1" office:value-type="float" office:value="0" calcext:value-type="float">
            <text:p>0.000</text:p>
          </table:table-cell>
          <table:table-cell table:style-name="ce6" table:formula="of:=['2-Zimmer-Wohnungen'.P15]/['2-Zimmer-Wohnungen'.$K15]-1" office:value-type="float" office:value="-0.0625" calcext:value-type="float">
            <text:p>-0.063</text:p>
          </table:table-cell>
          <table:table-cell table:style-name="ce6" table:formula="of:=['2-Zimmer-Wohnungen'.Q15]/['2-Zimmer-Wohnungen'.$K15]-1" office:value-type="float" office:value="-0.0625" calcext:value-type="float">
            <text:p>-0.063</text:p>
          </table:table-cell>
          <table:table-cell table:style-name="ce6" table:formula="of:=['2-Zimmer-Wohnungen'.R15]/['2-Zimmer-Wohnungen'.$K15]-1" office:value-type="float" office:value="0" calcext:value-type="float">
            <text:p>0.000</text:p>
          </table:table-cell>
          <table:table-cell table:style-name="ce6" table:formula="of:=['2-Zimmer-Wohnungen'.S15]/['2-Zimmer-Wohnungen'.$K15]-1" office:value-type="float" office:value="-0.0625" calcext:value-type="float">
            <text:p>-0.063</text:p>
          </table:table-cell>
          <table:table-cell table:style-name="ce6" table:formula="of:=['2-Zimmer-Wohnungen'.T15]/['2-Zimmer-Wohnungen'.$K15]-1" office:value-type="float" office:value="-0.0625" calcext:value-type="float">
            <text:p>-0.063</text:p>
          </table:table-cell>
          <table:table-cell table:style-name="ce6" table:formula="of:=['2-Zimmer-Wohnungen'.U15]/['2-Zimmer-Wohnungen'.$K15]-1" office:value-type="float" office:value="0" calcext:value-type="float">
            <text:p>0.000</text:p>
          </table:table-cell>
          <table:table-cell table:style-name="ce8" table:formula="of:=['2-Zimmer-Wohnungen'.U15]/['2-Zimmer-Wohnungen'.$K15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2-Zimmer-Wohnungen'.B16]/['2-Zimmer-Wohnungen'.$K16]-1" office:value-type="float" office:value="0.294117647058824" calcext:value-type="float">
            <text:p>0.294</text:p>
          </table:table-cell>
          <table:table-cell table:style-name="ce6" table:formula="of:=['2-Zimmer-Wohnungen'.C16]/['2-Zimmer-Wohnungen'.$K16]-1" office:value-type="float" office:value="0.117647058823529" calcext:value-type="float">
            <text:p>0.118</text:p>
          </table:table-cell>
          <table:table-cell table:style-name="ce6" table:formula="of:=['2-Zimmer-Wohnungen'.D16]/['2-Zimmer-Wohnungen'.$K16]-1" office:value-type="float" office:value="0.0588235294117647" calcext:value-type="float">
            <text:p>0.059</text:p>
          </table:table-cell>
          <table:table-cell table:style-name="ce6" table:formula="of:=['2-Zimmer-Wohnungen'.E16]/['2-Zimmer-Wohnungen'.$K16]-1" office:value-type="float" office:value="0" calcext:value-type="float">
            <text:p>0.000</text:p>
          </table:table-cell>
          <table:table-cell table:style-name="ce6" table:formula="of:=['2-Zimmer-Wohnungen'.F16]/['2-Zimmer-Wohnungen'.$K16]-1" office:value-type="float" office:value="0.0588235294117647" calcext:value-type="float">
            <text:p>0.059</text:p>
          </table:table-cell>
          <table:table-cell table:style-name="ce6" table:formula="of:=['2-Zimmer-Wohnungen'.G16]/['2-Zimmer-Wohnungen'.$K16]-1" office:value-type="float" office:value="0.0588235294117647" calcext:value-type="float">
            <text:p>0.059</text:p>
          </table:table-cell>
          <table:table-cell table:style-name="ce6" table:formula="of:=['2-Zimmer-Wohnungen'.H16]/['2-Zimmer-Wohnungen'.$K16]-1" office:value-type="float" office:value="0.0588235294117647" calcext:value-type="float">
            <text:p>0.059</text:p>
          </table:table-cell>
          <table:table-cell table:style-name="ce6" table:formula="of:=['2-Zimmer-Wohnungen'.I16]/['2-Zimmer-Wohnungen'.$K16]-1" office:value-type="float" office:value="0.0588235294117647" calcext:value-type="float">
            <text:p>0.059</text:p>
          </table:table-cell>
          <table:table-cell table:style-name="ce6" table:formula="of:=['2-Zimmer-Wohnungen'.J16]/['2-Zimmer-Wohnungen'.$K16]-1" office:value-type="float" office:value="0.0588235294117647" calcext:value-type="float">
            <text:p>0.059</text:p>
          </table:table-cell>
          <table:table-cell table:style-name="ce7" table:formula="of:=['2-Zimmer-Wohnungen'.K16]/['2-Zimmer-Wohnungen'.$K16]-1" office:value-type="float" office:value="0" calcext:value-type="float">
            <text:p>0.000</text:p>
          </table:table-cell>
          <table:table-cell table:style-name="ce6" table:formula="of:=['2-Zimmer-Wohnungen'.L16]/['2-Zimmer-Wohnungen'.$K16]-1" office:value-type="float" office:value="0" calcext:value-type="float">
            <text:p>0.000</text:p>
          </table:table-cell>
          <table:table-cell table:style-name="ce6" table:formula="of:=['2-Zimmer-Wohnungen'.M16]/['2-Zimmer-Wohnungen'.$K16]-1" office:value-type="float" office:value="0.0588235294117647" calcext:value-type="float">
            <text:p>0.059</text:p>
          </table:table-cell>
          <table:table-cell table:style-name="ce6" table:formula="of:=['2-Zimmer-Wohnungen'.N16]/['2-Zimmer-Wohnungen'.$K16]-1" office:value-type="float" office:value="0" calcext:value-type="float">
            <text:p>0.000</text:p>
          </table:table-cell>
          <table:table-cell table:style-name="ce6" table:formula="of:=['2-Zimmer-Wohnungen'.O16]/['2-Zimmer-Wohnungen'.$K16]-1" office:value-type="float" office:value="0" calcext:value-type="float">
            <text:p>0.000</text:p>
          </table:table-cell>
          <table:table-cell table:style-name="ce6" table:formula="of:=['2-Zimmer-Wohnungen'.P16]/['2-Zimmer-Wohnungen'.$K16]-1" office:value-type="float" office:value="-0.0588235294117647" calcext:value-type="float">
            <text:p>-0.059</text:p>
          </table:table-cell>
          <table:table-cell table:style-name="ce6" table:formula="of:=['2-Zimmer-Wohnungen'.Q16]/['2-Zimmer-Wohnungen'.$K16]-1" office:value-type="float" office:value="-0.0588235294117647" calcext:value-type="float">
            <text:p>-0.059</text:p>
          </table:table-cell>
          <table:table-cell table:style-name="ce6" table:formula="of:=['2-Zimmer-Wohnungen'.R16]/['2-Zimmer-Wohnungen'.$K16]-1" office:value-type="float" office:value="0" calcext:value-type="float">
            <text:p>0.000</text:p>
          </table:table-cell>
          <table:table-cell table:style-name="ce6" table:formula="of:=['2-Zimmer-Wohnungen'.S16]/['2-Zimmer-Wohnungen'.$K16]-1" office:value-type="float" office:value="-0.0588235294117647" calcext:value-type="float">
            <text:p>-0.059</text:p>
          </table:table-cell>
          <table:table-cell table:style-name="ce6" table:formula="of:=['2-Zimmer-Wohnungen'.T16]/['2-Zimmer-Wohnungen'.$K16]-1" office:value-type="float" office:value="-0.0588235294117647" calcext:value-type="float">
            <text:p>-0.059</text:p>
          </table:table-cell>
          <table:table-cell table:style-name="ce6" table:formula="of:=['2-Zimmer-Wohnungen'.U16]/['2-Zimmer-Wohnungen'.$K16]-1" office:value-type="float" office:value="0" calcext:value-type="float">
            <text:p>0.000</text:p>
          </table:table-cell>
          <table:table-cell table:style-name="ce8" table:formula="of:=['2-Zimmer-Wohnungen'.U16]/['2-Zimmer-Wohnungen'.$K16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61 - 197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2-Zimmer-Wohnungen'.B18]/['2-Zimmer-Wohnungen'.$K18]-1" office:value-type="float" office:value="0.294117647058824" calcext:value-type="float">
            <text:p>0.294</text:p>
          </table:table-cell>
          <table:table-cell table:style-name="ce6" table:formula="of:=['2-Zimmer-Wohnungen'.C18]/['2-Zimmer-Wohnungen'.$K18]-1" office:value-type="float" office:value="0.117647058823529" calcext:value-type="float">
            <text:p>0.118</text:p>
          </table:table-cell>
          <table:table-cell table:style-name="ce6" table:formula="of:=['2-Zimmer-Wohnungen'.D18]/['2-Zimmer-Wohnungen'.$K18]-1" office:value-type="float" office:value="0.0588235294117647" calcext:value-type="float">
            <text:p>0.059</text:p>
          </table:table-cell>
          <table:table-cell table:style-name="ce6" table:formula="of:=['2-Zimmer-Wohnungen'.E18]/['2-Zimmer-Wohnungen'.$K18]-1" office:value-type="float" office:value="0" calcext:value-type="float">
            <text:p>0.000</text:p>
          </table:table-cell>
          <table:table-cell table:style-name="ce6" table:formula="of:=['2-Zimmer-Wohnungen'.F18]/['2-Zimmer-Wohnungen'.$K18]-1" office:value-type="float" office:value="0.0588235294117647" calcext:value-type="float">
            <text:p>0.059</text:p>
          </table:table-cell>
          <table:table-cell table:style-name="ce6" table:formula="of:=['2-Zimmer-Wohnungen'.G18]/['2-Zimmer-Wohnungen'.$K18]-1" office:value-type="float" office:value="0.0588235294117647" calcext:value-type="float">
            <text:p>0.059</text:p>
          </table:table-cell>
          <table:table-cell table:style-name="ce6" table:formula="of:=['2-Zimmer-Wohnungen'.H18]/['2-Zimmer-Wohnungen'.$K18]-1" office:value-type="float" office:value="0.0588235294117647" calcext:value-type="float">
            <text:p>0.059</text:p>
          </table:table-cell>
          <table:table-cell table:style-name="ce6" table:formula="of:=['2-Zimmer-Wohnungen'.I18]/['2-Zimmer-Wohnungen'.$K18]-1" office:value-type="float" office:value="0.117647058823529" calcext:value-type="float">
            <text:p>0.118</text:p>
          </table:table-cell>
          <table:table-cell table:style-name="ce6" table:formula="of:=['2-Zimmer-Wohnungen'.J18]/['2-Zimmer-Wohnungen'.$K18]-1" office:value-type="float" office:value="0.0588235294117647" calcext:value-type="float">
            <text:p>0.059</text:p>
          </table:table-cell>
          <table:table-cell table:style-name="ce7" table:formula="of:=['2-Zimmer-Wohnungen'.K18]/['2-Zimmer-Wohnungen'.$K18]-1" office:value-type="float" office:value="0" calcext:value-type="float">
            <text:p>0.000</text:p>
          </table:table-cell>
          <table:table-cell table:style-name="ce6" table:formula="of:=['2-Zimmer-Wohnungen'.L18]/['2-Zimmer-Wohnungen'.$K18]-1" office:value-type="float" office:value="0" calcext:value-type="float">
            <text:p>0.000</text:p>
          </table:table-cell>
          <table:table-cell table:style-name="ce6" table:formula="of:=['2-Zimmer-Wohnungen'.M18]/['2-Zimmer-Wohnungen'.$K18]-1" office:value-type="float" office:value="0.0588235294117647" calcext:value-type="float">
            <text:p>0.059</text:p>
          </table:table-cell>
          <table:table-cell table:style-name="ce6" table:formula="of:=['2-Zimmer-Wohnungen'.N18]/['2-Zimmer-Wohnungen'.$K18]-1" office:value-type="float" office:value="0" calcext:value-type="float">
            <text:p>0.000</text:p>
          </table:table-cell>
          <table:table-cell table:style-name="ce6" table:formula="of:=['2-Zimmer-Wohnungen'.O18]/['2-Zimmer-Wohnungen'.$K18]-1" office:value-type="float" office:value="0" calcext:value-type="float">
            <text:p>0.000</text:p>
          </table:table-cell>
          <table:table-cell table:style-name="ce6" table:formula="of:=['2-Zimmer-Wohnungen'.P18]/['2-Zimmer-Wohnungen'.$K18]-1" office:value-type="float" office:value="-0.0588235294117647" calcext:value-type="float">
            <text:p>-0.059</text:p>
          </table:table-cell>
          <table:table-cell table:style-name="ce6" table:formula="of:=['2-Zimmer-Wohnungen'.Q18]/['2-Zimmer-Wohnungen'.$K18]-1" office:value-type="float" office:value="-0.0588235294117647" calcext:value-type="float">
            <text:p>-0.059</text:p>
          </table:table-cell>
          <table:table-cell table:style-name="ce6" table:formula="of:=['2-Zimmer-Wohnungen'.R18]/['2-Zimmer-Wohnungen'.$K18]-1" office:value-type="float" office:value="0" calcext:value-type="float">
            <text:p>0.000</text:p>
          </table:table-cell>
          <table:table-cell table:style-name="ce6" table:formula="of:=['2-Zimmer-Wohnungen'.S18]/['2-Zimmer-Wohnungen'.$K18]-1" office:value-type="float" office:value="-0.0588235294117647" calcext:value-type="float">
            <text:p>-0.059</text:p>
          </table:table-cell>
          <table:table-cell table:style-name="ce6" table:formula="of:=['2-Zimmer-Wohnungen'.T18]/['2-Zimmer-Wohnungen'.$K18]-1" office:value-type="float" office:value="-0.0588235294117647" calcext:value-type="float">
            <text:p>-0.059</text:p>
          </table:table-cell>
          <table:table-cell table:style-name="ce6" table:formula="of:=['2-Zimmer-Wohnungen'.U18]/['2-Zimmer-Wohnungen'.$K18]-1" office:value-type="float" office:value="0" calcext:value-type="float">
            <text:p>0.000</text:p>
          </table:table-cell>
          <table:table-cell table:style-name="ce8" table:formula="of:=['2-Zimmer-Wohnungen'.U18]/['2-Zimmer-Wohnungen'.$K18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2-Zimmer-Wohnungen'.B19]/['2-Zimmer-Wohnungen'.$K19]-1" office:value-type="float" office:value="0.294117647058824" calcext:value-type="float">
            <text:p>0.294</text:p>
          </table:table-cell>
          <table:table-cell table:style-name="ce6" table:formula="of:=['2-Zimmer-Wohnungen'.C19]/['2-Zimmer-Wohnungen'.$K19]-1" office:value-type="float" office:value="0.117647058823529" calcext:value-type="float">
            <text:p>0.118</text:p>
          </table:table-cell>
          <table:table-cell table:style-name="ce6" table:formula="of:=['2-Zimmer-Wohnungen'.D19]/['2-Zimmer-Wohnungen'.$K19]-1" office:value-type="float" office:value="0.117647058823529" calcext:value-type="float">
            <text:p>0.118</text:p>
          </table:table-cell>
          <table:table-cell table:style-name="ce6" table:formula="of:=['2-Zimmer-Wohnungen'.E19]/['2-Zimmer-Wohnungen'.$K19]-1" office:value-type="float" office:value="0" calcext:value-type="float">
            <text:p>0.000</text:p>
          </table:table-cell>
          <table:table-cell table:style-name="ce6" table:formula="of:=['2-Zimmer-Wohnungen'.F19]/['2-Zimmer-Wohnungen'.$K19]-1" office:value-type="float" office:value="0.0588235294117647" calcext:value-type="float">
            <text:p>0.059</text:p>
          </table:table-cell>
          <table:table-cell table:style-name="ce6" table:formula="of:=['2-Zimmer-Wohnungen'.G19]/['2-Zimmer-Wohnungen'.$K19]-1" office:value-type="float" office:value="0.0588235294117647" calcext:value-type="float">
            <text:p>0.059</text:p>
          </table:table-cell>
          <table:table-cell table:style-name="ce6" table:formula="of:=['2-Zimmer-Wohnungen'.H19]/['2-Zimmer-Wohnungen'.$K19]-1" office:value-type="float" office:value="0.117647058823529" calcext:value-type="float">
            <text:p>0.118</text:p>
          </table:table-cell>
          <table:table-cell table:style-name="ce6" table:formula="of:=['2-Zimmer-Wohnungen'.I19]/['2-Zimmer-Wohnungen'.$K19]-1" office:value-type="float" office:value="0.117647058823529" calcext:value-type="float">
            <text:p>0.118</text:p>
          </table:table-cell>
          <table:table-cell table:style-name="ce6" table:formula="of:=['2-Zimmer-Wohnungen'.J19]/['2-Zimmer-Wohnungen'.$K19]-1" office:value-type="float" office:value="0.0588235294117647" calcext:value-type="float">
            <text:p>0.059</text:p>
          </table:table-cell>
          <table:table-cell table:style-name="ce7" table:formula="of:=['2-Zimmer-Wohnungen'.K19]/['2-Zimmer-Wohnungen'.$K19]-1" office:value-type="float" office:value="0" calcext:value-type="float">
            <text:p>0.000</text:p>
          </table:table-cell>
          <table:table-cell table:style-name="ce6" table:formula="of:=['2-Zimmer-Wohnungen'.L19]/['2-Zimmer-Wohnungen'.$K19]-1" office:value-type="float" office:value="0" calcext:value-type="float">
            <text:p>0.000</text:p>
          </table:table-cell>
          <table:table-cell table:style-name="ce6" table:formula="of:=['2-Zimmer-Wohnungen'.M19]/['2-Zimmer-Wohnungen'.$K19]-1" office:value-type="float" office:value="0.0588235294117647" calcext:value-type="float">
            <text:p>0.059</text:p>
          </table:table-cell>
          <table:table-cell table:style-name="ce6" table:formula="of:=['2-Zimmer-Wohnungen'.N19]/['2-Zimmer-Wohnungen'.$K19]-1" office:value-type="float" office:value="0" calcext:value-type="float">
            <text:p>0.000</text:p>
          </table:table-cell>
          <table:table-cell table:style-name="ce6" table:formula="of:=['2-Zimmer-Wohnungen'.O19]/['2-Zimmer-Wohnungen'.$K19]-1" office:value-type="float" office:value="0" calcext:value-type="float">
            <text:p>0.000</text:p>
          </table:table-cell>
          <table:table-cell table:style-name="ce6" table:formula="of:=['2-Zimmer-Wohnungen'.P19]/['2-Zimmer-Wohnungen'.$K19]-1" office:value-type="float" office:value="-0.0588235294117647" calcext:value-type="float">
            <text:p>-0.059</text:p>
          </table:table-cell>
          <table:table-cell table:style-name="ce6" table:formula="of:=['2-Zimmer-Wohnungen'.Q19]/['2-Zimmer-Wohnungen'.$K19]-1" office:value-type="float" office:value="0" calcext:value-type="float">
            <text:p>0.000</text:p>
          </table:table-cell>
          <table:table-cell table:style-name="ce6" table:formula="of:=['2-Zimmer-Wohnungen'.R19]/['2-Zimmer-Wohnungen'.$K19]-1" office:value-type="float" office:value="0" calcext:value-type="float">
            <text:p>0.000</text:p>
          </table:table-cell>
          <table:table-cell table:style-name="ce6" table:formula="of:=['2-Zimmer-Wohnungen'.S19]/['2-Zimmer-Wohnungen'.$K19]-1" office:value-type="float" office:value="-0.0588235294117647" calcext:value-type="float">
            <text:p>-0.059</text:p>
          </table:table-cell>
          <table:table-cell table:style-name="ce6" table:formula="of:=['2-Zimmer-Wohnungen'.T19]/['2-Zimmer-Wohnungen'.$K19]-1" office:value-type="float" office:value="-0.0588235294117647" calcext:value-type="float">
            <text:p>-0.059</text:p>
          </table:table-cell>
          <table:table-cell table:style-name="ce6" table:formula="of:=['2-Zimmer-Wohnungen'.U19]/['2-Zimmer-Wohnungen'.$K19]-1" office:value-type="float" office:value="0.0588235294117647" calcext:value-type="float">
            <text:p>0.059</text:p>
          </table:table-cell>
          <table:table-cell table:style-name="ce8" table:formula="of:=['2-Zimmer-Wohnungen'.U19]/['2-Zimmer-Wohnungen'.$K19]-1" office:value-type="float" office:value="0.0588235294117647" calcext:value-type="float">
            <text:p>0.05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71 - 198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2-Zimmer-Wohnungen'.B21]/['2-Zimmer-Wohnungen'.$K21]-1" office:value-type="float" office:value="0.277777777777778" calcext:value-type="float">
            <text:p>0.278</text:p>
          </table:table-cell>
          <table:table-cell table:style-name="ce6" table:formula="of:=['2-Zimmer-Wohnungen'.C21]/['2-Zimmer-Wohnungen'.$K21]-1" office:value-type="float" office:value="0.111111111111111" calcext:value-type="float">
            <text:p>0.111</text:p>
          </table:table-cell>
          <table:table-cell table:style-name="ce6" table:formula="of:=['2-Zimmer-Wohnungen'.D21]/['2-Zimmer-Wohnungen'.$K21]-1" office:value-type="float" office:value="0.0555555555555556" calcext:value-type="float">
            <text:p>0.056</text:p>
          </table:table-cell>
          <table:table-cell table:style-name="ce6" table:formula="of:=['2-Zimmer-Wohnungen'.E21]/['2-Zimmer-Wohnungen'.$K21]-1" office:value-type="float" office:value="0" calcext:value-type="float">
            <text:p>0.000</text:p>
          </table:table-cell>
          <table:table-cell table:style-name="ce6" table:formula="of:=['2-Zimmer-Wohnungen'.F21]/['2-Zimmer-Wohnungen'.$K21]-1" office:value-type="float" office:value="0.0555555555555556" calcext:value-type="float">
            <text:p>0.056</text:p>
          </table:table-cell>
          <table:table-cell table:style-name="ce6" table:formula="of:=['2-Zimmer-Wohnungen'.G21]/['2-Zimmer-Wohnungen'.$K21]-1" office:value-type="float" office:value="0.0555555555555556" calcext:value-type="float">
            <text:p>0.056</text:p>
          </table:table-cell>
          <table:table-cell table:style-name="ce6" table:formula="of:=['2-Zimmer-Wohnungen'.H21]/['2-Zimmer-Wohnungen'.$K21]-1" office:value-type="float" office:value="0.0555555555555556" calcext:value-type="float">
            <text:p>0.056</text:p>
          </table:table-cell>
          <table:table-cell table:style-name="ce6" table:formula="of:=['2-Zimmer-Wohnungen'.I21]/['2-Zimmer-Wohnungen'.$K21]-1" office:value-type="float" office:value="0.111111111111111" calcext:value-type="float">
            <text:p>0.111</text:p>
          </table:table-cell>
          <table:table-cell table:style-name="ce6" table:formula="of:=['2-Zimmer-Wohnungen'.J21]/['2-Zimmer-Wohnungen'.$K21]-1" office:value-type="float" office:value="0.0555555555555556" calcext:value-type="float">
            <text:p>0.056</text:p>
          </table:table-cell>
          <table:table-cell table:style-name="ce7" table:formula="of:=['2-Zimmer-Wohnungen'.K21]/['2-Zimmer-Wohnungen'.$K21]-1" office:value-type="float" office:value="0" calcext:value-type="float">
            <text:p>0.000</text:p>
          </table:table-cell>
          <table:table-cell table:style-name="ce6" table:formula="of:=['2-Zimmer-Wohnungen'.L21]/['2-Zimmer-Wohnungen'.$K21]-1" office:value-type="float" office:value="0" calcext:value-type="float">
            <text:p>0.000</text:p>
          </table:table-cell>
          <table:table-cell table:style-name="ce6" table:formula="of:=['2-Zimmer-Wohnungen'.M21]/['2-Zimmer-Wohnungen'.$K21]-1" office:value-type="float" office:value="0.0555555555555556" calcext:value-type="float">
            <text:p>0.056</text:p>
          </table:table-cell>
          <table:table-cell table:style-name="ce6" table:formula="of:=['2-Zimmer-Wohnungen'.N21]/['2-Zimmer-Wohnungen'.$K21]-1" office:value-type="float" office:value="0" calcext:value-type="float">
            <text:p>0.000</text:p>
          </table:table-cell>
          <table:table-cell table:style-name="ce6" table:formula="of:=['2-Zimmer-Wohnungen'.O21]/['2-Zimmer-Wohnungen'.$K21]-1" office:value-type="float" office:value="0" calcext:value-type="float">
            <text:p>0.000</text:p>
          </table:table-cell>
          <table:table-cell table:style-name="ce6" table:formula="of:=['2-Zimmer-Wohnungen'.P21]/['2-Zimmer-Wohnungen'.$K21]-1" office:value-type="float" office:value="-0.0555555555555556" calcext:value-type="float">
            <text:p>-0.056</text:p>
          </table:table-cell>
          <table:table-cell table:style-name="ce6" table:formula="of:=['2-Zimmer-Wohnungen'.Q21]/['2-Zimmer-Wohnungen'.$K21]-1" office:value-type="float" office:value="-0.0555555555555556" calcext:value-type="float">
            <text:p>-0.056</text:p>
          </table:table-cell>
          <table:table-cell table:style-name="ce6" table:formula="of:=['2-Zimmer-Wohnungen'.R21]/['2-Zimmer-Wohnungen'.$K21]-1" office:value-type="float" office:value="0" calcext:value-type="float">
            <text:p>0.000</text:p>
          </table:table-cell>
          <table:table-cell table:style-name="ce6" table:formula="of:=['2-Zimmer-Wohnungen'.S21]/['2-Zimmer-Wohnungen'.$K21]-1" office:value-type="float" office:value="-0.0555555555555556" calcext:value-type="float">
            <text:p>-0.056</text:p>
          </table:table-cell>
          <table:table-cell table:style-name="ce6" table:formula="of:=['2-Zimmer-Wohnungen'.T21]/['2-Zimmer-Wohnungen'.$K21]-1" office:value-type="float" office:value="-0.0555555555555556" calcext:value-type="float">
            <text:p>-0.056</text:p>
          </table:table-cell>
          <table:table-cell table:style-name="ce6" table:formula="of:=['2-Zimmer-Wohnungen'.U21]/['2-Zimmer-Wohnungen'.$K21]-1" office:value-type="float" office:value="0" calcext:value-type="float">
            <text:p>0.000</text:p>
          </table:table-cell>
          <table:table-cell table:style-name="ce8" table:formula="of:=['2-Zimmer-Wohnungen'.U21]/['2-Zimmer-Wohnungen'.$K21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2-Zimmer-Wohnungen'.B22]/['2-Zimmer-Wohnungen'.$K22]-1" office:value-type="float" office:value="0.263157894736842" calcext:value-type="float">
            <text:p>0.263</text:p>
          </table:table-cell>
          <table:table-cell table:style-name="ce6" table:formula="of:=['2-Zimmer-Wohnungen'.C22]/['2-Zimmer-Wohnungen'.$K22]-1" office:value-type="float" office:value="0.105263157894737" calcext:value-type="float">
            <text:p>0.105</text:p>
          </table:table-cell>
          <table:table-cell table:style-name="ce6" table:formula="of:=['2-Zimmer-Wohnungen'.D22]/['2-Zimmer-Wohnungen'.$K22]-1" office:value-type="float" office:value="0.0526315789473684" calcext:value-type="float">
            <text:p>0.053</text:p>
          </table:table-cell>
          <table:table-cell table:style-name="ce6" table:formula="of:=['2-Zimmer-Wohnungen'.E22]/['2-Zimmer-Wohnungen'.$K22]-1" office:value-type="float" office:value="0" calcext:value-type="float">
            <text:p>0.000</text:p>
          </table:table-cell>
          <table:table-cell table:style-name="ce6" table:formula="of:=['2-Zimmer-Wohnungen'.F22]/['2-Zimmer-Wohnungen'.$K22]-1" office:value-type="float" office:value="0.0526315789473684" calcext:value-type="float">
            <text:p>0.053</text:p>
          </table:table-cell>
          <table:table-cell table:style-name="ce6" table:formula="of:=['2-Zimmer-Wohnungen'.G22]/['2-Zimmer-Wohnungen'.$K22]-1" office:value-type="float" office:value="0.0526315789473684" calcext:value-type="float">
            <text:p>0.053</text:p>
          </table:table-cell>
          <table:table-cell table:style-name="ce6" table:formula="of:=['2-Zimmer-Wohnungen'.H22]/['2-Zimmer-Wohnungen'.$K22]-1" office:value-type="float" office:value="0.0526315789473684" calcext:value-type="float">
            <text:p>0.053</text:p>
          </table:table-cell>
          <table:table-cell table:style-name="ce6" table:formula="of:=['2-Zimmer-Wohnungen'.I22]/['2-Zimmer-Wohnungen'.$K22]-1" office:value-type="float" office:value="0.0526315789473684" calcext:value-type="float">
            <text:p>0.053</text:p>
          </table:table-cell>
          <table:table-cell table:style-name="ce6" table:formula="of:=['2-Zimmer-Wohnungen'.J22]/['2-Zimmer-Wohnungen'.$K22]-1" office:value-type="float" office:value="0.0526315789473684" calcext:value-type="float">
            <text:p>0.053</text:p>
          </table:table-cell>
          <table:table-cell table:style-name="ce7" table:formula="of:=['2-Zimmer-Wohnungen'.K22]/['2-Zimmer-Wohnungen'.$K22]-1" office:value-type="float" office:value="0" calcext:value-type="float">
            <text:p>0.000</text:p>
          </table:table-cell>
          <table:table-cell table:style-name="ce6" table:formula="of:=['2-Zimmer-Wohnungen'.L22]/['2-Zimmer-Wohnungen'.$K22]-1" office:value-type="float" office:value="0" calcext:value-type="float">
            <text:p>0.000</text:p>
          </table:table-cell>
          <table:table-cell table:style-name="ce6" table:formula="of:=['2-Zimmer-Wohnungen'.M22]/['2-Zimmer-Wohnungen'.$K22]-1" office:value-type="float" office:value="0.0526315789473684" calcext:value-type="float">
            <text:p>0.053</text:p>
          </table:table-cell>
          <table:table-cell table:style-name="ce6" table:formula="of:=['2-Zimmer-Wohnungen'.N22]/['2-Zimmer-Wohnungen'.$K22]-1" office:value-type="float" office:value="0" calcext:value-type="float">
            <text:p>0.000</text:p>
          </table:table-cell>
          <table:table-cell table:style-name="ce6" table:formula="of:=['2-Zimmer-Wohnungen'.O22]/['2-Zimmer-Wohnungen'.$K22]-1" office:value-type="float" office:value="0" calcext:value-type="float">
            <text:p>0.000</text:p>
          </table:table-cell>
          <table:table-cell table:style-name="ce6" table:formula="of:=['2-Zimmer-Wohnungen'.P22]/['2-Zimmer-Wohnungen'.$K22]-1" office:value-type="float" office:value="-0.105263157894737" calcext:value-type="float">
            <text:p>-0.105</text:p>
          </table:table-cell>
          <table:table-cell table:style-name="ce6" table:formula="of:=['2-Zimmer-Wohnungen'.Q22]/['2-Zimmer-Wohnungen'.$K22]-1" office:value-type="float" office:value="-0.0526315789473685" calcext:value-type="float">
            <text:p>-0.053</text:p>
          </table:table-cell>
          <table:table-cell table:style-name="ce6" table:formula="of:=['2-Zimmer-Wohnungen'.R22]/['2-Zimmer-Wohnungen'.$K22]-1" office:value-type="float" office:value="0" calcext:value-type="float">
            <text:p>0.000</text:p>
          </table:table-cell>
          <table:table-cell table:style-name="ce6" table:formula="of:=['2-Zimmer-Wohnungen'.S22]/['2-Zimmer-Wohnungen'.$K22]-1" office:value-type="float" office:value="-0.105263157894737" calcext:value-type="float">
            <text:p>-0.105</text:p>
          </table:table-cell>
          <table:table-cell table:style-name="ce6" table:formula="of:=['2-Zimmer-Wohnungen'.T22]/['2-Zimmer-Wohnungen'.$K22]-1" office:value-type="float" office:value="-0.0526315789473685" calcext:value-type="float">
            <text:p>-0.053</text:p>
          </table:table-cell>
          <table:table-cell table:style-name="ce6" table:formula="of:=['2-Zimmer-Wohnungen'.U22]/['2-Zimmer-Wohnungen'.$K22]-1" office:value-type="float" office:value="0" calcext:value-type="float">
            <text:p>0.000</text:p>
          </table:table-cell>
          <table:table-cell table:style-name="ce8" table:formula="of:=['2-Zimmer-Wohnungen'.U22]/['2-Zimmer-Wohnungen'.$K22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81 - 199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</text:p>
          </table:table-cell>
          <table:table-cell table:style-name="ce6" table:formula="of:=['2-Zimmer-Wohnungen'.B24]/['2-Zimmer-Wohnungen'.$K24]-1" office:value-type="float" office:value="0.285714285714286" calcext:value-type="float">
            <text:p>0.286</text:p>
          </table:table-cell>
          <table:table-cell table:style-name="ce6" table:formula="of:=['2-Zimmer-Wohnungen'.C24]/['2-Zimmer-Wohnungen'.$K24]-1" office:value-type="float" office:value="0.142857142857143" calcext:value-type="float">
            <text:p>0.143</text:p>
          </table:table-cell>
          <table:table-cell table:style-name="ce6" table:formula="of:=['2-Zimmer-Wohnungen'.D24]/['2-Zimmer-Wohnungen'.$K24]-1" office:value-type="float" office:value="0.0952380952380953" calcext:value-type="float">
            <text:p>0.095</text:p>
          </table:table-cell>
          <table:table-cell table:style-name="ce6" table:formula="of:=['2-Zimmer-Wohnungen'.E24]/['2-Zimmer-Wohnungen'.$K24]-1" office:value-type="float" office:value="0" calcext:value-type="float">
            <text:p>0.000</text:p>
          </table:table-cell>
          <table:table-cell table:style-name="ce6" table:formula="of:=['2-Zimmer-Wohnungen'.F24]/['2-Zimmer-Wohnungen'.$K24]-1" office:value-type="float" office:value="0.0476190476190477" calcext:value-type="float">
            <text:p>0.048</text:p>
          </table:table-cell>
          <table:table-cell table:style-name="ce6" table:formula="of:=['2-Zimmer-Wohnungen'.G24]/['2-Zimmer-Wohnungen'.$K24]-1" office:value-type="float" office:value="0.0476190476190477" calcext:value-type="float">
            <text:p>0.048</text:p>
          </table:table-cell>
          <table:table-cell table:style-name="ce6" table:formula="of:=['2-Zimmer-Wohnungen'.H24]/['2-Zimmer-Wohnungen'.$K24]-1" office:value-type="float" office:value="0.0952380952380953" calcext:value-type="float">
            <text:p>0.095</text:p>
          </table:table-cell>
          <table:table-cell table:style-name="ce6" table:formula="of:=['2-Zimmer-Wohnungen'.I24]/['2-Zimmer-Wohnungen'.$K24]-1" office:value-type="float" office:value="0.0952380952380953" calcext:value-type="float">
            <text:p>0.095</text:p>
          </table:table-cell>
          <table:table-cell table:style-name="ce6" table:formula="of:=['2-Zimmer-Wohnungen'.J24]/['2-Zimmer-Wohnungen'.$K24]-1" office:value-type="float" office:value="0.0476190476190477" calcext:value-type="float">
            <text:p>0.048</text:p>
          </table:table-cell>
          <table:table-cell table:style-name="ce7" table:formula="of:=['2-Zimmer-Wohnungen'.K24]/['2-Zimmer-Wohnungen'.$K24]-1" office:value-type="float" office:value="0" calcext:value-type="float">
            <text:p>0.000</text:p>
          </table:table-cell>
          <table:table-cell table:style-name="ce6" table:formula="of:=['2-Zimmer-Wohnungen'.L24]/['2-Zimmer-Wohnungen'.$K24]-1" office:value-type="float" office:value="0" calcext:value-type="float">
            <text:p>0.000</text:p>
          </table:table-cell>
          <table:table-cell table:style-name="ce6" table:formula="of:=['2-Zimmer-Wohnungen'.M24]/['2-Zimmer-Wohnungen'.$K24]-1" office:value-type="float" office:value="0.0476190476190477" calcext:value-type="float">
            <text:p>0.048</text:p>
          </table:table-cell>
          <table:table-cell table:style-name="ce6" table:formula="of:=['2-Zimmer-Wohnungen'.N24]/['2-Zimmer-Wohnungen'.$K24]-1" office:value-type="float" office:value="0" calcext:value-type="float">
            <text:p>0.000</text:p>
          </table:table-cell>
          <table:table-cell table:style-name="ce6" table:formula="of:=['2-Zimmer-Wohnungen'.O24]/['2-Zimmer-Wohnungen'.$K24]-1" office:value-type="float" office:value="0" calcext:value-type="float">
            <text:p>0.000</text:p>
          </table:table-cell>
          <table:table-cell table:style-name="ce6" table:formula="of:=['2-Zimmer-Wohnungen'.P24]/['2-Zimmer-Wohnungen'.$K24]-1" office:value-type="float" office:value="-0.0476190476190477" calcext:value-type="float">
            <text:p>-0.048</text:p>
          </table:table-cell>
          <table:table-cell table:style-name="ce6" table:formula="of:=['2-Zimmer-Wohnungen'.Q24]/['2-Zimmer-Wohnungen'.$K24]-1" office:value-type="float" office:value="-0.0476190476190477" calcext:value-type="float">
            <text:p>-0.048</text:p>
          </table:table-cell>
          <table:table-cell table:style-name="ce6" table:formula="of:=['2-Zimmer-Wohnungen'.R24]/['2-Zimmer-Wohnungen'.$K24]-1" office:value-type="float" office:value="0" calcext:value-type="float">
            <text:p>0.000</text:p>
          </table:table-cell>
          <table:table-cell table:style-name="ce6" table:formula="of:=['2-Zimmer-Wohnungen'.S24]/['2-Zimmer-Wohnungen'.$K24]-1" office:value-type="float" office:value="-0.0952380952380952" calcext:value-type="float">
            <text:p>-0.095</text:p>
          </table:table-cell>
          <table:table-cell table:style-name="ce6" table:formula="of:=['2-Zimmer-Wohnungen'.T24]/['2-Zimmer-Wohnungen'.$K24]-1" office:value-type="float" office:value="-0.0476190476190477" calcext:value-type="float">
            <text:p>-0.048</text:p>
          </table:table-cell>
          <table:table-cell table:style-name="ce6" table:formula="of:=['2-Zimmer-Wohnungen'.U24]/['2-Zimmer-Wohnungen'.$K24]-1" office:value-type="float" office:value="0" calcext:value-type="float">
            <text:p>0.000</text:p>
          </table:table-cell>
          <table:table-cell table:style-name="ce8" table:formula="of:=['2-Zimmer-Wohnungen'.U24]/['2-Zimmer-Wohnungen'.$K24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</text:p>
          </table:table-cell>
          <table:table-cell table:style-name="ce6" table:formula="of:=['2-Zimmer-Wohnungen'.B25]/['2-Zimmer-Wohnungen'.$K25]-1" office:value-type="float" office:value="0.285714285714286" calcext:value-type="float">
            <text:p>0.286</text:p>
          </table:table-cell>
          <table:table-cell table:style-name="ce6" table:formula="of:=['2-Zimmer-Wohnungen'.C25]/['2-Zimmer-Wohnungen'.$K25]-1" office:value-type="float" office:value="0.142857142857143" calcext:value-type="float">
            <text:p>0.143</text:p>
          </table:table-cell>
          <table:table-cell table:style-name="ce6" table:formula="of:=['2-Zimmer-Wohnungen'.D25]/['2-Zimmer-Wohnungen'.$K25]-1" office:value-type="float" office:value="0.0952380952380953" calcext:value-type="float">
            <text:p>0.095</text:p>
          </table:table-cell>
          <table:table-cell table:style-name="ce6" table:formula="of:=['2-Zimmer-Wohnungen'.E25]/['2-Zimmer-Wohnungen'.$K25]-1" office:value-type="float" office:value="0" calcext:value-type="float">
            <text:p>0.000</text:p>
          </table:table-cell>
          <table:table-cell table:style-name="ce6" table:formula="of:=['2-Zimmer-Wohnungen'.F25]/['2-Zimmer-Wohnungen'.$K25]-1" office:value-type="float" office:value="0.0952380952380953" calcext:value-type="float">
            <text:p>0.095</text:p>
          </table:table-cell>
          <table:table-cell table:style-name="ce6" table:formula="of:=['2-Zimmer-Wohnungen'.G25]/['2-Zimmer-Wohnungen'.$K25]-1" office:value-type="float" office:value="0.0476190476190477" calcext:value-type="float">
            <text:p>0.048</text:p>
          </table:table-cell>
          <table:table-cell table:style-name="ce6" table:formula="of:=['2-Zimmer-Wohnungen'.H25]/['2-Zimmer-Wohnungen'.$K25]-1" office:value-type="float" office:value="0.0952380952380953" calcext:value-type="float">
            <text:p>0.095</text:p>
          </table:table-cell>
          <table:table-cell table:style-name="ce6" table:formula="of:=['2-Zimmer-Wohnungen'.I25]/['2-Zimmer-Wohnungen'.$K25]-1" office:value-type="float" office:value="0.0952380952380953" calcext:value-type="float">
            <text:p>0.095</text:p>
          </table:table-cell>
          <table:table-cell table:style-name="ce6" table:formula="of:=['2-Zimmer-Wohnungen'.J25]/['2-Zimmer-Wohnungen'.$K25]-1" office:value-type="float" office:value="0.0476190476190477" calcext:value-type="float">
            <text:p>0.048</text:p>
          </table:table-cell>
          <table:table-cell table:style-name="ce7" table:formula="of:=['2-Zimmer-Wohnungen'.K25]/['2-Zimmer-Wohnungen'.$K25]-1" office:value-type="float" office:value="0" calcext:value-type="float">
            <text:p>0.000</text:p>
          </table:table-cell>
          <table:table-cell table:style-name="ce6" table:formula="of:=['2-Zimmer-Wohnungen'.L25]/['2-Zimmer-Wohnungen'.$K25]-1" office:value-type="float" office:value="0" calcext:value-type="float">
            <text:p>0.000</text:p>
          </table:table-cell>
          <table:table-cell table:style-name="ce6" table:formula="of:=['2-Zimmer-Wohnungen'.M25]/['2-Zimmer-Wohnungen'.$K25]-1" office:value-type="float" office:value="0.0476190476190477" calcext:value-type="float">
            <text:p>0.048</text:p>
          </table:table-cell>
          <table:table-cell table:style-name="ce6" table:formula="of:=['2-Zimmer-Wohnungen'.N25]/['2-Zimmer-Wohnungen'.$K25]-1" office:value-type="float" office:value="0" calcext:value-type="float">
            <text:p>0.000</text:p>
          </table:table-cell>
          <table:table-cell table:style-name="ce6" table:formula="of:=['2-Zimmer-Wohnungen'.O25]/['2-Zimmer-Wohnungen'.$K25]-1" office:value-type="float" office:value="0" calcext:value-type="float">
            <text:p>0.000</text:p>
          </table:table-cell>
          <table:table-cell table:style-name="ce6" table:formula="of:=['2-Zimmer-Wohnungen'.P25]/['2-Zimmer-Wohnungen'.$K25]-1" office:value-type="float" office:value="-0.0476190476190477" calcext:value-type="float">
            <text:p>-0.048</text:p>
          </table:table-cell>
          <table:table-cell table:style-name="ce6" table:formula="of:=['2-Zimmer-Wohnungen'.Q25]/['2-Zimmer-Wohnungen'.$K25]-1" office:value-type="float" office:value="-0.0476190476190477" calcext:value-type="float">
            <text:p>-0.048</text:p>
          </table:table-cell>
          <table:table-cell table:style-name="ce6" table:formula="of:=['2-Zimmer-Wohnungen'.R25]/['2-Zimmer-Wohnungen'.$K25]-1" office:value-type="float" office:value="0" calcext:value-type="float">
            <text:p>0.000</text:p>
          </table:table-cell>
          <table:table-cell table:style-name="ce6" table:formula="of:=['2-Zimmer-Wohnungen'.S25]/['2-Zimmer-Wohnungen'.$K25]-1" office:value-type="float" office:value="-0.0476190476190477" calcext:value-type="float">
            <text:p>-0.048</text:p>
          </table:table-cell>
          <table:table-cell table:style-name="ce6" table:formula="of:=['2-Zimmer-Wohnungen'.T25]/['2-Zimmer-Wohnungen'.$K25]-1" office:value-type="float" office:value="-0.0476190476190477" calcext:value-type="float">
            <text:p>-0.048</text:p>
          </table:table-cell>
          <table:table-cell table:style-name="ce6" table:formula="of:=['2-Zimmer-Wohnungen'.U25]/['2-Zimmer-Wohnungen'.$K25]-1" office:value-type="float" office:value="0.0476190476190477" calcext:value-type="float">
            <text:p>0.048</text:p>
          </table:table-cell>
          <table:table-cell table:style-name="ce8" table:formula="of:=['2-Zimmer-Wohnungen'.U25]/['2-Zimmer-Wohnungen'.$K25]-1" office:value-type="float" office:value="0.0476190476190477" calcext:value-type="float">
            <text:p>0.04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91 - 200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</text:p>
          </table:table-cell>
          <table:table-cell table:style-name="ce6" table:formula="of:=['2-Zimmer-Wohnungen'.B27]/['2-Zimmer-Wohnungen'.$K27]-1" office:value-type="float" office:value="0.25" calcext:value-type="float">
            <text:p>0.250</text:p>
          </table:table-cell>
          <table:table-cell table:style-name="ce6" table:formula="of:=['2-Zimmer-Wohnungen'.C27]/['2-Zimmer-Wohnungen'.$K27]-1" office:value-type="float" office:value="0.0833333333333333" calcext:value-type="float">
            <text:p>0.083</text:p>
          </table:table-cell>
          <table:table-cell table:style-name="ce6" table:formula="of:=['2-Zimmer-Wohnungen'.D27]/['2-Zimmer-Wohnungen'.$K27]-1" office:value-type="float" office:value="0.0416666666666667" calcext:value-type="float">
            <text:p>0.042</text:p>
          </table:table-cell>
          <table:table-cell table:style-name="ce6" table:formula="of:=['2-Zimmer-Wohnungen'.E27]/['2-Zimmer-Wohnungen'.$K27]-1" office:value-type="float" office:value="0" calcext:value-type="float">
            <text:p>0.000</text:p>
          </table:table-cell>
          <table:table-cell table:style-name="ce6" table:formula="of:=['2-Zimmer-Wohnungen'.F27]/['2-Zimmer-Wohnungen'.$K27]-1" office:value-type="float" office:value="0.0416666666666667" calcext:value-type="float">
            <text:p>0.042</text:p>
          </table:table-cell>
          <table:table-cell table:style-name="ce6" table:formula="of:=['2-Zimmer-Wohnungen'.G27]/['2-Zimmer-Wohnungen'.$K27]-1" office:value-type="float" office:value="0.0416666666666667" calcext:value-type="float">
            <text:p>0.042</text:p>
          </table:table-cell>
          <table:table-cell table:style-name="ce6" table:formula="of:=['2-Zimmer-Wohnungen'.H27]/['2-Zimmer-Wohnungen'.$K27]-1" office:value-type="float" office:value="0.0416666666666667" calcext:value-type="float">
            <text:p>0.042</text:p>
          </table:table-cell>
          <table:table-cell table:style-name="ce6" table:formula="of:=['2-Zimmer-Wohnungen'.I27]/['2-Zimmer-Wohnungen'.$K27]-1" office:value-type="float" office:value="0.0833333333333333" calcext:value-type="float">
            <text:p>0.083</text:p>
          </table:table-cell>
          <table:table-cell table:style-name="ce6" table:formula="of:=['2-Zimmer-Wohnungen'.J27]/['2-Zimmer-Wohnungen'.$K27]-1" office:value-type="float" office:value="0.0416666666666667" calcext:value-type="float">
            <text:p>0.042</text:p>
          </table:table-cell>
          <table:table-cell table:style-name="ce7" table:formula="of:=['2-Zimmer-Wohnungen'.K27]/['2-Zimmer-Wohnungen'.$K27]-1" office:value-type="float" office:value="0" calcext:value-type="float">
            <text:p>0.000</text:p>
          </table:table-cell>
          <table:table-cell table:style-name="ce6" table:formula="of:=['2-Zimmer-Wohnungen'.L27]/['2-Zimmer-Wohnungen'.$K27]-1" office:value-type="float" office:value="-0.0416666666666666" calcext:value-type="float">
            <text:p>-0.042</text:p>
          </table:table-cell>
          <table:table-cell table:style-name="ce6" table:formula="of:=['2-Zimmer-Wohnungen'.M27]/['2-Zimmer-Wohnungen'.$K27]-1" office:value-type="float" office:value="0.0416666666666667" calcext:value-type="float">
            <text:p>0.042</text:p>
          </table:table-cell>
          <table:table-cell table:style-name="ce6" table:formula="of:=['2-Zimmer-Wohnungen'.N27]/['2-Zimmer-Wohnungen'.$K27]-1" office:value-type="float" office:value="0" calcext:value-type="float">
            <text:p>0.000</text:p>
          </table:table-cell>
          <table:table-cell table:style-name="ce6" table:formula="of:=['2-Zimmer-Wohnungen'.O27]/['2-Zimmer-Wohnungen'.$K27]-1" office:value-type="float" office:value="0" calcext:value-type="float">
            <text:p>0.000</text:p>
          </table:table-cell>
          <table:table-cell table:style-name="ce6" table:formula="of:=['2-Zimmer-Wohnungen'.P27]/['2-Zimmer-Wohnungen'.$K27]-1" office:value-type="float" office:value="-0.0833333333333334" calcext:value-type="float">
            <text:p>-0.083</text:p>
          </table:table-cell>
          <table:table-cell table:style-name="ce6" table:formula="of:=['2-Zimmer-Wohnungen'.Q27]/['2-Zimmer-Wohnungen'.$K27]-1" office:value-type="float" office:value="-0.0833333333333334" calcext:value-type="float">
            <text:p>-0.083</text:p>
          </table:table-cell>
          <table:table-cell table:style-name="ce6" table:formula="of:=['2-Zimmer-Wohnungen'.R27]/['2-Zimmer-Wohnungen'.$K27]-1" office:value-type="float" office:value="-0.0416666666666666" calcext:value-type="float">
            <text:p>-0.042</text:p>
          </table:table-cell>
          <table:table-cell table:style-name="ce6" table:formula="of:=['2-Zimmer-Wohnungen'.S27]/['2-Zimmer-Wohnungen'.$K27]-1" office:value-type="float" office:value="-0.0833333333333334" calcext:value-type="float">
            <text:p>-0.083</text:p>
          </table:table-cell>
          <table:table-cell table:style-name="ce6" table:formula="of:=['2-Zimmer-Wohnungen'.T27]/['2-Zimmer-Wohnungen'.$K27]-1" office:value-type="float" office:value="-0.0833333333333334" calcext:value-type="float">
            <text:p>-0.083</text:p>
          </table:table-cell>
          <table:table-cell table:style-name="ce6" table:formula="of:=['2-Zimmer-Wohnungen'.U27]/['2-Zimmer-Wohnungen'.$K27]-1" office:value-type="float" office:value="0" calcext:value-type="float">
            <text:p>0.000</text:p>
          </table:table-cell>
          <table:table-cell table:style-name="ce8" table:formula="of:=['2-Zimmer-Wohnungen'.U27]/['2-Zimmer-Wohnungen'.$K27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</text:p>
          </table:table-cell>
          <table:table-cell table:style-name="ce6" table:formula="of:=['2-Zimmer-Wohnungen'.B28]/['2-Zimmer-Wohnungen'.$K28]-1" office:value-type="float" office:value="0.25" calcext:value-type="float">
            <text:p>0.250</text:p>
          </table:table-cell>
          <table:table-cell table:style-name="ce6" table:formula="of:=['2-Zimmer-Wohnungen'.C28]/['2-Zimmer-Wohnungen'.$K28]-1" office:value-type="float" office:value="0.125" calcext:value-type="float">
            <text:p>0.125</text:p>
          </table:table-cell>
          <table:table-cell table:style-name="ce6" table:formula="of:=['2-Zimmer-Wohnungen'.D28]/['2-Zimmer-Wohnungen'.$K28]-1" office:value-type="float" office:value="0.0833333333333333" calcext:value-type="float">
            <text:p>0.083</text:p>
          </table:table-cell>
          <table:table-cell table:style-name="ce6" table:formula="of:=['2-Zimmer-Wohnungen'.E28]/['2-Zimmer-Wohnungen'.$K28]-1" office:value-type="float" office:value="0" calcext:value-type="float">
            <text:p>0.000</text:p>
          </table:table-cell>
          <table:table-cell table:style-name="ce6" table:formula="of:=['2-Zimmer-Wohnungen'.F28]/['2-Zimmer-Wohnungen'.$K28]-1" office:value-type="float" office:value="0.0416666666666667" calcext:value-type="float">
            <text:p>0.042</text:p>
          </table:table-cell>
          <table:table-cell table:style-name="ce6" table:formula="of:=['2-Zimmer-Wohnungen'.G28]/['2-Zimmer-Wohnungen'.$K28]-1" office:value-type="float" office:value="0.0416666666666667" calcext:value-type="float">
            <text:p>0.042</text:p>
          </table:table-cell>
          <table:table-cell table:style-name="ce6" table:formula="of:=['2-Zimmer-Wohnungen'.H28]/['2-Zimmer-Wohnungen'.$K28]-1" office:value-type="float" office:value="0.0833333333333333" calcext:value-type="float">
            <text:p>0.083</text:p>
          </table:table-cell>
          <table:table-cell table:style-name="ce6" table:formula="of:=['2-Zimmer-Wohnungen'.I28]/['2-Zimmer-Wohnungen'.$K28]-1" office:value-type="float" office:value="0.0833333333333333" calcext:value-type="float">
            <text:p>0.083</text:p>
          </table:table-cell>
          <table:table-cell table:style-name="ce6" table:formula="of:=['2-Zimmer-Wohnungen'.J28]/['2-Zimmer-Wohnungen'.$K28]-1" office:value-type="float" office:value="0.0416666666666667" calcext:value-type="float">
            <text:p>0.042</text:p>
          </table:table-cell>
          <table:table-cell table:style-name="ce7" table:formula="of:=['2-Zimmer-Wohnungen'.K28]/['2-Zimmer-Wohnungen'.$K28]-1" office:value-type="float" office:value="0" calcext:value-type="float">
            <text:p>0.000</text:p>
          </table:table-cell>
          <table:table-cell table:style-name="ce6" table:formula="of:=['2-Zimmer-Wohnungen'.L28]/['2-Zimmer-Wohnungen'.$K28]-1" office:value-type="float" office:value="0" calcext:value-type="float">
            <text:p>0.000</text:p>
          </table:table-cell>
          <table:table-cell table:style-name="ce6" table:formula="of:=['2-Zimmer-Wohnungen'.M28]/['2-Zimmer-Wohnungen'.$K28]-1" office:value-type="float" office:value="0.0416666666666667" calcext:value-type="float">
            <text:p>0.042</text:p>
          </table:table-cell>
          <table:table-cell table:style-name="ce6" table:formula="of:=['2-Zimmer-Wohnungen'.N28]/['2-Zimmer-Wohnungen'.$K28]-1" office:value-type="float" office:value="0" calcext:value-type="float">
            <text:p>0.000</text:p>
          </table:table-cell>
          <table:table-cell table:style-name="ce6" table:formula="of:=['2-Zimmer-Wohnungen'.O28]/['2-Zimmer-Wohnungen'.$K28]-1" office:value-type="float" office:value="0" calcext:value-type="float">
            <text:p>0.000</text:p>
          </table:table-cell>
          <table:table-cell table:style-name="ce6" table:formula="of:=['2-Zimmer-Wohnungen'.P28]/['2-Zimmer-Wohnungen'.$K28]-1" office:value-type="float" office:value="-0.0833333333333334" calcext:value-type="float">
            <text:p>-0.083</text:p>
          </table:table-cell>
          <table:table-cell table:style-name="ce6" table:formula="of:=['2-Zimmer-Wohnungen'.Q28]/['2-Zimmer-Wohnungen'.$K28]-1" office:value-type="float" office:value="-0.0416666666666666" calcext:value-type="float">
            <text:p>-0.042</text:p>
          </table:table-cell>
          <table:table-cell table:style-name="ce6" table:formula="of:=['2-Zimmer-Wohnungen'.R28]/['2-Zimmer-Wohnungen'.$K28]-1" office:value-type="float" office:value="0" calcext:value-type="float">
            <text:p>0.000</text:p>
          </table:table-cell>
          <table:table-cell table:style-name="ce6" table:formula="of:=['2-Zimmer-Wohnungen'.S28]/['2-Zimmer-Wohnungen'.$K28]-1" office:value-type="float" office:value="-0.0833333333333334" calcext:value-type="float">
            <text:p>-0.083</text:p>
          </table:table-cell>
          <table:table-cell table:style-name="ce6" table:formula="of:=['2-Zimmer-Wohnungen'.T28]/['2-Zimmer-Wohnungen'.$K28]-1" office:value-type="float" office:value="-0.0416666666666666" calcext:value-type="float">
            <text:p>-0.042</text:p>
          </table:table-cell>
          <table:table-cell table:style-name="ce6" table:formula="of:=['2-Zimmer-Wohnungen'.U28]/['2-Zimmer-Wohnungen'.$K28]-1" office:value-type="float" office:value="0" calcext:value-type="float">
            <text:p>0.000</text:p>
          </table:table-cell>
          <table:table-cell table:style-name="ce8" table:formula="of:=['2-Zimmer-Wohnungen'.U28]/['2-Zimmer-Wohnungen'.$K28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-CSV" table:style-name="ta1">
        <office:forms form:automatic-focus="false" form:apply-design-mode="false"/>
        <table:table-column table:style-name="co23" table:default-cell-style-name="ce3"/>
        <table:table-column table:style-name="co24" table:default-cell-style-name="ce9"/>
        <table:table-column table:style-name="co25" table:number-columns-repeated="8" table:default-cell-style-name="ce2"/>
        <table:table-column table:style-name="co26" table:default-cell-style-name="ce2"/>
        <table:table-column table:style-name="co17" table:number-columns-repeated="999" table:default-cell-style-name="ce2"/>
        <table:table-column table:style-name="co17" table:number-columns-repeated="8" table:default-cell-style-name="ce3"/>
        <table:table-row table:style-name="ro3">
          <table:table-cell table:style-name="ce9" office:value-type="string" calcext:value-type="string">
            <text:p>Zustan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or 1900</text:p>
          </table:table-cell>
          <table:table-cell office:value-type="string" calcext:value-type="string">
            <text:p>1900 - 1920</text:p>
          </table:table-cell>
          <table:table-cell office:value-type="string" calcext:value-type="string">
            <text:p>1921 - 1946</text:p>
          </table:table-cell>
          <table:table-cell office:value-type="string" calcext:value-type="string">
            <text:p>1947 - 1960</text:p>
          </table:table-cell>
          <table:table-cell office:value-type="string" calcext:value-type="string">
            <text:p>1961 - 1970</text:p>
          </table:table-cell>
          <table:table-cell office:value-type="string" calcext:value-type="string">
            <text:p>1971 - 1980</text:p>
          </table:table-cell>
          <table:table-cell office:value-type="string" calcext:value-type="string">
            <text:p>1981 - 1990</text:p>
          </table:table-cell>
          <table:table-cell office:value-type="string" calcext:value-type="string">
            <text:p>1991 - 2000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7" calcext:value-type="float">
            <text:p>7</text:p>
          </table:table-cell>
          <table:table-cell table:style-name="ce10" table:formula="of:=['2-Zimmer-Wohnungen'.B$6]/['2-Zimmer-Wohnungen'.$K$6]-1" office:value-type="float" office:value="0.266666666666667" calcext:value-type="float">
            <text:p>0.2667</text:p>
          </table:table-cell>
          <table:table-cell table:style-name="ce10" table:formula="of:=['2-Zimmer-Wohnungen'.B$9]/['2-Zimmer-Wohnungen'.$K$9]-1" office:value-type="float" office:value="0.266666666666667" calcext:value-type="float">
            <text:p>0.2667</text:p>
          </table:table-cell>
          <table:table-cell table:style-name="ce10" table:formula="of:=['2-Zimmer-Wohnungen'.B$12]/['2-Zimmer-Wohnungen'.$K$12]-1" office:value-type="float" office:value="0.266666666666667" calcext:value-type="float">
            <text:p>0.2667</text:p>
          </table:table-cell>
          <table:table-cell table:style-name="ce10" table:formula="of:=['2-Zimmer-Wohnungen'.B$15]/['2-Zimmer-Wohnungen'.$K$15]-1" office:value-type="float" office:value="0.25" calcext:value-type="float">
            <text:p>0.2500</text:p>
          </table:table-cell>
          <table:table-cell table:style-name="ce10" table:formula="of:=['2-Zimmer-Wohnungen'.B$18]/['2-Zimmer-Wohnungen'.$K$18]-1" office:value-type="float" office:value="0.294117647058824" calcext:value-type="float">
            <text:p>0.2941</text:p>
          </table:table-cell>
          <table:table-cell table:style-name="ce10" table:formula="of:=['2-Zimmer-Wohnungen'.B$21]/['2-Zimmer-Wohnungen'.$K$21]-1" office:value-type="float" office:value="0.277777777777778" calcext:value-type="float">
            <text:p>0.2778</text:p>
          </table:table-cell>
          <table:table-cell table:style-name="ce10" table:formula="of:=['2-Zimmer-Wohnungen'.B$24]/['2-Zimmer-Wohnungen'.$K$24]-1" office:value-type="float" office:value="0.285714285714286" calcext:value-type="float">
            <text:p>0.2857</text:p>
          </table:table-cell>
          <table:table-cell table:style-name="ce10" table:formula="of:=['2-Zimmer-Wohnungen'.B$27]/['2-Zimmer-Wohnungen'.$K$27]-1" office:value-type="float" office:value="0.25" calcext:value-type="float">
            <text:p>0.2500</text:p>
          </table:table-cell>
          <table:table-cell table:style-name="Default"/>
          <table:table-cell table:style-name="ce8"/>
          <table:table-cell/>
          <table:table-cell table:style-name="Default" table:number-columns-repeated="35"/>
          <table:table-cell table:number-columns-repeated="970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6" calcext:value-type="float">
            <text:p>6</text:p>
          </table:table-cell>
          <table:table-cell table:style-name="ce10" table:formula="of:=['2-Zimmer-Wohnungen'.C$6]/['2-Zimmer-Wohnungen'.$K$6]-1" office:value-type="float" office:value="0.133333333333333" calcext:value-type="float">
            <text:p>0.1333</text:p>
          </table:table-cell>
          <table:table-cell table:style-name="ce10" table:formula="of:=['2-Zimmer-Wohnungen'.C$9]/['2-Zimmer-Wohnungen'.$K$9]-1" office:value-type="float" office:value="0.0666666666666667" calcext:value-type="float">
            <text:p>0.0667</text:p>
          </table:table-cell>
          <table:table-cell table:style-name="ce10" table:formula="of:=['2-Zimmer-Wohnungen'.C$12]/['2-Zimmer-Wohnungen'.$K$12]-1" office:value-type="float" office:value="0.133333333333333" calcext:value-type="float">
            <text:p>0.1333</text:p>
          </table:table-cell>
          <table:table-cell table:style-name="ce10" table:formula="of:=['2-Zimmer-Wohnungen'.C$15]/['2-Zimmer-Wohnungen'.$K$15]-1" office:value-type="float" office:value="0.125" calcext:value-type="float">
            <text:p>0.1250</text:p>
          </table:table-cell>
          <table:table-cell table:style-name="ce10" table:formula="of:=['2-Zimmer-Wohnungen'.C$18]/['2-Zimmer-Wohnungen'.$K$18]-1" office:value-type="float" office:value="0.117647058823529" calcext:value-type="float">
            <text:p>0.1176</text:p>
          </table:table-cell>
          <table:table-cell table:style-name="ce10" table:formula="of:=['2-Zimmer-Wohnungen'.C$21]/['2-Zimmer-Wohnungen'.$K$21]-1" office:value-type="float" office:value="0.111111111111111" calcext:value-type="float">
            <text:p>0.1111</text:p>
          </table:table-cell>
          <table:table-cell table:style-name="ce10" table:formula="of:=['2-Zimmer-Wohnungen'.C$24]/['2-Zimmer-Wohnungen'.$K$24]-1" office:value-type="float" office:value="0.142857142857143" calcext:value-type="float">
            <text:p>0.1429</text:p>
          </table:table-cell>
          <table:table-cell table:style-name="ce10" table:formula="of:=['2-Zimmer-Wohnungen'.C$27]/['2-Zimmer-Wohnungen'.$K$27]-1" office:value-type="float" office:value="0.0833333333333333" calcext:value-type="float">
            <text:p>0.0833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8" calcext:value-type="float">
            <text:p>8</text:p>
          </table:table-cell>
          <table:table-cell table:style-name="ce10" table:formula="of:=['2-Zimmer-Wohnungen'.D$6]/['2-Zimmer-Wohnungen'.$K$6]-1" office:value-type="float" office:value="0.0666666666666667" calcext:value-type="float">
            <text:p>0.0667</text:p>
          </table:table-cell>
          <table:table-cell table:style-name="ce10" table:formula="of:=['2-Zimmer-Wohnungen'.D$9]/['2-Zimmer-Wohnungen'.$K$9]-1" office:value-type="float" office:value="0.0666666666666667" calcext:value-type="float">
            <text:p>0.0667</text:p>
          </table:table-cell>
          <table:table-cell table:style-name="ce10" table:formula="of:=['2-Zimmer-Wohnungen'.D$12]/['2-Zimmer-Wohnungen'.$K$12]-1" office:value-type="float" office:value="0.0666666666666667" calcext:value-type="float">
            <text:p>0.0667</text:p>
          </table:table-cell>
          <table:table-cell table:style-name="ce10" table:formula="of:=['2-Zimmer-Wohnungen'.D$15]/['2-Zimmer-Wohnungen'.$K$15]-1" office:value-type="float" office:value="0.0625" calcext:value-type="float">
            <text:p>0.0625</text:p>
          </table:table-cell>
          <table:table-cell table:style-name="ce10" table:formula="of:=['2-Zimmer-Wohnungen'.D$18]/['2-Zimmer-Wohnungen'.$K$18]-1" office:value-type="float" office:value="0.0588235294117647" calcext:value-type="float">
            <text:p>0.0588</text:p>
          </table:table-cell>
          <table:table-cell table:style-name="ce10" table:formula="of:=['2-Zimmer-Wohnungen'.D$21]/['2-Zimmer-Wohnungen'.$K$21]-1" office:value-type="float" office:value="0.0555555555555556" calcext:value-type="float">
            <text:p>0.0556</text:p>
          </table:table-cell>
          <table:table-cell table:style-name="ce10" table:formula="of:=['2-Zimmer-Wohnungen'.D$24]/['2-Zimmer-Wohnungen'.$K$24]-1" office:value-type="float" office:value="0.0952380952380953" calcext:value-type="float">
            <text:p>0.0952</text:p>
          </table:table-cell>
          <table:table-cell table:style-name="ce10" table:formula="of:=['2-Zimmer-Wohnungen'.D$27]/['2-Zimmer-Wohnungen'.$K$27]-1" office:value-type="float" office:value="0.0416666666666667" calcext:value-type="float">
            <text:p>0.0417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4" calcext:value-type="float">
            <text:p>4</text:p>
          </table:table-cell>
          <table:table-cell table:style-name="ce10" table:formula="of:=['2-Zimmer-Wohnungen'.E$6]/['2-Zimmer-Wohnungen'.$K$6]-1" office:value-type="float" office:value="0" calcext:value-type="float">
            <text:p>0.0000</text:p>
          </table:table-cell>
          <table:table-cell table:style-name="ce10" table:formula="of:=['2-Zimmer-Wohnungen'.E$9]/['2-Zimmer-Wohnungen'.$K$9]-1" office:value-type="float" office:value="0" calcext:value-type="float">
            <text:p>0.0000</text:p>
          </table:table-cell>
          <table:table-cell table:style-name="ce10" table:formula="of:=['2-Zimmer-Wohnungen'.E$12]/['2-Zimmer-Wohnungen'.$K$12]-1" office:value-type="float" office:value="0" calcext:value-type="float">
            <text:p>0.0000</text:p>
          </table:table-cell>
          <table:table-cell table:style-name="ce10" table:formula="of:=['2-Zimmer-Wohnungen'.E$15]/['2-Zimmer-Wohnungen'.$K$15]-1" office:value-type="float" office:value="0" calcext:value-type="float">
            <text:p>0.0000</text:p>
          </table:table-cell>
          <table:table-cell table:style-name="ce10" table:formula="of:=['2-Zimmer-Wohnungen'.E$18]/['2-Zimmer-Wohnungen'.$K$18]-1" office:value-type="float" office:value="0" calcext:value-type="float">
            <text:p>0.0000</text:p>
          </table:table-cell>
          <table:table-cell table:style-name="ce10" table:formula="of:=['2-Zimmer-Wohnungen'.E$21]/['2-Zimmer-Wohnungen'.$K$21]-1" office:value-type="float" office:value="0" calcext:value-type="float">
            <text:p>0.0000</text:p>
          </table:table-cell>
          <table:table-cell table:style-name="ce10" table:formula="of:=['2-Zimmer-Wohnungen'.E$24]/['2-Zimmer-Wohnungen'.$K$24]-1" office:value-type="float" office:value="0" calcext:value-type="float">
            <text:p>0.0000</text:p>
          </table:table-cell>
          <table:table-cell table:style-name="ce10" table:formula="of:=['2-Zimmer-Wohnungen'.E$27]/['2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3" calcext:value-type="float">
            <text:p>3</text:p>
          </table:table-cell>
          <table:table-cell table:style-name="ce10" table:formula="of:=['2-Zimmer-Wohnungen'.F$6]/['2-Zimmer-Wohnungen'.$K$6]-1" office:value-type="float" office:value="0.0666666666666667" calcext:value-type="float">
            <text:p>0.0667</text:p>
          </table:table-cell>
          <table:table-cell table:style-name="ce10" table:formula="of:=['2-Zimmer-Wohnungen'.F$9]/['2-Zimmer-Wohnungen'.$K$9]-1" office:value-type="float" office:value="0.0666666666666667" calcext:value-type="float">
            <text:p>0.0667</text:p>
          </table:table-cell>
          <table:table-cell table:style-name="ce10" table:formula="of:=['2-Zimmer-Wohnungen'.F$12]/['2-Zimmer-Wohnungen'.$K$12]-1" office:value-type="float" office:value="0.0666666666666667" calcext:value-type="float">
            <text:p>0.0667</text:p>
          </table:table-cell>
          <table:table-cell table:style-name="ce10" table:formula="of:=['2-Zimmer-Wohnungen'.F$15]/['2-Zimmer-Wohnungen'.$K$15]-1" office:value-type="float" office:value="0.0625" calcext:value-type="float">
            <text:p>0.0625</text:p>
          </table:table-cell>
          <table:table-cell table:style-name="ce10" table:formula="of:=['2-Zimmer-Wohnungen'.F$18]/['2-Zimmer-Wohnungen'.$K$18]-1" office:value-type="float" office:value="0.0588235294117647" calcext:value-type="float">
            <text:p>0.0588</text:p>
          </table:table-cell>
          <table:table-cell table:style-name="ce10" table:formula="of:=['2-Zimmer-Wohnungen'.F$21]/['2-Zimmer-Wohnungen'.$K$21]-1" office:value-type="float" office:value="0.0555555555555556" calcext:value-type="float">
            <text:p>0.0556</text:p>
          </table:table-cell>
          <table:table-cell table:style-name="ce10" table:formula="of:=['2-Zimmer-Wohnungen'.F$24]/['2-Zimmer-Wohnungen'.$K$24]-1" office:value-type="float" office:value="0.0476190476190477" calcext:value-type="float">
            <text:p>0.0476</text:p>
          </table:table-cell>
          <table:table-cell table:style-name="ce10" table:formula="of:=['2-Zimmer-Wohnungen'.F$27]/['2-Zimmer-Wohnungen'.$K$27]-1" office:value-type="float" office:value="0.0416666666666667" calcext:value-type="float">
            <text:p>0.0417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" calcext:value-type="float">
            <text:p>2</text:p>
          </table:table-cell>
          <table:table-cell table:style-name="ce10" table:formula="of:=['2-Zimmer-Wohnungen'.G$6]/['2-Zimmer-Wohnungen'.$K$6]-1" office:value-type="float" office:value="0.0666666666666667" calcext:value-type="float">
            <text:p>0.0667</text:p>
          </table:table-cell>
          <table:table-cell table:style-name="ce10" table:formula="of:=['2-Zimmer-Wohnungen'.G$9]/['2-Zimmer-Wohnungen'.$K$9]-1" office:value-type="float" office:value="0" calcext:value-type="float">
            <text:p>0.0000</text:p>
          </table:table-cell>
          <table:table-cell table:style-name="ce10" table:formula="of:=['2-Zimmer-Wohnungen'.G$12]/['2-Zimmer-Wohnungen'.$K$12]-1" office:value-type="float" office:value="0.0666666666666667" calcext:value-type="float">
            <text:p>0.0667</text:p>
          </table:table-cell>
          <table:table-cell table:style-name="ce10" table:formula="of:=['2-Zimmer-Wohnungen'.G$15]/['2-Zimmer-Wohnungen'.$K$15]-1" office:value-type="float" office:value="0.0625" calcext:value-type="float">
            <text:p>0.0625</text:p>
          </table:table-cell>
          <table:table-cell table:style-name="ce10" table:formula="of:=['2-Zimmer-Wohnungen'.G$18]/['2-Zimmer-Wohnungen'.$K$18]-1" office:value-type="float" office:value="0.0588235294117647" calcext:value-type="float">
            <text:p>0.0588</text:p>
          </table:table-cell>
          <table:table-cell table:style-name="ce10" table:formula="of:=['2-Zimmer-Wohnungen'.G$21]/['2-Zimmer-Wohnungen'.$K$21]-1" office:value-type="float" office:value="0.0555555555555556" calcext:value-type="float">
            <text:p>0.0556</text:p>
          </table:table-cell>
          <table:table-cell table:style-name="ce10" table:formula="of:=['2-Zimmer-Wohnungen'.G$24]/['2-Zimmer-Wohnungen'.$K$24]-1" office:value-type="float" office:value="0.0476190476190477" calcext:value-type="float">
            <text:p>0.0476</text:p>
          </table:table-cell>
          <table:table-cell table:style-name="ce10" table:formula="of:=['2-Zimmer-Wohnungen'.G$27]/['2-Zimmer-Wohnungen'.$K$27]-1" office:value-type="float" office:value="0.0416666666666667" calcext:value-type="float">
            <text:p>0.0417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" calcext:value-type="float">
            <text:p>1</text:p>
          </table:table-cell>
          <table:table-cell table:style-name="ce10" table:formula="of:=['2-Zimmer-Wohnungen'.H$6]/['2-Zimmer-Wohnungen'.$K$6]-1" office:value-type="float" office:value="0.0666666666666667" calcext:value-type="float">
            <text:p>0.0667</text:p>
          </table:table-cell>
          <table:table-cell table:style-name="ce10" table:formula="of:=['2-Zimmer-Wohnungen'.H$9]/['2-Zimmer-Wohnungen'.$K$9]-1" office:value-type="float" office:value="0.0666666666666667" calcext:value-type="float">
            <text:p>0.0667</text:p>
          </table:table-cell>
          <table:table-cell table:style-name="ce10" table:formula="of:=['2-Zimmer-Wohnungen'.H$12]/['2-Zimmer-Wohnungen'.$K$12]-1" office:value-type="float" office:value="0.0666666666666667" calcext:value-type="float">
            <text:p>0.0667</text:p>
          </table:table-cell>
          <table:table-cell table:style-name="ce10" table:formula="of:=['2-Zimmer-Wohnungen'.H$15]/['2-Zimmer-Wohnungen'.$K$15]-1" office:value-type="float" office:value="0.0625" calcext:value-type="float">
            <text:p>0.0625</text:p>
          </table:table-cell>
          <table:table-cell table:style-name="ce10" table:formula="of:=['2-Zimmer-Wohnungen'.H$18]/['2-Zimmer-Wohnungen'.$K$18]-1" office:value-type="float" office:value="0.0588235294117647" calcext:value-type="float">
            <text:p>0.0588</text:p>
          </table:table-cell>
          <table:table-cell table:style-name="ce10" table:formula="of:=['2-Zimmer-Wohnungen'.H$21]/['2-Zimmer-Wohnungen'.$K$21]-1" office:value-type="float" office:value="0.0555555555555556" calcext:value-type="float">
            <text:p>0.0556</text:p>
          </table:table-cell>
          <table:table-cell table:style-name="ce10" table:formula="of:=['2-Zimmer-Wohnungen'.H$24]/['2-Zimmer-Wohnungen'.$K$24]-1" office:value-type="float" office:value="0.0952380952380953" calcext:value-type="float">
            <text:p>0.0952</text:p>
          </table:table-cell>
          <table:table-cell table:style-name="ce10" table:formula="of:=['2-Zimmer-Wohnungen'.H$27]/['2-Zimmer-Wohnungen'.$K$27]-1" office:value-type="float" office:value="0.0416666666666667" calcext:value-type="float">
            <text:p>0.0417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5" calcext:value-type="float">
            <text:p>5</text:p>
          </table:table-cell>
          <table:table-cell table:style-name="ce10" table:formula="of:=['2-Zimmer-Wohnungen'.I$6]/['2-Zimmer-Wohnungen'.$K$6]-1" office:value-type="float" office:value="0.0666666666666667" calcext:value-type="float">
            <text:p>0.0667</text:p>
          </table:table-cell>
          <table:table-cell table:style-name="ce10" table:formula="of:=['2-Zimmer-Wohnungen'.I$9]/['2-Zimmer-Wohnungen'.$K$9]-1" office:value-type="float" office:value="0.0666666666666667" calcext:value-type="float">
            <text:p>0.0667</text:p>
          </table:table-cell>
          <table:table-cell table:style-name="ce10" table:formula="of:=['2-Zimmer-Wohnungen'.I$12]/['2-Zimmer-Wohnungen'.$K$12]-1" office:value-type="float" office:value="0.133333333333333" calcext:value-type="float">
            <text:p>0.1333</text:p>
          </table:table-cell>
          <table:table-cell table:style-name="ce10" table:formula="of:=['2-Zimmer-Wohnungen'.I$15]/['2-Zimmer-Wohnungen'.$K$15]-1" office:value-type="float" office:value="0.0625" calcext:value-type="float">
            <text:p>0.0625</text:p>
          </table:table-cell>
          <table:table-cell table:style-name="ce10" table:formula="of:=['2-Zimmer-Wohnungen'.I$18]/['2-Zimmer-Wohnungen'.$K$18]-1" office:value-type="float" office:value="0.117647058823529" calcext:value-type="float">
            <text:p>0.1176</text:p>
          </table:table-cell>
          <table:table-cell table:style-name="ce10" table:formula="of:=['2-Zimmer-Wohnungen'.I$21]/['2-Zimmer-Wohnungen'.$K$21]-1" office:value-type="float" office:value="0.111111111111111" calcext:value-type="float">
            <text:p>0.1111</text:p>
          </table:table-cell>
          <table:table-cell table:style-name="ce10" table:formula="of:=['2-Zimmer-Wohnungen'.I$24]/['2-Zimmer-Wohnungen'.$K$24]-1" office:value-type="float" office:value="0.0952380952380953" calcext:value-type="float">
            <text:p>0.0952</text:p>
          </table:table-cell>
          <table:table-cell table:style-name="ce10" table:formula="of:=['2-Zimmer-Wohnungen'.I$27]/['2-Zimmer-Wohnungen'.$K$27]-1" office:value-type="float" office:value="0.0833333333333333" calcext:value-type="float">
            <text:p>0.0833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9" calcext:value-type="float">
            <text:p>9</text:p>
          </table:table-cell>
          <table:table-cell table:style-name="ce10" table:formula="of:=['2-Zimmer-Wohnungen'.J$6]/['2-Zimmer-Wohnungen'.$K$6]-1" office:value-type="float" office:value="0.0666666666666667" calcext:value-type="float">
            <text:p>0.0667</text:p>
          </table:table-cell>
          <table:table-cell table:style-name="ce10" table:formula="of:=['2-Zimmer-Wohnungen'.J$9]/['2-Zimmer-Wohnungen'.$K$9]-1" office:value-type="float" office:value="0" calcext:value-type="float">
            <text:p>0.0000</text:p>
          </table:table-cell>
          <table:table-cell table:style-name="ce10" table:formula="of:=['2-Zimmer-Wohnungen'.J$12]/['2-Zimmer-Wohnungen'.$K$12]-1" office:value-type="float" office:value="0.0666666666666667" calcext:value-type="float">
            <text:p>0.0667</text:p>
          </table:table-cell>
          <table:table-cell table:style-name="ce10" table:formula="of:=['2-Zimmer-Wohnungen'.J$15]/['2-Zimmer-Wohnungen'.$K$15]-1" office:value-type="float" office:value="0.0625" calcext:value-type="float">
            <text:p>0.0625</text:p>
          </table:table-cell>
          <table:table-cell table:style-name="ce10" table:formula="of:=['2-Zimmer-Wohnungen'.J$18]/['2-Zimmer-Wohnungen'.$K$18]-1" office:value-type="float" office:value="0.0588235294117647" calcext:value-type="float">
            <text:p>0.0588</text:p>
          </table:table-cell>
          <table:table-cell table:style-name="ce10" table:formula="of:=['2-Zimmer-Wohnungen'.J$21]/['2-Zimmer-Wohnungen'.$K$21]-1" office:value-type="float" office:value="0.0555555555555556" calcext:value-type="float">
            <text:p>0.0556</text:p>
          </table:table-cell>
          <table:table-cell table:style-name="ce10" table:formula="of:=['2-Zimmer-Wohnungen'.J$24]/['2-Zimmer-Wohnungen'.$K$24]-1" office:value-type="float" office:value="0.0476190476190477" calcext:value-type="float">
            <text:p>0.0476</text:p>
          </table:table-cell>
          <table:table-cell table:style-name="ce10" table:formula="of:=['2-Zimmer-Wohnungen'.J$27]/['2-Zimmer-Wohnungen'.$K$27]-1" office:value-type="float" office:value="0.0416666666666667" calcext:value-type="float">
            <text:p>0.0417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0" calcext:value-type="float">
            <text:p>10</text:p>
          </table:table-cell>
          <table:table-cell table:style-name="ce10" table:formula="of:=['2-Zimmer-Wohnungen'.K$6]/['2-Zimmer-Wohnungen'.$K$6]-1" office:value-type="float" office:value="0" calcext:value-type="float">
            <text:p>0.0000</text:p>
          </table:table-cell>
          <table:table-cell table:style-name="ce10" table:formula="of:=['2-Zimmer-Wohnungen'.K$9]/['2-Zimmer-Wohnungen'.$K$9]-1" office:value-type="float" office:value="0" calcext:value-type="float">
            <text:p>0.0000</text:p>
          </table:table-cell>
          <table:table-cell table:style-name="ce10" table:formula="of:=['2-Zimmer-Wohnungen'.K$12]/['2-Zimmer-Wohnungen'.$K$12]-1" office:value-type="float" office:value="0" calcext:value-type="float">
            <text:p>0.0000</text:p>
          </table:table-cell>
          <table:table-cell table:style-name="ce10" table:formula="of:=['2-Zimmer-Wohnungen'.K$15]/['2-Zimmer-Wohnungen'.$K$15]-1" office:value-type="float" office:value="0" calcext:value-type="float">
            <text:p>0.0000</text:p>
          </table:table-cell>
          <table:table-cell table:style-name="ce10" table:formula="of:=['2-Zimmer-Wohnungen'.K$18]/['2-Zimmer-Wohnungen'.$K$18]-1" office:value-type="float" office:value="0" calcext:value-type="float">
            <text:p>0.0000</text:p>
          </table:table-cell>
          <table:table-cell table:style-name="ce10" table:formula="of:=['2-Zimmer-Wohnungen'.K$21]/['2-Zimmer-Wohnungen'.$K$21]-1" office:value-type="float" office:value="0" calcext:value-type="float">
            <text:p>0.0000</text:p>
          </table:table-cell>
          <table:table-cell table:style-name="ce10" table:formula="of:=['2-Zimmer-Wohnungen'.K$24]/['2-Zimmer-Wohnungen'.$K$24]-1" office:value-type="float" office:value="0" calcext:value-type="float">
            <text:p>0.0000</text:p>
          </table:table-cell>
          <table:table-cell table:style-name="ce10" table:formula="of:=['2-Zimmer-Wohnungen'.K$27]/['2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1" calcext:value-type="float">
            <text:p>11</text:p>
          </table:table-cell>
          <table:table-cell table:style-name="ce10" table:formula="of:=['2-Zimmer-Wohnungen'.L$6]/['2-Zimmer-Wohnungen'.$K$6]-1" office:value-type="float" office:value="0" calcext:value-type="float">
            <text:p>0.0000</text:p>
          </table:table-cell>
          <table:table-cell table:style-name="ce10" table:formula="of:=['2-Zimmer-Wohnungen'.L$9]/['2-Zimmer-Wohnungen'.$K$9]-1" office:value-type="float" office:value="-0.0666666666666667" calcext:value-type="float">
            <text:p>-0.0667</text:p>
          </table:table-cell>
          <table:table-cell table:style-name="ce10" table:formula="of:=['2-Zimmer-Wohnungen'.L$12]/['2-Zimmer-Wohnungen'.$K$12]-1" office:value-type="float" office:value="0" calcext:value-type="float">
            <text:p>0.0000</text:p>
          </table:table-cell>
          <table:table-cell table:style-name="ce10" table:formula="of:=['2-Zimmer-Wohnungen'.L$15]/['2-Zimmer-Wohnungen'.$K$15]-1" office:value-type="float" office:value="0" calcext:value-type="float">
            <text:p>0.0000</text:p>
          </table:table-cell>
          <table:table-cell table:style-name="ce10" table:formula="of:=['2-Zimmer-Wohnungen'.L$18]/['2-Zimmer-Wohnungen'.$K$18]-1" office:value-type="float" office:value="0" calcext:value-type="float">
            <text:p>0.0000</text:p>
          </table:table-cell>
          <table:table-cell table:style-name="ce10" table:formula="of:=['2-Zimmer-Wohnungen'.L$21]/['2-Zimmer-Wohnungen'.$K$21]-1" office:value-type="float" office:value="0" calcext:value-type="float">
            <text:p>0.0000</text:p>
          </table:table-cell>
          <table:table-cell table:style-name="ce10" table:formula="of:=['2-Zimmer-Wohnungen'.L$24]/['2-Zimmer-Wohnungen'.$K$24]-1" office:value-type="float" office:value="0" calcext:value-type="float">
            <text:p>0.0000</text:p>
          </table:table-cell>
          <table:table-cell table:style-name="ce10" table:formula="of:=['2-Zimmer-Wohnungen'.L$27]/['2-Zimmer-Wohnungen'.$K$27]-1" office:value-type="float" office:value="-0.0416666666666666" calcext:value-type="float">
            <text:p>-0.0417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2" calcext:value-type="float">
            <text:p>12</text:p>
          </table:table-cell>
          <table:table-cell table:style-name="ce10" table:formula="of:=['2-Zimmer-Wohnungen'.M$6]/['2-Zimmer-Wohnungen'.$K$6]-1" office:value-type="float" office:value="0.0666666666666667" calcext:value-type="float">
            <text:p>0.0667</text:p>
          </table:table-cell>
          <table:table-cell table:style-name="ce10" table:formula="of:=['2-Zimmer-Wohnungen'.M$9]/['2-Zimmer-Wohnungen'.$K$9]-1" office:value-type="float" office:value="0" calcext:value-type="float">
            <text:p>0.0000</text:p>
          </table:table-cell>
          <table:table-cell table:style-name="ce10" table:formula="of:=['2-Zimmer-Wohnungen'.M$12]/['2-Zimmer-Wohnungen'.$K$12]-1" office:value-type="float" office:value="0.0666666666666667" calcext:value-type="float">
            <text:p>0.0667</text:p>
          </table:table-cell>
          <table:table-cell table:style-name="ce10" table:formula="of:=['2-Zimmer-Wohnungen'.M$15]/['2-Zimmer-Wohnungen'.$K$15]-1" office:value-type="float" office:value="0.0625" calcext:value-type="float">
            <text:p>0.0625</text:p>
          </table:table-cell>
          <table:table-cell table:style-name="ce10" table:formula="of:=['2-Zimmer-Wohnungen'.M$18]/['2-Zimmer-Wohnungen'.$K$18]-1" office:value-type="float" office:value="0.0588235294117647" calcext:value-type="float">
            <text:p>0.0588</text:p>
          </table:table-cell>
          <table:table-cell table:style-name="ce10" table:formula="of:=['2-Zimmer-Wohnungen'.M$21]/['2-Zimmer-Wohnungen'.$K$21]-1" office:value-type="float" office:value="0.0555555555555556" calcext:value-type="float">
            <text:p>0.0556</text:p>
          </table:table-cell>
          <table:table-cell table:style-name="ce10" table:formula="of:=['2-Zimmer-Wohnungen'.M$24]/['2-Zimmer-Wohnungen'.$K$24]-1" office:value-type="float" office:value="0.0476190476190477" calcext:value-type="float">
            <text:p>0.0476</text:p>
          </table:table-cell>
          <table:table-cell table:style-name="ce10" table:formula="of:=['2-Zimmer-Wohnungen'.M$27]/['2-Zimmer-Wohnungen'.$K$27]-1" office:value-type="float" office:value="0.0416666666666667" calcext:value-type="float">
            <text:p>0.0417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3" calcext:value-type="float">
            <text:p>13</text:p>
          </table:table-cell>
          <table:table-cell table:style-name="ce10" table:formula="of:=['2-Zimmer-Wohnungen'.N$6]/['2-Zimmer-Wohnungen'.$K$6]-1" office:value-type="float" office:value="0" calcext:value-type="float">
            <text:p>0.0000</text:p>
          </table:table-cell>
          <table:table-cell table:style-name="ce10" table:formula="of:=['2-Zimmer-Wohnungen'.N$9]/['2-Zimmer-Wohnungen'.$K$9]-1" office:value-type="float" office:value="0" calcext:value-type="float">
            <text:p>0.0000</text:p>
          </table:table-cell>
          <table:table-cell table:style-name="ce10" table:formula="of:=['2-Zimmer-Wohnungen'.N$12]/['2-Zimmer-Wohnungen'.$K$12]-1" office:value-type="float" office:value="0" calcext:value-type="float">
            <text:p>0.0000</text:p>
          </table:table-cell>
          <table:table-cell table:style-name="ce10" table:formula="of:=['2-Zimmer-Wohnungen'.N$15]/['2-Zimmer-Wohnungen'.$K$15]-1" office:value-type="float" office:value="0" calcext:value-type="float">
            <text:p>0.0000</text:p>
          </table:table-cell>
          <table:table-cell table:style-name="ce10" table:formula="of:=['2-Zimmer-Wohnungen'.N$18]/['2-Zimmer-Wohnungen'.$K$18]-1" office:value-type="float" office:value="0" calcext:value-type="float">
            <text:p>0.0000</text:p>
          </table:table-cell>
          <table:table-cell table:style-name="ce10" table:formula="of:=['2-Zimmer-Wohnungen'.N$21]/['2-Zimmer-Wohnungen'.$K$21]-1" office:value-type="float" office:value="0" calcext:value-type="float">
            <text:p>0.0000</text:p>
          </table:table-cell>
          <table:table-cell table:style-name="ce10" table:formula="of:=['2-Zimmer-Wohnungen'.N$24]/['2-Zimmer-Wohnungen'.$K$24]-1" office:value-type="float" office:value="0" calcext:value-type="float">
            <text:p>0.0000</text:p>
          </table:table-cell>
          <table:table-cell table:style-name="ce10" table:formula="of:=['2-Zimmer-Wohnungen'.N$27]/['2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4" calcext:value-type="float">
            <text:p>14</text:p>
          </table:table-cell>
          <table:table-cell table:style-name="ce10" table:formula="of:=['2-Zimmer-Wohnungen'.O$6]/['2-Zimmer-Wohnungen'.$K$6]-1" office:value-type="float" office:value="0" calcext:value-type="float">
            <text:p>0.0000</text:p>
          </table:table-cell>
          <table:table-cell table:style-name="ce10" table:formula="of:=['2-Zimmer-Wohnungen'.O$9]/['2-Zimmer-Wohnungen'.$K$9]-1" office:value-type="float" office:value="0" calcext:value-type="float">
            <text:p>0.0000</text:p>
          </table:table-cell>
          <table:table-cell table:style-name="ce10" table:formula="of:=['2-Zimmer-Wohnungen'.O$12]/['2-Zimmer-Wohnungen'.$K$12]-1" office:value-type="float" office:value="0" calcext:value-type="float">
            <text:p>0.0000</text:p>
          </table:table-cell>
          <table:table-cell table:style-name="ce10" table:formula="of:=['2-Zimmer-Wohnungen'.O$15]/['2-Zimmer-Wohnungen'.$K$15]-1" office:value-type="float" office:value="0" calcext:value-type="float">
            <text:p>0.0000</text:p>
          </table:table-cell>
          <table:table-cell table:style-name="ce10" table:formula="of:=['2-Zimmer-Wohnungen'.O$18]/['2-Zimmer-Wohnungen'.$K$18]-1" office:value-type="float" office:value="0" calcext:value-type="float">
            <text:p>0.0000</text:p>
          </table:table-cell>
          <table:table-cell table:style-name="ce10" table:formula="of:=['2-Zimmer-Wohnungen'.O$21]/['2-Zimmer-Wohnungen'.$K$21]-1" office:value-type="float" office:value="0" calcext:value-type="float">
            <text:p>0.0000</text:p>
          </table:table-cell>
          <table:table-cell table:style-name="ce10" table:formula="of:=['2-Zimmer-Wohnungen'.O$24]/['2-Zimmer-Wohnungen'.$K$24]-1" office:value-type="float" office:value="0" calcext:value-type="float">
            <text:p>0.0000</text:p>
          </table:table-cell>
          <table:table-cell table:style-name="ce10" table:formula="of:=['2-Zimmer-Wohnungen'.O$27]/['2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5" calcext:value-type="float">
            <text:p>15</text:p>
          </table:table-cell>
          <table:table-cell table:style-name="ce10" table:formula="of:=['2-Zimmer-Wohnungen'.P$6]/['2-Zimmer-Wohnungen'.$K$6]-1" office:value-type="float" office:value="-0.0666666666666667" calcext:value-type="float">
            <text:p>-0.0667</text:p>
          </table:table-cell>
          <table:table-cell table:style-name="ce10" table:formula="of:=['2-Zimmer-Wohnungen'.P$9]/['2-Zimmer-Wohnungen'.$K$9]-1" office:value-type="float" office:value="-0.0666666666666667" calcext:value-type="float">
            <text:p>-0.0667</text:p>
          </table:table-cell>
          <table:table-cell table:style-name="ce10" table:formula="of:=['2-Zimmer-Wohnungen'.P$12]/['2-Zimmer-Wohnungen'.$K$12]-1" office:value-type="float" office:value="-0.0666666666666667" calcext:value-type="float">
            <text:p>-0.0667</text:p>
          </table:table-cell>
          <table:table-cell table:style-name="ce10" table:formula="of:=['2-Zimmer-Wohnungen'.P$15]/['2-Zimmer-Wohnungen'.$K$15]-1" office:value-type="float" office:value="-0.0625" calcext:value-type="float">
            <text:p>-0.0625</text:p>
          </table:table-cell>
          <table:table-cell table:style-name="ce10" table:formula="of:=['2-Zimmer-Wohnungen'.P$18]/['2-Zimmer-Wohnungen'.$K$18]-1" office:value-type="float" office:value="-0.0588235294117647" calcext:value-type="float">
            <text:p>-0.0588</text:p>
          </table:table-cell>
          <table:table-cell table:style-name="ce10" table:formula="of:=['2-Zimmer-Wohnungen'.P$21]/['2-Zimmer-Wohnungen'.$K$21]-1" office:value-type="float" office:value="-0.0555555555555556" calcext:value-type="float">
            <text:p>-0.0556</text:p>
          </table:table-cell>
          <table:table-cell table:style-name="ce10" table:formula="of:=['2-Zimmer-Wohnungen'.P$24]/['2-Zimmer-Wohnungen'.$K$24]-1" office:value-type="float" office:value="-0.0476190476190477" calcext:value-type="float">
            <text:p>-0.0476</text:p>
          </table:table-cell>
          <table:table-cell table:style-name="ce10" table:formula="of:=['2-Zimmer-Wohnungen'.P$27]/['2-Zimmer-Wohnungen'.$K$27]-1" office:value-type="float" office:value="-0.0833333333333334" calcext:value-type="float">
            <text:p>-0.0833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8" calcext:value-type="float">
            <text:p>18</text:p>
          </table:table-cell>
          <table:table-cell table:style-name="ce10" table:formula="of:=['2-Zimmer-Wohnungen'.Q$6]/['2-Zimmer-Wohnungen'.$K$6]-1" office:value-type="float" office:value="-0.0666666666666667" calcext:value-type="float">
            <text:p>-0.0667</text:p>
          </table:table-cell>
          <table:table-cell table:style-name="ce10" table:formula="of:=['2-Zimmer-Wohnungen'.Q$9]/['2-Zimmer-Wohnungen'.$K$9]-1" office:value-type="float" office:value="-0.0666666666666667" calcext:value-type="float">
            <text:p>-0.0667</text:p>
          </table:table-cell>
          <table:table-cell table:style-name="ce10" table:formula="of:=['2-Zimmer-Wohnungen'.Q$12]/['2-Zimmer-Wohnungen'.$K$12]-1" office:value-type="float" office:value="0" calcext:value-type="float">
            <text:p>0.0000</text:p>
          </table:table-cell>
          <table:table-cell table:style-name="ce10" table:formula="of:=['2-Zimmer-Wohnungen'.Q$15]/['2-Zimmer-Wohnungen'.$K$15]-1" office:value-type="float" office:value="-0.0625" calcext:value-type="float">
            <text:p>-0.0625</text:p>
          </table:table-cell>
          <table:table-cell table:style-name="ce10" table:formula="of:=['2-Zimmer-Wohnungen'.Q$18]/['2-Zimmer-Wohnungen'.$K$18]-1" office:value-type="float" office:value="-0.0588235294117647" calcext:value-type="float">
            <text:p>-0.0588</text:p>
          </table:table-cell>
          <table:table-cell table:style-name="ce10" table:formula="of:=['2-Zimmer-Wohnungen'.Q$21]/['2-Zimmer-Wohnungen'.$K$21]-1" office:value-type="float" office:value="-0.0555555555555556" calcext:value-type="float">
            <text:p>-0.0556</text:p>
          </table:table-cell>
          <table:table-cell table:style-name="ce10" table:formula="of:=['2-Zimmer-Wohnungen'.Q$24]/['2-Zimmer-Wohnungen'.$K$24]-1" office:value-type="float" office:value="-0.0476190476190477" calcext:value-type="float">
            <text:p>-0.0476</text:p>
          </table:table-cell>
          <table:table-cell table:style-name="ce10" table:formula="of:=['2-Zimmer-Wohnungen'.Q$27]/['2-Zimmer-Wohnungen'.$K$27]-1" office:value-type="float" office:value="-0.0833333333333334" calcext:value-type="float">
            <text:p>-0.0833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9" calcext:value-type="float">
            <text:p>19</text:p>
          </table:table-cell>
          <table:table-cell table:style-name="ce10" table:formula="of:=['2-Zimmer-Wohnungen'.R$6]/['2-Zimmer-Wohnungen'.$K$6]-1" office:value-type="float" office:value="0" calcext:value-type="float">
            <text:p>0.0000</text:p>
          </table:table-cell>
          <table:table-cell table:style-name="ce10" table:formula="of:=['2-Zimmer-Wohnungen'.R$9]/['2-Zimmer-Wohnungen'.$K$9]-1" office:value-type="float" office:value="-0.0666666666666667" calcext:value-type="float">
            <text:p>-0.0667</text:p>
          </table:table-cell>
          <table:table-cell table:style-name="ce10" table:formula="of:=['2-Zimmer-Wohnungen'.R$12]/['2-Zimmer-Wohnungen'.$K$12]-1" office:value-type="float" office:value="0" calcext:value-type="float">
            <text:p>0.0000</text:p>
          </table:table-cell>
          <table:table-cell table:style-name="ce10" table:formula="of:=['2-Zimmer-Wohnungen'.R$15]/['2-Zimmer-Wohnungen'.$K$15]-1" office:value-type="float" office:value="0" calcext:value-type="float">
            <text:p>0.0000</text:p>
          </table:table-cell>
          <table:table-cell table:style-name="ce10" table:formula="of:=['2-Zimmer-Wohnungen'.R$18]/['2-Zimmer-Wohnungen'.$K$18]-1" office:value-type="float" office:value="0" calcext:value-type="float">
            <text:p>0.0000</text:p>
          </table:table-cell>
          <table:table-cell table:style-name="ce10" table:formula="of:=['2-Zimmer-Wohnungen'.R$21]/['2-Zimmer-Wohnungen'.$K$21]-1" office:value-type="float" office:value="0" calcext:value-type="float">
            <text:p>0.0000</text:p>
          </table:table-cell>
          <table:table-cell table:style-name="ce10" table:formula="of:=['2-Zimmer-Wohnungen'.R$24]/['2-Zimmer-Wohnungen'.$K$24]-1" office:value-type="float" office:value="0" calcext:value-type="float">
            <text:p>0.0000</text:p>
          </table:table-cell>
          <table:table-cell table:style-name="ce10" table:formula="of:=['2-Zimmer-Wohnungen'.R$27]/['2-Zimmer-Wohnungen'.$K$27]-1" office:value-type="float" office:value="-0.0416666666666666" calcext:value-type="float">
            <text:p>-0.0417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7" calcext:value-type="float">
            <text:p>17</text:p>
          </table:table-cell>
          <table:table-cell table:style-name="ce10" table:formula="of:=['2-Zimmer-Wohnungen'.S$6]/['2-Zimmer-Wohnungen'.$K$6]-1" office:value-type="float" office:value="-0.0666666666666667" calcext:value-type="float">
            <text:p>-0.0667</text:p>
          </table:table-cell>
          <table:table-cell table:style-name="ce10" table:formula="of:=['2-Zimmer-Wohnungen'.S$9]/['2-Zimmer-Wohnungen'.$K$9]-1" office:value-type="float" office:value="-0.133333333333333" calcext:value-type="float">
            <text:p>-0.1333</text:p>
          </table:table-cell>
          <table:table-cell table:style-name="ce10" table:formula="of:=['2-Zimmer-Wohnungen'.S$12]/['2-Zimmer-Wohnungen'.$K$12]-1" office:value-type="float" office:value="-0.0666666666666667" calcext:value-type="float">
            <text:p>-0.0667</text:p>
          </table:table-cell>
          <table:table-cell table:style-name="ce10" table:formula="of:=['2-Zimmer-Wohnungen'.S$15]/['2-Zimmer-Wohnungen'.$K$15]-1" office:value-type="float" office:value="-0.0625" calcext:value-type="float">
            <text:p>-0.0625</text:p>
          </table:table-cell>
          <table:table-cell table:style-name="ce10" table:formula="of:=['2-Zimmer-Wohnungen'.S$18]/['2-Zimmer-Wohnungen'.$K$18]-1" office:value-type="float" office:value="-0.0588235294117647" calcext:value-type="float">
            <text:p>-0.0588</text:p>
          </table:table-cell>
          <table:table-cell table:style-name="ce10" table:formula="of:=['2-Zimmer-Wohnungen'.S$21]/['2-Zimmer-Wohnungen'.$K$21]-1" office:value-type="float" office:value="-0.0555555555555556" calcext:value-type="float">
            <text:p>-0.0556</text:p>
          </table:table-cell>
          <table:table-cell table:style-name="ce10" table:formula="of:=['2-Zimmer-Wohnungen'.S$24]/['2-Zimmer-Wohnungen'.$K$24]-1" office:value-type="float" office:value="-0.0952380952380952" calcext:value-type="float">
            <text:p>-0.0952</text:p>
          </table:table-cell>
          <table:table-cell table:style-name="ce10" table:formula="of:=['2-Zimmer-Wohnungen'.S$27]/['2-Zimmer-Wohnungen'.$K$27]-1" office:value-type="float" office:value="-0.0833333333333334" calcext:value-type="float">
            <text:p>-0.0833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6" calcext:value-type="float">
            <text:p>16</text:p>
          </table:table-cell>
          <table:table-cell table:style-name="ce10" table:formula="of:=['2-Zimmer-Wohnungen'.T$6]/['2-Zimmer-Wohnungen'.$K$6]-1" office:value-type="float" office:value="-0.0666666666666667" calcext:value-type="float">
            <text:p>-0.0667</text:p>
          </table:table-cell>
          <table:table-cell table:style-name="ce10" table:formula="of:=['2-Zimmer-Wohnungen'.T$9]/['2-Zimmer-Wohnungen'.$K$9]-1" office:value-type="float" office:value="-0.0666666666666667" calcext:value-type="float">
            <text:p>-0.0667</text:p>
          </table:table-cell>
          <table:table-cell table:style-name="ce10" table:formula="of:=['2-Zimmer-Wohnungen'.T$12]/['2-Zimmer-Wohnungen'.$K$12]-1" office:value-type="float" office:value="-0.0666666666666667" calcext:value-type="float">
            <text:p>-0.0667</text:p>
          </table:table-cell>
          <table:table-cell table:style-name="ce10" table:formula="of:=['2-Zimmer-Wohnungen'.T$15]/['2-Zimmer-Wohnungen'.$K$15]-1" office:value-type="float" office:value="-0.0625" calcext:value-type="float">
            <text:p>-0.0625</text:p>
          </table:table-cell>
          <table:table-cell table:style-name="ce10" table:formula="of:=['2-Zimmer-Wohnungen'.T$18]/['2-Zimmer-Wohnungen'.$K$18]-1" office:value-type="float" office:value="-0.0588235294117647" calcext:value-type="float">
            <text:p>-0.0588</text:p>
          </table:table-cell>
          <table:table-cell table:style-name="ce10" table:formula="of:=['2-Zimmer-Wohnungen'.T$21]/['2-Zimmer-Wohnungen'.$K$21]-1" office:value-type="float" office:value="-0.0555555555555556" calcext:value-type="float">
            <text:p>-0.0556</text:p>
          </table:table-cell>
          <table:table-cell table:style-name="ce10" table:formula="of:=['2-Zimmer-Wohnungen'.T$24]/['2-Zimmer-Wohnungen'.$K$24]-1" office:value-type="float" office:value="-0.0476190476190477" calcext:value-type="float">
            <text:p>-0.0476</text:p>
          </table:table-cell>
          <table:table-cell table:style-name="ce10" table:formula="of:=['2-Zimmer-Wohnungen'.T$27]/['2-Zimmer-Wohnungen'.$K$27]-1" office:value-type="float" office:value="-0.0833333333333334" calcext:value-type="float">
            <text:p>-0.0833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0" calcext:value-type="float">
            <text:p>20</text:p>
          </table:table-cell>
          <table:table-cell table:style-name="ce10" table:formula="of:=['2-Zimmer-Wohnungen'.U$6]/['2-Zimmer-Wohnungen'.$K$6]-1" office:value-type="float" office:value="0" calcext:value-type="float">
            <text:p>0.0000</text:p>
          </table:table-cell>
          <table:table-cell table:style-name="ce10" table:formula="of:=['2-Zimmer-Wohnungen'.U$9]/['2-Zimmer-Wohnungen'.$K$9]-1" office:value-type="float" office:value="0" calcext:value-type="float">
            <text:p>0.0000</text:p>
          </table:table-cell>
          <table:table-cell table:style-name="ce10" table:formula="of:=['2-Zimmer-Wohnungen'.U$12]/['2-Zimmer-Wohnungen'.$K$12]-1" office:value-type="float" office:value="0.0666666666666667" calcext:value-type="float">
            <text:p>0.0667</text:p>
          </table:table-cell>
          <table:table-cell table:style-name="ce10" table:formula="of:=['2-Zimmer-Wohnungen'.U$15]/['2-Zimmer-Wohnungen'.$K$15]-1" office:value-type="float" office:value="0" calcext:value-type="float">
            <text:p>0.0000</text:p>
          </table:table-cell>
          <table:table-cell table:style-name="ce10" table:formula="of:=['2-Zimmer-Wohnungen'.U$18]/['2-Zimmer-Wohnungen'.$K$18]-1" office:value-type="float" office:value="0" calcext:value-type="float">
            <text:p>0.0000</text:p>
          </table:table-cell>
          <table:table-cell table:style-name="ce10" table:formula="of:=['2-Zimmer-Wohnungen'.U$21]/['2-Zimmer-Wohnungen'.$K$21]-1" office:value-type="float" office:value="0" calcext:value-type="float">
            <text:p>0.0000</text:p>
          </table:table-cell>
          <table:table-cell table:style-name="ce10" table:formula="of:=['2-Zimmer-Wohnungen'.U$24]/['2-Zimmer-Wohnungen'.$K$24]-1" office:value-type="float" office:value="0" calcext:value-type="float">
            <text:p>0.0000</text:p>
          </table:table-cell>
          <table:table-cell table:style-name="ce10" table:formula="of:=['2-Zimmer-Wohnungen'.U$27]/['2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1" calcext:value-type="float">
            <text:p>21</text:p>
          </table:table-cell>
          <table:table-cell table:style-name="ce10" table:formula="of:=['2-Zimmer-Wohnungen'.U$6]/['2-Zimmer-Wohnungen'.$K$6]-1" office:value-type="float" office:value="0" calcext:value-type="float">
            <text:p>0.0000</text:p>
          </table:table-cell>
          <table:table-cell table:style-name="ce10" table:formula="of:=['2-Zimmer-Wohnungen'.U$9]/['2-Zimmer-Wohnungen'.$K$9]-1" office:value-type="float" office:value="0" calcext:value-type="float">
            <text:p>0.0000</text:p>
          </table:table-cell>
          <table:table-cell table:style-name="ce10" table:formula="of:=['2-Zimmer-Wohnungen'.U$12]/['2-Zimmer-Wohnungen'.$K$12]-1" office:value-type="float" office:value="0.0666666666666667" calcext:value-type="float">
            <text:p>0.0667</text:p>
          </table:table-cell>
          <table:table-cell table:style-name="ce10" table:formula="of:=['2-Zimmer-Wohnungen'.U$15]/['2-Zimmer-Wohnungen'.$K$15]-1" office:value-type="float" office:value="0" calcext:value-type="float">
            <text:p>0.0000</text:p>
          </table:table-cell>
          <table:table-cell table:style-name="ce10" table:formula="of:=['2-Zimmer-Wohnungen'.U$18]/['2-Zimmer-Wohnungen'.$K$18]-1" office:value-type="float" office:value="0" calcext:value-type="float">
            <text:p>0.0000</text:p>
          </table:table-cell>
          <table:table-cell table:style-name="ce10" table:formula="of:=['2-Zimmer-Wohnungen'.U$21]/['2-Zimmer-Wohnungen'.$K$21]-1" office:value-type="float" office:value="0" calcext:value-type="float">
            <text:p>0.0000</text:p>
          </table:table-cell>
          <table:table-cell table:style-name="ce10" table:formula="of:=['2-Zimmer-Wohnungen'.U$24]/['2-Zimmer-Wohnungen'.$K$24]-1" office:value-type="float" office:value="0" calcext:value-type="float">
            <text:p>0.0000</text:p>
          </table:table-cell>
          <table:table-cell table:style-name="ce10" table:formula="of:=['2-Zimmer-Wohnungen'.U$27]/['2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7" calcext:value-type="float">
            <text:p>7</text:p>
          </table:table-cell>
          <table:table-cell table:style-name="ce10" table:formula="of:=['2-Zimmer-Wohnungen'.B$7]/['2-Zimmer-Wohnungen'.$K$7]-1" office:value-type="float" office:value="0.277777777777778" calcext:value-type="float">
            <text:p>0.2778</text:p>
          </table:table-cell>
          <table:table-cell table:style-name="ce10" table:formula="of:=['2-Zimmer-Wohnungen'.B$10]/['2-Zimmer-Wohnungen'.$K$10]-1" office:value-type="float" office:value="0.222222222222222" calcext:value-type="float">
            <text:p>0.2222</text:p>
          </table:table-cell>
          <table:table-cell table:style-name="ce10" table:formula="of:=['2-Zimmer-Wohnungen'.B$13]/['2-Zimmer-Wohnungen'.$K$13]-1" office:value-type="float" office:value="0.294117647058824" calcext:value-type="float">
            <text:p>0.2941</text:p>
          </table:table-cell>
          <table:table-cell table:style-name="ce10" table:formula="of:=['2-Zimmer-Wohnungen'.B$16]/['2-Zimmer-Wohnungen'.$K$16]-1" office:value-type="float" office:value="0.294117647058824" calcext:value-type="float">
            <text:p>0.2941</text:p>
          </table:table-cell>
          <table:table-cell table:style-name="ce10" table:formula="of:=['2-Zimmer-Wohnungen'.B$19]/['2-Zimmer-Wohnungen'.$K$19]-1" office:value-type="float" office:value="0.294117647058824" calcext:value-type="float">
            <text:p>0.2941</text:p>
          </table:table-cell>
          <table:table-cell table:style-name="ce10" table:formula="of:=['2-Zimmer-Wohnungen'.B$22]/['2-Zimmer-Wohnungen'.$K$22]-1" office:value-type="float" office:value="0.263157894736842" calcext:value-type="float">
            <text:p>0.2632</text:p>
          </table:table-cell>
          <table:table-cell table:style-name="ce10" table:formula="of:=['2-Zimmer-Wohnungen'.B$25]/['2-Zimmer-Wohnungen'.$K$25]-1" office:value-type="float" office:value="0.285714285714286" calcext:value-type="float">
            <text:p>0.2857</text:p>
          </table:table-cell>
          <table:table-cell table:style-name="ce10" table:formula="of:=['2-Zimmer-Wohnungen'.B$28]/['2-Zimmer-Wohnungen'.$K$28]-1" office:value-type="float" office:value="0.25" calcext:value-type="float">
            <text:p>0.25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6" calcext:value-type="float">
            <text:p>6</text:p>
          </table:table-cell>
          <table:table-cell table:style-name="ce10" table:formula="of:=['2-Zimmer-Wohnungen'.C$7]/['2-Zimmer-Wohnungen'.$K$7]-1" office:value-type="float" office:value="0.111111111111111" calcext:value-type="float">
            <text:p>0.1111</text:p>
          </table:table-cell>
          <table:table-cell table:style-name="ce10" table:formula="of:=['2-Zimmer-Wohnungen'.C$10]/['2-Zimmer-Wohnungen'.$K$10]-1" office:value-type="float" office:value="0.111111111111111" calcext:value-type="float">
            <text:p>0.1111</text:p>
          </table:table-cell>
          <table:table-cell table:style-name="ce10" table:formula="of:=['2-Zimmer-Wohnungen'.C$13]/['2-Zimmer-Wohnungen'.$K$13]-1" office:value-type="float" office:value="0.117647058823529" calcext:value-type="float">
            <text:p>0.1176</text:p>
          </table:table-cell>
          <table:table-cell table:style-name="ce10" table:formula="of:=['2-Zimmer-Wohnungen'.C$16]/['2-Zimmer-Wohnungen'.$K$16]-1" office:value-type="float" office:value="0.117647058823529" calcext:value-type="float">
            <text:p>0.1176</text:p>
          </table:table-cell>
          <table:table-cell table:style-name="ce10" table:formula="of:=['2-Zimmer-Wohnungen'.C$19]/['2-Zimmer-Wohnungen'.$K$19]-1" office:value-type="float" office:value="0.117647058823529" calcext:value-type="float">
            <text:p>0.1176</text:p>
          </table:table-cell>
          <table:table-cell table:style-name="ce10" table:formula="of:=['2-Zimmer-Wohnungen'.C$22]/['2-Zimmer-Wohnungen'.$K$22]-1" office:value-type="float" office:value="0.105263157894737" calcext:value-type="float">
            <text:p>0.1053</text:p>
          </table:table-cell>
          <table:table-cell table:style-name="ce10" table:formula="of:=['2-Zimmer-Wohnungen'.C$25]/['2-Zimmer-Wohnungen'.$K$25]-1" office:value-type="float" office:value="0.142857142857143" calcext:value-type="float">
            <text:p>0.1429</text:p>
          </table:table-cell>
          <table:table-cell table:style-name="ce10" table:formula="of:=['2-Zimmer-Wohnungen'.C$28]/['2-Zimmer-Wohnungen'.$K$28]-1" office:value-type="float" office:value="0.125" calcext:value-type="float">
            <text:p>0.125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8" calcext:value-type="float">
            <text:p>8</text:p>
          </table:table-cell>
          <table:table-cell table:style-name="ce10" table:formula="of:=['2-Zimmer-Wohnungen'.D$7]/['2-Zimmer-Wohnungen'.$K$7]-1" office:value-type="float" office:value="0.0555555555555556" calcext:value-type="float">
            <text:p>0.0556</text:p>
          </table:table-cell>
          <table:table-cell table:style-name="ce10" table:formula="of:=['2-Zimmer-Wohnungen'.D$10]/['2-Zimmer-Wohnungen'.$K$10]-1" office:value-type="float" office:value="0.0555555555555556" calcext:value-type="float">
            <text:p>0.0556</text:p>
          </table:table-cell>
          <table:table-cell table:style-name="ce10" table:formula="of:=['2-Zimmer-Wohnungen'.D$13]/['2-Zimmer-Wohnungen'.$K$13]-1" office:value-type="float" office:value="0.0588235294117647" calcext:value-type="float">
            <text:p>0.0588</text:p>
          </table:table-cell>
          <table:table-cell table:style-name="ce10" table:formula="of:=['2-Zimmer-Wohnungen'.D$16]/['2-Zimmer-Wohnungen'.$K$16]-1" office:value-type="float" office:value="0.0588235294117647" calcext:value-type="float">
            <text:p>0.0588</text:p>
          </table:table-cell>
          <table:table-cell table:style-name="ce10" table:formula="of:=['2-Zimmer-Wohnungen'.D$19]/['2-Zimmer-Wohnungen'.$K$19]-1" office:value-type="float" office:value="0.117647058823529" calcext:value-type="float">
            <text:p>0.1176</text:p>
          </table:table-cell>
          <table:table-cell table:style-name="ce10" table:formula="of:=['2-Zimmer-Wohnungen'.D$22]/['2-Zimmer-Wohnungen'.$K$22]-1" office:value-type="float" office:value="0.0526315789473684" calcext:value-type="float">
            <text:p>0.0526</text:p>
          </table:table-cell>
          <table:table-cell table:style-name="ce10" table:formula="of:=['2-Zimmer-Wohnungen'.D$25]/['2-Zimmer-Wohnungen'.$K$25]-1" office:value-type="float" office:value="0.0952380952380953" calcext:value-type="float">
            <text:p>0.0952</text:p>
          </table:table-cell>
          <table:table-cell table:style-name="ce10" table:formula="of:=['2-Zimmer-Wohnungen'.D$28]/['2-Zimmer-Wohnungen'.$K$28]-1" office:value-type="float" office:value="0.0833333333333333" calcext:value-type="float">
            <text:p>0.0833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4" calcext:value-type="float">
            <text:p>4</text:p>
          </table:table-cell>
          <table:table-cell table:style-name="ce10" table:formula="of:=['2-Zimmer-Wohnungen'.E$7]/['2-Zimmer-Wohnungen'.$K$7]-1" office:value-type="float" office:value="0" calcext:value-type="float">
            <text:p>0.0000</text:p>
          </table:table-cell>
          <table:table-cell table:style-name="ce10" table:formula="of:=['2-Zimmer-Wohnungen'.E$10]/['2-Zimmer-Wohnungen'.$K$10]-1" office:value-type="float" office:value="0" calcext:value-type="float">
            <text:p>0.0000</text:p>
          </table:table-cell>
          <table:table-cell table:style-name="ce10" table:formula="of:=['2-Zimmer-Wohnungen'.E$13]/['2-Zimmer-Wohnungen'.$K$13]-1" office:value-type="float" office:value="0" calcext:value-type="float">
            <text:p>0.0000</text:p>
          </table:table-cell>
          <table:table-cell table:style-name="ce10" table:formula="of:=['2-Zimmer-Wohnungen'.E$16]/['2-Zimmer-Wohnungen'.$K$16]-1" office:value-type="float" office:value="0" calcext:value-type="float">
            <text:p>0.0000</text:p>
          </table:table-cell>
          <table:table-cell table:style-name="ce10" table:formula="of:=['2-Zimmer-Wohnungen'.E$19]/['2-Zimmer-Wohnungen'.$K$19]-1" office:value-type="float" office:value="0" calcext:value-type="float">
            <text:p>0.0000</text:p>
          </table:table-cell>
          <table:table-cell table:style-name="ce10" table:formula="of:=['2-Zimmer-Wohnungen'.E$22]/['2-Zimmer-Wohnungen'.$K$22]-1" office:value-type="float" office:value="0" calcext:value-type="float">
            <text:p>0.0000</text:p>
          </table:table-cell>
          <table:table-cell table:style-name="ce10" table:formula="of:=['2-Zimmer-Wohnungen'.E$25]/['2-Zimmer-Wohnungen'.$K$25]-1" office:value-type="float" office:value="0" calcext:value-type="float">
            <text:p>0.0000</text:p>
          </table:table-cell>
          <table:table-cell table:style-name="ce10" table:formula="of:=['2-Zimmer-Wohnungen'.E$28]/['2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3" calcext:value-type="float">
            <text:p>3</text:p>
          </table:table-cell>
          <table:table-cell table:style-name="ce10" table:formula="of:=['2-Zimmer-Wohnungen'.F$7]/['2-Zimmer-Wohnungen'.$K$7]-1" office:value-type="float" office:value="0.0555555555555556" calcext:value-type="float">
            <text:p>0.0556</text:p>
          </table:table-cell>
          <table:table-cell table:style-name="ce10" table:formula="of:=['2-Zimmer-Wohnungen'.F$10]/['2-Zimmer-Wohnungen'.$K$10]-1" office:value-type="float" office:value="0.0555555555555556" calcext:value-type="float">
            <text:p>0.0556</text:p>
          </table:table-cell>
          <table:table-cell table:style-name="ce10" table:formula="of:=['2-Zimmer-Wohnungen'.F$13]/['2-Zimmer-Wohnungen'.$K$13]-1" office:value-type="float" office:value="0.0588235294117647" calcext:value-type="float">
            <text:p>0.0588</text:p>
          </table:table-cell>
          <table:table-cell table:style-name="ce10" table:formula="of:=['2-Zimmer-Wohnungen'.F$16]/['2-Zimmer-Wohnungen'.$K$16]-1" office:value-type="float" office:value="0.0588235294117647" calcext:value-type="float">
            <text:p>0.0588</text:p>
          </table:table-cell>
          <table:table-cell table:style-name="ce10" table:formula="of:=['2-Zimmer-Wohnungen'.F$19]/['2-Zimmer-Wohnungen'.$K$19]-1" office:value-type="float" office:value="0.0588235294117647" calcext:value-type="float">
            <text:p>0.0588</text:p>
          </table:table-cell>
          <table:table-cell table:style-name="ce10" table:formula="of:=['2-Zimmer-Wohnungen'.F$22]/['2-Zimmer-Wohnungen'.$K$22]-1" office:value-type="float" office:value="0.0526315789473684" calcext:value-type="float">
            <text:p>0.0526</text:p>
          </table:table-cell>
          <table:table-cell table:style-name="ce10" table:formula="of:=['2-Zimmer-Wohnungen'.F$25]/['2-Zimmer-Wohnungen'.$K$25]-1" office:value-type="float" office:value="0.0952380952380953" calcext:value-type="float">
            <text:p>0.0952</text:p>
          </table:table-cell>
          <table:table-cell table:style-name="ce10" table:formula="of:=['2-Zimmer-Wohnungen'.F$28]/['2-Zimmer-Wohnungen'.$K$28]-1" office:value-type="float" office:value="0.0416666666666667" calcext:value-type="float">
            <text:p>0.0417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" calcext:value-type="float">
            <text:p>2</text:p>
          </table:table-cell>
          <table:table-cell table:style-name="ce10" table:formula="of:=['2-Zimmer-Wohnungen'.G$7]/['2-Zimmer-Wohnungen'.$K$7]-1" office:value-type="float" office:value="0.0555555555555556" calcext:value-type="float">
            <text:p>0.0556</text:p>
          </table:table-cell>
          <table:table-cell table:style-name="ce10" table:formula="of:=['2-Zimmer-Wohnungen'.G$10]/['2-Zimmer-Wohnungen'.$K$10]-1" office:value-type="float" office:value="0" calcext:value-type="float">
            <text:p>0.0000</text:p>
          </table:table-cell>
          <table:table-cell table:style-name="ce10" table:formula="of:=['2-Zimmer-Wohnungen'.G$13]/['2-Zimmer-Wohnungen'.$K$13]-1" office:value-type="float" office:value="0.0588235294117647" calcext:value-type="float">
            <text:p>0.0588</text:p>
          </table:table-cell>
          <table:table-cell table:style-name="ce10" table:formula="of:=['2-Zimmer-Wohnungen'.G$16]/['2-Zimmer-Wohnungen'.$K$16]-1" office:value-type="float" office:value="0.0588235294117647" calcext:value-type="float">
            <text:p>0.0588</text:p>
          </table:table-cell>
          <table:table-cell table:style-name="ce10" table:formula="of:=['2-Zimmer-Wohnungen'.G$19]/['2-Zimmer-Wohnungen'.$K$19]-1" office:value-type="float" office:value="0.0588235294117647" calcext:value-type="float">
            <text:p>0.0588</text:p>
          </table:table-cell>
          <table:table-cell table:style-name="ce10" table:formula="of:=['2-Zimmer-Wohnungen'.G$22]/['2-Zimmer-Wohnungen'.$K$22]-1" office:value-type="float" office:value="0.0526315789473684" calcext:value-type="float">
            <text:p>0.0526</text:p>
          </table:table-cell>
          <table:table-cell table:style-name="ce10" table:formula="of:=['2-Zimmer-Wohnungen'.G$25]/['2-Zimmer-Wohnungen'.$K$25]-1" office:value-type="float" office:value="0.0476190476190477" calcext:value-type="float">
            <text:p>0.0476</text:p>
          </table:table-cell>
          <table:table-cell table:style-name="ce10" table:formula="of:=['2-Zimmer-Wohnungen'.G$28]/['2-Zimmer-Wohnungen'.$K$28]-1" office:value-type="float" office:value="0.0416666666666667" calcext:value-type="float">
            <text:p>0.0417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" calcext:value-type="float">
            <text:p>1</text:p>
          </table:table-cell>
          <table:table-cell table:style-name="ce10" table:formula="of:=['2-Zimmer-Wohnungen'.H$7]/['2-Zimmer-Wohnungen'.$K$7]-1" office:value-type="float" office:value="0.0555555555555556" calcext:value-type="float">
            <text:p>0.0556</text:p>
          </table:table-cell>
          <table:table-cell table:style-name="ce10" table:formula="of:=['2-Zimmer-Wohnungen'.H$10]/['2-Zimmer-Wohnungen'.$K$10]-1" office:value-type="float" office:value="0.0555555555555556" calcext:value-type="float">
            <text:p>0.0556</text:p>
          </table:table-cell>
          <table:table-cell table:style-name="ce10" table:formula="of:=['2-Zimmer-Wohnungen'.H$13]/['2-Zimmer-Wohnungen'.$K$13]-1" office:value-type="float" office:value="0.117647058823529" calcext:value-type="float">
            <text:p>0.1176</text:p>
          </table:table-cell>
          <table:table-cell table:style-name="ce10" table:formula="of:=['2-Zimmer-Wohnungen'.H$16]/['2-Zimmer-Wohnungen'.$K$16]-1" office:value-type="float" office:value="0.0588235294117647" calcext:value-type="float">
            <text:p>0.0588</text:p>
          </table:table-cell>
          <table:table-cell table:style-name="ce10" table:formula="of:=['2-Zimmer-Wohnungen'.H$19]/['2-Zimmer-Wohnungen'.$K$19]-1" office:value-type="float" office:value="0.117647058823529" calcext:value-type="float">
            <text:p>0.1176</text:p>
          </table:table-cell>
          <table:table-cell table:style-name="ce10" table:formula="of:=['2-Zimmer-Wohnungen'.H$22]/['2-Zimmer-Wohnungen'.$K$22]-1" office:value-type="float" office:value="0.0526315789473684" calcext:value-type="float">
            <text:p>0.0526</text:p>
          </table:table-cell>
          <table:table-cell table:style-name="ce10" table:formula="of:=['2-Zimmer-Wohnungen'.H$25]/['2-Zimmer-Wohnungen'.$K$25]-1" office:value-type="float" office:value="0.0952380952380953" calcext:value-type="float">
            <text:p>0.0952</text:p>
          </table:table-cell>
          <table:table-cell table:style-name="ce10" table:formula="of:=['2-Zimmer-Wohnungen'.H$28]/['2-Zimmer-Wohnungen'.$K$28]-1" office:value-type="float" office:value="0.0833333333333333" calcext:value-type="float">
            <text:p>0.0833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5" calcext:value-type="float">
            <text:p>5</text:p>
          </table:table-cell>
          <table:table-cell table:style-name="ce10" table:formula="of:=['2-Zimmer-Wohnungen'.I$7]/['2-Zimmer-Wohnungen'.$K$7]-1" office:value-type="float" office:value="0.111111111111111" calcext:value-type="float">
            <text:p>0.1111</text:p>
          </table:table-cell>
          <table:table-cell table:style-name="ce10" table:formula="of:=['2-Zimmer-Wohnungen'.I$10]/['2-Zimmer-Wohnungen'.$K$10]-1" office:value-type="float" office:value="0.0555555555555556" calcext:value-type="float">
            <text:p>0.0556</text:p>
          </table:table-cell>
          <table:table-cell table:style-name="ce10" table:formula="of:=['2-Zimmer-Wohnungen'.I$13]/['2-Zimmer-Wohnungen'.$K$13]-1" office:value-type="float" office:value="0.117647058823529" calcext:value-type="float">
            <text:p>0.1176</text:p>
          </table:table-cell>
          <table:table-cell table:style-name="ce10" table:formula="of:=['2-Zimmer-Wohnungen'.I$16]/['2-Zimmer-Wohnungen'.$K$16]-1" office:value-type="float" office:value="0.0588235294117647" calcext:value-type="float">
            <text:p>0.0588</text:p>
          </table:table-cell>
          <table:table-cell table:style-name="ce10" table:formula="of:=['2-Zimmer-Wohnungen'.I$19]/['2-Zimmer-Wohnungen'.$K$19]-1" office:value-type="float" office:value="0.117647058823529" calcext:value-type="float">
            <text:p>0.1176</text:p>
          </table:table-cell>
          <table:table-cell table:style-name="ce10" table:formula="of:=['2-Zimmer-Wohnungen'.I$22]/['2-Zimmer-Wohnungen'.$K$22]-1" office:value-type="float" office:value="0.0526315789473684" calcext:value-type="float">
            <text:p>0.0526</text:p>
          </table:table-cell>
          <table:table-cell table:style-name="ce10" table:formula="of:=['2-Zimmer-Wohnungen'.I$25]/['2-Zimmer-Wohnungen'.$K$25]-1" office:value-type="float" office:value="0.0952380952380953" calcext:value-type="float">
            <text:p>0.0952</text:p>
          </table:table-cell>
          <table:table-cell table:style-name="ce10" table:formula="of:=['2-Zimmer-Wohnungen'.I$28]/['2-Zimmer-Wohnungen'.$K$28]-1" office:value-type="float" office:value="0.0833333333333333" calcext:value-type="float">
            <text:p>0.0833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9" calcext:value-type="float">
            <text:p>9</text:p>
          </table:table-cell>
          <table:table-cell table:style-name="ce10" table:formula="of:=['2-Zimmer-Wohnungen'.J$7]/['2-Zimmer-Wohnungen'.$K$7]-1" office:value-type="float" office:value="0.0555555555555556" calcext:value-type="float">
            <text:p>0.0556</text:p>
          </table:table-cell>
          <table:table-cell table:style-name="ce10" table:formula="of:=['2-Zimmer-Wohnungen'.J$10]/['2-Zimmer-Wohnungen'.$K$10]-1" office:value-type="float" office:value="0" calcext:value-type="float">
            <text:p>0.0000</text:p>
          </table:table-cell>
          <table:table-cell table:style-name="ce10" table:formula="of:=['2-Zimmer-Wohnungen'.J$13]/['2-Zimmer-Wohnungen'.$K$13]-1" office:value-type="float" office:value="0.0588235294117647" calcext:value-type="float">
            <text:p>0.0588</text:p>
          </table:table-cell>
          <table:table-cell table:style-name="ce10" table:formula="of:=['2-Zimmer-Wohnungen'.J$16]/['2-Zimmer-Wohnungen'.$K$16]-1" office:value-type="float" office:value="0.0588235294117647" calcext:value-type="float">
            <text:p>0.0588</text:p>
          </table:table-cell>
          <table:table-cell table:style-name="ce10" table:formula="of:=['2-Zimmer-Wohnungen'.J$19]/['2-Zimmer-Wohnungen'.$K$19]-1" office:value-type="float" office:value="0.0588235294117647" calcext:value-type="float">
            <text:p>0.0588</text:p>
          </table:table-cell>
          <table:table-cell table:style-name="ce10" table:formula="of:=['2-Zimmer-Wohnungen'.J$22]/['2-Zimmer-Wohnungen'.$K$22]-1" office:value-type="float" office:value="0.0526315789473684" calcext:value-type="float">
            <text:p>0.0526</text:p>
          </table:table-cell>
          <table:table-cell table:style-name="ce10" table:formula="of:=['2-Zimmer-Wohnungen'.J$25]/['2-Zimmer-Wohnungen'.$K$25]-1" office:value-type="float" office:value="0.0476190476190477" calcext:value-type="float">
            <text:p>0.0476</text:p>
          </table:table-cell>
          <table:table-cell table:style-name="ce10" table:formula="of:=['2-Zimmer-Wohnungen'.J$28]/['2-Zimmer-Wohnungen'.$K$28]-1" office:value-type="float" office:value="0.0416666666666667" calcext:value-type="float">
            <text:p>0.0417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0" calcext:value-type="float">
            <text:p>10</text:p>
          </table:table-cell>
          <table:table-cell table:style-name="ce10" table:formula="of:=['2-Zimmer-Wohnungen'.K$7]/['2-Zimmer-Wohnungen'.$K$7]-1" office:value-type="float" office:value="0" calcext:value-type="float">
            <text:p>0.0000</text:p>
          </table:table-cell>
          <table:table-cell table:style-name="ce10" table:formula="of:=['2-Zimmer-Wohnungen'.K$10]/['2-Zimmer-Wohnungen'.$K$10]-1" office:value-type="float" office:value="0" calcext:value-type="float">
            <text:p>0.0000</text:p>
          </table:table-cell>
          <table:table-cell table:style-name="ce10" table:formula="of:=['2-Zimmer-Wohnungen'.K$13]/['2-Zimmer-Wohnungen'.$K$13]-1" office:value-type="float" office:value="0" calcext:value-type="float">
            <text:p>0.0000</text:p>
          </table:table-cell>
          <table:table-cell table:style-name="ce10" table:formula="of:=['2-Zimmer-Wohnungen'.K$16]/['2-Zimmer-Wohnungen'.$K$16]-1" office:value-type="float" office:value="0" calcext:value-type="float">
            <text:p>0.0000</text:p>
          </table:table-cell>
          <table:table-cell table:style-name="ce10" table:formula="of:=['2-Zimmer-Wohnungen'.K$19]/['2-Zimmer-Wohnungen'.$K$19]-1" office:value-type="float" office:value="0" calcext:value-type="float">
            <text:p>0.0000</text:p>
          </table:table-cell>
          <table:table-cell table:style-name="ce10" table:formula="of:=['2-Zimmer-Wohnungen'.K$22]/['2-Zimmer-Wohnungen'.$K$22]-1" office:value-type="float" office:value="0" calcext:value-type="float">
            <text:p>0.0000</text:p>
          </table:table-cell>
          <table:table-cell table:style-name="ce10" table:formula="of:=['2-Zimmer-Wohnungen'.K$25]/['2-Zimmer-Wohnungen'.$K$25]-1" office:value-type="float" office:value="0" calcext:value-type="float">
            <text:p>0.0000</text:p>
          </table:table-cell>
          <table:table-cell table:style-name="ce10" table:formula="of:=['2-Zimmer-Wohnungen'.K$28]/['2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1" calcext:value-type="float">
            <text:p>11</text:p>
          </table:table-cell>
          <table:table-cell table:style-name="ce10" table:formula="of:=['2-Zimmer-Wohnungen'.L$7]/['2-Zimmer-Wohnungen'.$K$7]-1" office:value-type="float" office:value="0" calcext:value-type="float">
            <text:p>0.0000</text:p>
          </table:table-cell>
          <table:table-cell table:style-name="ce10" table:formula="of:=['2-Zimmer-Wohnungen'.L$10]/['2-Zimmer-Wohnungen'.$K$10]-1" office:value-type="float" office:value="-0.0555555555555556" calcext:value-type="float">
            <text:p>-0.0556</text:p>
          </table:table-cell>
          <table:table-cell table:style-name="ce10" table:formula="of:=['2-Zimmer-Wohnungen'.L$13]/['2-Zimmer-Wohnungen'.$K$13]-1" office:value-type="float" office:value="0" calcext:value-type="float">
            <text:p>0.0000</text:p>
          </table:table-cell>
          <table:table-cell table:style-name="ce10" table:formula="of:=['2-Zimmer-Wohnungen'.L$16]/['2-Zimmer-Wohnungen'.$K$16]-1" office:value-type="float" office:value="0" calcext:value-type="float">
            <text:p>0.0000</text:p>
          </table:table-cell>
          <table:table-cell table:style-name="ce10" table:formula="of:=['2-Zimmer-Wohnungen'.L$19]/['2-Zimmer-Wohnungen'.$K$19]-1" office:value-type="float" office:value="0" calcext:value-type="float">
            <text:p>0.0000</text:p>
          </table:table-cell>
          <table:table-cell table:style-name="ce10" table:formula="of:=['2-Zimmer-Wohnungen'.L$22]/['2-Zimmer-Wohnungen'.$K$22]-1" office:value-type="float" office:value="0" calcext:value-type="float">
            <text:p>0.0000</text:p>
          </table:table-cell>
          <table:table-cell table:style-name="ce10" table:formula="of:=['2-Zimmer-Wohnungen'.L$25]/['2-Zimmer-Wohnungen'.$K$25]-1" office:value-type="float" office:value="0" calcext:value-type="float">
            <text:p>0.0000</text:p>
          </table:table-cell>
          <table:table-cell table:style-name="ce10" table:formula="of:=['2-Zimmer-Wohnungen'.L$28]/['2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2" calcext:value-type="float">
            <text:p>12</text:p>
          </table:table-cell>
          <table:table-cell table:style-name="ce10" table:formula="of:=['2-Zimmer-Wohnungen'.M$7]/['2-Zimmer-Wohnungen'.$K$7]-1" office:value-type="float" office:value="0.0555555555555556" calcext:value-type="float">
            <text:p>0.0556</text:p>
          </table:table-cell>
          <table:table-cell table:style-name="ce10" table:formula="of:=['2-Zimmer-Wohnungen'.M$10]/['2-Zimmer-Wohnungen'.$K$10]-1" office:value-type="float" office:value="0" calcext:value-type="float">
            <text:p>0.0000</text:p>
          </table:table-cell>
          <table:table-cell table:style-name="ce10" table:formula="of:=['2-Zimmer-Wohnungen'.M$13]/['2-Zimmer-Wohnungen'.$K$13]-1" office:value-type="float" office:value="0.0588235294117647" calcext:value-type="float">
            <text:p>0.0588</text:p>
          </table:table-cell>
          <table:table-cell table:style-name="ce10" table:formula="of:=['2-Zimmer-Wohnungen'.M$16]/['2-Zimmer-Wohnungen'.$K$16]-1" office:value-type="float" office:value="0.0588235294117647" calcext:value-type="float">
            <text:p>0.0588</text:p>
          </table:table-cell>
          <table:table-cell table:style-name="ce10" table:formula="of:=['2-Zimmer-Wohnungen'.M$19]/['2-Zimmer-Wohnungen'.$K$19]-1" office:value-type="float" office:value="0.0588235294117647" calcext:value-type="float">
            <text:p>0.0588</text:p>
          </table:table-cell>
          <table:table-cell table:style-name="ce10" table:formula="of:=['2-Zimmer-Wohnungen'.M$22]/['2-Zimmer-Wohnungen'.$K$22]-1" office:value-type="float" office:value="0.0526315789473684" calcext:value-type="float">
            <text:p>0.0526</text:p>
          </table:table-cell>
          <table:table-cell table:style-name="ce10" table:formula="of:=['2-Zimmer-Wohnungen'.M$25]/['2-Zimmer-Wohnungen'.$K$25]-1" office:value-type="float" office:value="0.0476190476190477" calcext:value-type="float">
            <text:p>0.0476</text:p>
          </table:table-cell>
          <table:table-cell table:style-name="ce10" table:formula="of:=['2-Zimmer-Wohnungen'.M$28]/['2-Zimmer-Wohnungen'.$K$28]-1" office:value-type="float" office:value="0.0416666666666667" calcext:value-type="float">
            <text:p>0.0417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3" calcext:value-type="float">
            <text:p>13</text:p>
          </table:table-cell>
          <table:table-cell table:style-name="ce10" table:formula="of:=['2-Zimmer-Wohnungen'.N$7]/['2-Zimmer-Wohnungen'.$K$7]-1" office:value-type="float" office:value="0" calcext:value-type="float">
            <text:p>0.0000</text:p>
          </table:table-cell>
          <table:table-cell table:style-name="ce10" table:formula="of:=['2-Zimmer-Wohnungen'.N$10]/['2-Zimmer-Wohnungen'.$K$10]-1" office:value-type="float" office:value="0" calcext:value-type="float">
            <text:p>0.0000</text:p>
          </table:table-cell>
          <table:table-cell table:style-name="ce10" table:formula="of:=['2-Zimmer-Wohnungen'.N$13]/['2-Zimmer-Wohnungen'.$K$13]-1" office:value-type="float" office:value="0" calcext:value-type="float">
            <text:p>0.0000</text:p>
          </table:table-cell>
          <table:table-cell table:style-name="ce10" table:formula="of:=['2-Zimmer-Wohnungen'.N$16]/['2-Zimmer-Wohnungen'.$K$16]-1" office:value-type="float" office:value="0" calcext:value-type="float">
            <text:p>0.0000</text:p>
          </table:table-cell>
          <table:table-cell table:style-name="ce10" table:formula="of:=['2-Zimmer-Wohnungen'.N$19]/['2-Zimmer-Wohnungen'.$K$19]-1" office:value-type="float" office:value="0" calcext:value-type="float">
            <text:p>0.0000</text:p>
          </table:table-cell>
          <table:table-cell table:style-name="ce10" table:formula="of:=['2-Zimmer-Wohnungen'.N$22]/['2-Zimmer-Wohnungen'.$K$22]-1" office:value-type="float" office:value="0" calcext:value-type="float">
            <text:p>0.0000</text:p>
          </table:table-cell>
          <table:table-cell table:style-name="ce10" table:formula="of:=['2-Zimmer-Wohnungen'.N$25]/['2-Zimmer-Wohnungen'.$K$25]-1" office:value-type="float" office:value="0" calcext:value-type="float">
            <text:p>0.0000</text:p>
          </table:table-cell>
          <table:table-cell table:style-name="ce10" table:formula="of:=['2-Zimmer-Wohnungen'.N$28]/['2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4" calcext:value-type="float">
            <text:p>14</text:p>
          </table:table-cell>
          <table:table-cell table:style-name="ce10" table:formula="of:=['2-Zimmer-Wohnungen'.O$7]/['2-Zimmer-Wohnungen'.$K$7]-1" office:value-type="float" office:value="0" calcext:value-type="float">
            <text:p>0.0000</text:p>
          </table:table-cell>
          <table:table-cell table:style-name="ce10" table:formula="of:=['2-Zimmer-Wohnungen'.O$10]/['2-Zimmer-Wohnungen'.$K$10]-1" office:value-type="float" office:value="0" calcext:value-type="float">
            <text:p>0.0000</text:p>
          </table:table-cell>
          <table:table-cell table:style-name="ce10" table:formula="of:=['2-Zimmer-Wohnungen'.O$13]/['2-Zimmer-Wohnungen'.$K$13]-1" office:value-type="float" office:value="0" calcext:value-type="float">
            <text:p>0.0000</text:p>
          </table:table-cell>
          <table:table-cell table:style-name="ce10" table:formula="of:=['2-Zimmer-Wohnungen'.O$16]/['2-Zimmer-Wohnungen'.$K$16]-1" office:value-type="float" office:value="0" calcext:value-type="float">
            <text:p>0.0000</text:p>
          </table:table-cell>
          <table:table-cell table:style-name="ce10" table:formula="of:=['2-Zimmer-Wohnungen'.O$19]/['2-Zimmer-Wohnungen'.$K$19]-1" office:value-type="float" office:value="0" calcext:value-type="float">
            <text:p>0.0000</text:p>
          </table:table-cell>
          <table:table-cell table:style-name="ce10" table:formula="of:=['2-Zimmer-Wohnungen'.O$22]/['2-Zimmer-Wohnungen'.$K$22]-1" office:value-type="float" office:value="0" calcext:value-type="float">
            <text:p>0.0000</text:p>
          </table:table-cell>
          <table:table-cell table:style-name="ce10" table:formula="of:=['2-Zimmer-Wohnungen'.O$25]/['2-Zimmer-Wohnungen'.$K$25]-1" office:value-type="float" office:value="0" calcext:value-type="float">
            <text:p>0.0000</text:p>
          </table:table-cell>
          <table:table-cell table:style-name="ce10" table:formula="of:=['2-Zimmer-Wohnungen'.O$28]/['2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5" calcext:value-type="float">
            <text:p>15</text:p>
          </table:table-cell>
          <table:table-cell table:style-name="ce10" table:formula="of:=['2-Zimmer-Wohnungen'.P$7]/['2-Zimmer-Wohnungen'.$K$7]-1" office:value-type="float" office:value="-0.0555555555555556" calcext:value-type="float">
            <text:p>-0.0556</text:p>
          </table:table-cell>
          <table:table-cell table:style-name="ce10" table:formula="of:=['2-Zimmer-Wohnungen'.P$10]/['2-Zimmer-Wohnungen'.$K$10]-1" office:value-type="float" office:value="-0.111111111111111" calcext:value-type="float">
            <text:p>-0.1111</text:p>
          </table:table-cell>
          <table:table-cell table:style-name="ce10" table:formula="of:=['2-Zimmer-Wohnungen'.P$13]/['2-Zimmer-Wohnungen'.$K$13]-1" office:value-type="float" office:value="-0.0588235294117647" calcext:value-type="float">
            <text:p>-0.0588</text:p>
          </table:table-cell>
          <table:table-cell table:style-name="ce10" table:formula="of:=['2-Zimmer-Wohnungen'.P$16]/['2-Zimmer-Wohnungen'.$K$16]-1" office:value-type="float" office:value="-0.0588235294117647" calcext:value-type="float">
            <text:p>-0.0588</text:p>
          </table:table-cell>
          <table:table-cell table:style-name="ce10" table:formula="of:=['2-Zimmer-Wohnungen'.P$19]/['2-Zimmer-Wohnungen'.$K$19]-1" office:value-type="float" office:value="-0.0588235294117647" calcext:value-type="float">
            <text:p>-0.0588</text:p>
          </table:table-cell>
          <table:table-cell table:style-name="ce10" table:formula="of:=['2-Zimmer-Wohnungen'.P$22]/['2-Zimmer-Wohnungen'.$K$22]-1" office:value-type="float" office:value="-0.105263157894737" calcext:value-type="float">
            <text:p>-0.1053</text:p>
          </table:table-cell>
          <table:table-cell table:style-name="ce10" table:formula="of:=['2-Zimmer-Wohnungen'.P$25]/['2-Zimmer-Wohnungen'.$K$25]-1" office:value-type="float" office:value="-0.0476190476190477" calcext:value-type="float">
            <text:p>-0.0476</text:p>
          </table:table-cell>
          <table:table-cell table:style-name="ce10" table:formula="of:=['2-Zimmer-Wohnungen'.P$28]/['2-Zimmer-Wohnungen'.$K$28]-1" office:value-type="float" office:value="-0.0833333333333334" calcext:value-type="float">
            <text:p>-0.0833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8" calcext:value-type="float">
            <text:p>18</text:p>
          </table:table-cell>
          <table:table-cell table:style-name="ce10" table:formula="of:=['2-Zimmer-Wohnungen'.Q$7]/['2-Zimmer-Wohnungen'.$K$7]-1" office:value-type="float" office:value="-0.0555555555555556" calcext:value-type="float">
            <text:p>-0.0556</text:p>
          </table:table-cell>
          <table:table-cell table:style-name="ce10" table:formula="of:=['2-Zimmer-Wohnungen'.Q$10]/['2-Zimmer-Wohnungen'.$K$10]-1" office:value-type="float" office:value="-0.0555555555555556" calcext:value-type="float">
            <text:p>-0.0556</text:p>
          </table:table-cell>
          <table:table-cell table:style-name="ce10" table:formula="of:=['2-Zimmer-Wohnungen'.Q$13]/['2-Zimmer-Wohnungen'.$K$13]-1" office:value-type="float" office:value="-0.0588235294117647" calcext:value-type="float">
            <text:p>-0.0588</text:p>
          </table:table-cell>
          <table:table-cell table:style-name="ce10" table:formula="of:=['2-Zimmer-Wohnungen'.Q$16]/['2-Zimmer-Wohnungen'.$K$16]-1" office:value-type="float" office:value="-0.0588235294117647" calcext:value-type="float">
            <text:p>-0.0588</text:p>
          </table:table-cell>
          <table:table-cell table:style-name="ce10" table:formula="of:=['2-Zimmer-Wohnungen'.Q$19]/['2-Zimmer-Wohnungen'.$K$19]-1" office:value-type="float" office:value="0" calcext:value-type="float">
            <text:p>0.0000</text:p>
          </table:table-cell>
          <table:table-cell table:style-name="ce10" table:formula="of:=['2-Zimmer-Wohnungen'.Q$22]/['2-Zimmer-Wohnungen'.$K$22]-1" office:value-type="float" office:value="-0.0526315789473685" calcext:value-type="float">
            <text:p>-0.0526</text:p>
          </table:table-cell>
          <table:table-cell table:style-name="ce10" table:formula="of:=['2-Zimmer-Wohnungen'.Q$25]/['2-Zimmer-Wohnungen'.$K$25]-1" office:value-type="float" office:value="-0.0476190476190477" calcext:value-type="float">
            <text:p>-0.0476</text:p>
          </table:table-cell>
          <table:table-cell table:style-name="ce10" table:formula="of:=['2-Zimmer-Wohnungen'.Q$28]/['2-Zimmer-Wohnungen'.$K$28]-1" office:value-type="float" office:value="-0.0416666666666666" calcext:value-type="float">
            <text:p>-0.0417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9" calcext:value-type="float">
            <text:p>19</text:p>
          </table:table-cell>
          <table:table-cell table:style-name="ce10" table:formula="of:=['2-Zimmer-Wohnungen'.R$7]/['2-Zimmer-Wohnungen'.$K$7]-1" office:value-type="float" office:value="0" calcext:value-type="float">
            <text:p>0.0000</text:p>
          </table:table-cell>
          <table:table-cell table:style-name="ce10" table:formula="of:=['2-Zimmer-Wohnungen'.R$10]/['2-Zimmer-Wohnungen'.$K$10]-1" office:value-type="float" office:value="-0.0555555555555556" calcext:value-type="float">
            <text:p>-0.0556</text:p>
          </table:table-cell>
          <table:table-cell table:style-name="ce10" table:formula="of:=['2-Zimmer-Wohnungen'.R$13]/['2-Zimmer-Wohnungen'.$K$13]-1" office:value-type="float" office:value="0" calcext:value-type="float">
            <text:p>0.0000</text:p>
          </table:table-cell>
          <table:table-cell table:style-name="ce10" table:formula="of:=['2-Zimmer-Wohnungen'.R$16]/['2-Zimmer-Wohnungen'.$K$16]-1" office:value-type="float" office:value="0" calcext:value-type="float">
            <text:p>0.0000</text:p>
          </table:table-cell>
          <table:table-cell table:style-name="ce10" table:formula="of:=['2-Zimmer-Wohnungen'.R$19]/['2-Zimmer-Wohnungen'.$K$19]-1" office:value-type="float" office:value="0" calcext:value-type="float">
            <text:p>0.0000</text:p>
          </table:table-cell>
          <table:table-cell table:style-name="ce10" table:formula="of:=['2-Zimmer-Wohnungen'.R$22]/['2-Zimmer-Wohnungen'.$K$22]-1" office:value-type="float" office:value="0" calcext:value-type="float">
            <text:p>0.0000</text:p>
          </table:table-cell>
          <table:table-cell table:style-name="ce10" table:formula="of:=['2-Zimmer-Wohnungen'.R$25]/['2-Zimmer-Wohnungen'.$K$25]-1" office:value-type="float" office:value="0" calcext:value-type="float">
            <text:p>0.0000</text:p>
          </table:table-cell>
          <table:table-cell table:style-name="ce10" table:formula="of:=['2-Zimmer-Wohnungen'.R$28]/['2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7" calcext:value-type="float">
            <text:p>17</text:p>
          </table:table-cell>
          <table:table-cell table:style-name="ce10" table:formula="of:=['2-Zimmer-Wohnungen'.S$7]/['2-Zimmer-Wohnungen'.$K$7]-1" office:value-type="float" office:value="-0.0555555555555556" calcext:value-type="float">
            <text:p>-0.0556</text:p>
          </table:table-cell>
          <table:table-cell table:style-name="ce10" table:formula="of:=['2-Zimmer-Wohnungen'.S$10]/['2-Zimmer-Wohnungen'.$K$10]-1" office:value-type="float" office:value="-0.111111111111111" calcext:value-type="float">
            <text:p>-0.1111</text:p>
          </table:table-cell>
          <table:table-cell table:style-name="ce10" table:formula="of:=['2-Zimmer-Wohnungen'.S$13]/['2-Zimmer-Wohnungen'.$K$13]-1" office:value-type="float" office:value="-0.0588235294117647" calcext:value-type="float">
            <text:p>-0.0588</text:p>
          </table:table-cell>
          <table:table-cell table:style-name="ce10" table:formula="of:=['2-Zimmer-Wohnungen'.S$16]/['2-Zimmer-Wohnungen'.$K$16]-1" office:value-type="float" office:value="-0.0588235294117647" calcext:value-type="float">
            <text:p>-0.0588</text:p>
          </table:table-cell>
          <table:table-cell table:style-name="ce10" table:formula="of:=['2-Zimmer-Wohnungen'.S$19]/['2-Zimmer-Wohnungen'.$K$19]-1" office:value-type="float" office:value="-0.0588235294117647" calcext:value-type="float">
            <text:p>-0.0588</text:p>
          </table:table-cell>
          <table:table-cell table:style-name="ce10" table:formula="of:=['2-Zimmer-Wohnungen'.S$22]/['2-Zimmer-Wohnungen'.$K$22]-1" office:value-type="float" office:value="-0.105263157894737" calcext:value-type="float">
            <text:p>-0.1053</text:p>
          </table:table-cell>
          <table:table-cell table:style-name="ce10" table:formula="of:=['2-Zimmer-Wohnungen'.S$25]/['2-Zimmer-Wohnungen'.$K$25]-1" office:value-type="float" office:value="-0.0476190476190477" calcext:value-type="float">
            <text:p>-0.0476</text:p>
          </table:table-cell>
          <table:table-cell table:style-name="ce10" table:formula="of:=['2-Zimmer-Wohnungen'.S$28]/['2-Zimmer-Wohnungen'.$K$28]-1" office:value-type="float" office:value="-0.0833333333333334" calcext:value-type="float">
            <text:p>-0.0833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6" calcext:value-type="float">
            <text:p>16</text:p>
          </table:table-cell>
          <table:table-cell table:style-name="ce10" table:formula="of:=['2-Zimmer-Wohnungen'.T$7]/['2-Zimmer-Wohnungen'.$K$7]-1" office:value-type="float" office:value="-0.0555555555555556" calcext:value-type="float">
            <text:p>-0.0556</text:p>
          </table:table-cell>
          <table:table-cell table:style-name="ce10" table:formula="of:=['2-Zimmer-Wohnungen'.T$10]/['2-Zimmer-Wohnungen'.$K$10]-1" office:value-type="float" office:value="-0.0555555555555556" calcext:value-type="float">
            <text:p>-0.0556</text:p>
          </table:table-cell>
          <table:table-cell table:style-name="ce10" table:formula="of:=['2-Zimmer-Wohnungen'.T$13]/['2-Zimmer-Wohnungen'.$K$13]-1" office:value-type="float" office:value="-0.0588235294117647" calcext:value-type="float">
            <text:p>-0.0588</text:p>
          </table:table-cell>
          <table:table-cell table:style-name="ce10" table:formula="of:=['2-Zimmer-Wohnungen'.T$16]/['2-Zimmer-Wohnungen'.$K$16]-1" office:value-type="float" office:value="-0.0588235294117647" calcext:value-type="float">
            <text:p>-0.0588</text:p>
          </table:table-cell>
          <table:table-cell table:style-name="ce10" table:formula="of:=['2-Zimmer-Wohnungen'.T$19]/['2-Zimmer-Wohnungen'.$K$19]-1" office:value-type="float" office:value="-0.0588235294117647" calcext:value-type="float">
            <text:p>-0.0588</text:p>
          </table:table-cell>
          <table:table-cell table:style-name="ce10" table:formula="of:=['2-Zimmer-Wohnungen'.T$22]/['2-Zimmer-Wohnungen'.$K$22]-1" office:value-type="float" office:value="-0.0526315789473685" calcext:value-type="float">
            <text:p>-0.0526</text:p>
          </table:table-cell>
          <table:table-cell table:style-name="ce10" table:formula="of:=['2-Zimmer-Wohnungen'.T$25]/['2-Zimmer-Wohnungen'.$K$25]-1" office:value-type="float" office:value="-0.0476190476190477" calcext:value-type="float">
            <text:p>-0.0476</text:p>
          </table:table-cell>
          <table:table-cell table:style-name="ce10" table:formula="of:=['2-Zimmer-Wohnungen'.T$28]/['2-Zimmer-Wohnungen'.$K$28]-1" office:value-type="float" office:value="-0.0416666666666666" calcext:value-type="float">
            <text:p>-0.0417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0" calcext:value-type="float">
            <text:p>20</text:p>
          </table:table-cell>
          <table:table-cell table:style-name="ce10" table:formula="of:=['2-Zimmer-Wohnungen'.U$7]/['2-Zimmer-Wohnungen'.$K$7]-1" office:value-type="float" office:value="0" calcext:value-type="float">
            <text:p>0.0000</text:p>
          </table:table-cell>
          <table:table-cell table:style-name="ce10" table:formula="of:=['2-Zimmer-Wohnungen'.U$10]/['2-Zimmer-Wohnungen'.$K$10]-1" office:value-type="float" office:value="0" calcext:value-type="float">
            <text:p>0.0000</text:p>
          </table:table-cell>
          <table:table-cell table:style-name="ce10" table:formula="of:=['2-Zimmer-Wohnungen'.U$13]/['2-Zimmer-Wohnungen'.$K$13]-1" office:value-type="float" office:value="0" calcext:value-type="float">
            <text:p>0.0000</text:p>
          </table:table-cell>
          <table:table-cell table:style-name="ce10" table:formula="of:=['2-Zimmer-Wohnungen'.U$16]/['2-Zimmer-Wohnungen'.$K$16]-1" office:value-type="float" office:value="0" calcext:value-type="float">
            <text:p>0.0000</text:p>
          </table:table-cell>
          <table:table-cell table:style-name="ce10" table:formula="of:=['2-Zimmer-Wohnungen'.U$19]/['2-Zimmer-Wohnungen'.$K$19]-1" office:value-type="float" office:value="0.0588235294117647" calcext:value-type="float">
            <text:p>0.0588</text:p>
          </table:table-cell>
          <table:table-cell table:style-name="ce10" table:formula="of:=['2-Zimmer-Wohnungen'.U$22]/['2-Zimmer-Wohnungen'.$K$22]-1" office:value-type="float" office:value="0" calcext:value-type="float">
            <text:p>0.0000</text:p>
          </table:table-cell>
          <table:table-cell table:style-name="ce10" table:formula="of:=['2-Zimmer-Wohnungen'.U$25]/['2-Zimmer-Wohnungen'.$K$25]-1" office:value-type="float" office:value="0.0476190476190477" calcext:value-type="float">
            <text:p>0.0476</text:p>
          </table:table-cell>
          <table:table-cell table:style-name="ce10" table:formula="of:=['2-Zimmer-Wohnungen'.U$28]/['2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1" calcext:value-type="float">
            <text:p>21</text:p>
          </table:table-cell>
          <table:table-cell table:style-name="ce10" table:formula="of:=['2-Zimmer-Wohnungen'.U$7]/['2-Zimmer-Wohnungen'.$K$7]-1" office:value-type="float" office:value="0" calcext:value-type="float">
            <text:p>0.0000</text:p>
          </table:table-cell>
          <table:table-cell table:style-name="ce10" table:formula="of:=['2-Zimmer-Wohnungen'.U$10]/['2-Zimmer-Wohnungen'.$K$10]-1" office:value-type="float" office:value="0" calcext:value-type="float">
            <text:p>0.0000</text:p>
          </table:table-cell>
          <table:table-cell table:style-name="ce10" table:formula="of:=['2-Zimmer-Wohnungen'.U$13]/['2-Zimmer-Wohnungen'.$K$13]-1" office:value-type="float" office:value="0" calcext:value-type="float">
            <text:p>0.0000</text:p>
          </table:table-cell>
          <table:table-cell table:style-name="ce10" table:formula="of:=['2-Zimmer-Wohnungen'.U$16]/['2-Zimmer-Wohnungen'.$K$16]-1" office:value-type="float" office:value="0" calcext:value-type="float">
            <text:p>0.0000</text:p>
          </table:table-cell>
          <table:table-cell table:style-name="ce10" table:formula="of:=['2-Zimmer-Wohnungen'.U$19]/['2-Zimmer-Wohnungen'.$K$19]-1" office:value-type="float" office:value="0.0588235294117647" calcext:value-type="float">
            <text:p>0.0588</text:p>
          </table:table-cell>
          <table:table-cell table:style-name="ce10" table:formula="of:=['2-Zimmer-Wohnungen'.U$22]/['2-Zimmer-Wohnungen'.$K$22]-1" office:value-type="float" office:value="0" calcext:value-type="float">
            <text:p>0.0000</text:p>
          </table:table-cell>
          <table:table-cell table:style-name="ce10" table:formula="of:=['2-Zimmer-Wohnungen'.U$25]/['2-Zimmer-Wohnungen'.$K$25]-1" office:value-type="float" office:value="0.0476190476190477" calcext:value-type="float">
            <text:p>0.0476</text:p>
          </table:table-cell>
          <table:table-cell table:style-name="ce10" table:formula="of:=['2-Zimmer-Wohnungen'.U$28]/['2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/>
          <table:table-cell table:style-name="Default" table:number-columns-repeated="9"/>
          <table:table-cell table:number-columns-repeated="1008"/>
        </table:table-row>
        <table:table-row table:style-name="ro3" table:number-rows-repeated="1048529">
          <table:table-cell table:number-columns-repeated="1018"/>
        </table:table-row>
        <table:table-row table:style-name="ro4" table:number-rows-repeated="2">
          <table:table-cell table:number-columns-repeated="1018"/>
        </table:table-row>
        <table:table-row table:style-name="ro4">
          <table:table-cell table:number-columns-repeated="1018"/>
        </table:table-row>
      </table:table>
      <table:table table:name="3-Zimmer-Wohnungen" table:style-name="ta1">
        <office:forms form:automatic-focus="false" form:apply-design-mode="false"/>
        <table:table-column table:style-name="co18" table:default-cell-style-name="ce1"/>
        <table:table-column table:style-name="co19" table:default-cell-style-name="ce2"/>
        <table:table-column table:style-name="co3" table:default-cell-style-name="ce2"/>
        <table:table-column table:style-name="co7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3" table:default-cell-style-name="ce2"/>
        <table:table-row table:style-name="ro2">
          <table:table-cell table:style-name="ce5" office:value-type="string" calcext:value-type="string">
            <text:p>Mietpreisindex Mai 2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ktueller durchschnittlicher Netto-Quadratmeterpreis pro Monat für 3-Zimmer-Wohnung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novation</text:p>
          </table:table-cell>
          <table:table-cell office:value-type="string" calcext:value-type="string">
            <text:p>Altstadt Grossbasel</text:p>
          </table:table-cell>
          <table:table-cell office:value-type="string" calcext:value-type="string">
            <text:p>Vorstädte</text:p>
          </table:table-cell>
          <table:table-cell office:value-type="string" calcext:value-type="string">
            <text:p>Am Ring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St. Alban</text:p>
          </table:table-cell>
          <table:table-cell office:value-type="string" calcext:value-type="string">
            <text:p>Gundeldingen</text:p>
          </table:table-cell>
          <table:table-cell office:value-type="string" calcext:value-type="string">
            <text:p>Bruderholz</text:p>
          </table:table-cell>
          <table:table-cell office:value-type="string" calcext:value-type="string">
            <text:p>Bachletten</text:p>
          </table:table-cell>
          <table:table-cell office:value-type="string" calcext:value-type="string">
            <text:p>Gotthelf</text:p>
          </table:table-cell>
          <table:table-cell office:value-type="string" calcext:value-type="string">
            <text:p>Iselin</text:p>
          </table:table-cell>
          <table:table-cell office:value-type="string" calcext:value-type="string">
            <text:p>St. Johann</text:p>
          </table:table-cell>
          <table:table-cell office:value-type="string" calcext:value-type="string">
            <text:p>Altstadt Kleinbasel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Wettstein</text:p>
          </table:table-cell>
          <table:table-cell office:value-type="string" calcext:value-type="string">
            <text:p>Hirzbrunnen</text:p>
          </table:table-cell>
          <table:table-cell office:value-type="string" calcext:value-type="string">
            <text:p>Rosental</text:p>
          </table:table-cell>
          <table:table-cell office:value-type="string" calcext:value-type="string">
            <text:p>Matthäus</text:p>
          </table:table-cell>
          <table:table-cell office:value-type="string" calcext:value-type="string">
            <text:p>Klybeck</text:p>
          </table:table-cell>
          <table:table-cell office:value-type="string" calcext:value-type="string">
            <text:p>Kleinhüningen</text:p>
          </table:table-cell>
          <table:table-cell office:value-type="string" calcext:value-type="string">
            <text:p>Riehen, Bettingen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erstellt vor 19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00 - 1920</text:p>
          </table:table-cell>
          <table:table-cell table:number-columns-repeated="9"/>
          <table:table-cell table:style-name="ce11"/>
          <table:table-cell table:number-columns-repeated="101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21 - 1946</text:p>
          </table:table-cell>
          <table:table-cell table:number-columns-repeated="9"/>
          <table:table-cell table:style-name="ce11"/>
          <table:table-cell table:number-columns-repeated="101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47 - 1960</text:p>
          </table:table-cell>
          <table:table-cell table:number-columns-repeated="9"/>
          <table:table-cell table:style-name="ce11"/>
          <table:table-cell table:number-columns-repeated="101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61 - 1970</text:p>
          </table:table-cell>
          <table:table-cell table:number-columns-repeated="9"/>
          <table:table-cell table:style-name="ce11"/>
          <table:table-cell table:number-columns-repeated="101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71 - 1980</text:p>
          </table:table-cell>
          <table:table-cell table:number-columns-repeated="9"/>
          <table:table-cell table:style-name="ce11"/>
          <table:table-cell table:number-columns-repeated="101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11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81 - 1990</text:p>
          </table:table-cell>
          <table:table-cell table:number-columns-repeated="9"/>
          <table:table-cell table:style-name="ce11"/>
          <table:table-cell table:number-columns-repeated="1013"/>
        </table:table-row>
        <table:table-row table:style-name="ro2">
          <table:table-cell office:value-type="string" calcext:value-type="string">
            <text:p>nicht renoviert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91 - 2000</text:p>
          </table:table-cell>
          <table:table-cell table:number-columns-repeated="9"/>
          <table:table-cell table:style-name="ce11"/>
          <table:table-cell table:number-columns-repeated="1013"/>
        </table:table-row>
        <table:table-row table:style-name="ro2">
          <table:table-cell office:value-type="string" calcext:value-type="string">
            <text:p>nicht renoviert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24" calcext:value-type="float">
            <text:p>24</text:p>
          </table:table-cell>
          <table:table-cell table:style-name="ce11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-Zimmer-Wohnungen %" table:style-name="ta1">
        <table:table-column table:style-name="co18" table:default-cell-style-name="ce1"/>
        <table:table-column table:style-name="co19" table:default-cell-style-name="ce2"/>
        <table:table-column table:style-name="co3" table:default-cell-style-name="ce2"/>
        <table:table-column table:style-name="co7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3" table:default-cell-style-name="ce2"/>
        <table:table-row table:style-name="ro2">
          <table:table-cell table:style-name="ce5" office:value-type="string" calcext:value-type="string">
            <text:p>Mietpreisindex Mai 2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ktueller durchschnittlicher Netto-Quadratmeterpreis pro Monat für 3-Zimmer-Wohnung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novation</text:p>
          </table:table-cell>
          <table:table-cell office:value-type="string" calcext:value-type="string">
            <text:p>Altstadt Grossbasel</text:p>
          </table:table-cell>
          <table:table-cell office:value-type="string" calcext:value-type="string">
            <text:p>Vorstädte</text:p>
          </table:table-cell>
          <table:table-cell office:value-type="string" calcext:value-type="string">
            <text:p>Am Ring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St. Alban</text:p>
          </table:table-cell>
          <table:table-cell office:value-type="string" calcext:value-type="string">
            <text:p>Gundeldingen</text:p>
          </table:table-cell>
          <table:table-cell office:value-type="string" calcext:value-type="string">
            <text:p>Bruderholz</text:p>
          </table:table-cell>
          <table:table-cell office:value-type="string" calcext:value-type="string">
            <text:p>Bachletten</text:p>
          </table:table-cell>
          <table:table-cell office:value-type="string" calcext:value-type="string">
            <text:p>Gotthelf</text:p>
          </table:table-cell>
          <table:table-cell office:value-type="string" calcext:value-type="string">
            <text:p>Iselin</text:p>
          </table:table-cell>
          <table:table-cell office:value-type="string" calcext:value-type="string">
            <text:p>St. Johann</text:p>
          </table:table-cell>
          <table:table-cell office:value-type="string" calcext:value-type="string">
            <text:p>Altstadt Kleinbasel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Wettstein</text:p>
          </table:table-cell>
          <table:table-cell office:value-type="string" calcext:value-type="string">
            <text:p>Hirzbrunnen</text:p>
          </table:table-cell>
          <table:table-cell office:value-type="string" calcext:value-type="string">
            <text:p>Rosental</text:p>
          </table:table-cell>
          <table:table-cell office:value-type="string" calcext:value-type="string">
            <text:p>Matthäus</text:p>
          </table:table-cell>
          <table:table-cell office:value-type="string" calcext:value-type="string">
            <text:p>Klybeck</text:p>
          </table:table-cell>
          <table:table-cell office:value-type="string" calcext:value-type="string">
            <text:p>Kleinhüningen</text:p>
          </table:table-cell>
          <table:table-cell office:value-type="string" calcext:value-type="string">
            <text:p>Riehen</text:p>
          </table:table-cell>
          <table:table-cell office:value-type="string" calcext:value-type="string">
            <text:p>Bettingen</text:p>
          </table:table-cell>
          <table:table-cell table:number-columns-repeated="1002"/>
        </table:table-row>
        <table:table-row table:style-name="ro2">
          <table:table-cell/>
          <table:table-cell table:formula="of:=[$Index.$B$7]" office:value-type="float" office:value="7" calcext:value-type="float">
            <text:p>7</text:p>
          </table:table-cell>
          <table:table-cell table:formula="of:=[$Index.$B$6]" office:value-type="float" office:value="6" calcext:value-type="float">
            <text:p>6</text:p>
          </table:table-cell>
          <table:table-cell table:formula="of:=[$Index.$B$8]" office:value-type="float" office:value="8" calcext:value-type="float">
            <text:p>8</text:p>
          </table:table-cell>
          <table:table-cell table:formula="of:=[$Index.$B$4]" office:value-type="float" office:value="4" calcext:value-type="float">
            <text:p>4</text:p>
          </table:table-cell>
          <table:table-cell table:formula="of:=[$Index.$B$3]" office:value-type="float" office:value="3" calcext:value-type="float">
            <text:p>3</text:p>
          </table:table-cell>
          <table:table-cell table:formula="of:=[$Index.$B$2]" office:value-type="float" office:value="2" calcext:value-type="float">
            <text:p>2</text:p>
          </table:table-cell>
          <table:table-cell table:formula="of:=[$Index.$B$1]" office:value-type="float" office:value="1" calcext:value-type="float">
            <text:p>1</text:p>
          </table:table-cell>
          <table:table-cell table:formula="of:=[$Index.$B$5]" office:value-type="float" office:value="5" calcext:value-type="float">
            <text:p>5</text:p>
          </table:table-cell>
          <table:table-cell table:formula="of:=[$Index.$B$9]" office:value-type="float" office:value="9" calcext:value-type="float">
            <text:p>9</text:p>
          </table:table-cell>
          <table:table-cell table:formula="of:=[$Index.$B$10]" office:value-type="float" office:value="10" calcext:value-type="float">
            <text:p>10</text:p>
          </table:table-cell>
          <table:table-cell table:formula="of:=[$Index.$B$11]" office:value-type="float" office:value="11" calcext:value-type="float">
            <text:p>11</text:p>
          </table:table-cell>
          <table:table-cell table:formula="of:=[$Index.$B$12]" office:value-type="float" office:value="12" calcext:value-type="float">
            <text:p>12</text:p>
          </table:table-cell>
          <table:table-cell table:formula="of:=[$Index.$B$13]" office:value-type="float" office:value="13" calcext:value-type="float">
            <text:p>13</text:p>
          </table:table-cell>
          <table:table-cell table:formula="of:=[$Index.$B$14]" office:value-type="float" office:value="14" calcext:value-type="float">
            <text:p>14</text:p>
          </table:table-cell>
          <table:table-cell table:formula="of:=[$Index.$B$15]" office:value-type="float" office:value="15" calcext:value-type="float">
            <text:p>15</text:p>
          </table:table-cell>
          <table:table-cell table:formula="of:=[$Index.$B$18]" office:value-type="float" office:value="18" calcext:value-type="float">
            <text:p>18</text:p>
          </table:table-cell>
          <table:table-cell table:formula="of:=[$Index.$B$19]" office:value-type="float" office:value="19" calcext:value-type="float">
            <text:p>19</text:p>
          </table:table-cell>
          <table:table-cell table:formula="of:=[$Index.$B$17]" office:value-type="float" office:value="17" calcext:value-type="float">
            <text:p>17</text:p>
          </table:table-cell>
          <table:table-cell table:formula="of:=[$Index.$B$16]" office:value-type="float" office:value="16" calcext:value-type="float">
            <text:p>16</text:p>
          </table:table-cell>
          <table:table-cell table:formula="of:=[$Index.$B$20]" office:value-type="float" office:value="20" calcext:value-type="float">
            <text:p>20</text:p>
          </table:table-cell>
          <table:table-cell table:formula="of:=[$Index.$B$21]" office:value-type="float" office:value="21" calcext:value-type="float">
            <text:p>2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vor 19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3-Zimmer-Wohnungen'.B6]/['3-Zimmer-Wohnungen'.$K6]-1" office:value-type="float" office:value="0.285714285714286" calcext:value-type="float">
            <text:p>0.286</text:p>
          </table:table-cell>
          <table:table-cell table:style-name="ce6" table:formula="of:=['3-Zimmer-Wohnungen'.C6]/['3-Zimmer-Wohnungen'.$K6]-1" office:value-type="float" office:value="0.142857142857143" calcext:value-type="float">
            <text:p>0.143</text:p>
          </table:table-cell>
          <table:table-cell table:style-name="ce6" table:formula="of:=['3-Zimmer-Wohnungen'.D6]/['3-Zimmer-Wohnungen'.$K6]-1" office:value-type="float" office:value="0.0714285714285714" calcext:value-type="float">
            <text:p>0.071</text:p>
          </table:table-cell>
          <table:table-cell table:style-name="ce6" table:formula="of:=['3-Zimmer-Wohnungen'.E6]/['3-Zimmer-Wohnungen'.$K6]-1" office:value-type="float" office:value="0" calcext:value-type="float">
            <text:p>0.000</text:p>
          </table:table-cell>
          <table:table-cell table:style-name="ce6" table:formula="of:=['3-Zimmer-Wohnungen'.F6]/['3-Zimmer-Wohnungen'.$K6]-1" office:value-type="float" office:value="0.0714285714285714" calcext:value-type="float">
            <text:p>0.071</text:p>
          </table:table-cell>
          <table:table-cell table:style-name="ce6" table:formula="of:=['3-Zimmer-Wohnungen'.G6]/['3-Zimmer-Wohnungen'.$K6]-1" office:value-type="float" office:value="0.0714285714285714" calcext:value-type="float">
            <text:p>0.071</text:p>
          </table:table-cell>
          <table:table-cell table:style-name="ce6" table:formula="of:=['3-Zimmer-Wohnungen'.H6]/['3-Zimmer-Wohnungen'.$K6]-1" office:value-type="float" office:value="0.0714285714285714" calcext:value-type="float">
            <text:p>0.071</text:p>
          </table:table-cell>
          <table:table-cell table:style-name="ce6" table:formula="of:=['3-Zimmer-Wohnungen'.I6]/['3-Zimmer-Wohnungen'.$K6]-1" office:value-type="float" office:value="0.0714285714285714" calcext:value-type="float">
            <text:p>0.071</text:p>
          </table:table-cell>
          <table:table-cell table:style-name="ce6" table:formula="of:=['3-Zimmer-Wohnungen'.J6]/['3-Zimmer-Wohnungen'.$K6]-1" office:value-type="float" office:value="0.0714285714285714" calcext:value-type="float">
            <text:p>0.071</text:p>
          </table:table-cell>
          <table:table-cell table:style-name="ce7" table:formula="of:=['3-Zimmer-Wohnungen'.K6]/['3-Zimmer-Wohnungen'.$K6]-1" office:value-type="float" office:value="0" calcext:value-type="float">
            <text:p>0.000</text:p>
          </table:table-cell>
          <table:table-cell table:style-name="ce6" table:formula="of:=['3-Zimmer-Wohnungen'.L6]/['3-Zimmer-Wohnungen'.$K6]-1" office:value-type="float" office:value="0" calcext:value-type="float">
            <text:p>0.000</text:p>
          </table:table-cell>
          <table:table-cell table:style-name="ce6" table:formula="of:=['3-Zimmer-Wohnungen'.M6]/['3-Zimmer-Wohnungen'.$K6]-1" office:value-type="float" office:value="0.0714285714285714" calcext:value-type="float">
            <text:p>0.071</text:p>
          </table:table-cell>
          <table:table-cell table:style-name="ce6" table:formula="of:=['3-Zimmer-Wohnungen'.N6]/['3-Zimmer-Wohnungen'.$K6]-1" office:value-type="float" office:value="0" calcext:value-type="float">
            <text:p>0.000</text:p>
          </table:table-cell>
          <table:table-cell table:style-name="ce6" table:formula="of:=['3-Zimmer-Wohnungen'.O6]/['3-Zimmer-Wohnungen'.$K6]-1" office:value-type="float" office:value="0" calcext:value-type="float">
            <text:p>0.000</text:p>
          </table:table-cell>
          <table:table-cell table:style-name="ce6" table:formula="of:=['3-Zimmer-Wohnungen'.P6]/['3-Zimmer-Wohnungen'.$K6]-1" office:value-type="float" office:value="-0.0714285714285714" calcext:value-type="float">
            <text:p>-0.071</text:p>
          </table:table-cell>
          <table:table-cell table:style-name="ce6" table:formula="of:=['3-Zimmer-Wohnungen'.Q6]/['3-Zimmer-Wohnungen'.$K6]-1" office:value-type="float" office:value="0" calcext:value-type="float">
            <text:p>0.000</text:p>
          </table:table-cell>
          <table:table-cell table:style-name="ce6" table:formula="of:=['3-Zimmer-Wohnungen'.R6]/['3-Zimmer-Wohnungen'.$K6]-1" office:value-type="float" office:value="0" calcext:value-type="float">
            <text:p>0.000</text:p>
          </table:table-cell>
          <table:table-cell table:style-name="ce6" table:formula="of:=['3-Zimmer-Wohnungen'.S6]/['3-Zimmer-Wohnungen'.$K6]-1" office:value-type="float" office:value="-0.0714285714285714" calcext:value-type="float">
            <text:p>-0.071</text:p>
          </table:table-cell>
          <table:table-cell table:style-name="ce6" table:formula="of:=['3-Zimmer-Wohnungen'.T6]/['3-Zimmer-Wohnungen'.$K6]-1" office:value-type="float" office:value="-0.0714285714285714" calcext:value-type="float">
            <text:p>-0.071</text:p>
          </table:table-cell>
          <table:table-cell table:style-name="ce6" table:formula="of:=['3-Zimmer-Wohnungen'.U6]/['3-Zimmer-Wohnungen'.$K6]-1" office:value-type="float" office:value="0" calcext:value-type="float">
            <text:p>0.000</text:p>
          </table:table-cell>
          <table:table-cell table:style-name="ce8" table:formula="of:=['3-Zimmer-Wohnungen'.U6]/['3-Zimmer-Wohnungen'.$K6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3-Zimmer-Wohnungen'.B7]/['3-Zimmer-Wohnungen'.$K7]-1" office:value-type="float" office:value="0.294117647058824" calcext:value-type="float">
            <text:p>0.294</text:p>
          </table:table-cell>
          <table:table-cell table:style-name="ce6" table:formula="of:=['3-Zimmer-Wohnungen'.C7]/['3-Zimmer-Wohnungen'.$K7]-1" office:value-type="float" office:value="0.117647058823529" calcext:value-type="float">
            <text:p>0.118</text:p>
          </table:table-cell>
          <table:table-cell table:style-name="ce6" table:formula="of:=['3-Zimmer-Wohnungen'.D7]/['3-Zimmer-Wohnungen'.$K7]-1" office:value-type="float" office:value="0.0588235294117647" calcext:value-type="float">
            <text:p>0.059</text:p>
          </table:table-cell>
          <table:table-cell table:style-name="ce6" table:formula="of:=['3-Zimmer-Wohnungen'.E7]/['3-Zimmer-Wohnungen'.$K7]-1" office:value-type="float" office:value="0" calcext:value-type="float">
            <text:p>0.000</text:p>
          </table:table-cell>
          <table:table-cell table:style-name="ce6" table:formula="of:=['3-Zimmer-Wohnungen'.F7]/['3-Zimmer-Wohnungen'.$K7]-1" office:value-type="float" office:value="0.0588235294117647" calcext:value-type="float">
            <text:p>0.059</text:p>
          </table:table-cell>
          <table:table-cell table:style-name="ce6" table:formula="of:=['3-Zimmer-Wohnungen'.G7]/['3-Zimmer-Wohnungen'.$K7]-1" office:value-type="float" office:value="0.0588235294117647" calcext:value-type="float">
            <text:p>0.059</text:p>
          </table:table-cell>
          <table:table-cell table:style-name="ce6" table:formula="of:=['3-Zimmer-Wohnungen'.H7]/['3-Zimmer-Wohnungen'.$K7]-1" office:value-type="float" office:value="0.0588235294117647" calcext:value-type="float">
            <text:p>0.059</text:p>
          </table:table-cell>
          <table:table-cell table:style-name="ce6" table:formula="of:=['3-Zimmer-Wohnungen'.I7]/['3-Zimmer-Wohnungen'.$K7]-1" office:value-type="float" office:value="0.0588235294117647" calcext:value-type="float">
            <text:p>0.059</text:p>
          </table:table-cell>
          <table:table-cell table:style-name="ce6" table:formula="of:=['3-Zimmer-Wohnungen'.J7]/['3-Zimmer-Wohnungen'.$K7]-1" office:value-type="float" office:value="0.0588235294117647" calcext:value-type="float">
            <text:p>0.059</text:p>
          </table:table-cell>
          <table:table-cell table:style-name="ce7" table:formula="of:=['3-Zimmer-Wohnungen'.K7]/['3-Zimmer-Wohnungen'.$K7]-1" office:value-type="float" office:value="0" calcext:value-type="float">
            <text:p>0.000</text:p>
          </table:table-cell>
          <table:table-cell table:style-name="ce6" table:formula="of:=['3-Zimmer-Wohnungen'.L7]/['3-Zimmer-Wohnungen'.$K7]-1" office:value-type="float" office:value="0" calcext:value-type="float">
            <text:p>0.000</text:p>
          </table:table-cell>
          <table:table-cell table:style-name="ce6" table:formula="of:=['3-Zimmer-Wohnungen'.M7]/['3-Zimmer-Wohnungen'.$K7]-1" office:value-type="float" office:value="0.0588235294117647" calcext:value-type="float">
            <text:p>0.059</text:p>
          </table:table-cell>
          <table:table-cell table:style-name="ce6" table:formula="of:=['3-Zimmer-Wohnungen'.N7]/['3-Zimmer-Wohnungen'.$K7]-1" office:value-type="float" office:value="0" calcext:value-type="float">
            <text:p>0.000</text:p>
          </table:table-cell>
          <table:table-cell table:style-name="ce6" table:formula="of:=['3-Zimmer-Wohnungen'.O7]/['3-Zimmer-Wohnungen'.$K7]-1" office:value-type="float" office:value="0" calcext:value-type="float">
            <text:p>0.000</text:p>
          </table:table-cell>
          <table:table-cell table:style-name="ce6" table:formula="of:=['3-Zimmer-Wohnungen'.P7]/['3-Zimmer-Wohnungen'.$K7]-1" office:value-type="float" office:value="-0.0588235294117647" calcext:value-type="float">
            <text:p>-0.059</text:p>
          </table:table-cell>
          <table:table-cell table:style-name="ce6" table:formula="of:=['3-Zimmer-Wohnungen'.Q7]/['3-Zimmer-Wohnungen'.$K7]-1" office:value-type="float" office:value="-0.0588235294117647" calcext:value-type="float">
            <text:p>-0.059</text:p>
          </table:table-cell>
          <table:table-cell table:style-name="ce6" table:formula="of:=['3-Zimmer-Wohnungen'.R7]/['3-Zimmer-Wohnungen'.$K7]-1" office:value-type="float" office:value="0" calcext:value-type="float">
            <text:p>0.000</text:p>
          </table:table-cell>
          <table:table-cell table:style-name="ce6" table:formula="of:=['3-Zimmer-Wohnungen'.S7]/['3-Zimmer-Wohnungen'.$K7]-1" office:value-type="float" office:value="-0.0588235294117647" calcext:value-type="float">
            <text:p>-0.059</text:p>
          </table:table-cell>
          <table:table-cell table:style-name="ce6" table:formula="of:=['3-Zimmer-Wohnungen'.T7]/['3-Zimmer-Wohnungen'.$K7]-1" office:value-type="float" office:value="-0.0588235294117647" calcext:value-type="float">
            <text:p>-0.059</text:p>
          </table:table-cell>
          <table:table-cell table:style-name="ce6" table:formula="of:=['3-Zimmer-Wohnungen'.U7]/['3-Zimmer-Wohnungen'.$K7]-1" office:value-type="float" office:value="0" calcext:value-type="float">
            <text:p>0.000</text:p>
          </table:table-cell>
          <table:table-cell table:style-name="ce8" table:formula="of:=['3-Zimmer-Wohnungen'.U7]/['3-Zimmer-Wohnungen'.$K7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00 - 192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3-Zimmer-Wohnungen'.B9]/['3-Zimmer-Wohnungen'.$K9]-1" office:value-type="float" office:value="0.214285714285714" calcext:value-type="float">
            <text:p>0.214</text:p>
          </table:table-cell>
          <table:table-cell table:style-name="ce6" table:formula="of:=['3-Zimmer-Wohnungen'.C9]/['3-Zimmer-Wohnungen'.$K9]-1" office:value-type="float" office:value="0.0714285714285714" calcext:value-type="float">
            <text:p>0.071</text:p>
          </table:table-cell>
          <table:table-cell table:style-name="ce6" table:formula="of:=['3-Zimmer-Wohnungen'.D9]/['3-Zimmer-Wohnungen'.$K9]-1" office:value-type="float" office:value="0.0714285714285714" calcext:value-type="float">
            <text:p>0.071</text:p>
          </table:table-cell>
          <table:table-cell table:style-name="ce6" table:formula="of:=['3-Zimmer-Wohnungen'.E9]/['3-Zimmer-Wohnungen'.$K9]-1" office:value-type="float" office:value="0" calcext:value-type="float">
            <text:p>0.000</text:p>
          </table:table-cell>
          <table:table-cell table:style-name="ce6" table:formula="of:=['3-Zimmer-Wohnungen'.F9]/['3-Zimmer-Wohnungen'.$K9]-1" office:value-type="float" office:value="0.0714285714285714" calcext:value-type="float">
            <text:p>0.071</text:p>
          </table:table-cell>
          <table:table-cell table:style-name="ce6" table:formula="of:=['3-Zimmer-Wohnungen'.G9]/['3-Zimmer-Wohnungen'.$K9]-1" office:value-type="float" office:value="0" calcext:value-type="float">
            <text:p>0.000</text:p>
          </table:table-cell>
          <table:table-cell table:style-name="ce6" table:formula="of:=['3-Zimmer-Wohnungen'.H9]/['3-Zimmer-Wohnungen'.$K9]-1" office:value-type="float" office:value="0.0714285714285714" calcext:value-type="float">
            <text:p>0.071</text:p>
          </table:table-cell>
          <table:table-cell table:style-name="ce6" table:formula="of:=['3-Zimmer-Wohnungen'.I9]/['3-Zimmer-Wohnungen'.$K9]-1" office:value-type="float" office:value="0.0714285714285714" calcext:value-type="float">
            <text:p>0.071</text:p>
          </table:table-cell>
          <table:table-cell table:style-name="ce6" table:formula="of:=['3-Zimmer-Wohnungen'.J9]/['3-Zimmer-Wohnungen'.$K9]-1" office:value-type="float" office:value="0" calcext:value-type="float">
            <text:p>0.000</text:p>
          </table:table-cell>
          <table:table-cell table:style-name="ce7" table:formula="of:=['3-Zimmer-Wohnungen'.K9]/['3-Zimmer-Wohnungen'.$K9]-1" office:value-type="float" office:value="0" calcext:value-type="float">
            <text:p>0.000</text:p>
          </table:table-cell>
          <table:table-cell table:style-name="ce6" table:formula="of:=['3-Zimmer-Wohnungen'.L9]/['3-Zimmer-Wohnungen'.$K9]-1" office:value-type="float" office:value="0" calcext:value-type="float">
            <text:p>0.000</text:p>
          </table:table-cell>
          <table:table-cell table:style-name="ce6" table:formula="of:=['3-Zimmer-Wohnungen'.M9]/['3-Zimmer-Wohnungen'.$K9]-1" office:value-type="float" office:value="0" calcext:value-type="float">
            <text:p>0.000</text:p>
          </table:table-cell>
          <table:table-cell table:style-name="ce6" table:formula="of:=['3-Zimmer-Wohnungen'.N9]/['3-Zimmer-Wohnungen'.$K9]-1" office:value-type="float" office:value="0" calcext:value-type="float">
            <text:p>0.000</text:p>
          </table:table-cell>
          <table:table-cell table:style-name="ce6" table:formula="of:=['3-Zimmer-Wohnungen'.O9]/['3-Zimmer-Wohnungen'.$K9]-1" office:value-type="float" office:value="0" calcext:value-type="float">
            <text:p>0.000</text:p>
          </table:table-cell>
          <table:table-cell table:style-name="ce6" table:formula="of:=['3-Zimmer-Wohnungen'.P9]/['3-Zimmer-Wohnungen'.$K9]-1" office:value-type="float" office:value="-0.0714285714285714" calcext:value-type="float">
            <text:p>-0.071</text:p>
          </table:table-cell>
          <table:table-cell table:style-name="ce6" table:formula="of:=['3-Zimmer-Wohnungen'.Q9]/['3-Zimmer-Wohnungen'.$K9]-1" office:value-type="float" office:value="-0.0714285714285714" calcext:value-type="float">
            <text:p>-0.071</text:p>
          </table:table-cell>
          <table:table-cell table:style-name="ce6" table:formula="of:=['3-Zimmer-Wohnungen'.R9]/['3-Zimmer-Wohnungen'.$K9]-1" office:value-type="float" office:value="0" calcext:value-type="float">
            <text:p>0.000</text:p>
          </table:table-cell>
          <table:table-cell table:style-name="ce6" table:formula="of:=['3-Zimmer-Wohnungen'.S9]/['3-Zimmer-Wohnungen'.$K9]-1" office:value-type="float" office:value="-0.0714285714285714" calcext:value-type="float">
            <text:p>-0.071</text:p>
          </table:table-cell>
          <table:table-cell table:style-name="ce6" table:formula="of:=['3-Zimmer-Wohnungen'.T9]/['3-Zimmer-Wohnungen'.$K9]-1" office:value-type="float" office:value="-0.0714285714285714" calcext:value-type="float">
            <text:p>-0.071</text:p>
          </table:table-cell>
          <table:table-cell table:style-name="ce6" table:formula="of:=['3-Zimmer-Wohnungen'.U9]/['3-Zimmer-Wohnungen'.$K9]-1" office:value-type="float" office:value="0" calcext:value-type="float">
            <text:p>0.000</text:p>
          </table:table-cell>
          <table:table-cell table:style-name="ce8" table:formula="of:=['3-Zimmer-Wohnungen'.U9]/['3-Zimmer-Wohnungen'.$K9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3-Zimmer-Wohnungen'.B10]/['3-Zimmer-Wohnungen'.$K10]-1" office:value-type="float" office:value="0.235294117647059" calcext:value-type="float">
            <text:p>0.235</text:p>
          </table:table-cell>
          <table:table-cell table:style-name="ce6" table:formula="of:=['3-Zimmer-Wohnungen'.C10]/['3-Zimmer-Wohnungen'.$K10]-1" office:value-type="float" office:value="0.0588235294117647" calcext:value-type="float">
            <text:p>0.059</text:p>
          </table:table-cell>
          <table:table-cell table:style-name="ce6" table:formula="of:=['3-Zimmer-Wohnungen'.D10]/['3-Zimmer-Wohnungen'.$K10]-1" office:value-type="float" office:value="0.0588235294117647" calcext:value-type="float">
            <text:p>0.059</text:p>
          </table:table-cell>
          <table:table-cell table:style-name="ce6" table:formula="of:=['3-Zimmer-Wohnungen'.E10]/['3-Zimmer-Wohnungen'.$K10]-1" office:value-type="float" office:value="0" calcext:value-type="float">
            <text:p>0.000</text:p>
          </table:table-cell>
          <table:table-cell table:style-name="ce6" table:formula="of:=['3-Zimmer-Wohnungen'.F10]/['3-Zimmer-Wohnungen'.$K10]-1" office:value-type="float" office:value="0.0588235294117647" calcext:value-type="float">
            <text:p>0.059</text:p>
          </table:table-cell>
          <table:table-cell table:style-name="ce6" table:formula="of:=['3-Zimmer-Wohnungen'.G10]/['3-Zimmer-Wohnungen'.$K10]-1" office:value-type="float" office:value="0" calcext:value-type="float">
            <text:p>0.000</text:p>
          </table:table-cell>
          <table:table-cell table:style-name="ce6" table:formula="of:=['3-Zimmer-Wohnungen'.H10]/['3-Zimmer-Wohnungen'.$K10]-1" office:value-type="float" office:value="0.0588235294117647" calcext:value-type="float">
            <text:p>0.059</text:p>
          </table:table-cell>
          <table:table-cell table:style-name="ce6" table:formula="of:=['3-Zimmer-Wohnungen'.I10]/['3-Zimmer-Wohnungen'.$K10]-1" office:value-type="float" office:value="0.0588235294117647" calcext:value-type="float">
            <text:p>0.059</text:p>
          </table:table-cell>
          <table:table-cell table:style-name="ce6" table:formula="of:=['3-Zimmer-Wohnungen'.J10]/['3-Zimmer-Wohnungen'.$K10]-1" office:value-type="float" office:value="0" calcext:value-type="float">
            <text:p>0.000</text:p>
          </table:table-cell>
          <table:table-cell table:style-name="ce7" table:formula="of:=['3-Zimmer-Wohnungen'.K10]/['3-Zimmer-Wohnungen'.$K10]-1" office:value-type="float" office:value="0" calcext:value-type="float">
            <text:p>0.000</text:p>
          </table:table-cell>
          <table:table-cell table:style-name="ce6" table:formula="of:=['3-Zimmer-Wohnungen'.L10]/['3-Zimmer-Wohnungen'.$K10]-1" office:value-type="float" office:value="-0.0588235294117647" calcext:value-type="float">
            <text:p>-0.059</text:p>
          </table:table-cell>
          <table:table-cell table:style-name="ce6" table:formula="of:=['3-Zimmer-Wohnungen'.M10]/['3-Zimmer-Wohnungen'.$K10]-1" office:value-type="float" office:value="0" calcext:value-type="float">
            <text:p>0.000</text:p>
          </table:table-cell>
          <table:table-cell table:style-name="ce6" table:formula="of:=['3-Zimmer-Wohnungen'.N10]/['3-Zimmer-Wohnungen'.$K10]-1" office:value-type="float" office:value="0" calcext:value-type="float">
            <text:p>0.000</text:p>
          </table:table-cell>
          <table:table-cell table:style-name="ce6" table:formula="of:=['3-Zimmer-Wohnungen'.O10]/['3-Zimmer-Wohnungen'.$K10]-1" office:value-type="float" office:value="0" calcext:value-type="float">
            <text:p>0.000</text:p>
          </table:table-cell>
          <table:table-cell table:style-name="ce6" table:formula="of:=['3-Zimmer-Wohnungen'.P10]/['3-Zimmer-Wohnungen'.$K10]-1" office:value-type="float" office:value="-0.117647058823529" calcext:value-type="float">
            <text:p>-0.118</text:p>
          </table:table-cell>
          <table:table-cell table:style-name="ce6" table:formula="of:=['3-Zimmer-Wohnungen'.Q10]/['3-Zimmer-Wohnungen'.$K10]-1" office:value-type="float" office:value="-0.0588235294117647" calcext:value-type="float">
            <text:p>-0.059</text:p>
          </table:table-cell>
          <table:table-cell table:style-name="ce6" table:formula="of:=['3-Zimmer-Wohnungen'.R10]/['3-Zimmer-Wohnungen'.$K10]-1" office:value-type="float" office:value="-0.0588235294117647" calcext:value-type="float">
            <text:p>-0.059</text:p>
          </table:table-cell>
          <table:table-cell table:style-name="ce6" table:formula="of:=['3-Zimmer-Wohnungen'.S10]/['3-Zimmer-Wohnungen'.$K10]-1" office:value-type="float" office:value="-0.117647058823529" calcext:value-type="float">
            <text:p>-0.118</text:p>
          </table:table-cell>
          <table:table-cell table:style-name="ce6" table:formula="of:=['3-Zimmer-Wohnungen'.T10]/['3-Zimmer-Wohnungen'.$K10]-1" office:value-type="float" office:value="-0.0588235294117647" calcext:value-type="float">
            <text:p>-0.059</text:p>
          </table:table-cell>
          <table:table-cell table:style-name="ce6" table:formula="of:=['3-Zimmer-Wohnungen'.U10]/['3-Zimmer-Wohnungen'.$K10]-1" office:value-type="float" office:value="0" calcext:value-type="float">
            <text:p>0.000</text:p>
          </table:table-cell>
          <table:table-cell table:style-name="ce8" table:formula="of:=['3-Zimmer-Wohnungen'.U10]/['3-Zimmer-Wohnungen'.$K10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21 - 1946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3-Zimmer-Wohnungen'.B12]/['3-Zimmer-Wohnungen'.$K12]-1" office:value-type="float" office:value="0.2" calcext:value-type="float">
            <text:p>0.200</text:p>
          </table:table-cell>
          <table:table-cell table:style-name="ce6" table:formula="of:=['3-Zimmer-Wohnungen'.C12]/['3-Zimmer-Wohnungen'.$K12]-1" office:value-type="float" office:value="0.0666666666666667" calcext:value-type="float">
            <text:p>0.067</text:p>
          </table:table-cell>
          <table:table-cell table:style-name="ce6" table:formula="of:=['3-Zimmer-Wohnungen'.D12]/['3-Zimmer-Wohnungen'.$K12]-1" office:value-type="float" office:value="0" calcext:value-type="float">
            <text:p>0.000</text:p>
          </table:table-cell>
          <table:table-cell table:style-name="ce6" table:formula="of:=['3-Zimmer-Wohnungen'.E12]/['3-Zimmer-Wohnungen'.$K12]-1" office:value-type="float" office:value="-0.0666666666666667" calcext:value-type="float">
            <text:p>-0.067</text:p>
          </table:table-cell>
          <table:table-cell table:style-name="ce6" table:formula="of:=['3-Zimmer-Wohnungen'.F12]/['3-Zimmer-Wohnungen'.$K12]-1" office:value-type="float" office:value="0" calcext:value-type="float">
            <text:p>0.000</text:p>
          </table:table-cell>
          <table:table-cell table:style-name="ce6" table:formula="of:=['3-Zimmer-Wohnungen'.G12]/['3-Zimmer-Wohnungen'.$K12]-1" office:value-type="float" office:value="0" calcext:value-type="float">
            <text:p>0.000</text:p>
          </table:table-cell>
          <table:table-cell table:style-name="ce6" table:formula="of:=['3-Zimmer-Wohnungen'.H12]/['3-Zimmer-Wohnungen'.$K12]-1" office:value-type="float" office:value="0.0666666666666667" calcext:value-type="float">
            <text:p>0.067</text:p>
          </table:table-cell>
          <table:table-cell table:style-name="ce6" table:formula="of:=['3-Zimmer-Wohnungen'.I12]/['3-Zimmer-Wohnungen'.$K12]-1" office:value-type="float" office:value="0.0666666666666667" calcext:value-type="float">
            <text:p>0.067</text:p>
          </table:table-cell>
          <table:table-cell table:style-name="ce6" table:formula="of:=['3-Zimmer-Wohnungen'.J12]/['3-Zimmer-Wohnungen'.$K12]-1" office:value-type="float" office:value="0" calcext:value-type="float">
            <text:p>0.000</text:p>
          </table:table-cell>
          <table:table-cell table:style-name="ce7" table:formula="of:=['3-Zimmer-Wohnungen'.K12]/['3-Zimmer-Wohnungen'.$K12]-1" office:value-type="float" office:value="0" calcext:value-type="float">
            <text:p>0.000</text:p>
          </table:table-cell>
          <table:table-cell table:style-name="ce6" table:formula="of:=['3-Zimmer-Wohnungen'.L12]/['3-Zimmer-Wohnungen'.$K12]-1" office:value-type="float" office:value="-0.0666666666666667" calcext:value-type="float">
            <text:p>-0.067</text:p>
          </table:table-cell>
          <table:table-cell table:style-name="ce6" table:formula="of:=['3-Zimmer-Wohnungen'.M12]/['3-Zimmer-Wohnungen'.$K12]-1" office:value-type="float" office:value="0" calcext:value-type="float">
            <text:p>0.000</text:p>
          </table:table-cell>
          <table:table-cell table:style-name="ce6" table:formula="of:=['3-Zimmer-Wohnungen'.N12]/['3-Zimmer-Wohnungen'.$K12]-1" office:value-type="float" office:value="-0.0666666666666667" calcext:value-type="float">
            <text:p>-0.067</text:p>
          </table:table-cell>
          <table:table-cell table:style-name="ce6" table:formula="of:=['3-Zimmer-Wohnungen'.O12]/['3-Zimmer-Wohnungen'.$K12]-1" office:value-type="float" office:value="-0.0666666666666667" calcext:value-type="float">
            <text:p>-0.067</text:p>
          </table:table-cell>
          <table:table-cell table:style-name="ce6" table:formula="of:=['3-Zimmer-Wohnungen'.P12]/['3-Zimmer-Wohnungen'.$K12]-1" office:value-type="float" office:value="-0.133333333333333" calcext:value-type="float">
            <text:p>-0.133</text:p>
          </table:table-cell>
          <table:table-cell table:style-name="ce6" table:formula="of:=['3-Zimmer-Wohnungen'.Q12]/['3-Zimmer-Wohnungen'.$K12]-1" office:value-type="float" office:value="-0.0666666666666667" calcext:value-type="float">
            <text:p>-0.067</text:p>
          </table:table-cell>
          <table:table-cell table:style-name="ce6" table:formula="of:=['3-Zimmer-Wohnungen'.R12]/['3-Zimmer-Wohnungen'.$K12]-1" office:value-type="float" office:value="-0.0666666666666667" calcext:value-type="float">
            <text:p>-0.067</text:p>
          </table:table-cell>
          <table:table-cell table:style-name="ce6" table:formula="of:=['3-Zimmer-Wohnungen'.S12]/['3-Zimmer-Wohnungen'.$K12]-1" office:value-type="float" office:value="-0.133333333333333" calcext:value-type="float">
            <text:p>-0.133</text:p>
          </table:table-cell>
          <table:table-cell table:style-name="ce6" table:formula="of:=['3-Zimmer-Wohnungen'.T12]/['3-Zimmer-Wohnungen'.$K12]-1" office:value-type="float" office:value="-0.0666666666666667" calcext:value-type="float">
            <text:p>-0.067</text:p>
          </table:table-cell>
          <table:table-cell table:style-name="ce6" table:formula="of:=['3-Zimmer-Wohnungen'.U12]/['3-Zimmer-Wohnungen'.$K12]-1" office:value-type="float" office:value="0" calcext:value-type="float">
            <text:p>0.000</text:p>
          </table:table-cell>
          <table:table-cell table:style-name="ce8" table:formula="of:=['3-Zimmer-Wohnungen'.U12]/['3-Zimmer-Wohnungen'.$K12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3-Zimmer-Wohnungen'.B13]/['3-Zimmer-Wohnungen'.$K13]-1" office:value-type="float" office:value="0.3125" calcext:value-type="float">
            <text:p>0.313</text:p>
          </table:table-cell>
          <table:table-cell table:style-name="ce6" table:formula="of:=['3-Zimmer-Wohnungen'.C13]/['3-Zimmer-Wohnungen'.$K13]-1" office:value-type="float" office:value="0.125" calcext:value-type="float">
            <text:p>0.125</text:p>
          </table:table-cell>
          <table:table-cell table:style-name="ce6" table:formula="of:=['3-Zimmer-Wohnungen'.D13]/['3-Zimmer-Wohnungen'.$K13]-1" office:value-type="float" office:value="0.0625" calcext:value-type="float">
            <text:p>0.063</text:p>
          </table:table-cell>
          <table:table-cell table:style-name="ce6" table:formula="of:=['3-Zimmer-Wohnungen'.E13]/['3-Zimmer-Wohnungen'.$K13]-1" office:value-type="float" office:value="0" calcext:value-type="float">
            <text:p>0.000</text:p>
          </table:table-cell>
          <table:table-cell table:style-name="ce6" table:formula="of:=['3-Zimmer-Wohnungen'.F13]/['3-Zimmer-Wohnungen'.$K13]-1" office:value-type="float" office:value="0.0625" calcext:value-type="float">
            <text:p>0.063</text:p>
          </table:table-cell>
          <table:table-cell table:style-name="ce6" table:formula="of:=['3-Zimmer-Wohnungen'.G13]/['3-Zimmer-Wohnungen'.$K13]-1" office:value-type="float" office:value="0.0625" calcext:value-type="float">
            <text:p>0.063</text:p>
          </table:table-cell>
          <table:table-cell table:style-name="ce6" table:formula="of:=['3-Zimmer-Wohnungen'.H13]/['3-Zimmer-Wohnungen'.$K13]-1" office:value-type="float" office:value="0.0625" calcext:value-type="float">
            <text:p>0.063</text:p>
          </table:table-cell>
          <table:table-cell table:style-name="ce6" table:formula="of:=['3-Zimmer-Wohnungen'.I13]/['3-Zimmer-Wohnungen'.$K13]-1" office:value-type="float" office:value="0.125" calcext:value-type="float">
            <text:p>0.125</text:p>
          </table:table-cell>
          <table:table-cell table:style-name="ce6" table:formula="of:=['3-Zimmer-Wohnungen'.J13]/['3-Zimmer-Wohnungen'.$K13]-1" office:value-type="float" office:value="0.0625" calcext:value-type="float">
            <text:p>0.063</text:p>
          </table:table-cell>
          <table:table-cell table:style-name="ce7" table:formula="of:=['3-Zimmer-Wohnungen'.K13]/['3-Zimmer-Wohnungen'.$K13]-1" office:value-type="float" office:value="0" calcext:value-type="float">
            <text:p>0.000</text:p>
          </table:table-cell>
          <table:table-cell table:style-name="ce6" table:formula="of:=['3-Zimmer-Wohnungen'.L13]/['3-Zimmer-Wohnungen'.$K13]-1" office:value-type="float" office:value="0" calcext:value-type="float">
            <text:p>0.000</text:p>
          </table:table-cell>
          <table:table-cell table:style-name="ce6" table:formula="of:=['3-Zimmer-Wohnungen'.M13]/['3-Zimmer-Wohnungen'.$K13]-1" office:value-type="float" office:value="0.0625" calcext:value-type="float">
            <text:p>0.063</text:p>
          </table:table-cell>
          <table:table-cell table:style-name="ce6" table:formula="of:=['3-Zimmer-Wohnungen'.N13]/['3-Zimmer-Wohnungen'.$K13]-1" office:value-type="float" office:value="0" calcext:value-type="float">
            <text:p>0.000</text:p>
          </table:table-cell>
          <table:table-cell table:style-name="ce6" table:formula="of:=['3-Zimmer-Wohnungen'.O13]/['3-Zimmer-Wohnungen'.$K13]-1" office:value-type="float" office:value="0" calcext:value-type="float">
            <text:p>0.000</text:p>
          </table:table-cell>
          <table:table-cell table:style-name="ce6" table:formula="of:=['3-Zimmer-Wohnungen'.P13]/['3-Zimmer-Wohnungen'.$K13]-1" office:value-type="float" office:value="-0.0625" calcext:value-type="float">
            <text:p>-0.063</text:p>
          </table:table-cell>
          <table:table-cell table:style-name="ce6" table:formula="of:=['3-Zimmer-Wohnungen'.Q13]/['3-Zimmer-Wohnungen'.$K13]-1" office:value-type="float" office:value="-0.0625" calcext:value-type="float">
            <text:p>-0.063</text:p>
          </table:table-cell>
          <table:table-cell table:style-name="ce6" table:formula="of:=['3-Zimmer-Wohnungen'.R13]/['3-Zimmer-Wohnungen'.$K13]-1" office:value-type="float" office:value="0" calcext:value-type="float">
            <text:p>0.000</text:p>
          </table:table-cell>
          <table:table-cell table:style-name="ce6" table:formula="of:=['3-Zimmer-Wohnungen'.S13]/['3-Zimmer-Wohnungen'.$K13]-1" office:value-type="float" office:value="-0.0625" calcext:value-type="float">
            <text:p>-0.063</text:p>
          </table:table-cell>
          <table:table-cell table:style-name="ce6" table:formula="of:=['3-Zimmer-Wohnungen'.T13]/['3-Zimmer-Wohnungen'.$K13]-1" office:value-type="float" office:value="-0.0625" calcext:value-type="float">
            <text:p>-0.063</text:p>
          </table:table-cell>
          <table:table-cell table:style-name="ce6" table:formula="of:=['3-Zimmer-Wohnungen'.U13]/['3-Zimmer-Wohnungen'.$K13]-1" office:value-type="float" office:value="0" calcext:value-type="float">
            <text:p>0.000</text:p>
          </table:table-cell>
          <table:table-cell table:style-name="ce8" table:formula="of:=['3-Zimmer-Wohnungen'.U13]/['3-Zimmer-Wohnungen'.$K13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47 - 196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3-Zimmer-Wohnungen'.B15]/['3-Zimmer-Wohnungen'.$K15]-1" office:value-type="float" office:value="0.266666666666667" calcext:value-type="float">
            <text:p>0.267</text:p>
          </table:table-cell>
          <table:table-cell table:style-name="ce6" table:formula="of:=['3-Zimmer-Wohnungen'.C15]/['3-Zimmer-Wohnungen'.$K15]-1" office:value-type="float" office:value="0.133333333333333" calcext:value-type="float">
            <text:p>0.133</text:p>
          </table:table-cell>
          <table:table-cell table:style-name="ce6" table:formula="of:=['3-Zimmer-Wohnungen'.D15]/['3-Zimmer-Wohnungen'.$K15]-1" office:value-type="float" office:value="0.0666666666666667" calcext:value-type="float">
            <text:p>0.067</text:p>
          </table:table-cell>
          <table:table-cell table:style-name="ce6" table:formula="of:=['3-Zimmer-Wohnungen'.E15]/['3-Zimmer-Wohnungen'.$K15]-1" office:value-type="float" office:value="0" calcext:value-type="float">
            <text:p>0.000</text:p>
          </table:table-cell>
          <table:table-cell table:style-name="ce6" table:formula="of:=['3-Zimmer-Wohnungen'.F15]/['3-Zimmer-Wohnungen'.$K15]-1" office:value-type="float" office:value="0.0666666666666667" calcext:value-type="float">
            <text:p>0.067</text:p>
          </table:table-cell>
          <table:table-cell table:style-name="ce6" table:formula="of:=['3-Zimmer-Wohnungen'.G15]/['3-Zimmer-Wohnungen'.$K15]-1" office:value-type="float" office:value="0.0666666666666667" calcext:value-type="float">
            <text:p>0.067</text:p>
          </table:table-cell>
          <table:table-cell table:style-name="ce6" table:formula="of:=['3-Zimmer-Wohnungen'.H15]/['3-Zimmer-Wohnungen'.$K15]-1" office:value-type="float" office:value="0.0666666666666667" calcext:value-type="float">
            <text:p>0.067</text:p>
          </table:table-cell>
          <table:table-cell table:style-name="ce6" table:formula="of:=['3-Zimmer-Wohnungen'.I15]/['3-Zimmer-Wohnungen'.$K15]-1" office:value-type="float" office:value="0.0666666666666667" calcext:value-type="float">
            <text:p>0.067</text:p>
          </table:table-cell>
          <table:table-cell table:style-name="ce6" table:formula="of:=['3-Zimmer-Wohnungen'.J15]/['3-Zimmer-Wohnungen'.$K15]-1" office:value-type="float" office:value="0.0666666666666667" calcext:value-type="float">
            <text:p>0.067</text:p>
          </table:table-cell>
          <table:table-cell table:style-name="ce7" table:formula="of:=['3-Zimmer-Wohnungen'.K15]/['3-Zimmer-Wohnungen'.$K15]-1" office:value-type="float" office:value="0" calcext:value-type="float">
            <text:p>0.000</text:p>
          </table:table-cell>
          <table:table-cell table:style-name="ce6" table:formula="of:=['3-Zimmer-Wohnungen'.L15]/['3-Zimmer-Wohnungen'.$K15]-1" office:value-type="float" office:value="0" calcext:value-type="float">
            <text:p>0.000</text:p>
          </table:table-cell>
          <table:table-cell table:style-name="ce6" table:formula="of:=['3-Zimmer-Wohnungen'.M15]/['3-Zimmer-Wohnungen'.$K15]-1" office:value-type="float" office:value="0.0666666666666667" calcext:value-type="float">
            <text:p>0.067</text:p>
          </table:table-cell>
          <table:table-cell table:style-name="ce6" table:formula="of:=['3-Zimmer-Wohnungen'.N15]/['3-Zimmer-Wohnungen'.$K15]-1" office:value-type="float" office:value="0" calcext:value-type="float">
            <text:p>0.000</text:p>
          </table:table-cell>
          <table:table-cell table:style-name="ce6" table:formula="of:=['3-Zimmer-Wohnungen'.O15]/['3-Zimmer-Wohnungen'.$K15]-1" office:value-type="float" office:value="0" calcext:value-type="float">
            <text:p>0.000</text:p>
          </table:table-cell>
          <table:table-cell table:style-name="ce6" table:formula="of:=['3-Zimmer-Wohnungen'.P15]/['3-Zimmer-Wohnungen'.$K15]-1" office:value-type="float" office:value="-0.0666666666666667" calcext:value-type="float">
            <text:p>-0.067</text:p>
          </table:table-cell>
          <table:table-cell table:style-name="ce6" table:formula="of:=['3-Zimmer-Wohnungen'.Q15]/['3-Zimmer-Wohnungen'.$K15]-1" office:value-type="float" office:value="-0.0666666666666667" calcext:value-type="float">
            <text:p>-0.067</text:p>
          </table:table-cell>
          <table:table-cell table:style-name="ce6" table:formula="of:=['3-Zimmer-Wohnungen'.R15]/['3-Zimmer-Wohnungen'.$K15]-1" office:value-type="float" office:value="0" calcext:value-type="float">
            <text:p>0.000</text:p>
          </table:table-cell>
          <table:table-cell table:style-name="ce6" table:formula="of:=['3-Zimmer-Wohnungen'.S15]/['3-Zimmer-Wohnungen'.$K15]-1" office:value-type="float" office:value="-0.0666666666666667" calcext:value-type="float">
            <text:p>-0.067</text:p>
          </table:table-cell>
          <table:table-cell table:style-name="ce6" table:formula="of:=['3-Zimmer-Wohnungen'.T15]/['3-Zimmer-Wohnungen'.$K15]-1" office:value-type="float" office:value="-0.0666666666666667" calcext:value-type="float">
            <text:p>-0.067</text:p>
          </table:table-cell>
          <table:table-cell table:style-name="ce6" table:formula="of:=['3-Zimmer-Wohnungen'.U15]/['3-Zimmer-Wohnungen'.$K15]-1" office:value-type="float" office:value="0" calcext:value-type="float">
            <text:p>0.000</text:p>
          </table:table-cell>
          <table:table-cell table:style-name="ce8" table:formula="of:=['3-Zimmer-Wohnungen'.U15]/['3-Zimmer-Wohnungen'.$K15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3-Zimmer-Wohnungen'.B16]/['3-Zimmer-Wohnungen'.$K16]-1" office:value-type="float" office:value="0.25" calcext:value-type="float">
            <text:p>0.250</text:p>
          </table:table-cell>
          <table:table-cell table:style-name="ce6" table:formula="of:=['3-Zimmer-Wohnungen'.C16]/['3-Zimmer-Wohnungen'.$K16]-1" office:value-type="float" office:value="0.125" calcext:value-type="float">
            <text:p>0.125</text:p>
          </table:table-cell>
          <table:table-cell table:style-name="ce6" table:formula="of:=['3-Zimmer-Wohnungen'.D16]/['3-Zimmer-Wohnungen'.$K16]-1" office:value-type="float" office:value="0.0625" calcext:value-type="float">
            <text:p>0.063</text:p>
          </table:table-cell>
          <table:table-cell table:style-name="ce6" table:formula="of:=['3-Zimmer-Wohnungen'.E16]/['3-Zimmer-Wohnungen'.$K16]-1" office:value-type="float" office:value="0" calcext:value-type="float">
            <text:p>0.000</text:p>
          </table:table-cell>
          <table:table-cell table:style-name="ce6" table:formula="of:=['3-Zimmer-Wohnungen'.F16]/['3-Zimmer-Wohnungen'.$K16]-1" office:value-type="float" office:value="0.0625" calcext:value-type="float">
            <text:p>0.063</text:p>
          </table:table-cell>
          <table:table-cell table:style-name="ce6" table:formula="of:=['3-Zimmer-Wohnungen'.G16]/['3-Zimmer-Wohnungen'.$K16]-1" office:value-type="float" office:value="0.0625" calcext:value-type="float">
            <text:p>0.063</text:p>
          </table:table-cell>
          <table:table-cell table:style-name="ce6" table:formula="of:=['3-Zimmer-Wohnungen'.H16]/['3-Zimmer-Wohnungen'.$K16]-1" office:value-type="float" office:value="0.0625" calcext:value-type="float">
            <text:p>0.063</text:p>
          </table:table-cell>
          <table:table-cell table:style-name="ce6" table:formula="of:=['3-Zimmer-Wohnungen'.I16]/['3-Zimmer-Wohnungen'.$K16]-1" office:value-type="float" office:value="0.0625" calcext:value-type="float">
            <text:p>0.063</text:p>
          </table:table-cell>
          <table:table-cell table:style-name="ce6" table:formula="of:=['3-Zimmer-Wohnungen'.J16]/['3-Zimmer-Wohnungen'.$K16]-1" office:value-type="float" office:value="0.0625" calcext:value-type="float">
            <text:p>0.063</text:p>
          </table:table-cell>
          <table:table-cell table:style-name="ce7" table:formula="of:=['3-Zimmer-Wohnungen'.K16]/['3-Zimmer-Wohnungen'.$K16]-1" office:value-type="float" office:value="0" calcext:value-type="float">
            <text:p>0.000</text:p>
          </table:table-cell>
          <table:table-cell table:style-name="ce6" table:formula="of:=['3-Zimmer-Wohnungen'.L16]/['3-Zimmer-Wohnungen'.$K16]-1" office:value-type="float" office:value="0" calcext:value-type="float">
            <text:p>0.000</text:p>
          </table:table-cell>
          <table:table-cell table:style-name="ce6" table:formula="of:=['3-Zimmer-Wohnungen'.M16]/['3-Zimmer-Wohnungen'.$K16]-1" office:value-type="float" office:value="0.0625" calcext:value-type="float">
            <text:p>0.063</text:p>
          </table:table-cell>
          <table:table-cell table:style-name="ce6" table:formula="of:=['3-Zimmer-Wohnungen'.N16]/['3-Zimmer-Wohnungen'.$K16]-1" office:value-type="float" office:value="0" calcext:value-type="float">
            <text:p>0.000</text:p>
          </table:table-cell>
          <table:table-cell table:style-name="ce6" table:formula="of:=['3-Zimmer-Wohnungen'.O16]/['3-Zimmer-Wohnungen'.$K16]-1" office:value-type="float" office:value="0" calcext:value-type="float">
            <text:p>0.000</text:p>
          </table:table-cell>
          <table:table-cell table:style-name="ce6" table:formula="of:=['3-Zimmer-Wohnungen'.P16]/['3-Zimmer-Wohnungen'.$K16]-1" office:value-type="float" office:value="-0.0625" calcext:value-type="float">
            <text:p>-0.063</text:p>
          </table:table-cell>
          <table:table-cell table:style-name="ce6" table:formula="of:=['3-Zimmer-Wohnungen'.Q16]/['3-Zimmer-Wohnungen'.$K16]-1" office:value-type="float" office:value="-0.0625" calcext:value-type="float">
            <text:p>-0.063</text:p>
          </table:table-cell>
          <table:table-cell table:style-name="ce6" table:formula="of:=['3-Zimmer-Wohnungen'.R16]/['3-Zimmer-Wohnungen'.$K16]-1" office:value-type="float" office:value="0" calcext:value-type="float">
            <text:p>0.000</text:p>
          </table:table-cell>
          <table:table-cell table:style-name="ce6" table:formula="of:=['3-Zimmer-Wohnungen'.S16]/['3-Zimmer-Wohnungen'.$K16]-1" office:value-type="float" office:value="-0.0625" calcext:value-type="float">
            <text:p>-0.063</text:p>
          </table:table-cell>
          <table:table-cell table:style-name="ce6" table:formula="of:=['3-Zimmer-Wohnungen'.T16]/['3-Zimmer-Wohnungen'.$K16]-1" office:value-type="float" office:value="-0.0625" calcext:value-type="float">
            <text:p>-0.063</text:p>
          </table:table-cell>
          <table:table-cell table:style-name="ce6" table:formula="of:=['3-Zimmer-Wohnungen'.U16]/['3-Zimmer-Wohnungen'.$K16]-1" office:value-type="float" office:value="0" calcext:value-type="float">
            <text:p>0.000</text:p>
          </table:table-cell>
          <table:table-cell table:style-name="ce8" table:formula="of:=['3-Zimmer-Wohnungen'.U16]/['3-Zimmer-Wohnungen'.$K16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61 - 197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3-Zimmer-Wohnungen'.B18]/['3-Zimmer-Wohnungen'.$K18]-1" office:value-type="float" office:value="0.25" calcext:value-type="float">
            <text:p>0.250</text:p>
          </table:table-cell>
          <table:table-cell table:style-name="ce6" table:formula="of:=['3-Zimmer-Wohnungen'.C18]/['3-Zimmer-Wohnungen'.$K18]-1" office:value-type="float" office:value="0.125" calcext:value-type="float">
            <text:p>0.125</text:p>
          </table:table-cell>
          <table:table-cell table:style-name="ce6" table:formula="of:=['3-Zimmer-Wohnungen'.D18]/['3-Zimmer-Wohnungen'.$K18]-1" office:value-type="float" office:value="0.0625" calcext:value-type="float">
            <text:p>0.063</text:p>
          </table:table-cell>
          <table:table-cell table:style-name="ce6" table:formula="of:=['3-Zimmer-Wohnungen'.E18]/['3-Zimmer-Wohnungen'.$K18]-1" office:value-type="float" office:value="0" calcext:value-type="float">
            <text:p>0.000</text:p>
          </table:table-cell>
          <table:table-cell table:style-name="ce6" table:formula="of:=['3-Zimmer-Wohnungen'.F18]/['3-Zimmer-Wohnungen'.$K18]-1" office:value-type="float" office:value="0.0625" calcext:value-type="float">
            <text:p>0.063</text:p>
          </table:table-cell>
          <table:table-cell table:style-name="ce6" table:formula="of:=['3-Zimmer-Wohnungen'.G18]/['3-Zimmer-Wohnungen'.$K18]-1" office:value-type="float" office:value="0.0625" calcext:value-type="float">
            <text:p>0.063</text:p>
          </table:table-cell>
          <table:table-cell table:style-name="ce6" table:formula="of:=['3-Zimmer-Wohnungen'.H18]/['3-Zimmer-Wohnungen'.$K18]-1" office:value-type="float" office:value="0.0625" calcext:value-type="float">
            <text:p>0.063</text:p>
          </table:table-cell>
          <table:table-cell table:style-name="ce6" table:formula="of:=['3-Zimmer-Wohnungen'.I18]/['3-Zimmer-Wohnungen'.$K18]-1" office:value-type="float" office:value="0.0625" calcext:value-type="float">
            <text:p>0.063</text:p>
          </table:table-cell>
          <table:table-cell table:style-name="ce6" table:formula="of:=['3-Zimmer-Wohnungen'.J18]/['3-Zimmer-Wohnungen'.$K18]-1" office:value-type="float" office:value="0.0625" calcext:value-type="float">
            <text:p>0.063</text:p>
          </table:table-cell>
          <table:table-cell table:style-name="ce7" table:formula="of:=['3-Zimmer-Wohnungen'.K18]/['3-Zimmer-Wohnungen'.$K18]-1" office:value-type="float" office:value="0" calcext:value-type="float">
            <text:p>0.000</text:p>
          </table:table-cell>
          <table:table-cell table:style-name="ce6" table:formula="of:=['3-Zimmer-Wohnungen'.L18]/['3-Zimmer-Wohnungen'.$K18]-1" office:value-type="float" office:value="0" calcext:value-type="float">
            <text:p>0.000</text:p>
          </table:table-cell>
          <table:table-cell table:style-name="ce6" table:formula="of:=['3-Zimmer-Wohnungen'.M18]/['3-Zimmer-Wohnungen'.$K18]-1" office:value-type="float" office:value="0.0625" calcext:value-type="float">
            <text:p>0.063</text:p>
          </table:table-cell>
          <table:table-cell table:style-name="ce6" table:formula="of:=['3-Zimmer-Wohnungen'.N18]/['3-Zimmer-Wohnungen'.$K18]-1" office:value-type="float" office:value="0" calcext:value-type="float">
            <text:p>0.000</text:p>
          </table:table-cell>
          <table:table-cell table:style-name="ce6" table:formula="of:=['3-Zimmer-Wohnungen'.O18]/['3-Zimmer-Wohnungen'.$K18]-1" office:value-type="float" office:value="0" calcext:value-type="float">
            <text:p>0.000</text:p>
          </table:table-cell>
          <table:table-cell table:style-name="ce6" table:formula="of:=['3-Zimmer-Wohnungen'.P18]/['3-Zimmer-Wohnungen'.$K18]-1" office:value-type="float" office:value="-0.0625" calcext:value-type="float">
            <text:p>-0.063</text:p>
          </table:table-cell>
          <table:table-cell table:style-name="ce6" table:formula="of:=['3-Zimmer-Wohnungen'.Q18]/['3-Zimmer-Wohnungen'.$K18]-1" office:value-type="float" office:value="-0.0625" calcext:value-type="float">
            <text:p>-0.063</text:p>
          </table:table-cell>
          <table:table-cell table:style-name="ce6" table:formula="of:=['3-Zimmer-Wohnungen'.R18]/['3-Zimmer-Wohnungen'.$K18]-1" office:value-type="float" office:value="0" calcext:value-type="float">
            <text:p>0.000</text:p>
          </table:table-cell>
          <table:table-cell table:style-name="ce6" table:formula="of:=['3-Zimmer-Wohnungen'.S18]/['3-Zimmer-Wohnungen'.$K18]-1" office:value-type="float" office:value="-0.0625" calcext:value-type="float">
            <text:p>-0.063</text:p>
          </table:table-cell>
          <table:table-cell table:style-name="ce6" table:formula="of:=['3-Zimmer-Wohnungen'.T18]/['3-Zimmer-Wohnungen'.$K18]-1" office:value-type="float" office:value="-0.0625" calcext:value-type="float">
            <text:p>-0.063</text:p>
          </table:table-cell>
          <table:table-cell table:style-name="ce6" table:formula="of:=['3-Zimmer-Wohnungen'.U18]/['3-Zimmer-Wohnungen'.$K18]-1" office:value-type="float" office:value="0" calcext:value-type="float">
            <text:p>0.000</text:p>
          </table:table-cell>
          <table:table-cell table:style-name="ce8" table:formula="of:=['3-Zimmer-Wohnungen'.U18]/['3-Zimmer-Wohnungen'.$K18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3-Zimmer-Wohnungen'.B19]/['3-Zimmer-Wohnungen'.$K19]-1" office:value-type="float" office:value="0.3125" calcext:value-type="float">
            <text:p>0.313</text:p>
          </table:table-cell>
          <table:table-cell table:style-name="ce6" table:formula="of:=['3-Zimmer-Wohnungen'.C19]/['3-Zimmer-Wohnungen'.$K19]-1" office:value-type="float" office:value="0.125" calcext:value-type="float">
            <text:p>0.125</text:p>
          </table:table-cell>
          <table:table-cell table:style-name="ce6" table:formula="of:=['3-Zimmer-Wohnungen'.D19]/['3-Zimmer-Wohnungen'.$K19]-1" office:value-type="float" office:value="0.0625" calcext:value-type="float">
            <text:p>0.063</text:p>
          </table:table-cell>
          <table:table-cell table:style-name="ce6" table:formula="of:=['3-Zimmer-Wohnungen'.E19]/['3-Zimmer-Wohnungen'.$K19]-1" office:value-type="float" office:value="0" calcext:value-type="float">
            <text:p>0.000</text:p>
          </table:table-cell>
          <table:table-cell table:style-name="ce6" table:formula="of:=['3-Zimmer-Wohnungen'.F19]/['3-Zimmer-Wohnungen'.$K19]-1" office:value-type="float" office:value="0.0625" calcext:value-type="float">
            <text:p>0.063</text:p>
          </table:table-cell>
          <table:table-cell table:style-name="ce6" table:formula="of:=['3-Zimmer-Wohnungen'.G19]/['3-Zimmer-Wohnungen'.$K19]-1" office:value-type="float" office:value="0.0625" calcext:value-type="float">
            <text:p>0.063</text:p>
          </table:table-cell>
          <table:table-cell table:style-name="ce6" table:formula="of:=['3-Zimmer-Wohnungen'.H19]/['3-Zimmer-Wohnungen'.$K19]-1" office:value-type="float" office:value="0.125" calcext:value-type="float">
            <text:p>0.125</text:p>
          </table:table-cell>
          <table:table-cell table:style-name="ce6" table:formula="of:=['3-Zimmer-Wohnungen'.I19]/['3-Zimmer-Wohnungen'.$K19]-1" office:value-type="float" office:value="0.125" calcext:value-type="float">
            <text:p>0.125</text:p>
          </table:table-cell>
          <table:table-cell table:style-name="ce6" table:formula="of:=['3-Zimmer-Wohnungen'.J19]/['3-Zimmer-Wohnungen'.$K19]-1" office:value-type="float" office:value="0.0625" calcext:value-type="float">
            <text:p>0.063</text:p>
          </table:table-cell>
          <table:table-cell table:style-name="ce7" table:formula="of:=['3-Zimmer-Wohnungen'.K19]/['3-Zimmer-Wohnungen'.$K19]-1" office:value-type="float" office:value="0" calcext:value-type="float">
            <text:p>0.000</text:p>
          </table:table-cell>
          <table:table-cell table:style-name="ce6" table:formula="of:=['3-Zimmer-Wohnungen'.L19]/['3-Zimmer-Wohnungen'.$K19]-1" office:value-type="float" office:value="0" calcext:value-type="float">
            <text:p>0.000</text:p>
          </table:table-cell>
          <table:table-cell table:style-name="ce6" table:formula="of:=['3-Zimmer-Wohnungen'.M19]/['3-Zimmer-Wohnungen'.$K19]-1" office:value-type="float" office:value="0.0625" calcext:value-type="float">
            <text:p>0.063</text:p>
          </table:table-cell>
          <table:table-cell table:style-name="ce6" table:formula="of:=['3-Zimmer-Wohnungen'.N19]/['3-Zimmer-Wohnungen'.$K19]-1" office:value-type="float" office:value="0" calcext:value-type="float">
            <text:p>0.000</text:p>
          </table:table-cell>
          <table:table-cell table:style-name="ce6" table:formula="of:=['3-Zimmer-Wohnungen'.O19]/['3-Zimmer-Wohnungen'.$K19]-1" office:value-type="float" office:value="0" calcext:value-type="float">
            <text:p>0.000</text:p>
          </table:table-cell>
          <table:table-cell table:style-name="ce6" table:formula="of:=['3-Zimmer-Wohnungen'.P19]/['3-Zimmer-Wohnungen'.$K19]-1" office:value-type="float" office:value="-0.0625" calcext:value-type="float">
            <text:p>-0.063</text:p>
          </table:table-cell>
          <table:table-cell table:style-name="ce6" table:formula="of:=['3-Zimmer-Wohnungen'.Q19]/['3-Zimmer-Wohnungen'.$K19]-1" office:value-type="float" office:value="0" calcext:value-type="float">
            <text:p>0.000</text:p>
          </table:table-cell>
          <table:table-cell table:style-name="ce6" table:formula="of:=['3-Zimmer-Wohnungen'.R19]/['3-Zimmer-Wohnungen'.$K19]-1" office:value-type="float" office:value="0" calcext:value-type="float">
            <text:p>0.000</text:p>
          </table:table-cell>
          <table:table-cell table:style-name="ce6" table:formula="of:=['3-Zimmer-Wohnungen'.S19]/['3-Zimmer-Wohnungen'.$K19]-1" office:value-type="float" office:value="-0.0625" calcext:value-type="float">
            <text:p>-0.063</text:p>
          </table:table-cell>
          <table:table-cell table:style-name="ce6" table:formula="of:=['3-Zimmer-Wohnungen'.T19]/['3-Zimmer-Wohnungen'.$K19]-1" office:value-type="float" office:value="-0.0625" calcext:value-type="float">
            <text:p>-0.063</text:p>
          </table:table-cell>
          <table:table-cell table:style-name="ce6" table:formula="of:=['3-Zimmer-Wohnungen'.U19]/['3-Zimmer-Wohnungen'.$K19]-1" office:value-type="float" office:value="0.0625" calcext:value-type="float">
            <text:p>0.063</text:p>
          </table:table-cell>
          <table:table-cell table:style-name="ce8" table:formula="of:=['3-Zimmer-Wohnungen'.U19]/['3-Zimmer-Wohnungen'.$K19]-1" office:value-type="float" office:value="0.0625" calcext:value-type="float">
            <text:p>0.06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71 - 198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3-Zimmer-Wohnungen'.B21]/['3-Zimmer-Wohnungen'.$K21]-1" office:value-type="float" office:value="0.294117647058824" calcext:value-type="float">
            <text:p>0.294</text:p>
          </table:table-cell>
          <table:table-cell table:style-name="ce6" table:formula="of:=['3-Zimmer-Wohnungen'.C21]/['3-Zimmer-Wohnungen'.$K21]-1" office:value-type="float" office:value="0.117647058823529" calcext:value-type="float">
            <text:p>0.118</text:p>
          </table:table-cell>
          <table:table-cell table:style-name="ce6" table:formula="of:=['3-Zimmer-Wohnungen'.D21]/['3-Zimmer-Wohnungen'.$K21]-1" office:value-type="float" office:value="0.0588235294117647" calcext:value-type="float">
            <text:p>0.059</text:p>
          </table:table-cell>
          <table:table-cell table:style-name="ce6" table:formula="of:=['3-Zimmer-Wohnungen'.E21]/['3-Zimmer-Wohnungen'.$K21]-1" office:value-type="float" office:value="0" calcext:value-type="float">
            <text:p>0.000</text:p>
          </table:table-cell>
          <table:table-cell table:style-name="ce6" table:formula="of:=['3-Zimmer-Wohnungen'.F21]/['3-Zimmer-Wohnungen'.$K21]-1" office:value-type="float" office:value="0.0588235294117647" calcext:value-type="float">
            <text:p>0.059</text:p>
          </table:table-cell>
          <table:table-cell table:style-name="ce6" table:formula="of:=['3-Zimmer-Wohnungen'.G21]/['3-Zimmer-Wohnungen'.$K21]-1" office:value-type="float" office:value="0.0588235294117647" calcext:value-type="float">
            <text:p>0.059</text:p>
          </table:table-cell>
          <table:table-cell table:style-name="ce6" table:formula="of:=['3-Zimmer-Wohnungen'.H21]/['3-Zimmer-Wohnungen'.$K21]-1" office:value-type="float" office:value="0.0588235294117647" calcext:value-type="float">
            <text:p>0.059</text:p>
          </table:table-cell>
          <table:table-cell table:style-name="ce6" table:formula="of:=['3-Zimmer-Wohnungen'.I21]/['3-Zimmer-Wohnungen'.$K21]-1" office:value-type="float" office:value="0.0588235294117647" calcext:value-type="float">
            <text:p>0.059</text:p>
          </table:table-cell>
          <table:table-cell table:style-name="ce6" table:formula="of:=['3-Zimmer-Wohnungen'.J21]/['3-Zimmer-Wohnungen'.$K21]-1" office:value-type="float" office:value="0.0588235294117647" calcext:value-type="float">
            <text:p>0.059</text:p>
          </table:table-cell>
          <table:table-cell table:style-name="ce7" table:formula="of:=['3-Zimmer-Wohnungen'.K21]/['3-Zimmer-Wohnungen'.$K21]-1" office:value-type="float" office:value="0" calcext:value-type="float">
            <text:p>0.000</text:p>
          </table:table-cell>
          <table:table-cell table:style-name="ce6" table:formula="of:=['3-Zimmer-Wohnungen'.L21]/['3-Zimmer-Wohnungen'.$K21]-1" office:value-type="float" office:value="0" calcext:value-type="float">
            <text:p>0.000</text:p>
          </table:table-cell>
          <table:table-cell table:style-name="ce6" table:formula="of:=['3-Zimmer-Wohnungen'.M21]/['3-Zimmer-Wohnungen'.$K21]-1" office:value-type="float" office:value="0.0588235294117647" calcext:value-type="float">
            <text:p>0.059</text:p>
          </table:table-cell>
          <table:table-cell table:style-name="ce6" table:formula="of:=['3-Zimmer-Wohnungen'.N21]/['3-Zimmer-Wohnungen'.$K21]-1" office:value-type="float" office:value="0" calcext:value-type="float">
            <text:p>0.000</text:p>
          </table:table-cell>
          <table:table-cell table:style-name="ce6" table:formula="of:=['3-Zimmer-Wohnungen'.O21]/['3-Zimmer-Wohnungen'.$K21]-1" office:value-type="float" office:value="0" calcext:value-type="float">
            <text:p>0.000</text:p>
          </table:table-cell>
          <table:table-cell table:style-name="ce6" table:formula="of:=['3-Zimmer-Wohnungen'.P21]/['3-Zimmer-Wohnungen'.$K21]-1" office:value-type="float" office:value="-0.0588235294117647" calcext:value-type="float">
            <text:p>-0.059</text:p>
          </table:table-cell>
          <table:table-cell table:style-name="ce6" table:formula="of:=['3-Zimmer-Wohnungen'.Q21]/['3-Zimmer-Wohnungen'.$K21]-1" office:value-type="float" office:value="-0.0588235294117647" calcext:value-type="float">
            <text:p>-0.059</text:p>
          </table:table-cell>
          <table:table-cell table:style-name="ce6" table:formula="of:=['3-Zimmer-Wohnungen'.R21]/['3-Zimmer-Wohnungen'.$K21]-1" office:value-type="float" office:value="0" calcext:value-type="float">
            <text:p>0.000</text:p>
          </table:table-cell>
          <table:table-cell table:style-name="ce6" table:formula="of:=['3-Zimmer-Wohnungen'.S21]/['3-Zimmer-Wohnungen'.$K21]-1" office:value-type="float" office:value="-0.0588235294117647" calcext:value-type="float">
            <text:p>-0.059</text:p>
          </table:table-cell>
          <table:table-cell table:style-name="ce6" table:formula="of:=['3-Zimmer-Wohnungen'.T21]/['3-Zimmer-Wohnungen'.$K21]-1" office:value-type="float" office:value="-0.0588235294117647" calcext:value-type="float">
            <text:p>-0.059</text:p>
          </table:table-cell>
          <table:table-cell table:style-name="ce6" table:formula="of:=['3-Zimmer-Wohnungen'.U21]/['3-Zimmer-Wohnungen'.$K21]-1" office:value-type="float" office:value="0" calcext:value-type="float">
            <text:p>0.000</text:p>
          </table:table-cell>
          <table:table-cell table:style-name="ce8" table:formula="of:=['3-Zimmer-Wohnungen'.U21]/['3-Zimmer-Wohnungen'.$K21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3-Zimmer-Wohnungen'.B22]/['3-Zimmer-Wohnungen'.$K22]-1" office:value-type="float" office:value="0.222222222222222" calcext:value-type="float">
            <text:p>0.222</text:p>
          </table:table-cell>
          <table:table-cell table:style-name="ce6" table:formula="of:=['3-Zimmer-Wohnungen'.C22]/['3-Zimmer-Wohnungen'.$K22]-1" office:value-type="float" office:value="0.111111111111111" calcext:value-type="float">
            <text:p>0.111</text:p>
          </table:table-cell>
          <table:table-cell table:style-name="ce6" table:formula="of:=['3-Zimmer-Wohnungen'.D22]/['3-Zimmer-Wohnungen'.$K22]-1" office:value-type="float" office:value="0.0555555555555556" calcext:value-type="float">
            <text:p>0.056</text:p>
          </table:table-cell>
          <table:table-cell table:style-name="ce6" table:formula="of:=['3-Zimmer-Wohnungen'.E22]/['3-Zimmer-Wohnungen'.$K22]-1" office:value-type="float" office:value="0" calcext:value-type="float">
            <text:p>0.000</text:p>
          </table:table-cell>
          <table:table-cell table:style-name="ce6" table:formula="of:=['3-Zimmer-Wohnungen'.F22]/['3-Zimmer-Wohnungen'.$K22]-1" office:value-type="float" office:value="0.0555555555555556" calcext:value-type="float">
            <text:p>0.056</text:p>
          </table:table-cell>
          <table:table-cell table:style-name="ce6" table:formula="of:=['3-Zimmer-Wohnungen'.G22]/['3-Zimmer-Wohnungen'.$K22]-1" office:value-type="float" office:value="0.0555555555555556" calcext:value-type="float">
            <text:p>0.056</text:p>
          </table:table-cell>
          <table:table-cell table:style-name="ce6" table:formula="of:=['3-Zimmer-Wohnungen'.H22]/['3-Zimmer-Wohnungen'.$K22]-1" office:value-type="float" office:value="0.0555555555555556" calcext:value-type="float">
            <text:p>0.056</text:p>
          </table:table-cell>
          <table:table-cell table:style-name="ce6" table:formula="of:=['3-Zimmer-Wohnungen'.I22]/['3-Zimmer-Wohnungen'.$K22]-1" office:value-type="float" office:value="0.0555555555555556" calcext:value-type="float">
            <text:p>0.056</text:p>
          </table:table-cell>
          <table:table-cell table:style-name="ce6" table:formula="of:=['3-Zimmer-Wohnungen'.J22]/['3-Zimmer-Wohnungen'.$K22]-1" office:value-type="float" office:value="0" calcext:value-type="float">
            <text:p>0.000</text:p>
          </table:table-cell>
          <table:table-cell table:style-name="ce7" table:formula="of:=['3-Zimmer-Wohnungen'.K22]/['3-Zimmer-Wohnungen'.$K22]-1" office:value-type="float" office:value="0" calcext:value-type="float">
            <text:p>0.000</text:p>
          </table:table-cell>
          <table:table-cell table:style-name="ce6" table:formula="of:=['3-Zimmer-Wohnungen'.L22]/['3-Zimmer-Wohnungen'.$K22]-1" office:value-type="float" office:value="-0.0555555555555556" calcext:value-type="float">
            <text:p>-0.056</text:p>
          </table:table-cell>
          <table:table-cell table:style-name="ce6" table:formula="of:=['3-Zimmer-Wohnungen'.M22]/['3-Zimmer-Wohnungen'.$K22]-1" office:value-type="float" office:value="0" calcext:value-type="float">
            <text:p>0.000</text:p>
          </table:table-cell>
          <table:table-cell table:style-name="ce6" table:formula="of:=['3-Zimmer-Wohnungen'.N22]/['3-Zimmer-Wohnungen'.$K22]-1" office:value-type="float" office:value="0" calcext:value-type="float">
            <text:p>0.000</text:p>
          </table:table-cell>
          <table:table-cell table:style-name="ce6" table:formula="of:=['3-Zimmer-Wohnungen'.O22]/['3-Zimmer-Wohnungen'.$K22]-1" office:value-type="float" office:value="0" calcext:value-type="float">
            <text:p>0.000</text:p>
          </table:table-cell>
          <table:table-cell table:style-name="ce6" table:formula="of:=['3-Zimmer-Wohnungen'.P22]/['3-Zimmer-Wohnungen'.$K22]-1" office:value-type="float" office:value="-0.111111111111111" calcext:value-type="float">
            <text:p>-0.111</text:p>
          </table:table-cell>
          <table:table-cell table:style-name="ce6" table:formula="of:=['3-Zimmer-Wohnungen'.Q22]/['3-Zimmer-Wohnungen'.$K22]-1" office:value-type="float" office:value="-0.0555555555555556" calcext:value-type="float">
            <text:p>-0.056</text:p>
          </table:table-cell>
          <table:table-cell table:style-name="ce6" table:formula="of:=['3-Zimmer-Wohnungen'.R22]/['3-Zimmer-Wohnungen'.$K22]-1" office:value-type="float" office:value="-0.0555555555555556" calcext:value-type="float">
            <text:p>-0.056</text:p>
          </table:table-cell>
          <table:table-cell table:style-name="ce6" table:formula="of:=['3-Zimmer-Wohnungen'.S22]/['3-Zimmer-Wohnungen'.$K22]-1" office:value-type="float" office:value="-0.111111111111111" calcext:value-type="float">
            <text:p>-0.111</text:p>
          </table:table-cell>
          <table:table-cell table:style-name="ce6" table:formula="of:=['3-Zimmer-Wohnungen'.T22]/['3-Zimmer-Wohnungen'.$K22]-1" office:value-type="float" office:value="-0.0555555555555556" calcext:value-type="float">
            <text:p>-0.056</text:p>
          </table:table-cell>
          <table:table-cell table:style-name="ce6" table:formula="of:=['3-Zimmer-Wohnungen'.U22]/['3-Zimmer-Wohnungen'.$K22]-1" office:value-type="float" office:value="0" calcext:value-type="float">
            <text:p>0.000</text:p>
          </table:table-cell>
          <table:table-cell table:style-name="ce8" table:formula="of:=['3-Zimmer-Wohnungen'.U22]/['3-Zimmer-Wohnungen'.$K22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81 - 199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</text:p>
          </table:table-cell>
          <table:table-cell table:style-name="ce6" table:formula="of:=['3-Zimmer-Wohnungen'.B24]/['3-Zimmer-Wohnungen'.$K24]-1" office:value-type="float" office:value="0.25" calcext:value-type="float">
            <text:p>0.250</text:p>
          </table:table-cell>
          <table:table-cell table:style-name="ce6" table:formula="of:=['3-Zimmer-Wohnungen'.C24]/['3-Zimmer-Wohnungen'.$K24]-1" office:value-type="float" office:value="0.1" calcext:value-type="float">
            <text:p>0.100</text:p>
          </table:table-cell>
          <table:table-cell table:style-name="ce6" table:formula="of:=['3-Zimmer-Wohnungen'.D24]/['3-Zimmer-Wohnungen'.$K24]-1" office:value-type="float" office:value="0.05" calcext:value-type="float">
            <text:p>0.050</text:p>
          </table:table-cell>
          <table:table-cell table:style-name="ce6" table:formula="of:=['3-Zimmer-Wohnungen'.E24]/['3-Zimmer-Wohnungen'.$K24]-1" office:value-type="float" office:value="0" calcext:value-type="float">
            <text:p>0.000</text:p>
          </table:table-cell>
          <table:table-cell table:style-name="ce6" table:formula="of:=['3-Zimmer-Wohnungen'.F24]/['3-Zimmer-Wohnungen'.$K24]-1" office:value-type="float" office:value="0.05" calcext:value-type="float">
            <text:p>0.050</text:p>
          </table:table-cell>
          <table:table-cell table:style-name="ce6" table:formula="of:=['3-Zimmer-Wohnungen'.G24]/['3-Zimmer-Wohnungen'.$K24]-1" office:value-type="float" office:value="0.05" calcext:value-type="float">
            <text:p>0.050</text:p>
          </table:table-cell>
          <table:table-cell table:style-name="ce6" table:formula="of:=['3-Zimmer-Wohnungen'.H24]/['3-Zimmer-Wohnungen'.$K24]-1" office:value-type="float" office:value="0.05" calcext:value-type="float">
            <text:p>0.050</text:p>
          </table:table-cell>
          <table:table-cell table:style-name="ce6" table:formula="of:=['3-Zimmer-Wohnungen'.I24]/['3-Zimmer-Wohnungen'.$K24]-1" office:value-type="float" office:value="0.05" calcext:value-type="float">
            <text:p>0.050</text:p>
          </table:table-cell>
          <table:table-cell table:style-name="ce6" table:formula="of:=['3-Zimmer-Wohnungen'.J24]/['3-Zimmer-Wohnungen'.$K24]-1" office:value-type="float" office:value="0.05" calcext:value-type="float">
            <text:p>0.050</text:p>
          </table:table-cell>
          <table:table-cell table:style-name="ce7" table:formula="of:=['3-Zimmer-Wohnungen'.K24]/['3-Zimmer-Wohnungen'.$K24]-1" office:value-type="float" office:value="0" calcext:value-type="float">
            <text:p>0.000</text:p>
          </table:table-cell>
          <table:table-cell table:style-name="ce6" table:formula="of:=['3-Zimmer-Wohnungen'.L24]/['3-Zimmer-Wohnungen'.$K24]-1" office:value-type="float" office:value="0" calcext:value-type="float">
            <text:p>0.000</text:p>
          </table:table-cell>
          <table:table-cell table:style-name="ce6" table:formula="of:=['3-Zimmer-Wohnungen'.M24]/['3-Zimmer-Wohnungen'.$K24]-1" office:value-type="float" office:value="0.05" calcext:value-type="float">
            <text:p>0.050</text:p>
          </table:table-cell>
          <table:table-cell table:style-name="ce6" table:formula="of:=['3-Zimmer-Wohnungen'.N24]/['3-Zimmer-Wohnungen'.$K24]-1" office:value-type="float" office:value="0" calcext:value-type="float">
            <text:p>0.000</text:p>
          </table:table-cell>
          <table:table-cell table:style-name="ce6" table:formula="of:=['3-Zimmer-Wohnungen'.O24]/['3-Zimmer-Wohnungen'.$K24]-1" office:value-type="float" office:value="0" calcext:value-type="float">
            <text:p>0.000</text:p>
          </table:table-cell>
          <table:table-cell table:style-name="ce6" table:formula="of:=['3-Zimmer-Wohnungen'.P24]/['3-Zimmer-Wohnungen'.$K24]-1" office:value-type="float" office:value="-0.05" calcext:value-type="float">
            <text:p>-0.050</text:p>
          </table:table-cell>
          <table:table-cell table:style-name="ce6" table:formula="of:=['3-Zimmer-Wohnungen'.Q24]/['3-Zimmer-Wohnungen'.$K24]-1" office:value-type="float" office:value="-0.05" calcext:value-type="float">
            <text:p>-0.050</text:p>
          </table:table-cell>
          <table:table-cell table:style-name="ce6" table:formula="of:=['3-Zimmer-Wohnungen'.R24]/['3-Zimmer-Wohnungen'.$K24]-1" office:value-type="float" office:value="0" calcext:value-type="float">
            <text:p>0.000</text:p>
          </table:table-cell>
          <table:table-cell table:style-name="ce6" table:formula="of:=['3-Zimmer-Wohnungen'.S24]/['3-Zimmer-Wohnungen'.$K24]-1" office:value-type="float" office:value="-0.1" calcext:value-type="float">
            <text:p>-0.100</text:p>
          </table:table-cell>
          <table:table-cell table:style-name="ce6" table:formula="of:=['3-Zimmer-Wohnungen'.T24]/['3-Zimmer-Wohnungen'.$K24]-1" office:value-type="float" office:value="-0.05" calcext:value-type="float">
            <text:p>-0.050</text:p>
          </table:table-cell>
          <table:table-cell table:style-name="ce6" table:formula="of:=['3-Zimmer-Wohnungen'.U24]/['3-Zimmer-Wohnungen'.$K24]-1" office:value-type="float" office:value="0" calcext:value-type="float">
            <text:p>0.000</text:p>
          </table:table-cell>
          <table:table-cell table:style-name="ce8" table:formula="of:=['3-Zimmer-Wohnungen'.U24]/['3-Zimmer-Wohnungen'.$K24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</text:p>
          </table:table-cell>
          <table:table-cell table:style-name="ce6" table:formula="of:=['3-Zimmer-Wohnungen'.B25]/['3-Zimmer-Wohnungen'.$K25]-1" office:value-type="float" office:value="0.25" calcext:value-type="float">
            <text:p>0.250</text:p>
          </table:table-cell>
          <table:table-cell table:style-name="ce6" table:formula="of:=['3-Zimmer-Wohnungen'.C25]/['3-Zimmer-Wohnungen'.$K25]-1" office:value-type="float" office:value="0.1" calcext:value-type="float">
            <text:p>0.100</text:p>
          </table:table-cell>
          <table:table-cell table:style-name="ce6" table:formula="of:=['3-Zimmer-Wohnungen'.D25]/['3-Zimmer-Wohnungen'.$K25]-1" office:value-type="float" office:value="0.05" calcext:value-type="float">
            <text:p>0.050</text:p>
          </table:table-cell>
          <table:table-cell table:style-name="ce6" table:formula="of:=['3-Zimmer-Wohnungen'.E25]/['3-Zimmer-Wohnungen'.$K25]-1" office:value-type="float" office:value="0" calcext:value-type="float">
            <text:p>0.000</text:p>
          </table:table-cell>
          <table:table-cell table:style-name="ce6" table:formula="of:=['3-Zimmer-Wohnungen'.F25]/['3-Zimmer-Wohnungen'.$K25]-1" office:value-type="float" office:value="0.05" calcext:value-type="float">
            <text:p>0.050</text:p>
          </table:table-cell>
          <table:table-cell table:style-name="ce6" table:formula="of:=['3-Zimmer-Wohnungen'.G25]/['3-Zimmer-Wohnungen'.$K25]-1" office:value-type="float" office:value="0.05" calcext:value-type="float">
            <text:p>0.050</text:p>
          </table:table-cell>
          <table:table-cell table:style-name="ce6" table:formula="of:=['3-Zimmer-Wohnungen'.H25]/['3-Zimmer-Wohnungen'.$K25]-1" office:value-type="float" office:value="0.1" calcext:value-type="float">
            <text:p>0.100</text:p>
          </table:table-cell>
          <table:table-cell table:style-name="ce6" table:formula="of:=['3-Zimmer-Wohnungen'.I25]/['3-Zimmer-Wohnungen'.$K25]-1" office:value-type="float" office:value="0.1" calcext:value-type="float">
            <text:p>0.100</text:p>
          </table:table-cell>
          <table:table-cell table:style-name="ce6" table:formula="of:=['3-Zimmer-Wohnungen'.J25]/['3-Zimmer-Wohnungen'.$K25]-1" office:value-type="float" office:value="0.05" calcext:value-type="float">
            <text:p>0.050</text:p>
          </table:table-cell>
          <table:table-cell table:style-name="ce7" table:formula="of:=['3-Zimmer-Wohnungen'.K25]/['3-Zimmer-Wohnungen'.$K25]-1" office:value-type="float" office:value="0" calcext:value-type="float">
            <text:p>0.000</text:p>
          </table:table-cell>
          <table:table-cell table:style-name="ce6" table:formula="of:=['3-Zimmer-Wohnungen'.L25]/['3-Zimmer-Wohnungen'.$K25]-1" office:value-type="float" office:value="0" calcext:value-type="float">
            <text:p>0.000</text:p>
          </table:table-cell>
          <table:table-cell table:style-name="ce6" table:formula="of:=['3-Zimmer-Wohnungen'.M25]/['3-Zimmer-Wohnungen'.$K25]-1" office:value-type="float" office:value="0.05" calcext:value-type="float">
            <text:p>0.050</text:p>
          </table:table-cell>
          <table:table-cell table:style-name="ce6" table:formula="of:=['3-Zimmer-Wohnungen'.N25]/['3-Zimmer-Wohnungen'.$K25]-1" office:value-type="float" office:value="0" calcext:value-type="float">
            <text:p>0.000</text:p>
          </table:table-cell>
          <table:table-cell table:style-name="ce6" table:formula="of:=['3-Zimmer-Wohnungen'.O25]/['3-Zimmer-Wohnungen'.$K25]-1" office:value-type="float" office:value="0" calcext:value-type="float">
            <text:p>0.000</text:p>
          </table:table-cell>
          <table:table-cell table:style-name="ce6" table:formula="of:=['3-Zimmer-Wohnungen'.P25]/['3-Zimmer-Wohnungen'.$K25]-1" office:value-type="float" office:value="-0.05" calcext:value-type="float">
            <text:p>-0.050</text:p>
          </table:table-cell>
          <table:table-cell table:style-name="ce6" table:formula="of:=['3-Zimmer-Wohnungen'.Q25]/['3-Zimmer-Wohnungen'.$K25]-1" office:value-type="float" office:value="-0.05" calcext:value-type="float">
            <text:p>-0.050</text:p>
          </table:table-cell>
          <table:table-cell table:style-name="ce6" table:formula="of:=['3-Zimmer-Wohnungen'.R25]/['3-Zimmer-Wohnungen'.$K25]-1" office:value-type="float" office:value="0" calcext:value-type="float">
            <text:p>0.000</text:p>
          </table:table-cell>
          <table:table-cell table:style-name="ce6" table:formula="of:=['3-Zimmer-Wohnungen'.S25]/['3-Zimmer-Wohnungen'.$K25]-1" office:value-type="float" office:value="-0.1" calcext:value-type="float">
            <text:p>-0.100</text:p>
          </table:table-cell>
          <table:table-cell table:style-name="ce6" table:formula="of:=['3-Zimmer-Wohnungen'.T25]/['3-Zimmer-Wohnungen'.$K25]-1" office:value-type="float" office:value="-0.05" calcext:value-type="float">
            <text:p>-0.050</text:p>
          </table:table-cell>
          <table:table-cell table:style-name="ce6" table:formula="of:=['3-Zimmer-Wohnungen'.U25]/['3-Zimmer-Wohnungen'.$K25]-1" office:value-type="float" office:value="0" calcext:value-type="float">
            <text:p>0.000</text:p>
          </table:table-cell>
          <table:table-cell table:style-name="ce8" table:formula="of:=['3-Zimmer-Wohnungen'.U25]/['3-Zimmer-Wohnungen'.$K25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91 - 200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</text:p>
          </table:table-cell>
          <table:table-cell table:style-name="ce6" table:formula="of:=['3-Zimmer-Wohnungen'.B27]/['3-Zimmer-Wohnungen'.$K27]-1" office:value-type="float" office:value="0.272727272727273" calcext:value-type="float">
            <text:p>0.273</text:p>
          </table:table-cell>
          <table:table-cell table:style-name="ce6" table:formula="of:=['3-Zimmer-Wohnungen'.C27]/['3-Zimmer-Wohnungen'.$K27]-1" office:value-type="float" office:value="0.136363636363636" calcext:value-type="float">
            <text:p>0.136</text:p>
          </table:table-cell>
          <table:table-cell table:style-name="ce6" table:formula="of:=['3-Zimmer-Wohnungen'.D27]/['3-Zimmer-Wohnungen'.$K27]-1" office:value-type="float" office:value="0.0909090909090908" calcext:value-type="float">
            <text:p>0.091</text:p>
          </table:table-cell>
          <table:table-cell table:style-name="ce6" table:formula="of:=['3-Zimmer-Wohnungen'.E27]/['3-Zimmer-Wohnungen'.$K27]-1" office:value-type="float" office:value="0" calcext:value-type="float">
            <text:p>0.000</text:p>
          </table:table-cell>
          <table:table-cell table:style-name="ce6" table:formula="of:=['3-Zimmer-Wohnungen'.F27]/['3-Zimmer-Wohnungen'.$K27]-1" office:value-type="float" office:value="0.0909090909090908" calcext:value-type="float">
            <text:p>0.091</text:p>
          </table:table-cell>
          <table:table-cell table:style-name="ce6" table:formula="of:=['3-Zimmer-Wohnungen'.G27]/['3-Zimmer-Wohnungen'.$K27]-1" office:value-type="float" office:value="0.0454545454545454" calcext:value-type="float">
            <text:p>0.045</text:p>
          </table:table-cell>
          <table:table-cell table:style-name="ce6" table:formula="of:=['3-Zimmer-Wohnungen'.H27]/['3-Zimmer-Wohnungen'.$K27]-1" office:value-type="float" office:value="0.0909090909090908" calcext:value-type="float">
            <text:p>0.091</text:p>
          </table:table-cell>
          <table:table-cell table:style-name="ce6" table:formula="of:=['3-Zimmer-Wohnungen'.I27]/['3-Zimmer-Wohnungen'.$K27]-1" office:value-type="float" office:value="0.0909090909090908" calcext:value-type="float">
            <text:p>0.091</text:p>
          </table:table-cell>
          <table:table-cell table:style-name="ce6" table:formula="of:=['3-Zimmer-Wohnungen'.J27]/['3-Zimmer-Wohnungen'.$K27]-1" office:value-type="float" office:value="0.0454545454545454" calcext:value-type="float">
            <text:p>0.045</text:p>
          </table:table-cell>
          <table:table-cell table:style-name="ce7" table:formula="of:=['3-Zimmer-Wohnungen'.K27]/['3-Zimmer-Wohnungen'.$K27]-1" office:value-type="float" office:value="0" calcext:value-type="float">
            <text:p>0.000</text:p>
          </table:table-cell>
          <table:table-cell table:style-name="ce6" table:formula="of:=['3-Zimmer-Wohnungen'.L27]/['3-Zimmer-Wohnungen'.$K27]-1" office:value-type="float" office:value="0" calcext:value-type="float">
            <text:p>0.000</text:p>
          </table:table-cell>
          <table:table-cell table:style-name="ce6" table:formula="of:=['3-Zimmer-Wohnungen'.M27]/['3-Zimmer-Wohnungen'.$K27]-1" office:value-type="float" office:value="0.0454545454545454" calcext:value-type="float">
            <text:p>0.045</text:p>
          </table:table-cell>
          <table:table-cell table:style-name="ce6" table:formula="of:=['3-Zimmer-Wohnungen'.N27]/['3-Zimmer-Wohnungen'.$K27]-1" office:value-type="float" office:value="0" calcext:value-type="float">
            <text:p>0.000</text:p>
          </table:table-cell>
          <table:table-cell table:style-name="ce6" table:formula="of:=['3-Zimmer-Wohnungen'.O27]/['3-Zimmer-Wohnungen'.$K27]-1" office:value-type="float" office:value="0" calcext:value-type="float">
            <text:p>0.000</text:p>
          </table:table-cell>
          <table:table-cell table:style-name="ce6" table:formula="of:=['3-Zimmer-Wohnungen'.P27]/['3-Zimmer-Wohnungen'.$K27]-1" office:value-type="float" office:value="-0.0454545454545454" calcext:value-type="float">
            <text:p>-0.045</text:p>
          </table:table-cell>
          <table:table-cell table:style-name="ce6" table:formula="of:=['3-Zimmer-Wohnungen'.Q27]/['3-Zimmer-Wohnungen'.$K27]-1" office:value-type="float" office:value="-0.0454545454545454" calcext:value-type="float">
            <text:p>-0.045</text:p>
          </table:table-cell>
          <table:table-cell table:style-name="ce6" table:formula="of:=['3-Zimmer-Wohnungen'.R27]/['3-Zimmer-Wohnungen'.$K27]-1" office:value-type="float" office:value="0" calcext:value-type="float">
            <text:p>0.000</text:p>
          </table:table-cell>
          <table:table-cell table:style-name="ce6" table:formula="of:=['3-Zimmer-Wohnungen'.S27]/['3-Zimmer-Wohnungen'.$K27]-1" office:value-type="float" office:value="-0.0909090909090909" calcext:value-type="float">
            <text:p>-0.091</text:p>
          </table:table-cell>
          <table:table-cell table:style-name="ce6" table:formula="of:=['3-Zimmer-Wohnungen'.T27]/['3-Zimmer-Wohnungen'.$K27]-1" office:value-type="float" office:value="-0.0454545454545454" calcext:value-type="float">
            <text:p>-0.045</text:p>
          </table:table-cell>
          <table:table-cell table:style-name="ce6" table:formula="of:=['3-Zimmer-Wohnungen'.U27]/['3-Zimmer-Wohnungen'.$K27]-1" office:value-type="float" office:value="0.0454545454545454" calcext:value-type="float">
            <text:p>0.045</text:p>
          </table:table-cell>
          <table:table-cell table:style-name="ce8" table:formula="of:=['3-Zimmer-Wohnungen'.U27]/['3-Zimmer-Wohnungen'.$K27]-1" office:value-type="float" office:value="0.0454545454545454" calcext:value-type="float">
            <text:p>0.04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</text:p>
          </table:table-cell>
          <table:table-cell table:style-name="ce6" table:formula="of:=['3-Zimmer-Wohnungen'.B28]/['3-Zimmer-Wohnungen'.$K28]-1" office:value-type="float" office:value="0.260869565217391" calcext:value-type="float">
            <text:p>0.261</text:p>
          </table:table-cell>
          <table:table-cell table:style-name="ce6" table:formula="of:=['3-Zimmer-Wohnungen'.C28]/['3-Zimmer-Wohnungen'.$K28]-1" office:value-type="float" office:value="0.0869565217391304" calcext:value-type="float">
            <text:p>0.087</text:p>
          </table:table-cell>
          <table:table-cell table:style-name="ce6" table:formula="of:=['3-Zimmer-Wohnungen'.D28]/['3-Zimmer-Wohnungen'.$K28]-1" office:value-type="float" office:value="0.0434782608695652" calcext:value-type="float">
            <text:p>0.043</text:p>
          </table:table-cell>
          <table:table-cell table:style-name="ce6" table:formula="of:=['3-Zimmer-Wohnungen'.E28]/['3-Zimmer-Wohnungen'.$K28]-1" office:value-type="float" office:value="0" calcext:value-type="float">
            <text:p>0.000</text:p>
          </table:table-cell>
          <table:table-cell table:style-name="ce6" table:formula="of:=['3-Zimmer-Wohnungen'.F28]/['3-Zimmer-Wohnungen'.$K28]-1" office:value-type="float" office:value="0.0434782608695652" calcext:value-type="float">
            <text:p>0.043</text:p>
          </table:table-cell>
          <table:table-cell table:style-name="ce6" table:formula="of:=['3-Zimmer-Wohnungen'.G28]/['3-Zimmer-Wohnungen'.$K28]-1" office:value-type="float" office:value="0.0434782608695652" calcext:value-type="float">
            <text:p>0.043</text:p>
          </table:table-cell>
          <table:table-cell table:style-name="ce6" table:formula="of:=['3-Zimmer-Wohnungen'.H28]/['3-Zimmer-Wohnungen'.$K28]-1" office:value-type="float" office:value="0.0434782608695652" calcext:value-type="float">
            <text:p>0.043</text:p>
          </table:table-cell>
          <table:table-cell table:style-name="ce6" table:formula="of:=['3-Zimmer-Wohnungen'.I28]/['3-Zimmer-Wohnungen'.$K28]-1" office:value-type="float" office:value="0.0434782608695652" calcext:value-type="float">
            <text:p>0.043</text:p>
          </table:table-cell>
          <table:table-cell table:style-name="ce6" table:formula="of:=['3-Zimmer-Wohnungen'.J28]/['3-Zimmer-Wohnungen'.$K28]-1" office:value-type="float" office:value="0.0434782608695652" calcext:value-type="float">
            <text:p>0.043</text:p>
          </table:table-cell>
          <table:table-cell table:style-name="ce7" table:formula="of:=['3-Zimmer-Wohnungen'.K28]/['3-Zimmer-Wohnungen'.$K28]-1" office:value-type="float" office:value="0" calcext:value-type="float">
            <text:p>0.000</text:p>
          </table:table-cell>
          <table:table-cell table:style-name="ce6" table:formula="of:=['3-Zimmer-Wohnungen'.L28]/['3-Zimmer-Wohnungen'.$K28]-1" office:value-type="float" office:value="-0.0434782608695652" calcext:value-type="float">
            <text:p>-0.043</text:p>
          </table:table-cell>
          <table:table-cell table:style-name="ce6" table:formula="of:=['3-Zimmer-Wohnungen'.M28]/['3-Zimmer-Wohnungen'.$K28]-1" office:value-type="float" office:value="0.0434782608695652" calcext:value-type="float">
            <text:p>0.043</text:p>
          </table:table-cell>
          <table:table-cell table:style-name="ce6" table:formula="of:=['3-Zimmer-Wohnungen'.N28]/['3-Zimmer-Wohnungen'.$K28]-1" office:value-type="float" office:value="0" calcext:value-type="float">
            <text:p>0.000</text:p>
          </table:table-cell>
          <table:table-cell table:style-name="ce6" table:formula="of:=['3-Zimmer-Wohnungen'.O28]/['3-Zimmer-Wohnungen'.$K28]-1" office:value-type="float" office:value="0" calcext:value-type="float">
            <text:p>0.000</text:p>
          </table:table-cell>
          <table:table-cell table:style-name="ce6" table:formula="of:=['3-Zimmer-Wohnungen'.P28]/['3-Zimmer-Wohnungen'.$K28]-1" office:value-type="float" office:value="-0.0869565217391305" calcext:value-type="float">
            <text:p>-0.087</text:p>
          </table:table-cell>
          <table:table-cell table:style-name="ce6" table:formula="of:=['3-Zimmer-Wohnungen'.Q28]/['3-Zimmer-Wohnungen'.$K28]-1" office:value-type="float" office:value="-0.0869565217391305" calcext:value-type="float">
            <text:p>-0.087</text:p>
          </table:table-cell>
          <table:table-cell table:style-name="ce6" table:formula="of:=['3-Zimmer-Wohnungen'.R28]/['3-Zimmer-Wohnungen'.$K28]-1" office:value-type="float" office:value="-0.0434782608695652" calcext:value-type="float">
            <text:p>-0.043</text:p>
          </table:table-cell>
          <table:table-cell table:style-name="ce6" table:formula="of:=['3-Zimmer-Wohnungen'.S28]/['3-Zimmer-Wohnungen'.$K28]-1" office:value-type="float" office:value="-0.0869565217391305" calcext:value-type="float">
            <text:p>-0.087</text:p>
          </table:table-cell>
          <table:table-cell table:style-name="ce6" table:formula="of:=['3-Zimmer-Wohnungen'.T28]/['3-Zimmer-Wohnungen'.$K28]-1" office:value-type="float" office:value="-0.0869565217391305" calcext:value-type="float">
            <text:p>-0.087</text:p>
          </table:table-cell>
          <table:table-cell table:style-name="ce6" table:formula="of:=['3-Zimmer-Wohnungen'.U28]/['3-Zimmer-Wohnungen'.$K28]-1" office:value-type="float" office:value="0" calcext:value-type="float">
            <text:p>0.000</text:p>
          </table:table-cell>
          <table:table-cell table:style-name="ce8" table:formula="of:=['3-Zimmer-Wohnungen'.U28]/['3-Zimmer-Wohnungen'.$K28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-CSV" table:style-name="ta1">
        <office:forms form:automatic-focus="false" form:apply-design-mode="false"/>
        <table:table-column table:style-name="co23" table:default-cell-style-name="ce3"/>
        <table:table-column table:style-name="co24" table:default-cell-style-name="ce9"/>
        <table:table-column table:style-name="co25" table:number-columns-repeated="8" table:default-cell-style-name="ce2"/>
        <table:table-column table:style-name="co26" table:default-cell-style-name="ce2"/>
        <table:table-column table:style-name="co17" table:number-columns-repeated="999" table:default-cell-style-name="ce2"/>
        <table:table-column table:style-name="co17" table:number-columns-repeated="8" table:default-cell-style-name="ce3"/>
        <table:table-row table:style-name="ro3">
          <table:table-cell table:style-name="ce9" office:value-type="string" calcext:value-type="string">
            <text:p>Zustan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or 1900</text:p>
          </table:table-cell>
          <table:table-cell office:value-type="string" calcext:value-type="string">
            <text:p>1900 - 1920</text:p>
          </table:table-cell>
          <table:table-cell office:value-type="string" calcext:value-type="string">
            <text:p>1921 - 1946</text:p>
          </table:table-cell>
          <table:table-cell office:value-type="string" calcext:value-type="string">
            <text:p>1947 - 1960</text:p>
          </table:table-cell>
          <table:table-cell office:value-type="string" calcext:value-type="string">
            <text:p>1961 - 1970</text:p>
          </table:table-cell>
          <table:table-cell office:value-type="string" calcext:value-type="string">
            <text:p>1971 - 1980</text:p>
          </table:table-cell>
          <table:table-cell office:value-type="string" calcext:value-type="string">
            <text:p>1981 - 1990</text:p>
          </table:table-cell>
          <table:table-cell office:value-type="string" calcext:value-type="string">
            <text:p>1991 - 2000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7" calcext:value-type="float">
            <text:p>7</text:p>
          </table:table-cell>
          <table:table-cell table:style-name="ce10" table:formula="of:=['3-Zimmer-Wohnungen'.B$6]/['3-Zimmer-Wohnungen'.$K$6]-1" office:value-type="float" office:value="0.285714285714286" calcext:value-type="float">
            <text:p>0.2857</text:p>
          </table:table-cell>
          <table:table-cell table:style-name="ce10" table:formula="of:=['3-Zimmer-Wohnungen'.B$9]/['3-Zimmer-Wohnungen'.$K$9]-1" office:value-type="float" office:value="0.214285714285714" calcext:value-type="float">
            <text:p>0.2143</text:p>
          </table:table-cell>
          <table:table-cell table:style-name="ce10" table:formula="of:=['3-Zimmer-Wohnungen'.B$12]/['3-Zimmer-Wohnungen'.$K$12]-1" office:value-type="float" office:value="0.2" calcext:value-type="float">
            <text:p>0.2000</text:p>
          </table:table-cell>
          <table:table-cell table:style-name="ce10" table:formula="of:=['3-Zimmer-Wohnungen'.B$15]/['3-Zimmer-Wohnungen'.$K$15]-1" office:value-type="float" office:value="0.266666666666667" calcext:value-type="float">
            <text:p>0.2667</text:p>
          </table:table-cell>
          <table:table-cell table:style-name="ce10" table:formula="of:=['3-Zimmer-Wohnungen'.B$18]/['3-Zimmer-Wohnungen'.$K$18]-1" office:value-type="float" office:value="0.25" calcext:value-type="float">
            <text:p>0.2500</text:p>
          </table:table-cell>
          <table:table-cell table:style-name="ce10" table:formula="of:=['3-Zimmer-Wohnungen'.B$21]/['3-Zimmer-Wohnungen'.$K$21]-1" office:value-type="float" office:value="0.294117647058824" calcext:value-type="float">
            <text:p>0.2941</text:p>
          </table:table-cell>
          <table:table-cell table:style-name="ce10" table:formula="of:=['3-Zimmer-Wohnungen'.B$24]/['3-Zimmer-Wohnungen'.$K$24]-1" office:value-type="float" office:value="0.25" calcext:value-type="float">
            <text:p>0.2500</text:p>
          </table:table-cell>
          <table:table-cell table:style-name="ce10" table:formula="of:=['3-Zimmer-Wohnungen'.B$27]/['3-Zimmer-Wohnungen'.$K$27]-1" office:value-type="float" office:value="0.272727272727273" calcext:value-type="float">
            <text:p>0.2727</text:p>
          </table:table-cell>
          <table:table-cell table:style-name="Default"/>
          <table:table-cell table:style-name="ce8"/>
          <table:table-cell/>
          <table:table-cell table:style-name="Default" table:number-columns-repeated="35"/>
          <table:table-cell table:number-columns-repeated="970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6" calcext:value-type="float">
            <text:p>6</text:p>
          </table:table-cell>
          <table:table-cell table:style-name="ce10" table:formula="of:=['3-Zimmer-Wohnungen'.C$6]/['3-Zimmer-Wohnungen'.$K$6]-1" office:value-type="float" office:value="0.142857142857143" calcext:value-type="float">
            <text:p>0.1429</text:p>
          </table:table-cell>
          <table:table-cell table:style-name="ce10" table:formula="of:=['3-Zimmer-Wohnungen'.C$9]/['3-Zimmer-Wohnungen'.$K$9]-1" office:value-type="float" office:value="0.0714285714285714" calcext:value-type="float">
            <text:p>0.0714</text:p>
          </table:table-cell>
          <table:table-cell table:style-name="ce10" table:formula="of:=['3-Zimmer-Wohnungen'.C$12]/['3-Zimmer-Wohnungen'.$K$12]-1" office:value-type="float" office:value="0.0666666666666667" calcext:value-type="float">
            <text:p>0.0667</text:p>
          </table:table-cell>
          <table:table-cell table:style-name="ce10" table:formula="of:=['3-Zimmer-Wohnungen'.C$15]/['3-Zimmer-Wohnungen'.$K$15]-1" office:value-type="float" office:value="0.133333333333333" calcext:value-type="float">
            <text:p>0.1333</text:p>
          </table:table-cell>
          <table:table-cell table:style-name="ce10" table:formula="of:=['3-Zimmer-Wohnungen'.C$18]/['3-Zimmer-Wohnungen'.$K$18]-1" office:value-type="float" office:value="0.125" calcext:value-type="float">
            <text:p>0.1250</text:p>
          </table:table-cell>
          <table:table-cell table:style-name="ce10" table:formula="of:=['3-Zimmer-Wohnungen'.C$21]/['3-Zimmer-Wohnungen'.$K$21]-1" office:value-type="float" office:value="0.117647058823529" calcext:value-type="float">
            <text:p>0.1176</text:p>
          </table:table-cell>
          <table:table-cell table:style-name="ce10" table:formula="of:=['3-Zimmer-Wohnungen'.C$24]/['3-Zimmer-Wohnungen'.$K$24]-1" office:value-type="float" office:value="0.1" calcext:value-type="float">
            <text:p>0.1000</text:p>
          </table:table-cell>
          <table:table-cell table:style-name="ce10" table:formula="of:=['3-Zimmer-Wohnungen'.C$27]/['3-Zimmer-Wohnungen'.$K$27]-1" office:value-type="float" office:value="0.136363636363636" calcext:value-type="float">
            <text:p>0.1364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8" calcext:value-type="float">
            <text:p>8</text:p>
          </table:table-cell>
          <table:table-cell table:style-name="ce10" table:formula="of:=['3-Zimmer-Wohnungen'.D$6]/['3-Zimmer-Wohnungen'.$K$6]-1" office:value-type="float" office:value="0.0714285714285714" calcext:value-type="float">
            <text:p>0.0714</text:p>
          </table:table-cell>
          <table:table-cell table:style-name="ce10" table:formula="of:=['3-Zimmer-Wohnungen'.D$9]/['3-Zimmer-Wohnungen'.$K$9]-1" office:value-type="float" office:value="0.0714285714285714" calcext:value-type="float">
            <text:p>0.0714</text:p>
          </table:table-cell>
          <table:table-cell table:style-name="ce10" table:formula="of:=['3-Zimmer-Wohnungen'.D$12]/['3-Zimmer-Wohnungen'.$K$12]-1" office:value-type="float" office:value="0" calcext:value-type="float">
            <text:p>0.0000</text:p>
          </table:table-cell>
          <table:table-cell table:style-name="ce10" table:formula="of:=['3-Zimmer-Wohnungen'.D$15]/['3-Zimmer-Wohnungen'.$K$15]-1" office:value-type="float" office:value="0.0666666666666667" calcext:value-type="float">
            <text:p>0.0667</text:p>
          </table:table-cell>
          <table:table-cell table:style-name="ce10" table:formula="of:=['3-Zimmer-Wohnungen'.D$18]/['3-Zimmer-Wohnungen'.$K$18]-1" office:value-type="float" office:value="0.0625" calcext:value-type="float">
            <text:p>0.0625</text:p>
          </table:table-cell>
          <table:table-cell table:style-name="ce10" table:formula="of:=['3-Zimmer-Wohnungen'.D$21]/['3-Zimmer-Wohnungen'.$K$21]-1" office:value-type="float" office:value="0.0588235294117647" calcext:value-type="float">
            <text:p>0.0588</text:p>
          </table:table-cell>
          <table:table-cell table:style-name="ce10" table:formula="of:=['3-Zimmer-Wohnungen'.D$24]/['3-Zimmer-Wohnungen'.$K$24]-1" office:value-type="float" office:value="0.05" calcext:value-type="float">
            <text:p>0.0500</text:p>
          </table:table-cell>
          <table:table-cell table:style-name="ce10" table:formula="of:=['3-Zimmer-Wohnungen'.D$27]/['3-Zimmer-Wohnungen'.$K$27]-1" office:value-type="float" office:value="0.0909090909090908" calcext:value-type="float">
            <text:p>0.0909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4" calcext:value-type="float">
            <text:p>4</text:p>
          </table:table-cell>
          <table:table-cell table:style-name="ce10" table:formula="of:=['3-Zimmer-Wohnungen'.E$6]/['3-Zimmer-Wohnungen'.$K$6]-1" office:value-type="float" office:value="0" calcext:value-type="float">
            <text:p>0.0000</text:p>
          </table:table-cell>
          <table:table-cell table:style-name="ce10" table:formula="of:=['3-Zimmer-Wohnungen'.E$9]/['3-Zimmer-Wohnungen'.$K$9]-1" office:value-type="float" office:value="0" calcext:value-type="float">
            <text:p>0.0000</text:p>
          </table:table-cell>
          <table:table-cell table:style-name="ce10" table:formula="of:=['3-Zimmer-Wohnungen'.E$12]/['3-Zimmer-Wohnungen'.$K$12]-1" office:value-type="float" office:value="-0.0666666666666667" calcext:value-type="float">
            <text:p>-0.0667</text:p>
          </table:table-cell>
          <table:table-cell table:style-name="ce10" table:formula="of:=['3-Zimmer-Wohnungen'.E$15]/['3-Zimmer-Wohnungen'.$K$15]-1" office:value-type="float" office:value="0" calcext:value-type="float">
            <text:p>0.0000</text:p>
          </table:table-cell>
          <table:table-cell table:style-name="ce10" table:formula="of:=['3-Zimmer-Wohnungen'.E$18]/['3-Zimmer-Wohnungen'.$K$18]-1" office:value-type="float" office:value="0" calcext:value-type="float">
            <text:p>0.0000</text:p>
          </table:table-cell>
          <table:table-cell table:style-name="ce10" table:formula="of:=['3-Zimmer-Wohnungen'.E$21]/['3-Zimmer-Wohnungen'.$K$21]-1" office:value-type="float" office:value="0" calcext:value-type="float">
            <text:p>0.0000</text:p>
          </table:table-cell>
          <table:table-cell table:style-name="ce10" table:formula="of:=['3-Zimmer-Wohnungen'.E$24]/['3-Zimmer-Wohnungen'.$K$24]-1" office:value-type="float" office:value="0" calcext:value-type="float">
            <text:p>0.0000</text:p>
          </table:table-cell>
          <table:table-cell table:style-name="ce10" table:formula="of:=['3-Zimmer-Wohnungen'.E$27]/['3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3" calcext:value-type="float">
            <text:p>3</text:p>
          </table:table-cell>
          <table:table-cell table:style-name="ce10" table:formula="of:=['3-Zimmer-Wohnungen'.F$6]/['3-Zimmer-Wohnungen'.$K$6]-1" office:value-type="float" office:value="0.0714285714285714" calcext:value-type="float">
            <text:p>0.0714</text:p>
          </table:table-cell>
          <table:table-cell table:style-name="ce10" table:formula="of:=['3-Zimmer-Wohnungen'.F$9]/['3-Zimmer-Wohnungen'.$K$9]-1" office:value-type="float" office:value="0.0714285714285714" calcext:value-type="float">
            <text:p>0.0714</text:p>
          </table:table-cell>
          <table:table-cell table:style-name="ce10" table:formula="of:=['3-Zimmer-Wohnungen'.F$12]/['3-Zimmer-Wohnungen'.$K$12]-1" office:value-type="float" office:value="0" calcext:value-type="float">
            <text:p>0.0000</text:p>
          </table:table-cell>
          <table:table-cell table:style-name="ce10" table:formula="of:=['3-Zimmer-Wohnungen'.F$15]/['3-Zimmer-Wohnungen'.$K$15]-1" office:value-type="float" office:value="0.0666666666666667" calcext:value-type="float">
            <text:p>0.0667</text:p>
          </table:table-cell>
          <table:table-cell table:style-name="ce10" table:formula="of:=['3-Zimmer-Wohnungen'.F$18]/['3-Zimmer-Wohnungen'.$K$18]-1" office:value-type="float" office:value="0.0625" calcext:value-type="float">
            <text:p>0.0625</text:p>
          </table:table-cell>
          <table:table-cell table:style-name="ce10" table:formula="of:=['3-Zimmer-Wohnungen'.F$21]/['3-Zimmer-Wohnungen'.$K$21]-1" office:value-type="float" office:value="0.0588235294117647" calcext:value-type="float">
            <text:p>0.0588</text:p>
          </table:table-cell>
          <table:table-cell table:style-name="ce10" table:formula="of:=['3-Zimmer-Wohnungen'.F$24]/['3-Zimmer-Wohnungen'.$K$24]-1" office:value-type="float" office:value="0.05" calcext:value-type="float">
            <text:p>0.0500</text:p>
          </table:table-cell>
          <table:table-cell table:style-name="ce10" table:formula="of:=['3-Zimmer-Wohnungen'.F$27]/['3-Zimmer-Wohnungen'.$K$27]-1" office:value-type="float" office:value="0.0909090909090908" calcext:value-type="float">
            <text:p>0.0909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" calcext:value-type="float">
            <text:p>2</text:p>
          </table:table-cell>
          <table:table-cell table:style-name="ce10" table:formula="of:=['3-Zimmer-Wohnungen'.G$6]/['3-Zimmer-Wohnungen'.$K$6]-1" office:value-type="float" office:value="0.0714285714285714" calcext:value-type="float">
            <text:p>0.0714</text:p>
          </table:table-cell>
          <table:table-cell table:style-name="ce10" table:formula="of:=['3-Zimmer-Wohnungen'.G$9]/['3-Zimmer-Wohnungen'.$K$9]-1" office:value-type="float" office:value="0" calcext:value-type="float">
            <text:p>0.0000</text:p>
          </table:table-cell>
          <table:table-cell table:style-name="ce10" table:formula="of:=['3-Zimmer-Wohnungen'.G$12]/['3-Zimmer-Wohnungen'.$K$12]-1" office:value-type="float" office:value="0" calcext:value-type="float">
            <text:p>0.0000</text:p>
          </table:table-cell>
          <table:table-cell table:style-name="ce10" table:formula="of:=['3-Zimmer-Wohnungen'.G$15]/['3-Zimmer-Wohnungen'.$K$15]-1" office:value-type="float" office:value="0.0666666666666667" calcext:value-type="float">
            <text:p>0.0667</text:p>
          </table:table-cell>
          <table:table-cell table:style-name="ce10" table:formula="of:=['3-Zimmer-Wohnungen'.G$18]/['3-Zimmer-Wohnungen'.$K$18]-1" office:value-type="float" office:value="0.0625" calcext:value-type="float">
            <text:p>0.0625</text:p>
          </table:table-cell>
          <table:table-cell table:style-name="ce10" table:formula="of:=['3-Zimmer-Wohnungen'.G$21]/['3-Zimmer-Wohnungen'.$K$21]-1" office:value-type="float" office:value="0.0588235294117647" calcext:value-type="float">
            <text:p>0.0588</text:p>
          </table:table-cell>
          <table:table-cell table:style-name="ce10" table:formula="of:=['3-Zimmer-Wohnungen'.G$24]/['3-Zimmer-Wohnungen'.$K$24]-1" office:value-type="float" office:value="0.05" calcext:value-type="float">
            <text:p>0.0500</text:p>
          </table:table-cell>
          <table:table-cell table:style-name="ce10" table:formula="of:=['3-Zimmer-Wohnungen'.G$27]/['3-Zimmer-Wohnungen'.$K$27]-1" office:value-type="float" office:value="0.0454545454545454" calcext:value-type="float">
            <text:p>0.045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" calcext:value-type="float">
            <text:p>1</text:p>
          </table:table-cell>
          <table:table-cell table:style-name="ce10" table:formula="of:=['3-Zimmer-Wohnungen'.H$6]/['3-Zimmer-Wohnungen'.$K$6]-1" office:value-type="float" office:value="0.0714285714285714" calcext:value-type="float">
            <text:p>0.0714</text:p>
          </table:table-cell>
          <table:table-cell table:style-name="ce10" table:formula="of:=['3-Zimmer-Wohnungen'.H$9]/['3-Zimmer-Wohnungen'.$K$9]-1" office:value-type="float" office:value="0.0714285714285714" calcext:value-type="float">
            <text:p>0.0714</text:p>
          </table:table-cell>
          <table:table-cell table:style-name="ce10" table:formula="of:=['3-Zimmer-Wohnungen'.H$12]/['3-Zimmer-Wohnungen'.$K$12]-1" office:value-type="float" office:value="0.0666666666666667" calcext:value-type="float">
            <text:p>0.0667</text:p>
          </table:table-cell>
          <table:table-cell table:style-name="ce10" table:formula="of:=['3-Zimmer-Wohnungen'.H$15]/['3-Zimmer-Wohnungen'.$K$15]-1" office:value-type="float" office:value="0.0666666666666667" calcext:value-type="float">
            <text:p>0.0667</text:p>
          </table:table-cell>
          <table:table-cell table:style-name="ce10" table:formula="of:=['3-Zimmer-Wohnungen'.H$18]/['3-Zimmer-Wohnungen'.$K$18]-1" office:value-type="float" office:value="0.0625" calcext:value-type="float">
            <text:p>0.0625</text:p>
          </table:table-cell>
          <table:table-cell table:style-name="ce10" table:formula="of:=['3-Zimmer-Wohnungen'.H$21]/['3-Zimmer-Wohnungen'.$K$21]-1" office:value-type="float" office:value="0.0588235294117647" calcext:value-type="float">
            <text:p>0.0588</text:p>
          </table:table-cell>
          <table:table-cell table:style-name="ce10" table:formula="of:=['3-Zimmer-Wohnungen'.H$24]/['3-Zimmer-Wohnungen'.$K$24]-1" office:value-type="float" office:value="0.05" calcext:value-type="float">
            <text:p>0.0500</text:p>
          </table:table-cell>
          <table:table-cell table:style-name="ce10" table:formula="of:=['3-Zimmer-Wohnungen'.H$27]/['3-Zimmer-Wohnungen'.$K$27]-1" office:value-type="float" office:value="0.0909090909090908" calcext:value-type="float">
            <text:p>0.0909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5" calcext:value-type="float">
            <text:p>5</text:p>
          </table:table-cell>
          <table:table-cell table:style-name="ce10" table:formula="of:=['3-Zimmer-Wohnungen'.I$6]/['3-Zimmer-Wohnungen'.$K$6]-1" office:value-type="float" office:value="0.0714285714285714" calcext:value-type="float">
            <text:p>0.0714</text:p>
          </table:table-cell>
          <table:table-cell table:style-name="ce10" table:formula="of:=['3-Zimmer-Wohnungen'.I$9]/['3-Zimmer-Wohnungen'.$K$9]-1" office:value-type="float" office:value="0.0714285714285714" calcext:value-type="float">
            <text:p>0.0714</text:p>
          </table:table-cell>
          <table:table-cell table:style-name="ce10" table:formula="of:=['3-Zimmer-Wohnungen'.I$12]/['3-Zimmer-Wohnungen'.$K$12]-1" office:value-type="float" office:value="0.0666666666666667" calcext:value-type="float">
            <text:p>0.0667</text:p>
          </table:table-cell>
          <table:table-cell table:style-name="ce10" table:formula="of:=['3-Zimmer-Wohnungen'.I$15]/['3-Zimmer-Wohnungen'.$K$15]-1" office:value-type="float" office:value="0.0666666666666667" calcext:value-type="float">
            <text:p>0.0667</text:p>
          </table:table-cell>
          <table:table-cell table:style-name="ce10" table:formula="of:=['3-Zimmer-Wohnungen'.I$18]/['3-Zimmer-Wohnungen'.$K$18]-1" office:value-type="float" office:value="0.0625" calcext:value-type="float">
            <text:p>0.0625</text:p>
          </table:table-cell>
          <table:table-cell table:style-name="ce10" table:formula="of:=['3-Zimmer-Wohnungen'.I$21]/['3-Zimmer-Wohnungen'.$K$21]-1" office:value-type="float" office:value="0.0588235294117647" calcext:value-type="float">
            <text:p>0.0588</text:p>
          </table:table-cell>
          <table:table-cell table:style-name="ce10" table:formula="of:=['3-Zimmer-Wohnungen'.I$24]/['3-Zimmer-Wohnungen'.$K$24]-1" office:value-type="float" office:value="0.05" calcext:value-type="float">
            <text:p>0.0500</text:p>
          </table:table-cell>
          <table:table-cell table:style-name="ce10" table:formula="of:=['3-Zimmer-Wohnungen'.I$27]/['3-Zimmer-Wohnungen'.$K$27]-1" office:value-type="float" office:value="0.0909090909090908" calcext:value-type="float">
            <text:p>0.0909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9" calcext:value-type="float">
            <text:p>9</text:p>
          </table:table-cell>
          <table:table-cell table:style-name="ce10" table:formula="of:=['3-Zimmer-Wohnungen'.J$6]/['3-Zimmer-Wohnungen'.$K$6]-1" office:value-type="float" office:value="0.0714285714285714" calcext:value-type="float">
            <text:p>0.0714</text:p>
          </table:table-cell>
          <table:table-cell table:style-name="ce10" table:formula="of:=['3-Zimmer-Wohnungen'.J$9]/['3-Zimmer-Wohnungen'.$K$9]-1" office:value-type="float" office:value="0" calcext:value-type="float">
            <text:p>0.0000</text:p>
          </table:table-cell>
          <table:table-cell table:style-name="ce10" table:formula="of:=['3-Zimmer-Wohnungen'.J$12]/['3-Zimmer-Wohnungen'.$K$12]-1" office:value-type="float" office:value="0" calcext:value-type="float">
            <text:p>0.0000</text:p>
          </table:table-cell>
          <table:table-cell table:style-name="ce10" table:formula="of:=['3-Zimmer-Wohnungen'.J$15]/['3-Zimmer-Wohnungen'.$K$15]-1" office:value-type="float" office:value="0.0666666666666667" calcext:value-type="float">
            <text:p>0.0667</text:p>
          </table:table-cell>
          <table:table-cell table:style-name="ce10" table:formula="of:=['3-Zimmer-Wohnungen'.J$18]/['3-Zimmer-Wohnungen'.$K$18]-1" office:value-type="float" office:value="0.0625" calcext:value-type="float">
            <text:p>0.0625</text:p>
          </table:table-cell>
          <table:table-cell table:style-name="ce10" table:formula="of:=['3-Zimmer-Wohnungen'.J$21]/['3-Zimmer-Wohnungen'.$K$21]-1" office:value-type="float" office:value="0.0588235294117647" calcext:value-type="float">
            <text:p>0.0588</text:p>
          </table:table-cell>
          <table:table-cell table:style-name="ce10" table:formula="of:=['3-Zimmer-Wohnungen'.J$24]/['3-Zimmer-Wohnungen'.$K$24]-1" office:value-type="float" office:value="0.05" calcext:value-type="float">
            <text:p>0.0500</text:p>
          </table:table-cell>
          <table:table-cell table:style-name="ce10" table:formula="of:=['3-Zimmer-Wohnungen'.J$27]/['3-Zimmer-Wohnungen'.$K$27]-1" office:value-type="float" office:value="0.0454545454545454" calcext:value-type="float">
            <text:p>0.045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0" calcext:value-type="float">
            <text:p>10</text:p>
          </table:table-cell>
          <table:table-cell table:style-name="ce10" table:formula="of:=['3-Zimmer-Wohnungen'.K$6]/['3-Zimmer-Wohnungen'.$K$6]-1" office:value-type="float" office:value="0" calcext:value-type="float">
            <text:p>0.0000</text:p>
          </table:table-cell>
          <table:table-cell table:style-name="ce10" table:formula="of:=['3-Zimmer-Wohnungen'.K$9]/['3-Zimmer-Wohnungen'.$K$9]-1" office:value-type="float" office:value="0" calcext:value-type="float">
            <text:p>0.0000</text:p>
          </table:table-cell>
          <table:table-cell table:style-name="ce10" table:formula="of:=['3-Zimmer-Wohnungen'.K$12]/['3-Zimmer-Wohnungen'.$K$12]-1" office:value-type="float" office:value="0" calcext:value-type="float">
            <text:p>0.0000</text:p>
          </table:table-cell>
          <table:table-cell table:style-name="ce10" table:formula="of:=['3-Zimmer-Wohnungen'.K$15]/['3-Zimmer-Wohnungen'.$K$15]-1" office:value-type="float" office:value="0" calcext:value-type="float">
            <text:p>0.0000</text:p>
          </table:table-cell>
          <table:table-cell table:style-name="ce10" table:formula="of:=['3-Zimmer-Wohnungen'.K$18]/['3-Zimmer-Wohnungen'.$K$18]-1" office:value-type="float" office:value="0" calcext:value-type="float">
            <text:p>0.0000</text:p>
          </table:table-cell>
          <table:table-cell table:style-name="ce10" table:formula="of:=['3-Zimmer-Wohnungen'.K$21]/['3-Zimmer-Wohnungen'.$K$21]-1" office:value-type="float" office:value="0" calcext:value-type="float">
            <text:p>0.0000</text:p>
          </table:table-cell>
          <table:table-cell table:style-name="ce10" table:formula="of:=['3-Zimmer-Wohnungen'.K$24]/['3-Zimmer-Wohnungen'.$K$24]-1" office:value-type="float" office:value="0" calcext:value-type="float">
            <text:p>0.0000</text:p>
          </table:table-cell>
          <table:table-cell table:style-name="ce10" table:formula="of:=['3-Zimmer-Wohnungen'.K$27]/['3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1" calcext:value-type="float">
            <text:p>11</text:p>
          </table:table-cell>
          <table:table-cell table:style-name="ce10" table:formula="of:=['3-Zimmer-Wohnungen'.L$6]/['3-Zimmer-Wohnungen'.$K$6]-1" office:value-type="float" office:value="0" calcext:value-type="float">
            <text:p>0.0000</text:p>
          </table:table-cell>
          <table:table-cell table:style-name="ce10" table:formula="of:=['3-Zimmer-Wohnungen'.L$9]/['3-Zimmer-Wohnungen'.$K$9]-1" office:value-type="float" office:value="0" calcext:value-type="float">
            <text:p>0.0000</text:p>
          </table:table-cell>
          <table:table-cell table:style-name="ce10" table:formula="of:=['3-Zimmer-Wohnungen'.L$12]/['3-Zimmer-Wohnungen'.$K$12]-1" office:value-type="float" office:value="-0.0666666666666667" calcext:value-type="float">
            <text:p>-0.0667</text:p>
          </table:table-cell>
          <table:table-cell table:style-name="ce10" table:formula="of:=['3-Zimmer-Wohnungen'.L$15]/['3-Zimmer-Wohnungen'.$K$15]-1" office:value-type="float" office:value="0" calcext:value-type="float">
            <text:p>0.0000</text:p>
          </table:table-cell>
          <table:table-cell table:style-name="ce10" table:formula="of:=['3-Zimmer-Wohnungen'.L$18]/['3-Zimmer-Wohnungen'.$K$18]-1" office:value-type="float" office:value="0" calcext:value-type="float">
            <text:p>0.0000</text:p>
          </table:table-cell>
          <table:table-cell table:style-name="ce10" table:formula="of:=['3-Zimmer-Wohnungen'.L$21]/['3-Zimmer-Wohnungen'.$K$21]-1" office:value-type="float" office:value="0" calcext:value-type="float">
            <text:p>0.0000</text:p>
          </table:table-cell>
          <table:table-cell table:style-name="ce10" table:formula="of:=['3-Zimmer-Wohnungen'.L$24]/['3-Zimmer-Wohnungen'.$K$24]-1" office:value-type="float" office:value="0" calcext:value-type="float">
            <text:p>0.0000</text:p>
          </table:table-cell>
          <table:table-cell table:style-name="ce10" table:formula="of:=['3-Zimmer-Wohnungen'.L$27]/['3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2" calcext:value-type="float">
            <text:p>12</text:p>
          </table:table-cell>
          <table:table-cell table:style-name="ce10" table:formula="of:=['3-Zimmer-Wohnungen'.M$6]/['3-Zimmer-Wohnungen'.$K$6]-1" office:value-type="float" office:value="0.0714285714285714" calcext:value-type="float">
            <text:p>0.0714</text:p>
          </table:table-cell>
          <table:table-cell table:style-name="ce10" table:formula="of:=['3-Zimmer-Wohnungen'.M$9]/['3-Zimmer-Wohnungen'.$K$9]-1" office:value-type="float" office:value="0" calcext:value-type="float">
            <text:p>0.0000</text:p>
          </table:table-cell>
          <table:table-cell table:style-name="ce10" table:formula="of:=['3-Zimmer-Wohnungen'.M$12]/['3-Zimmer-Wohnungen'.$K$12]-1" office:value-type="float" office:value="0" calcext:value-type="float">
            <text:p>0.0000</text:p>
          </table:table-cell>
          <table:table-cell table:style-name="ce10" table:formula="of:=['3-Zimmer-Wohnungen'.M$15]/['3-Zimmer-Wohnungen'.$K$15]-1" office:value-type="float" office:value="0.0666666666666667" calcext:value-type="float">
            <text:p>0.0667</text:p>
          </table:table-cell>
          <table:table-cell table:style-name="ce10" table:formula="of:=['3-Zimmer-Wohnungen'.M$18]/['3-Zimmer-Wohnungen'.$K$18]-1" office:value-type="float" office:value="0.0625" calcext:value-type="float">
            <text:p>0.0625</text:p>
          </table:table-cell>
          <table:table-cell table:style-name="ce10" table:formula="of:=['3-Zimmer-Wohnungen'.M$21]/['3-Zimmer-Wohnungen'.$K$21]-1" office:value-type="float" office:value="0.0588235294117647" calcext:value-type="float">
            <text:p>0.0588</text:p>
          </table:table-cell>
          <table:table-cell table:style-name="ce10" table:formula="of:=['3-Zimmer-Wohnungen'.M$24]/['3-Zimmer-Wohnungen'.$K$24]-1" office:value-type="float" office:value="0.05" calcext:value-type="float">
            <text:p>0.0500</text:p>
          </table:table-cell>
          <table:table-cell table:style-name="ce10" table:formula="of:=['3-Zimmer-Wohnungen'.M$27]/['3-Zimmer-Wohnungen'.$K$27]-1" office:value-type="float" office:value="0.0454545454545454" calcext:value-type="float">
            <text:p>0.045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3" calcext:value-type="float">
            <text:p>13</text:p>
          </table:table-cell>
          <table:table-cell table:style-name="ce10" table:formula="of:=['3-Zimmer-Wohnungen'.N$6]/['3-Zimmer-Wohnungen'.$K$6]-1" office:value-type="float" office:value="0" calcext:value-type="float">
            <text:p>0.0000</text:p>
          </table:table-cell>
          <table:table-cell table:style-name="ce10" table:formula="of:=['3-Zimmer-Wohnungen'.N$9]/['3-Zimmer-Wohnungen'.$K$9]-1" office:value-type="float" office:value="0" calcext:value-type="float">
            <text:p>0.0000</text:p>
          </table:table-cell>
          <table:table-cell table:style-name="ce10" table:formula="of:=['3-Zimmer-Wohnungen'.N$12]/['3-Zimmer-Wohnungen'.$K$12]-1" office:value-type="float" office:value="-0.0666666666666667" calcext:value-type="float">
            <text:p>-0.0667</text:p>
          </table:table-cell>
          <table:table-cell table:style-name="ce10" table:formula="of:=['3-Zimmer-Wohnungen'.N$15]/['3-Zimmer-Wohnungen'.$K$15]-1" office:value-type="float" office:value="0" calcext:value-type="float">
            <text:p>0.0000</text:p>
          </table:table-cell>
          <table:table-cell table:style-name="ce10" table:formula="of:=['3-Zimmer-Wohnungen'.N$18]/['3-Zimmer-Wohnungen'.$K$18]-1" office:value-type="float" office:value="0" calcext:value-type="float">
            <text:p>0.0000</text:p>
          </table:table-cell>
          <table:table-cell table:style-name="ce10" table:formula="of:=['3-Zimmer-Wohnungen'.N$21]/['3-Zimmer-Wohnungen'.$K$21]-1" office:value-type="float" office:value="0" calcext:value-type="float">
            <text:p>0.0000</text:p>
          </table:table-cell>
          <table:table-cell table:style-name="ce10" table:formula="of:=['3-Zimmer-Wohnungen'.N$24]/['3-Zimmer-Wohnungen'.$K$24]-1" office:value-type="float" office:value="0" calcext:value-type="float">
            <text:p>0.0000</text:p>
          </table:table-cell>
          <table:table-cell table:style-name="ce10" table:formula="of:=['3-Zimmer-Wohnungen'.N$27]/['3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4" calcext:value-type="float">
            <text:p>14</text:p>
          </table:table-cell>
          <table:table-cell table:style-name="ce10" table:formula="of:=['3-Zimmer-Wohnungen'.O$6]/['3-Zimmer-Wohnungen'.$K$6]-1" office:value-type="float" office:value="0" calcext:value-type="float">
            <text:p>0.0000</text:p>
          </table:table-cell>
          <table:table-cell table:style-name="ce10" table:formula="of:=['3-Zimmer-Wohnungen'.O$9]/['3-Zimmer-Wohnungen'.$K$9]-1" office:value-type="float" office:value="0" calcext:value-type="float">
            <text:p>0.0000</text:p>
          </table:table-cell>
          <table:table-cell table:style-name="ce10" table:formula="of:=['3-Zimmer-Wohnungen'.O$12]/['3-Zimmer-Wohnungen'.$K$12]-1" office:value-type="float" office:value="-0.0666666666666667" calcext:value-type="float">
            <text:p>-0.0667</text:p>
          </table:table-cell>
          <table:table-cell table:style-name="ce10" table:formula="of:=['3-Zimmer-Wohnungen'.O$15]/['3-Zimmer-Wohnungen'.$K$15]-1" office:value-type="float" office:value="0" calcext:value-type="float">
            <text:p>0.0000</text:p>
          </table:table-cell>
          <table:table-cell table:style-name="ce10" table:formula="of:=['3-Zimmer-Wohnungen'.O$18]/['3-Zimmer-Wohnungen'.$K$18]-1" office:value-type="float" office:value="0" calcext:value-type="float">
            <text:p>0.0000</text:p>
          </table:table-cell>
          <table:table-cell table:style-name="ce10" table:formula="of:=['3-Zimmer-Wohnungen'.O$21]/['3-Zimmer-Wohnungen'.$K$21]-1" office:value-type="float" office:value="0" calcext:value-type="float">
            <text:p>0.0000</text:p>
          </table:table-cell>
          <table:table-cell table:style-name="ce10" table:formula="of:=['3-Zimmer-Wohnungen'.O$24]/['3-Zimmer-Wohnungen'.$K$24]-1" office:value-type="float" office:value="0" calcext:value-type="float">
            <text:p>0.0000</text:p>
          </table:table-cell>
          <table:table-cell table:style-name="ce10" table:formula="of:=['3-Zimmer-Wohnungen'.O$27]/['3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5" calcext:value-type="float">
            <text:p>15</text:p>
          </table:table-cell>
          <table:table-cell table:style-name="ce10" table:formula="of:=['3-Zimmer-Wohnungen'.P$6]/['3-Zimmer-Wohnungen'.$K$6]-1" office:value-type="float" office:value="-0.0714285714285714" calcext:value-type="float">
            <text:p>-0.0714</text:p>
          </table:table-cell>
          <table:table-cell table:style-name="ce10" table:formula="of:=['3-Zimmer-Wohnungen'.P$9]/['3-Zimmer-Wohnungen'.$K$9]-1" office:value-type="float" office:value="-0.0714285714285714" calcext:value-type="float">
            <text:p>-0.0714</text:p>
          </table:table-cell>
          <table:table-cell table:style-name="ce10" table:formula="of:=['3-Zimmer-Wohnungen'.P$12]/['3-Zimmer-Wohnungen'.$K$12]-1" office:value-type="float" office:value="-0.133333333333333" calcext:value-type="float">
            <text:p>-0.1333</text:p>
          </table:table-cell>
          <table:table-cell table:style-name="ce10" table:formula="of:=['3-Zimmer-Wohnungen'.P$15]/['3-Zimmer-Wohnungen'.$K$15]-1" office:value-type="float" office:value="-0.0666666666666667" calcext:value-type="float">
            <text:p>-0.0667</text:p>
          </table:table-cell>
          <table:table-cell table:style-name="ce10" table:formula="of:=['3-Zimmer-Wohnungen'.P$18]/['3-Zimmer-Wohnungen'.$K$18]-1" office:value-type="float" office:value="-0.0625" calcext:value-type="float">
            <text:p>-0.0625</text:p>
          </table:table-cell>
          <table:table-cell table:style-name="ce10" table:formula="of:=['3-Zimmer-Wohnungen'.P$21]/['3-Zimmer-Wohnungen'.$K$21]-1" office:value-type="float" office:value="-0.0588235294117647" calcext:value-type="float">
            <text:p>-0.0588</text:p>
          </table:table-cell>
          <table:table-cell table:style-name="ce10" table:formula="of:=['3-Zimmer-Wohnungen'.P$24]/['3-Zimmer-Wohnungen'.$K$24]-1" office:value-type="float" office:value="-0.05" calcext:value-type="float">
            <text:p>-0.0500</text:p>
          </table:table-cell>
          <table:table-cell table:style-name="ce10" table:formula="of:=['3-Zimmer-Wohnungen'.P$27]/['3-Zimmer-Wohnungen'.$K$27]-1" office:value-type="float" office:value="-0.0454545454545454" calcext:value-type="float">
            <text:p>-0.045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8" calcext:value-type="float">
            <text:p>18</text:p>
          </table:table-cell>
          <table:table-cell table:style-name="ce10" table:formula="of:=['3-Zimmer-Wohnungen'.Q$6]/['3-Zimmer-Wohnungen'.$K$6]-1" office:value-type="float" office:value="0" calcext:value-type="float">
            <text:p>0.0000</text:p>
          </table:table-cell>
          <table:table-cell table:style-name="ce10" table:formula="of:=['3-Zimmer-Wohnungen'.Q$9]/['3-Zimmer-Wohnungen'.$K$9]-1" office:value-type="float" office:value="-0.0714285714285714" calcext:value-type="float">
            <text:p>-0.0714</text:p>
          </table:table-cell>
          <table:table-cell table:style-name="ce10" table:formula="of:=['3-Zimmer-Wohnungen'.Q$12]/['3-Zimmer-Wohnungen'.$K$12]-1" office:value-type="float" office:value="-0.0666666666666667" calcext:value-type="float">
            <text:p>-0.0667</text:p>
          </table:table-cell>
          <table:table-cell table:style-name="ce10" table:formula="of:=['3-Zimmer-Wohnungen'.Q$15]/['3-Zimmer-Wohnungen'.$K$15]-1" office:value-type="float" office:value="-0.0666666666666667" calcext:value-type="float">
            <text:p>-0.0667</text:p>
          </table:table-cell>
          <table:table-cell table:style-name="ce10" table:formula="of:=['3-Zimmer-Wohnungen'.Q$18]/['3-Zimmer-Wohnungen'.$K$18]-1" office:value-type="float" office:value="-0.0625" calcext:value-type="float">
            <text:p>-0.0625</text:p>
          </table:table-cell>
          <table:table-cell table:style-name="ce10" table:formula="of:=['3-Zimmer-Wohnungen'.Q$21]/['3-Zimmer-Wohnungen'.$K$21]-1" office:value-type="float" office:value="-0.0588235294117647" calcext:value-type="float">
            <text:p>-0.0588</text:p>
          </table:table-cell>
          <table:table-cell table:style-name="ce10" table:formula="of:=['3-Zimmer-Wohnungen'.Q$24]/['3-Zimmer-Wohnungen'.$K$24]-1" office:value-type="float" office:value="-0.05" calcext:value-type="float">
            <text:p>-0.0500</text:p>
          </table:table-cell>
          <table:table-cell table:style-name="ce10" table:formula="of:=['3-Zimmer-Wohnungen'.Q$27]/['3-Zimmer-Wohnungen'.$K$27]-1" office:value-type="float" office:value="-0.0454545454545454" calcext:value-type="float">
            <text:p>-0.045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9" calcext:value-type="float">
            <text:p>19</text:p>
          </table:table-cell>
          <table:table-cell table:style-name="ce10" table:formula="of:=['3-Zimmer-Wohnungen'.R$6]/['3-Zimmer-Wohnungen'.$K$6]-1" office:value-type="float" office:value="0" calcext:value-type="float">
            <text:p>0.0000</text:p>
          </table:table-cell>
          <table:table-cell table:style-name="ce10" table:formula="of:=['3-Zimmer-Wohnungen'.R$9]/['3-Zimmer-Wohnungen'.$K$9]-1" office:value-type="float" office:value="0" calcext:value-type="float">
            <text:p>0.0000</text:p>
          </table:table-cell>
          <table:table-cell table:style-name="ce10" table:formula="of:=['3-Zimmer-Wohnungen'.R$12]/['3-Zimmer-Wohnungen'.$K$12]-1" office:value-type="float" office:value="-0.0666666666666667" calcext:value-type="float">
            <text:p>-0.0667</text:p>
          </table:table-cell>
          <table:table-cell table:style-name="ce10" table:formula="of:=['3-Zimmer-Wohnungen'.R$15]/['3-Zimmer-Wohnungen'.$K$15]-1" office:value-type="float" office:value="0" calcext:value-type="float">
            <text:p>0.0000</text:p>
          </table:table-cell>
          <table:table-cell table:style-name="ce10" table:formula="of:=['3-Zimmer-Wohnungen'.R$18]/['3-Zimmer-Wohnungen'.$K$18]-1" office:value-type="float" office:value="0" calcext:value-type="float">
            <text:p>0.0000</text:p>
          </table:table-cell>
          <table:table-cell table:style-name="ce10" table:formula="of:=['3-Zimmer-Wohnungen'.R$21]/['3-Zimmer-Wohnungen'.$K$21]-1" office:value-type="float" office:value="0" calcext:value-type="float">
            <text:p>0.0000</text:p>
          </table:table-cell>
          <table:table-cell table:style-name="ce10" table:formula="of:=['3-Zimmer-Wohnungen'.R$24]/['3-Zimmer-Wohnungen'.$K$24]-1" office:value-type="float" office:value="0" calcext:value-type="float">
            <text:p>0.0000</text:p>
          </table:table-cell>
          <table:table-cell table:style-name="ce10" table:formula="of:=['3-Zimmer-Wohnungen'.R$27]/['3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7" calcext:value-type="float">
            <text:p>17</text:p>
          </table:table-cell>
          <table:table-cell table:style-name="ce10" table:formula="of:=['3-Zimmer-Wohnungen'.S$6]/['3-Zimmer-Wohnungen'.$K$6]-1" office:value-type="float" office:value="-0.0714285714285714" calcext:value-type="float">
            <text:p>-0.0714</text:p>
          </table:table-cell>
          <table:table-cell table:style-name="ce10" table:formula="of:=['3-Zimmer-Wohnungen'.S$9]/['3-Zimmer-Wohnungen'.$K$9]-1" office:value-type="float" office:value="-0.0714285714285714" calcext:value-type="float">
            <text:p>-0.0714</text:p>
          </table:table-cell>
          <table:table-cell table:style-name="ce10" table:formula="of:=['3-Zimmer-Wohnungen'.S$12]/['3-Zimmer-Wohnungen'.$K$12]-1" office:value-type="float" office:value="-0.133333333333333" calcext:value-type="float">
            <text:p>-0.1333</text:p>
          </table:table-cell>
          <table:table-cell table:style-name="ce10" table:formula="of:=['3-Zimmer-Wohnungen'.S$15]/['3-Zimmer-Wohnungen'.$K$15]-1" office:value-type="float" office:value="-0.0666666666666667" calcext:value-type="float">
            <text:p>-0.0667</text:p>
          </table:table-cell>
          <table:table-cell table:style-name="ce10" table:formula="of:=['3-Zimmer-Wohnungen'.S$18]/['3-Zimmer-Wohnungen'.$K$18]-1" office:value-type="float" office:value="-0.0625" calcext:value-type="float">
            <text:p>-0.0625</text:p>
          </table:table-cell>
          <table:table-cell table:style-name="ce10" table:formula="of:=['3-Zimmer-Wohnungen'.S$21]/['3-Zimmer-Wohnungen'.$K$21]-1" office:value-type="float" office:value="-0.0588235294117647" calcext:value-type="float">
            <text:p>-0.0588</text:p>
          </table:table-cell>
          <table:table-cell table:style-name="ce10" table:formula="of:=['3-Zimmer-Wohnungen'.S$24]/['3-Zimmer-Wohnungen'.$K$24]-1" office:value-type="float" office:value="-0.1" calcext:value-type="float">
            <text:p>-0.1000</text:p>
          </table:table-cell>
          <table:table-cell table:style-name="ce10" table:formula="of:=['3-Zimmer-Wohnungen'.S$27]/['3-Zimmer-Wohnungen'.$K$27]-1" office:value-type="float" office:value="-0.0909090909090909" calcext:value-type="float">
            <text:p>-0.0909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6" calcext:value-type="float">
            <text:p>16</text:p>
          </table:table-cell>
          <table:table-cell table:style-name="ce10" table:formula="of:=['3-Zimmer-Wohnungen'.T$6]/['3-Zimmer-Wohnungen'.$K$6]-1" office:value-type="float" office:value="-0.0714285714285714" calcext:value-type="float">
            <text:p>-0.0714</text:p>
          </table:table-cell>
          <table:table-cell table:style-name="ce10" table:formula="of:=['3-Zimmer-Wohnungen'.T$9]/['3-Zimmer-Wohnungen'.$K$9]-1" office:value-type="float" office:value="-0.0714285714285714" calcext:value-type="float">
            <text:p>-0.0714</text:p>
          </table:table-cell>
          <table:table-cell table:style-name="ce10" table:formula="of:=['3-Zimmer-Wohnungen'.T$12]/['3-Zimmer-Wohnungen'.$K$12]-1" office:value-type="float" office:value="-0.0666666666666667" calcext:value-type="float">
            <text:p>-0.0667</text:p>
          </table:table-cell>
          <table:table-cell table:style-name="ce10" table:formula="of:=['3-Zimmer-Wohnungen'.T$15]/['3-Zimmer-Wohnungen'.$K$15]-1" office:value-type="float" office:value="-0.0666666666666667" calcext:value-type="float">
            <text:p>-0.0667</text:p>
          </table:table-cell>
          <table:table-cell table:style-name="ce10" table:formula="of:=['3-Zimmer-Wohnungen'.T$18]/['3-Zimmer-Wohnungen'.$K$18]-1" office:value-type="float" office:value="-0.0625" calcext:value-type="float">
            <text:p>-0.0625</text:p>
          </table:table-cell>
          <table:table-cell table:style-name="ce10" table:formula="of:=['3-Zimmer-Wohnungen'.T$21]/['3-Zimmer-Wohnungen'.$K$21]-1" office:value-type="float" office:value="-0.0588235294117647" calcext:value-type="float">
            <text:p>-0.0588</text:p>
          </table:table-cell>
          <table:table-cell table:style-name="ce10" table:formula="of:=['3-Zimmer-Wohnungen'.T$24]/['3-Zimmer-Wohnungen'.$K$24]-1" office:value-type="float" office:value="-0.05" calcext:value-type="float">
            <text:p>-0.0500</text:p>
          </table:table-cell>
          <table:table-cell table:style-name="ce10" table:formula="of:=['3-Zimmer-Wohnungen'.T$27]/['3-Zimmer-Wohnungen'.$K$27]-1" office:value-type="float" office:value="-0.0454545454545454" calcext:value-type="float">
            <text:p>-0.045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0" calcext:value-type="float">
            <text:p>20</text:p>
          </table:table-cell>
          <table:table-cell table:style-name="ce10" table:formula="of:=['3-Zimmer-Wohnungen'.U$6]/['3-Zimmer-Wohnungen'.$K$6]-1" office:value-type="float" office:value="0" calcext:value-type="float">
            <text:p>0.0000</text:p>
          </table:table-cell>
          <table:table-cell table:style-name="ce10" table:formula="of:=['3-Zimmer-Wohnungen'.U$9]/['3-Zimmer-Wohnungen'.$K$9]-1" office:value-type="float" office:value="0" calcext:value-type="float">
            <text:p>0.0000</text:p>
          </table:table-cell>
          <table:table-cell table:style-name="ce10" table:formula="of:=['3-Zimmer-Wohnungen'.U$12]/['3-Zimmer-Wohnungen'.$K$12]-1" office:value-type="float" office:value="0" calcext:value-type="float">
            <text:p>0.0000</text:p>
          </table:table-cell>
          <table:table-cell table:style-name="ce10" table:formula="of:=['3-Zimmer-Wohnungen'.U$15]/['3-Zimmer-Wohnungen'.$K$15]-1" office:value-type="float" office:value="0" calcext:value-type="float">
            <text:p>0.0000</text:p>
          </table:table-cell>
          <table:table-cell table:style-name="ce10" table:formula="of:=['3-Zimmer-Wohnungen'.U$18]/['3-Zimmer-Wohnungen'.$K$18]-1" office:value-type="float" office:value="0" calcext:value-type="float">
            <text:p>0.0000</text:p>
          </table:table-cell>
          <table:table-cell table:style-name="ce10" table:formula="of:=['3-Zimmer-Wohnungen'.U$21]/['3-Zimmer-Wohnungen'.$K$21]-1" office:value-type="float" office:value="0" calcext:value-type="float">
            <text:p>0.0000</text:p>
          </table:table-cell>
          <table:table-cell table:style-name="ce10" table:formula="of:=['3-Zimmer-Wohnungen'.U$24]/['3-Zimmer-Wohnungen'.$K$24]-1" office:value-type="float" office:value="0" calcext:value-type="float">
            <text:p>0.0000</text:p>
          </table:table-cell>
          <table:table-cell table:style-name="ce10" table:formula="of:=['3-Zimmer-Wohnungen'.U$27]/['3-Zimmer-Wohnungen'.$K$27]-1" office:value-type="float" office:value="0.0454545454545454" calcext:value-type="float">
            <text:p>0.045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1" calcext:value-type="float">
            <text:p>21</text:p>
          </table:table-cell>
          <table:table-cell table:style-name="ce10" table:formula="of:=['3-Zimmer-Wohnungen'.U$6]/['3-Zimmer-Wohnungen'.$K$6]-1" office:value-type="float" office:value="0" calcext:value-type="float">
            <text:p>0.0000</text:p>
          </table:table-cell>
          <table:table-cell table:style-name="ce10" table:formula="of:=['3-Zimmer-Wohnungen'.U$9]/['3-Zimmer-Wohnungen'.$K$9]-1" office:value-type="float" office:value="0" calcext:value-type="float">
            <text:p>0.0000</text:p>
          </table:table-cell>
          <table:table-cell table:style-name="ce10" table:formula="of:=['3-Zimmer-Wohnungen'.U$12]/['3-Zimmer-Wohnungen'.$K$12]-1" office:value-type="float" office:value="0" calcext:value-type="float">
            <text:p>0.0000</text:p>
          </table:table-cell>
          <table:table-cell table:style-name="ce10" table:formula="of:=['3-Zimmer-Wohnungen'.U$15]/['3-Zimmer-Wohnungen'.$K$15]-1" office:value-type="float" office:value="0" calcext:value-type="float">
            <text:p>0.0000</text:p>
          </table:table-cell>
          <table:table-cell table:style-name="ce10" table:formula="of:=['3-Zimmer-Wohnungen'.U$18]/['3-Zimmer-Wohnungen'.$K$18]-1" office:value-type="float" office:value="0" calcext:value-type="float">
            <text:p>0.0000</text:p>
          </table:table-cell>
          <table:table-cell table:style-name="ce10" table:formula="of:=['3-Zimmer-Wohnungen'.U$21]/['3-Zimmer-Wohnungen'.$K$21]-1" office:value-type="float" office:value="0" calcext:value-type="float">
            <text:p>0.0000</text:p>
          </table:table-cell>
          <table:table-cell table:style-name="ce10" table:formula="of:=['3-Zimmer-Wohnungen'.U$24]/['3-Zimmer-Wohnungen'.$K$24]-1" office:value-type="float" office:value="0" calcext:value-type="float">
            <text:p>0.0000</text:p>
          </table:table-cell>
          <table:table-cell table:style-name="ce10" table:formula="of:=['3-Zimmer-Wohnungen'.U$27]/['3-Zimmer-Wohnungen'.$K$27]-1" office:value-type="float" office:value="0.0454545454545454" calcext:value-type="float">
            <text:p>0.045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7" calcext:value-type="float">
            <text:p>7</text:p>
          </table:table-cell>
          <table:table-cell table:style-name="ce10" table:formula="of:=['3-Zimmer-Wohnungen'.B$7]/['3-Zimmer-Wohnungen'.$K$7]-1" office:value-type="float" office:value="0.294117647058824" calcext:value-type="float">
            <text:p>0.2941</text:p>
          </table:table-cell>
          <table:table-cell table:style-name="ce10" table:formula="of:=['3-Zimmer-Wohnungen'.B$10]/['3-Zimmer-Wohnungen'.$K$10]-1" office:value-type="float" office:value="0.235294117647059" calcext:value-type="float">
            <text:p>0.2353</text:p>
          </table:table-cell>
          <table:table-cell table:style-name="ce10" table:formula="of:=['3-Zimmer-Wohnungen'.B$13]/['3-Zimmer-Wohnungen'.$K$13]-1" office:value-type="float" office:value="0.3125" calcext:value-type="float">
            <text:p>0.3125</text:p>
          </table:table-cell>
          <table:table-cell table:style-name="ce10" table:formula="of:=['3-Zimmer-Wohnungen'.B$16]/['3-Zimmer-Wohnungen'.$K$16]-1" office:value-type="float" office:value="0.25" calcext:value-type="float">
            <text:p>0.2500</text:p>
          </table:table-cell>
          <table:table-cell table:style-name="ce10" table:formula="of:=['3-Zimmer-Wohnungen'.B$19]/['3-Zimmer-Wohnungen'.$K$19]-1" office:value-type="float" office:value="0.3125" calcext:value-type="float">
            <text:p>0.3125</text:p>
          </table:table-cell>
          <table:table-cell table:style-name="ce10" table:formula="of:=['3-Zimmer-Wohnungen'.B$22]/['3-Zimmer-Wohnungen'.$K$22]-1" office:value-type="float" office:value="0.222222222222222" calcext:value-type="float">
            <text:p>0.2222</text:p>
          </table:table-cell>
          <table:table-cell table:style-name="ce10" table:formula="of:=['3-Zimmer-Wohnungen'.B$25]/['3-Zimmer-Wohnungen'.$K$25]-1" office:value-type="float" office:value="0.25" calcext:value-type="float">
            <text:p>0.2500</text:p>
          </table:table-cell>
          <table:table-cell table:style-name="ce10" table:formula="of:=['3-Zimmer-Wohnungen'.B$28]/['3-Zimmer-Wohnungen'.$K$28]-1" office:value-type="float" office:value="0.260869565217391" calcext:value-type="float">
            <text:p>0.2609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6" calcext:value-type="float">
            <text:p>6</text:p>
          </table:table-cell>
          <table:table-cell table:style-name="ce10" table:formula="of:=['3-Zimmer-Wohnungen'.C$7]/['3-Zimmer-Wohnungen'.$K$7]-1" office:value-type="float" office:value="0.117647058823529" calcext:value-type="float">
            <text:p>0.1176</text:p>
          </table:table-cell>
          <table:table-cell table:style-name="ce10" table:formula="of:=['3-Zimmer-Wohnungen'.C$10]/['3-Zimmer-Wohnungen'.$K$10]-1" office:value-type="float" office:value="0.0588235294117647" calcext:value-type="float">
            <text:p>0.0588</text:p>
          </table:table-cell>
          <table:table-cell table:style-name="ce10" table:formula="of:=['3-Zimmer-Wohnungen'.C$13]/['3-Zimmer-Wohnungen'.$K$13]-1" office:value-type="float" office:value="0.125" calcext:value-type="float">
            <text:p>0.1250</text:p>
          </table:table-cell>
          <table:table-cell table:style-name="ce10" table:formula="of:=['3-Zimmer-Wohnungen'.C$16]/['3-Zimmer-Wohnungen'.$K$16]-1" office:value-type="float" office:value="0.125" calcext:value-type="float">
            <text:p>0.1250</text:p>
          </table:table-cell>
          <table:table-cell table:style-name="ce10" table:formula="of:=['3-Zimmer-Wohnungen'.C$19]/['3-Zimmer-Wohnungen'.$K$19]-1" office:value-type="float" office:value="0.125" calcext:value-type="float">
            <text:p>0.1250</text:p>
          </table:table-cell>
          <table:table-cell table:style-name="ce10" table:formula="of:=['3-Zimmer-Wohnungen'.C$22]/['3-Zimmer-Wohnungen'.$K$22]-1" office:value-type="float" office:value="0.111111111111111" calcext:value-type="float">
            <text:p>0.1111</text:p>
          </table:table-cell>
          <table:table-cell table:style-name="ce10" table:formula="of:=['3-Zimmer-Wohnungen'.C$25]/['3-Zimmer-Wohnungen'.$K$25]-1" office:value-type="float" office:value="0.1" calcext:value-type="float">
            <text:p>0.1000</text:p>
          </table:table-cell>
          <table:table-cell table:style-name="ce10" table:formula="of:=['3-Zimmer-Wohnungen'.C$28]/['3-Zimmer-Wohnungen'.$K$28]-1" office:value-type="float" office:value="0.0869565217391304" calcext:value-type="float">
            <text:p>0.08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8" calcext:value-type="float">
            <text:p>8</text:p>
          </table:table-cell>
          <table:table-cell table:style-name="ce10" table:formula="of:=['3-Zimmer-Wohnungen'.D$7]/['3-Zimmer-Wohnungen'.$K$7]-1" office:value-type="float" office:value="0.0588235294117647" calcext:value-type="float">
            <text:p>0.0588</text:p>
          </table:table-cell>
          <table:table-cell table:style-name="ce10" table:formula="of:=['3-Zimmer-Wohnungen'.D$10]/['3-Zimmer-Wohnungen'.$K$10]-1" office:value-type="float" office:value="0.0588235294117647" calcext:value-type="float">
            <text:p>0.0588</text:p>
          </table:table-cell>
          <table:table-cell table:style-name="ce10" table:formula="of:=['3-Zimmer-Wohnungen'.D$13]/['3-Zimmer-Wohnungen'.$K$13]-1" office:value-type="float" office:value="0.0625" calcext:value-type="float">
            <text:p>0.0625</text:p>
          </table:table-cell>
          <table:table-cell table:style-name="ce10" table:formula="of:=['3-Zimmer-Wohnungen'.D$16]/['3-Zimmer-Wohnungen'.$K$16]-1" office:value-type="float" office:value="0.0625" calcext:value-type="float">
            <text:p>0.0625</text:p>
          </table:table-cell>
          <table:table-cell table:style-name="ce10" table:formula="of:=['3-Zimmer-Wohnungen'.D$19]/['3-Zimmer-Wohnungen'.$K$19]-1" office:value-type="float" office:value="0.0625" calcext:value-type="float">
            <text:p>0.0625</text:p>
          </table:table-cell>
          <table:table-cell table:style-name="ce10" table:formula="of:=['3-Zimmer-Wohnungen'.D$22]/['3-Zimmer-Wohnungen'.$K$22]-1" office:value-type="float" office:value="0.0555555555555556" calcext:value-type="float">
            <text:p>0.0556</text:p>
          </table:table-cell>
          <table:table-cell table:style-name="ce10" table:formula="of:=['3-Zimmer-Wohnungen'.D$25]/['3-Zimmer-Wohnungen'.$K$25]-1" office:value-type="float" office:value="0.05" calcext:value-type="float">
            <text:p>0.0500</text:p>
          </table:table-cell>
          <table:table-cell table:style-name="ce10" table:formula="of:=['3-Zimmer-Wohnungen'.D$28]/['3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4" calcext:value-type="float">
            <text:p>4</text:p>
          </table:table-cell>
          <table:table-cell table:style-name="ce10" table:formula="of:=['3-Zimmer-Wohnungen'.E$7]/['3-Zimmer-Wohnungen'.$K$7]-1" office:value-type="float" office:value="0" calcext:value-type="float">
            <text:p>0.0000</text:p>
          </table:table-cell>
          <table:table-cell table:style-name="ce10" table:formula="of:=['3-Zimmer-Wohnungen'.E$10]/['3-Zimmer-Wohnungen'.$K$10]-1" office:value-type="float" office:value="0" calcext:value-type="float">
            <text:p>0.0000</text:p>
          </table:table-cell>
          <table:table-cell table:style-name="ce10" table:formula="of:=['3-Zimmer-Wohnungen'.E$13]/['3-Zimmer-Wohnungen'.$K$13]-1" office:value-type="float" office:value="0" calcext:value-type="float">
            <text:p>0.0000</text:p>
          </table:table-cell>
          <table:table-cell table:style-name="ce10" table:formula="of:=['3-Zimmer-Wohnungen'.E$16]/['3-Zimmer-Wohnungen'.$K$16]-1" office:value-type="float" office:value="0" calcext:value-type="float">
            <text:p>0.0000</text:p>
          </table:table-cell>
          <table:table-cell table:style-name="ce10" table:formula="of:=['3-Zimmer-Wohnungen'.E$19]/['3-Zimmer-Wohnungen'.$K$19]-1" office:value-type="float" office:value="0" calcext:value-type="float">
            <text:p>0.0000</text:p>
          </table:table-cell>
          <table:table-cell table:style-name="ce10" table:formula="of:=['3-Zimmer-Wohnungen'.E$22]/['3-Zimmer-Wohnungen'.$K$22]-1" office:value-type="float" office:value="0" calcext:value-type="float">
            <text:p>0.0000</text:p>
          </table:table-cell>
          <table:table-cell table:style-name="ce10" table:formula="of:=['3-Zimmer-Wohnungen'.E$25]/['3-Zimmer-Wohnungen'.$K$25]-1" office:value-type="float" office:value="0" calcext:value-type="float">
            <text:p>0.0000</text:p>
          </table:table-cell>
          <table:table-cell table:style-name="ce10" table:formula="of:=['3-Zimmer-Wohnungen'.E$28]/['3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3" calcext:value-type="float">
            <text:p>3</text:p>
          </table:table-cell>
          <table:table-cell table:style-name="ce10" table:formula="of:=['3-Zimmer-Wohnungen'.F$7]/['3-Zimmer-Wohnungen'.$K$7]-1" office:value-type="float" office:value="0.0588235294117647" calcext:value-type="float">
            <text:p>0.0588</text:p>
          </table:table-cell>
          <table:table-cell table:style-name="ce10" table:formula="of:=['3-Zimmer-Wohnungen'.F$10]/['3-Zimmer-Wohnungen'.$K$10]-1" office:value-type="float" office:value="0.0588235294117647" calcext:value-type="float">
            <text:p>0.0588</text:p>
          </table:table-cell>
          <table:table-cell table:style-name="ce10" table:formula="of:=['3-Zimmer-Wohnungen'.F$13]/['3-Zimmer-Wohnungen'.$K$13]-1" office:value-type="float" office:value="0.0625" calcext:value-type="float">
            <text:p>0.0625</text:p>
          </table:table-cell>
          <table:table-cell table:style-name="ce10" table:formula="of:=['3-Zimmer-Wohnungen'.F$16]/['3-Zimmer-Wohnungen'.$K$16]-1" office:value-type="float" office:value="0.0625" calcext:value-type="float">
            <text:p>0.0625</text:p>
          </table:table-cell>
          <table:table-cell table:style-name="ce10" table:formula="of:=['3-Zimmer-Wohnungen'.F$19]/['3-Zimmer-Wohnungen'.$K$19]-1" office:value-type="float" office:value="0.0625" calcext:value-type="float">
            <text:p>0.0625</text:p>
          </table:table-cell>
          <table:table-cell table:style-name="ce10" table:formula="of:=['3-Zimmer-Wohnungen'.F$22]/['3-Zimmer-Wohnungen'.$K$22]-1" office:value-type="float" office:value="0.0555555555555556" calcext:value-type="float">
            <text:p>0.0556</text:p>
          </table:table-cell>
          <table:table-cell table:style-name="ce10" table:formula="of:=['3-Zimmer-Wohnungen'.F$25]/['3-Zimmer-Wohnungen'.$K$25]-1" office:value-type="float" office:value="0.05" calcext:value-type="float">
            <text:p>0.0500</text:p>
          </table:table-cell>
          <table:table-cell table:style-name="ce10" table:formula="of:=['3-Zimmer-Wohnungen'.F$28]/['3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" calcext:value-type="float">
            <text:p>2</text:p>
          </table:table-cell>
          <table:table-cell table:style-name="ce10" table:formula="of:=['3-Zimmer-Wohnungen'.G$7]/['3-Zimmer-Wohnungen'.$K$7]-1" office:value-type="float" office:value="0.0588235294117647" calcext:value-type="float">
            <text:p>0.0588</text:p>
          </table:table-cell>
          <table:table-cell table:style-name="ce10" table:formula="of:=['3-Zimmer-Wohnungen'.G$10]/['3-Zimmer-Wohnungen'.$K$10]-1" office:value-type="float" office:value="0" calcext:value-type="float">
            <text:p>0.0000</text:p>
          </table:table-cell>
          <table:table-cell table:style-name="ce10" table:formula="of:=['3-Zimmer-Wohnungen'.G$13]/['3-Zimmer-Wohnungen'.$K$13]-1" office:value-type="float" office:value="0.0625" calcext:value-type="float">
            <text:p>0.0625</text:p>
          </table:table-cell>
          <table:table-cell table:style-name="ce10" table:formula="of:=['3-Zimmer-Wohnungen'.G$16]/['3-Zimmer-Wohnungen'.$K$16]-1" office:value-type="float" office:value="0.0625" calcext:value-type="float">
            <text:p>0.0625</text:p>
          </table:table-cell>
          <table:table-cell table:style-name="ce10" table:formula="of:=['3-Zimmer-Wohnungen'.G$19]/['3-Zimmer-Wohnungen'.$K$19]-1" office:value-type="float" office:value="0.0625" calcext:value-type="float">
            <text:p>0.0625</text:p>
          </table:table-cell>
          <table:table-cell table:style-name="ce10" table:formula="of:=['3-Zimmer-Wohnungen'.G$22]/['3-Zimmer-Wohnungen'.$K$22]-1" office:value-type="float" office:value="0.0555555555555556" calcext:value-type="float">
            <text:p>0.0556</text:p>
          </table:table-cell>
          <table:table-cell table:style-name="ce10" table:formula="of:=['3-Zimmer-Wohnungen'.G$25]/['3-Zimmer-Wohnungen'.$K$25]-1" office:value-type="float" office:value="0.05" calcext:value-type="float">
            <text:p>0.0500</text:p>
          </table:table-cell>
          <table:table-cell table:style-name="ce10" table:formula="of:=['3-Zimmer-Wohnungen'.G$28]/['3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" calcext:value-type="float">
            <text:p>1</text:p>
          </table:table-cell>
          <table:table-cell table:style-name="ce10" table:formula="of:=['3-Zimmer-Wohnungen'.H$7]/['3-Zimmer-Wohnungen'.$K$7]-1" office:value-type="float" office:value="0.0588235294117647" calcext:value-type="float">
            <text:p>0.0588</text:p>
          </table:table-cell>
          <table:table-cell table:style-name="ce10" table:formula="of:=['3-Zimmer-Wohnungen'.H$10]/['3-Zimmer-Wohnungen'.$K$10]-1" office:value-type="float" office:value="0.0588235294117647" calcext:value-type="float">
            <text:p>0.0588</text:p>
          </table:table-cell>
          <table:table-cell table:style-name="ce10" table:formula="of:=['3-Zimmer-Wohnungen'.H$13]/['3-Zimmer-Wohnungen'.$K$13]-1" office:value-type="float" office:value="0.0625" calcext:value-type="float">
            <text:p>0.0625</text:p>
          </table:table-cell>
          <table:table-cell table:style-name="ce10" table:formula="of:=['3-Zimmer-Wohnungen'.H$16]/['3-Zimmer-Wohnungen'.$K$16]-1" office:value-type="float" office:value="0.0625" calcext:value-type="float">
            <text:p>0.0625</text:p>
          </table:table-cell>
          <table:table-cell table:style-name="ce10" table:formula="of:=['3-Zimmer-Wohnungen'.H$19]/['3-Zimmer-Wohnungen'.$K$19]-1" office:value-type="float" office:value="0.125" calcext:value-type="float">
            <text:p>0.1250</text:p>
          </table:table-cell>
          <table:table-cell table:style-name="ce10" table:formula="of:=['3-Zimmer-Wohnungen'.H$22]/['3-Zimmer-Wohnungen'.$K$22]-1" office:value-type="float" office:value="0.0555555555555556" calcext:value-type="float">
            <text:p>0.0556</text:p>
          </table:table-cell>
          <table:table-cell table:style-name="ce10" table:formula="of:=['3-Zimmer-Wohnungen'.H$25]/['3-Zimmer-Wohnungen'.$K$25]-1" office:value-type="float" office:value="0.1" calcext:value-type="float">
            <text:p>0.1000</text:p>
          </table:table-cell>
          <table:table-cell table:style-name="ce10" table:formula="of:=['3-Zimmer-Wohnungen'.H$28]/['3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5" calcext:value-type="float">
            <text:p>5</text:p>
          </table:table-cell>
          <table:table-cell table:style-name="ce10" table:formula="of:=['3-Zimmer-Wohnungen'.I$7]/['3-Zimmer-Wohnungen'.$K$7]-1" office:value-type="float" office:value="0.0588235294117647" calcext:value-type="float">
            <text:p>0.0588</text:p>
          </table:table-cell>
          <table:table-cell table:style-name="ce10" table:formula="of:=['3-Zimmer-Wohnungen'.I$10]/['3-Zimmer-Wohnungen'.$K$10]-1" office:value-type="float" office:value="0.0588235294117647" calcext:value-type="float">
            <text:p>0.0588</text:p>
          </table:table-cell>
          <table:table-cell table:style-name="ce10" table:formula="of:=['3-Zimmer-Wohnungen'.I$13]/['3-Zimmer-Wohnungen'.$K$13]-1" office:value-type="float" office:value="0.125" calcext:value-type="float">
            <text:p>0.1250</text:p>
          </table:table-cell>
          <table:table-cell table:style-name="ce10" table:formula="of:=['3-Zimmer-Wohnungen'.I$16]/['3-Zimmer-Wohnungen'.$K$16]-1" office:value-type="float" office:value="0.0625" calcext:value-type="float">
            <text:p>0.0625</text:p>
          </table:table-cell>
          <table:table-cell table:style-name="ce10" table:formula="of:=['3-Zimmer-Wohnungen'.I$19]/['3-Zimmer-Wohnungen'.$K$19]-1" office:value-type="float" office:value="0.125" calcext:value-type="float">
            <text:p>0.1250</text:p>
          </table:table-cell>
          <table:table-cell table:style-name="ce10" table:formula="of:=['3-Zimmer-Wohnungen'.I$22]/['3-Zimmer-Wohnungen'.$K$22]-1" office:value-type="float" office:value="0.0555555555555556" calcext:value-type="float">
            <text:p>0.0556</text:p>
          </table:table-cell>
          <table:table-cell table:style-name="ce10" table:formula="of:=['3-Zimmer-Wohnungen'.I$25]/['3-Zimmer-Wohnungen'.$K$25]-1" office:value-type="float" office:value="0.1" calcext:value-type="float">
            <text:p>0.1000</text:p>
          </table:table-cell>
          <table:table-cell table:style-name="ce10" table:formula="of:=['3-Zimmer-Wohnungen'.I$28]/['3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9" calcext:value-type="float">
            <text:p>9</text:p>
          </table:table-cell>
          <table:table-cell table:style-name="ce10" table:formula="of:=['3-Zimmer-Wohnungen'.J$7]/['3-Zimmer-Wohnungen'.$K$7]-1" office:value-type="float" office:value="0.0588235294117647" calcext:value-type="float">
            <text:p>0.0588</text:p>
          </table:table-cell>
          <table:table-cell table:style-name="ce10" table:formula="of:=['3-Zimmer-Wohnungen'.J$10]/['3-Zimmer-Wohnungen'.$K$10]-1" office:value-type="float" office:value="0" calcext:value-type="float">
            <text:p>0.0000</text:p>
          </table:table-cell>
          <table:table-cell table:style-name="ce10" table:formula="of:=['3-Zimmer-Wohnungen'.J$13]/['3-Zimmer-Wohnungen'.$K$13]-1" office:value-type="float" office:value="0.0625" calcext:value-type="float">
            <text:p>0.0625</text:p>
          </table:table-cell>
          <table:table-cell table:style-name="ce10" table:formula="of:=['3-Zimmer-Wohnungen'.J$16]/['3-Zimmer-Wohnungen'.$K$16]-1" office:value-type="float" office:value="0.0625" calcext:value-type="float">
            <text:p>0.0625</text:p>
          </table:table-cell>
          <table:table-cell table:style-name="ce10" table:formula="of:=['3-Zimmer-Wohnungen'.J$19]/['3-Zimmer-Wohnungen'.$K$19]-1" office:value-type="float" office:value="0.0625" calcext:value-type="float">
            <text:p>0.0625</text:p>
          </table:table-cell>
          <table:table-cell table:style-name="ce10" table:formula="of:=['3-Zimmer-Wohnungen'.J$22]/['3-Zimmer-Wohnungen'.$K$22]-1" office:value-type="float" office:value="0" calcext:value-type="float">
            <text:p>0.0000</text:p>
          </table:table-cell>
          <table:table-cell table:style-name="ce10" table:formula="of:=['3-Zimmer-Wohnungen'.J$25]/['3-Zimmer-Wohnungen'.$K$25]-1" office:value-type="float" office:value="0.05" calcext:value-type="float">
            <text:p>0.0500</text:p>
          </table:table-cell>
          <table:table-cell table:style-name="ce10" table:formula="of:=['3-Zimmer-Wohnungen'.J$28]/['3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0" calcext:value-type="float">
            <text:p>10</text:p>
          </table:table-cell>
          <table:table-cell table:style-name="ce10" table:formula="of:=['3-Zimmer-Wohnungen'.K$7]/['3-Zimmer-Wohnungen'.$K$7]-1" office:value-type="float" office:value="0" calcext:value-type="float">
            <text:p>0.0000</text:p>
          </table:table-cell>
          <table:table-cell table:style-name="ce10" table:formula="of:=['3-Zimmer-Wohnungen'.K$10]/['3-Zimmer-Wohnungen'.$K$10]-1" office:value-type="float" office:value="0" calcext:value-type="float">
            <text:p>0.0000</text:p>
          </table:table-cell>
          <table:table-cell table:style-name="ce10" table:formula="of:=['3-Zimmer-Wohnungen'.K$13]/['3-Zimmer-Wohnungen'.$K$13]-1" office:value-type="float" office:value="0" calcext:value-type="float">
            <text:p>0.0000</text:p>
          </table:table-cell>
          <table:table-cell table:style-name="ce10" table:formula="of:=['3-Zimmer-Wohnungen'.K$16]/['3-Zimmer-Wohnungen'.$K$16]-1" office:value-type="float" office:value="0" calcext:value-type="float">
            <text:p>0.0000</text:p>
          </table:table-cell>
          <table:table-cell table:style-name="ce10" table:formula="of:=['3-Zimmer-Wohnungen'.K$19]/['3-Zimmer-Wohnungen'.$K$19]-1" office:value-type="float" office:value="0" calcext:value-type="float">
            <text:p>0.0000</text:p>
          </table:table-cell>
          <table:table-cell table:style-name="ce10" table:formula="of:=['3-Zimmer-Wohnungen'.K$22]/['3-Zimmer-Wohnungen'.$K$22]-1" office:value-type="float" office:value="0" calcext:value-type="float">
            <text:p>0.0000</text:p>
          </table:table-cell>
          <table:table-cell table:style-name="ce10" table:formula="of:=['3-Zimmer-Wohnungen'.K$25]/['3-Zimmer-Wohnungen'.$K$25]-1" office:value-type="float" office:value="0" calcext:value-type="float">
            <text:p>0.0000</text:p>
          </table:table-cell>
          <table:table-cell table:style-name="ce10" table:formula="of:=['3-Zimmer-Wohnungen'.K$28]/['3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1" calcext:value-type="float">
            <text:p>11</text:p>
          </table:table-cell>
          <table:table-cell table:style-name="ce10" table:formula="of:=['3-Zimmer-Wohnungen'.L$7]/['3-Zimmer-Wohnungen'.$K$7]-1" office:value-type="float" office:value="0" calcext:value-type="float">
            <text:p>0.0000</text:p>
          </table:table-cell>
          <table:table-cell table:style-name="ce10" table:formula="of:=['3-Zimmer-Wohnungen'.L$10]/['3-Zimmer-Wohnungen'.$K$10]-1" office:value-type="float" office:value="-0.0588235294117647" calcext:value-type="float">
            <text:p>-0.0588</text:p>
          </table:table-cell>
          <table:table-cell table:style-name="ce10" table:formula="of:=['3-Zimmer-Wohnungen'.L$13]/['3-Zimmer-Wohnungen'.$K$13]-1" office:value-type="float" office:value="0" calcext:value-type="float">
            <text:p>0.0000</text:p>
          </table:table-cell>
          <table:table-cell table:style-name="ce10" table:formula="of:=['3-Zimmer-Wohnungen'.L$16]/['3-Zimmer-Wohnungen'.$K$16]-1" office:value-type="float" office:value="0" calcext:value-type="float">
            <text:p>0.0000</text:p>
          </table:table-cell>
          <table:table-cell table:style-name="ce10" table:formula="of:=['3-Zimmer-Wohnungen'.L$19]/['3-Zimmer-Wohnungen'.$K$19]-1" office:value-type="float" office:value="0" calcext:value-type="float">
            <text:p>0.0000</text:p>
          </table:table-cell>
          <table:table-cell table:style-name="ce10" table:formula="of:=['3-Zimmer-Wohnungen'.L$22]/['3-Zimmer-Wohnungen'.$K$22]-1" office:value-type="float" office:value="-0.0555555555555556" calcext:value-type="float">
            <text:p>-0.0556</text:p>
          </table:table-cell>
          <table:table-cell table:style-name="ce10" table:formula="of:=['3-Zimmer-Wohnungen'.L$25]/['3-Zimmer-Wohnungen'.$K$25]-1" office:value-type="float" office:value="0" calcext:value-type="float">
            <text:p>0.0000</text:p>
          </table:table-cell>
          <table:table-cell table:style-name="ce10" table:formula="of:=['3-Zimmer-Wohnungen'.L$28]/['3-Zimmer-Wohnungen'.$K$28]-1" office:value-type="float" office:value="-0.0434782608695652" calcext:value-type="float">
            <text:p>-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2" calcext:value-type="float">
            <text:p>12</text:p>
          </table:table-cell>
          <table:table-cell table:style-name="ce10" table:formula="of:=['3-Zimmer-Wohnungen'.M$7]/['3-Zimmer-Wohnungen'.$K$7]-1" office:value-type="float" office:value="0.0588235294117647" calcext:value-type="float">
            <text:p>0.0588</text:p>
          </table:table-cell>
          <table:table-cell table:style-name="ce10" table:formula="of:=['3-Zimmer-Wohnungen'.M$10]/['3-Zimmer-Wohnungen'.$K$10]-1" office:value-type="float" office:value="0" calcext:value-type="float">
            <text:p>0.0000</text:p>
          </table:table-cell>
          <table:table-cell table:style-name="ce10" table:formula="of:=['3-Zimmer-Wohnungen'.M$13]/['3-Zimmer-Wohnungen'.$K$13]-1" office:value-type="float" office:value="0.0625" calcext:value-type="float">
            <text:p>0.0625</text:p>
          </table:table-cell>
          <table:table-cell table:style-name="ce10" table:formula="of:=['3-Zimmer-Wohnungen'.M$16]/['3-Zimmer-Wohnungen'.$K$16]-1" office:value-type="float" office:value="0.0625" calcext:value-type="float">
            <text:p>0.0625</text:p>
          </table:table-cell>
          <table:table-cell table:style-name="ce10" table:formula="of:=['3-Zimmer-Wohnungen'.M$19]/['3-Zimmer-Wohnungen'.$K$19]-1" office:value-type="float" office:value="0.0625" calcext:value-type="float">
            <text:p>0.0625</text:p>
          </table:table-cell>
          <table:table-cell table:style-name="ce10" table:formula="of:=['3-Zimmer-Wohnungen'.M$22]/['3-Zimmer-Wohnungen'.$K$22]-1" office:value-type="float" office:value="0" calcext:value-type="float">
            <text:p>0.0000</text:p>
          </table:table-cell>
          <table:table-cell table:style-name="ce10" table:formula="of:=['3-Zimmer-Wohnungen'.M$25]/['3-Zimmer-Wohnungen'.$K$25]-1" office:value-type="float" office:value="0.05" calcext:value-type="float">
            <text:p>0.0500</text:p>
          </table:table-cell>
          <table:table-cell table:style-name="ce10" table:formula="of:=['3-Zimmer-Wohnungen'.M$28]/['3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3" calcext:value-type="float">
            <text:p>13</text:p>
          </table:table-cell>
          <table:table-cell table:style-name="ce10" table:formula="of:=['3-Zimmer-Wohnungen'.N$7]/['3-Zimmer-Wohnungen'.$K$7]-1" office:value-type="float" office:value="0" calcext:value-type="float">
            <text:p>0.0000</text:p>
          </table:table-cell>
          <table:table-cell table:style-name="ce10" table:formula="of:=['3-Zimmer-Wohnungen'.N$10]/['3-Zimmer-Wohnungen'.$K$10]-1" office:value-type="float" office:value="0" calcext:value-type="float">
            <text:p>0.0000</text:p>
          </table:table-cell>
          <table:table-cell table:style-name="ce10" table:formula="of:=['3-Zimmer-Wohnungen'.N$13]/['3-Zimmer-Wohnungen'.$K$13]-1" office:value-type="float" office:value="0" calcext:value-type="float">
            <text:p>0.0000</text:p>
          </table:table-cell>
          <table:table-cell table:style-name="ce10" table:formula="of:=['3-Zimmer-Wohnungen'.N$16]/['3-Zimmer-Wohnungen'.$K$16]-1" office:value-type="float" office:value="0" calcext:value-type="float">
            <text:p>0.0000</text:p>
          </table:table-cell>
          <table:table-cell table:style-name="ce10" table:formula="of:=['3-Zimmer-Wohnungen'.N$19]/['3-Zimmer-Wohnungen'.$K$19]-1" office:value-type="float" office:value="0" calcext:value-type="float">
            <text:p>0.0000</text:p>
          </table:table-cell>
          <table:table-cell table:style-name="ce10" table:formula="of:=['3-Zimmer-Wohnungen'.N$22]/['3-Zimmer-Wohnungen'.$K$22]-1" office:value-type="float" office:value="0" calcext:value-type="float">
            <text:p>0.0000</text:p>
          </table:table-cell>
          <table:table-cell table:style-name="ce10" table:formula="of:=['3-Zimmer-Wohnungen'.N$25]/['3-Zimmer-Wohnungen'.$K$25]-1" office:value-type="float" office:value="0" calcext:value-type="float">
            <text:p>0.0000</text:p>
          </table:table-cell>
          <table:table-cell table:style-name="ce10" table:formula="of:=['3-Zimmer-Wohnungen'.N$28]/['3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4" calcext:value-type="float">
            <text:p>14</text:p>
          </table:table-cell>
          <table:table-cell table:style-name="ce10" table:formula="of:=['3-Zimmer-Wohnungen'.O$7]/['3-Zimmer-Wohnungen'.$K$7]-1" office:value-type="float" office:value="0" calcext:value-type="float">
            <text:p>0.0000</text:p>
          </table:table-cell>
          <table:table-cell table:style-name="ce10" table:formula="of:=['3-Zimmer-Wohnungen'.O$10]/['3-Zimmer-Wohnungen'.$K$10]-1" office:value-type="float" office:value="0" calcext:value-type="float">
            <text:p>0.0000</text:p>
          </table:table-cell>
          <table:table-cell table:style-name="ce10" table:formula="of:=['3-Zimmer-Wohnungen'.O$13]/['3-Zimmer-Wohnungen'.$K$13]-1" office:value-type="float" office:value="0" calcext:value-type="float">
            <text:p>0.0000</text:p>
          </table:table-cell>
          <table:table-cell table:style-name="ce10" table:formula="of:=['3-Zimmer-Wohnungen'.O$16]/['3-Zimmer-Wohnungen'.$K$16]-1" office:value-type="float" office:value="0" calcext:value-type="float">
            <text:p>0.0000</text:p>
          </table:table-cell>
          <table:table-cell table:style-name="ce10" table:formula="of:=['3-Zimmer-Wohnungen'.O$19]/['3-Zimmer-Wohnungen'.$K$19]-1" office:value-type="float" office:value="0" calcext:value-type="float">
            <text:p>0.0000</text:p>
          </table:table-cell>
          <table:table-cell table:style-name="ce10" table:formula="of:=['3-Zimmer-Wohnungen'.O$22]/['3-Zimmer-Wohnungen'.$K$22]-1" office:value-type="float" office:value="0" calcext:value-type="float">
            <text:p>0.0000</text:p>
          </table:table-cell>
          <table:table-cell table:style-name="ce10" table:formula="of:=['3-Zimmer-Wohnungen'.O$25]/['3-Zimmer-Wohnungen'.$K$25]-1" office:value-type="float" office:value="0" calcext:value-type="float">
            <text:p>0.0000</text:p>
          </table:table-cell>
          <table:table-cell table:style-name="ce10" table:formula="of:=['3-Zimmer-Wohnungen'.O$28]/['3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5" calcext:value-type="float">
            <text:p>15</text:p>
          </table:table-cell>
          <table:table-cell table:style-name="ce10" table:formula="of:=['3-Zimmer-Wohnungen'.P$7]/['3-Zimmer-Wohnungen'.$K$7]-1" office:value-type="float" office:value="-0.0588235294117647" calcext:value-type="float">
            <text:p>-0.0588</text:p>
          </table:table-cell>
          <table:table-cell table:style-name="ce10" table:formula="of:=['3-Zimmer-Wohnungen'.P$10]/['3-Zimmer-Wohnungen'.$K$10]-1" office:value-type="float" office:value="-0.117647058823529" calcext:value-type="float">
            <text:p>-0.1176</text:p>
          </table:table-cell>
          <table:table-cell table:style-name="ce10" table:formula="of:=['3-Zimmer-Wohnungen'.P$13]/['3-Zimmer-Wohnungen'.$K$13]-1" office:value-type="float" office:value="-0.0625" calcext:value-type="float">
            <text:p>-0.0625</text:p>
          </table:table-cell>
          <table:table-cell table:style-name="ce10" table:formula="of:=['3-Zimmer-Wohnungen'.P$16]/['3-Zimmer-Wohnungen'.$K$16]-1" office:value-type="float" office:value="-0.0625" calcext:value-type="float">
            <text:p>-0.0625</text:p>
          </table:table-cell>
          <table:table-cell table:style-name="ce10" table:formula="of:=['3-Zimmer-Wohnungen'.P$19]/['3-Zimmer-Wohnungen'.$K$19]-1" office:value-type="float" office:value="-0.0625" calcext:value-type="float">
            <text:p>-0.0625</text:p>
          </table:table-cell>
          <table:table-cell table:style-name="ce10" table:formula="of:=['3-Zimmer-Wohnungen'.P$22]/['3-Zimmer-Wohnungen'.$K$22]-1" office:value-type="float" office:value="-0.111111111111111" calcext:value-type="float">
            <text:p>-0.1111</text:p>
          </table:table-cell>
          <table:table-cell table:style-name="ce10" table:formula="of:=['3-Zimmer-Wohnungen'.P$25]/['3-Zimmer-Wohnungen'.$K$25]-1" office:value-type="float" office:value="-0.05" calcext:value-type="float">
            <text:p>-0.0500</text:p>
          </table:table-cell>
          <table:table-cell table:style-name="ce10" table:formula="of:=['3-Zimmer-Wohnungen'.P$28]/['3-Zimmer-Wohnungen'.$K$28]-1" office:value-type="float" office:value="-0.0869565217391305" calcext:value-type="float">
            <text:p>-0.08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8" calcext:value-type="float">
            <text:p>18</text:p>
          </table:table-cell>
          <table:table-cell table:style-name="ce10" table:formula="of:=['3-Zimmer-Wohnungen'.Q$7]/['3-Zimmer-Wohnungen'.$K$7]-1" office:value-type="float" office:value="-0.0588235294117647" calcext:value-type="float">
            <text:p>-0.0588</text:p>
          </table:table-cell>
          <table:table-cell table:style-name="ce10" table:formula="of:=['3-Zimmer-Wohnungen'.Q$10]/['3-Zimmer-Wohnungen'.$K$10]-1" office:value-type="float" office:value="-0.0588235294117647" calcext:value-type="float">
            <text:p>-0.0588</text:p>
          </table:table-cell>
          <table:table-cell table:style-name="ce10" table:formula="of:=['3-Zimmer-Wohnungen'.Q$13]/['3-Zimmer-Wohnungen'.$K$13]-1" office:value-type="float" office:value="-0.0625" calcext:value-type="float">
            <text:p>-0.0625</text:p>
          </table:table-cell>
          <table:table-cell table:style-name="ce10" table:formula="of:=['3-Zimmer-Wohnungen'.Q$16]/['3-Zimmer-Wohnungen'.$K$16]-1" office:value-type="float" office:value="-0.0625" calcext:value-type="float">
            <text:p>-0.0625</text:p>
          </table:table-cell>
          <table:table-cell table:style-name="ce10" table:formula="of:=['3-Zimmer-Wohnungen'.Q$19]/['3-Zimmer-Wohnungen'.$K$19]-1" office:value-type="float" office:value="0" calcext:value-type="float">
            <text:p>0.0000</text:p>
          </table:table-cell>
          <table:table-cell table:style-name="ce10" table:formula="of:=['3-Zimmer-Wohnungen'.Q$22]/['3-Zimmer-Wohnungen'.$K$22]-1" office:value-type="float" office:value="-0.0555555555555556" calcext:value-type="float">
            <text:p>-0.0556</text:p>
          </table:table-cell>
          <table:table-cell table:style-name="ce10" table:formula="of:=['3-Zimmer-Wohnungen'.Q$25]/['3-Zimmer-Wohnungen'.$K$25]-1" office:value-type="float" office:value="-0.05" calcext:value-type="float">
            <text:p>-0.0500</text:p>
          </table:table-cell>
          <table:table-cell table:style-name="ce10" table:formula="of:=['3-Zimmer-Wohnungen'.Q$28]/['3-Zimmer-Wohnungen'.$K$28]-1" office:value-type="float" office:value="-0.0869565217391305" calcext:value-type="float">
            <text:p>-0.08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9" calcext:value-type="float">
            <text:p>19</text:p>
          </table:table-cell>
          <table:table-cell table:style-name="ce10" table:formula="of:=['3-Zimmer-Wohnungen'.R$7]/['3-Zimmer-Wohnungen'.$K$7]-1" office:value-type="float" office:value="0" calcext:value-type="float">
            <text:p>0.0000</text:p>
          </table:table-cell>
          <table:table-cell table:style-name="ce10" table:formula="of:=['3-Zimmer-Wohnungen'.R$10]/['3-Zimmer-Wohnungen'.$K$10]-1" office:value-type="float" office:value="-0.0588235294117647" calcext:value-type="float">
            <text:p>-0.0588</text:p>
          </table:table-cell>
          <table:table-cell table:style-name="ce10" table:formula="of:=['3-Zimmer-Wohnungen'.R$13]/['3-Zimmer-Wohnungen'.$K$13]-1" office:value-type="float" office:value="0" calcext:value-type="float">
            <text:p>0.0000</text:p>
          </table:table-cell>
          <table:table-cell table:style-name="ce10" table:formula="of:=['3-Zimmer-Wohnungen'.R$16]/['3-Zimmer-Wohnungen'.$K$16]-1" office:value-type="float" office:value="0" calcext:value-type="float">
            <text:p>0.0000</text:p>
          </table:table-cell>
          <table:table-cell table:style-name="ce10" table:formula="of:=['3-Zimmer-Wohnungen'.R$19]/['3-Zimmer-Wohnungen'.$K$19]-1" office:value-type="float" office:value="0" calcext:value-type="float">
            <text:p>0.0000</text:p>
          </table:table-cell>
          <table:table-cell table:style-name="ce10" table:formula="of:=['3-Zimmer-Wohnungen'.R$22]/['3-Zimmer-Wohnungen'.$K$22]-1" office:value-type="float" office:value="-0.0555555555555556" calcext:value-type="float">
            <text:p>-0.0556</text:p>
          </table:table-cell>
          <table:table-cell table:style-name="ce10" table:formula="of:=['3-Zimmer-Wohnungen'.R$25]/['3-Zimmer-Wohnungen'.$K$25]-1" office:value-type="float" office:value="0" calcext:value-type="float">
            <text:p>0.0000</text:p>
          </table:table-cell>
          <table:table-cell table:style-name="ce10" table:formula="of:=['3-Zimmer-Wohnungen'.R$28]/['3-Zimmer-Wohnungen'.$K$28]-1" office:value-type="float" office:value="-0.0434782608695652" calcext:value-type="float">
            <text:p>-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7" calcext:value-type="float">
            <text:p>17</text:p>
          </table:table-cell>
          <table:table-cell table:style-name="ce10" table:formula="of:=['3-Zimmer-Wohnungen'.S$7]/['3-Zimmer-Wohnungen'.$K$7]-1" office:value-type="float" office:value="-0.0588235294117647" calcext:value-type="float">
            <text:p>-0.0588</text:p>
          </table:table-cell>
          <table:table-cell table:style-name="ce10" table:formula="of:=['3-Zimmer-Wohnungen'.S$10]/['3-Zimmer-Wohnungen'.$K$10]-1" office:value-type="float" office:value="-0.117647058823529" calcext:value-type="float">
            <text:p>-0.1176</text:p>
          </table:table-cell>
          <table:table-cell table:style-name="ce10" table:formula="of:=['3-Zimmer-Wohnungen'.S$13]/['3-Zimmer-Wohnungen'.$K$13]-1" office:value-type="float" office:value="-0.0625" calcext:value-type="float">
            <text:p>-0.0625</text:p>
          </table:table-cell>
          <table:table-cell table:style-name="ce10" table:formula="of:=['3-Zimmer-Wohnungen'.S$16]/['3-Zimmer-Wohnungen'.$K$16]-1" office:value-type="float" office:value="-0.0625" calcext:value-type="float">
            <text:p>-0.0625</text:p>
          </table:table-cell>
          <table:table-cell table:style-name="ce10" table:formula="of:=['3-Zimmer-Wohnungen'.S$19]/['3-Zimmer-Wohnungen'.$K$19]-1" office:value-type="float" office:value="-0.0625" calcext:value-type="float">
            <text:p>-0.0625</text:p>
          </table:table-cell>
          <table:table-cell table:style-name="ce10" table:formula="of:=['3-Zimmer-Wohnungen'.S$22]/['3-Zimmer-Wohnungen'.$K$22]-1" office:value-type="float" office:value="-0.111111111111111" calcext:value-type="float">
            <text:p>-0.1111</text:p>
          </table:table-cell>
          <table:table-cell table:style-name="ce10" table:formula="of:=['3-Zimmer-Wohnungen'.S$25]/['3-Zimmer-Wohnungen'.$K$25]-1" office:value-type="float" office:value="-0.1" calcext:value-type="float">
            <text:p>-0.1000</text:p>
          </table:table-cell>
          <table:table-cell table:style-name="ce10" table:formula="of:=['3-Zimmer-Wohnungen'.S$28]/['3-Zimmer-Wohnungen'.$K$28]-1" office:value-type="float" office:value="-0.0869565217391305" calcext:value-type="float">
            <text:p>-0.08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6" calcext:value-type="float">
            <text:p>16</text:p>
          </table:table-cell>
          <table:table-cell table:style-name="ce10" table:formula="of:=['3-Zimmer-Wohnungen'.T$7]/['3-Zimmer-Wohnungen'.$K$7]-1" office:value-type="float" office:value="-0.0588235294117647" calcext:value-type="float">
            <text:p>-0.0588</text:p>
          </table:table-cell>
          <table:table-cell table:style-name="ce10" table:formula="of:=['3-Zimmer-Wohnungen'.T$10]/['3-Zimmer-Wohnungen'.$K$10]-1" office:value-type="float" office:value="-0.0588235294117647" calcext:value-type="float">
            <text:p>-0.0588</text:p>
          </table:table-cell>
          <table:table-cell table:style-name="ce10" table:formula="of:=['3-Zimmer-Wohnungen'.T$13]/['3-Zimmer-Wohnungen'.$K$13]-1" office:value-type="float" office:value="-0.0625" calcext:value-type="float">
            <text:p>-0.0625</text:p>
          </table:table-cell>
          <table:table-cell table:style-name="ce10" table:formula="of:=['3-Zimmer-Wohnungen'.T$16]/['3-Zimmer-Wohnungen'.$K$16]-1" office:value-type="float" office:value="-0.0625" calcext:value-type="float">
            <text:p>-0.0625</text:p>
          </table:table-cell>
          <table:table-cell table:style-name="ce10" table:formula="of:=['3-Zimmer-Wohnungen'.T$19]/['3-Zimmer-Wohnungen'.$K$19]-1" office:value-type="float" office:value="-0.0625" calcext:value-type="float">
            <text:p>-0.0625</text:p>
          </table:table-cell>
          <table:table-cell table:style-name="ce10" table:formula="of:=['3-Zimmer-Wohnungen'.T$22]/['3-Zimmer-Wohnungen'.$K$22]-1" office:value-type="float" office:value="-0.0555555555555556" calcext:value-type="float">
            <text:p>-0.0556</text:p>
          </table:table-cell>
          <table:table-cell table:style-name="ce10" table:formula="of:=['3-Zimmer-Wohnungen'.T$25]/['3-Zimmer-Wohnungen'.$K$25]-1" office:value-type="float" office:value="-0.05" calcext:value-type="float">
            <text:p>-0.0500</text:p>
          </table:table-cell>
          <table:table-cell table:style-name="ce10" table:formula="of:=['3-Zimmer-Wohnungen'.T$28]/['3-Zimmer-Wohnungen'.$K$28]-1" office:value-type="float" office:value="-0.0869565217391305" calcext:value-type="float">
            <text:p>-0.08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0" calcext:value-type="float">
            <text:p>20</text:p>
          </table:table-cell>
          <table:table-cell table:style-name="ce10" table:formula="of:=['3-Zimmer-Wohnungen'.U$7]/['3-Zimmer-Wohnungen'.$K$7]-1" office:value-type="float" office:value="0" calcext:value-type="float">
            <text:p>0.0000</text:p>
          </table:table-cell>
          <table:table-cell table:style-name="ce10" table:formula="of:=['3-Zimmer-Wohnungen'.U$10]/['3-Zimmer-Wohnungen'.$K$10]-1" office:value-type="float" office:value="0" calcext:value-type="float">
            <text:p>0.0000</text:p>
          </table:table-cell>
          <table:table-cell table:style-name="ce10" table:formula="of:=['3-Zimmer-Wohnungen'.U$13]/['3-Zimmer-Wohnungen'.$K$13]-1" office:value-type="float" office:value="0" calcext:value-type="float">
            <text:p>0.0000</text:p>
          </table:table-cell>
          <table:table-cell table:style-name="ce10" table:formula="of:=['3-Zimmer-Wohnungen'.U$16]/['3-Zimmer-Wohnungen'.$K$16]-1" office:value-type="float" office:value="0" calcext:value-type="float">
            <text:p>0.0000</text:p>
          </table:table-cell>
          <table:table-cell table:style-name="ce10" table:formula="of:=['3-Zimmer-Wohnungen'.U$19]/['3-Zimmer-Wohnungen'.$K$19]-1" office:value-type="float" office:value="0.0625" calcext:value-type="float">
            <text:p>0.0625</text:p>
          </table:table-cell>
          <table:table-cell table:style-name="ce10" table:formula="of:=['3-Zimmer-Wohnungen'.U$22]/['3-Zimmer-Wohnungen'.$K$22]-1" office:value-type="float" office:value="0" calcext:value-type="float">
            <text:p>0.0000</text:p>
          </table:table-cell>
          <table:table-cell table:style-name="ce10" table:formula="of:=['3-Zimmer-Wohnungen'.U$25]/['3-Zimmer-Wohnungen'.$K$25]-1" office:value-type="float" office:value="0" calcext:value-type="float">
            <text:p>0.0000</text:p>
          </table:table-cell>
          <table:table-cell table:style-name="ce10" table:formula="of:=['3-Zimmer-Wohnungen'.U$28]/['3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1" calcext:value-type="float">
            <text:p>21</text:p>
          </table:table-cell>
          <table:table-cell table:style-name="ce10" table:formula="of:=['3-Zimmer-Wohnungen'.U$7]/['3-Zimmer-Wohnungen'.$K$7]-1" office:value-type="float" office:value="0" calcext:value-type="float">
            <text:p>0.0000</text:p>
          </table:table-cell>
          <table:table-cell table:style-name="ce10" table:formula="of:=['3-Zimmer-Wohnungen'.U$10]/['3-Zimmer-Wohnungen'.$K$10]-1" office:value-type="float" office:value="0" calcext:value-type="float">
            <text:p>0.0000</text:p>
          </table:table-cell>
          <table:table-cell table:style-name="ce10" table:formula="of:=['3-Zimmer-Wohnungen'.U$13]/['3-Zimmer-Wohnungen'.$K$13]-1" office:value-type="float" office:value="0" calcext:value-type="float">
            <text:p>0.0000</text:p>
          </table:table-cell>
          <table:table-cell table:style-name="ce10" table:formula="of:=['3-Zimmer-Wohnungen'.U$16]/['3-Zimmer-Wohnungen'.$K$16]-1" office:value-type="float" office:value="0" calcext:value-type="float">
            <text:p>0.0000</text:p>
          </table:table-cell>
          <table:table-cell table:style-name="ce10" table:formula="of:=['3-Zimmer-Wohnungen'.U$19]/['3-Zimmer-Wohnungen'.$K$19]-1" office:value-type="float" office:value="0.0625" calcext:value-type="float">
            <text:p>0.0625</text:p>
          </table:table-cell>
          <table:table-cell table:style-name="ce10" table:formula="of:=['3-Zimmer-Wohnungen'.U$22]/['3-Zimmer-Wohnungen'.$K$22]-1" office:value-type="float" office:value="0" calcext:value-type="float">
            <text:p>0.0000</text:p>
          </table:table-cell>
          <table:table-cell table:style-name="ce10" table:formula="of:=['3-Zimmer-Wohnungen'.U$25]/['3-Zimmer-Wohnungen'.$K$25]-1" office:value-type="float" office:value="0" calcext:value-type="float">
            <text:p>0.0000</text:p>
          </table:table-cell>
          <table:table-cell table:style-name="ce10" table:formula="of:=['3-Zimmer-Wohnungen'.U$28]/['3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/>
          <table:table-cell table:style-name="Default" table:number-columns-repeated="9"/>
          <table:table-cell table:number-columns-repeated="1008"/>
        </table:table-row>
        <table:table-row table:style-name="ro3" table:number-rows-repeated="1048529">
          <table:table-cell table:number-columns-repeated="1018"/>
        </table:table-row>
        <table:table-row table:style-name="ro4" table:number-rows-repeated="2">
          <table:table-cell table:number-columns-repeated="1018"/>
        </table:table-row>
        <table:table-row table:style-name="ro4">
          <table:table-cell table:number-columns-repeated="1018"/>
        </table:table-row>
      </table:table>
      <table:table table:name="4-Zimmer-Wohnungen" table:style-name="ta1">
        <table:table-column table:style-name="co18" table:default-cell-style-name="ce1"/>
        <table:table-column table:style-name="co19" table:default-cell-style-name="ce2"/>
        <table:table-column table:style-name="co3" table:default-cell-style-name="ce2"/>
        <table:table-column table:style-name="co7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3" table:default-cell-style-name="ce2"/>
        <table:table-row table:style-name="ro2">
          <table:table-cell table:style-name="ce5" office:value-type="string" calcext:value-type="string">
            <text:p>Mietpreisindex Mai 2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ktueller durchschnittlicher Netto-Quadratmeterpreis pro Monat für 4-Zimmer-Wohnung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novation</text:p>
          </table:table-cell>
          <table:table-cell office:value-type="string" calcext:value-type="string">
            <text:p>Altstadt Grossbasel</text:p>
          </table:table-cell>
          <table:table-cell office:value-type="string" calcext:value-type="string">
            <text:p>Vorstädte</text:p>
          </table:table-cell>
          <table:table-cell office:value-type="string" calcext:value-type="string">
            <text:p>Am Ring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St. Alban</text:p>
          </table:table-cell>
          <table:table-cell office:value-type="string" calcext:value-type="string">
            <text:p>Gundeldingen</text:p>
          </table:table-cell>
          <table:table-cell office:value-type="string" calcext:value-type="string">
            <text:p>Bruderholz</text:p>
          </table:table-cell>
          <table:table-cell office:value-type="string" calcext:value-type="string">
            <text:p>Bachletten</text:p>
          </table:table-cell>
          <table:table-cell office:value-type="string" calcext:value-type="string">
            <text:p>Gotthelf</text:p>
          </table:table-cell>
          <table:table-cell office:value-type="string" calcext:value-type="string">
            <text:p>Iselin</text:p>
          </table:table-cell>
          <table:table-cell office:value-type="string" calcext:value-type="string">
            <text:p>St. Johann</text:p>
          </table:table-cell>
          <table:table-cell office:value-type="string" calcext:value-type="string">
            <text:p>Altstadt Kleinbasel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Wettstein</text:p>
          </table:table-cell>
          <table:table-cell office:value-type="string" calcext:value-type="string">
            <text:p>Hirzbrunnen</text:p>
          </table:table-cell>
          <table:table-cell office:value-type="string" calcext:value-type="string">
            <text:p>Rosental</text:p>
          </table:table-cell>
          <table:table-cell office:value-type="string" calcext:value-type="string">
            <text:p>Matthäus</text:p>
          </table:table-cell>
          <table:table-cell office:value-type="string" calcext:value-type="string">
            <text:p>Klybeck</text:p>
          </table:table-cell>
          <table:table-cell office:value-type="string" calcext:value-type="string">
            <text:p>Kleinhüningen</text:p>
          </table:table-cell>
          <table:table-cell office:value-type="string" calcext:value-type="string">
            <text:p>Riehen, Bettingen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erstellt vor 19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00 - 192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21 - 194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47 - 196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61 - 197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71 - 198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81 - 199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91 - 20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-Zimmer-Wohnungen %" table:style-name="ta1">
        <table:table-column table:style-name="co18" table:default-cell-style-name="ce1"/>
        <table:table-column table:style-name="co19" table:default-cell-style-name="ce2"/>
        <table:table-column table:style-name="co3" table:default-cell-style-name="ce2"/>
        <table:table-column table:style-name="co7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3" table:default-cell-style-name="ce2"/>
        <table:table-row table:style-name="ro2">
          <table:table-cell table:style-name="ce5" office:value-type="string" calcext:value-type="string">
            <text:p>Mietpreisindex Mai 2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ktueller durchschnittlicher Netto-Quadratmeterpreis pro Monat für 4-Zimmer-Wohnung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novation</text:p>
          </table:table-cell>
          <table:table-cell office:value-type="string" calcext:value-type="string">
            <text:p>Altstadt Grossbasel</text:p>
          </table:table-cell>
          <table:table-cell office:value-type="string" calcext:value-type="string">
            <text:p>Vorstädte</text:p>
          </table:table-cell>
          <table:table-cell office:value-type="string" calcext:value-type="string">
            <text:p>Am Ring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St. Alban</text:p>
          </table:table-cell>
          <table:table-cell office:value-type="string" calcext:value-type="string">
            <text:p>Gundeldingen</text:p>
          </table:table-cell>
          <table:table-cell office:value-type="string" calcext:value-type="string">
            <text:p>Bruderholz</text:p>
          </table:table-cell>
          <table:table-cell office:value-type="string" calcext:value-type="string">
            <text:p>Bachletten</text:p>
          </table:table-cell>
          <table:table-cell office:value-type="string" calcext:value-type="string">
            <text:p>Gotthelf</text:p>
          </table:table-cell>
          <table:table-cell office:value-type="string" calcext:value-type="string">
            <text:p>Iselin</text:p>
          </table:table-cell>
          <table:table-cell office:value-type="string" calcext:value-type="string">
            <text:p>St. Johann</text:p>
          </table:table-cell>
          <table:table-cell office:value-type="string" calcext:value-type="string">
            <text:p>Altstadt Kleinbasel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Wettstein</text:p>
          </table:table-cell>
          <table:table-cell office:value-type="string" calcext:value-type="string">
            <text:p>Hirzbrunnen</text:p>
          </table:table-cell>
          <table:table-cell office:value-type="string" calcext:value-type="string">
            <text:p>Rosental</text:p>
          </table:table-cell>
          <table:table-cell office:value-type="string" calcext:value-type="string">
            <text:p>Matthäus</text:p>
          </table:table-cell>
          <table:table-cell office:value-type="string" calcext:value-type="string">
            <text:p>Klybeck</text:p>
          </table:table-cell>
          <table:table-cell office:value-type="string" calcext:value-type="string">
            <text:p>Kleinhüningen</text:p>
          </table:table-cell>
          <table:table-cell office:value-type="string" calcext:value-type="string">
            <text:p>Riehen</text:p>
          </table:table-cell>
          <table:table-cell office:value-type="string" calcext:value-type="string">
            <text:p>Bettingen</text:p>
          </table:table-cell>
          <table:table-cell table:number-columns-repeated="1002"/>
        </table:table-row>
        <table:table-row table:style-name="ro2">
          <table:table-cell/>
          <table:table-cell table:formula="of:=[$Index.$B$7]" office:value-type="float" office:value="7" calcext:value-type="float">
            <text:p>7</text:p>
          </table:table-cell>
          <table:table-cell table:formula="of:=[$Index.$B$6]" office:value-type="float" office:value="6" calcext:value-type="float">
            <text:p>6</text:p>
          </table:table-cell>
          <table:table-cell table:formula="of:=[$Index.$B$8]" office:value-type="float" office:value="8" calcext:value-type="float">
            <text:p>8</text:p>
          </table:table-cell>
          <table:table-cell table:formula="of:=[$Index.$B$4]" office:value-type="float" office:value="4" calcext:value-type="float">
            <text:p>4</text:p>
          </table:table-cell>
          <table:table-cell table:formula="of:=[$Index.$B$3]" office:value-type="float" office:value="3" calcext:value-type="float">
            <text:p>3</text:p>
          </table:table-cell>
          <table:table-cell table:formula="of:=[$Index.$B$2]" office:value-type="float" office:value="2" calcext:value-type="float">
            <text:p>2</text:p>
          </table:table-cell>
          <table:table-cell table:formula="of:=[$Index.$B$1]" office:value-type="float" office:value="1" calcext:value-type="float">
            <text:p>1</text:p>
          </table:table-cell>
          <table:table-cell table:formula="of:=[$Index.$B$5]" office:value-type="float" office:value="5" calcext:value-type="float">
            <text:p>5</text:p>
          </table:table-cell>
          <table:table-cell table:formula="of:=[$Index.$B$9]" office:value-type="float" office:value="9" calcext:value-type="float">
            <text:p>9</text:p>
          </table:table-cell>
          <table:table-cell table:formula="of:=[$Index.$B$10]" office:value-type="float" office:value="10" calcext:value-type="float">
            <text:p>10</text:p>
          </table:table-cell>
          <table:table-cell table:formula="of:=[$Index.$B$11]" office:value-type="float" office:value="11" calcext:value-type="float">
            <text:p>11</text:p>
          </table:table-cell>
          <table:table-cell table:formula="of:=[$Index.$B$12]" office:value-type="float" office:value="12" calcext:value-type="float">
            <text:p>12</text:p>
          </table:table-cell>
          <table:table-cell table:formula="of:=[$Index.$B$13]" office:value-type="float" office:value="13" calcext:value-type="float">
            <text:p>13</text:p>
          </table:table-cell>
          <table:table-cell table:formula="of:=[$Index.$B$14]" office:value-type="float" office:value="14" calcext:value-type="float">
            <text:p>14</text:p>
          </table:table-cell>
          <table:table-cell table:formula="of:=[$Index.$B$15]" office:value-type="float" office:value="15" calcext:value-type="float">
            <text:p>15</text:p>
          </table:table-cell>
          <table:table-cell table:formula="of:=[$Index.$B$18]" office:value-type="float" office:value="18" calcext:value-type="float">
            <text:p>18</text:p>
          </table:table-cell>
          <table:table-cell table:formula="of:=[$Index.$B$19]" office:value-type="float" office:value="19" calcext:value-type="float">
            <text:p>19</text:p>
          </table:table-cell>
          <table:table-cell table:formula="of:=[$Index.$B$17]" office:value-type="float" office:value="17" calcext:value-type="float">
            <text:p>17</text:p>
          </table:table-cell>
          <table:table-cell table:formula="of:=[$Index.$B$16]" office:value-type="float" office:value="16" calcext:value-type="float">
            <text:p>16</text:p>
          </table:table-cell>
          <table:table-cell table:formula="of:=[$Index.$B$20]" office:value-type="float" office:value="20" calcext:value-type="float">
            <text:p>20</text:p>
          </table:table-cell>
          <table:table-cell table:formula="of:=[$Index.$B$21]" office:value-type="float" office:value="21" calcext:value-type="float">
            <text:p>2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vor 19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4-Zimmer-Wohnungen'.B6]/['4-Zimmer-Wohnungen'.$K6]-1" office:value-type="float" office:value="0.285714285714286" calcext:value-type="float">
            <text:p>0.286</text:p>
          </table:table-cell>
          <table:table-cell table:style-name="ce6" table:formula="of:=['4-Zimmer-Wohnungen'.C6]/['4-Zimmer-Wohnungen'.$K6]-1" office:value-type="float" office:value="0.142857142857143" calcext:value-type="float">
            <text:p>0.143</text:p>
          </table:table-cell>
          <table:table-cell table:style-name="ce6" table:formula="of:=['4-Zimmer-Wohnungen'.D6]/['4-Zimmer-Wohnungen'.$K6]-1" office:value-type="float" office:value="0.0714285714285714" calcext:value-type="float">
            <text:p>0.071</text:p>
          </table:table-cell>
          <table:table-cell table:style-name="ce6" table:formula="of:=['4-Zimmer-Wohnungen'.E6]/['4-Zimmer-Wohnungen'.$K6]-1" office:value-type="float" office:value="0" calcext:value-type="float">
            <text:p>0.000</text:p>
          </table:table-cell>
          <table:table-cell table:style-name="ce6" table:formula="of:=['4-Zimmer-Wohnungen'.F6]/['4-Zimmer-Wohnungen'.$K6]-1" office:value-type="float" office:value="0.0714285714285714" calcext:value-type="float">
            <text:p>0.071</text:p>
          </table:table-cell>
          <table:table-cell table:style-name="ce6" table:formula="of:=['4-Zimmer-Wohnungen'.G6]/['4-Zimmer-Wohnungen'.$K6]-1" office:value-type="float" office:value="0.0714285714285714" calcext:value-type="float">
            <text:p>0.071</text:p>
          </table:table-cell>
          <table:table-cell table:style-name="ce6" table:formula="of:=['4-Zimmer-Wohnungen'.H6]/['4-Zimmer-Wohnungen'.$K6]-1" office:value-type="float" office:value="0.0714285714285714" calcext:value-type="float">
            <text:p>0.071</text:p>
          </table:table-cell>
          <table:table-cell table:style-name="ce6" table:formula="of:=['4-Zimmer-Wohnungen'.I6]/['4-Zimmer-Wohnungen'.$K6]-1" office:value-type="float" office:value="0.0714285714285714" calcext:value-type="float">
            <text:p>0.071</text:p>
          </table:table-cell>
          <table:table-cell table:style-name="ce6" table:formula="of:=['4-Zimmer-Wohnungen'.J6]/['4-Zimmer-Wohnungen'.$K6]-1" office:value-type="float" office:value="0.0714285714285714" calcext:value-type="float">
            <text:p>0.071</text:p>
          </table:table-cell>
          <table:table-cell table:style-name="ce7" table:formula="of:=['4-Zimmer-Wohnungen'.K6]/['4-Zimmer-Wohnungen'.$K6]-1" office:value-type="float" office:value="0" calcext:value-type="float">
            <text:p>0.000</text:p>
          </table:table-cell>
          <table:table-cell table:style-name="ce6" table:formula="of:=['4-Zimmer-Wohnungen'.L6]/['4-Zimmer-Wohnungen'.$K6]-1" office:value-type="float" office:value="0" calcext:value-type="float">
            <text:p>0.000</text:p>
          </table:table-cell>
          <table:table-cell table:style-name="ce6" table:formula="of:=['4-Zimmer-Wohnungen'.M6]/['4-Zimmer-Wohnungen'.$K6]-1" office:value-type="float" office:value="0.0714285714285714" calcext:value-type="float">
            <text:p>0.071</text:p>
          </table:table-cell>
          <table:table-cell table:style-name="ce6" table:formula="of:=['4-Zimmer-Wohnungen'.N6]/['4-Zimmer-Wohnungen'.$K6]-1" office:value-type="float" office:value="0" calcext:value-type="float">
            <text:p>0.000</text:p>
          </table:table-cell>
          <table:table-cell table:style-name="ce6" table:formula="of:=['4-Zimmer-Wohnungen'.O6]/['4-Zimmer-Wohnungen'.$K6]-1" office:value-type="float" office:value="0" calcext:value-type="float">
            <text:p>0.000</text:p>
          </table:table-cell>
          <table:table-cell table:style-name="ce6" table:formula="of:=['4-Zimmer-Wohnungen'.P6]/['4-Zimmer-Wohnungen'.$K6]-1" office:value-type="float" office:value="-0.0714285714285714" calcext:value-type="float">
            <text:p>-0.071</text:p>
          </table:table-cell>
          <table:table-cell table:style-name="ce6" table:formula="of:=['4-Zimmer-Wohnungen'.Q6]/['4-Zimmer-Wohnungen'.$K6]-1" office:value-type="float" office:value="-0.0714285714285714" calcext:value-type="float">
            <text:p>-0.071</text:p>
          </table:table-cell>
          <table:table-cell table:style-name="ce6" table:formula="of:=['4-Zimmer-Wohnungen'.R6]/['4-Zimmer-Wohnungen'.$K6]-1" office:value-type="float" office:value="0" calcext:value-type="float">
            <text:p>0.000</text:p>
          </table:table-cell>
          <table:table-cell table:style-name="ce6" table:formula="of:=['4-Zimmer-Wohnungen'.S6]/['4-Zimmer-Wohnungen'.$K6]-1" office:value-type="float" office:value="-0.0714285714285714" calcext:value-type="float">
            <text:p>-0.071</text:p>
          </table:table-cell>
          <table:table-cell table:style-name="ce6" table:formula="of:=['4-Zimmer-Wohnungen'.T6]/['4-Zimmer-Wohnungen'.$K6]-1" office:value-type="float" office:value="-0.0714285714285714" calcext:value-type="float">
            <text:p>-0.071</text:p>
          </table:table-cell>
          <table:table-cell table:style-name="ce6" table:formula="of:=['4-Zimmer-Wohnungen'.U6]/['4-Zimmer-Wohnungen'.$K6]-1" office:value-type="float" office:value="0" calcext:value-type="float">
            <text:p>0.000</text:p>
          </table:table-cell>
          <table:table-cell table:style-name="ce8" table:formula="of:=['4-Zimmer-Wohnungen'.U6]/['4-Zimmer-Wohnungen'.$K6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4-Zimmer-Wohnungen'.B7]/['4-Zimmer-Wohnungen'.$K7]-1" office:value-type="float" office:value="0.235294117647059" calcext:value-type="float">
            <text:p>0.235</text:p>
          </table:table-cell>
          <table:table-cell table:style-name="ce6" table:formula="of:=['4-Zimmer-Wohnungen'.C7]/['4-Zimmer-Wohnungen'.$K7]-1" office:value-type="float" office:value="0.117647058823529" calcext:value-type="float">
            <text:p>0.118</text:p>
          </table:table-cell>
          <table:table-cell table:style-name="ce6" table:formula="of:=['4-Zimmer-Wohnungen'.D7]/['4-Zimmer-Wohnungen'.$K7]-1" office:value-type="float" office:value="0.0588235294117647" calcext:value-type="float">
            <text:p>0.059</text:p>
          </table:table-cell>
          <table:table-cell table:style-name="ce6" table:formula="of:=['4-Zimmer-Wohnungen'.E7]/['4-Zimmer-Wohnungen'.$K7]-1" office:value-type="float" office:value="0" calcext:value-type="float">
            <text:p>0.000</text:p>
          </table:table-cell>
          <table:table-cell table:style-name="ce6" table:formula="of:=['4-Zimmer-Wohnungen'.F7]/['4-Zimmer-Wohnungen'.$K7]-1" office:value-type="float" office:value="0.0588235294117647" calcext:value-type="float">
            <text:p>0.059</text:p>
          </table:table-cell>
          <table:table-cell table:style-name="ce6" table:formula="of:=['4-Zimmer-Wohnungen'.G7]/['4-Zimmer-Wohnungen'.$K7]-1" office:value-type="float" office:value="0.0588235294117647" calcext:value-type="float">
            <text:p>0.059</text:p>
          </table:table-cell>
          <table:table-cell table:style-name="ce6" table:formula="of:=['4-Zimmer-Wohnungen'.H7]/['4-Zimmer-Wohnungen'.$K7]-1" office:value-type="float" office:value="0.0588235294117647" calcext:value-type="float">
            <text:p>0.059</text:p>
          </table:table-cell>
          <table:table-cell table:style-name="ce6" table:formula="of:=['4-Zimmer-Wohnungen'.I7]/['4-Zimmer-Wohnungen'.$K7]-1" office:value-type="float" office:value="0.0588235294117647" calcext:value-type="float">
            <text:p>0.059</text:p>
          </table:table-cell>
          <table:table-cell table:style-name="ce6" table:formula="of:=['4-Zimmer-Wohnungen'.J7]/['4-Zimmer-Wohnungen'.$K7]-1" office:value-type="float" office:value="0.0588235294117647" calcext:value-type="float">
            <text:p>0.059</text:p>
          </table:table-cell>
          <table:table-cell table:style-name="ce7" table:formula="of:=['4-Zimmer-Wohnungen'.K7]/['4-Zimmer-Wohnungen'.$K7]-1" office:value-type="float" office:value="0" calcext:value-type="float">
            <text:p>0.000</text:p>
          </table:table-cell>
          <table:table-cell table:style-name="ce6" table:formula="of:=['4-Zimmer-Wohnungen'.L7]/['4-Zimmer-Wohnungen'.$K7]-1" office:value-type="float" office:value="0" calcext:value-type="float">
            <text:p>0.000</text:p>
          </table:table-cell>
          <table:table-cell table:style-name="ce6" table:formula="of:=['4-Zimmer-Wohnungen'.M7]/['4-Zimmer-Wohnungen'.$K7]-1" office:value-type="float" office:value="0.0588235294117647" calcext:value-type="float">
            <text:p>0.059</text:p>
          </table:table-cell>
          <table:table-cell table:style-name="ce6" table:formula="of:=['4-Zimmer-Wohnungen'.N7]/['4-Zimmer-Wohnungen'.$K7]-1" office:value-type="float" office:value="0" calcext:value-type="float">
            <text:p>0.000</text:p>
          </table:table-cell>
          <table:table-cell table:style-name="ce6" table:formula="of:=['4-Zimmer-Wohnungen'.O7]/['4-Zimmer-Wohnungen'.$K7]-1" office:value-type="float" office:value="0" calcext:value-type="float">
            <text:p>0.000</text:p>
          </table:table-cell>
          <table:table-cell table:style-name="ce6" table:formula="of:=['4-Zimmer-Wohnungen'.P7]/['4-Zimmer-Wohnungen'.$K7]-1" office:value-type="float" office:value="-0.0588235294117647" calcext:value-type="float">
            <text:p>-0.059</text:p>
          </table:table-cell>
          <table:table-cell table:style-name="ce6" table:formula="of:=['4-Zimmer-Wohnungen'.Q7]/['4-Zimmer-Wohnungen'.$K7]-1" office:value-type="float" office:value="-0.0588235294117647" calcext:value-type="float">
            <text:p>-0.059</text:p>
          </table:table-cell>
          <table:table-cell table:style-name="ce6" table:formula="of:=['4-Zimmer-Wohnungen'.R7]/['4-Zimmer-Wohnungen'.$K7]-1" office:value-type="float" office:value="0" calcext:value-type="float">
            <text:p>0.000</text:p>
          </table:table-cell>
          <table:table-cell table:style-name="ce6" table:formula="of:=['4-Zimmer-Wohnungen'.S7]/['4-Zimmer-Wohnungen'.$K7]-1" office:value-type="float" office:value="-0.117647058823529" calcext:value-type="float">
            <text:p>-0.118</text:p>
          </table:table-cell>
          <table:table-cell table:style-name="ce6" table:formula="of:=['4-Zimmer-Wohnungen'.T7]/['4-Zimmer-Wohnungen'.$K7]-1" office:value-type="float" office:value="-0.0588235294117647" calcext:value-type="float">
            <text:p>-0.059</text:p>
          </table:table-cell>
          <table:table-cell table:style-name="ce6" table:formula="of:=['4-Zimmer-Wohnungen'.U7]/['4-Zimmer-Wohnungen'.$K7]-1" office:value-type="float" office:value="0" calcext:value-type="float">
            <text:p>0.000</text:p>
          </table:table-cell>
          <table:table-cell table:style-name="ce8" table:formula="of:=['4-Zimmer-Wohnungen'.U7]/['4-Zimmer-Wohnungen'.$K7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00 - 192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4-Zimmer-Wohnungen'.B9]/['4-Zimmer-Wohnungen'.$K9]-1" office:value-type="float" office:value="0.214285714285714" calcext:value-type="float">
            <text:p>0.214</text:p>
          </table:table-cell>
          <table:table-cell table:style-name="ce6" table:formula="of:=['4-Zimmer-Wohnungen'.C9]/['4-Zimmer-Wohnungen'.$K9]-1" office:value-type="float" office:value="0.0714285714285714" calcext:value-type="float">
            <text:p>0.071</text:p>
          </table:table-cell>
          <table:table-cell table:style-name="ce6" table:formula="of:=['4-Zimmer-Wohnungen'.D9]/['4-Zimmer-Wohnungen'.$K9]-1" office:value-type="float" office:value="0.0714285714285714" calcext:value-type="float">
            <text:p>0.071</text:p>
          </table:table-cell>
          <table:table-cell table:style-name="ce6" table:formula="of:=['4-Zimmer-Wohnungen'.E9]/['4-Zimmer-Wohnungen'.$K9]-1" office:value-type="float" office:value="0" calcext:value-type="float">
            <text:p>0.000</text:p>
          </table:table-cell>
          <table:table-cell table:style-name="ce6" table:formula="of:=['4-Zimmer-Wohnungen'.F9]/['4-Zimmer-Wohnungen'.$K9]-1" office:value-type="float" office:value="0.0714285714285714" calcext:value-type="float">
            <text:p>0.071</text:p>
          </table:table-cell>
          <table:table-cell table:style-name="ce6" table:formula="of:=['4-Zimmer-Wohnungen'.G9]/['4-Zimmer-Wohnungen'.$K9]-1" office:value-type="float" office:value="0" calcext:value-type="float">
            <text:p>0.000</text:p>
          </table:table-cell>
          <table:table-cell table:style-name="ce6" table:formula="of:=['4-Zimmer-Wohnungen'.H9]/['4-Zimmer-Wohnungen'.$K9]-1" office:value-type="float" office:value="0.0714285714285714" calcext:value-type="float">
            <text:p>0.071</text:p>
          </table:table-cell>
          <table:table-cell table:style-name="ce6" table:formula="of:=['4-Zimmer-Wohnungen'.I9]/['4-Zimmer-Wohnungen'.$K9]-1" office:value-type="float" office:value="0.0714285714285714" calcext:value-type="float">
            <text:p>0.071</text:p>
          </table:table-cell>
          <table:table-cell table:style-name="ce6" table:formula="of:=['4-Zimmer-Wohnungen'.J9]/['4-Zimmer-Wohnungen'.$K9]-1" office:value-type="float" office:value="0" calcext:value-type="float">
            <text:p>0.000</text:p>
          </table:table-cell>
          <table:table-cell table:style-name="ce7" table:formula="of:=['4-Zimmer-Wohnungen'.K9]/['4-Zimmer-Wohnungen'.$K9]-1" office:value-type="float" office:value="0" calcext:value-type="float">
            <text:p>0.000</text:p>
          </table:table-cell>
          <table:table-cell table:style-name="ce6" table:formula="of:=['4-Zimmer-Wohnungen'.L9]/['4-Zimmer-Wohnungen'.$K9]-1" office:value-type="float" office:value="-0.0714285714285714" calcext:value-type="float">
            <text:p>-0.071</text:p>
          </table:table-cell>
          <table:table-cell table:style-name="ce6" table:formula="of:=['4-Zimmer-Wohnungen'.M9]/['4-Zimmer-Wohnungen'.$K9]-1" office:value-type="float" office:value="0" calcext:value-type="float">
            <text:p>0.000</text:p>
          </table:table-cell>
          <table:table-cell table:style-name="ce6" table:formula="of:=['4-Zimmer-Wohnungen'.N9]/['4-Zimmer-Wohnungen'.$K9]-1" office:value-type="float" office:value="0" calcext:value-type="float">
            <text:p>0.000</text:p>
          </table:table-cell>
          <table:table-cell table:style-name="ce6" table:formula="of:=['4-Zimmer-Wohnungen'.O9]/['4-Zimmer-Wohnungen'.$K9]-1" office:value-type="float" office:value="0" calcext:value-type="float">
            <text:p>0.000</text:p>
          </table:table-cell>
          <table:table-cell table:style-name="ce6" table:formula="of:=['4-Zimmer-Wohnungen'.P9]/['4-Zimmer-Wohnungen'.$K9]-1" office:value-type="float" office:value="-0.0714285714285714" calcext:value-type="float">
            <text:p>-0.071</text:p>
          </table:table-cell>
          <table:table-cell table:style-name="ce6" table:formula="of:=['4-Zimmer-Wohnungen'.Q9]/['4-Zimmer-Wohnungen'.$K9]-1" office:value-type="float" office:value="-0.0714285714285714" calcext:value-type="float">
            <text:p>-0.071</text:p>
          </table:table-cell>
          <table:table-cell table:style-name="ce6" table:formula="of:=['4-Zimmer-Wohnungen'.R9]/['4-Zimmer-Wohnungen'.$K9]-1" office:value-type="float" office:value="-0.0714285714285714" calcext:value-type="float">
            <text:p>-0.071</text:p>
          </table:table-cell>
          <table:table-cell table:style-name="ce6" table:formula="of:=['4-Zimmer-Wohnungen'.S9]/['4-Zimmer-Wohnungen'.$K9]-1" office:value-type="float" office:value="-0.0714285714285714" calcext:value-type="float">
            <text:p>-0.071</text:p>
          </table:table-cell>
          <table:table-cell table:style-name="ce6" table:formula="of:=['4-Zimmer-Wohnungen'.T9]/['4-Zimmer-Wohnungen'.$K9]-1" office:value-type="float" office:value="-0.0714285714285714" calcext:value-type="float">
            <text:p>-0.071</text:p>
          </table:table-cell>
          <table:table-cell table:style-name="ce6" table:formula="of:=['4-Zimmer-Wohnungen'.U9]/['4-Zimmer-Wohnungen'.$K9]-1" office:value-type="float" office:value="0" calcext:value-type="float">
            <text:p>0.000</text:p>
          </table:table-cell>
          <table:table-cell table:style-name="ce8" table:formula="of:=['4-Zimmer-Wohnungen'.U9]/['4-Zimmer-Wohnungen'.$K9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4-Zimmer-Wohnungen'.B10]/['4-Zimmer-Wohnungen'.$K10]-1" office:value-type="float" office:value="0.3125" calcext:value-type="float">
            <text:p>0.313</text:p>
          </table:table-cell>
          <table:table-cell table:style-name="ce6" table:formula="of:=['4-Zimmer-Wohnungen'.C10]/['4-Zimmer-Wohnungen'.$K10]-1" office:value-type="float" office:value="0.125" calcext:value-type="float">
            <text:p>0.125</text:p>
          </table:table-cell>
          <table:table-cell table:style-name="ce6" table:formula="of:=['4-Zimmer-Wohnungen'.D10]/['4-Zimmer-Wohnungen'.$K10]-1" office:value-type="float" office:value="0.125" calcext:value-type="float">
            <text:p>0.125</text:p>
          </table:table-cell>
          <table:table-cell table:style-name="ce6" table:formula="of:=['4-Zimmer-Wohnungen'.E10]/['4-Zimmer-Wohnungen'.$K10]-1" office:value-type="float" office:value="0" calcext:value-type="float">
            <text:p>0.000</text:p>
          </table:table-cell>
          <table:table-cell table:style-name="ce6" table:formula="of:=['4-Zimmer-Wohnungen'.F10]/['4-Zimmer-Wohnungen'.$K10]-1" office:value-type="float" office:value="0.0625" calcext:value-type="float">
            <text:p>0.063</text:p>
          </table:table-cell>
          <table:table-cell table:style-name="ce6" table:formula="of:=['4-Zimmer-Wohnungen'.G10]/['4-Zimmer-Wohnungen'.$K10]-1" office:value-type="float" office:value="0.0625" calcext:value-type="float">
            <text:p>0.063</text:p>
          </table:table-cell>
          <table:table-cell table:style-name="ce6" table:formula="of:=['4-Zimmer-Wohnungen'.H10]/['4-Zimmer-Wohnungen'.$K10]-1" office:value-type="float" office:value="0.125" calcext:value-type="float">
            <text:p>0.125</text:p>
          </table:table-cell>
          <table:table-cell table:style-name="ce6" table:formula="of:=['4-Zimmer-Wohnungen'.I10]/['4-Zimmer-Wohnungen'.$K10]-1" office:value-type="float" office:value="0.125" calcext:value-type="float">
            <text:p>0.125</text:p>
          </table:table-cell>
          <table:table-cell table:style-name="ce6" table:formula="of:=['4-Zimmer-Wohnungen'.J10]/['4-Zimmer-Wohnungen'.$K10]-1" office:value-type="float" office:value="0.0625" calcext:value-type="float">
            <text:p>0.063</text:p>
          </table:table-cell>
          <table:table-cell table:style-name="ce7" table:formula="of:=['4-Zimmer-Wohnungen'.K10]/['4-Zimmer-Wohnungen'.$K10]-1" office:value-type="float" office:value="0" calcext:value-type="float">
            <text:p>0.000</text:p>
          </table:table-cell>
          <table:table-cell table:style-name="ce6" table:formula="of:=['4-Zimmer-Wohnungen'.L10]/['4-Zimmer-Wohnungen'.$K10]-1" office:value-type="float" office:value="0" calcext:value-type="float">
            <text:p>0.000</text:p>
          </table:table-cell>
          <table:table-cell table:style-name="ce6" table:formula="of:=['4-Zimmer-Wohnungen'.M10]/['4-Zimmer-Wohnungen'.$K10]-1" office:value-type="float" office:value="0.0625" calcext:value-type="float">
            <text:p>0.063</text:p>
          </table:table-cell>
          <table:table-cell table:style-name="ce6" table:formula="of:=['4-Zimmer-Wohnungen'.N10]/['4-Zimmer-Wohnungen'.$K10]-1" office:value-type="float" office:value="0" calcext:value-type="float">
            <text:p>0.000</text:p>
          </table:table-cell>
          <table:table-cell table:style-name="ce6" table:formula="of:=['4-Zimmer-Wohnungen'.O10]/['4-Zimmer-Wohnungen'.$K10]-1" office:value-type="float" office:value="0" calcext:value-type="float">
            <text:p>0.000</text:p>
          </table:table-cell>
          <table:table-cell table:style-name="ce6" table:formula="of:=['4-Zimmer-Wohnungen'.P10]/['4-Zimmer-Wohnungen'.$K10]-1" office:value-type="float" office:value="-0.0625" calcext:value-type="float">
            <text:p>-0.063</text:p>
          </table:table-cell>
          <table:table-cell table:style-name="ce6" table:formula="of:=['4-Zimmer-Wohnungen'.Q10]/['4-Zimmer-Wohnungen'.$K10]-1" office:value-type="float" office:value="0" calcext:value-type="float">
            <text:p>0.000</text:p>
          </table:table-cell>
          <table:table-cell table:style-name="ce6" table:formula="of:=['4-Zimmer-Wohnungen'.R10]/['4-Zimmer-Wohnungen'.$K10]-1" office:value-type="float" office:value="0" calcext:value-type="float">
            <text:p>0.000</text:p>
          </table:table-cell>
          <table:table-cell table:style-name="ce6" table:formula="of:=['4-Zimmer-Wohnungen'.S10]/['4-Zimmer-Wohnungen'.$K10]-1" office:value-type="float" office:value="-0.0625" calcext:value-type="float">
            <text:p>-0.063</text:p>
          </table:table-cell>
          <table:table-cell table:style-name="ce6" table:formula="of:=['4-Zimmer-Wohnungen'.T10]/['4-Zimmer-Wohnungen'.$K10]-1" office:value-type="float" office:value="-0.0625" calcext:value-type="float">
            <text:p>-0.063</text:p>
          </table:table-cell>
          <table:table-cell table:style-name="ce6" table:formula="of:=['4-Zimmer-Wohnungen'.U10]/['4-Zimmer-Wohnungen'.$K10]-1" office:value-type="float" office:value="0.0625" calcext:value-type="float">
            <text:p>0.063</text:p>
          </table:table-cell>
          <table:table-cell table:style-name="ce8" table:formula="of:=['4-Zimmer-Wohnungen'.U10]/['4-Zimmer-Wohnungen'.$K10]-1" office:value-type="float" office:value="0.0625" calcext:value-type="float">
            <text:p>0.06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21 - 1946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4-Zimmer-Wohnungen'.B12]/['4-Zimmer-Wohnungen'.$K12]-1" office:value-type="float" office:value="0.285714285714286" calcext:value-type="float">
            <text:p>0.286</text:p>
          </table:table-cell>
          <table:table-cell table:style-name="ce6" table:formula="of:=['4-Zimmer-Wohnungen'.C12]/['4-Zimmer-Wohnungen'.$K12]-1" office:value-type="float" office:value="0.142857142857143" calcext:value-type="float">
            <text:p>0.143</text:p>
          </table:table-cell>
          <table:table-cell table:style-name="ce6" table:formula="of:=['4-Zimmer-Wohnungen'.D12]/['4-Zimmer-Wohnungen'.$K12]-1" office:value-type="float" office:value="0.0714285714285714" calcext:value-type="float">
            <text:p>0.071</text:p>
          </table:table-cell>
          <table:table-cell table:style-name="ce6" table:formula="of:=['4-Zimmer-Wohnungen'.E12]/['4-Zimmer-Wohnungen'.$K12]-1" office:value-type="float" office:value="0" calcext:value-type="float">
            <text:p>0.000</text:p>
          </table:table-cell>
          <table:table-cell table:style-name="ce6" table:formula="of:=['4-Zimmer-Wohnungen'.F12]/['4-Zimmer-Wohnungen'.$K12]-1" office:value-type="float" office:value="0.0714285714285714" calcext:value-type="float">
            <text:p>0.071</text:p>
          </table:table-cell>
          <table:table-cell table:style-name="ce6" table:formula="of:=['4-Zimmer-Wohnungen'.G12]/['4-Zimmer-Wohnungen'.$K12]-1" office:value-type="float" office:value="0.0714285714285714" calcext:value-type="float">
            <text:p>0.071</text:p>
          </table:table-cell>
          <table:table-cell table:style-name="ce6" table:formula="of:=['4-Zimmer-Wohnungen'.H12]/['4-Zimmer-Wohnungen'.$K12]-1" office:value-type="float" office:value="0.0714285714285714" calcext:value-type="float">
            <text:p>0.071</text:p>
          </table:table-cell>
          <table:table-cell table:style-name="ce6" table:formula="of:=['4-Zimmer-Wohnungen'.I12]/['4-Zimmer-Wohnungen'.$K12]-1" office:value-type="float" office:value="0.0714285714285714" calcext:value-type="float">
            <text:p>0.071</text:p>
          </table:table-cell>
          <table:table-cell table:style-name="ce6" table:formula="of:=['4-Zimmer-Wohnungen'.J12]/['4-Zimmer-Wohnungen'.$K12]-1" office:value-type="float" office:value="0.0714285714285714" calcext:value-type="float">
            <text:p>0.071</text:p>
          </table:table-cell>
          <table:table-cell table:style-name="ce7" table:formula="of:=['4-Zimmer-Wohnungen'.K12]/['4-Zimmer-Wohnungen'.$K12]-1" office:value-type="float" office:value="0" calcext:value-type="float">
            <text:p>0.000</text:p>
          </table:table-cell>
          <table:table-cell table:style-name="ce6" table:formula="of:=['4-Zimmer-Wohnungen'.L12]/['4-Zimmer-Wohnungen'.$K12]-1" office:value-type="float" office:value="0" calcext:value-type="float">
            <text:p>0.000</text:p>
          </table:table-cell>
          <table:table-cell table:style-name="ce6" table:formula="of:=['4-Zimmer-Wohnungen'.M12]/['4-Zimmer-Wohnungen'.$K12]-1" office:value-type="float" office:value="0.0714285714285714" calcext:value-type="float">
            <text:p>0.071</text:p>
          </table:table-cell>
          <table:table-cell table:style-name="ce6" table:formula="of:=['4-Zimmer-Wohnungen'.N12]/['4-Zimmer-Wohnungen'.$K12]-1" office:value-type="float" office:value="0" calcext:value-type="float">
            <text:p>0.000</text:p>
          </table:table-cell>
          <table:table-cell table:style-name="ce6" table:formula="of:=['4-Zimmer-Wohnungen'.O12]/['4-Zimmer-Wohnungen'.$K12]-1" office:value-type="float" office:value="0" calcext:value-type="float">
            <text:p>0.000</text:p>
          </table:table-cell>
          <table:table-cell table:style-name="ce6" table:formula="of:=['4-Zimmer-Wohnungen'.P12]/['4-Zimmer-Wohnungen'.$K12]-1" office:value-type="float" office:value="-0.0714285714285714" calcext:value-type="float">
            <text:p>-0.071</text:p>
          </table:table-cell>
          <table:table-cell table:style-name="ce6" table:formula="of:=['4-Zimmer-Wohnungen'.Q12]/['4-Zimmer-Wohnungen'.$K12]-1" office:value-type="float" office:value="0" calcext:value-type="float">
            <text:p>0.000</text:p>
          </table:table-cell>
          <table:table-cell table:style-name="ce6" table:formula="of:=['4-Zimmer-Wohnungen'.R12]/['4-Zimmer-Wohnungen'.$K12]-1" office:value-type="float" office:value="0" calcext:value-type="float">
            <text:p>0.000</text:p>
          </table:table-cell>
          <table:table-cell table:style-name="ce6" table:formula="of:=['4-Zimmer-Wohnungen'.S12]/['4-Zimmer-Wohnungen'.$K12]-1" office:value-type="float" office:value="-0.0714285714285714" calcext:value-type="float">
            <text:p>-0.071</text:p>
          </table:table-cell>
          <table:table-cell table:style-name="ce6" table:formula="of:=['4-Zimmer-Wohnungen'.T12]/['4-Zimmer-Wohnungen'.$K12]-1" office:value-type="float" office:value="-0.0714285714285714" calcext:value-type="float">
            <text:p>-0.071</text:p>
          </table:table-cell>
          <table:table-cell table:style-name="ce6" table:formula="of:=['4-Zimmer-Wohnungen'.U12]/['4-Zimmer-Wohnungen'.$K12]-1" office:value-type="float" office:value="0" calcext:value-type="float">
            <text:p>0.000</text:p>
          </table:table-cell>
          <table:table-cell table:style-name="ce8" table:formula="of:=['4-Zimmer-Wohnungen'.U12]/['4-Zimmer-Wohnungen'.$K12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4-Zimmer-Wohnungen'.B13]/['4-Zimmer-Wohnungen'.$K13]-1" office:value-type="float" office:value="0.25" calcext:value-type="float">
            <text:p>0.250</text:p>
          </table:table-cell>
          <table:table-cell table:style-name="ce6" table:formula="of:=['4-Zimmer-Wohnungen'.C13]/['4-Zimmer-Wohnungen'.$K13]-1" office:value-type="float" office:value="0.125" calcext:value-type="float">
            <text:p>0.125</text:p>
          </table:table-cell>
          <table:table-cell table:style-name="ce6" table:formula="of:=['4-Zimmer-Wohnungen'.D13]/['4-Zimmer-Wohnungen'.$K13]-1" office:value-type="float" office:value="0.0625" calcext:value-type="float">
            <text:p>0.063</text:p>
          </table:table-cell>
          <table:table-cell table:style-name="ce6" table:formula="of:=['4-Zimmer-Wohnungen'.E13]/['4-Zimmer-Wohnungen'.$K13]-1" office:value-type="float" office:value="0" calcext:value-type="float">
            <text:p>0.000</text:p>
          </table:table-cell>
          <table:table-cell table:style-name="ce6" table:formula="of:=['4-Zimmer-Wohnungen'.F13]/['4-Zimmer-Wohnungen'.$K13]-1" office:value-type="float" office:value="0.0625" calcext:value-type="float">
            <text:p>0.063</text:p>
          </table:table-cell>
          <table:table-cell table:style-name="ce6" table:formula="of:=['4-Zimmer-Wohnungen'.G13]/['4-Zimmer-Wohnungen'.$K13]-1" office:value-type="float" office:value="0.0625" calcext:value-type="float">
            <text:p>0.063</text:p>
          </table:table-cell>
          <table:table-cell table:style-name="ce6" table:formula="of:=['4-Zimmer-Wohnungen'.H13]/['4-Zimmer-Wohnungen'.$K13]-1" office:value-type="float" office:value="0.0625" calcext:value-type="float">
            <text:p>0.063</text:p>
          </table:table-cell>
          <table:table-cell table:style-name="ce6" table:formula="of:=['4-Zimmer-Wohnungen'.I13]/['4-Zimmer-Wohnungen'.$K13]-1" office:value-type="float" office:value="0.0625" calcext:value-type="float">
            <text:p>0.063</text:p>
          </table:table-cell>
          <table:table-cell table:style-name="ce6" table:formula="of:=['4-Zimmer-Wohnungen'.J13]/['4-Zimmer-Wohnungen'.$K13]-1" office:value-type="float" office:value="0.0625" calcext:value-type="float">
            <text:p>0.063</text:p>
          </table:table-cell>
          <table:table-cell table:style-name="ce7" table:formula="of:=['4-Zimmer-Wohnungen'.K13]/['4-Zimmer-Wohnungen'.$K13]-1" office:value-type="float" office:value="0" calcext:value-type="float">
            <text:p>0.000</text:p>
          </table:table-cell>
          <table:table-cell table:style-name="ce6" table:formula="of:=['4-Zimmer-Wohnungen'.L13]/['4-Zimmer-Wohnungen'.$K13]-1" office:value-type="float" office:value="0" calcext:value-type="float">
            <text:p>0.000</text:p>
          </table:table-cell>
          <table:table-cell table:style-name="ce6" table:formula="of:=['4-Zimmer-Wohnungen'.M13]/['4-Zimmer-Wohnungen'.$K13]-1" office:value-type="float" office:value="0.0625" calcext:value-type="float">
            <text:p>0.063</text:p>
          </table:table-cell>
          <table:table-cell table:style-name="ce6" table:formula="of:=['4-Zimmer-Wohnungen'.N13]/['4-Zimmer-Wohnungen'.$K13]-1" office:value-type="float" office:value="0" calcext:value-type="float">
            <text:p>0.000</text:p>
          </table:table-cell>
          <table:table-cell table:style-name="ce6" table:formula="of:=['4-Zimmer-Wohnungen'.O13]/['4-Zimmer-Wohnungen'.$K13]-1" office:value-type="float" office:value="0" calcext:value-type="float">
            <text:p>0.000</text:p>
          </table:table-cell>
          <table:table-cell table:style-name="ce6" table:formula="of:=['4-Zimmer-Wohnungen'.P13]/['4-Zimmer-Wohnungen'.$K13]-1" office:value-type="float" office:value="-0.0625" calcext:value-type="float">
            <text:p>-0.063</text:p>
          </table:table-cell>
          <table:table-cell table:style-name="ce6" table:formula="of:=['4-Zimmer-Wohnungen'.Q13]/['4-Zimmer-Wohnungen'.$K13]-1" office:value-type="float" office:value="-0.0625" calcext:value-type="float">
            <text:p>-0.063</text:p>
          </table:table-cell>
          <table:table-cell table:style-name="ce6" table:formula="of:=['4-Zimmer-Wohnungen'.R13]/['4-Zimmer-Wohnungen'.$K13]-1" office:value-type="float" office:value="0" calcext:value-type="float">
            <text:p>0.000</text:p>
          </table:table-cell>
          <table:table-cell table:style-name="ce6" table:formula="of:=['4-Zimmer-Wohnungen'.S13]/['4-Zimmer-Wohnungen'.$K13]-1" office:value-type="float" office:value="-0.0625" calcext:value-type="float">
            <text:p>-0.063</text:p>
          </table:table-cell>
          <table:table-cell table:style-name="ce6" table:formula="of:=['4-Zimmer-Wohnungen'.T13]/['4-Zimmer-Wohnungen'.$K13]-1" office:value-type="float" office:value="-0.0625" calcext:value-type="float">
            <text:p>-0.063</text:p>
          </table:table-cell>
          <table:table-cell table:style-name="ce6" table:formula="of:=['4-Zimmer-Wohnungen'.U13]/['4-Zimmer-Wohnungen'.$K13]-1" office:value-type="float" office:value="0" calcext:value-type="float">
            <text:p>0.000</text:p>
          </table:table-cell>
          <table:table-cell table:style-name="ce8" table:formula="of:=['4-Zimmer-Wohnungen'.U13]/['4-Zimmer-Wohnungen'.$K13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47 - 196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4-Zimmer-Wohnungen'.B15]/['4-Zimmer-Wohnungen'.$K15]-1" office:value-type="float" office:value="0.266666666666667" calcext:value-type="float">
            <text:p>0.267</text:p>
          </table:table-cell>
          <table:table-cell table:style-name="ce6" table:formula="of:=['4-Zimmer-Wohnungen'.C15]/['4-Zimmer-Wohnungen'.$K15]-1" office:value-type="float" office:value="0.133333333333333" calcext:value-type="float">
            <text:p>0.133</text:p>
          </table:table-cell>
          <table:table-cell table:style-name="ce6" table:formula="of:=['4-Zimmer-Wohnungen'.D15]/['4-Zimmer-Wohnungen'.$K15]-1" office:value-type="float" office:value="0.0666666666666667" calcext:value-type="float">
            <text:p>0.067</text:p>
          </table:table-cell>
          <table:table-cell table:style-name="ce6" table:formula="of:=['4-Zimmer-Wohnungen'.E15]/['4-Zimmer-Wohnungen'.$K15]-1" office:value-type="float" office:value="0" calcext:value-type="float">
            <text:p>0.000</text:p>
          </table:table-cell>
          <table:table-cell table:style-name="ce6" table:formula="of:=['4-Zimmer-Wohnungen'.F15]/['4-Zimmer-Wohnungen'.$K15]-1" office:value-type="float" office:value="0.0666666666666667" calcext:value-type="float">
            <text:p>0.067</text:p>
          </table:table-cell>
          <table:table-cell table:style-name="ce6" table:formula="of:=['4-Zimmer-Wohnungen'.G15]/['4-Zimmer-Wohnungen'.$K15]-1" office:value-type="float" office:value="0.0666666666666667" calcext:value-type="float">
            <text:p>0.067</text:p>
          </table:table-cell>
          <table:table-cell table:style-name="ce6" table:formula="of:=['4-Zimmer-Wohnungen'.H15]/['4-Zimmer-Wohnungen'.$K15]-1" office:value-type="float" office:value="0.0666666666666667" calcext:value-type="float">
            <text:p>0.067</text:p>
          </table:table-cell>
          <table:table-cell table:style-name="ce6" table:formula="of:=['4-Zimmer-Wohnungen'.I15]/['4-Zimmer-Wohnungen'.$K15]-1" office:value-type="float" office:value="0.0666666666666667" calcext:value-type="float">
            <text:p>0.067</text:p>
          </table:table-cell>
          <table:table-cell table:style-name="ce6" table:formula="of:=['4-Zimmer-Wohnungen'.J15]/['4-Zimmer-Wohnungen'.$K15]-1" office:value-type="float" office:value="0.0666666666666667" calcext:value-type="float">
            <text:p>0.067</text:p>
          </table:table-cell>
          <table:table-cell table:style-name="ce7" table:formula="of:=['4-Zimmer-Wohnungen'.K15]/['4-Zimmer-Wohnungen'.$K15]-1" office:value-type="float" office:value="0" calcext:value-type="float">
            <text:p>0.000</text:p>
          </table:table-cell>
          <table:table-cell table:style-name="ce6" table:formula="of:=['4-Zimmer-Wohnungen'.L15]/['4-Zimmer-Wohnungen'.$K15]-1" office:value-type="float" office:value="0" calcext:value-type="float">
            <text:p>0.000</text:p>
          </table:table-cell>
          <table:table-cell table:style-name="ce6" table:formula="of:=['4-Zimmer-Wohnungen'.M15]/['4-Zimmer-Wohnungen'.$K15]-1" office:value-type="float" office:value="0.0666666666666667" calcext:value-type="float">
            <text:p>0.067</text:p>
          </table:table-cell>
          <table:table-cell table:style-name="ce6" table:formula="of:=['4-Zimmer-Wohnungen'.N15]/['4-Zimmer-Wohnungen'.$K15]-1" office:value-type="float" office:value="0" calcext:value-type="float">
            <text:p>0.000</text:p>
          </table:table-cell>
          <table:table-cell table:style-name="ce6" table:formula="of:=['4-Zimmer-Wohnungen'.O15]/['4-Zimmer-Wohnungen'.$K15]-1" office:value-type="float" office:value="0" calcext:value-type="float">
            <text:p>0.000</text:p>
          </table:table-cell>
          <table:table-cell table:style-name="ce6" table:formula="of:=['4-Zimmer-Wohnungen'.P15]/['4-Zimmer-Wohnungen'.$K15]-1" office:value-type="float" office:value="-0.0666666666666667" calcext:value-type="float">
            <text:p>-0.067</text:p>
          </table:table-cell>
          <table:table-cell table:style-name="ce6" table:formula="of:=['4-Zimmer-Wohnungen'.Q15]/['4-Zimmer-Wohnungen'.$K15]-1" office:value-type="float" office:value="-0.0666666666666667" calcext:value-type="float">
            <text:p>-0.067</text:p>
          </table:table-cell>
          <table:table-cell table:style-name="ce6" table:formula="of:=['4-Zimmer-Wohnungen'.R15]/['4-Zimmer-Wohnungen'.$K15]-1" office:value-type="float" office:value="0" calcext:value-type="float">
            <text:p>0.000</text:p>
          </table:table-cell>
          <table:table-cell table:style-name="ce6" table:formula="of:=['4-Zimmer-Wohnungen'.S15]/['4-Zimmer-Wohnungen'.$K15]-1" office:value-type="float" office:value="-0.0666666666666667" calcext:value-type="float">
            <text:p>-0.067</text:p>
          </table:table-cell>
          <table:table-cell table:style-name="ce6" table:formula="of:=['4-Zimmer-Wohnungen'.T15]/['4-Zimmer-Wohnungen'.$K15]-1" office:value-type="float" office:value="-0.0666666666666667" calcext:value-type="float">
            <text:p>-0.067</text:p>
          </table:table-cell>
          <table:table-cell table:style-name="ce6" table:formula="of:=['4-Zimmer-Wohnungen'.U15]/['4-Zimmer-Wohnungen'.$K15]-1" office:value-type="float" office:value="0" calcext:value-type="float">
            <text:p>0.000</text:p>
          </table:table-cell>
          <table:table-cell table:style-name="ce8" table:formula="of:=['4-Zimmer-Wohnungen'.U15]/['4-Zimmer-Wohnungen'.$K15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4-Zimmer-Wohnungen'.B16]/['4-Zimmer-Wohnungen'.$K16]-1" office:value-type="float" office:value="0.25" calcext:value-type="float">
            <text:p>0.250</text:p>
          </table:table-cell>
          <table:table-cell table:style-name="ce6" table:formula="of:=['4-Zimmer-Wohnungen'.C16]/['4-Zimmer-Wohnungen'.$K16]-1" office:value-type="float" office:value="0.125" calcext:value-type="float">
            <text:p>0.125</text:p>
          </table:table-cell>
          <table:table-cell table:style-name="ce6" table:formula="of:=['4-Zimmer-Wohnungen'.D16]/['4-Zimmer-Wohnungen'.$K16]-1" office:value-type="float" office:value="0.0625" calcext:value-type="float">
            <text:p>0.063</text:p>
          </table:table-cell>
          <table:table-cell table:style-name="ce6" table:formula="of:=['4-Zimmer-Wohnungen'.E16]/['4-Zimmer-Wohnungen'.$K16]-1" office:value-type="float" office:value="0" calcext:value-type="float">
            <text:p>0.000</text:p>
          </table:table-cell>
          <table:table-cell table:style-name="ce6" table:formula="of:=['4-Zimmer-Wohnungen'.F16]/['4-Zimmer-Wohnungen'.$K16]-1" office:value-type="float" office:value="0.0625" calcext:value-type="float">
            <text:p>0.063</text:p>
          </table:table-cell>
          <table:table-cell table:style-name="ce6" table:formula="of:=['4-Zimmer-Wohnungen'.G16]/['4-Zimmer-Wohnungen'.$K16]-1" office:value-type="float" office:value="0.0625" calcext:value-type="float">
            <text:p>0.063</text:p>
          </table:table-cell>
          <table:table-cell table:style-name="ce6" table:formula="of:=['4-Zimmer-Wohnungen'.H16]/['4-Zimmer-Wohnungen'.$K16]-1" office:value-type="float" office:value="0.0625" calcext:value-type="float">
            <text:p>0.063</text:p>
          </table:table-cell>
          <table:table-cell table:style-name="ce6" table:formula="of:=['4-Zimmer-Wohnungen'.I16]/['4-Zimmer-Wohnungen'.$K16]-1" office:value-type="float" office:value="0.0625" calcext:value-type="float">
            <text:p>0.063</text:p>
          </table:table-cell>
          <table:table-cell table:style-name="ce6" table:formula="of:=['4-Zimmer-Wohnungen'.J16]/['4-Zimmer-Wohnungen'.$K16]-1" office:value-type="float" office:value="0.0625" calcext:value-type="float">
            <text:p>0.063</text:p>
          </table:table-cell>
          <table:table-cell table:style-name="ce7" table:formula="of:=['4-Zimmer-Wohnungen'.K16]/['4-Zimmer-Wohnungen'.$K16]-1" office:value-type="float" office:value="0" calcext:value-type="float">
            <text:p>0.000</text:p>
          </table:table-cell>
          <table:table-cell table:style-name="ce6" table:formula="of:=['4-Zimmer-Wohnungen'.L16]/['4-Zimmer-Wohnungen'.$K16]-1" office:value-type="float" office:value="0" calcext:value-type="float">
            <text:p>0.000</text:p>
          </table:table-cell>
          <table:table-cell table:style-name="ce6" table:formula="of:=['4-Zimmer-Wohnungen'.M16]/['4-Zimmer-Wohnungen'.$K16]-1" office:value-type="float" office:value="0.0625" calcext:value-type="float">
            <text:p>0.063</text:p>
          </table:table-cell>
          <table:table-cell table:style-name="ce6" table:formula="of:=['4-Zimmer-Wohnungen'.N16]/['4-Zimmer-Wohnungen'.$K16]-1" office:value-type="float" office:value="0" calcext:value-type="float">
            <text:p>0.000</text:p>
          </table:table-cell>
          <table:table-cell table:style-name="ce6" table:formula="of:=['4-Zimmer-Wohnungen'.O16]/['4-Zimmer-Wohnungen'.$K16]-1" office:value-type="float" office:value="0" calcext:value-type="float">
            <text:p>0.000</text:p>
          </table:table-cell>
          <table:table-cell table:style-name="ce6" table:formula="of:=['4-Zimmer-Wohnungen'.P16]/['4-Zimmer-Wohnungen'.$K16]-1" office:value-type="float" office:value="-0.0625" calcext:value-type="float">
            <text:p>-0.063</text:p>
          </table:table-cell>
          <table:table-cell table:style-name="ce6" table:formula="of:=['4-Zimmer-Wohnungen'.Q16]/['4-Zimmer-Wohnungen'.$K16]-1" office:value-type="float" office:value="-0.0625" calcext:value-type="float">
            <text:p>-0.063</text:p>
          </table:table-cell>
          <table:table-cell table:style-name="ce6" table:formula="of:=['4-Zimmer-Wohnungen'.R16]/['4-Zimmer-Wohnungen'.$K16]-1" office:value-type="float" office:value="0" calcext:value-type="float">
            <text:p>0.000</text:p>
          </table:table-cell>
          <table:table-cell table:style-name="ce6" table:formula="of:=['4-Zimmer-Wohnungen'.S16]/['4-Zimmer-Wohnungen'.$K16]-1" office:value-type="float" office:value="-0.0625" calcext:value-type="float">
            <text:p>-0.063</text:p>
          </table:table-cell>
          <table:table-cell table:style-name="ce6" table:formula="of:=['4-Zimmer-Wohnungen'.T16]/['4-Zimmer-Wohnungen'.$K16]-1" office:value-type="float" office:value="-0.0625" calcext:value-type="float">
            <text:p>-0.063</text:p>
          </table:table-cell>
          <table:table-cell table:style-name="ce6" table:formula="of:=['4-Zimmer-Wohnungen'.U16]/['4-Zimmer-Wohnungen'.$K16]-1" office:value-type="float" office:value="0" calcext:value-type="float">
            <text:p>0.000</text:p>
          </table:table-cell>
          <table:table-cell table:style-name="ce8" table:formula="of:=['4-Zimmer-Wohnungen'.U16]/['4-Zimmer-Wohnungen'.$K16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61 - 197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4-Zimmer-Wohnungen'.B18]/['4-Zimmer-Wohnungen'.$K18]-1" office:value-type="float" office:value="0.25" calcext:value-type="float">
            <text:p>0.250</text:p>
          </table:table-cell>
          <table:table-cell table:style-name="ce6" table:formula="of:=['4-Zimmer-Wohnungen'.C18]/['4-Zimmer-Wohnungen'.$K18]-1" office:value-type="float" office:value="0.125" calcext:value-type="float">
            <text:p>0.125</text:p>
          </table:table-cell>
          <table:table-cell table:style-name="ce6" table:formula="of:=['4-Zimmer-Wohnungen'.D18]/['4-Zimmer-Wohnungen'.$K18]-1" office:value-type="float" office:value="0.0625" calcext:value-type="float">
            <text:p>0.063</text:p>
          </table:table-cell>
          <table:table-cell table:style-name="ce6" table:formula="of:=['4-Zimmer-Wohnungen'.E18]/['4-Zimmer-Wohnungen'.$K18]-1" office:value-type="float" office:value="0" calcext:value-type="float">
            <text:p>0.000</text:p>
          </table:table-cell>
          <table:table-cell table:style-name="ce6" table:formula="of:=['4-Zimmer-Wohnungen'.F18]/['4-Zimmer-Wohnungen'.$K18]-1" office:value-type="float" office:value="0.0625" calcext:value-type="float">
            <text:p>0.063</text:p>
          </table:table-cell>
          <table:table-cell table:style-name="ce6" table:formula="of:=['4-Zimmer-Wohnungen'.G18]/['4-Zimmer-Wohnungen'.$K18]-1" office:value-type="float" office:value="0.0625" calcext:value-type="float">
            <text:p>0.063</text:p>
          </table:table-cell>
          <table:table-cell table:style-name="ce6" table:formula="of:=['4-Zimmer-Wohnungen'.H18]/['4-Zimmer-Wohnungen'.$K18]-1" office:value-type="float" office:value="0.0625" calcext:value-type="float">
            <text:p>0.063</text:p>
          </table:table-cell>
          <table:table-cell table:style-name="ce6" table:formula="of:=['4-Zimmer-Wohnungen'.I18]/['4-Zimmer-Wohnungen'.$K18]-1" office:value-type="float" office:value="0.0625" calcext:value-type="float">
            <text:p>0.063</text:p>
          </table:table-cell>
          <table:table-cell table:style-name="ce6" table:formula="of:=['4-Zimmer-Wohnungen'.J18]/['4-Zimmer-Wohnungen'.$K18]-1" office:value-type="float" office:value="0.0625" calcext:value-type="float">
            <text:p>0.063</text:p>
          </table:table-cell>
          <table:table-cell table:style-name="ce7" table:formula="of:=['4-Zimmer-Wohnungen'.K18]/['4-Zimmer-Wohnungen'.$K18]-1" office:value-type="float" office:value="0" calcext:value-type="float">
            <text:p>0.000</text:p>
          </table:table-cell>
          <table:table-cell table:style-name="ce6" table:formula="of:=['4-Zimmer-Wohnungen'.L18]/['4-Zimmer-Wohnungen'.$K18]-1" office:value-type="float" office:value="0" calcext:value-type="float">
            <text:p>0.000</text:p>
          </table:table-cell>
          <table:table-cell table:style-name="ce6" table:formula="of:=['4-Zimmer-Wohnungen'.M18]/['4-Zimmer-Wohnungen'.$K18]-1" office:value-type="float" office:value="0.0625" calcext:value-type="float">
            <text:p>0.063</text:p>
          </table:table-cell>
          <table:table-cell table:style-name="ce6" table:formula="of:=['4-Zimmer-Wohnungen'.N18]/['4-Zimmer-Wohnungen'.$K18]-1" office:value-type="float" office:value="0" calcext:value-type="float">
            <text:p>0.000</text:p>
          </table:table-cell>
          <table:table-cell table:style-name="ce6" table:formula="of:=['4-Zimmer-Wohnungen'.O18]/['4-Zimmer-Wohnungen'.$K18]-1" office:value-type="float" office:value="0" calcext:value-type="float">
            <text:p>0.000</text:p>
          </table:table-cell>
          <table:table-cell table:style-name="ce6" table:formula="of:=['4-Zimmer-Wohnungen'.P18]/['4-Zimmer-Wohnungen'.$K18]-1" office:value-type="float" office:value="-0.0625" calcext:value-type="float">
            <text:p>-0.063</text:p>
          </table:table-cell>
          <table:table-cell table:style-name="ce6" table:formula="of:=['4-Zimmer-Wohnungen'.Q18]/['4-Zimmer-Wohnungen'.$K18]-1" office:value-type="float" office:value="-0.0625" calcext:value-type="float">
            <text:p>-0.063</text:p>
          </table:table-cell>
          <table:table-cell table:style-name="ce6" table:formula="of:=['4-Zimmer-Wohnungen'.R18]/['4-Zimmer-Wohnungen'.$K18]-1" office:value-type="float" office:value="0" calcext:value-type="float">
            <text:p>0.000</text:p>
          </table:table-cell>
          <table:table-cell table:style-name="ce6" table:formula="of:=['4-Zimmer-Wohnungen'.S18]/['4-Zimmer-Wohnungen'.$K18]-1" office:value-type="float" office:value="-0.0625" calcext:value-type="float">
            <text:p>-0.063</text:p>
          </table:table-cell>
          <table:table-cell table:style-name="ce6" table:formula="of:=['4-Zimmer-Wohnungen'.T18]/['4-Zimmer-Wohnungen'.$K18]-1" office:value-type="float" office:value="-0.0625" calcext:value-type="float">
            <text:p>-0.063</text:p>
          </table:table-cell>
          <table:table-cell table:style-name="ce6" table:formula="of:=['4-Zimmer-Wohnungen'.U18]/['4-Zimmer-Wohnungen'.$K18]-1" office:value-type="float" office:value="0" calcext:value-type="float">
            <text:p>0.000</text:p>
          </table:table-cell>
          <table:table-cell table:style-name="ce8" table:formula="of:=['4-Zimmer-Wohnungen'.U18]/['4-Zimmer-Wohnungen'.$K18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4-Zimmer-Wohnungen'.B19]/['4-Zimmer-Wohnungen'.$K19]-1" office:value-type="float" office:value="0.3125" calcext:value-type="float">
            <text:p>0.313</text:p>
          </table:table-cell>
          <table:table-cell table:style-name="ce6" table:formula="of:=['4-Zimmer-Wohnungen'.C19]/['4-Zimmer-Wohnungen'.$K19]-1" office:value-type="float" office:value="0.125" calcext:value-type="float">
            <text:p>0.125</text:p>
          </table:table-cell>
          <table:table-cell table:style-name="ce6" table:formula="of:=['4-Zimmer-Wohnungen'.D19]/['4-Zimmer-Wohnungen'.$K19]-1" office:value-type="float" office:value="0.0625" calcext:value-type="float">
            <text:p>0.063</text:p>
          </table:table-cell>
          <table:table-cell table:style-name="ce6" table:formula="of:=['4-Zimmer-Wohnungen'.E19]/['4-Zimmer-Wohnungen'.$K19]-1" office:value-type="float" office:value="0" calcext:value-type="float">
            <text:p>0.000</text:p>
          </table:table-cell>
          <table:table-cell table:style-name="ce6" table:formula="of:=['4-Zimmer-Wohnungen'.F19]/['4-Zimmer-Wohnungen'.$K19]-1" office:value-type="float" office:value="0.0625" calcext:value-type="float">
            <text:p>0.063</text:p>
          </table:table-cell>
          <table:table-cell table:style-name="ce6" table:formula="of:=['4-Zimmer-Wohnungen'.G19]/['4-Zimmer-Wohnungen'.$K19]-1" office:value-type="float" office:value="0.0625" calcext:value-type="float">
            <text:p>0.063</text:p>
          </table:table-cell>
          <table:table-cell table:style-name="ce6" table:formula="of:=['4-Zimmer-Wohnungen'.H19]/['4-Zimmer-Wohnungen'.$K19]-1" office:value-type="float" office:value="0.0625" calcext:value-type="float">
            <text:p>0.063</text:p>
          </table:table-cell>
          <table:table-cell table:style-name="ce6" table:formula="of:=['4-Zimmer-Wohnungen'.I19]/['4-Zimmer-Wohnungen'.$K19]-1" office:value-type="float" office:value="0.0625" calcext:value-type="float">
            <text:p>0.063</text:p>
          </table:table-cell>
          <table:table-cell table:style-name="ce6" table:formula="of:=['4-Zimmer-Wohnungen'.J19]/['4-Zimmer-Wohnungen'.$K19]-1" office:value-type="float" office:value="0.0625" calcext:value-type="float">
            <text:p>0.063</text:p>
          </table:table-cell>
          <table:table-cell table:style-name="ce7" table:formula="of:=['4-Zimmer-Wohnungen'.K19]/['4-Zimmer-Wohnungen'.$K19]-1" office:value-type="float" office:value="0" calcext:value-type="float">
            <text:p>0.000</text:p>
          </table:table-cell>
          <table:table-cell table:style-name="ce6" table:formula="of:=['4-Zimmer-Wohnungen'.L19]/['4-Zimmer-Wohnungen'.$K19]-1" office:value-type="float" office:value="0" calcext:value-type="float">
            <text:p>0.000</text:p>
          </table:table-cell>
          <table:table-cell table:style-name="ce6" table:formula="of:=['4-Zimmer-Wohnungen'.M19]/['4-Zimmer-Wohnungen'.$K19]-1" office:value-type="float" office:value="0.0625" calcext:value-type="float">
            <text:p>0.063</text:p>
          </table:table-cell>
          <table:table-cell table:style-name="ce6" table:formula="of:=['4-Zimmer-Wohnungen'.N19]/['4-Zimmer-Wohnungen'.$K19]-1" office:value-type="float" office:value="0" calcext:value-type="float">
            <text:p>0.000</text:p>
          </table:table-cell>
          <table:table-cell table:style-name="ce6" table:formula="of:=['4-Zimmer-Wohnungen'.O19]/['4-Zimmer-Wohnungen'.$K19]-1" office:value-type="float" office:value="0" calcext:value-type="float">
            <text:p>0.000</text:p>
          </table:table-cell>
          <table:table-cell table:style-name="ce6" table:formula="of:=['4-Zimmer-Wohnungen'.P19]/['4-Zimmer-Wohnungen'.$K19]-1" office:value-type="float" office:value="-0.0625" calcext:value-type="float">
            <text:p>-0.063</text:p>
          </table:table-cell>
          <table:table-cell table:style-name="ce6" table:formula="of:=['4-Zimmer-Wohnungen'.Q19]/['4-Zimmer-Wohnungen'.$K19]-1" office:value-type="float" office:value="-0.0625" calcext:value-type="float">
            <text:p>-0.063</text:p>
          </table:table-cell>
          <table:table-cell table:style-name="ce6" table:formula="of:=['4-Zimmer-Wohnungen'.R19]/['4-Zimmer-Wohnungen'.$K19]-1" office:value-type="float" office:value="0" calcext:value-type="float">
            <text:p>0.000</text:p>
          </table:table-cell>
          <table:table-cell table:style-name="ce6" table:formula="of:=['4-Zimmer-Wohnungen'.S19]/['4-Zimmer-Wohnungen'.$K19]-1" office:value-type="float" office:value="-0.0625" calcext:value-type="float">
            <text:p>-0.063</text:p>
          </table:table-cell>
          <table:table-cell table:style-name="ce6" table:formula="of:=['4-Zimmer-Wohnungen'.T19]/['4-Zimmer-Wohnungen'.$K19]-1" office:value-type="float" office:value="-0.0625" calcext:value-type="float">
            <text:p>-0.063</text:p>
          </table:table-cell>
          <table:table-cell table:style-name="ce6" table:formula="of:=['4-Zimmer-Wohnungen'.U19]/['4-Zimmer-Wohnungen'.$K19]-1" office:value-type="float" office:value="0" calcext:value-type="float">
            <text:p>0.000</text:p>
          </table:table-cell>
          <table:table-cell table:style-name="ce8" table:formula="of:=['4-Zimmer-Wohnungen'.U19]/['4-Zimmer-Wohnungen'.$K19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71 - 198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4-Zimmer-Wohnungen'.B21]/['4-Zimmer-Wohnungen'.$K21]-1" office:value-type="float" office:value="0.235294117647059" calcext:value-type="float">
            <text:p>0.235</text:p>
          </table:table-cell>
          <table:table-cell table:style-name="ce6" table:formula="of:=['4-Zimmer-Wohnungen'.C21]/['4-Zimmer-Wohnungen'.$K21]-1" office:value-type="float" office:value="0.117647058823529" calcext:value-type="float">
            <text:p>0.118</text:p>
          </table:table-cell>
          <table:table-cell table:style-name="ce6" table:formula="of:=['4-Zimmer-Wohnungen'.D21]/['4-Zimmer-Wohnungen'.$K21]-1" office:value-type="float" office:value="0.0588235294117647" calcext:value-type="float">
            <text:p>0.059</text:p>
          </table:table-cell>
          <table:table-cell table:style-name="ce6" table:formula="of:=['4-Zimmer-Wohnungen'.E21]/['4-Zimmer-Wohnungen'.$K21]-1" office:value-type="float" office:value="0" calcext:value-type="float">
            <text:p>0.000</text:p>
          </table:table-cell>
          <table:table-cell table:style-name="ce6" table:formula="of:=['4-Zimmer-Wohnungen'.F21]/['4-Zimmer-Wohnungen'.$K21]-1" office:value-type="float" office:value="0.0588235294117647" calcext:value-type="float">
            <text:p>0.059</text:p>
          </table:table-cell>
          <table:table-cell table:style-name="ce6" table:formula="of:=['4-Zimmer-Wohnungen'.G21]/['4-Zimmer-Wohnungen'.$K21]-1" office:value-type="float" office:value="0.0588235294117647" calcext:value-type="float">
            <text:p>0.059</text:p>
          </table:table-cell>
          <table:table-cell table:style-name="ce6" table:formula="of:=['4-Zimmer-Wohnungen'.H21]/['4-Zimmer-Wohnungen'.$K21]-1" office:value-type="float" office:value="0.0588235294117647" calcext:value-type="float">
            <text:p>0.059</text:p>
          </table:table-cell>
          <table:table-cell table:style-name="ce6" table:formula="of:=['4-Zimmer-Wohnungen'.I21]/['4-Zimmer-Wohnungen'.$K21]-1" office:value-type="float" office:value="0.0588235294117647" calcext:value-type="float">
            <text:p>0.059</text:p>
          </table:table-cell>
          <table:table-cell table:style-name="ce6" table:formula="of:=['4-Zimmer-Wohnungen'.J21]/['4-Zimmer-Wohnungen'.$K21]-1" office:value-type="float" office:value="0.0588235294117647" calcext:value-type="float">
            <text:p>0.059</text:p>
          </table:table-cell>
          <table:table-cell table:style-name="ce7" table:formula="of:=['4-Zimmer-Wohnungen'.K21]/['4-Zimmer-Wohnungen'.$K21]-1" office:value-type="float" office:value="0" calcext:value-type="float">
            <text:p>0.000</text:p>
          </table:table-cell>
          <table:table-cell table:style-name="ce6" table:formula="of:=['4-Zimmer-Wohnungen'.L21]/['4-Zimmer-Wohnungen'.$K21]-1" office:value-type="float" office:value="0" calcext:value-type="float">
            <text:p>0.000</text:p>
          </table:table-cell>
          <table:table-cell table:style-name="ce6" table:formula="of:=['4-Zimmer-Wohnungen'.M21]/['4-Zimmer-Wohnungen'.$K21]-1" office:value-type="float" office:value="0.0588235294117647" calcext:value-type="float">
            <text:p>0.059</text:p>
          </table:table-cell>
          <table:table-cell table:style-name="ce6" table:formula="of:=['4-Zimmer-Wohnungen'.N21]/['4-Zimmer-Wohnungen'.$K21]-1" office:value-type="float" office:value="0" calcext:value-type="float">
            <text:p>0.000</text:p>
          </table:table-cell>
          <table:table-cell table:style-name="ce6" table:formula="of:=['4-Zimmer-Wohnungen'.O21]/['4-Zimmer-Wohnungen'.$K21]-1" office:value-type="float" office:value="0" calcext:value-type="float">
            <text:p>0.000</text:p>
          </table:table-cell>
          <table:table-cell table:style-name="ce6" table:formula="of:=['4-Zimmer-Wohnungen'.P21]/['4-Zimmer-Wohnungen'.$K21]-1" office:value-type="float" office:value="-0.0588235294117647" calcext:value-type="float">
            <text:p>-0.059</text:p>
          </table:table-cell>
          <table:table-cell table:style-name="ce6" table:formula="of:=['4-Zimmer-Wohnungen'.Q21]/['4-Zimmer-Wohnungen'.$K21]-1" office:value-type="float" office:value="-0.0588235294117647" calcext:value-type="float">
            <text:p>-0.059</text:p>
          </table:table-cell>
          <table:table-cell table:style-name="ce6" table:formula="of:=['4-Zimmer-Wohnungen'.R21]/['4-Zimmer-Wohnungen'.$K21]-1" office:value-type="float" office:value="0" calcext:value-type="float">
            <text:p>0.000</text:p>
          </table:table-cell>
          <table:table-cell table:style-name="ce6" table:formula="of:=['4-Zimmer-Wohnungen'.S21]/['4-Zimmer-Wohnungen'.$K21]-1" office:value-type="float" office:value="-0.0588235294117647" calcext:value-type="float">
            <text:p>-0.059</text:p>
          </table:table-cell>
          <table:table-cell table:style-name="ce6" table:formula="of:=['4-Zimmer-Wohnungen'.T21]/['4-Zimmer-Wohnungen'.$K21]-1" office:value-type="float" office:value="-0.0588235294117647" calcext:value-type="float">
            <text:p>-0.059</text:p>
          </table:table-cell>
          <table:table-cell table:style-name="ce6" table:formula="of:=['4-Zimmer-Wohnungen'.U21]/['4-Zimmer-Wohnungen'.$K21]-1" office:value-type="float" office:value="0" calcext:value-type="float">
            <text:p>0.000</text:p>
          </table:table-cell>
          <table:table-cell table:style-name="ce8" table:formula="of:=['4-Zimmer-Wohnungen'.U21]/['4-Zimmer-Wohnungen'.$K21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4-Zimmer-Wohnungen'.B22]/['4-Zimmer-Wohnungen'.$K22]-1" office:value-type="float" office:value="0.222222222222222" calcext:value-type="float">
            <text:p>0.222</text:p>
          </table:table-cell>
          <table:table-cell table:style-name="ce6" table:formula="of:=['4-Zimmer-Wohnungen'.C22]/['4-Zimmer-Wohnungen'.$K22]-1" office:value-type="float" office:value="0.0555555555555556" calcext:value-type="float">
            <text:p>0.056</text:p>
          </table:table-cell>
          <table:table-cell table:style-name="ce6" table:formula="of:=['4-Zimmer-Wohnungen'.D22]/['4-Zimmer-Wohnungen'.$K22]-1" office:value-type="float" office:value="0.0555555555555556" calcext:value-type="float">
            <text:p>0.056</text:p>
          </table:table-cell>
          <table:table-cell table:style-name="ce6" table:formula="of:=['4-Zimmer-Wohnungen'.E22]/['4-Zimmer-Wohnungen'.$K22]-1" office:value-type="float" office:value="0" calcext:value-type="float">
            <text:p>0.000</text:p>
          </table:table-cell>
          <table:table-cell table:style-name="ce6" table:formula="of:=['4-Zimmer-Wohnungen'.F22]/['4-Zimmer-Wohnungen'.$K22]-1" office:value-type="float" office:value="0.0555555555555556" calcext:value-type="float">
            <text:p>0.056</text:p>
          </table:table-cell>
          <table:table-cell table:style-name="ce6" table:formula="of:=['4-Zimmer-Wohnungen'.G22]/['4-Zimmer-Wohnungen'.$K22]-1" office:value-type="float" office:value="0" calcext:value-type="float">
            <text:p>0.000</text:p>
          </table:table-cell>
          <table:table-cell table:style-name="ce6" table:formula="of:=['4-Zimmer-Wohnungen'.H22]/['4-Zimmer-Wohnungen'.$K22]-1" office:value-type="float" office:value="0.0555555555555556" calcext:value-type="float">
            <text:p>0.056</text:p>
          </table:table-cell>
          <table:table-cell table:style-name="ce6" table:formula="of:=['4-Zimmer-Wohnungen'.I22]/['4-Zimmer-Wohnungen'.$K22]-1" office:value-type="float" office:value="0.0555555555555556" calcext:value-type="float">
            <text:p>0.056</text:p>
          </table:table-cell>
          <table:table-cell table:style-name="ce6" table:formula="of:=['4-Zimmer-Wohnungen'.J22]/['4-Zimmer-Wohnungen'.$K22]-1" office:value-type="float" office:value="0" calcext:value-type="float">
            <text:p>0.000</text:p>
          </table:table-cell>
          <table:table-cell table:style-name="ce7" table:formula="of:=['4-Zimmer-Wohnungen'.K22]/['4-Zimmer-Wohnungen'.$K22]-1" office:value-type="float" office:value="0" calcext:value-type="float">
            <text:p>0.000</text:p>
          </table:table-cell>
          <table:table-cell table:style-name="ce6" table:formula="of:=['4-Zimmer-Wohnungen'.L22]/['4-Zimmer-Wohnungen'.$K22]-1" office:value-type="float" office:value="-0.0555555555555556" calcext:value-type="float">
            <text:p>-0.056</text:p>
          </table:table-cell>
          <table:table-cell table:style-name="ce6" table:formula="of:=['4-Zimmer-Wohnungen'.M22]/['4-Zimmer-Wohnungen'.$K22]-1" office:value-type="float" office:value="0" calcext:value-type="float">
            <text:p>0.000</text:p>
          </table:table-cell>
          <table:table-cell table:style-name="ce6" table:formula="of:=['4-Zimmer-Wohnungen'.N22]/['4-Zimmer-Wohnungen'.$K22]-1" office:value-type="float" office:value="-0.0555555555555556" calcext:value-type="float">
            <text:p>-0.056</text:p>
          </table:table-cell>
          <table:table-cell table:style-name="ce6" table:formula="of:=['4-Zimmer-Wohnungen'.O22]/['4-Zimmer-Wohnungen'.$K22]-1" office:value-type="float" office:value="0" calcext:value-type="float">
            <text:p>0.000</text:p>
          </table:table-cell>
          <table:table-cell table:style-name="ce6" table:formula="of:=['4-Zimmer-Wohnungen'.P22]/['4-Zimmer-Wohnungen'.$K22]-1" office:value-type="float" office:value="-0.111111111111111" calcext:value-type="float">
            <text:p>-0.111</text:p>
          </table:table-cell>
          <table:table-cell table:style-name="ce6" table:formula="of:=['4-Zimmer-Wohnungen'.Q22]/['4-Zimmer-Wohnungen'.$K22]-1" office:value-type="float" office:value="-0.0555555555555556" calcext:value-type="float">
            <text:p>-0.056</text:p>
          </table:table-cell>
          <table:table-cell table:style-name="ce6" table:formula="of:=['4-Zimmer-Wohnungen'.R22]/['4-Zimmer-Wohnungen'.$K22]-1" office:value-type="float" office:value="-0.0555555555555556" calcext:value-type="float">
            <text:p>-0.056</text:p>
          </table:table-cell>
          <table:table-cell table:style-name="ce6" table:formula="of:=['4-Zimmer-Wohnungen'.S22]/['4-Zimmer-Wohnungen'.$K22]-1" office:value-type="float" office:value="-0.111111111111111" calcext:value-type="float">
            <text:p>-0.111</text:p>
          </table:table-cell>
          <table:table-cell table:style-name="ce6" table:formula="of:=['4-Zimmer-Wohnungen'.T22]/['4-Zimmer-Wohnungen'.$K22]-1" office:value-type="float" office:value="-0.111111111111111" calcext:value-type="float">
            <text:p>-0.111</text:p>
          </table:table-cell>
          <table:table-cell table:style-name="ce6" table:formula="of:=['4-Zimmer-Wohnungen'.U22]/['4-Zimmer-Wohnungen'.$K22]-1" office:value-type="float" office:value="0" calcext:value-type="float">
            <text:p>0.000</text:p>
          </table:table-cell>
          <table:table-cell table:style-name="ce8" table:formula="of:=['4-Zimmer-Wohnungen'.U22]/['4-Zimmer-Wohnungen'.$K22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81 - 199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</text:p>
          </table:table-cell>
          <table:table-cell table:style-name="ce6" table:formula="of:=['4-Zimmer-Wohnungen'.B24]/['4-Zimmer-Wohnungen'.$K24]-1" office:value-type="float" office:value="0.25" calcext:value-type="float">
            <text:p>0.250</text:p>
          </table:table-cell>
          <table:table-cell table:style-name="ce6" table:formula="of:=['4-Zimmer-Wohnungen'.C24]/['4-Zimmer-Wohnungen'.$K24]-1" office:value-type="float" office:value="0.1" calcext:value-type="float">
            <text:p>0.100</text:p>
          </table:table-cell>
          <table:table-cell table:style-name="ce6" table:formula="of:=['4-Zimmer-Wohnungen'.D24]/['4-Zimmer-Wohnungen'.$K24]-1" office:value-type="float" office:value="0.05" calcext:value-type="float">
            <text:p>0.050</text:p>
          </table:table-cell>
          <table:table-cell table:style-name="ce6" table:formula="of:=['4-Zimmer-Wohnungen'.E24]/['4-Zimmer-Wohnungen'.$K24]-1" office:value-type="float" office:value="0" calcext:value-type="float">
            <text:p>0.000</text:p>
          </table:table-cell>
          <table:table-cell table:style-name="ce6" table:formula="of:=['4-Zimmer-Wohnungen'.F24]/['4-Zimmer-Wohnungen'.$K24]-1" office:value-type="float" office:value="0.05" calcext:value-type="float">
            <text:p>0.050</text:p>
          </table:table-cell>
          <table:table-cell table:style-name="ce6" table:formula="of:=['4-Zimmer-Wohnungen'.G24]/['4-Zimmer-Wohnungen'.$K24]-1" office:value-type="float" office:value="0.05" calcext:value-type="float">
            <text:p>0.050</text:p>
          </table:table-cell>
          <table:table-cell table:style-name="ce6" table:formula="of:=['4-Zimmer-Wohnungen'.H24]/['4-Zimmer-Wohnungen'.$K24]-1" office:value-type="float" office:value="0.05" calcext:value-type="float">
            <text:p>0.050</text:p>
          </table:table-cell>
          <table:table-cell table:style-name="ce6" table:formula="of:=['4-Zimmer-Wohnungen'.I24]/['4-Zimmer-Wohnungen'.$K24]-1" office:value-type="float" office:value="0.05" calcext:value-type="float">
            <text:p>0.050</text:p>
          </table:table-cell>
          <table:table-cell table:style-name="ce6" table:formula="of:=['4-Zimmer-Wohnungen'.J24]/['4-Zimmer-Wohnungen'.$K24]-1" office:value-type="float" office:value="0.05" calcext:value-type="float">
            <text:p>0.050</text:p>
          </table:table-cell>
          <table:table-cell table:style-name="ce7" table:formula="of:=['4-Zimmer-Wohnungen'.K24]/['4-Zimmer-Wohnungen'.$K24]-1" office:value-type="float" office:value="0" calcext:value-type="float">
            <text:p>0.000</text:p>
          </table:table-cell>
          <table:table-cell table:style-name="ce6" table:formula="of:=['4-Zimmer-Wohnungen'.L24]/['4-Zimmer-Wohnungen'.$K24]-1" office:value-type="float" office:value="-0.05" calcext:value-type="float">
            <text:p>-0.050</text:p>
          </table:table-cell>
          <table:table-cell table:style-name="ce6" table:formula="of:=['4-Zimmer-Wohnungen'.M24]/['4-Zimmer-Wohnungen'.$K24]-1" office:value-type="float" office:value="0.05" calcext:value-type="float">
            <text:p>0.050</text:p>
          </table:table-cell>
          <table:table-cell table:style-name="ce6" table:formula="of:=['4-Zimmer-Wohnungen'.N24]/['4-Zimmer-Wohnungen'.$K24]-1" office:value-type="float" office:value="0" calcext:value-type="float">
            <text:p>0.000</text:p>
          </table:table-cell>
          <table:table-cell table:style-name="ce6" table:formula="of:=['4-Zimmer-Wohnungen'.O24]/['4-Zimmer-Wohnungen'.$K24]-1" office:value-type="float" office:value="0" calcext:value-type="float">
            <text:p>0.000</text:p>
          </table:table-cell>
          <table:table-cell table:style-name="ce6" table:formula="of:=['4-Zimmer-Wohnungen'.P24]/['4-Zimmer-Wohnungen'.$K24]-1" office:value-type="float" office:value="-0.1" calcext:value-type="float">
            <text:p>-0.100</text:p>
          </table:table-cell>
          <table:table-cell table:style-name="ce6" table:formula="of:=['4-Zimmer-Wohnungen'.Q24]/['4-Zimmer-Wohnungen'.$K24]-1" office:value-type="float" office:value="-0.05" calcext:value-type="float">
            <text:p>-0.050</text:p>
          </table:table-cell>
          <table:table-cell table:style-name="ce6" table:formula="of:=['4-Zimmer-Wohnungen'.R24]/['4-Zimmer-Wohnungen'.$K24]-1" office:value-type="float" office:value="-0.05" calcext:value-type="float">
            <text:p>-0.050</text:p>
          </table:table-cell>
          <table:table-cell table:style-name="ce6" table:formula="of:=['4-Zimmer-Wohnungen'.S24]/['4-Zimmer-Wohnungen'.$K24]-1" office:value-type="float" office:value="-0.1" calcext:value-type="float">
            <text:p>-0.100</text:p>
          </table:table-cell>
          <table:table-cell table:style-name="ce6" table:formula="of:=['4-Zimmer-Wohnungen'.T24]/['4-Zimmer-Wohnungen'.$K24]-1" office:value-type="float" office:value="-0.05" calcext:value-type="float">
            <text:p>-0.050</text:p>
          </table:table-cell>
          <table:table-cell table:style-name="ce6" table:formula="of:=['4-Zimmer-Wohnungen'.U24]/['4-Zimmer-Wohnungen'.$K24]-1" office:value-type="float" office:value="0" calcext:value-type="float">
            <text:p>0.000</text:p>
          </table:table-cell>
          <table:table-cell table:style-name="ce8" table:formula="of:=['4-Zimmer-Wohnungen'.U24]/['4-Zimmer-Wohnungen'.$K24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</text:p>
          </table:table-cell>
          <table:table-cell table:style-name="ce6" table:formula="of:=['4-Zimmer-Wohnungen'.B25]/['4-Zimmer-Wohnungen'.$K25]-1" office:value-type="float" office:value="0.25" calcext:value-type="float">
            <text:p>0.250</text:p>
          </table:table-cell>
          <table:table-cell table:style-name="ce6" table:formula="of:=['4-Zimmer-Wohnungen'.C25]/['4-Zimmer-Wohnungen'.$K25]-1" office:value-type="float" office:value="0.1" calcext:value-type="float">
            <text:p>0.100</text:p>
          </table:table-cell>
          <table:table-cell table:style-name="ce6" table:formula="of:=['4-Zimmer-Wohnungen'.D25]/['4-Zimmer-Wohnungen'.$K25]-1" office:value-type="float" office:value="0.05" calcext:value-type="float">
            <text:p>0.050</text:p>
          </table:table-cell>
          <table:table-cell table:style-name="ce6" table:formula="of:=['4-Zimmer-Wohnungen'.E25]/['4-Zimmer-Wohnungen'.$K25]-1" office:value-type="float" office:value="0" calcext:value-type="float">
            <text:p>0.000</text:p>
          </table:table-cell>
          <table:table-cell table:style-name="ce6" table:formula="of:=['4-Zimmer-Wohnungen'.F25]/['4-Zimmer-Wohnungen'.$K25]-1" office:value-type="float" office:value="0.05" calcext:value-type="float">
            <text:p>0.050</text:p>
          </table:table-cell>
          <table:table-cell table:style-name="ce6" table:formula="of:=['4-Zimmer-Wohnungen'.G25]/['4-Zimmer-Wohnungen'.$K25]-1" office:value-type="float" office:value="0.05" calcext:value-type="float">
            <text:p>0.050</text:p>
          </table:table-cell>
          <table:table-cell table:style-name="ce6" table:formula="of:=['4-Zimmer-Wohnungen'.H25]/['4-Zimmer-Wohnungen'.$K25]-1" office:value-type="float" office:value="0.05" calcext:value-type="float">
            <text:p>0.050</text:p>
          </table:table-cell>
          <table:table-cell table:style-name="ce6" table:formula="of:=['4-Zimmer-Wohnungen'.I25]/['4-Zimmer-Wohnungen'.$K25]-1" office:value-type="float" office:value="0.05" calcext:value-type="float">
            <text:p>0.050</text:p>
          </table:table-cell>
          <table:table-cell table:style-name="ce6" table:formula="of:=['4-Zimmer-Wohnungen'.J25]/['4-Zimmer-Wohnungen'.$K25]-1" office:value-type="float" office:value="0.05" calcext:value-type="float">
            <text:p>0.050</text:p>
          </table:table-cell>
          <table:table-cell table:style-name="ce7" table:formula="of:=['4-Zimmer-Wohnungen'.K25]/['4-Zimmer-Wohnungen'.$K25]-1" office:value-type="float" office:value="0" calcext:value-type="float">
            <text:p>0.000</text:p>
          </table:table-cell>
          <table:table-cell table:style-name="ce6" table:formula="of:=['4-Zimmer-Wohnungen'.L25]/['4-Zimmer-Wohnungen'.$K25]-1" office:value-type="float" office:value="0" calcext:value-type="float">
            <text:p>0.000</text:p>
          </table:table-cell>
          <table:table-cell table:style-name="ce6" table:formula="of:=['4-Zimmer-Wohnungen'.M25]/['4-Zimmer-Wohnungen'.$K25]-1" office:value-type="float" office:value="0.05" calcext:value-type="float">
            <text:p>0.050</text:p>
          </table:table-cell>
          <table:table-cell table:style-name="ce6" table:formula="of:=['4-Zimmer-Wohnungen'.N25]/['4-Zimmer-Wohnungen'.$K25]-1" office:value-type="float" office:value="0" calcext:value-type="float">
            <text:p>0.000</text:p>
          </table:table-cell>
          <table:table-cell table:style-name="ce6" table:formula="of:=['4-Zimmer-Wohnungen'.O25]/['4-Zimmer-Wohnungen'.$K25]-1" office:value-type="float" office:value="0" calcext:value-type="float">
            <text:p>0.000</text:p>
          </table:table-cell>
          <table:table-cell table:style-name="ce6" table:formula="of:=['4-Zimmer-Wohnungen'.P25]/['4-Zimmer-Wohnungen'.$K25]-1" office:value-type="float" office:value="-0.1" calcext:value-type="float">
            <text:p>-0.100</text:p>
          </table:table-cell>
          <table:table-cell table:style-name="ce6" table:formula="of:=['4-Zimmer-Wohnungen'.Q25]/['4-Zimmer-Wohnungen'.$K25]-1" office:value-type="float" office:value="-0.05" calcext:value-type="float">
            <text:p>-0.050</text:p>
          </table:table-cell>
          <table:table-cell table:style-name="ce6" table:formula="of:=['4-Zimmer-Wohnungen'.R25]/['4-Zimmer-Wohnungen'.$K25]-1" office:value-type="float" office:value="0" calcext:value-type="float">
            <text:p>0.000</text:p>
          </table:table-cell>
          <table:table-cell table:style-name="ce6" table:formula="of:=['4-Zimmer-Wohnungen'.S25]/['4-Zimmer-Wohnungen'.$K25]-1" office:value-type="float" office:value="-0.1" calcext:value-type="float">
            <text:p>-0.100</text:p>
          </table:table-cell>
          <table:table-cell table:style-name="ce6" table:formula="of:=['4-Zimmer-Wohnungen'.T25]/['4-Zimmer-Wohnungen'.$K25]-1" office:value-type="float" office:value="-0.05" calcext:value-type="float">
            <text:p>-0.050</text:p>
          </table:table-cell>
          <table:table-cell table:style-name="ce6" table:formula="of:=['4-Zimmer-Wohnungen'.U25]/['4-Zimmer-Wohnungen'.$K25]-1" office:value-type="float" office:value="0" calcext:value-type="float">
            <text:p>0.000</text:p>
          </table:table-cell>
          <table:table-cell table:style-name="ce8" table:formula="of:=['4-Zimmer-Wohnungen'.U25]/['4-Zimmer-Wohnungen'.$K25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91 - 200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</text:p>
          </table:table-cell>
          <table:table-cell table:style-name="ce6" table:formula="of:=['4-Zimmer-Wohnungen'.B27]/['4-Zimmer-Wohnungen'.$K27]-1" office:value-type="float" office:value="0.272727272727273" calcext:value-type="float">
            <text:p>0.273</text:p>
          </table:table-cell>
          <table:table-cell table:style-name="ce6" table:formula="of:=['4-Zimmer-Wohnungen'.C27]/['4-Zimmer-Wohnungen'.$K27]-1" office:value-type="float" office:value="0.136363636363636" calcext:value-type="float">
            <text:p>0.136</text:p>
          </table:table-cell>
          <table:table-cell table:style-name="ce6" table:formula="of:=['4-Zimmer-Wohnungen'.D27]/['4-Zimmer-Wohnungen'.$K27]-1" office:value-type="float" office:value="0.0909090909090908" calcext:value-type="float">
            <text:p>0.091</text:p>
          </table:table-cell>
          <table:table-cell table:style-name="ce6" table:formula="of:=['4-Zimmer-Wohnungen'.E27]/['4-Zimmer-Wohnungen'.$K27]-1" office:value-type="float" office:value="0" calcext:value-type="float">
            <text:p>0.000</text:p>
          </table:table-cell>
          <table:table-cell table:style-name="ce6" table:formula="of:=['4-Zimmer-Wohnungen'.F27]/['4-Zimmer-Wohnungen'.$K27]-1" office:value-type="float" office:value="0.0454545454545454" calcext:value-type="float">
            <text:p>0.045</text:p>
          </table:table-cell>
          <table:table-cell table:style-name="ce6" table:formula="of:=['4-Zimmer-Wohnungen'.G27]/['4-Zimmer-Wohnungen'.$K27]-1" office:value-type="float" office:value="0.0454545454545454" calcext:value-type="float">
            <text:p>0.045</text:p>
          </table:table-cell>
          <table:table-cell table:style-name="ce6" table:formula="of:=['4-Zimmer-Wohnungen'.H27]/['4-Zimmer-Wohnungen'.$K27]-1" office:value-type="float" office:value="0.0909090909090908" calcext:value-type="float">
            <text:p>0.091</text:p>
          </table:table-cell>
          <table:table-cell table:style-name="ce6" table:formula="of:=['4-Zimmer-Wohnungen'.I27]/['4-Zimmer-Wohnungen'.$K27]-1" office:value-type="float" office:value="0.0909090909090908" calcext:value-type="float">
            <text:p>0.091</text:p>
          </table:table-cell>
          <table:table-cell table:style-name="ce6" table:formula="of:=['4-Zimmer-Wohnungen'.J27]/['4-Zimmer-Wohnungen'.$K27]-1" office:value-type="float" office:value="0.0454545454545454" calcext:value-type="float">
            <text:p>0.045</text:p>
          </table:table-cell>
          <table:table-cell table:style-name="ce7" table:formula="of:=['4-Zimmer-Wohnungen'.K27]/['4-Zimmer-Wohnungen'.$K27]-1" office:value-type="float" office:value="0" calcext:value-type="float">
            <text:p>0.000</text:p>
          </table:table-cell>
          <table:table-cell table:style-name="ce6" table:formula="of:=['4-Zimmer-Wohnungen'.L27]/['4-Zimmer-Wohnungen'.$K27]-1" office:value-type="float" office:value="0" calcext:value-type="float">
            <text:p>0.000</text:p>
          </table:table-cell>
          <table:table-cell table:style-name="ce6" table:formula="of:=['4-Zimmer-Wohnungen'.M27]/['4-Zimmer-Wohnungen'.$K27]-1" office:value-type="float" office:value="0.0454545454545454" calcext:value-type="float">
            <text:p>0.045</text:p>
          </table:table-cell>
          <table:table-cell table:style-name="ce6" table:formula="of:=['4-Zimmer-Wohnungen'.N27]/['4-Zimmer-Wohnungen'.$K27]-1" office:value-type="float" office:value="0" calcext:value-type="float">
            <text:p>0.000</text:p>
          </table:table-cell>
          <table:table-cell table:style-name="ce6" table:formula="of:=['4-Zimmer-Wohnungen'.O27]/['4-Zimmer-Wohnungen'.$K27]-1" office:value-type="float" office:value="0" calcext:value-type="float">
            <text:p>0.000</text:p>
          </table:table-cell>
          <table:table-cell table:style-name="ce6" table:formula="of:=['4-Zimmer-Wohnungen'.P27]/['4-Zimmer-Wohnungen'.$K27]-1" office:value-type="float" office:value="-0.0909090909090909" calcext:value-type="float">
            <text:p>-0.091</text:p>
          </table:table-cell>
          <table:table-cell table:style-name="ce6" table:formula="of:=['4-Zimmer-Wohnungen'.Q27]/['4-Zimmer-Wohnungen'.$K27]-1" office:value-type="float" office:value="-0.0454545454545454" calcext:value-type="float">
            <text:p>-0.045</text:p>
          </table:table-cell>
          <table:table-cell table:style-name="ce6" table:formula="of:=['4-Zimmer-Wohnungen'.R27]/['4-Zimmer-Wohnungen'.$K27]-1" office:value-type="float" office:value="0" calcext:value-type="float">
            <text:p>0.000</text:p>
          </table:table-cell>
          <table:table-cell table:style-name="ce6" table:formula="of:=['4-Zimmer-Wohnungen'.S27]/['4-Zimmer-Wohnungen'.$K27]-1" office:value-type="float" office:value="-0.0909090909090909" calcext:value-type="float">
            <text:p>-0.091</text:p>
          </table:table-cell>
          <table:table-cell table:style-name="ce6" table:formula="of:=['4-Zimmer-Wohnungen'.T27]/['4-Zimmer-Wohnungen'.$K27]-1" office:value-type="float" office:value="-0.0454545454545454" calcext:value-type="float">
            <text:p>-0.045</text:p>
          </table:table-cell>
          <table:table-cell table:style-name="ce6" table:formula="of:=['4-Zimmer-Wohnungen'.U27]/['4-Zimmer-Wohnungen'.$K27]-1" office:value-type="float" office:value="0" calcext:value-type="float">
            <text:p>0.000</text:p>
          </table:table-cell>
          <table:table-cell table:style-name="ce8" table:formula="of:=['4-Zimmer-Wohnungen'.U27]/['4-Zimmer-Wohnungen'.$K27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</text:p>
          </table:table-cell>
          <table:table-cell table:style-name="ce6" table:formula="of:=['4-Zimmer-Wohnungen'.B28]/['4-Zimmer-Wohnungen'.$K28]-1" office:value-type="float" office:value="0.272727272727273" calcext:value-type="float">
            <text:p>0.273</text:p>
          </table:table-cell>
          <table:table-cell table:style-name="ce6" table:formula="of:=['4-Zimmer-Wohnungen'.C28]/['4-Zimmer-Wohnungen'.$K28]-1" office:value-type="float" office:value="0.136363636363636" calcext:value-type="float">
            <text:p>0.136</text:p>
          </table:table-cell>
          <table:table-cell table:style-name="ce6" table:formula="of:=['4-Zimmer-Wohnungen'.D28]/['4-Zimmer-Wohnungen'.$K28]-1" office:value-type="float" office:value="0.0909090909090908" calcext:value-type="float">
            <text:p>0.091</text:p>
          </table:table-cell>
          <table:table-cell table:style-name="ce6" table:formula="of:=['4-Zimmer-Wohnungen'.E28]/['4-Zimmer-Wohnungen'.$K28]-1" office:value-type="float" office:value="0" calcext:value-type="float">
            <text:p>0.000</text:p>
          </table:table-cell>
          <table:table-cell table:style-name="ce6" table:formula="of:=['4-Zimmer-Wohnungen'.F28]/['4-Zimmer-Wohnungen'.$K28]-1" office:value-type="float" office:value="0.0909090909090908" calcext:value-type="float">
            <text:p>0.091</text:p>
          </table:table-cell>
          <table:table-cell table:style-name="ce6" table:formula="of:=['4-Zimmer-Wohnungen'.G28]/['4-Zimmer-Wohnungen'.$K28]-1" office:value-type="float" office:value="0.0454545454545454" calcext:value-type="float">
            <text:p>0.045</text:p>
          </table:table-cell>
          <table:table-cell table:style-name="ce6" table:formula="of:=['4-Zimmer-Wohnungen'.H28]/['4-Zimmer-Wohnungen'.$K28]-1" office:value-type="float" office:value="0.0909090909090908" calcext:value-type="float">
            <text:p>0.091</text:p>
          </table:table-cell>
          <table:table-cell table:style-name="ce6" table:formula="of:=['4-Zimmer-Wohnungen'.I28]/['4-Zimmer-Wohnungen'.$K28]-1" office:value-type="float" office:value="0.0909090909090908" calcext:value-type="float">
            <text:p>0.091</text:p>
          </table:table-cell>
          <table:table-cell table:style-name="ce6" table:formula="of:=['4-Zimmer-Wohnungen'.J28]/['4-Zimmer-Wohnungen'.$K28]-1" office:value-type="float" office:value="0.0454545454545454" calcext:value-type="float">
            <text:p>0.045</text:p>
          </table:table-cell>
          <table:table-cell table:style-name="ce7" table:formula="of:=['4-Zimmer-Wohnungen'.K28]/['4-Zimmer-Wohnungen'.$K28]-1" office:value-type="float" office:value="0" calcext:value-type="float">
            <text:p>0.000</text:p>
          </table:table-cell>
          <table:table-cell table:style-name="ce6" table:formula="of:=['4-Zimmer-Wohnungen'.L28]/['4-Zimmer-Wohnungen'.$K28]-1" office:value-type="float" office:value="0" calcext:value-type="float">
            <text:p>0.000</text:p>
          </table:table-cell>
          <table:table-cell table:style-name="ce6" table:formula="of:=['4-Zimmer-Wohnungen'.M28]/['4-Zimmer-Wohnungen'.$K28]-1" office:value-type="float" office:value="0.0454545454545454" calcext:value-type="float">
            <text:p>0.045</text:p>
          </table:table-cell>
          <table:table-cell table:style-name="ce6" table:formula="of:=['4-Zimmer-Wohnungen'.N28]/['4-Zimmer-Wohnungen'.$K28]-1" office:value-type="float" office:value="0" calcext:value-type="float">
            <text:p>0.000</text:p>
          </table:table-cell>
          <table:table-cell table:style-name="ce6" table:formula="of:=['4-Zimmer-Wohnungen'.O28]/['4-Zimmer-Wohnungen'.$K28]-1" office:value-type="float" office:value="0" calcext:value-type="float">
            <text:p>0.000</text:p>
          </table:table-cell>
          <table:table-cell table:style-name="ce6" table:formula="of:=['4-Zimmer-Wohnungen'.P28]/['4-Zimmer-Wohnungen'.$K28]-1" office:value-type="float" office:value="-0.0454545454545454" calcext:value-type="float">
            <text:p>-0.045</text:p>
          </table:table-cell>
          <table:table-cell table:style-name="ce6" table:formula="of:=['4-Zimmer-Wohnungen'.Q28]/['4-Zimmer-Wohnungen'.$K28]-1" office:value-type="float" office:value="-0.0454545454545454" calcext:value-type="float">
            <text:p>-0.045</text:p>
          </table:table-cell>
          <table:table-cell table:style-name="ce6" table:formula="of:=['4-Zimmer-Wohnungen'.R28]/['4-Zimmer-Wohnungen'.$K28]-1" office:value-type="float" office:value="0" calcext:value-type="float">
            <text:p>0.000</text:p>
          </table:table-cell>
          <table:table-cell table:style-name="ce6" table:formula="of:=['4-Zimmer-Wohnungen'.S28]/['4-Zimmer-Wohnungen'.$K28]-1" office:value-type="float" office:value="-0.0909090909090909" calcext:value-type="float">
            <text:p>-0.091</text:p>
          </table:table-cell>
          <table:table-cell table:style-name="ce6" table:formula="of:=['4-Zimmer-Wohnungen'.T28]/['4-Zimmer-Wohnungen'.$K28]-1" office:value-type="float" office:value="-0.0454545454545454" calcext:value-type="float">
            <text:p>-0.045</text:p>
          </table:table-cell>
          <table:table-cell table:style-name="ce6" table:formula="of:=['4-Zimmer-Wohnungen'.U28]/['4-Zimmer-Wohnungen'.$K28]-1" office:value-type="float" office:value="0.0454545454545454" calcext:value-type="float">
            <text:p>0.045</text:p>
          </table:table-cell>
          <table:table-cell table:style-name="ce8" table:formula="of:=['4-Zimmer-Wohnungen'.U28]/['4-Zimmer-Wohnungen'.$K28]-1" office:value-type="float" office:value="0.0454545454545454" calcext:value-type="float">
            <text:p>0.045</text:p>
          </table:table-cell>
          <table:table-cell table:number-columns-repeated="1002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-CSV" table:style-name="ta1">
        <office:forms form:automatic-focus="false" form:apply-design-mode="false"/>
        <table:table-column table:style-name="co23" table:default-cell-style-name="ce3"/>
        <table:table-column table:style-name="co24" table:default-cell-style-name="ce9"/>
        <table:table-column table:style-name="co25" table:number-columns-repeated="8" table:default-cell-style-name="ce2"/>
        <table:table-column table:style-name="co26" table:default-cell-style-name="ce2"/>
        <table:table-column table:style-name="co17" table:number-columns-repeated="999" table:default-cell-style-name="ce2"/>
        <table:table-column table:style-name="co17" table:number-columns-repeated="8" table:default-cell-style-name="ce3"/>
        <table:table-row table:style-name="ro3">
          <table:table-cell table:style-name="ce9" office:value-type="string" calcext:value-type="string">
            <text:p>Zustan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or 1900</text:p>
          </table:table-cell>
          <table:table-cell office:value-type="string" calcext:value-type="string">
            <text:p>1900 - 1920</text:p>
          </table:table-cell>
          <table:table-cell office:value-type="string" calcext:value-type="string">
            <text:p>1921 - 1946</text:p>
          </table:table-cell>
          <table:table-cell office:value-type="string" calcext:value-type="string">
            <text:p>1947 - 1960</text:p>
          </table:table-cell>
          <table:table-cell office:value-type="string" calcext:value-type="string">
            <text:p>1961 - 1970</text:p>
          </table:table-cell>
          <table:table-cell office:value-type="string" calcext:value-type="string">
            <text:p>1971 - 1980</text:p>
          </table:table-cell>
          <table:table-cell office:value-type="string" calcext:value-type="string">
            <text:p>1981 - 1990</text:p>
          </table:table-cell>
          <table:table-cell office:value-type="string" calcext:value-type="string">
            <text:p>1991 - 2000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7" calcext:value-type="float">
            <text:p>7</text:p>
          </table:table-cell>
          <table:table-cell table:style-name="ce10" table:formula="of:=['4-Zimmer-Wohnungen'.B$6]/['4-Zimmer-Wohnungen'.$K$6]-1" office:value-type="float" office:value="0.285714285714286" calcext:value-type="float">
            <text:p>0.2857</text:p>
          </table:table-cell>
          <table:table-cell table:style-name="ce10" table:formula="of:=['4-Zimmer-Wohnungen'.B$9]/['4-Zimmer-Wohnungen'.$K$9]-1" office:value-type="float" office:value="0.214285714285714" calcext:value-type="float">
            <text:p>0.2143</text:p>
          </table:table-cell>
          <table:table-cell table:style-name="ce10" table:formula="of:=['4-Zimmer-Wohnungen'.B$12]/['4-Zimmer-Wohnungen'.$K$12]-1" office:value-type="float" office:value="0.285714285714286" calcext:value-type="float">
            <text:p>0.2857</text:p>
          </table:table-cell>
          <table:table-cell table:style-name="ce10" table:formula="of:=['4-Zimmer-Wohnungen'.B$15]/['4-Zimmer-Wohnungen'.$K$15]-1" office:value-type="float" office:value="0.266666666666667" calcext:value-type="float">
            <text:p>0.2667</text:p>
          </table:table-cell>
          <table:table-cell table:style-name="ce10" table:formula="of:=['4-Zimmer-Wohnungen'.B$18]/['4-Zimmer-Wohnungen'.$K$18]-1" office:value-type="float" office:value="0.25" calcext:value-type="float">
            <text:p>0.2500</text:p>
          </table:table-cell>
          <table:table-cell table:style-name="ce10" table:formula="of:=['4-Zimmer-Wohnungen'.B$21]/['4-Zimmer-Wohnungen'.$K$21]-1" office:value-type="float" office:value="0.235294117647059" calcext:value-type="float">
            <text:p>0.2353</text:p>
          </table:table-cell>
          <table:table-cell table:style-name="ce10" table:formula="of:=['4-Zimmer-Wohnungen'.B$24]/['4-Zimmer-Wohnungen'.$K$24]-1" office:value-type="float" office:value="0.25" calcext:value-type="float">
            <text:p>0.2500</text:p>
          </table:table-cell>
          <table:table-cell table:style-name="ce10" table:formula="of:=['4-Zimmer-Wohnungen'.B$27]/['4-Zimmer-Wohnungen'.$K$27]-1" office:value-type="float" office:value="0.272727272727273" calcext:value-type="float">
            <text:p>0.2727</text:p>
          </table:table-cell>
          <table:table-cell table:style-name="Default"/>
          <table:table-cell table:style-name="ce8"/>
          <table:table-cell/>
          <table:table-cell table:style-name="Default" table:number-columns-repeated="35"/>
          <table:table-cell table:number-columns-repeated="970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6" calcext:value-type="float">
            <text:p>6</text:p>
          </table:table-cell>
          <table:table-cell table:style-name="ce10" table:formula="of:=['4-Zimmer-Wohnungen'.C$6]/['4-Zimmer-Wohnungen'.$K$6]-1" office:value-type="float" office:value="0.142857142857143" calcext:value-type="float">
            <text:p>0.1429</text:p>
          </table:table-cell>
          <table:table-cell table:style-name="ce10" table:formula="of:=['4-Zimmer-Wohnungen'.C$9]/['4-Zimmer-Wohnungen'.$K$9]-1" office:value-type="float" office:value="0.0714285714285714" calcext:value-type="float">
            <text:p>0.0714</text:p>
          </table:table-cell>
          <table:table-cell table:style-name="ce10" table:formula="of:=['4-Zimmer-Wohnungen'.C$12]/['4-Zimmer-Wohnungen'.$K$12]-1" office:value-type="float" office:value="0.142857142857143" calcext:value-type="float">
            <text:p>0.1429</text:p>
          </table:table-cell>
          <table:table-cell table:style-name="ce10" table:formula="of:=['4-Zimmer-Wohnungen'.C$15]/['4-Zimmer-Wohnungen'.$K$15]-1" office:value-type="float" office:value="0.133333333333333" calcext:value-type="float">
            <text:p>0.1333</text:p>
          </table:table-cell>
          <table:table-cell table:style-name="ce10" table:formula="of:=['4-Zimmer-Wohnungen'.C$18]/['4-Zimmer-Wohnungen'.$K$18]-1" office:value-type="float" office:value="0.125" calcext:value-type="float">
            <text:p>0.1250</text:p>
          </table:table-cell>
          <table:table-cell table:style-name="ce10" table:formula="of:=['4-Zimmer-Wohnungen'.C$21]/['4-Zimmer-Wohnungen'.$K$21]-1" office:value-type="float" office:value="0.117647058823529" calcext:value-type="float">
            <text:p>0.1176</text:p>
          </table:table-cell>
          <table:table-cell table:style-name="ce10" table:formula="of:=['4-Zimmer-Wohnungen'.C$24]/['4-Zimmer-Wohnungen'.$K$24]-1" office:value-type="float" office:value="0.1" calcext:value-type="float">
            <text:p>0.1000</text:p>
          </table:table-cell>
          <table:table-cell table:style-name="ce10" table:formula="of:=['4-Zimmer-Wohnungen'.C$27]/['4-Zimmer-Wohnungen'.$K$27]-1" office:value-type="float" office:value="0.136363636363636" calcext:value-type="float">
            <text:p>0.1364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8" calcext:value-type="float">
            <text:p>8</text:p>
          </table:table-cell>
          <table:table-cell table:style-name="ce10" table:formula="of:=['4-Zimmer-Wohnungen'.D$6]/['4-Zimmer-Wohnungen'.$K$6]-1" office:value-type="float" office:value="0.0714285714285714" calcext:value-type="float">
            <text:p>0.0714</text:p>
          </table:table-cell>
          <table:table-cell table:style-name="ce10" table:formula="of:=['4-Zimmer-Wohnungen'.D$9]/['4-Zimmer-Wohnungen'.$K$9]-1" office:value-type="float" office:value="0.0714285714285714" calcext:value-type="float">
            <text:p>0.0714</text:p>
          </table:table-cell>
          <table:table-cell table:style-name="ce10" table:formula="of:=['4-Zimmer-Wohnungen'.D$12]/['4-Zimmer-Wohnungen'.$K$12]-1" office:value-type="float" office:value="0.0714285714285714" calcext:value-type="float">
            <text:p>0.0714</text:p>
          </table:table-cell>
          <table:table-cell table:style-name="ce10" table:formula="of:=['4-Zimmer-Wohnungen'.D$15]/['4-Zimmer-Wohnungen'.$K$15]-1" office:value-type="float" office:value="0.0666666666666667" calcext:value-type="float">
            <text:p>0.0667</text:p>
          </table:table-cell>
          <table:table-cell table:style-name="ce10" table:formula="of:=['4-Zimmer-Wohnungen'.D$18]/['4-Zimmer-Wohnungen'.$K$18]-1" office:value-type="float" office:value="0.0625" calcext:value-type="float">
            <text:p>0.0625</text:p>
          </table:table-cell>
          <table:table-cell table:style-name="ce10" table:formula="of:=['4-Zimmer-Wohnungen'.D$21]/['4-Zimmer-Wohnungen'.$K$21]-1" office:value-type="float" office:value="0.0588235294117647" calcext:value-type="float">
            <text:p>0.0588</text:p>
          </table:table-cell>
          <table:table-cell table:style-name="ce10" table:formula="of:=['4-Zimmer-Wohnungen'.D$24]/['4-Zimmer-Wohnungen'.$K$24]-1" office:value-type="float" office:value="0.05" calcext:value-type="float">
            <text:p>0.0500</text:p>
          </table:table-cell>
          <table:table-cell table:style-name="ce10" table:formula="of:=['4-Zimmer-Wohnungen'.D$27]/['4-Zimmer-Wohnungen'.$K$27]-1" office:value-type="float" office:value="0.0909090909090908" calcext:value-type="float">
            <text:p>0.0909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4" calcext:value-type="float">
            <text:p>4</text:p>
          </table:table-cell>
          <table:table-cell table:style-name="ce10" table:formula="of:=['4-Zimmer-Wohnungen'.E$6]/['4-Zimmer-Wohnungen'.$K$6]-1" office:value-type="float" office:value="0" calcext:value-type="float">
            <text:p>0.0000</text:p>
          </table:table-cell>
          <table:table-cell table:style-name="ce10" table:formula="of:=['4-Zimmer-Wohnungen'.E$9]/['4-Zimmer-Wohnungen'.$K$9]-1" office:value-type="float" office:value="0" calcext:value-type="float">
            <text:p>0.0000</text:p>
          </table:table-cell>
          <table:table-cell table:style-name="ce10" table:formula="of:=['4-Zimmer-Wohnungen'.E$12]/['4-Zimmer-Wohnungen'.$K$12]-1" office:value-type="float" office:value="0" calcext:value-type="float">
            <text:p>0.0000</text:p>
          </table:table-cell>
          <table:table-cell table:style-name="ce10" table:formula="of:=['4-Zimmer-Wohnungen'.E$15]/['4-Zimmer-Wohnungen'.$K$15]-1" office:value-type="float" office:value="0" calcext:value-type="float">
            <text:p>0.0000</text:p>
          </table:table-cell>
          <table:table-cell table:style-name="ce10" table:formula="of:=['4-Zimmer-Wohnungen'.E$18]/['4-Zimmer-Wohnungen'.$K$18]-1" office:value-type="float" office:value="0" calcext:value-type="float">
            <text:p>0.0000</text:p>
          </table:table-cell>
          <table:table-cell table:style-name="ce10" table:formula="of:=['4-Zimmer-Wohnungen'.E$21]/['4-Zimmer-Wohnungen'.$K$21]-1" office:value-type="float" office:value="0" calcext:value-type="float">
            <text:p>0.0000</text:p>
          </table:table-cell>
          <table:table-cell table:style-name="ce10" table:formula="of:=['4-Zimmer-Wohnungen'.E$24]/['4-Zimmer-Wohnungen'.$K$24]-1" office:value-type="float" office:value="0" calcext:value-type="float">
            <text:p>0.0000</text:p>
          </table:table-cell>
          <table:table-cell table:style-name="ce10" table:formula="of:=['4-Zimmer-Wohnungen'.E$27]/['4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3" calcext:value-type="float">
            <text:p>3</text:p>
          </table:table-cell>
          <table:table-cell table:style-name="ce10" table:formula="of:=['4-Zimmer-Wohnungen'.F$6]/['4-Zimmer-Wohnungen'.$K$6]-1" office:value-type="float" office:value="0.0714285714285714" calcext:value-type="float">
            <text:p>0.0714</text:p>
          </table:table-cell>
          <table:table-cell table:style-name="ce10" table:formula="of:=['4-Zimmer-Wohnungen'.F$9]/['4-Zimmer-Wohnungen'.$K$9]-1" office:value-type="float" office:value="0.0714285714285714" calcext:value-type="float">
            <text:p>0.0714</text:p>
          </table:table-cell>
          <table:table-cell table:style-name="ce10" table:formula="of:=['4-Zimmer-Wohnungen'.F$12]/['4-Zimmer-Wohnungen'.$K$12]-1" office:value-type="float" office:value="0.0714285714285714" calcext:value-type="float">
            <text:p>0.0714</text:p>
          </table:table-cell>
          <table:table-cell table:style-name="ce10" table:formula="of:=['4-Zimmer-Wohnungen'.F$15]/['4-Zimmer-Wohnungen'.$K$15]-1" office:value-type="float" office:value="0.0666666666666667" calcext:value-type="float">
            <text:p>0.0667</text:p>
          </table:table-cell>
          <table:table-cell table:style-name="ce10" table:formula="of:=['4-Zimmer-Wohnungen'.F$18]/['4-Zimmer-Wohnungen'.$K$18]-1" office:value-type="float" office:value="0.0625" calcext:value-type="float">
            <text:p>0.0625</text:p>
          </table:table-cell>
          <table:table-cell table:style-name="ce10" table:formula="of:=['4-Zimmer-Wohnungen'.F$21]/['4-Zimmer-Wohnungen'.$K$21]-1" office:value-type="float" office:value="0.0588235294117647" calcext:value-type="float">
            <text:p>0.0588</text:p>
          </table:table-cell>
          <table:table-cell table:style-name="ce10" table:formula="of:=['4-Zimmer-Wohnungen'.F$24]/['4-Zimmer-Wohnungen'.$K$24]-1" office:value-type="float" office:value="0.05" calcext:value-type="float">
            <text:p>0.0500</text:p>
          </table:table-cell>
          <table:table-cell table:style-name="ce10" table:formula="of:=['4-Zimmer-Wohnungen'.F$27]/['4-Zimmer-Wohnungen'.$K$27]-1" office:value-type="float" office:value="0.0454545454545454" calcext:value-type="float">
            <text:p>0.045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" calcext:value-type="float">
            <text:p>2</text:p>
          </table:table-cell>
          <table:table-cell table:style-name="ce10" table:formula="of:=['4-Zimmer-Wohnungen'.G$6]/['4-Zimmer-Wohnungen'.$K$6]-1" office:value-type="float" office:value="0.0714285714285714" calcext:value-type="float">
            <text:p>0.0714</text:p>
          </table:table-cell>
          <table:table-cell table:style-name="ce10" table:formula="of:=['4-Zimmer-Wohnungen'.G$9]/['4-Zimmer-Wohnungen'.$K$9]-1" office:value-type="float" office:value="0" calcext:value-type="float">
            <text:p>0.0000</text:p>
          </table:table-cell>
          <table:table-cell table:style-name="ce10" table:formula="of:=['4-Zimmer-Wohnungen'.G$12]/['4-Zimmer-Wohnungen'.$K$12]-1" office:value-type="float" office:value="0.0714285714285714" calcext:value-type="float">
            <text:p>0.0714</text:p>
          </table:table-cell>
          <table:table-cell table:style-name="ce10" table:formula="of:=['4-Zimmer-Wohnungen'.G$15]/['4-Zimmer-Wohnungen'.$K$15]-1" office:value-type="float" office:value="0.0666666666666667" calcext:value-type="float">
            <text:p>0.0667</text:p>
          </table:table-cell>
          <table:table-cell table:style-name="ce10" table:formula="of:=['4-Zimmer-Wohnungen'.G$18]/['4-Zimmer-Wohnungen'.$K$18]-1" office:value-type="float" office:value="0.0625" calcext:value-type="float">
            <text:p>0.0625</text:p>
          </table:table-cell>
          <table:table-cell table:style-name="ce10" table:formula="of:=['4-Zimmer-Wohnungen'.G$21]/['4-Zimmer-Wohnungen'.$K$21]-1" office:value-type="float" office:value="0.0588235294117647" calcext:value-type="float">
            <text:p>0.0588</text:p>
          </table:table-cell>
          <table:table-cell table:style-name="ce10" table:formula="of:=['4-Zimmer-Wohnungen'.G$24]/['4-Zimmer-Wohnungen'.$K$24]-1" office:value-type="float" office:value="0.05" calcext:value-type="float">
            <text:p>0.0500</text:p>
          </table:table-cell>
          <table:table-cell table:style-name="ce10" table:formula="of:=['4-Zimmer-Wohnungen'.G$27]/['4-Zimmer-Wohnungen'.$K$27]-1" office:value-type="float" office:value="0.0454545454545454" calcext:value-type="float">
            <text:p>0.045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" calcext:value-type="float">
            <text:p>1</text:p>
          </table:table-cell>
          <table:table-cell table:style-name="ce10" table:formula="of:=['4-Zimmer-Wohnungen'.H$6]/['4-Zimmer-Wohnungen'.$K$6]-1" office:value-type="float" office:value="0.0714285714285714" calcext:value-type="float">
            <text:p>0.0714</text:p>
          </table:table-cell>
          <table:table-cell table:style-name="ce10" table:formula="of:=['4-Zimmer-Wohnungen'.H$9]/['4-Zimmer-Wohnungen'.$K$9]-1" office:value-type="float" office:value="0.0714285714285714" calcext:value-type="float">
            <text:p>0.0714</text:p>
          </table:table-cell>
          <table:table-cell table:style-name="ce10" table:formula="of:=['4-Zimmer-Wohnungen'.H$12]/['4-Zimmer-Wohnungen'.$K$12]-1" office:value-type="float" office:value="0.0714285714285714" calcext:value-type="float">
            <text:p>0.0714</text:p>
          </table:table-cell>
          <table:table-cell table:style-name="ce10" table:formula="of:=['4-Zimmer-Wohnungen'.H$15]/['4-Zimmer-Wohnungen'.$K$15]-1" office:value-type="float" office:value="0.0666666666666667" calcext:value-type="float">
            <text:p>0.0667</text:p>
          </table:table-cell>
          <table:table-cell table:style-name="ce10" table:formula="of:=['4-Zimmer-Wohnungen'.H$18]/['4-Zimmer-Wohnungen'.$K$18]-1" office:value-type="float" office:value="0.0625" calcext:value-type="float">
            <text:p>0.0625</text:p>
          </table:table-cell>
          <table:table-cell table:style-name="ce10" table:formula="of:=['4-Zimmer-Wohnungen'.H$21]/['4-Zimmer-Wohnungen'.$K$21]-1" office:value-type="float" office:value="0.0588235294117647" calcext:value-type="float">
            <text:p>0.0588</text:p>
          </table:table-cell>
          <table:table-cell table:style-name="ce10" table:formula="of:=['4-Zimmer-Wohnungen'.H$24]/['4-Zimmer-Wohnungen'.$K$24]-1" office:value-type="float" office:value="0.05" calcext:value-type="float">
            <text:p>0.0500</text:p>
          </table:table-cell>
          <table:table-cell table:style-name="ce10" table:formula="of:=['4-Zimmer-Wohnungen'.H$27]/['4-Zimmer-Wohnungen'.$K$27]-1" office:value-type="float" office:value="0.0909090909090908" calcext:value-type="float">
            <text:p>0.0909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5" calcext:value-type="float">
            <text:p>5</text:p>
          </table:table-cell>
          <table:table-cell table:style-name="ce10" table:formula="of:=['4-Zimmer-Wohnungen'.I$6]/['4-Zimmer-Wohnungen'.$K$6]-1" office:value-type="float" office:value="0.0714285714285714" calcext:value-type="float">
            <text:p>0.0714</text:p>
          </table:table-cell>
          <table:table-cell table:style-name="ce10" table:formula="of:=['4-Zimmer-Wohnungen'.I$9]/['4-Zimmer-Wohnungen'.$K$9]-1" office:value-type="float" office:value="0.0714285714285714" calcext:value-type="float">
            <text:p>0.0714</text:p>
          </table:table-cell>
          <table:table-cell table:style-name="ce10" table:formula="of:=['4-Zimmer-Wohnungen'.I$12]/['4-Zimmer-Wohnungen'.$K$12]-1" office:value-type="float" office:value="0.0714285714285714" calcext:value-type="float">
            <text:p>0.0714</text:p>
          </table:table-cell>
          <table:table-cell table:style-name="ce10" table:formula="of:=['4-Zimmer-Wohnungen'.I$15]/['4-Zimmer-Wohnungen'.$K$15]-1" office:value-type="float" office:value="0.0666666666666667" calcext:value-type="float">
            <text:p>0.0667</text:p>
          </table:table-cell>
          <table:table-cell table:style-name="ce10" table:formula="of:=['4-Zimmer-Wohnungen'.I$18]/['4-Zimmer-Wohnungen'.$K$18]-1" office:value-type="float" office:value="0.0625" calcext:value-type="float">
            <text:p>0.0625</text:p>
          </table:table-cell>
          <table:table-cell table:style-name="ce10" table:formula="of:=['4-Zimmer-Wohnungen'.I$21]/['4-Zimmer-Wohnungen'.$K$21]-1" office:value-type="float" office:value="0.0588235294117647" calcext:value-type="float">
            <text:p>0.0588</text:p>
          </table:table-cell>
          <table:table-cell table:style-name="ce10" table:formula="of:=['4-Zimmer-Wohnungen'.I$24]/['4-Zimmer-Wohnungen'.$K$24]-1" office:value-type="float" office:value="0.05" calcext:value-type="float">
            <text:p>0.0500</text:p>
          </table:table-cell>
          <table:table-cell table:style-name="ce10" table:formula="of:=['4-Zimmer-Wohnungen'.I$27]/['4-Zimmer-Wohnungen'.$K$27]-1" office:value-type="float" office:value="0.0909090909090908" calcext:value-type="float">
            <text:p>0.0909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9" calcext:value-type="float">
            <text:p>9</text:p>
          </table:table-cell>
          <table:table-cell table:style-name="ce10" table:formula="of:=['4-Zimmer-Wohnungen'.J$6]/['4-Zimmer-Wohnungen'.$K$6]-1" office:value-type="float" office:value="0.0714285714285714" calcext:value-type="float">
            <text:p>0.0714</text:p>
          </table:table-cell>
          <table:table-cell table:style-name="ce10" table:formula="of:=['4-Zimmer-Wohnungen'.J$9]/['4-Zimmer-Wohnungen'.$K$9]-1" office:value-type="float" office:value="0" calcext:value-type="float">
            <text:p>0.0000</text:p>
          </table:table-cell>
          <table:table-cell table:style-name="ce10" table:formula="of:=['4-Zimmer-Wohnungen'.J$12]/['4-Zimmer-Wohnungen'.$K$12]-1" office:value-type="float" office:value="0.0714285714285714" calcext:value-type="float">
            <text:p>0.0714</text:p>
          </table:table-cell>
          <table:table-cell table:style-name="ce10" table:formula="of:=['4-Zimmer-Wohnungen'.J$15]/['4-Zimmer-Wohnungen'.$K$15]-1" office:value-type="float" office:value="0.0666666666666667" calcext:value-type="float">
            <text:p>0.0667</text:p>
          </table:table-cell>
          <table:table-cell table:style-name="ce10" table:formula="of:=['4-Zimmer-Wohnungen'.J$18]/['4-Zimmer-Wohnungen'.$K$18]-1" office:value-type="float" office:value="0.0625" calcext:value-type="float">
            <text:p>0.0625</text:p>
          </table:table-cell>
          <table:table-cell table:style-name="ce10" table:formula="of:=['4-Zimmer-Wohnungen'.J$21]/['4-Zimmer-Wohnungen'.$K$21]-1" office:value-type="float" office:value="0.0588235294117647" calcext:value-type="float">
            <text:p>0.0588</text:p>
          </table:table-cell>
          <table:table-cell table:style-name="ce10" table:formula="of:=['4-Zimmer-Wohnungen'.J$24]/['4-Zimmer-Wohnungen'.$K$24]-1" office:value-type="float" office:value="0.05" calcext:value-type="float">
            <text:p>0.0500</text:p>
          </table:table-cell>
          <table:table-cell table:style-name="ce10" table:formula="of:=['4-Zimmer-Wohnungen'.J$27]/['4-Zimmer-Wohnungen'.$K$27]-1" office:value-type="float" office:value="0.0454545454545454" calcext:value-type="float">
            <text:p>0.045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0" calcext:value-type="float">
            <text:p>10</text:p>
          </table:table-cell>
          <table:table-cell table:style-name="ce10" table:formula="of:=['4-Zimmer-Wohnungen'.K$6]/['4-Zimmer-Wohnungen'.$K$6]-1" office:value-type="float" office:value="0" calcext:value-type="float">
            <text:p>0.0000</text:p>
          </table:table-cell>
          <table:table-cell table:style-name="ce10" table:formula="of:=['4-Zimmer-Wohnungen'.K$9]/['4-Zimmer-Wohnungen'.$K$9]-1" office:value-type="float" office:value="0" calcext:value-type="float">
            <text:p>0.0000</text:p>
          </table:table-cell>
          <table:table-cell table:style-name="ce10" table:formula="of:=['4-Zimmer-Wohnungen'.K$12]/['4-Zimmer-Wohnungen'.$K$12]-1" office:value-type="float" office:value="0" calcext:value-type="float">
            <text:p>0.0000</text:p>
          </table:table-cell>
          <table:table-cell table:style-name="ce10" table:formula="of:=['4-Zimmer-Wohnungen'.K$15]/['4-Zimmer-Wohnungen'.$K$15]-1" office:value-type="float" office:value="0" calcext:value-type="float">
            <text:p>0.0000</text:p>
          </table:table-cell>
          <table:table-cell table:style-name="ce10" table:formula="of:=['4-Zimmer-Wohnungen'.K$18]/['4-Zimmer-Wohnungen'.$K$18]-1" office:value-type="float" office:value="0" calcext:value-type="float">
            <text:p>0.0000</text:p>
          </table:table-cell>
          <table:table-cell table:style-name="ce10" table:formula="of:=['4-Zimmer-Wohnungen'.K$21]/['4-Zimmer-Wohnungen'.$K$21]-1" office:value-type="float" office:value="0" calcext:value-type="float">
            <text:p>0.0000</text:p>
          </table:table-cell>
          <table:table-cell table:style-name="ce10" table:formula="of:=['4-Zimmer-Wohnungen'.K$24]/['4-Zimmer-Wohnungen'.$K$24]-1" office:value-type="float" office:value="0" calcext:value-type="float">
            <text:p>0.0000</text:p>
          </table:table-cell>
          <table:table-cell table:style-name="ce10" table:formula="of:=['4-Zimmer-Wohnungen'.K$27]/['4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1" calcext:value-type="float">
            <text:p>11</text:p>
          </table:table-cell>
          <table:table-cell table:style-name="ce10" table:formula="of:=['4-Zimmer-Wohnungen'.L$6]/['4-Zimmer-Wohnungen'.$K$6]-1" office:value-type="float" office:value="0" calcext:value-type="float">
            <text:p>0.0000</text:p>
          </table:table-cell>
          <table:table-cell table:style-name="ce10" table:formula="of:=['4-Zimmer-Wohnungen'.L$9]/['4-Zimmer-Wohnungen'.$K$9]-1" office:value-type="float" office:value="-0.0714285714285714" calcext:value-type="float">
            <text:p>-0.0714</text:p>
          </table:table-cell>
          <table:table-cell table:style-name="ce10" table:formula="of:=['4-Zimmer-Wohnungen'.L$12]/['4-Zimmer-Wohnungen'.$K$12]-1" office:value-type="float" office:value="0" calcext:value-type="float">
            <text:p>0.0000</text:p>
          </table:table-cell>
          <table:table-cell table:style-name="ce10" table:formula="of:=['4-Zimmer-Wohnungen'.L$15]/['4-Zimmer-Wohnungen'.$K$15]-1" office:value-type="float" office:value="0" calcext:value-type="float">
            <text:p>0.0000</text:p>
          </table:table-cell>
          <table:table-cell table:style-name="ce10" table:formula="of:=['4-Zimmer-Wohnungen'.L$18]/['4-Zimmer-Wohnungen'.$K$18]-1" office:value-type="float" office:value="0" calcext:value-type="float">
            <text:p>0.0000</text:p>
          </table:table-cell>
          <table:table-cell table:style-name="ce10" table:formula="of:=['4-Zimmer-Wohnungen'.L$21]/['4-Zimmer-Wohnungen'.$K$21]-1" office:value-type="float" office:value="0" calcext:value-type="float">
            <text:p>0.0000</text:p>
          </table:table-cell>
          <table:table-cell table:style-name="ce10" table:formula="of:=['4-Zimmer-Wohnungen'.L$24]/['4-Zimmer-Wohnungen'.$K$24]-1" office:value-type="float" office:value="-0.05" calcext:value-type="float">
            <text:p>-0.0500</text:p>
          </table:table-cell>
          <table:table-cell table:style-name="ce10" table:formula="of:=['4-Zimmer-Wohnungen'.L$27]/['4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2" calcext:value-type="float">
            <text:p>12</text:p>
          </table:table-cell>
          <table:table-cell table:style-name="ce10" table:formula="of:=['4-Zimmer-Wohnungen'.M$6]/['4-Zimmer-Wohnungen'.$K$6]-1" office:value-type="float" office:value="0.0714285714285714" calcext:value-type="float">
            <text:p>0.0714</text:p>
          </table:table-cell>
          <table:table-cell table:style-name="ce10" table:formula="of:=['4-Zimmer-Wohnungen'.M$9]/['4-Zimmer-Wohnungen'.$K$9]-1" office:value-type="float" office:value="0" calcext:value-type="float">
            <text:p>0.0000</text:p>
          </table:table-cell>
          <table:table-cell table:style-name="ce10" table:formula="of:=['4-Zimmer-Wohnungen'.M$12]/['4-Zimmer-Wohnungen'.$K$12]-1" office:value-type="float" office:value="0.0714285714285714" calcext:value-type="float">
            <text:p>0.0714</text:p>
          </table:table-cell>
          <table:table-cell table:style-name="ce10" table:formula="of:=['4-Zimmer-Wohnungen'.M$15]/['4-Zimmer-Wohnungen'.$K$15]-1" office:value-type="float" office:value="0.0666666666666667" calcext:value-type="float">
            <text:p>0.0667</text:p>
          </table:table-cell>
          <table:table-cell table:style-name="ce10" table:formula="of:=['4-Zimmer-Wohnungen'.M$18]/['4-Zimmer-Wohnungen'.$K$18]-1" office:value-type="float" office:value="0.0625" calcext:value-type="float">
            <text:p>0.0625</text:p>
          </table:table-cell>
          <table:table-cell table:style-name="ce10" table:formula="of:=['4-Zimmer-Wohnungen'.M$21]/['4-Zimmer-Wohnungen'.$K$21]-1" office:value-type="float" office:value="0.0588235294117647" calcext:value-type="float">
            <text:p>0.0588</text:p>
          </table:table-cell>
          <table:table-cell table:style-name="ce10" table:formula="of:=['4-Zimmer-Wohnungen'.M$24]/['4-Zimmer-Wohnungen'.$K$24]-1" office:value-type="float" office:value="0.05" calcext:value-type="float">
            <text:p>0.0500</text:p>
          </table:table-cell>
          <table:table-cell table:style-name="ce10" table:formula="of:=['4-Zimmer-Wohnungen'.M$27]/['4-Zimmer-Wohnungen'.$K$27]-1" office:value-type="float" office:value="0.0454545454545454" calcext:value-type="float">
            <text:p>0.045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3" calcext:value-type="float">
            <text:p>13</text:p>
          </table:table-cell>
          <table:table-cell table:style-name="ce10" table:formula="of:=['4-Zimmer-Wohnungen'.N$6]/['4-Zimmer-Wohnungen'.$K$6]-1" office:value-type="float" office:value="0" calcext:value-type="float">
            <text:p>0.0000</text:p>
          </table:table-cell>
          <table:table-cell table:style-name="ce10" table:formula="of:=['4-Zimmer-Wohnungen'.N$9]/['4-Zimmer-Wohnungen'.$K$9]-1" office:value-type="float" office:value="0" calcext:value-type="float">
            <text:p>0.0000</text:p>
          </table:table-cell>
          <table:table-cell table:style-name="ce10" table:formula="of:=['4-Zimmer-Wohnungen'.N$12]/['4-Zimmer-Wohnungen'.$K$12]-1" office:value-type="float" office:value="0" calcext:value-type="float">
            <text:p>0.0000</text:p>
          </table:table-cell>
          <table:table-cell table:style-name="ce10" table:formula="of:=['4-Zimmer-Wohnungen'.N$15]/['4-Zimmer-Wohnungen'.$K$15]-1" office:value-type="float" office:value="0" calcext:value-type="float">
            <text:p>0.0000</text:p>
          </table:table-cell>
          <table:table-cell table:style-name="ce10" table:formula="of:=['4-Zimmer-Wohnungen'.N$18]/['4-Zimmer-Wohnungen'.$K$18]-1" office:value-type="float" office:value="0" calcext:value-type="float">
            <text:p>0.0000</text:p>
          </table:table-cell>
          <table:table-cell table:style-name="ce10" table:formula="of:=['4-Zimmer-Wohnungen'.N$21]/['4-Zimmer-Wohnungen'.$K$21]-1" office:value-type="float" office:value="0" calcext:value-type="float">
            <text:p>0.0000</text:p>
          </table:table-cell>
          <table:table-cell table:style-name="ce10" table:formula="of:=['4-Zimmer-Wohnungen'.N$24]/['4-Zimmer-Wohnungen'.$K$24]-1" office:value-type="float" office:value="0" calcext:value-type="float">
            <text:p>0.0000</text:p>
          </table:table-cell>
          <table:table-cell table:style-name="ce10" table:formula="of:=['4-Zimmer-Wohnungen'.N$27]/['4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4" calcext:value-type="float">
            <text:p>14</text:p>
          </table:table-cell>
          <table:table-cell table:style-name="ce10" table:formula="of:=['4-Zimmer-Wohnungen'.O$6]/['4-Zimmer-Wohnungen'.$K$6]-1" office:value-type="float" office:value="0" calcext:value-type="float">
            <text:p>0.0000</text:p>
          </table:table-cell>
          <table:table-cell table:style-name="ce10" table:formula="of:=['4-Zimmer-Wohnungen'.O$9]/['4-Zimmer-Wohnungen'.$K$9]-1" office:value-type="float" office:value="0" calcext:value-type="float">
            <text:p>0.0000</text:p>
          </table:table-cell>
          <table:table-cell table:style-name="ce10" table:formula="of:=['4-Zimmer-Wohnungen'.O$12]/['4-Zimmer-Wohnungen'.$K$12]-1" office:value-type="float" office:value="0" calcext:value-type="float">
            <text:p>0.0000</text:p>
          </table:table-cell>
          <table:table-cell table:style-name="ce10" table:formula="of:=['4-Zimmer-Wohnungen'.O$15]/['4-Zimmer-Wohnungen'.$K$15]-1" office:value-type="float" office:value="0" calcext:value-type="float">
            <text:p>0.0000</text:p>
          </table:table-cell>
          <table:table-cell table:style-name="ce10" table:formula="of:=['4-Zimmer-Wohnungen'.O$18]/['4-Zimmer-Wohnungen'.$K$18]-1" office:value-type="float" office:value="0" calcext:value-type="float">
            <text:p>0.0000</text:p>
          </table:table-cell>
          <table:table-cell table:style-name="ce10" table:formula="of:=['4-Zimmer-Wohnungen'.O$21]/['4-Zimmer-Wohnungen'.$K$21]-1" office:value-type="float" office:value="0" calcext:value-type="float">
            <text:p>0.0000</text:p>
          </table:table-cell>
          <table:table-cell table:style-name="ce10" table:formula="of:=['4-Zimmer-Wohnungen'.O$24]/['4-Zimmer-Wohnungen'.$K$24]-1" office:value-type="float" office:value="0" calcext:value-type="float">
            <text:p>0.0000</text:p>
          </table:table-cell>
          <table:table-cell table:style-name="ce10" table:formula="of:=['4-Zimmer-Wohnungen'.O$27]/['4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5" calcext:value-type="float">
            <text:p>15</text:p>
          </table:table-cell>
          <table:table-cell table:style-name="ce10" table:formula="of:=['4-Zimmer-Wohnungen'.P$6]/['4-Zimmer-Wohnungen'.$K$6]-1" office:value-type="float" office:value="-0.0714285714285714" calcext:value-type="float">
            <text:p>-0.0714</text:p>
          </table:table-cell>
          <table:table-cell table:style-name="ce10" table:formula="of:=['4-Zimmer-Wohnungen'.P$9]/['4-Zimmer-Wohnungen'.$K$9]-1" office:value-type="float" office:value="-0.0714285714285714" calcext:value-type="float">
            <text:p>-0.0714</text:p>
          </table:table-cell>
          <table:table-cell table:style-name="ce10" table:formula="of:=['4-Zimmer-Wohnungen'.P$12]/['4-Zimmer-Wohnungen'.$K$12]-1" office:value-type="float" office:value="-0.0714285714285714" calcext:value-type="float">
            <text:p>-0.0714</text:p>
          </table:table-cell>
          <table:table-cell table:style-name="ce10" table:formula="of:=['4-Zimmer-Wohnungen'.P$15]/['4-Zimmer-Wohnungen'.$K$15]-1" office:value-type="float" office:value="-0.0666666666666667" calcext:value-type="float">
            <text:p>-0.0667</text:p>
          </table:table-cell>
          <table:table-cell table:style-name="ce10" table:formula="of:=['4-Zimmer-Wohnungen'.P$18]/['4-Zimmer-Wohnungen'.$K$18]-1" office:value-type="float" office:value="-0.0625" calcext:value-type="float">
            <text:p>-0.0625</text:p>
          </table:table-cell>
          <table:table-cell table:style-name="ce10" table:formula="of:=['4-Zimmer-Wohnungen'.P$21]/['4-Zimmer-Wohnungen'.$K$21]-1" office:value-type="float" office:value="-0.0588235294117647" calcext:value-type="float">
            <text:p>-0.0588</text:p>
          </table:table-cell>
          <table:table-cell table:style-name="ce10" table:formula="of:=['4-Zimmer-Wohnungen'.P$24]/['4-Zimmer-Wohnungen'.$K$24]-1" office:value-type="float" office:value="-0.1" calcext:value-type="float">
            <text:p>-0.1000</text:p>
          </table:table-cell>
          <table:table-cell table:style-name="ce10" table:formula="of:=['4-Zimmer-Wohnungen'.P$27]/['4-Zimmer-Wohnungen'.$K$27]-1" office:value-type="float" office:value="-0.0909090909090909" calcext:value-type="float">
            <text:p>-0.0909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8" calcext:value-type="float">
            <text:p>18</text:p>
          </table:table-cell>
          <table:table-cell table:style-name="ce10" table:formula="of:=['4-Zimmer-Wohnungen'.Q$6]/['4-Zimmer-Wohnungen'.$K$6]-1" office:value-type="float" office:value="-0.0714285714285714" calcext:value-type="float">
            <text:p>-0.0714</text:p>
          </table:table-cell>
          <table:table-cell table:style-name="ce10" table:formula="of:=['4-Zimmer-Wohnungen'.Q$9]/['4-Zimmer-Wohnungen'.$K$9]-1" office:value-type="float" office:value="-0.0714285714285714" calcext:value-type="float">
            <text:p>-0.0714</text:p>
          </table:table-cell>
          <table:table-cell table:style-name="ce10" table:formula="of:=['4-Zimmer-Wohnungen'.Q$12]/['4-Zimmer-Wohnungen'.$K$12]-1" office:value-type="float" office:value="0" calcext:value-type="float">
            <text:p>0.0000</text:p>
          </table:table-cell>
          <table:table-cell table:style-name="ce10" table:formula="of:=['4-Zimmer-Wohnungen'.Q$15]/['4-Zimmer-Wohnungen'.$K$15]-1" office:value-type="float" office:value="-0.0666666666666667" calcext:value-type="float">
            <text:p>-0.0667</text:p>
          </table:table-cell>
          <table:table-cell table:style-name="ce10" table:formula="of:=['4-Zimmer-Wohnungen'.Q$18]/['4-Zimmer-Wohnungen'.$K$18]-1" office:value-type="float" office:value="-0.0625" calcext:value-type="float">
            <text:p>-0.0625</text:p>
          </table:table-cell>
          <table:table-cell table:style-name="ce10" table:formula="of:=['4-Zimmer-Wohnungen'.Q$21]/['4-Zimmer-Wohnungen'.$K$21]-1" office:value-type="float" office:value="-0.0588235294117647" calcext:value-type="float">
            <text:p>-0.0588</text:p>
          </table:table-cell>
          <table:table-cell table:style-name="ce10" table:formula="of:=['4-Zimmer-Wohnungen'.Q$24]/['4-Zimmer-Wohnungen'.$K$24]-1" office:value-type="float" office:value="-0.05" calcext:value-type="float">
            <text:p>-0.0500</text:p>
          </table:table-cell>
          <table:table-cell table:style-name="ce10" table:formula="of:=['4-Zimmer-Wohnungen'.Q$27]/['4-Zimmer-Wohnungen'.$K$27]-1" office:value-type="float" office:value="-0.0454545454545454" calcext:value-type="float">
            <text:p>-0.045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9" calcext:value-type="float">
            <text:p>19</text:p>
          </table:table-cell>
          <table:table-cell table:style-name="ce10" table:formula="of:=['4-Zimmer-Wohnungen'.R$6]/['4-Zimmer-Wohnungen'.$K$6]-1" office:value-type="float" office:value="0" calcext:value-type="float">
            <text:p>0.0000</text:p>
          </table:table-cell>
          <table:table-cell table:style-name="ce10" table:formula="of:=['4-Zimmer-Wohnungen'.R$9]/['4-Zimmer-Wohnungen'.$K$9]-1" office:value-type="float" office:value="-0.0714285714285714" calcext:value-type="float">
            <text:p>-0.0714</text:p>
          </table:table-cell>
          <table:table-cell table:style-name="ce10" table:formula="of:=['4-Zimmer-Wohnungen'.R$12]/['4-Zimmer-Wohnungen'.$K$12]-1" office:value-type="float" office:value="0" calcext:value-type="float">
            <text:p>0.0000</text:p>
          </table:table-cell>
          <table:table-cell table:style-name="ce10" table:formula="of:=['4-Zimmer-Wohnungen'.R$15]/['4-Zimmer-Wohnungen'.$K$15]-1" office:value-type="float" office:value="0" calcext:value-type="float">
            <text:p>0.0000</text:p>
          </table:table-cell>
          <table:table-cell table:style-name="ce10" table:formula="of:=['4-Zimmer-Wohnungen'.R$18]/['4-Zimmer-Wohnungen'.$K$18]-1" office:value-type="float" office:value="0" calcext:value-type="float">
            <text:p>0.0000</text:p>
          </table:table-cell>
          <table:table-cell table:style-name="ce10" table:formula="of:=['4-Zimmer-Wohnungen'.R$21]/['4-Zimmer-Wohnungen'.$K$21]-1" office:value-type="float" office:value="0" calcext:value-type="float">
            <text:p>0.0000</text:p>
          </table:table-cell>
          <table:table-cell table:style-name="ce10" table:formula="of:=['4-Zimmer-Wohnungen'.R$24]/['4-Zimmer-Wohnungen'.$K$24]-1" office:value-type="float" office:value="-0.05" calcext:value-type="float">
            <text:p>-0.0500</text:p>
          </table:table-cell>
          <table:table-cell table:style-name="ce10" table:formula="of:=['4-Zimmer-Wohnungen'.R$27]/['4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7" calcext:value-type="float">
            <text:p>17</text:p>
          </table:table-cell>
          <table:table-cell table:style-name="ce10" table:formula="of:=['4-Zimmer-Wohnungen'.S$6]/['4-Zimmer-Wohnungen'.$K$6]-1" office:value-type="float" office:value="-0.0714285714285714" calcext:value-type="float">
            <text:p>-0.0714</text:p>
          </table:table-cell>
          <table:table-cell table:style-name="ce10" table:formula="of:=['4-Zimmer-Wohnungen'.S$9]/['4-Zimmer-Wohnungen'.$K$9]-1" office:value-type="float" office:value="-0.0714285714285714" calcext:value-type="float">
            <text:p>-0.0714</text:p>
          </table:table-cell>
          <table:table-cell table:style-name="ce10" table:formula="of:=['4-Zimmer-Wohnungen'.S$12]/['4-Zimmer-Wohnungen'.$K$12]-1" office:value-type="float" office:value="-0.0714285714285714" calcext:value-type="float">
            <text:p>-0.0714</text:p>
          </table:table-cell>
          <table:table-cell table:style-name="ce10" table:formula="of:=['4-Zimmer-Wohnungen'.S$15]/['4-Zimmer-Wohnungen'.$K$15]-1" office:value-type="float" office:value="-0.0666666666666667" calcext:value-type="float">
            <text:p>-0.0667</text:p>
          </table:table-cell>
          <table:table-cell table:style-name="ce10" table:formula="of:=['4-Zimmer-Wohnungen'.S$18]/['4-Zimmer-Wohnungen'.$K$18]-1" office:value-type="float" office:value="-0.0625" calcext:value-type="float">
            <text:p>-0.0625</text:p>
          </table:table-cell>
          <table:table-cell table:style-name="ce10" table:formula="of:=['4-Zimmer-Wohnungen'.S$21]/['4-Zimmer-Wohnungen'.$K$21]-1" office:value-type="float" office:value="-0.0588235294117647" calcext:value-type="float">
            <text:p>-0.0588</text:p>
          </table:table-cell>
          <table:table-cell table:style-name="ce10" table:formula="of:=['4-Zimmer-Wohnungen'.S$24]/['4-Zimmer-Wohnungen'.$K$24]-1" office:value-type="float" office:value="-0.1" calcext:value-type="float">
            <text:p>-0.1000</text:p>
          </table:table-cell>
          <table:table-cell table:style-name="ce10" table:formula="of:=['4-Zimmer-Wohnungen'.S$27]/['4-Zimmer-Wohnungen'.$K$27]-1" office:value-type="float" office:value="-0.0909090909090909" calcext:value-type="float">
            <text:p>-0.0909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6" calcext:value-type="float">
            <text:p>16</text:p>
          </table:table-cell>
          <table:table-cell table:style-name="ce10" table:formula="of:=['4-Zimmer-Wohnungen'.T$6]/['4-Zimmer-Wohnungen'.$K$6]-1" office:value-type="float" office:value="-0.0714285714285714" calcext:value-type="float">
            <text:p>-0.0714</text:p>
          </table:table-cell>
          <table:table-cell table:style-name="ce10" table:formula="of:=['4-Zimmer-Wohnungen'.T$9]/['4-Zimmer-Wohnungen'.$K$9]-1" office:value-type="float" office:value="-0.0714285714285714" calcext:value-type="float">
            <text:p>-0.0714</text:p>
          </table:table-cell>
          <table:table-cell table:style-name="ce10" table:formula="of:=['4-Zimmer-Wohnungen'.T$12]/['4-Zimmer-Wohnungen'.$K$12]-1" office:value-type="float" office:value="-0.0714285714285714" calcext:value-type="float">
            <text:p>-0.0714</text:p>
          </table:table-cell>
          <table:table-cell table:style-name="ce10" table:formula="of:=['4-Zimmer-Wohnungen'.T$15]/['4-Zimmer-Wohnungen'.$K$15]-1" office:value-type="float" office:value="-0.0666666666666667" calcext:value-type="float">
            <text:p>-0.0667</text:p>
          </table:table-cell>
          <table:table-cell table:style-name="ce10" table:formula="of:=['4-Zimmer-Wohnungen'.T$18]/['4-Zimmer-Wohnungen'.$K$18]-1" office:value-type="float" office:value="-0.0625" calcext:value-type="float">
            <text:p>-0.0625</text:p>
          </table:table-cell>
          <table:table-cell table:style-name="ce10" table:formula="of:=['4-Zimmer-Wohnungen'.T$21]/['4-Zimmer-Wohnungen'.$K$21]-1" office:value-type="float" office:value="-0.0588235294117647" calcext:value-type="float">
            <text:p>-0.0588</text:p>
          </table:table-cell>
          <table:table-cell table:style-name="ce10" table:formula="of:=['4-Zimmer-Wohnungen'.T$24]/['4-Zimmer-Wohnungen'.$K$24]-1" office:value-type="float" office:value="-0.05" calcext:value-type="float">
            <text:p>-0.0500</text:p>
          </table:table-cell>
          <table:table-cell table:style-name="ce10" table:formula="of:=['4-Zimmer-Wohnungen'.T$27]/['4-Zimmer-Wohnungen'.$K$27]-1" office:value-type="float" office:value="-0.0454545454545454" calcext:value-type="float">
            <text:p>-0.045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0" calcext:value-type="float">
            <text:p>20</text:p>
          </table:table-cell>
          <table:table-cell table:style-name="ce10" table:formula="of:=['4-Zimmer-Wohnungen'.U$6]/['4-Zimmer-Wohnungen'.$K$6]-1" office:value-type="float" office:value="0" calcext:value-type="float">
            <text:p>0.0000</text:p>
          </table:table-cell>
          <table:table-cell table:style-name="ce10" table:formula="of:=['4-Zimmer-Wohnungen'.U$9]/['4-Zimmer-Wohnungen'.$K$9]-1" office:value-type="float" office:value="0" calcext:value-type="float">
            <text:p>0.0000</text:p>
          </table:table-cell>
          <table:table-cell table:style-name="ce10" table:formula="of:=['4-Zimmer-Wohnungen'.U$12]/['4-Zimmer-Wohnungen'.$K$12]-1" office:value-type="float" office:value="0" calcext:value-type="float">
            <text:p>0.0000</text:p>
          </table:table-cell>
          <table:table-cell table:style-name="ce10" table:formula="of:=['4-Zimmer-Wohnungen'.U$15]/['4-Zimmer-Wohnungen'.$K$15]-1" office:value-type="float" office:value="0" calcext:value-type="float">
            <text:p>0.0000</text:p>
          </table:table-cell>
          <table:table-cell table:style-name="ce10" table:formula="of:=['4-Zimmer-Wohnungen'.U$18]/['4-Zimmer-Wohnungen'.$K$18]-1" office:value-type="float" office:value="0" calcext:value-type="float">
            <text:p>0.0000</text:p>
          </table:table-cell>
          <table:table-cell table:style-name="ce10" table:formula="of:=['4-Zimmer-Wohnungen'.U$21]/['4-Zimmer-Wohnungen'.$K$21]-1" office:value-type="float" office:value="0" calcext:value-type="float">
            <text:p>0.0000</text:p>
          </table:table-cell>
          <table:table-cell table:style-name="ce10" table:formula="of:=['4-Zimmer-Wohnungen'.U$24]/['4-Zimmer-Wohnungen'.$K$24]-1" office:value-type="float" office:value="0" calcext:value-type="float">
            <text:p>0.0000</text:p>
          </table:table-cell>
          <table:table-cell table:style-name="ce10" table:formula="of:=['4-Zimmer-Wohnungen'.U$27]/['4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1" calcext:value-type="float">
            <text:p>21</text:p>
          </table:table-cell>
          <table:table-cell table:style-name="ce10" table:formula="of:=['4-Zimmer-Wohnungen'.U$6]/['4-Zimmer-Wohnungen'.$K$6]-1" office:value-type="float" office:value="0" calcext:value-type="float">
            <text:p>0.0000</text:p>
          </table:table-cell>
          <table:table-cell table:style-name="ce10" table:formula="of:=['4-Zimmer-Wohnungen'.U$9]/['4-Zimmer-Wohnungen'.$K$9]-1" office:value-type="float" office:value="0" calcext:value-type="float">
            <text:p>0.0000</text:p>
          </table:table-cell>
          <table:table-cell table:style-name="ce10" table:formula="of:=['4-Zimmer-Wohnungen'.U$12]/['4-Zimmer-Wohnungen'.$K$12]-1" office:value-type="float" office:value="0" calcext:value-type="float">
            <text:p>0.0000</text:p>
          </table:table-cell>
          <table:table-cell table:style-name="ce10" table:formula="of:=['4-Zimmer-Wohnungen'.U$15]/['4-Zimmer-Wohnungen'.$K$15]-1" office:value-type="float" office:value="0" calcext:value-type="float">
            <text:p>0.0000</text:p>
          </table:table-cell>
          <table:table-cell table:style-name="ce10" table:formula="of:=['4-Zimmer-Wohnungen'.U$18]/['4-Zimmer-Wohnungen'.$K$18]-1" office:value-type="float" office:value="0" calcext:value-type="float">
            <text:p>0.0000</text:p>
          </table:table-cell>
          <table:table-cell table:style-name="ce10" table:formula="of:=['4-Zimmer-Wohnungen'.U$21]/['4-Zimmer-Wohnungen'.$K$21]-1" office:value-type="float" office:value="0" calcext:value-type="float">
            <text:p>0.0000</text:p>
          </table:table-cell>
          <table:table-cell table:style-name="ce10" table:formula="of:=['4-Zimmer-Wohnungen'.U$24]/['4-Zimmer-Wohnungen'.$K$24]-1" office:value-type="float" office:value="0" calcext:value-type="float">
            <text:p>0.0000</text:p>
          </table:table-cell>
          <table:table-cell table:style-name="ce10" table:formula="of:=['4-Zimmer-Wohnungen'.U$27]/['4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7" calcext:value-type="float">
            <text:p>7</text:p>
          </table:table-cell>
          <table:table-cell table:style-name="ce10" table:formula="of:=['4-Zimmer-Wohnungen'.B$7]/['4-Zimmer-Wohnungen'.$K$7]-1" office:value-type="float" office:value="0.235294117647059" calcext:value-type="float">
            <text:p>0.2353</text:p>
          </table:table-cell>
          <table:table-cell table:style-name="ce10" table:formula="of:=['4-Zimmer-Wohnungen'.B$10]/['4-Zimmer-Wohnungen'.$K$10]-1" office:value-type="float" office:value="0.3125" calcext:value-type="float">
            <text:p>0.3125</text:p>
          </table:table-cell>
          <table:table-cell table:style-name="ce10" table:formula="of:=['4-Zimmer-Wohnungen'.B$13]/['4-Zimmer-Wohnungen'.$K$13]-1" office:value-type="float" office:value="0.25" calcext:value-type="float">
            <text:p>0.2500</text:p>
          </table:table-cell>
          <table:table-cell table:style-name="ce10" table:formula="of:=['4-Zimmer-Wohnungen'.B$16]/['4-Zimmer-Wohnungen'.$K$16]-1" office:value-type="float" office:value="0.25" calcext:value-type="float">
            <text:p>0.2500</text:p>
          </table:table-cell>
          <table:table-cell table:style-name="ce10" table:formula="of:=['4-Zimmer-Wohnungen'.B$19]/['4-Zimmer-Wohnungen'.$K$19]-1" office:value-type="float" office:value="0.3125" calcext:value-type="float">
            <text:p>0.3125</text:p>
          </table:table-cell>
          <table:table-cell table:style-name="ce10" table:formula="of:=['4-Zimmer-Wohnungen'.B$22]/['4-Zimmer-Wohnungen'.$K$22]-1" office:value-type="float" office:value="0.222222222222222" calcext:value-type="float">
            <text:p>0.2222</text:p>
          </table:table-cell>
          <table:table-cell table:style-name="ce10" table:formula="of:=['4-Zimmer-Wohnungen'.B$25]/['4-Zimmer-Wohnungen'.$K$25]-1" office:value-type="float" office:value="0.25" calcext:value-type="float">
            <text:p>0.2500</text:p>
          </table:table-cell>
          <table:table-cell table:style-name="ce10" table:formula="of:=['4-Zimmer-Wohnungen'.B$28]/['4-Zimmer-Wohnungen'.$K$28]-1" office:value-type="float" office:value="0.272727272727273" calcext:value-type="float">
            <text:p>0.2727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6" calcext:value-type="float">
            <text:p>6</text:p>
          </table:table-cell>
          <table:table-cell table:style-name="ce10" table:formula="of:=['4-Zimmer-Wohnungen'.C$7]/['4-Zimmer-Wohnungen'.$K$7]-1" office:value-type="float" office:value="0.117647058823529" calcext:value-type="float">
            <text:p>0.1176</text:p>
          </table:table-cell>
          <table:table-cell table:style-name="ce10" table:formula="of:=['4-Zimmer-Wohnungen'.C$10]/['4-Zimmer-Wohnungen'.$K$10]-1" office:value-type="float" office:value="0.125" calcext:value-type="float">
            <text:p>0.1250</text:p>
          </table:table-cell>
          <table:table-cell table:style-name="ce10" table:formula="of:=['4-Zimmer-Wohnungen'.C$13]/['4-Zimmer-Wohnungen'.$K$13]-1" office:value-type="float" office:value="0.125" calcext:value-type="float">
            <text:p>0.1250</text:p>
          </table:table-cell>
          <table:table-cell table:style-name="ce10" table:formula="of:=['4-Zimmer-Wohnungen'.C$16]/['4-Zimmer-Wohnungen'.$K$16]-1" office:value-type="float" office:value="0.125" calcext:value-type="float">
            <text:p>0.1250</text:p>
          </table:table-cell>
          <table:table-cell table:style-name="ce10" table:formula="of:=['4-Zimmer-Wohnungen'.C$19]/['4-Zimmer-Wohnungen'.$K$19]-1" office:value-type="float" office:value="0.125" calcext:value-type="float">
            <text:p>0.1250</text:p>
          </table:table-cell>
          <table:table-cell table:style-name="ce10" table:formula="of:=['4-Zimmer-Wohnungen'.C$22]/['4-Zimmer-Wohnungen'.$K$22]-1" office:value-type="float" office:value="0.0555555555555556" calcext:value-type="float">
            <text:p>0.0556</text:p>
          </table:table-cell>
          <table:table-cell table:style-name="ce10" table:formula="of:=['4-Zimmer-Wohnungen'.C$25]/['4-Zimmer-Wohnungen'.$K$25]-1" office:value-type="float" office:value="0.1" calcext:value-type="float">
            <text:p>0.1000</text:p>
          </table:table-cell>
          <table:table-cell table:style-name="ce10" table:formula="of:=['4-Zimmer-Wohnungen'.C$28]/['4-Zimmer-Wohnungen'.$K$28]-1" office:value-type="float" office:value="0.136363636363636" calcext:value-type="float">
            <text:p>0.1364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8" calcext:value-type="float">
            <text:p>8</text:p>
          </table:table-cell>
          <table:table-cell table:style-name="ce10" table:formula="of:=['4-Zimmer-Wohnungen'.D$7]/['4-Zimmer-Wohnungen'.$K$7]-1" office:value-type="float" office:value="0.0588235294117647" calcext:value-type="float">
            <text:p>0.0588</text:p>
          </table:table-cell>
          <table:table-cell table:style-name="ce10" table:formula="of:=['4-Zimmer-Wohnungen'.D$10]/['4-Zimmer-Wohnungen'.$K$10]-1" office:value-type="float" office:value="0.125" calcext:value-type="float">
            <text:p>0.1250</text:p>
          </table:table-cell>
          <table:table-cell table:style-name="ce10" table:formula="of:=['4-Zimmer-Wohnungen'.D$13]/['4-Zimmer-Wohnungen'.$K$13]-1" office:value-type="float" office:value="0.0625" calcext:value-type="float">
            <text:p>0.0625</text:p>
          </table:table-cell>
          <table:table-cell table:style-name="ce10" table:formula="of:=['4-Zimmer-Wohnungen'.D$16]/['4-Zimmer-Wohnungen'.$K$16]-1" office:value-type="float" office:value="0.0625" calcext:value-type="float">
            <text:p>0.0625</text:p>
          </table:table-cell>
          <table:table-cell table:style-name="ce10" table:formula="of:=['4-Zimmer-Wohnungen'.D$19]/['4-Zimmer-Wohnungen'.$K$19]-1" office:value-type="float" office:value="0.0625" calcext:value-type="float">
            <text:p>0.0625</text:p>
          </table:table-cell>
          <table:table-cell table:style-name="ce10" table:formula="of:=['4-Zimmer-Wohnungen'.D$22]/['4-Zimmer-Wohnungen'.$K$22]-1" office:value-type="float" office:value="0.0555555555555556" calcext:value-type="float">
            <text:p>0.0556</text:p>
          </table:table-cell>
          <table:table-cell table:style-name="ce10" table:formula="of:=['4-Zimmer-Wohnungen'.D$25]/['4-Zimmer-Wohnungen'.$K$25]-1" office:value-type="float" office:value="0.05" calcext:value-type="float">
            <text:p>0.0500</text:p>
          </table:table-cell>
          <table:table-cell table:style-name="ce10" table:formula="of:=['4-Zimmer-Wohnungen'.D$28]/['4-Zimmer-Wohnungen'.$K$28]-1" office:value-type="float" office:value="0.0909090909090908" calcext:value-type="float">
            <text:p>0.0909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4" calcext:value-type="float">
            <text:p>4</text:p>
          </table:table-cell>
          <table:table-cell table:style-name="ce10" table:formula="of:=['4-Zimmer-Wohnungen'.E$7]/['4-Zimmer-Wohnungen'.$K$7]-1" office:value-type="float" office:value="0" calcext:value-type="float">
            <text:p>0.0000</text:p>
          </table:table-cell>
          <table:table-cell table:style-name="ce10" table:formula="of:=['4-Zimmer-Wohnungen'.E$10]/['4-Zimmer-Wohnungen'.$K$10]-1" office:value-type="float" office:value="0" calcext:value-type="float">
            <text:p>0.0000</text:p>
          </table:table-cell>
          <table:table-cell table:style-name="ce10" table:formula="of:=['4-Zimmer-Wohnungen'.E$13]/['4-Zimmer-Wohnungen'.$K$13]-1" office:value-type="float" office:value="0" calcext:value-type="float">
            <text:p>0.0000</text:p>
          </table:table-cell>
          <table:table-cell table:style-name="ce10" table:formula="of:=['4-Zimmer-Wohnungen'.E$16]/['4-Zimmer-Wohnungen'.$K$16]-1" office:value-type="float" office:value="0" calcext:value-type="float">
            <text:p>0.0000</text:p>
          </table:table-cell>
          <table:table-cell table:style-name="ce10" table:formula="of:=['4-Zimmer-Wohnungen'.E$19]/['4-Zimmer-Wohnungen'.$K$19]-1" office:value-type="float" office:value="0" calcext:value-type="float">
            <text:p>0.0000</text:p>
          </table:table-cell>
          <table:table-cell table:style-name="ce10" table:formula="of:=['4-Zimmer-Wohnungen'.E$22]/['4-Zimmer-Wohnungen'.$K$22]-1" office:value-type="float" office:value="0" calcext:value-type="float">
            <text:p>0.0000</text:p>
          </table:table-cell>
          <table:table-cell table:style-name="ce10" table:formula="of:=['4-Zimmer-Wohnungen'.E$25]/['4-Zimmer-Wohnungen'.$K$25]-1" office:value-type="float" office:value="0" calcext:value-type="float">
            <text:p>0.0000</text:p>
          </table:table-cell>
          <table:table-cell table:style-name="ce10" table:formula="of:=['4-Zimmer-Wohnungen'.E$28]/['4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3" calcext:value-type="float">
            <text:p>3</text:p>
          </table:table-cell>
          <table:table-cell table:style-name="ce10" table:formula="of:=['4-Zimmer-Wohnungen'.F$7]/['4-Zimmer-Wohnungen'.$K$7]-1" office:value-type="float" office:value="0.0588235294117647" calcext:value-type="float">
            <text:p>0.0588</text:p>
          </table:table-cell>
          <table:table-cell table:style-name="ce10" table:formula="of:=['4-Zimmer-Wohnungen'.F$10]/['4-Zimmer-Wohnungen'.$K$10]-1" office:value-type="float" office:value="0.0625" calcext:value-type="float">
            <text:p>0.0625</text:p>
          </table:table-cell>
          <table:table-cell table:style-name="ce10" table:formula="of:=['4-Zimmer-Wohnungen'.F$13]/['4-Zimmer-Wohnungen'.$K$13]-1" office:value-type="float" office:value="0.0625" calcext:value-type="float">
            <text:p>0.0625</text:p>
          </table:table-cell>
          <table:table-cell table:style-name="ce10" table:formula="of:=['4-Zimmer-Wohnungen'.F$16]/['4-Zimmer-Wohnungen'.$K$16]-1" office:value-type="float" office:value="0.0625" calcext:value-type="float">
            <text:p>0.0625</text:p>
          </table:table-cell>
          <table:table-cell table:style-name="ce10" table:formula="of:=['4-Zimmer-Wohnungen'.F$19]/['4-Zimmer-Wohnungen'.$K$19]-1" office:value-type="float" office:value="0.0625" calcext:value-type="float">
            <text:p>0.0625</text:p>
          </table:table-cell>
          <table:table-cell table:style-name="ce10" table:formula="of:=['4-Zimmer-Wohnungen'.F$22]/['4-Zimmer-Wohnungen'.$K$22]-1" office:value-type="float" office:value="0.0555555555555556" calcext:value-type="float">
            <text:p>0.0556</text:p>
          </table:table-cell>
          <table:table-cell table:style-name="ce10" table:formula="of:=['4-Zimmer-Wohnungen'.F$25]/['4-Zimmer-Wohnungen'.$K$25]-1" office:value-type="float" office:value="0.05" calcext:value-type="float">
            <text:p>0.0500</text:p>
          </table:table-cell>
          <table:table-cell table:style-name="ce10" table:formula="of:=['4-Zimmer-Wohnungen'.F$28]/['4-Zimmer-Wohnungen'.$K$28]-1" office:value-type="float" office:value="0.0909090909090908" calcext:value-type="float">
            <text:p>0.0909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" calcext:value-type="float">
            <text:p>2</text:p>
          </table:table-cell>
          <table:table-cell table:style-name="ce10" table:formula="of:=['4-Zimmer-Wohnungen'.G$7]/['4-Zimmer-Wohnungen'.$K$7]-1" office:value-type="float" office:value="0.0588235294117647" calcext:value-type="float">
            <text:p>0.0588</text:p>
          </table:table-cell>
          <table:table-cell table:style-name="ce10" table:formula="of:=['4-Zimmer-Wohnungen'.G$10]/['4-Zimmer-Wohnungen'.$K$10]-1" office:value-type="float" office:value="0.0625" calcext:value-type="float">
            <text:p>0.0625</text:p>
          </table:table-cell>
          <table:table-cell table:style-name="ce10" table:formula="of:=['4-Zimmer-Wohnungen'.G$13]/['4-Zimmer-Wohnungen'.$K$13]-1" office:value-type="float" office:value="0.0625" calcext:value-type="float">
            <text:p>0.0625</text:p>
          </table:table-cell>
          <table:table-cell table:style-name="ce10" table:formula="of:=['4-Zimmer-Wohnungen'.G$16]/['4-Zimmer-Wohnungen'.$K$16]-1" office:value-type="float" office:value="0.0625" calcext:value-type="float">
            <text:p>0.0625</text:p>
          </table:table-cell>
          <table:table-cell table:style-name="ce10" table:formula="of:=['4-Zimmer-Wohnungen'.G$19]/['4-Zimmer-Wohnungen'.$K$19]-1" office:value-type="float" office:value="0.0625" calcext:value-type="float">
            <text:p>0.0625</text:p>
          </table:table-cell>
          <table:table-cell table:style-name="ce10" table:formula="of:=['4-Zimmer-Wohnungen'.G$22]/['4-Zimmer-Wohnungen'.$K$22]-1" office:value-type="float" office:value="0" calcext:value-type="float">
            <text:p>0.0000</text:p>
          </table:table-cell>
          <table:table-cell table:style-name="ce10" table:formula="of:=['4-Zimmer-Wohnungen'.G$25]/['4-Zimmer-Wohnungen'.$K$25]-1" office:value-type="float" office:value="0.05" calcext:value-type="float">
            <text:p>0.0500</text:p>
          </table:table-cell>
          <table:table-cell table:style-name="ce10" table:formula="of:=['4-Zimmer-Wohnungen'.G$28]/['4-Zimmer-Wohnungen'.$K$28]-1" office:value-type="float" office:value="0.0454545454545454" calcext:value-type="float">
            <text:p>0.045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" calcext:value-type="float">
            <text:p>1</text:p>
          </table:table-cell>
          <table:table-cell table:style-name="ce10" table:formula="of:=['4-Zimmer-Wohnungen'.H$7]/['4-Zimmer-Wohnungen'.$K$7]-1" office:value-type="float" office:value="0.0588235294117647" calcext:value-type="float">
            <text:p>0.0588</text:p>
          </table:table-cell>
          <table:table-cell table:style-name="ce10" table:formula="of:=['4-Zimmer-Wohnungen'.H$10]/['4-Zimmer-Wohnungen'.$K$10]-1" office:value-type="float" office:value="0.125" calcext:value-type="float">
            <text:p>0.1250</text:p>
          </table:table-cell>
          <table:table-cell table:style-name="ce10" table:formula="of:=['4-Zimmer-Wohnungen'.H$13]/['4-Zimmer-Wohnungen'.$K$13]-1" office:value-type="float" office:value="0.0625" calcext:value-type="float">
            <text:p>0.0625</text:p>
          </table:table-cell>
          <table:table-cell table:style-name="ce10" table:formula="of:=['4-Zimmer-Wohnungen'.H$16]/['4-Zimmer-Wohnungen'.$K$16]-1" office:value-type="float" office:value="0.0625" calcext:value-type="float">
            <text:p>0.0625</text:p>
          </table:table-cell>
          <table:table-cell table:style-name="ce10" table:formula="of:=['4-Zimmer-Wohnungen'.H$19]/['4-Zimmer-Wohnungen'.$K$19]-1" office:value-type="float" office:value="0.0625" calcext:value-type="float">
            <text:p>0.0625</text:p>
          </table:table-cell>
          <table:table-cell table:style-name="ce10" table:formula="of:=['4-Zimmer-Wohnungen'.H$22]/['4-Zimmer-Wohnungen'.$K$22]-1" office:value-type="float" office:value="0.0555555555555556" calcext:value-type="float">
            <text:p>0.0556</text:p>
          </table:table-cell>
          <table:table-cell table:style-name="ce10" table:formula="of:=['4-Zimmer-Wohnungen'.H$25]/['4-Zimmer-Wohnungen'.$K$25]-1" office:value-type="float" office:value="0.05" calcext:value-type="float">
            <text:p>0.0500</text:p>
          </table:table-cell>
          <table:table-cell table:style-name="ce10" table:formula="of:=['4-Zimmer-Wohnungen'.H$28]/['4-Zimmer-Wohnungen'.$K$28]-1" office:value-type="float" office:value="0.0909090909090908" calcext:value-type="float">
            <text:p>0.0909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5" calcext:value-type="float">
            <text:p>5</text:p>
          </table:table-cell>
          <table:table-cell table:style-name="ce10" table:formula="of:=['4-Zimmer-Wohnungen'.I$7]/['4-Zimmer-Wohnungen'.$K$7]-1" office:value-type="float" office:value="0.0588235294117647" calcext:value-type="float">
            <text:p>0.0588</text:p>
          </table:table-cell>
          <table:table-cell table:style-name="ce10" table:formula="of:=['4-Zimmer-Wohnungen'.I$10]/['4-Zimmer-Wohnungen'.$K$10]-1" office:value-type="float" office:value="0.125" calcext:value-type="float">
            <text:p>0.1250</text:p>
          </table:table-cell>
          <table:table-cell table:style-name="ce10" table:formula="of:=['4-Zimmer-Wohnungen'.I$13]/['4-Zimmer-Wohnungen'.$K$13]-1" office:value-type="float" office:value="0.0625" calcext:value-type="float">
            <text:p>0.0625</text:p>
          </table:table-cell>
          <table:table-cell table:style-name="ce10" table:formula="of:=['4-Zimmer-Wohnungen'.I$16]/['4-Zimmer-Wohnungen'.$K$16]-1" office:value-type="float" office:value="0.0625" calcext:value-type="float">
            <text:p>0.0625</text:p>
          </table:table-cell>
          <table:table-cell table:style-name="ce10" table:formula="of:=['4-Zimmer-Wohnungen'.I$19]/['4-Zimmer-Wohnungen'.$K$19]-1" office:value-type="float" office:value="0.0625" calcext:value-type="float">
            <text:p>0.0625</text:p>
          </table:table-cell>
          <table:table-cell table:style-name="ce10" table:formula="of:=['4-Zimmer-Wohnungen'.I$22]/['4-Zimmer-Wohnungen'.$K$22]-1" office:value-type="float" office:value="0.0555555555555556" calcext:value-type="float">
            <text:p>0.0556</text:p>
          </table:table-cell>
          <table:table-cell table:style-name="ce10" table:formula="of:=['4-Zimmer-Wohnungen'.I$25]/['4-Zimmer-Wohnungen'.$K$25]-1" office:value-type="float" office:value="0.05" calcext:value-type="float">
            <text:p>0.0500</text:p>
          </table:table-cell>
          <table:table-cell table:style-name="ce10" table:formula="of:=['4-Zimmer-Wohnungen'.I$28]/['4-Zimmer-Wohnungen'.$K$28]-1" office:value-type="float" office:value="0.0909090909090908" calcext:value-type="float">
            <text:p>0.0909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9" calcext:value-type="float">
            <text:p>9</text:p>
          </table:table-cell>
          <table:table-cell table:style-name="ce10" table:formula="of:=['4-Zimmer-Wohnungen'.J$7]/['4-Zimmer-Wohnungen'.$K$7]-1" office:value-type="float" office:value="0.0588235294117647" calcext:value-type="float">
            <text:p>0.0588</text:p>
          </table:table-cell>
          <table:table-cell table:style-name="ce10" table:formula="of:=['4-Zimmer-Wohnungen'.J$10]/['4-Zimmer-Wohnungen'.$K$10]-1" office:value-type="float" office:value="0.0625" calcext:value-type="float">
            <text:p>0.0625</text:p>
          </table:table-cell>
          <table:table-cell table:style-name="ce10" table:formula="of:=['4-Zimmer-Wohnungen'.J$13]/['4-Zimmer-Wohnungen'.$K$13]-1" office:value-type="float" office:value="0.0625" calcext:value-type="float">
            <text:p>0.0625</text:p>
          </table:table-cell>
          <table:table-cell table:style-name="ce10" table:formula="of:=['4-Zimmer-Wohnungen'.J$16]/['4-Zimmer-Wohnungen'.$K$16]-1" office:value-type="float" office:value="0.0625" calcext:value-type="float">
            <text:p>0.0625</text:p>
          </table:table-cell>
          <table:table-cell table:style-name="ce10" table:formula="of:=['4-Zimmer-Wohnungen'.J$19]/['4-Zimmer-Wohnungen'.$K$19]-1" office:value-type="float" office:value="0.0625" calcext:value-type="float">
            <text:p>0.0625</text:p>
          </table:table-cell>
          <table:table-cell table:style-name="ce10" table:formula="of:=['4-Zimmer-Wohnungen'.J$22]/['4-Zimmer-Wohnungen'.$K$22]-1" office:value-type="float" office:value="0" calcext:value-type="float">
            <text:p>0.0000</text:p>
          </table:table-cell>
          <table:table-cell table:style-name="ce10" table:formula="of:=['4-Zimmer-Wohnungen'.J$25]/['4-Zimmer-Wohnungen'.$K$25]-1" office:value-type="float" office:value="0.05" calcext:value-type="float">
            <text:p>0.0500</text:p>
          </table:table-cell>
          <table:table-cell table:style-name="ce10" table:formula="of:=['4-Zimmer-Wohnungen'.J$28]/['4-Zimmer-Wohnungen'.$K$28]-1" office:value-type="float" office:value="0.0454545454545454" calcext:value-type="float">
            <text:p>0.045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0" calcext:value-type="float">
            <text:p>10</text:p>
          </table:table-cell>
          <table:table-cell table:style-name="ce10" table:formula="of:=['4-Zimmer-Wohnungen'.K$7]/['4-Zimmer-Wohnungen'.$K$7]-1" office:value-type="float" office:value="0" calcext:value-type="float">
            <text:p>0.0000</text:p>
          </table:table-cell>
          <table:table-cell table:style-name="ce10" table:formula="of:=['4-Zimmer-Wohnungen'.K$10]/['4-Zimmer-Wohnungen'.$K$10]-1" office:value-type="float" office:value="0" calcext:value-type="float">
            <text:p>0.0000</text:p>
          </table:table-cell>
          <table:table-cell table:style-name="ce10" table:formula="of:=['4-Zimmer-Wohnungen'.K$13]/['4-Zimmer-Wohnungen'.$K$13]-1" office:value-type="float" office:value="0" calcext:value-type="float">
            <text:p>0.0000</text:p>
          </table:table-cell>
          <table:table-cell table:style-name="ce10" table:formula="of:=['4-Zimmer-Wohnungen'.K$16]/['4-Zimmer-Wohnungen'.$K$16]-1" office:value-type="float" office:value="0" calcext:value-type="float">
            <text:p>0.0000</text:p>
          </table:table-cell>
          <table:table-cell table:style-name="ce10" table:formula="of:=['4-Zimmer-Wohnungen'.K$19]/['4-Zimmer-Wohnungen'.$K$19]-1" office:value-type="float" office:value="0" calcext:value-type="float">
            <text:p>0.0000</text:p>
          </table:table-cell>
          <table:table-cell table:style-name="ce10" table:formula="of:=['4-Zimmer-Wohnungen'.K$22]/['4-Zimmer-Wohnungen'.$K$22]-1" office:value-type="float" office:value="0" calcext:value-type="float">
            <text:p>0.0000</text:p>
          </table:table-cell>
          <table:table-cell table:style-name="ce10" table:formula="of:=['4-Zimmer-Wohnungen'.K$25]/['4-Zimmer-Wohnungen'.$K$25]-1" office:value-type="float" office:value="0" calcext:value-type="float">
            <text:p>0.0000</text:p>
          </table:table-cell>
          <table:table-cell table:style-name="ce10" table:formula="of:=['4-Zimmer-Wohnungen'.K$28]/['4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1" calcext:value-type="float">
            <text:p>11</text:p>
          </table:table-cell>
          <table:table-cell table:style-name="ce10" table:formula="of:=['4-Zimmer-Wohnungen'.L$7]/['4-Zimmer-Wohnungen'.$K$7]-1" office:value-type="float" office:value="0" calcext:value-type="float">
            <text:p>0.0000</text:p>
          </table:table-cell>
          <table:table-cell table:style-name="ce10" table:formula="of:=['4-Zimmer-Wohnungen'.L$10]/['4-Zimmer-Wohnungen'.$K$10]-1" office:value-type="float" office:value="0" calcext:value-type="float">
            <text:p>0.0000</text:p>
          </table:table-cell>
          <table:table-cell table:style-name="ce10" table:formula="of:=['4-Zimmer-Wohnungen'.L$13]/['4-Zimmer-Wohnungen'.$K$13]-1" office:value-type="float" office:value="0" calcext:value-type="float">
            <text:p>0.0000</text:p>
          </table:table-cell>
          <table:table-cell table:style-name="ce10" table:formula="of:=['4-Zimmer-Wohnungen'.L$16]/['4-Zimmer-Wohnungen'.$K$16]-1" office:value-type="float" office:value="0" calcext:value-type="float">
            <text:p>0.0000</text:p>
          </table:table-cell>
          <table:table-cell table:style-name="ce10" table:formula="of:=['4-Zimmer-Wohnungen'.L$19]/['4-Zimmer-Wohnungen'.$K$19]-1" office:value-type="float" office:value="0" calcext:value-type="float">
            <text:p>0.0000</text:p>
          </table:table-cell>
          <table:table-cell table:style-name="ce10" table:formula="of:=['4-Zimmer-Wohnungen'.L$22]/['4-Zimmer-Wohnungen'.$K$22]-1" office:value-type="float" office:value="-0.0555555555555556" calcext:value-type="float">
            <text:p>-0.0556</text:p>
          </table:table-cell>
          <table:table-cell table:style-name="ce10" table:formula="of:=['4-Zimmer-Wohnungen'.L$25]/['4-Zimmer-Wohnungen'.$K$25]-1" office:value-type="float" office:value="0" calcext:value-type="float">
            <text:p>0.0000</text:p>
          </table:table-cell>
          <table:table-cell table:style-name="ce10" table:formula="of:=['4-Zimmer-Wohnungen'.L$28]/['4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2" calcext:value-type="float">
            <text:p>12</text:p>
          </table:table-cell>
          <table:table-cell table:style-name="ce10" table:formula="of:=['4-Zimmer-Wohnungen'.M$7]/['4-Zimmer-Wohnungen'.$K$7]-1" office:value-type="float" office:value="0.0588235294117647" calcext:value-type="float">
            <text:p>0.0588</text:p>
          </table:table-cell>
          <table:table-cell table:style-name="ce10" table:formula="of:=['4-Zimmer-Wohnungen'.M$10]/['4-Zimmer-Wohnungen'.$K$10]-1" office:value-type="float" office:value="0.0625" calcext:value-type="float">
            <text:p>0.0625</text:p>
          </table:table-cell>
          <table:table-cell table:style-name="ce10" table:formula="of:=['4-Zimmer-Wohnungen'.M$13]/['4-Zimmer-Wohnungen'.$K$13]-1" office:value-type="float" office:value="0.0625" calcext:value-type="float">
            <text:p>0.0625</text:p>
          </table:table-cell>
          <table:table-cell table:style-name="ce10" table:formula="of:=['4-Zimmer-Wohnungen'.M$16]/['4-Zimmer-Wohnungen'.$K$16]-1" office:value-type="float" office:value="0.0625" calcext:value-type="float">
            <text:p>0.0625</text:p>
          </table:table-cell>
          <table:table-cell table:style-name="ce10" table:formula="of:=['4-Zimmer-Wohnungen'.M$19]/['4-Zimmer-Wohnungen'.$K$19]-1" office:value-type="float" office:value="0.0625" calcext:value-type="float">
            <text:p>0.0625</text:p>
          </table:table-cell>
          <table:table-cell table:style-name="ce10" table:formula="of:=['4-Zimmer-Wohnungen'.M$22]/['4-Zimmer-Wohnungen'.$K$22]-1" office:value-type="float" office:value="0" calcext:value-type="float">
            <text:p>0.0000</text:p>
          </table:table-cell>
          <table:table-cell table:style-name="ce10" table:formula="of:=['4-Zimmer-Wohnungen'.M$25]/['4-Zimmer-Wohnungen'.$K$25]-1" office:value-type="float" office:value="0.05" calcext:value-type="float">
            <text:p>0.0500</text:p>
          </table:table-cell>
          <table:table-cell table:style-name="ce10" table:formula="of:=['4-Zimmer-Wohnungen'.M$28]/['4-Zimmer-Wohnungen'.$K$28]-1" office:value-type="float" office:value="0.0454545454545454" calcext:value-type="float">
            <text:p>0.045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3" calcext:value-type="float">
            <text:p>13</text:p>
          </table:table-cell>
          <table:table-cell table:style-name="ce10" table:formula="of:=['4-Zimmer-Wohnungen'.N$7]/['4-Zimmer-Wohnungen'.$K$7]-1" office:value-type="float" office:value="0" calcext:value-type="float">
            <text:p>0.0000</text:p>
          </table:table-cell>
          <table:table-cell table:style-name="ce10" table:formula="of:=['4-Zimmer-Wohnungen'.N$10]/['4-Zimmer-Wohnungen'.$K$10]-1" office:value-type="float" office:value="0" calcext:value-type="float">
            <text:p>0.0000</text:p>
          </table:table-cell>
          <table:table-cell table:style-name="ce10" table:formula="of:=['4-Zimmer-Wohnungen'.N$13]/['4-Zimmer-Wohnungen'.$K$13]-1" office:value-type="float" office:value="0" calcext:value-type="float">
            <text:p>0.0000</text:p>
          </table:table-cell>
          <table:table-cell table:style-name="ce10" table:formula="of:=['4-Zimmer-Wohnungen'.N$16]/['4-Zimmer-Wohnungen'.$K$16]-1" office:value-type="float" office:value="0" calcext:value-type="float">
            <text:p>0.0000</text:p>
          </table:table-cell>
          <table:table-cell table:style-name="ce10" table:formula="of:=['4-Zimmer-Wohnungen'.N$19]/['4-Zimmer-Wohnungen'.$K$19]-1" office:value-type="float" office:value="0" calcext:value-type="float">
            <text:p>0.0000</text:p>
          </table:table-cell>
          <table:table-cell table:style-name="ce10" table:formula="of:=['4-Zimmer-Wohnungen'.N$22]/['4-Zimmer-Wohnungen'.$K$22]-1" office:value-type="float" office:value="-0.0555555555555556" calcext:value-type="float">
            <text:p>-0.0556</text:p>
          </table:table-cell>
          <table:table-cell table:style-name="ce10" table:formula="of:=['4-Zimmer-Wohnungen'.N$25]/['4-Zimmer-Wohnungen'.$K$25]-1" office:value-type="float" office:value="0" calcext:value-type="float">
            <text:p>0.0000</text:p>
          </table:table-cell>
          <table:table-cell table:style-name="ce10" table:formula="of:=['4-Zimmer-Wohnungen'.N$28]/['4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4" calcext:value-type="float">
            <text:p>14</text:p>
          </table:table-cell>
          <table:table-cell table:style-name="ce10" table:formula="of:=['4-Zimmer-Wohnungen'.O$7]/['4-Zimmer-Wohnungen'.$K$7]-1" office:value-type="float" office:value="0" calcext:value-type="float">
            <text:p>0.0000</text:p>
          </table:table-cell>
          <table:table-cell table:style-name="ce10" table:formula="of:=['4-Zimmer-Wohnungen'.O$10]/['4-Zimmer-Wohnungen'.$K$10]-1" office:value-type="float" office:value="0" calcext:value-type="float">
            <text:p>0.0000</text:p>
          </table:table-cell>
          <table:table-cell table:style-name="ce10" table:formula="of:=['4-Zimmer-Wohnungen'.O$13]/['4-Zimmer-Wohnungen'.$K$13]-1" office:value-type="float" office:value="0" calcext:value-type="float">
            <text:p>0.0000</text:p>
          </table:table-cell>
          <table:table-cell table:style-name="ce10" table:formula="of:=['4-Zimmer-Wohnungen'.O$16]/['4-Zimmer-Wohnungen'.$K$16]-1" office:value-type="float" office:value="0" calcext:value-type="float">
            <text:p>0.0000</text:p>
          </table:table-cell>
          <table:table-cell table:style-name="ce10" table:formula="of:=['4-Zimmer-Wohnungen'.O$19]/['4-Zimmer-Wohnungen'.$K$19]-1" office:value-type="float" office:value="0" calcext:value-type="float">
            <text:p>0.0000</text:p>
          </table:table-cell>
          <table:table-cell table:style-name="ce10" table:formula="of:=['4-Zimmer-Wohnungen'.O$22]/['4-Zimmer-Wohnungen'.$K$22]-1" office:value-type="float" office:value="0" calcext:value-type="float">
            <text:p>0.0000</text:p>
          </table:table-cell>
          <table:table-cell table:style-name="ce10" table:formula="of:=['4-Zimmer-Wohnungen'.O$25]/['4-Zimmer-Wohnungen'.$K$25]-1" office:value-type="float" office:value="0" calcext:value-type="float">
            <text:p>0.0000</text:p>
          </table:table-cell>
          <table:table-cell table:style-name="ce10" table:formula="of:=['4-Zimmer-Wohnungen'.O$28]/['4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5" calcext:value-type="float">
            <text:p>15</text:p>
          </table:table-cell>
          <table:table-cell table:style-name="ce10" table:formula="of:=['4-Zimmer-Wohnungen'.P$7]/['4-Zimmer-Wohnungen'.$K$7]-1" office:value-type="float" office:value="-0.0588235294117647" calcext:value-type="float">
            <text:p>-0.0588</text:p>
          </table:table-cell>
          <table:table-cell table:style-name="ce10" table:formula="of:=['4-Zimmer-Wohnungen'.P$10]/['4-Zimmer-Wohnungen'.$K$10]-1" office:value-type="float" office:value="-0.0625" calcext:value-type="float">
            <text:p>-0.0625</text:p>
          </table:table-cell>
          <table:table-cell table:style-name="ce10" table:formula="of:=['4-Zimmer-Wohnungen'.P$13]/['4-Zimmer-Wohnungen'.$K$13]-1" office:value-type="float" office:value="-0.0625" calcext:value-type="float">
            <text:p>-0.0625</text:p>
          </table:table-cell>
          <table:table-cell table:style-name="ce10" table:formula="of:=['4-Zimmer-Wohnungen'.P$16]/['4-Zimmer-Wohnungen'.$K$16]-1" office:value-type="float" office:value="-0.0625" calcext:value-type="float">
            <text:p>-0.0625</text:p>
          </table:table-cell>
          <table:table-cell table:style-name="ce10" table:formula="of:=['4-Zimmer-Wohnungen'.P$19]/['4-Zimmer-Wohnungen'.$K$19]-1" office:value-type="float" office:value="-0.0625" calcext:value-type="float">
            <text:p>-0.0625</text:p>
          </table:table-cell>
          <table:table-cell table:style-name="ce10" table:formula="of:=['4-Zimmer-Wohnungen'.P$22]/['4-Zimmer-Wohnungen'.$K$22]-1" office:value-type="float" office:value="-0.111111111111111" calcext:value-type="float">
            <text:p>-0.1111</text:p>
          </table:table-cell>
          <table:table-cell table:style-name="ce10" table:formula="of:=['4-Zimmer-Wohnungen'.P$25]/['4-Zimmer-Wohnungen'.$K$25]-1" office:value-type="float" office:value="-0.1" calcext:value-type="float">
            <text:p>-0.1000</text:p>
          </table:table-cell>
          <table:table-cell table:style-name="ce10" table:formula="of:=['4-Zimmer-Wohnungen'.P$28]/['4-Zimmer-Wohnungen'.$K$28]-1" office:value-type="float" office:value="-0.0454545454545454" calcext:value-type="float">
            <text:p>-0.045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8" calcext:value-type="float">
            <text:p>18</text:p>
          </table:table-cell>
          <table:table-cell table:style-name="ce10" table:formula="of:=['4-Zimmer-Wohnungen'.Q$7]/['4-Zimmer-Wohnungen'.$K$7]-1" office:value-type="float" office:value="-0.0588235294117647" calcext:value-type="float">
            <text:p>-0.0588</text:p>
          </table:table-cell>
          <table:table-cell table:style-name="ce10" table:formula="of:=['4-Zimmer-Wohnungen'.Q$10]/['4-Zimmer-Wohnungen'.$K$10]-1" office:value-type="float" office:value="0" calcext:value-type="float">
            <text:p>0.0000</text:p>
          </table:table-cell>
          <table:table-cell table:style-name="ce10" table:formula="of:=['4-Zimmer-Wohnungen'.Q$13]/['4-Zimmer-Wohnungen'.$K$13]-1" office:value-type="float" office:value="-0.0625" calcext:value-type="float">
            <text:p>-0.0625</text:p>
          </table:table-cell>
          <table:table-cell table:style-name="ce10" table:formula="of:=['4-Zimmer-Wohnungen'.Q$16]/['4-Zimmer-Wohnungen'.$K$16]-1" office:value-type="float" office:value="-0.0625" calcext:value-type="float">
            <text:p>-0.0625</text:p>
          </table:table-cell>
          <table:table-cell table:style-name="ce10" table:formula="of:=['4-Zimmer-Wohnungen'.Q$19]/['4-Zimmer-Wohnungen'.$K$19]-1" office:value-type="float" office:value="-0.0625" calcext:value-type="float">
            <text:p>-0.0625</text:p>
          </table:table-cell>
          <table:table-cell table:style-name="ce10" table:formula="of:=['4-Zimmer-Wohnungen'.Q$22]/['4-Zimmer-Wohnungen'.$K$22]-1" office:value-type="float" office:value="-0.0555555555555556" calcext:value-type="float">
            <text:p>-0.0556</text:p>
          </table:table-cell>
          <table:table-cell table:style-name="ce10" table:formula="of:=['4-Zimmer-Wohnungen'.Q$25]/['4-Zimmer-Wohnungen'.$K$25]-1" office:value-type="float" office:value="-0.05" calcext:value-type="float">
            <text:p>-0.0500</text:p>
          </table:table-cell>
          <table:table-cell table:style-name="ce10" table:formula="of:=['4-Zimmer-Wohnungen'.Q$28]/['4-Zimmer-Wohnungen'.$K$28]-1" office:value-type="float" office:value="-0.0454545454545454" calcext:value-type="float">
            <text:p>-0.045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9" calcext:value-type="float">
            <text:p>19</text:p>
          </table:table-cell>
          <table:table-cell table:style-name="ce10" table:formula="of:=['4-Zimmer-Wohnungen'.R$7]/['4-Zimmer-Wohnungen'.$K$7]-1" office:value-type="float" office:value="0" calcext:value-type="float">
            <text:p>0.0000</text:p>
          </table:table-cell>
          <table:table-cell table:style-name="ce10" table:formula="of:=['4-Zimmer-Wohnungen'.R$10]/['4-Zimmer-Wohnungen'.$K$10]-1" office:value-type="float" office:value="0" calcext:value-type="float">
            <text:p>0.0000</text:p>
          </table:table-cell>
          <table:table-cell table:style-name="ce10" table:formula="of:=['4-Zimmer-Wohnungen'.R$13]/['4-Zimmer-Wohnungen'.$K$13]-1" office:value-type="float" office:value="0" calcext:value-type="float">
            <text:p>0.0000</text:p>
          </table:table-cell>
          <table:table-cell table:style-name="ce10" table:formula="of:=['4-Zimmer-Wohnungen'.R$16]/['4-Zimmer-Wohnungen'.$K$16]-1" office:value-type="float" office:value="0" calcext:value-type="float">
            <text:p>0.0000</text:p>
          </table:table-cell>
          <table:table-cell table:style-name="ce10" table:formula="of:=['4-Zimmer-Wohnungen'.R$19]/['4-Zimmer-Wohnungen'.$K$19]-1" office:value-type="float" office:value="0" calcext:value-type="float">
            <text:p>0.0000</text:p>
          </table:table-cell>
          <table:table-cell table:style-name="ce10" table:formula="of:=['4-Zimmer-Wohnungen'.R$22]/['4-Zimmer-Wohnungen'.$K$22]-1" office:value-type="float" office:value="-0.0555555555555556" calcext:value-type="float">
            <text:p>-0.0556</text:p>
          </table:table-cell>
          <table:table-cell table:style-name="ce10" table:formula="of:=['4-Zimmer-Wohnungen'.R$25]/['4-Zimmer-Wohnungen'.$K$25]-1" office:value-type="float" office:value="0" calcext:value-type="float">
            <text:p>0.0000</text:p>
          </table:table-cell>
          <table:table-cell table:style-name="ce10" table:formula="of:=['4-Zimmer-Wohnungen'.R$28]/['4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7" calcext:value-type="float">
            <text:p>17</text:p>
          </table:table-cell>
          <table:table-cell table:style-name="ce10" table:formula="of:=['4-Zimmer-Wohnungen'.S$7]/['4-Zimmer-Wohnungen'.$K$7]-1" office:value-type="float" office:value="-0.117647058823529" calcext:value-type="float">
            <text:p>-0.1176</text:p>
          </table:table-cell>
          <table:table-cell table:style-name="ce10" table:formula="of:=['4-Zimmer-Wohnungen'.S$10]/['4-Zimmer-Wohnungen'.$K$10]-1" office:value-type="float" office:value="-0.0625" calcext:value-type="float">
            <text:p>-0.0625</text:p>
          </table:table-cell>
          <table:table-cell table:style-name="ce10" table:formula="of:=['4-Zimmer-Wohnungen'.S$13]/['4-Zimmer-Wohnungen'.$K$13]-1" office:value-type="float" office:value="-0.0625" calcext:value-type="float">
            <text:p>-0.0625</text:p>
          </table:table-cell>
          <table:table-cell table:style-name="ce10" table:formula="of:=['4-Zimmer-Wohnungen'.S$16]/['4-Zimmer-Wohnungen'.$K$16]-1" office:value-type="float" office:value="-0.0625" calcext:value-type="float">
            <text:p>-0.0625</text:p>
          </table:table-cell>
          <table:table-cell table:style-name="ce10" table:formula="of:=['4-Zimmer-Wohnungen'.S$19]/['4-Zimmer-Wohnungen'.$K$19]-1" office:value-type="float" office:value="-0.0625" calcext:value-type="float">
            <text:p>-0.0625</text:p>
          </table:table-cell>
          <table:table-cell table:style-name="ce10" table:formula="of:=['4-Zimmer-Wohnungen'.S$22]/['4-Zimmer-Wohnungen'.$K$22]-1" office:value-type="float" office:value="-0.111111111111111" calcext:value-type="float">
            <text:p>-0.1111</text:p>
          </table:table-cell>
          <table:table-cell table:style-name="ce10" table:formula="of:=['4-Zimmer-Wohnungen'.S$25]/['4-Zimmer-Wohnungen'.$K$25]-1" office:value-type="float" office:value="-0.1" calcext:value-type="float">
            <text:p>-0.1000</text:p>
          </table:table-cell>
          <table:table-cell table:style-name="ce10" table:formula="of:=['4-Zimmer-Wohnungen'.S$28]/['4-Zimmer-Wohnungen'.$K$28]-1" office:value-type="float" office:value="-0.0909090909090909" calcext:value-type="float">
            <text:p>-0.0909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6" calcext:value-type="float">
            <text:p>16</text:p>
          </table:table-cell>
          <table:table-cell table:style-name="ce10" table:formula="of:=['4-Zimmer-Wohnungen'.T$7]/['4-Zimmer-Wohnungen'.$K$7]-1" office:value-type="float" office:value="-0.0588235294117647" calcext:value-type="float">
            <text:p>-0.0588</text:p>
          </table:table-cell>
          <table:table-cell table:style-name="ce10" table:formula="of:=['4-Zimmer-Wohnungen'.T$10]/['4-Zimmer-Wohnungen'.$K$10]-1" office:value-type="float" office:value="-0.0625" calcext:value-type="float">
            <text:p>-0.0625</text:p>
          </table:table-cell>
          <table:table-cell table:style-name="ce10" table:formula="of:=['4-Zimmer-Wohnungen'.T$13]/['4-Zimmer-Wohnungen'.$K$13]-1" office:value-type="float" office:value="-0.0625" calcext:value-type="float">
            <text:p>-0.0625</text:p>
          </table:table-cell>
          <table:table-cell table:style-name="ce10" table:formula="of:=['4-Zimmer-Wohnungen'.T$16]/['4-Zimmer-Wohnungen'.$K$16]-1" office:value-type="float" office:value="-0.0625" calcext:value-type="float">
            <text:p>-0.0625</text:p>
          </table:table-cell>
          <table:table-cell table:style-name="ce10" table:formula="of:=['4-Zimmer-Wohnungen'.T$19]/['4-Zimmer-Wohnungen'.$K$19]-1" office:value-type="float" office:value="-0.0625" calcext:value-type="float">
            <text:p>-0.0625</text:p>
          </table:table-cell>
          <table:table-cell table:style-name="ce10" table:formula="of:=['4-Zimmer-Wohnungen'.T$22]/['4-Zimmer-Wohnungen'.$K$22]-1" office:value-type="float" office:value="-0.111111111111111" calcext:value-type="float">
            <text:p>-0.1111</text:p>
          </table:table-cell>
          <table:table-cell table:style-name="ce10" table:formula="of:=['4-Zimmer-Wohnungen'.T$25]/['4-Zimmer-Wohnungen'.$K$25]-1" office:value-type="float" office:value="-0.05" calcext:value-type="float">
            <text:p>-0.0500</text:p>
          </table:table-cell>
          <table:table-cell table:style-name="ce10" table:formula="of:=['4-Zimmer-Wohnungen'.T$28]/['4-Zimmer-Wohnungen'.$K$28]-1" office:value-type="float" office:value="-0.0454545454545454" calcext:value-type="float">
            <text:p>-0.045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0" calcext:value-type="float">
            <text:p>20</text:p>
          </table:table-cell>
          <table:table-cell table:style-name="ce10" table:formula="of:=['4-Zimmer-Wohnungen'.U$7]/['4-Zimmer-Wohnungen'.$K$7]-1" office:value-type="float" office:value="0" calcext:value-type="float">
            <text:p>0.0000</text:p>
          </table:table-cell>
          <table:table-cell table:style-name="ce10" table:formula="of:=['4-Zimmer-Wohnungen'.U$10]/['4-Zimmer-Wohnungen'.$K$10]-1" office:value-type="float" office:value="0.0625" calcext:value-type="float">
            <text:p>0.0625</text:p>
          </table:table-cell>
          <table:table-cell table:style-name="ce10" table:formula="of:=['4-Zimmer-Wohnungen'.U$13]/['4-Zimmer-Wohnungen'.$K$13]-1" office:value-type="float" office:value="0" calcext:value-type="float">
            <text:p>0.0000</text:p>
          </table:table-cell>
          <table:table-cell table:style-name="ce10" table:formula="of:=['4-Zimmer-Wohnungen'.U$16]/['4-Zimmer-Wohnungen'.$K$16]-1" office:value-type="float" office:value="0" calcext:value-type="float">
            <text:p>0.0000</text:p>
          </table:table-cell>
          <table:table-cell table:style-name="ce10" table:formula="of:=['4-Zimmer-Wohnungen'.U$19]/['4-Zimmer-Wohnungen'.$K$19]-1" office:value-type="float" office:value="0" calcext:value-type="float">
            <text:p>0.0000</text:p>
          </table:table-cell>
          <table:table-cell table:style-name="ce10" table:formula="of:=['4-Zimmer-Wohnungen'.U$22]/['4-Zimmer-Wohnungen'.$K$22]-1" office:value-type="float" office:value="0" calcext:value-type="float">
            <text:p>0.0000</text:p>
          </table:table-cell>
          <table:table-cell table:style-name="ce10" table:formula="of:=['4-Zimmer-Wohnungen'.U$25]/['4-Zimmer-Wohnungen'.$K$25]-1" office:value-type="float" office:value="0" calcext:value-type="float">
            <text:p>0.0000</text:p>
          </table:table-cell>
          <table:table-cell table:style-name="ce10" table:formula="of:=['4-Zimmer-Wohnungen'.U$28]/['4-Zimmer-Wohnungen'.$K$28]-1" office:value-type="float" office:value="0.0454545454545454" calcext:value-type="float">
            <text:p>0.045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1" calcext:value-type="float">
            <text:p>21</text:p>
          </table:table-cell>
          <table:table-cell table:style-name="ce10" table:formula="of:=['4-Zimmer-Wohnungen'.U$7]/['4-Zimmer-Wohnungen'.$K$7]-1" office:value-type="float" office:value="0" calcext:value-type="float">
            <text:p>0.0000</text:p>
          </table:table-cell>
          <table:table-cell table:style-name="ce10" table:formula="of:=['4-Zimmer-Wohnungen'.U$10]/['4-Zimmer-Wohnungen'.$K$10]-1" office:value-type="float" office:value="0.0625" calcext:value-type="float">
            <text:p>0.0625</text:p>
          </table:table-cell>
          <table:table-cell table:style-name="ce10" table:formula="of:=['4-Zimmer-Wohnungen'.U$13]/['4-Zimmer-Wohnungen'.$K$13]-1" office:value-type="float" office:value="0" calcext:value-type="float">
            <text:p>0.0000</text:p>
          </table:table-cell>
          <table:table-cell table:style-name="ce10" table:formula="of:=['4-Zimmer-Wohnungen'.U$16]/['4-Zimmer-Wohnungen'.$K$16]-1" office:value-type="float" office:value="0" calcext:value-type="float">
            <text:p>0.0000</text:p>
          </table:table-cell>
          <table:table-cell table:style-name="ce10" table:formula="of:=['4-Zimmer-Wohnungen'.U$19]/['4-Zimmer-Wohnungen'.$K$19]-1" office:value-type="float" office:value="0" calcext:value-type="float">
            <text:p>0.0000</text:p>
          </table:table-cell>
          <table:table-cell table:style-name="ce10" table:formula="of:=['4-Zimmer-Wohnungen'.U$22]/['4-Zimmer-Wohnungen'.$K$22]-1" office:value-type="float" office:value="0" calcext:value-type="float">
            <text:p>0.0000</text:p>
          </table:table-cell>
          <table:table-cell table:style-name="ce10" table:formula="of:=['4-Zimmer-Wohnungen'.U$25]/['4-Zimmer-Wohnungen'.$K$25]-1" office:value-type="float" office:value="0" calcext:value-type="float">
            <text:p>0.0000</text:p>
          </table:table-cell>
          <table:table-cell table:style-name="ce10" table:formula="of:=['4-Zimmer-Wohnungen'.U$28]/['4-Zimmer-Wohnungen'.$K$28]-1" office:value-type="float" office:value="0.0454545454545454" calcext:value-type="float">
            <text:p>0.0455</text:p>
          </table:table-cell>
          <table:table-cell table:number-columns-repeated="1008"/>
        </table:table-row>
        <table:table-row table:style-name="ro3">
          <table:table-cell/>
          <table:table-cell table:style-name="Default" table:number-columns-repeated="9"/>
          <table:table-cell table:number-columns-repeated="1008"/>
        </table:table-row>
        <table:table-row table:style-name="ro3" table:number-rows-repeated="1048529">
          <table:table-cell table:number-columns-repeated="1018"/>
        </table:table-row>
        <table:table-row table:style-name="ro4" table:number-rows-repeated="2">
          <table:table-cell table:number-columns-repeated="1018"/>
        </table:table-row>
        <table:table-row table:style-name="ro4">
          <table:table-cell table:number-columns-repeated="1018"/>
        </table:table-row>
      </table:table>
      <table:table table:name="5-Zimmer-Wohnungen" table:style-name="ta1">
        <table:table-column table:style-name="co18" table:default-cell-style-name="ce1"/>
        <table:table-column table:style-name="co19" table:default-cell-style-name="ce2"/>
        <table:table-column table:style-name="co3" table:default-cell-style-name="ce2"/>
        <table:table-column table:style-name="co7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3" table:default-cell-style-name="ce2"/>
        <table:table-row table:style-name="ro2">
          <table:table-cell table:style-name="ce5" office:value-type="string" calcext:value-type="string">
            <text:p>Mietpreisindex Mai 2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ktueller durchschnittlicher Netto-Quadratmeterpreis pro Monat für 5-Zimmer-Wohnung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novation</text:p>
          </table:table-cell>
          <table:table-cell office:value-type="string" calcext:value-type="string">
            <text:p>Altstadt Grossbasel</text:p>
          </table:table-cell>
          <table:table-cell office:value-type="string" calcext:value-type="string">
            <text:p>Vorstädte</text:p>
          </table:table-cell>
          <table:table-cell office:value-type="string" calcext:value-type="string">
            <text:p>Am Ring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St. Alban</text:p>
          </table:table-cell>
          <table:table-cell office:value-type="string" calcext:value-type="string">
            <text:p>Gundeldingen</text:p>
          </table:table-cell>
          <table:table-cell office:value-type="string" calcext:value-type="string">
            <text:p>Bruderholz</text:p>
          </table:table-cell>
          <table:table-cell office:value-type="string" calcext:value-type="string">
            <text:p>Bachletten</text:p>
          </table:table-cell>
          <table:table-cell office:value-type="string" calcext:value-type="string">
            <text:p>Gotthelf</text:p>
          </table:table-cell>
          <table:table-cell office:value-type="string" calcext:value-type="string">
            <text:p>Iselin</text:p>
          </table:table-cell>
          <table:table-cell office:value-type="string" calcext:value-type="string">
            <text:p>St. Johann</text:p>
          </table:table-cell>
          <table:table-cell office:value-type="string" calcext:value-type="string">
            <text:p>Altstadt Kleinbasel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Wettstein</text:p>
          </table:table-cell>
          <table:table-cell office:value-type="string" calcext:value-type="string">
            <text:p>Hirzbrunnen</text:p>
          </table:table-cell>
          <table:table-cell office:value-type="string" calcext:value-type="string">
            <text:p>Rosental</text:p>
          </table:table-cell>
          <table:table-cell office:value-type="string" calcext:value-type="string">
            <text:p>Matthäus</text:p>
          </table:table-cell>
          <table:table-cell office:value-type="string" calcext:value-type="string">
            <text:p>Klybeck</text:p>
          </table:table-cell>
          <table:table-cell office:value-type="string" calcext:value-type="string">
            <text:p>Kleinhüningen</text:p>
          </table:table-cell>
          <table:table-cell office:value-type="string" calcext:value-type="string">
            <text:p>Riehen, Bettingen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erstellt vor 19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00 - 192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21 - 194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47 - 196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61 - 197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71 - 198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81 - 199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91 - 20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04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-Zimmer-Wohnungen %" table:style-name="ta1">
        <table:table-column table:style-name="co18" table:default-cell-style-name="ce1"/>
        <table:table-column table:style-name="co19" table:default-cell-style-name="ce2"/>
        <table:table-column table:style-name="co3" table:default-cell-style-name="ce2"/>
        <table:table-column table:style-name="co7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3" table:default-cell-style-name="ce2"/>
        <table:table-row table:style-name="ro2">
          <table:table-cell table:style-name="ce5" office:value-type="string" calcext:value-type="string">
            <text:p>Mietpreisindex Mai 2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ktueller durchschnittlicher Netto-Quadratmeterpreis pro Monat für 5-Zimmer-Wohnung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novation</text:p>
          </table:table-cell>
          <table:table-cell office:value-type="string" calcext:value-type="string">
            <text:p>Altstadt Grossbasel</text:p>
          </table:table-cell>
          <table:table-cell office:value-type="string" calcext:value-type="string">
            <text:p>Vorstädte</text:p>
          </table:table-cell>
          <table:table-cell office:value-type="string" calcext:value-type="string">
            <text:p>Am Ring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St. Alban</text:p>
          </table:table-cell>
          <table:table-cell office:value-type="string" calcext:value-type="string">
            <text:p>Gundeldingen</text:p>
          </table:table-cell>
          <table:table-cell office:value-type="string" calcext:value-type="string">
            <text:p>Bruderholz</text:p>
          </table:table-cell>
          <table:table-cell office:value-type="string" calcext:value-type="string">
            <text:p>Bachletten</text:p>
          </table:table-cell>
          <table:table-cell office:value-type="string" calcext:value-type="string">
            <text:p>Gotthelf</text:p>
          </table:table-cell>
          <table:table-cell office:value-type="string" calcext:value-type="string">
            <text:p>Iselin</text:p>
          </table:table-cell>
          <table:table-cell office:value-type="string" calcext:value-type="string">
            <text:p>St. Johann</text:p>
          </table:table-cell>
          <table:table-cell office:value-type="string" calcext:value-type="string">
            <text:p>Altstadt Kleinbasel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Wettstein</text:p>
          </table:table-cell>
          <table:table-cell office:value-type="string" calcext:value-type="string">
            <text:p>Hirzbrunnen</text:p>
          </table:table-cell>
          <table:table-cell office:value-type="string" calcext:value-type="string">
            <text:p>Rosental</text:p>
          </table:table-cell>
          <table:table-cell office:value-type="string" calcext:value-type="string">
            <text:p>Matthäus</text:p>
          </table:table-cell>
          <table:table-cell office:value-type="string" calcext:value-type="string">
            <text:p>Klybeck</text:p>
          </table:table-cell>
          <table:table-cell office:value-type="string" calcext:value-type="string">
            <text:p>Kleinhüningen</text:p>
          </table:table-cell>
          <table:table-cell office:value-type="string" calcext:value-type="string">
            <text:p>Riehen</text:p>
          </table:table-cell>
          <table:table-cell office:value-type="string" calcext:value-type="string">
            <text:p>Bettingen</text:p>
          </table:table-cell>
          <table:table-cell table:number-columns-repeated="1002"/>
        </table:table-row>
        <table:table-row table:style-name="ro2">
          <table:table-cell/>
          <table:table-cell table:formula="of:=[$Index.$B$7]" office:value-type="float" office:value="7" calcext:value-type="float">
            <text:p>7</text:p>
          </table:table-cell>
          <table:table-cell table:formula="of:=[$Index.$B$6]" office:value-type="float" office:value="6" calcext:value-type="float">
            <text:p>6</text:p>
          </table:table-cell>
          <table:table-cell table:formula="of:=[$Index.$B$8]" office:value-type="float" office:value="8" calcext:value-type="float">
            <text:p>8</text:p>
          </table:table-cell>
          <table:table-cell table:formula="of:=[$Index.$B$4]" office:value-type="float" office:value="4" calcext:value-type="float">
            <text:p>4</text:p>
          </table:table-cell>
          <table:table-cell table:formula="of:=[$Index.$B$3]" office:value-type="float" office:value="3" calcext:value-type="float">
            <text:p>3</text:p>
          </table:table-cell>
          <table:table-cell table:formula="of:=[$Index.$B$2]" office:value-type="float" office:value="2" calcext:value-type="float">
            <text:p>2</text:p>
          </table:table-cell>
          <table:table-cell table:formula="of:=[$Index.$B$1]" office:value-type="float" office:value="1" calcext:value-type="float">
            <text:p>1</text:p>
          </table:table-cell>
          <table:table-cell table:formula="of:=[$Index.$B$5]" office:value-type="float" office:value="5" calcext:value-type="float">
            <text:p>5</text:p>
          </table:table-cell>
          <table:table-cell table:formula="of:=[$Index.$B$9]" office:value-type="float" office:value="9" calcext:value-type="float">
            <text:p>9</text:p>
          </table:table-cell>
          <table:table-cell table:formula="of:=[$Index.$B$10]" office:value-type="float" office:value="10" calcext:value-type="float">
            <text:p>10</text:p>
          </table:table-cell>
          <table:table-cell table:formula="of:=[$Index.$B$11]" office:value-type="float" office:value="11" calcext:value-type="float">
            <text:p>11</text:p>
          </table:table-cell>
          <table:table-cell table:formula="of:=[$Index.$B$12]" office:value-type="float" office:value="12" calcext:value-type="float">
            <text:p>12</text:p>
          </table:table-cell>
          <table:table-cell table:formula="of:=[$Index.$B$13]" office:value-type="float" office:value="13" calcext:value-type="float">
            <text:p>13</text:p>
          </table:table-cell>
          <table:table-cell table:formula="of:=[$Index.$B$14]" office:value-type="float" office:value="14" calcext:value-type="float">
            <text:p>14</text:p>
          </table:table-cell>
          <table:table-cell table:formula="of:=[$Index.$B$15]" office:value-type="float" office:value="15" calcext:value-type="float">
            <text:p>15</text:p>
          </table:table-cell>
          <table:table-cell table:formula="of:=[$Index.$B$18]" office:value-type="float" office:value="18" calcext:value-type="float">
            <text:p>18</text:p>
          </table:table-cell>
          <table:table-cell table:formula="of:=[$Index.$B$19]" office:value-type="float" office:value="19" calcext:value-type="float">
            <text:p>19</text:p>
          </table:table-cell>
          <table:table-cell table:formula="of:=[$Index.$B$17]" office:value-type="float" office:value="17" calcext:value-type="float">
            <text:p>17</text:p>
          </table:table-cell>
          <table:table-cell table:formula="of:=[$Index.$B$16]" office:value-type="float" office:value="16" calcext:value-type="float">
            <text:p>16</text:p>
          </table:table-cell>
          <table:table-cell table:formula="of:=[$Index.$B$20]" office:value-type="float" office:value="20" calcext:value-type="float">
            <text:p>20</text:p>
          </table:table-cell>
          <table:table-cell table:formula="of:=[$Index.$B$21]" office:value-type="float" office:value="21" calcext:value-type="float">
            <text:p>2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vor 19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5-Zimmer-Wohnungen'.B6]/['5-Zimmer-Wohnungen'.$K6]-1" office:value-type="float" office:value="0.285714285714286" calcext:value-type="float">
            <text:p>0.286</text:p>
          </table:table-cell>
          <table:table-cell table:style-name="ce6" table:formula="of:=['5-Zimmer-Wohnungen'.C6]/['5-Zimmer-Wohnungen'.$K6]-1" office:value-type="float" office:value="0.142857142857143" calcext:value-type="float">
            <text:p>0.143</text:p>
          </table:table-cell>
          <table:table-cell table:style-name="ce6" table:formula="of:=['5-Zimmer-Wohnungen'.D6]/['5-Zimmer-Wohnungen'.$K6]-1" office:value-type="float" office:value="0.0714285714285714" calcext:value-type="float">
            <text:p>0.071</text:p>
          </table:table-cell>
          <table:table-cell table:style-name="ce6" table:formula="of:=['5-Zimmer-Wohnungen'.E6]/['5-Zimmer-Wohnungen'.$K6]-1" office:value-type="float" office:value="0" calcext:value-type="float">
            <text:p>0.000</text:p>
          </table:table-cell>
          <table:table-cell table:style-name="ce6" table:formula="of:=['5-Zimmer-Wohnungen'.F6]/['5-Zimmer-Wohnungen'.$K6]-1" office:value-type="float" office:value="0.0714285714285714" calcext:value-type="float">
            <text:p>0.071</text:p>
          </table:table-cell>
          <table:table-cell table:style-name="ce6" table:formula="of:=['5-Zimmer-Wohnungen'.G6]/['5-Zimmer-Wohnungen'.$K6]-1" office:value-type="float" office:value="0.0714285714285714" calcext:value-type="float">
            <text:p>0.071</text:p>
          </table:table-cell>
          <table:table-cell table:style-name="ce6" table:formula="of:=['5-Zimmer-Wohnungen'.H6]/['5-Zimmer-Wohnungen'.$K6]-1" office:value-type="float" office:value="0.0714285714285714" calcext:value-type="float">
            <text:p>0.071</text:p>
          </table:table-cell>
          <table:table-cell table:style-name="ce6" table:formula="of:=['5-Zimmer-Wohnungen'.I6]/['5-Zimmer-Wohnungen'.$K6]-1" office:value-type="float" office:value="0.142857142857143" calcext:value-type="float">
            <text:p>0.143</text:p>
          </table:table-cell>
          <table:table-cell table:style-name="ce6" table:formula="of:=['5-Zimmer-Wohnungen'.J6]/['5-Zimmer-Wohnungen'.$K6]-1" office:value-type="float" office:value="0.0714285714285714" calcext:value-type="float">
            <text:p>0.071</text:p>
          </table:table-cell>
          <table:table-cell table:style-name="ce7" table:formula="of:=['5-Zimmer-Wohnungen'.K6]/['5-Zimmer-Wohnungen'.$K6]-1" office:value-type="float" office:value="0" calcext:value-type="float">
            <text:p>0.000</text:p>
          </table:table-cell>
          <table:table-cell table:style-name="ce6" table:formula="of:=['5-Zimmer-Wohnungen'.L6]/['5-Zimmer-Wohnungen'.$K6]-1" office:value-type="float" office:value="0" calcext:value-type="float">
            <text:p>0.000</text:p>
          </table:table-cell>
          <table:table-cell table:style-name="ce6" table:formula="of:=['5-Zimmer-Wohnungen'.M6]/['5-Zimmer-Wohnungen'.$K6]-1" office:value-type="float" office:value="0.0714285714285714" calcext:value-type="float">
            <text:p>0.071</text:p>
          </table:table-cell>
          <table:table-cell table:style-name="ce6" table:formula="of:=['5-Zimmer-Wohnungen'.N6]/['5-Zimmer-Wohnungen'.$K6]-1" office:value-type="float" office:value="0" calcext:value-type="float">
            <text:p>0.000</text:p>
          </table:table-cell>
          <table:table-cell table:style-name="ce6" table:formula="of:=['5-Zimmer-Wohnungen'.O6]/['5-Zimmer-Wohnungen'.$K6]-1" office:value-type="float" office:value="0" calcext:value-type="float">
            <text:p>0.000</text:p>
          </table:table-cell>
          <table:table-cell table:style-name="ce6" table:formula="of:=['5-Zimmer-Wohnungen'.P6]/['5-Zimmer-Wohnungen'.$K6]-1" office:value-type="float" office:value="-0.0714285714285714" calcext:value-type="float">
            <text:p>-0.071</text:p>
          </table:table-cell>
          <table:table-cell table:style-name="ce6" table:formula="of:=['5-Zimmer-Wohnungen'.Q6]/['5-Zimmer-Wohnungen'.$K6]-1" office:value-type="float" office:value="0" calcext:value-type="float">
            <text:p>0.000</text:p>
          </table:table-cell>
          <table:table-cell table:style-name="ce6" table:formula="of:=['5-Zimmer-Wohnungen'.R6]/['5-Zimmer-Wohnungen'.$K6]-1" office:value-type="float" office:value="0" calcext:value-type="float">
            <text:p>0.000</text:p>
          </table:table-cell>
          <table:table-cell table:style-name="ce6" table:formula="of:=['5-Zimmer-Wohnungen'.S6]/['5-Zimmer-Wohnungen'.$K6]-1" office:value-type="float" office:value="-0.0714285714285714" calcext:value-type="float">
            <text:p>-0.071</text:p>
          </table:table-cell>
          <table:table-cell table:style-name="ce6" table:formula="of:=['5-Zimmer-Wohnungen'.T6]/['5-Zimmer-Wohnungen'.$K6]-1" office:value-type="float" office:value="0" calcext:value-type="float">
            <text:p>0.000</text:p>
          </table:table-cell>
          <table:table-cell table:style-name="ce6" table:formula="of:=['5-Zimmer-Wohnungen'.U6]/['5-Zimmer-Wohnungen'.$K6]-1" office:value-type="float" office:value="0.0714285714285714" calcext:value-type="float">
            <text:p>0.071</text:p>
          </table:table-cell>
          <table:table-cell table:style-name="ce8" table:formula="of:=['5-Zimmer-Wohnungen'.U6]/['5-Zimmer-Wohnungen'.$K6]-1" office:value-type="float" office:value="0.0714285714285714" calcext:value-type="float">
            <text:p>0.07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5-Zimmer-Wohnungen'.B7]/['5-Zimmer-Wohnungen'.$K7]-1" office:value-type="float" office:value="0.294117647058824" calcext:value-type="float">
            <text:p>0.294</text:p>
          </table:table-cell>
          <table:table-cell table:style-name="ce6" table:formula="of:=['5-Zimmer-Wohnungen'.C7]/['5-Zimmer-Wohnungen'.$K7]-1" office:value-type="float" office:value="0.117647058823529" calcext:value-type="float">
            <text:p>0.118</text:p>
          </table:table-cell>
          <table:table-cell table:style-name="ce6" table:formula="of:=['5-Zimmer-Wohnungen'.D7]/['5-Zimmer-Wohnungen'.$K7]-1" office:value-type="float" office:value="0.0588235294117647" calcext:value-type="float">
            <text:p>0.059</text:p>
          </table:table-cell>
          <table:table-cell table:style-name="ce6" table:formula="of:=['5-Zimmer-Wohnungen'.E7]/['5-Zimmer-Wohnungen'.$K7]-1" office:value-type="float" office:value="0" calcext:value-type="float">
            <text:p>0.000</text:p>
          </table:table-cell>
          <table:table-cell table:style-name="ce6" table:formula="of:=['5-Zimmer-Wohnungen'.F7]/['5-Zimmer-Wohnungen'.$K7]-1" office:value-type="float" office:value="0.0588235294117647" calcext:value-type="float">
            <text:p>0.059</text:p>
          </table:table-cell>
          <table:table-cell table:style-name="ce6" table:formula="of:=['5-Zimmer-Wohnungen'.G7]/['5-Zimmer-Wohnungen'.$K7]-1" office:value-type="float" office:value="0.0588235294117647" calcext:value-type="float">
            <text:p>0.059</text:p>
          </table:table-cell>
          <table:table-cell table:style-name="ce6" table:formula="of:=['5-Zimmer-Wohnungen'.H7]/['5-Zimmer-Wohnungen'.$K7]-1" office:value-type="float" office:value="0.117647058823529" calcext:value-type="float">
            <text:p>0.118</text:p>
          </table:table-cell>
          <table:table-cell table:style-name="ce6" table:formula="of:=['5-Zimmer-Wohnungen'.I7]/['5-Zimmer-Wohnungen'.$K7]-1" office:value-type="float" office:value="0.117647058823529" calcext:value-type="float">
            <text:p>0.118</text:p>
          </table:table-cell>
          <table:table-cell table:style-name="ce6" table:formula="of:=['5-Zimmer-Wohnungen'.J7]/['5-Zimmer-Wohnungen'.$K7]-1" office:value-type="float" office:value="0.0588235294117647" calcext:value-type="float">
            <text:p>0.059</text:p>
          </table:table-cell>
          <table:table-cell table:style-name="ce7" table:formula="of:=['5-Zimmer-Wohnungen'.K7]/['5-Zimmer-Wohnungen'.$K7]-1" office:value-type="float" office:value="0" calcext:value-type="float">
            <text:p>0.000</text:p>
          </table:table-cell>
          <table:table-cell table:style-name="ce6" table:formula="of:=['5-Zimmer-Wohnungen'.L7]/['5-Zimmer-Wohnungen'.$K7]-1" office:value-type="float" office:value="0" calcext:value-type="float">
            <text:p>0.000</text:p>
          </table:table-cell>
          <table:table-cell table:style-name="ce6" table:formula="of:=['5-Zimmer-Wohnungen'.M7]/['5-Zimmer-Wohnungen'.$K7]-1" office:value-type="float" office:value="0.0588235294117647" calcext:value-type="float">
            <text:p>0.059</text:p>
          </table:table-cell>
          <table:table-cell table:style-name="ce6" table:formula="of:=['5-Zimmer-Wohnungen'.N7]/['5-Zimmer-Wohnungen'.$K7]-1" office:value-type="float" office:value="0" calcext:value-type="float">
            <text:p>0.000</text:p>
          </table:table-cell>
          <table:table-cell table:style-name="ce6" table:formula="of:=['5-Zimmer-Wohnungen'.O7]/['5-Zimmer-Wohnungen'.$K7]-1" office:value-type="float" office:value="0" calcext:value-type="float">
            <text:p>0.000</text:p>
          </table:table-cell>
          <table:table-cell table:style-name="ce6" table:formula="of:=['5-Zimmer-Wohnungen'.P7]/['5-Zimmer-Wohnungen'.$K7]-1" office:value-type="float" office:value="-0.0588235294117647" calcext:value-type="float">
            <text:p>-0.059</text:p>
          </table:table-cell>
          <table:table-cell table:style-name="ce6" table:formula="of:=['5-Zimmer-Wohnungen'.Q7]/['5-Zimmer-Wohnungen'.$K7]-1" office:value-type="float" office:value="-0.0588235294117647" calcext:value-type="float">
            <text:p>-0.059</text:p>
          </table:table-cell>
          <table:table-cell table:style-name="ce6" table:formula="of:=['5-Zimmer-Wohnungen'.R7]/['5-Zimmer-Wohnungen'.$K7]-1" office:value-type="float" office:value="0" calcext:value-type="float">
            <text:p>0.000</text:p>
          </table:table-cell>
          <table:table-cell table:style-name="ce6" table:formula="of:=['5-Zimmer-Wohnungen'.S7]/['5-Zimmer-Wohnungen'.$K7]-1" office:value-type="float" office:value="-0.0588235294117647" calcext:value-type="float">
            <text:p>-0.059</text:p>
          </table:table-cell>
          <table:table-cell table:style-name="ce6" table:formula="of:=['5-Zimmer-Wohnungen'.T7]/['5-Zimmer-Wohnungen'.$K7]-1" office:value-type="float" office:value="-0.0588235294117647" calcext:value-type="float">
            <text:p>-0.059</text:p>
          </table:table-cell>
          <table:table-cell table:style-name="ce6" table:formula="of:=['5-Zimmer-Wohnungen'.U7]/['5-Zimmer-Wohnungen'.$K7]-1" office:value-type="float" office:value="0.0588235294117647" calcext:value-type="float">
            <text:p>0.059</text:p>
          </table:table-cell>
          <table:table-cell table:style-name="ce8" table:formula="of:=['5-Zimmer-Wohnungen'.U7]/['5-Zimmer-Wohnungen'.$K7]-1" office:value-type="float" office:value="0.0588235294117647" calcext:value-type="float">
            <text:p>0.05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00 - 192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5-Zimmer-Wohnungen'.B9]/['5-Zimmer-Wohnungen'.$K9]-1" office:value-type="float" office:value="0.285714285714286" calcext:value-type="float">
            <text:p>0.286</text:p>
          </table:table-cell>
          <table:table-cell table:style-name="ce6" table:formula="of:=['5-Zimmer-Wohnungen'.C9]/['5-Zimmer-Wohnungen'.$K9]-1" office:value-type="float" office:value="0.142857142857143" calcext:value-type="float">
            <text:p>0.143</text:p>
          </table:table-cell>
          <table:table-cell table:style-name="ce6" table:formula="of:=['5-Zimmer-Wohnungen'.D9]/['5-Zimmer-Wohnungen'.$K9]-1" office:value-type="float" office:value="0.0714285714285714" calcext:value-type="float">
            <text:p>0.071</text:p>
          </table:table-cell>
          <table:table-cell table:style-name="ce6" table:formula="of:=['5-Zimmer-Wohnungen'.E9]/['5-Zimmer-Wohnungen'.$K9]-1" office:value-type="float" office:value="0" calcext:value-type="float">
            <text:p>0.000</text:p>
          </table:table-cell>
          <table:table-cell table:style-name="ce6" table:formula="of:=['5-Zimmer-Wohnungen'.F9]/['5-Zimmer-Wohnungen'.$K9]-1" office:value-type="float" office:value="0.0714285714285714" calcext:value-type="float">
            <text:p>0.071</text:p>
          </table:table-cell>
          <table:table-cell table:style-name="ce6" table:formula="of:=['5-Zimmer-Wohnungen'.G9]/['5-Zimmer-Wohnungen'.$K9]-1" office:value-type="float" office:value="0.0714285714285714" calcext:value-type="float">
            <text:p>0.071</text:p>
          </table:table-cell>
          <table:table-cell table:style-name="ce6" table:formula="of:=['5-Zimmer-Wohnungen'.H9]/['5-Zimmer-Wohnungen'.$K9]-1" office:value-type="float" office:value="0.0714285714285714" calcext:value-type="float">
            <text:p>0.071</text:p>
          </table:table-cell>
          <table:table-cell table:style-name="ce6" table:formula="of:=['5-Zimmer-Wohnungen'.I9]/['5-Zimmer-Wohnungen'.$K9]-1" office:value-type="float" office:value="0.0714285714285714" calcext:value-type="float">
            <text:p>0.071</text:p>
          </table:table-cell>
          <table:table-cell table:style-name="ce6" table:formula="of:=['5-Zimmer-Wohnungen'.J9]/['5-Zimmer-Wohnungen'.$K9]-1" office:value-type="float" office:value="0.0714285714285714" calcext:value-type="float">
            <text:p>0.071</text:p>
          </table:table-cell>
          <table:table-cell table:style-name="ce7" table:formula="of:=['5-Zimmer-Wohnungen'.K9]/['5-Zimmer-Wohnungen'.$K9]-1" office:value-type="float" office:value="0" calcext:value-type="float">
            <text:p>0.000</text:p>
          </table:table-cell>
          <table:table-cell table:style-name="ce6" table:formula="of:=['5-Zimmer-Wohnungen'.L9]/['5-Zimmer-Wohnungen'.$K9]-1" office:value-type="float" office:value="0" calcext:value-type="float">
            <text:p>0.000</text:p>
          </table:table-cell>
          <table:table-cell table:style-name="ce6" table:formula="of:=['5-Zimmer-Wohnungen'.M9]/['5-Zimmer-Wohnungen'.$K9]-1" office:value-type="float" office:value="0.0714285714285714" calcext:value-type="float">
            <text:p>0.071</text:p>
          </table:table-cell>
          <table:table-cell table:style-name="ce6" table:formula="of:=['5-Zimmer-Wohnungen'.N9]/['5-Zimmer-Wohnungen'.$K9]-1" office:value-type="float" office:value="0" calcext:value-type="float">
            <text:p>0.000</text:p>
          </table:table-cell>
          <table:table-cell table:style-name="ce6" table:formula="of:=['5-Zimmer-Wohnungen'.O9]/['5-Zimmer-Wohnungen'.$K9]-1" office:value-type="float" office:value="0" calcext:value-type="float">
            <text:p>0.000</text:p>
          </table:table-cell>
          <table:table-cell table:style-name="ce6" table:formula="of:=['5-Zimmer-Wohnungen'.P9]/['5-Zimmer-Wohnungen'.$K9]-1" office:value-type="float" office:value="-0.0714285714285714" calcext:value-type="float">
            <text:p>-0.071</text:p>
          </table:table-cell>
          <table:table-cell table:style-name="ce6" table:formula="of:=['5-Zimmer-Wohnungen'.Q9]/['5-Zimmer-Wohnungen'.$K9]-1" office:value-type="float" office:value="-0.0714285714285714" calcext:value-type="float">
            <text:p>-0.071</text:p>
          </table:table-cell>
          <table:table-cell table:style-name="ce6" table:formula="of:=['5-Zimmer-Wohnungen'.R9]/['5-Zimmer-Wohnungen'.$K9]-1" office:value-type="float" office:value="0" calcext:value-type="float">
            <text:p>0.000</text:p>
          </table:table-cell>
          <table:table-cell table:style-name="ce6" table:formula="of:=['5-Zimmer-Wohnungen'.S9]/['5-Zimmer-Wohnungen'.$K9]-1" office:value-type="float" office:value="-0.0714285714285714" calcext:value-type="float">
            <text:p>-0.071</text:p>
          </table:table-cell>
          <table:table-cell table:style-name="ce6" table:formula="of:=['5-Zimmer-Wohnungen'.T9]/['5-Zimmer-Wohnungen'.$K9]-1" office:value-type="float" office:value="-0.0714285714285714" calcext:value-type="float">
            <text:p>-0.071</text:p>
          </table:table-cell>
          <table:table-cell table:style-name="ce6" table:formula="of:=['5-Zimmer-Wohnungen'.U9]/['5-Zimmer-Wohnungen'.$K9]-1" office:value-type="float" office:value="0" calcext:value-type="float">
            <text:p>0.000</text:p>
          </table:table-cell>
          <table:table-cell table:style-name="ce8" table:formula="of:=['5-Zimmer-Wohnungen'.U9]/['5-Zimmer-Wohnungen'.$K9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5-Zimmer-Wohnungen'.B10]/['5-Zimmer-Wohnungen'.$K10]-1" office:value-type="float" office:value="0.235294117647059" calcext:value-type="float">
            <text:p>0.235</text:p>
          </table:table-cell>
          <table:table-cell table:style-name="ce6" table:formula="of:=['5-Zimmer-Wohnungen'.C10]/['5-Zimmer-Wohnungen'.$K10]-1" office:value-type="float" office:value="0.117647058823529" calcext:value-type="float">
            <text:p>0.118</text:p>
          </table:table-cell>
          <table:table-cell table:style-name="ce6" table:formula="of:=['5-Zimmer-Wohnungen'.D10]/['5-Zimmer-Wohnungen'.$K10]-1" office:value-type="float" office:value="0.0588235294117647" calcext:value-type="float">
            <text:p>0.059</text:p>
          </table:table-cell>
          <table:table-cell table:style-name="ce6" table:formula="of:=['5-Zimmer-Wohnungen'.E10]/['5-Zimmer-Wohnungen'.$K10]-1" office:value-type="float" office:value="0" calcext:value-type="float">
            <text:p>0.000</text:p>
          </table:table-cell>
          <table:table-cell table:style-name="ce6" table:formula="of:=['5-Zimmer-Wohnungen'.F10]/['5-Zimmer-Wohnungen'.$K10]-1" office:value-type="float" office:value="0.0588235294117647" calcext:value-type="float">
            <text:p>0.059</text:p>
          </table:table-cell>
          <table:table-cell table:style-name="ce6" table:formula="of:=['5-Zimmer-Wohnungen'.G10]/['5-Zimmer-Wohnungen'.$K10]-1" office:value-type="float" office:value="0.0588235294117647" calcext:value-type="float">
            <text:p>0.059</text:p>
          </table:table-cell>
          <table:table-cell table:style-name="ce6" table:formula="of:=['5-Zimmer-Wohnungen'.H10]/['5-Zimmer-Wohnungen'.$K10]-1" office:value-type="float" office:value="0.0588235294117647" calcext:value-type="float">
            <text:p>0.059</text:p>
          </table:table-cell>
          <table:table-cell table:style-name="ce6" table:formula="of:=['5-Zimmer-Wohnungen'.I10]/['5-Zimmer-Wohnungen'.$K10]-1" office:value-type="float" office:value="0.0588235294117647" calcext:value-type="float">
            <text:p>0.059</text:p>
          </table:table-cell>
          <table:table-cell table:style-name="ce6" table:formula="of:=['5-Zimmer-Wohnungen'.J10]/['5-Zimmer-Wohnungen'.$K10]-1" office:value-type="float" office:value="0.0588235294117647" calcext:value-type="float">
            <text:p>0.059</text:p>
          </table:table-cell>
          <table:table-cell table:style-name="ce7" table:formula="of:=['5-Zimmer-Wohnungen'.K10]/['5-Zimmer-Wohnungen'.$K10]-1" office:value-type="float" office:value="0" calcext:value-type="float">
            <text:p>0.000</text:p>
          </table:table-cell>
          <table:table-cell table:style-name="ce6" table:formula="of:=['5-Zimmer-Wohnungen'.L10]/['5-Zimmer-Wohnungen'.$K10]-1" office:value-type="float" office:value="0" calcext:value-type="float">
            <text:p>0.000</text:p>
          </table:table-cell>
          <table:table-cell table:style-name="ce6" table:formula="of:=['5-Zimmer-Wohnungen'.M10]/['5-Zimmer-Wohnungen'.$K10]-1" office:value-type="float" office:value="0.0588235294117647" calcext:value-type="float">
            <text:p>0.059</text:p>
          </table:table-cell>
          <table:table-cell table:style-name="ce6" table:formula="of:=['5-Zimmer-Wohnungen'.N10]/['5-Zimmer-Wohnungen'.$K10]-1" office:value-type="float" office:value="0" calcext:value-type="float">
            <text:p>0.000</text:p>
          </table:table-cell>
          <table:table-cell table:style-name="ce6" table:formula="of:=['5-Zimmer-Wohnungen'.O10]/['5-Zimmer-Wohnungen'.$K10]-1" office:value-type="float" office:value="0" calcext:value-type="float">
            <text:p>0.000</text:p>
          </table:table-cell>
          <table:table-cell table:style-name="ce6" table:formula="of:=['5-Zimmer-Wohnungen'.P10]/['5-Zimmer-Wohnungen'.$K10]-1" office:value-type="float" office:value="-0.0588235294117647" calcext:value-type="float">
            <text:p>-0.059</text:p>
          </table:table-cell>
          <table:table-cell table:style-name="ce6" table:formula="of:=['5-Zimmer-Wohnungen'.Q10]/['5-Zimmer-Wohnungen'.$K10]-1" office:value-type="float" office:value="-0.0588235294117647" calcext:value-type="float">
            <text:p>-0.059</text:p>
          </table:table-cell>
          <table:table-cell table:style-name="ce6" table:formula="of:=['5-Zimmer-Wohnungen'.R10]/['5-Zimmer-Wohnungen'.$K10]-1" office:value-type="float" office:value="0" calcext:value-type="float">
            <text:p>0.000</text:p>
          </table:table-cell>
          <table:table-cell table:style-name="ce6" table:formula="of:=['5-Zimmer-Wohnungen'.S10]/['5-Zimmer-Wohnungen'.$K10]-1" office:value-type="float" office:value="-0.117647058823529" calcext:value-type="float">
            <text:p>-0.118</text:p>
          </table:table-cell>
          <table:table-cell table:style-name="ce6" table:formula="of:=['5-Zimmer-Wohnungen'.T10]/['5-Zimmer-Wohnungen'.$K10]-1" office:value-type="float" office:value="-0.0588235294117647" calcext:value-type="float">
            <text:p>-0.059</text:p>
          </table:table-cell>
          <table:table-cell table:style-name="ce6" table:formula="of:=['5-Zimmer-Wohnungen'.U10]/['5-Zimmer-Wohnungen'.$K10]-1" office:value-type="float" office:value="0" calcext:value-type="float">
            <text:p>0.000</text:p>
          </table:table-cell>
          <table:table-cell table:style-name="ce8" table:formula="of:=['5-Zimmer-Wohnungen'.U10]/['5-Zimmer-Wohnungen'.$K10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21 - 1946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5-Zimmer-Wohnungen'.B12]/['5-Zimmer-Wohnungen'.$K12]-1" office:value-type="float" office:value="0.266666666666667" calcext:value-type="float">
            <text:p>0.267</text:p>
          </table:table-cell>
          <table:table-cell table:style-name="ce6" table:formula="of:=['5-Zimmer-Wohnungen'.C12]/['5-Zimmer-Wohnungen'.$K12]-1" office:value-type="float" office:value="0.0666666666666667" calcext:value-type="float">
            <text:p>0.067</text:p>
          </table:table-cell>
          <table:table-cell table:style-name="ce6" table:formula="of:=['5-Zimmer-Wohnungen'.D12]/['5-Zimmer-Wohnungen'.$K12]-1" office:value-type="float" office:value="0.0666666666666667" calcext:value-type="float">
            <text:p>0.067</text:p>
          </table:table-cell>
          <table:table-cell table:style-name="ce6" table:formula="of:=['5-Zimmer-Wohnungen'.E12]/['5-Zimmer-Wohnungen'.$K12]-1" office:value-type="float" office:value="0" calcext:value-type="float">
            <text:p>0.000</text:p>
          </table:table-cell>
          <table:table-cell table:style-name="ce6" table:formula="of:=['5-Zimmer-Wohnungen'.F12]/['5-Zimmer-Wohnungen'.$K12]-1" office:value-type="float" office:value="0.0666666666666667" calcext:value-type="float">
            <text:p>0.067</text:p>
          </table:table-cell>
          <table:table-cell table:style-name="ce6" table:formula="of:=['5-Zimmer-Wohnungen'.G12]/['5-Zimmer-Wohnungen'.$K12]-1" office:value-type="float" office:value="0" calcext:value-type="float">
            <text:p>0.000</text:p>
          </table:table-cell>
          <table:table-cell table:style-name="ce6" table:formula="of:=['5-Zimmer-Wohnungen'.H12]/['5-Zimmer-Wohnungen'.$K12]-1" office:value-type="float" office:value="0.0666666666666667" calcext:value-type="float">
            <text:p>0.067</text:p>
          </table:table-cell>
          <table:table-cell table:style-name="ce6" table:formula="of:=['5-Zimmer-Wohnungen'.I12]/['5-Zimmer-Wohnungen'.$K12]-1" office:value-type="float" office:value="0.0666666666666667" calcext:value-type="float">
            <text:p>0.067</text:p>
          </table:table-cell>
          <table:table-cell table:style-name="ce6" table:formula="of:=['5-Zimmer-Wohnungen'.J12]/['5-Zimmer-Wohnungen'.$K12]-1" office:value-type="float" office:value="0" calcext:value-type="float">
            <text:p>0.000</text:p>
          </table:table-cell>
          <table:table-cell table:style-name="ce7" table:formula="of:=['5-Zimmer-Wohnungen'.K12]/['5-Zimmer-Wohnungen'.$K12]-1" office:value-type="float" office:value="0" calcext:value-type="float">
            <text:p>0.000</text:p>
          </table:table-cell>
          <table:table-cell table:style-name="ce6" table:formula="of:=['5-Zimmer-Wohnungen'.L12]/['5-Zimmer-Wohnungen'.$K12]-1" office:value-type="float" office:value="-0.0666666666666667" calcext:value-type="float">
            <text:p>-0.067</text:p>
          </table:table-cell>
          <table:table-cell table:style-name="ce6" table:formula="of:=['5-Zimmer-Wohnungen'.M12]/['5-Zimmer-Wohnungen'.$K12]-1" office:value-type="float" office:value="0" calcext:value-type="float">
            <text:p>0.000</text:p>
          </table:table-cell>
          <table:table-cell table:style-name="ce6" table:formula="of:=['5-Zimmer-Wohnungen'.N12]/['5-Zimmer-Wohnungen'.$K12]-1" office:value-type="float" office:value="0" calcext:value-type="float">
            <text:p>0.000</text:p>
          </table:table-cell>
          <table:table-cell table:style-name="ce6" table:formula="of:=['5-Zimmer-Wohnungen'.O12]/['5-Zimmer-Wohnungen'.$K12]-1" office:value-type="float" office:value="0" calcext:value-type="float">
            <text:p>0.000</text:p>
          </table:table-cell>
          <table:table-cell table:style-name="ce6" table:formula="of:=['5-Zimmer-Wohnungen'.P12]/['5-Zimmer-Wohnungen'.$K12]-1" office:value-type="float" office:value="-0.0666666666666667" calcext:value-type="float">
            <text:p>-0.067</text:p>
          </table:table-cell>
          <table:table-cell table:style-name="ce6" table:formula="of:=['5-Zimmer-Wohnungen'.Q12]/['5-Zimmer-Wohnungen'.$K12]-1" office:value-type="float" office:value="-0.0666666666666667" calcext:value-type="float">
            <text:p>-0.067</text:p>
          </table:table-cell>
          <table:table-cell table:style-name="ce6" table:formula="of:=['5-Zimmer-Wohnungen'.R12]/['5-Zimmer-Wohnungen'.$K12]-1" office:value-type="float" office:value="-0.0666666666666667" calcext:value-type="float">
            <text:p>-0.067</text:p>
          </table:table-cell>
          <table:table-cell table:style-name="ce6" table:formula="of:=['5-Zimmer-Wohnungen'.S12]/['5-Zimmer-Wohnungen'.$K12]-1" office:value-type="float" office:value="-0.133333333333333" calcext:value-type="float">
            <text:p>-0.133</text:p>
          </table:table-cell>
          <table:table-cell table:style-name="ce6" table:formula="of:=['5-Zimmer-Wohnungen'.T12]/['5-Zimmer-Wohnungen'.$K12]-1" office:value-type="float" office:value="-0.0666666666666667" calcext:value-type="float">
            <text:p>-0.067</text:p>
          </table:table-cell>
          <table:table-cell table:style-name="ce6" table:formula="of:=['5-Zimmer-Wohnungen'.U12]/['5-Zimmer-Wohnungen'.$K12]-1" office:value-type="float" office:value="0" calcext:value-type="float">
            <text:p>0.000</text:p>
          </table:table-cell>
          <table:table-cell table:style-name="ce8" table:formula="of:=['5-Zimmer-Wohnungen'.U12]/['5-Zimmer-Wohnungen'.$K12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5-Zimmer-Wohnungen'.B13]/['5-Zimmer-Wohnungen'.$K13]-1" office:value-type="float" office:value="0.235294117647059" calcext:value-type="float">
            <text:p>0.235</text:p>
          </table:table-cell>
          <table:table-cell table:style-name="ce6" table:formula="of:=['5-Zimmer-Wohnungen'.C13]/['5-Zimmer-Wohnungen'.$K13]-1" office:value-type="float" office:value="0.0588235294117647" calcext:value-type="float">
            <text:p>0.059</text:p>
          </table:table-cell>
          <table:table-cell table:style-name="ce6" table:formula="of:=['5-Zimmer-Wohnungen'.D13]/['5-Zimmer-Wohnungen'.$K13]-1" office:value-type="float" office:value="0.0588235294117647" calcext:value-type="float">
            <text:p>0.059</text:p>
          </table:table-cell>
          <table:table-cell table:style-name="ce6" table:formula="of:=['5-Zimmer-Wohnungen'.E13]/['5-Zimmer-Wohnungen'.$K13]-1" office:value-type="float" office:value="-0.0588235294117647" calcext:value-type="float">
            <text:p>-0.059</text:p>
          </table:table-cell>
          <table:table-cell table:style-name="ce6" table:formula="of:=['5-Zimmer-Wohnungen'.F13]/['5-Zimmer-Wohnungen'.$K13]-1" office:value-type="float" office:value="0" calcext:value-type="float">
            <text:p>0.000</text:p>
          </table:table-cell>
          <table:table-cell table:style-name="ce6" table:formula="of:=['5-Zimmer-Wohnungen'.G13]/['5-Zimmer-Wohnungen'.$K13]-1" office:value-type="float" office:value="0" calcext:value-type="float">
            <text:p>0.000</text:p>
          </table:table-cell>
          <table:table-cell table:style-name="ce6" table:formula="of:=['5-Zimmer-Wohnungen'.H13]/['5-Zimmer-Wohnungen'.$K13]-1" office:value-type="float" office:value="0.0588235294117647" calcext:value-type="float">
            <text:p>0.059</text:p>
          </table:table-cell>
          <table:table-cell table:style-name="ce6" table:formula="of:=['5-Zimmer-Wohnungen'.I13]/['5-Zimmer-Wohnungen'.$K13]-1" office:value-type="float" office:value="0.0588235294117647" calcext:value-type="float">
            <text:p>0.059</text:p>
          </table:table-cell>
          <table:table-cell table:style-name="ce6" table:formula="of:=['5-Zimmer-Wohnungen'.J13]/['5-Zimmer-Wohnungen'.$K13]-1" office:value-type="float" office:value="0" calcext:value-type="float">
            <text:p>0.000</text:p>
          </table:table-cell>
          <table:table-cell table:style-name="ce7" table:formula="of:=['5-Zimmer-Wohnungen'.K13]/['5-Zimmer-Wohnungen'.$K13]-1" office:value-type="float" office:value="0" calcext:value-type="float">
            <text:p>0.000</text:p>
          </table:table-cell>
          <table:table-cell table:style-name="ce6" table:formula="of:=['5-Zimmer-Wohnungen'.L13]/['5-Zimmer-Wohnungen'.$K13]-1" office:value-type="float" office:value="-0.0588235294117647" calcext:value-type="float">
            <text:p>-0.059</text:p>
          </table:table-cell>
          <table:table-cell table:style-name="ce6" table:formula="of:=['5-Zimmer-Wohnungen'.M13]/['5-Zimmer-Wohnungen'.$K13]-1" office:value-type="float" office:value="0" calcext:value-type="float">
            <text:p>0.000</text:p>
          </table:table-cell>
          <table:table-cell table:style-name="ce6" table:formula="of:=['5-Zimmer-Wohnungen'.N13]/['5-Zimmer-Wohnungen'.$K13]-1" office:value-type="float" office:value="-0.0588235294117647" calcext:value-type="float">
            <text:p>-0.059</text:p>
          </table:table-cell>
          <table:table-cell table:style-name="ce6" table:formula="of:=['5-Zimmer-Wohnungen'.O13]/['5-Zimmer-Wohnungen'.$K13]-1" office:value-type="float" office:value="-0.0588235294117647" calcext:value-type="float">
            <text:p>-0.059</text:p>
          </table:table-cell>
          <table:table-cell table:style-name="ce6" table:formula="of:=['5-Zimmer-Wohnungen'.P13]/['5-Zimmer-Wohnungen'.$K13]-1" office:value-type="float" office:value="-0.117647058823529" calcext:value-type="float">
            <text:p>-0.118</text:p>
          </table:table-cell>
          <table:table-cell table:style-name="ce6" table:formula="of:=['5-Zimmer-Wohnungen'.Q13]/['5-Zimmer-Wohnungen'.$K13]-1" office:value-type="float" office:value="-0.0588235294117647" calcext:value-type="float">
            <text:p>-0.059</text:p>
          </table:table-cell>
          <table:table-cell table:style-name="ce6" table:formula="of:=['5-Zimmer-Wohnungen'.R13]/['5-Zimmer-Wohnungen'.$K13]-1" office:value-type="float" office:value="-0.0588235294117647" calcext:value-type="float">
            <text:p>-0.059</text:p>
          </table:table-cell>
          <table:table-cell table:style-name="ce6" table:formula="of:=['5-Zimmer-Wohnungen'.S13]/['5-Zimmer-Wohnungen'.$K13]-1" office:value-type="float" office:value="-0.117647058823529" calcext:value-type="float">
            <text:p>-0.118</text:p>
          </table:table-cell>
          <table:table-cell table:style-name="ce6" table:formula="of:=['5-Zimmer-Wohnungen'.T13]/['5-Zimmer-Wohnungen'.$K13]-1" office:value-type="float" office:value="-0.117647058823529" calcext:value-type="float">
            <text:p>-0.118</text:p>
          </table:table-cell>
          <table:table-cell table:style-name="ce6" table:formula="of:=['5-Zimmer-Wohnungen'.U13]/['5-Zimmer-Wohnungen'.$K13]-1" office:value-type="float" office:value="0" calcext:value-type="float">
            <text:p>0.000</text:p>
          </table:table-cell>
          <table:table-cell table:style-name="ce8" table:formula="of:=['5-Zimmer-Wohnungen'.U13]/['5-Zimmer-Wohnungen'.$K13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47 - 196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5-Zimmer-Wohnungen'.B15]/['5-Zimmer-Wohnungen'.$K15]-1" office:value-type="float" office:value="0.266666666666667" calcext:value-type="float">
            <text:p>0.267</text:p>
          </table:table-cell>
          <table:table-cell table:style-name="ce6" table:formula="of:=['5-Zimmer-Wohnungen'.C15]/['5-Zimmer-Wohnungen'.$K15]-1" office:value-type="float" office:value="0.133333333333333" calcext:value-type="float">
            <text:p>0.133</text:p>
          </table:table-cell>
          <table:table-cell table:style-name="ce6" table:formula="of:=['5-Zimmer-Wohnungen'.D15]/['5-Zimmer-Wohnungen'.$K15]-1" office:value-type="float" office:value="0.0666666666666667" calcext:value-type="float">
            <text:p>0.067</text:p>
          </table:table-cell>
          <table:table-cell table:style-name="ce6" table:formula="of:=['5-Zimmer-Wohnungen'.E15]/['5-Zimmer-Wohnungen'.$K15]-1" office:value-type="float" office:value="0" calcext:value-type="float">
            <text:p>0.000</text:p>
          </table:table-cell>
          <table:table-cell table:style-name="ce6" table:formula="of:=['5-Zimmer-Wohnungen'.F15]/['5-Zimmer-Wohnungen'.$K15]-1" office:value-type="float" office:value="0.0666666666666667" calcext:value-type="float">
            <text:p>0.067</text:p>
          </table:table-cell>
          <table:table-cell table:style-name="ce6" table:formula="of:=['5-Zimmer-Wohnungen'.G15]/['5-Zimmer-Wohnungen'.$K15]-1" office:value-type="float" office:value="0.0666666666666667" calcext:value-type="float">
            <text:p>0.067</text:p>
          </table:table-cell>
          <table:table-cell table:style-name="ce6" table:formula="of:=['5-Zimmer-Wohnungen'.H15]/['5-Zimmer-Wohnungen'.$K15]-1" office:value-type="float" office:value="0.0666666666666667" calcext:value-type="float">
            <text:p>0.067</text:p>
          </table:table-cell>
          <table:table-cell table:style-name="ce6" table:formula="of:=['5-Zimmer-Wohnungen'.I15]/['5-Zimmer-Wohnungen'.$K15]-1" office:value-type="float" office:value="0.133333333333333" calcext:value-type="float">
            <text:p>0.133</text:p>
          </table:table-cell>
          <table:table-cell table:style-name="ce6" table:formula="of:=['5-Zimmer-Wohnungen'.J15]/['5-Zimmer-Wohnungen'.$K15]-1" office:value-type="float" office:value="0.0666666666666667" calcext:value-type="float">
            <text:p>0.067</text:p>
          </table:table-cell>
          <table:table-cell table:style-name="ce7" table:formula="of:=['5-Zimmer-Wohnungen'.K15]/['5-Zimmer-Wohnungen'.$K15]-1" office:value-type="float" office:value="0" calcext:value-type="float">
            <text:p>0.000</text:p>
          </table:table-cell>
          <table:table-cell table:style-name="ce6" table:formula="of:=['5-Zimmer-Wohnungen'.L15]/['5-Zimmer-Wohnungen'.$K15]-1" office:value-type="float" office:value="0" calcext:value-type="float">
            <text:p>0.000</text:p>
          </table:table-cell>
          <table:table-cell table:style-name="ce6" table:formula="of:=['5-Zimmer-Wohnungen'.M15]/['5-Zimmer-Wohnungen'.$K15]-1" office:value-type="float" office:value="0.0666666666666667" calcext:value-type="float">
            <text:p>0.067</text:p>
          </table:table-cell>
          <table:table-cell table:style-name="ce6" table:formula="of:=['5-Zimmer-Wohnungen'.N15]/['5-Zimmer-Wohnungen'.$K15]-1" office:value-type="float" office:value="0" calcext:value-type="float">
            <text:p>0.000</text:p>
          </table:table-cell>
          <table:table-cell table:style-name="ce6" table:formula="of:=['5-Zimmer-Wohnungen'.O15]/['5-Zimmer-Wohnungen'.$K15]-1" office:value-type="float" office:value="0" calcext:value-type="float">
            <text:p>0.000</text:p>
          </table:table-cell>
          <table:table-cell table:style-name="ce6" table:formula="of:=['5-Zimmer-Wohnungen'.P15]/['5-Zimmer-Wohnungen'.$K15]-1" office:value-type="float" office:value="-0.0666666666666667" calcext:value-type="float">
            <text:p>-0.067</text:p>
          </table:table-cell>
          <table:table-cell table:style-name="ce6" table:formula="of:=['5-Zimmer-Wohnungen'.Q15]/['5-Zimmer-Wohnungen'.$K15]-1" office:value-type="float" office:value="0" calcext:value-type="float">
            <text:p>0.000</text:p>
          </table:table-cell>
          <table:table-cell table:style-name="ce6" table:formula="of:=['5-Zimmer-Wohnungen'.R15]/['5-Zimmer-Wohnungen'.$K15]-1" office:value-type="float" office:value="0" calcext:value-type="float">
            <text:p>0.000</text:p>
          </table:table-cell>
          <table:table-cell table:style-name="ce6" table:formula="of:=['5-Zimmer-Wohnungen'.S15]/['5-Zimmer-Wohnungen'.$K15]-1" office:value-type="float" office:value="-0.0666666666666667" calcext:value-type="float">
            <text:p>-0.067</text:p>
          </table:table-cell>
          <table:table-cell table:style-name="ce6" table:formula="of:=['5-Zimmer-Wohnungen'.T15]/['5-Zimmer-Wohnungen'.$K15]-1" office:value-type="float" office:value="-0.0666666666666667" calcext:value-type="float">
            <text:p>-0.067</text:p>
          </table:table-cell>
          <table:table-cell table:style-name="ce6" table:formula="of:=['5-Zimmer-Wohnungen'.U15]/['5-Zimmer-Wohnungen'.$K15]-1" office:value-type="float" office:value="0.0666666666666667" calcext:value-type="float">
            <text:p>0.067</text:p>
          </table:table-cell>
          <table:table-cell table:style-name="ce8" table:formula="of:=['5-Zimmer-Wohnungen'.U15]/['5-Zimmer-Wohnungen'.$K15]-1" office:value-type="float" office:value="0.0666666666666667" calcext:value-type="float">
            <text:p>0.06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5-Zimmer-Wohnungen'.B16]/['5-Zimmer-Wohnungen'.$K16]-1" office:value-type="float" office:value="0.3125" calcext:value-type="float">
            <text:p>0.313</text:p>
          </table:table-cell>
          <table:table-cell table:style-name="ce6" table:formula="of:=['5-Zimmer-Wohnungen'.C16]/['5-Zimmer-Wohnungen'.$K16]-1" office:value-type="float" office:value="0.125" calcext:value-type="float">
            <text:p>0.125</text:p>
          </table:table-cell>
          <table:table-cell table:style-name="ce6" table:formula="of:=['5-Zimmer-Wohnungen'.D16]/['5-Zimmer-Wohnungen'.$K16]-1" office:value-type="float" office:value="0.0625" calcext:value-type="float">
            <text:p>0.063</text:p>
          </table:table-cell>
          <table:table-cell table:style-name="ce6" table:formula="of:=['5-Zimmer-Wohnungen'.E16]/['5-Zimmer-Wohnungen'.$K16]-1" office:value-type="float" office:value="0" calcext:value-type="float">
            <text:p>0.000</text:p>
          </table:table-cell>
          <table:table-cell table:style-name="ce6" table:formula="of:=['5-Zimmer-Wohnungen'.F16]/['5-Zimmer-Wohnungen'.$K16]-1" office:value-type="float" office:value="0.0625" calcext:value-type="float">
            <text:p>0.063</text:p>
          </table:table-cell>
          <table:table-cell table:style-name="ce6" table:formula="of:=['5-Zimmer-Wohnungen'.G16]/['5-Zimmer-Wohnungen'.$K16]-1" office:value-type="float" office:value="0.0625" calcext:value-type="float">
            <text:p>0.063</text:p>
          </table:table-cell>
          <table:table-cell table:style-name="ce6" table:formula="of:=['5-Zimmer-Wohnungen'.H16]/['5-Zimmer-Wohnungen'.$K16]-1" office:value-type="float" office:value="0.0625" calcext:value-type="float">
            <text:p>0.063</text:p>
          </table:table-cell>
          <table:table-cell table:style-name="ce6" table:formula="of:=['5-Zimmer-Wohnungen'.I16]/['5-Zimmer-Wohnungen'.$K16]-1" office:value-type="float" office:value="0.125" calcext:value-type="float">
            <text:p>0.125</text:p>
          </table:table-cell>
          <table:table-cell table:style-name="ce6" table:formula="of:=['5-Zimmer-Wohnungen'.J16]/['5-Zimmer-Wohnungen'.$K16]-1" office:value-type="float" office:value="0.0625" calcext:value-type="float">
            <text:p>0.063</text:p>
          </table:table-cell>
          <table:table-cell table:style-name="ce7" table:formula="of:=['5-Zimmer-Wohnungen'.K16]/['5-Zimmer-Wohnungen'.$K16]-1" office:value-type="float" office:value="0" calcext:value-type="float">
            <text:p>0.000</text:p>
          </table:table-cell>
          <table:table-cell table:style-name="ce6" table:formula="of:=['5-Zimmer-Wohnungen'.L16]/['5-Zimmer-Wohnungen'.$K16]-1" office:value-type="float" office:value="0" calcext:value-type="float">
            <text:p>0.000</text:p>
          </table:table-cell>
          <table:table-cell table:style-name="ce6" table:formula="of:=['5-Zimmer-Wohnungen'.M16]/['5-Zimmer-Wohnungen'.$K16]-1" office:value-type="float" office:value="0.0625" calcext:value-type="float">
            <text:p>0.063</text:p>
          </table:table-cell>
          <table:table-cell table:style-name="ce6" table:formula="of:=['5-Zimmer-Wohnungen'.N16]/['5-Zimmer-Wohnungen'.$K16]-1" office:value-type="float" office:value="0" calcext:value-type="float">
            <text:p>0.000</text:p>
          </table:table-cell>
          <table:table-cell table:style-name="ce6" table:formula="of:=['5-Zimmer-Wohnungen'.O16]/['5-Zimmer-Wohnungen'.$K16]-1" office:value-type="float" office:value="0" calcext:value-type="float">
            <text:p>0.000</text:p>
          </table:table-cell>
          <table:table-cell table:style-name="ce6" table:formula="of:=['5-Zimmer-Wohnungen'.P16]/['5-Zimmer-Wohnungen'.$K16]-1" office:value-type="float" office:value="-0.0625" calcext:value-type="float">
            <text:p>-0.063</text:p>
          </table:table-cell>
          <table:table-cell table:style-name="ce6" table:formula="of:=['5-Zimmer-Wohnungen'.Q16]/['5-Zimmer-Wohnungen'.$K16]-1" office:value-type="float" office:value="-0.0625" calcext:value-type="float">
            <text:p>-0.063</text:p>
          </table:table-cell>
          <table:table-cell table:style-name="ce6" table:formula="of:=['5-Zimmer-Wohnungen'.R16]/['5-Zimmer-Wohnungen'.$K16]-1" office:value-type="float" office:value="0" calcext:value-type="float">
            <text:p>0.000</text:p>
          </table:table-cell>
          <table:table-cell table:style-name="ce6" table:formula="of:=['5-Zimmer-Wohnungen'.S16]/['5-Zimmer-Wohnungen'.$K16]-1" office:value-type="float" office:value="-0.0625" calcext:value-type="float">
            <text:p>-0.063</text:p>
          </table:table-cell>
          <table:table-cell table:style-name="ce6" table:formula="of:=['5-Zimmer-Wohnungen'.T16]/['5-Zimmer-Wohnungen'.$K16]-1" office:value-type="float" office:value="-0.0625" calcext:value-type="float">
            <text:p>-0.063</text:p>
          </table:table-cell>
          <table:table-cell table:style-name="ce6" table:formula="of:=['5-Zimmer-Wohnungen'.U16]/['5-Zimmer-Wohnungen'.$K16]-1" office:value-type="float" office:value="0" calcext:value-type="float">
            <text:p>0.000</text:p>
          </table:table-cell>
          <table:table-cell table:style-name="ce8" table:formula="of:=['5-Zimmer-Wohnungen'.U16]/['5-Zimmer-Wohnungen'.$K16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61 - 197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5-Zimmer-Wohnungen'.B18]/['5-Zimmer-Wohnungen'.$K18]-1" office:value-type="float" office:value="0.3125" calcext:value-type="float">
            <text:p>0.313</text:p>
          </table:table-cell>
          <table:table-cell table:style-name="ce6" table:formula="of:=['5-Zimmer-Wohnungen'.C18]/['5-Zimmer-Wohnungen'.$K18]-1" office:value-type="float" office:value="0.125" calcext:value-type="float">
            <text:p>0.125</text:p>
          </table:table-cell>
          <table:table-cell table:style-name="ce6" table:formula="of:=['5-Zimmer-Wohnungen'.D18]/['5-Zimmer-Wohnungen'.$K18]-1" office:value-type="float" office:value="0.0625" calcext:value-type="float">
            <text:p>0.063</text:p>
          </table:table-cell>
          <table:table-cell table:style-name="ce6" table:formula="of:=['5-Zimmer-Wohnungen'.E18]/['5-Zimmer-Wohnungen'.$K18]-1" office:value-type="float" office:value="0" calcext:value-type="float">
            <text:p>0.000</text:p>
          </table:table-cell>
          <table:table-cell table:style-name="ce6" table:formula="of:=['5-Zimmer-Wohnungen'.F18]/['5-Zimmer-Wohnungen'.$K18]-1" office:value-type="float" office:value="0.0625" calcext:value-type="float">
            <text:p>0.063</text:p>
          </table:table-cell>
          <table:table-cell table:style-name="ce6" table:formula="of:=['5-Zimmer-Wohnungen'.G18]/['5-Zimmer-Wohnungen'.$K18]-1" office:value-type="float" office:value="0.0625" calcext:value-type="float">
            <text:p>0.063</text:p>
          </table:table-cell>
          <table:table-cell table:style-name="ce6" table:formula="of:=['5-Zimmer-Wohnungen'.H18]/['5-Zimmer-Wohnungen'.$K18]-1" office:value-type="float" office:value="0.125" calcext:value-type="float">
            <text:p>0.125</text:p>
          </table:table-cell>
          <table:table-cell table:style-name="ce6" table:formula="of:=['5-Zimmer-Wohnungen'.I18]/['5-Zimmer-Wohnungen'.$K18]-1" office:value-type="float" office:value="0.125" calcext:value-type="float">
            <text:p>0.125</text:p>
          </table:table-cell>
          <table:table-cell table:style-name="ce6" table:formula="of:=['5-Zimmer-Wohnungen'.J18]/['5-Zimmer-Wohnungen'.$K18]-1" office:value-type="float" office:value="0.0625" calcext:value-type="float">
            <text:p>0.063</text:p>
          </table:table-cell>
          <table:table-cell table:style-name="ce7" table:formula="of:=['5-Zimmer-Wohnungen'.K18]/['5-Zimmer-Wohnungen'.$K18]-1" office:value-type="float" office:value="0" calcext:value-type="float">
            <text:p>0.000</text:p>
          </table:table-cell>
          <table:table-cell table:style-name="ce6" table:formula="of:=['5-Zimmer-Wohnungen'.L18]/['5-Zimmer-Wohnungen'.$K18]-1" office:value-type="float" office:value="0" calcext:value-type="float">
            <text:p>0.000</text:p>
          </table:table-cell>
          <table:table-cell table:style-name="ce6" table:formula="of:=['5-Zimmer-Wohnungen'.M18]/['5-Zimmer-Wohnungen'.$K18]-1" office:value-type="float" office:value="0.0625" calcext:value-type="float">
            <text:p>0.063</text:p>
          </table:table-cell>
          <table:table-cell table:style-name="ce6" table:formula="of:=['5-Zimmer-Wohnungen'.N18]/['5-Zimmer-Wohnungen'.$K18]-1" office:value-type="float" office:value="0" calcext:value-type="float">
            <text:p>0.000</text:p>
          </table:table-cell>
          <table:table-cell table:style-name="ce6" table:formula="of:=['5-Zimmer-Wohnungen'.O18]/['5-Zimmer-Wohnungen'.$K18]-1" office:value-type="float" office:value="0" calcext:value-type="float">
            <text:p>0.000</text:p>
          </table:table-cell>
          <table:table-cell table:style-name="ce6" table:formula="of:=['5-Zimmer-Wohnungen'.P18]/['5-Zimmer-Wohnungen'.$K18]-1" office:value-type="float" office:value="-0.0625" calcext:value-type="float">
            <text:p>-0.063</text:p>
          </table:table-cell>
          <table:table-cell table:style-name="ce6" table:formula="of:=['5-Zimmer-Wohnungen'.Q18]/['5-Zimmer-Wohnungen'.$K18]-1" office:value-type="float" office:value="0" calcext:value-type="float">
            <text:p>0.000</text:p>
          </table:table-cell>
          <table:table-cell table:style-name="ce6" table:formula="of:=['5-Zimmer-Wohnungen'.R18]/['5-Zimmer-Wohnungen'.$K18]-1" office:value-type="float" office:value="0" calcext:value-type="float">
            <text:p>0.000</text:p>
          </table:table-cell>
          <table:table-cell table:style-name="ce6" table:formula="of:=['5-Zimmer-Wohnungen'.S18]/['5-Zimmer-Wohnungen'.$K18]-1" office:value-type="float" office:value="-0.0625" calcext:value-type="float">
            <text:p>-0.063</text:p>
          </table:table-cell>
          <table:table-cell table:style-name="ce6" table:formula="of:=['5-Zimmer-Wohnungen'.T18]/['5-Zimmer-Wohnungen'.$K18]-1" office:value-type="float" office:value="-0.0625" calcext:value-type="float">
            <text:p>-0.063</text:p>
          </table:table-cell>
          <table:table-cell table:style-name="ce6" table:formula="of:=['5-Zimmer-Wohnungen'.U18]/['5-Zimmer-Wohnungen'.$K18]-1" office:value-type="float" office:value="0.0625" calcext:value-type="float">
            <text:p>0.063</text:p>
          </table:table-cell>
          <table:table-cell table:style-name="ce8" table:formula="of:=['5-Zimmer-Wohnungen'.U18]/['5-Zimmer-Wohnungen'.$K18]-1" office:value-type="float" office:value="0.0625" calcext:value-type="float">
            <text:p>0.06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5-Zimmer-Wohnungen'.B19]/['5-Zimmer-Wohnungen'.$K19]-1" office:value-type="float" office:value="0.235294117647059" calcext:value-type="float">
            <text:p>0.235</text:p>
          </table:table-cell>
          <table:table-cell table:style-name="ce6" table:formula="of:=['5-Zimmer-Wohnungen'.C19]/['5-Zimmer-Wohnungen'.$K19]-1" office:value-type="float" office:value="0.0588235294117647" calcext:value-type="float">
            <text:p>0.059</text:p>
          </table:table-cell>
          <table:table-cell table:style-name="ce6" table:formula="of:=['5-Zimmer-Wohnungen'.D19]/['5-Zimmer-Wohnungen'.$K19]-1" office:value-type="float" office:value="0.0588235294117647" calcext:value-type="float">
            <text:p>0.059</text:p>
          </table:table-cell>
          <table:table-cell table:style-name="ce6" table:formula="of:=['5-Zimmer-Wohnungen'.E19]/['5-Zimmer-Wohnungen'.$K19]-1" office:value-type="float" office:value="0" calcext:value-type="float">
            <text:p>0.000</text:p>
          </table:table-cell>
          <table:table-cell table:style-name="ce6" table:formula="of:=['5-Zimmer-Wohnungen'.F19]/['5-Zimmer-Wohnungen'.$K19]-1" office:value-type="float" office:value="0.0588235294117647" calcext:value-type="float">
            <text:p>0.059</text:p>
          </table:table-cell>
          <table:table-cell table:style-name="ce6" table:formula="of:=['5-Zimmer-Wohnungen'.G19]/['5-Zimmer-Wohnungen'.$K19]-1" office:value-type="float" office:value="0" calcext:value-type="float">
            <text:p>0.000</text:p>
          </table:table-cell>
          <table:table-cell table:style-name="ce6" table:formula="of:=['5-Zimmer-Wohnungen'.H19]/['5-Zimmer-Wohnungen'.$K19]-1" office:value-type="float" office:value="0.0588235294117647" calcext:value-type="float">
            <text:p>0.059</text:p>
          </table:table-cell>
          <table:table-cell table:style-name="ce6" table:formula="of:=['5-Zimmer-Wohnungen'.I19]/['5-Zimmer-Wohnungen'.$K19]-1" office:value-type="float" office:value="0.0588235294117647" calcext:value-type="float">
            <text:p>0.059</text:p>
          </table:table-cell>
          <table:table-cell table:style-name="ce6" table:formula="of:=['5-Zimmer-Wohnungen'.J19]/['5-Zimmer-Wohnungen'.$K19]-1" office:value-type="float" office:value="0" calcext:value-type="float">
            <text:p>0.000</text:p>
          </table:table-cell>
          <table:table-cell table:style-name="ce7" table:formula="of:=['5-Zimmer-Wohnungen'.K19]/['5-Zimmer-Wohnungen'.$K19]-1" office:value-type="float" office:value="0" calcext:value-type="float">
            <text:p>0.000</text:p>
          </table:table-cell>
          <table:table-cell table:style-name="ce6" table:formula="of:=['5-Zimmer-Wohnungen'.L19]/['5-Zimmer-Wohnungen'.$K19]-1" office:value-type="float" office:value="-0.0588235294117647" calcext:value-type="float">
            <text:p>-0.059</text:p>
          </table:table-cell>
          <table:table-cell table:style-name="ce6" table:formula="of:=['5-Zimmer-Wohnungen'.M19]/['5-Zimmer-Wohnungen'.$K19]-1" office:value-type="float" office:value="0" calcext:value-type="float">
            <text:p>0.000</text:p>
          </table:table-cell>
          <table:table-cell table:style-name="ce6" table:formula="of:=['5-Zimmer-Wohnungen'.N19]/['5-Zimmer-Wohnungen'.$K19]-1" office:value-type="float" office:value="0" calcext:value-type="float">
            <text:p>0.000</text:p>
          </table:table-cell>
          <table:table-cell table:style-name="ce6" table:formula="of:=['5-Zimmer-Wohnungen'.O19]/['5-Zimmer-Wohnungen'.$K19]-1" office:value-type="float" office:value="0" calcext:value-type="float">
            <text:p>0.000</text:p>
          </table:table-cell>
          <table:table-cell table:style-name="ce6" table:formula="of:=['5-Zimmer-Wohnungen'.P19]/['5-Zimmer-Wohnungen'.$K19]-1" office:value-type="float" office:value="-0.117647058823529" calcext:value-type="float">
            <text:p>-0.118</text:p>
          </table:table-cell>
          <table:table-cell table:style-name="ce6" table:formula="of:=['5-Zimmer-Wohnungen'.Q19]/['5-Zimmer-Wohnungen'.$K19]-1" office:value-type="float" office:value="-0.0588235294117647" calcext:value-type="float">
            <text:p>-0.059</text:p>
          </table:table-cell>
          <table:table-cell table:style-name="ce6" table:formula="of:=['5-Zimmer-Wohnungen'.R19]/['5-Zimmer-Wohnungen'.$K19]-1" office:value-type="float" office:value="-0.0588235294117647" calcext:value-type="float">
            <text:p>-0.059</text:p>
          </table:table-cell>
          <table:table-cell table:style-name="ce6" table:formula="of:=['5-Zimmer-Wohnungen'.S19]/['5-Zimmer-Wohnungen'.$K19]-1" office:value-type="float" office:value="-0.117647058823529" calcext:value-type="float">
            <text:p>-0.118</text:p>
          </table:table-cell>
          <table:table-cell table:style-name="ce6" table:formula="of:=['5-Zimmer-Wohnungen'.T19]/['5-Zimmer-Wohnungen'.$K19]-1" office:value-type="float" office:value="-0.0588235294117647" calcext:value-type="float">
            <text:p>-0.059</text:p>
          </table:table-cell>
          <table:table-cell table:style-name="ce6" table:formula="of:=['5-Zimmer-Wohnungen'.U19]/['5-Zimmer-Wohnungen'.$K19]-1" office:value-type="float" office:value="0" calcext:value-type="float">
            <text:p>0.000</text:p>
          </table:table-cell>
          <table:table-cell table:style-name="ce8" table:formula="of:=['5-Zimmer-Wohnungen'.U19]/['5-Zimmer-Wohnungen'.$K19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71 - 198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5-Zimmer-Wohnungen'.B21]/['5-Zimmer-Wohnungen'.$K21]-1" office:value-type="float" office:value="0.294117647058824" calcext:value-type="float">
            <text:p>0.294</text:p>
          </table:table-cell>
          <table:table-cell table:style-name="ce6" table:formula="of:=['5-Zimmer-Wohnungen'.C21]/['5-Zimmer-Wohnungen'.$K21]-1" office:value-type="float" office:value="0.117647058823529" calcext:value-type="float">
            <text:p>0.118</text:p>
          </table:table-cell>
          <table:table-cell table:style-name="ce6" table:formula="of:=['5-Zimmer-Wohnungen'.D21]/['5-Zimmer-Wohnungen'.$K21]-1" office:value-type="float" office:value="0.0588235294117647" calcext:value-type="float">
            <text:p>0.059</text:p>
          </table:table-cell>
          <table:table-cell table:style-name="ce6" table:formula="of:=['5-Zimmer-Wohnungen'.E21]/['5-Zimmer-Wohnungen'.$K21]-1" office:value-type="float" office:value="0" calcext:value-type="float">
            <text:p>0.000</text:p>
          </table:table-cell>
          <table:table-cell table:style-name="ce6" table:formula="of:=['5-Zimmer-Wohnungen'.F21]/['5-Zimmer-Wohnungen'.$K21]-1" office:value-type="float" office:value="0.0588235294117647" calcext:value-type="float">
            <text:p>0.059</text:p>
          </table:table-cell>
          <table:table-cell table:style-name="ce6" table:formula="of:=['5-Zimmer-Wohnungen'.G21]/['5-Zimmer-Wohnungen'.$K21]-1" office:value-type="float" office:value="0.0588235294117647" calcext:value-type="float">
            <text:p>0.059</text:p>
          </table:table-cell>
          <table:table-cell table:style-name="ce6" table:formula="of:=['5-Zimmer-Wohnungen'.H21]/['5-Zimmer-Wohnungen'.$K21]-1" office:value-type="float" office:value="0.117647058823529" calcext:value-type="float">
            <text:p>0.118</text:p>
          </table:table-cell>
          <table:table-cell table:style-name="ce6" table:formula="of:=['5-Zimmer-Wohnungen'.I21]/['5-Zimmer-Wohnungen'.$K21]-1" office:value-type="float" office:value="0.117647058823529" calcext:value-type="float">
            <text:p>0.118</text:p>
          </table:table-cell>
          <table:table-cell table:style-name="ce6" table:formula="of:=['5-Zimmer-Wohnungen'.J21]/['5-Zimmer-Wohnungen'.$K21]-1" office:value-type="float" office:value="0.0588235294117647" calcext:value-type="float">
            <text:p>0.059</text:p>
          </table:table-cell>
          <table:table-cell table:style-name="ce7" table:formula="of:=['5-Zimmer-Wohnungen'.K21]/['5-Zimmer-Wohnungen'.$K21]-1" office:value-type="float" office:value="0" calcext:value-type="float">
            <text:p>0.000</text:p>
          </table:table-cell>
          <table:table-cell table:style-name="ce6" table:formula="of:=['5-Zimmer-Wohnungen'.L21]/['5-Zimmer-Wohnungen'.$K21]-1" office:value-type="float" office:value="0" calcext:value-type="float">
            <text:p>0.000</text:p>
          </table:table-cell>
          <table:table-cell table:style-name="ce6" table:formula="of:=['5-Zimmer-Wohnungen'.M21]/['5-Zimmer-Wohnungen'.$K21]-1" office:value-type="float" office:value="0.0588235294117647" calcext:value-type="float">
            <text:p>0.059</text:p>
          </table:table-cell>
          <table:table-cell table:style-name="ce6" table:formula="of:=['5-Zimmer-Wohnungen'.N21]/['5-Zimmer-Wohnungen'.$K21]-1" office:value-type="float" office:value="0" calcext:value-type="float">
            <text:p>0.000</text:p>
          </table:table-cell>
          <table:table-cell table:style-name="ce6" table:formula="of:=['5-Zimmer-Wohnungen'.O21]/['5-Zimmer-Wohnungen'.$K21]-1" office:value-type="float" office:value="0" calcext:value-type="float">
            <text:p>0.000</text:p>
          </table:table-cell>
          <table:table-cell table:style-name="ce6" table:formula="of:=['5-Zimmer-Wohnungen'.P21]/['5-Zimmer-Wohnungen'.$K21]-1" office:value-type="float" office:value="-0.0588235294117647" calcext:value-type="float">
            <text:p>-0.059</text:p>
          </table:table-cell>
          <table:table-cell table:style-name="ce6" table:formula="of:=['5-Zimmer-Wohnungen'.Q21]/['5-Zimmer-Wohnungen'.$K21]-1" office:value-type="float" office:value="-0.0588235294117647" calcext:value-type="float">
            <text:p>-0.059</text:p>
          </table:table-cell>
          <table:table-cell table:style-name="ce6" table:formula="of:=['5-Zimmer-Wohnungen'.R21]/['5-Zimmer-Wohnungen'.$K21]-1" office:value-type="float" office:value="0" calcext:value-type="float">
            <text:p>0.000</text:p>
          </table:table-cell>
          <table:table-cell table:style-name="ce6" table:formula="of:=['5-Zimmer-Wohnungen'.S21]/['5-Zimmer-Wohnungen'.$K21]-1" office:value-type="float" office:value="-0.0588235294117647" calcext:value-type="float">
            <text:p>-0.059</text:p>
          </table:table-cell>
          <table:table-cell table:style-name="ce6" table:formula="of:=['5-Zimmer-Wohnungen'.T21]/['5-Zimmer-Wohnungen'.$K21]-1" office:value-type="float" office:value="-0.0588235294117647" calcext:value-type="float">
            <text:p>-0.059</text:p>
          </table:table-cell>
          <table:table-cell table:style-name="ce6" table:formula="of:=['5-Zimmer-Wohnungen'.U21]/['5-Zimmer-Wohnungen'.$K21]-1" office:value-type="float" office:value="0.0588235294117647" calcext:value-type="float">
            <text:p>0.059</text:p>
          </table:table-cell>
          <table:table-cell table:style-name="ce8" table:formula="of:=['5-Zimmer-Wohnungen'.U21]/['5-Zimmer-Wohnungen'.$K21]-1" office:value-type="float" office:value="0.0588235294117647" calcext:value-type="float">
            <text:p>0.05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5-Zimmer-Wohnungen'.B22]/['5-Zimmer-Wohnungen'.$K22]-1" office:value-type="float" office:value="0.277777777777778" calcext:value-type="float">
            <text:p>0.278</text:p>
          </table:table-cell>
          <table:table-cell table:style-name="ce6" table:formula="of:=['5-Zimmer-Wohnungen'.C22]/['5-Zimmer-Wohnungen'.$K22]-1" office:value-type="float" office:value="0.111111111111111" calcext:value-type="float">
            <text:p>0.111</text:p>
          </table:table-cell>
          <table:table-cell table:style-name="ce6" table:formula="of:=['5-Zimmer-Wohnungen'.D22]/['5-Zimmer-Wohnungen'.$K22]-1" office:value-type="float" office:value="0.0555555555555556" calcext:value-type="float">
            <text:p>0.056</text:p>
          </table:table-cell>
          <table:table-cell table:style-name="ce6" table:formula="of:=['5-Zimmer-Wohnungen'.E22]/['5-Zimmer-Wohnungen'.$K22]-1" office:value-type="float" office:value="0" calcext:value-type="float">
            <text:p>0.000</text:p>
          </table:table-cell>
          <table:table-cell table:style-name="ce6" table:formula="of:=['5-Zimmer-Wohnungen'.F22]/['5-Zimmer-Wohnungen'.$K22]-1" office:value-type="float" office:value="0.0555555555555556" calcext:value-type="float">
            <text:p>0.056</text:p>
          </table:table-cell>
          <table:table-cell table:style-name="ce6" table:formula="of:=['5-Zimmer-Wohnungen'.G22]/['5-Zimmer-Wohnungen'.$K22]-1" office:value-type="float" office:value="0.0555555555555556" calcext:value-type="float">
            <text:p>0.056</text:p>
          </table:table-cell>
          <table:table-cell table:style-name="ce6" table:formula="of:=['5-Zimmer-Wohnungen'.H22]/['5-Zimmer-Wohnungen'.$K22]-1" office:value-type="float" office:value="0.0555555555555556" calcext:value-type="float">
            <text:p>0.056</text:p>
          </table:table-cell>
          <table:table-cell table:style-name="ce6" table:formula="of:=['5-Zimmer-Wohnungen'.I22]/['5-Zimmer-Wohnungen'.$K22]-1" office:value-type="float" office:value="0.0555555555555556" calcext:value-type="float">
            <text:p>0.056</text:p>
          </table:table-cell>
          <table:table-cell table:style-name="ce6" table:formula="of:=['5-Zimmer-Wohnungen'.J22]/['5-Zimmer-Wohnungen'.$K22]-1" office:value-type="float" office:value="0.0555555555555556" calcext:value-type="float">
            <text:p>0.056</text:p>
          </table:table-cell>
          <table:table-cell table:style-name="ce7" table:formula="of:=['5-Zimmer-Wohnungen'.K22]/['5-Zimmer-Wohnungen'.$K22]-1" office:value-type="float" office:value="0" calcext:value-type="float">
            <text:p>0.000</text:p>
          </table:table-cell>
          <table:table-cell table:style-name="ce6" table:formula="of:=['5-Zimmer-Wohnungen'.L22]/['5-Zimmer-Wohnungen'.$K22]-1" office:value-type="float" office:value="0" calcext:value-type="float">
            <text:p>0.000</text:p>
          </table:table-cell>
          <table:table-cell table:style-name="ce6" table:formula="of:=['5-Zimmer-Wohnungen'.M22]/['5-Zimmer-Wohnungen'.$K22]-1" office:value-type="float" office:value="0.0555555555555556" calcext:value-type="float">
            <text:p>0.056</text:p>
          </table:table-cell>
          <table:table-cell table:style-name="ce6" table:formula="of:=['5-Zimmer-Wohnungen'.N22]/['5-Zimmer-Wohnungen'.$K22]-1" office:value-type="float" office:value="0" calcext:value-type="float">
            <text:p>0.000</text:p>
          </table:table-cell>
          <table:table-cell table:style-name="ce6" table:formula="of:=['5-Zimmer-Wohnungen'.O22]/['5-Zimmer-Wohnungen'.$K22]-1" office:value-type="float" office:value="0" calcext:value-type="float">
            <text:p>0.000</text:p>
          </table:table-cell>
          <table:table-cell table:style-name="ce6" table:formula="of:=['5-Zimmer-Wohnungen'.P22]/['5-Zimmer-Wohnungen'.$K22]-1" office:value-type="float" office:value="-0.0555555555555556" calcext:value-type="float">
            <text:p>-0.056</text:p>
          </table:table-cell>
          <table:table-cell table:style-name="ce6" table:formula="of:=['5-Zimmer-Wohnungen'.Q22]/['5-Zimmer-Wohnungen'.$K22]-1" office:value-type="float" office:value="-0.0555555555555556" calcext:value-type="float">
            <text:p>-0.056</text:p>
          </table:table-cell>
          <table:table-cell table:style-name="ce6" table:formula="of:=['5-Zimmer-Wohnungen'.R22]/['5-Zimmer-Wohnungen'.$K22]-1" office:value-type="float" office:value="0" calcext:value-type="float">
            <text:p>0.000</text:p>
          </table:table-cell>
          <table:table-cell table:style-name="ce6" table:formula="of:=['5-Zimmer-Wohnungen'.S22]/['5-Zimmer-Wohnungen'.$K22]-1" office:value-type="float" office:value="-0.111111111111111" calcext:value-type="float">
            <text:p>-0.111</text:p>
          </table:table-cell>
          <table:table-cell table:style-name="ce6" table:formula="of:=['5-Zimmer-Wohnungen'.T22]/['5-Zimmer-Wohnungen'.$K22]-1" office:value-type="float" office:value="-0.0555555555555556" calcext:value-type="float">
            <text:p>-0.056</text:p>
          </table:table-cell>
          <table:table-cell table:style-name="ce6" table:formula="of:=['5-Zimmer-Wohnungen'.U22]/['5-Zimmer-Wohnungen'.$K22]-1" office:value-type="float" office:value="0" calcext:value-type="float">
            <text:p>0.000</text:p>
          </table:table-cell>
          <table:table-cell table:style-name="ce8" table:formula="of:=['5-Zimmer-Wohnungen'.U22]/['5-Zimmer-Wohnungen'.$K22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81 - 199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</text:p>
          </table:table-cell>
          <table:table-cell table:style-name="ce6" table:formula="of:=['5-Zimmer-Wohnungen'.B24]/['5-Zimmer-Wohnungen'.$K24]-1" office:value-type="float" office:value="0.3" calcext:value-type="float">
            <text:p>0.300</text:p>
          </table:table-cell>
          <table:table-cell table:style-name="ce6" table:formula="of:=['5-Zimmer-Wohnungen'.C24]/['5-Zimmer-Wohnungen'.$K24]-1" office:value-type="float" office:value="0.1" calcext:value-type="float">
            <text:p>0.100</text:p>
          </table:table-cell>
          <table:table-cell table:style-name="ce6" table:formula="of:=['5-Zimmer-Wohnungen'.D24]/['5-Zimmer-Wohnungen'.$K24]-1" office:value-type="float" office:value="0.1" calcext:value-type="float">
            <text:p>0.100</text:p>
          </table:table-cell>
          <table:table-cell table:style-name="ce6" table:formula="of:=['5-Zimmer-Wohnungen'.E24]/['5-Zimmer-Wohnungen'.$K24]-1" office:value-type="float" office:value="0" calcext:value-type="float">
            <text:p>0.000</text:p>
          </table:table-cell>
          <table:table-cell table:style-name="ce6" table:formula="of:=['5-Zimmer-Wohnungen'.F24]/['5-Zimmer-Wohnungen'.$K24]-1" office:value-type="float" office:value="0.05" calcext:value-type="float">
            <text:p>0.050</text:p>
          </table:table-cell>
          <table:table-cell table:style-name="ce6" table:formula="of:=['5-Zimmer-Wohnungen'.G24]/['5-Zimmer-Wohnungen'.$K24]-1" office:value-type="float" office:value="0.05" calcext:value-type="float">
            <text:p>0.050</text:p>
          </table:table-cell>
          <table:table-cell table:style-name="ce6" table:formula="of:=['5-Zimmer-Wohnungen'.H24]/['5-Zimmer-Wohnungen'.$K24]-1" office:value-type="float" office:value="0.1" calcext:value-type="float">
            <text:p>0.100</text:p>
          </table:table-cell>
          <table:table-cell table:style-name="ce6" table:formula="of:=['5-Zimmer-Wohnungen'.I24]/['5-Zimmer-Wohnungen'.$K24]-1" office:value-type="float" office:value="0.1" calcext:value-type="float">
            <text:p>0.100</text:p>
          </table:table-cell>
          <table:table-cell table:style-name="ce6" table:formula="of:=['5-Zimmer-Wohnungen'.J24]/['5-Zimmer-Wohnungen'.$K24]-1" office:value-type="float" office:value="0.05" calcext:value-type="float">
            <text:p>0.050</text:p>
          </table:table-cell>
          <table:table-cell table:style-name="ce7" table:formula="of:=['5-Zimmer-Wohnungen'.K24]/['5-Zimmer-Wohnungen'.$K24]-1" office:value-type="float" office:value="0" calcext:value-type="float">
            <text:p>0.000</text:p>
          </table:table-cell>
          <table:table-cell table:style-name="ce6" table:formula="of:=['5-Zimmer-Wohnungen'.L24]/['5-Zimmer-Wohnungen'.$K24]-1" office:value-type="float" office:value="0" calcext:value-type="float">
            <text:p>0.000</text:p>
          </table:table-cell>
          <table:table-cell table:style-name="ce6" table:formula="of:=['5-Zimmer-Wohnungen'.M24]/['5-Zimmer-Wohnungen'.$K24]-1" office:value-type="float" office:value="0.05" calcext:value-type="float">
            <text:p>0.050</text:p>
          </table:table-cell>
          <table:table-cell table:style-name="ce6" table:formula="of:=['5-Zimmer-Wohnungen'.N24]/['5-Zimmer-Wohnungen'.$K24]-1" office:value-type="float" office:value="0" calcext:value-type="float">
            <text:p>0.000</text:p>
          </table:table-cell>
          <table:table-cell table:style-name="ce6" table:formula="of:=['5-Zimmer-Wohnungen'.O24]/['5-Zimmer-Wohnungen'.$K24]-1" office:value-type="float" office:value="0" calcext:value-type="float">
            <text:p>0.000</text:p>
          </table:table-cell>
          <table:table-cell table:style-name="ce6" table:formula="of:=['5-Zimmer-Wohnungen'.P24]/['5-Zimmer-Wohnungen'.$K24]-1" office:value-type="float" office:value="-0.05" calcext:value-type="float">
            <text:p>-0.050</text:p>
          </table:table-cell>
          <table:table-cell table:style-name="ce6" table:formula="of:=['5-Zimmer-Wohnungen'.Q24]/['5-Zimmer-Wohnungen'.$K24]-1" office:value-type="float" office:value="-0.05" calcext:value-type="float">
            <text:p>-0.050</text:p>
          </table:table-cell>
          <table:table-cell table:style-name="ce6" table:formula="of:=['5-Zimmer-Wohnungen'.R24]/['5-Zimmer-Wohnungen'.$K24]-1" office:value-type="float" office:value="0" calcext:value-type="float">
            <text:p>0.000</text:p>
          </table:table-cell>
          <table:table-cell table:style-name="ce6" table:formula="of:=['5-Zimmer-Wohnungen'.S24]/['5-Zimmer-Wohnungen'.$K24]-1" office:value-type="float" office:value="-0.05" calcext:value-type="float">
            <text:p>-0.050</text:p>
          </table:table-cell>
          <table:table-cell table:style-name="ce6" table:formula="of:=['5-Zimmer-Wohnungen'.T24]/['5-Zimmer-Wohnungen'.$K24]-1" office:value-type="float" office:value="-0.05" calcext:value-type="float">
            <text:p>-0.050</text:p>
          </table:table-cell>
          <table:table-cell table:style-name="ce6" table:formula="of:=['5-Zimmer-Wohnungen'.U24]/['5-Zimmer-Wohnungen'.$K24]-1" office:value-type="float" office:value="0" calcext:value-type="float">
            <text:p>0.000</text:p>
          </table:table-cell>
          <table:table-cell table:style-name="ce8" table:formula="of:=['5-Zimmer-Wohnungen'.U24]/['5-Zimmer-Wohnungen'.$K24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</text:p>
          </table:table-cell>
          <table:table-cell table:style-name="ce6" table:formula="of:=['5-Zimmer-Wohnungen'.B25]/['5-Zimmer-Wohnungen'.$K25]-1" office:value-type="float" office:value="0.3" calcext:value-type="float">
            <text:p>0.300</text:p>
          </table:table-cell>
          <table:table-cell table:style-name="ce6" table:formula="of:=['5-Zimmer-Wohnungen'.C25]/['5-Zimmer-Wohnungen'.$K25]-1" office:value-type="float" office:value="0.15" calcext:value-type="float">
            <text:p>0.150</text:p>
          </table:table-cell>
          <table:table-cell table:style-name="ce6" table:formula="of:=['5-Zimmer-Wohnungen'.D25]/['5-Zimmer-Wohnungen'.$K25]-1" office:value-type="float" office:value="0.1" calcext:value-type="float">
            <text:p>0.100</text:p>
          </table:table-cell>
          <table:table-cell table:style-name="ce6" table:formula="of:=['5-Zimmer-Wohnungen'.E25]/['5-Zimmer-Wohnungen'.$K25]-1" office:value-type="float" office:value="0" calcext:value-type="float">
            <text:p>0.000</text:p>
          </table:table-cell>
          <table:table-cell table:style-name="ce6" table:formula="of:=['5-Zimmer-Wohnungen'.F25]/['5-Zimmer-Wohnungen'.$K25]-1" office:value-type="float" office:value="0.1" calcext:value-type="float">
            <text:p>0.100</text:p>
          </table:table-cell>
          <table:table-cell table:style-name="ce6" table:formula="of:=['5-Zimmer-Wohnungen'.G25]/['5-Zimmer-Wohnungen'.$K25]-1" office:value-type="float" office:value="0.05" calcext:value-type="float">
            <text:p>0.050</text:p>
          </table:table-cell>
          <table:table-cell table:style-name="ce6" table:formula="of:=['5-Zimmer-Wohnungen'.H25]/['5-Zimmer-Wohnungen'.$K25]-1" office:value-type="float" office:value="0.1" calcext:value-type="float">
            <text:p>0.100</text:p>
          </table:table-cell>
          <table:table-cell table:style-name="ce6" table:formula="of:=['5-Zimmer-Wohnungen'.I25]/['5-Zimmer-Wohnungen'.$K25]-1" office:value-type="float" office:value="0.1" calcext:value-type="float">
            <text:p>0.100</text:p>
          </table:table-cell>
          <table:table-cell table:style-name="ce6" table:formula="of:=['5-Zimmer-Wohnungen'.J25]/['5-Zimmer-Wohnungen'.$K25]-1" office:value-type="float" office:value="0.05" calcext:value-type="float">
            <text:p>0.050</text:p>
          </table:table-cell>
          <table:table-cell table:style-name="ce7" table:formula="of:=['5-Zimmer-Wohnungen'.K25]/['5-Zimmer-Wohnungen'.$K25]-1" office:value-type="float" office:value="0" calcext:value-type="float">
            <text:p>0.000</text:p>
          </table:table-cell>
          <table:table-cell table:style-name="ce6" table:formula="of:=['5-Zimmer-Wohnungen'.L25]/['5-Zimmer-Wohnungen'.$K25]-1" office:value-type="float" office:value="0" calcext:value-type="float">
            <text:p>0.000</text:p>
          </table:table-cell>
          <table:table-cell table:style-name="ce6" table:formula="of:=['5-Zimmer-Wohnungen'.M25]/['5-Zimmer-Wohnungen'.$K25]-1" office:value-type="float" office:value="0.05" calcext:value-type="float">
            <text:p>0.050</text:p>
          </table:table-cell>
          <table:table-cell table:style-name="ce6" table:formula="of:=['5-Zimmer-Wohnungen'.N25]/['5-Zimmer-Wohnungen'.$K25]-1" office:value-type="float" office:value="0" calcext:value-type="float">
            <text:p>0.000</text:p>
          </table:table-cell>
          <table:table-cell table:style-name="ce6" table:formula="of:=['5-Zimmer-Wohnungen'.O25]/['5-Zimmer-Wohnungen'.$K25]-1" office:value-type="float" office:value="0" calcext:value-type="float">
            <text:p>0.000</text:p>
          </table:table-cell>
          <table:table-cell table:style-name="ce6" table:formula="of:=['5-Zimmer-Wohnungen'.P25]/['5-Zimmer-Wohnungen'.$K25]-1" office:value-type="float" office:value="-0.05" calcext:value-type="float">
            <text:p>-0.050</text:p>
          </table:table-cell>
          <table:table-cell table:style-name="ce6" table:formula="of:=['5-Zimmer-Wohnungen'.Q25]/['5-Zimmer-Wohnungen'.$K25]-1" office:value-type="float" office:value="-0.05" calcext:value-type="float">
            <text:p>-0.050</text:p>
          </table:table-cell>
          <table:table-cell table:style-name="ce6" table:formula="of:=['5-Zimmer-Wohnungen'.R25]/['5-Zimmer-Wohnungen'.$K25]-1" office:value-type="float" office:value="0" calcext:value-type="float">
            <text:p>0.000</text:p>
          </table:table-cell>
          <table:table-cell table:style-name="ce6" table:formula="of:=['5-Zimmer-Wohnungen'.S25]/['5-Zimmer-Wohnungen'.$K25]-1" office:value-type="float" office:value="-0.05" calcext:value-type="float">
            <text:p>-0.050</text:p>
          </table:table-cell>
          <table:table-cell table:style-name="ce6" table:formula="of:=['5-Zimmer-Wohnungen'.T25]/['5-Zimmer-Wohnungen'.$K25]-1" office:value-type="float" office:value="-0.05" calcext:value-type="float">
            <text:p>-0.050</text:p>
          </table:table-cell>
          <table:table-cell table:style-name="ce6" table:formula="of:=['5-Zimmer-Wohnungen'.U25]/['5-Zimmer-Wohnungen'.$K25]-1" office:value-type="float" office:value="0.05" calcext:value-type="float">
            <text:p>0.050</text:p>
          </table:table-cell>
          <table:table-cell table:style-name="ce8" table:formula="of:=['5-Zimmer-Wohnungen'.U25]/['5-Zimmer-Wohnungen'.$K25]-1" office:value-type="float" office:value="0.05" calcext:value-type="float">
            <text:p>0.05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91 - 200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</text:p>
          </table:table-cell>
          <table:table-cell table:style-name="ce6" table:formula="of:=['5-Zimmer-Wohnungen'.B27]/['5-Zimmer-Wohnungen'.$K27]-1" office:value-type="float" office:value="0.260869565217391" calcext:value-type="float">
            <text:p>0.261</text:p>
          </table:table-cell>
          <table:table-cell table:style-name="ce6" table:formula="of:=['5-Zimmer-Wohnungen'.C27]/['5-Zimmer-Wohnungen'.$K27]-1" office:value-type="float" office:value="0.0869565217391304" calcext:value-type="float">
            <text:p>0.087</text:p>
          </table:table-cell>
          <table:table-cell table:style-name="ce6" table:formula="of:=['5-Zimmer-Wohnungen'.D27]/['5-Zimmer-Wohnungen'.$K27]-1" office:value-type="float" office:value="0.0434782608695652" calcext:value-type="float">
            <text:p>0.043</text:p>
          </table:table-cell>
          <table:table-cell table:style-name="ce6" table:formula="of:=['5-Zimmer-Wohnungen'.E27]/['5-Zimmer-Wohnungen'.$K27]-1" office:value-type="float" office:value="0" calcext:value-type="float">
            <text:p>0.000</text:p>
          </table:table-cell>
          <table:table-cell table:style-name="ce6" table:formula="of:=['5-Zimmer-Wohnungen'.F27]/['5-Zimmer-Wohnungen'.$K27]-1" office:value-type="float" office:value="0.0434782608695652" calcext:value-type="float">
            <text:p>0.043</text:p>
          </table:table-cell>
          <table:table-cell table:style-name="ce6" table:formula="of:=['5-Zimmer-Wohnungen'.G27]/['5-Zimmer-Wohnungen'.$K27]-1" office:value-type="float" office:value="0.0434782608695652" calcext:value-type="float">
            <text:p>0.043</text:p>
          </table:table-cell>
          <table:table-cell table:style-name="ce6" table:formula="of:=['5-Zimmer-Wohnungen'.H27]/['5-Zimmer-Wohnungen'.$K27]-1" office:value-type="float" office:value="0.0434782608695652" calcext:value-type="float">
            <text:p>0.043</text:p>
          </table:table-cell>
          <table:table-cell table:style-name="ce6" table:formula="of:=['5-Zimmer-Wohnungen'.I27]/['5-Zimmer-Wohnungen'.$K27]-1" office:value-type="float" office:value="0.0434782608695652" calcext:value-type="float">
            <text:p>0.043</text:p>
          </table:table-cell>
          <table:table-cell table:style-name="ce6" table:formula="of:=['5-Zimmer-Wohnungen'.J27]/['5-Zimmer-Wohnungen'.$K27]-1" office:value-type="float" office:value="0.0434782608695652" calcext:value-type="float">
            <text:p>0.043</text:p>
          </table:table-cell>
          <table:table-cell table:style-name="ce7" table:formula="of:=['5-Zimmer-Wohnungen'.K27]/['5-Zimmer-Wohnungen'.$K27]-1" office:value-type="float" office:value="0" calcext:value-type="float">
            <text:p>0.000</text:p>
          </table:table-cell>
          <table:table-cell table:style-name="ce6" table:formula="of:=['5-Zimmer-Wohnungen'.L27]/['5-Zimmer-Wohnungen'.$K27]-1" office:value-type="float" office:value="-0.0434782608695652" calcext:value-type="float">
            <text:p>-0.043</text:p>
          </table:table-cell>
          <table:table-cell table:style-name="ce6" table:formula="of:=['5-Zimmer-Wohnungen'.M27]/['5-Zimmer-Wohnungen'.$K27]-1" office:value-type="float" office:value="0.0434782608695652" calcext:value-type="float">
            <text:p>0.043</text:p>
          </table:table-cell>
          <table:table-cell table:style-name="ce6" table:formula="of:=['5-Zimmer-Wohnungen'.N27]/['5-Zimmer-Wohnungen'.$K27]-1" office:value-type="float" office:value="0" calcext:value-type="float">
            <text:p>0.000</text:p>
          </table:table-cell>
          <table:table-cell table:style-name="ce6" table:formula="of:=['5-Zimmer-Wohnungen'.O27]/['5-Zimmer-Wohnungen'.$K27]-1" office:value-type="float" office:value="0" calcext:value-type="float">
            <text:p>0.000</text:p>
          </table:table-cell>
          <table:table-cell table:style-name="ce6" table:formula="of:=['5-Zimmer-Wohnungen'.P27]/['5-Zimmer-Wohnungen'.$K27]-1" office:value-type="float" office:value="-0.0869565217391305" calcext:value-type="float">
            <text:p>-0.087</text:p>
          </table:table-cell>
          <table:table-cell table:style-name="ce6" table:formula="of:=['5-Zimmer-Wohnungen'.Q27]/['5-Zimmer-Wohnungen'.$K27]-1" office:value-type="float" office:value="-0.0869565217391305" calcext:value-type="float">
            <text:p>-0.087</text:p>
          </table:table-cell>
          <table:table-cell table:style-name="ce6" table:formula="of:=['5-Zimmer-Wohnungen'.R27]/['5-Zimmer-Wohnungen'.$K27]-1" office:value-type="float" office:value="-0.0434782608695652" calcext:value-type="float">
            <text:p>-0.043</text:p>
          </table:table-cell>
          <table:table-cell table:style-name="ce6" table:formula="of:=['5-Zimmer-Wohnungen'.S27]/['5-Zimmer-Wohnungen'.$K27]-1" office:value-type="float" office:value="-0.0869565217391305" calcext:value-type="float">
            <text:p>-0.087</text:p>
          </table:table-cell>
          <table:table-cell table:style-name="ce6" table:formula="of:=['5-Zimmer-Wohnungen'.T27]/['5-Zimmer-Wohnungen'.$K27]-1" office:value-type="float" office:value="-0.0869565217391305" calcext:value-type="float">
            <text:p>-0.087</text:p>
          </table:table-cell>
          <table:table-cell table:style-name="ce6" table:formula="of:=['5-Zimmer-Wohnungen'.U27]/['5-Zimmer-Wohnungen'.$K27]-1" office:value-type="float" office:value="0" calcext:value-type="float">
            <text:p>0.000</text:p>
          </table:table-cell>
          <table:table-cell table:style-name="ce8" table:formula="of:=['5-Zimmer-Wohnungen'.U27]/['5-Zimmer-Wohnungen'.$K27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</text:p>
          </table:table-cell>
          <table:table-cell table:style-name="ce6" table:formula="of:=['5-Zimmer-Wohnungen'.B28]/['5-Zimmer-Wohnungen'.$K28]-1" office:value-type="float" office:value="0.260869565217391" calcext:value-type="float">
            <text:p>0.261</text:p>
          </table:table-cell>
          <table:table-cell table:style-name="ce6" table:formula="of:=['5-Zimmer-Wohnungen'.C28]/['5-Zimmer-Wohnungen'.$K28]-1" office:value-type="float" office:value="0.0869565217391304" calcext:value-type="float">
            <text:p>0.087</text:p>
          </table:table-cell>
          <table:table-cell table:style-name="ce6" table:formula="of:=['5-Zimmer-Wohnungen'.D28]/['5-Zimmer-Wohnungen'.$K28]-1" office:value-type="float" office:value="0.0434782608695652" calcext:value-type="float">
            <text:p>0.043</text:p>
          </table:table-cell>
          <table:table-cell table:style-name="ce6" table:formula="of:=['5-Zimmer-Wohnungen'.E28]/['5-Zimmer-Wohnungen'.$K28]-1" office:value-type="float" office:value="0" calcext:value-type="float">
            <text:p>0.000</text:p>
          </table:table-cell>
          <table:table-cell table:style-name="ce6" table:formula="of:=['5-Zimmer-Wohnungen'.F28]/['5-Zimmer-Wohnungen'.$K28]-1" office:value-type="float" office:value="0.0434782608695652" calcext:value-type="float">
            <text:p>0.043</text:p>
          </table:table-cell>
          <table:table-cell table:style-name="ce6" table:formula="of:=['5-Zimmer-Wohnungen'.G28]/['5-Zimmer-Wohnungen'.$K28]-1" office:value-type="float" office:value="0.0434782608695652" calcext:value-type="float">
            <text:p>0.043</text:p>
          </table:table-cell>
          <table:table-cell table:style-name="ce6" table:formula="of:=['5-Zimmer-Wohnungen'.H28]/['5-Zimmer-Wohnungen'.$K28]-1" office:value-type="float" office:value="0.0869565217391304" calcext:value-type="float">
            <text:p>0.087</text:p>
          </table:table-cell>
          <table:table-cell table:style-name="ce6" table:formula="of:=['5-Zimmer-Wohnungen'.I28]/['5-Zimmer-Wohnungen'.$K28]-1" office:value-type="float" office:value="0.0869565217391304" calcext:value-type="float">
            <text:p>0.087</text:p>
          </table:table-cell>
          <table:table-cell table:style-name="ce6" table:formula="of:=['5-Zimmer-Wohnungen'.J28]/['5-Zimmer-Wohnungen'.$K28]-1" office:value-type="float" office:value="0.0434782608695652" calcext:value-type="float">
            <text:p>0.043</text:p>
          </table:table-cell>
          <table:table-cell table:style-name="ce7" table:formula="of:=['5-Zimmer-Wohnungen'.K28]/['5-Zimmer-Wohnungen'.$K28]-1" office:value-type="float" office:value="0" calcext:value-type="float">
            <text:p>0.000</text:p>
          </table:table-cell>
          <table:table-cell table:style-name="ce6" table:formula="of:=['5-Zimmer-Wohnungen'.L28]/['5-Zimmer-Wohnungen'.$K28]-1" office:value-type="float" office:value="0" calcext:value-type="float">
            <text:p>0.000</text:p>
          </table:table-cell>
          <table:table-cell table:style-name="ce6" table:formula="of:=['5-Zimmer-Wohnungen'.M28]/['5-Zimmer-Wohnungen'.$K28]-1" office:value-type="float" office:value="0.0434782608695652" calcext:value-type="float">
            <text:p>0.043</text:p>
          </table:table-cell>
          <table:table-cell table:style-name="ce6" table:formula="of:=['5-Zimmer-Wohnungen'.N28]/['5-Zimmer-Wohnungen'.$K28]-1" office:value-type="float" office:value="0" calcext:value-type="float">
            <text:p>0.000</text:p>
          </table:table-cell>
          <table:table-cell table:style-name="ce6" table:formula="of:=['5-Zimmer-Wohnungen'.O28]/['5-Zimmer-Wohnungen'.$K28]-1" office:value-type="float" office:value="0" calcext:value-type="float">
            <text:p>0.000</text:p>
          </table:table-cell>
          <table:table-cell table:style-name="ce6" table:formula="of:=['5-Zimmer-Wohnungen'.P28]/['5-Zimmer-Wohnungen'.$K28]-1" office:value-type="float" office:value="-0.0869565217391305" calcext:value-type="float">
            <text:p>-0.087</text:p>
          </table:table-cell>
          <table:table-cell table:style-name="ce6" table:formula="of:=['5-Zimmer-Wohnungen'.Q28]/['5-Zimmer-Wohnungen'.$K28]-1" office:value-type="float" office:value="-0.0434782608695652" calcext:value-type="float">
            <text:p>-0.043</text:p>
          </table:table-cell>
          <table:table-cell table:style-name="ce6" table:formula="of:=['5-Zimmer-Wohnungen'.R28]/['5-Zimmer-Wohnungen'.$K28]-1" office:value-type="float" office:value="0" calcext:value-type="float">
            <text:p>0.000</text:p>
          </table:table-cell>
          <table:table-cell table:style-name="ce6" table:formula="of:=['5-Zimmer-Wohnungen'.S28]/['5-Zimmer-Wohnungen'.$K28]-1" office:value-type="float" office:value="-0.0869565217391305" calcext:value-type="float">
            <text:p>-0.087</text:p>
          </table:table-cell>
          <table:table-cell table:style-name="ce6" table:formula="of:=['5-Zimmer-Wohnungen'.T28]/['5-Zimmer-Wohnungen'.$K28]-1" office:value-type="float" office:value="-0.0434782608695652" calcext:value-type="float">
            <text:p>-0.043</text:p>
          </table:table-cell>
          <table:table-cell table:style-name="ce6" table:formula="of:=['5-Zimmer-Wohnungen'.U28]/['5-Zimmer-Wohnungen'.$K28]-1" office:value-type="float" office:value="-1" calcext:value-type="float">
            <text:p>-1.000</text:p>
          </table:table-cell>
          <table:table-cell table:style-name="ce8" table:formula="of:=['5-Zimmer-Wohnungen'.U28]/['5-Zimmer-Wohnungen'.$K28]-1" office:value-type="float" office:value="-1" calcext:value-type="float">
            <text:p>-1.000</text:p>
          </table:table-cell>
          <table:table-cell table:number-columns-repeated="1002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-CSV" table:style-name="ta1">
        <office:forms form:automatic-focus="false" form:apply-design-mode="false"/>
        <table:table-column table:style-name="co23" table:default-cell-style-name="ce3"/>
        <table:table-column table:style-name="co24" table:default-cell-style-name="ce9"/>
        <table:table-column table:style-name="co25" table:number-columns-repeated="8" table:default-cell-style-name="ce2"/>
        <table:table-column table:style-name="co26" table:default-cell-style-name="ce2"/>
        <table:table-column table:style-name="co17" table:number-columns-repeated="999" table:default-cell-style-name="ce2"/>
        <table:table-column table:style-name="co17" table:number-columns-repeated="8" table:default-cell-style-name="ce3"/>
        <table:table-row table:style-name="ro3">
          <table:table-cell table:style-name="ce9" office:value-type="string" calcext:value-type="string">
            <text:p>Zustan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or 1900</text:p>
          </table:table-cell>
          <table:table-cell office:value-type="string" calcext:value-type="string">
            <text:p>1900 - 1920</text:p>
          </table:table-cell>
          <table:table-cell office:value-type="string" calcext:value-type="string">
            <text:p>1921 - 1946</text:p>
          </table:table-cell>
          <table:table-cell office:value-type="string" calcext:value-type="string">
            <text:p>1947 - 1960</text:p>
          </table:table-cell>
          <table:table-cell office:value-type="string" calcext:value-type="string">
            <text:p>1961 - 1970</text:p>
          </table:table-cell>
          <table:table-cell office:value-type="string" calcext:value-type="string">
            <text:p>1971 - 1980</text:p>
          </table:table-cell>
          <table:table-cell office:value-type="string" calcext:value-type="string">
            <text:p>1981 - 1990</text:p>
          </table:table-cell>
          <table:table-cell office:value-type="string" calcext:value-type="string">
            <text:p>1991 - 2000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7" calcext:value-type="float">
            <text:p>7</text:p>
          </table:table-cell>
          <table:table-cell table:style-name="ce10" table:formula="of:=['5-Zimmer-Wohnungen'.B$6]/['5-Zimmer-Wohnungen'.$K$6]-1" office:value-type="float" office:value="0.285714285714286" calcext:value-type="float">
            <text:p>0.2857</text:p>
          </table:table-cell>
          <table:table-cell table:style-name="ce10" table:formula="of:=['5-Zimmer-Wohnungen'.B$9]/['5-Zimmer-Wohnungen'.$K$9]-1" office:value-type="float" office:value="0.285714285714286" calcext:value-type="float">
            <text:p>0.2857</text:p>
          </table:table-cell>
          <table:table-cell table:style-name="ce10" table:formula="of:=['5-Zimmer-Wohnungen'.B$12]/['5-Zimmer-Wohnungen'.$K$12]-1" office:value-type="float" office:value="0.266666666666667" calcext:value-type="float">
            <text:p>0.2667</text:p>
          </table:table-cell>
          <table:table-cell table:style-name="ce10" table:formula="of:=['5-Zimmer-Wohnungen'.B$15]/['5-Zimmer-Wohnungen'.$K$15]-1" office:value-type="float" office:value="0.266666666666667" calcext:value-type="float">
            <text:p>0.2667</text:p>
          </table:table-cell>
          <table:table-cell table:style-name="ce10" table:formula="of:=['5-Zimmer-Wohnungen'.B$18]/['5-Zimmer-Wohnungen'.$K$18]-1" office:value-type="float" office:value="0.3125" calcext:value-type="float">
            <text:p>0.3125</text:p>
          </table:table-cell>
          <table:table-cell table:style-name="ce10" table:formula="of:=['5-Zimmer-Wohnungen'.B$21]/['5-Zimmer-Wohnungen'.$K$21]-1" office:value-type="float" office:value="0.294117647058824" calcext:value-type="float">
            <text:p>0.2941</text:p>
          </table:table-cell>
          <table:table-cell table:style-name="ce10" table:formula="of:=['5-Zimmer-Wohnungen'.B$24]/['5-Zimmer-Wohnungen'.$K$24]-1" office:value-type="float" office:value="0.3" calcext:value-type="float">
            <text:p>0.3000</text:p>
          </table:table-cell>
          <table:table-cell table:style-name="ce10" table:formula="of:=['5-Zimmer-Wohnungen'.B$27]/['5-Zimmer-Wohnungen'.$K$27]-1" office:value-type="float" office:value="0.260869565217391" calcext:value-type="float">
            <text:p>0.2609</text:p>
          </table:table-cell>
          <table:table-cell table:style-name="Default"/>
          <table:table-cell table:style-name="ce8"/>
          <table:table-cell/>
          <table:table-cell table:style-name="Default" table:number-columns-repeated="35"/>
          <table:table-cell table:number-columns-repeated="970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6" calcext:value-type="float">
            <text:p>6</text:p>
          </table:table-cell>
          <table:table-cell table:style-name="ce10" table:formula="of:=['5-Zimmer-Wohnungen'.C$6]/['5-Zimmer-Wohnungen'.$K$6]-1" office:value-type="float" office:value="0.142857142857143" calcext:value-type="float">
            <text:p>0.1429</text:p>
          </table:table-cell>
          <table:table-cell table:style-name="ce10" table:formula="of:=['5-Zimmer-Wohnungen'.C$9]/['5-Zimmer-Wohnungen'.$K$9]-1" office:value-type="float" office:value="0.142857142857143" calcext:value-type="float">
            <text:p>0.1429</text:p>
          </table:table-cell>
          <table:table-cell table:style-name="ce10" table:formula="of:=['5-Zimmer-Wohnungen'.C$12]/['5-Zimmer-Wohnungen'.$K$12]-1" office:value-type="float" office:value="0.0666666666666667" calcext:value-type="float">
            <text:p>0.0667</text:p>
          </table:table-cell>
          <table:table-cell table:style-name="ce10" table:formula="of:=['5-Zimmer-Wohnungen'.C$15]/['5-Zimmer-Wohnungen'.$K$15]-1" office:value-type="float" office:value="0.133333333333333" calcext:value-type="float">
            <text:p>0.1333</text:p>
          </table:table-cell>
          <table:table-cell table:style-name="ce10" table:formula="of:=['5-Zimmer-Wohnungen'.C$18]/['5-Zimmer-Wohnungen'.$K$18]-1" office:value-type="float" office:value="0.125" calcext:value-type="float">
            <text:p>0.1250</text:p>
          </table:table-cell>
          <table:table-cell table:style-name="ce10" table:formula="of:=['5-Zimmer-Wohnungen'.C$21]/['5-Zimmer-Wohnungen'.$K$21]-1" office:value-type="float" office:value="0.117647058823529" calcext:value-type="float">
            <text:p>0.1176</text:p>
          </table:table-cell>
          <table:table-cell table:style-name="ce10" table:formula="of:=['5-Zimmer-Wohnungen'.C$24]/['5-Zimmer-Wohnungen'.$K$24]-1" office:value-type="float" office:value="0.1" calcext:value-type="float">
            <text:p>0.1000</text:p>
          </table:table-cell>
          <table:table-cell table:style-name="ce10" table:formula="of:=['5-Zimmer-Wohnungen'.C$27]/['5-Zimmer-Wohnungen'.$K$27]-1" office:value-type="float" office:value="0.0869565217391304" calcext:value-type="float">
            <text:p>0.087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8" calcext:value-type="float">
            <text:p>8</text:p>
          </table:table-cell>
          <table:table-cell table:style-name="ce10" table:formula="of:=['5-Zimmer-Wohnungen'.D$6]/['5-Zimmer-Wohnungen'.$K$6]-1" office:value-type="float" office:value="0.0714285714285714" calcext:value-type="float">
            <text:p>0.0714</text:p>
          </table:table-cell>
          <table:table-cell table:style-name="ce10" table:formula="of:=['5-Zimmer-Wohnungen'.D$9]/['5-Zimmer-Wohnungen'.$K$9]-1" office:value-type="float" office:value="0.0714285714285714" calcext:value-type="float">
            <text:p>0.0714</text:p>
          </table:table-cell>
          <table:table-cell table:style-name="ce10" table:formula="of:=['5-Zimmer-Wohnungen'.D$12]/['5-Zimmer-Wohnungen'.$K$12]-1" office:value-type="float" office:value="0.0666666666666667" calcext:value-type="float">
            <text:p>0.0667</text:p>
          </table:table-cell>
          <table:table-cell table:style-name="ce10" table:formula="of:=['5-Zimmer-Wohnungen'.D$15]/['5-Zimmer-Wohnungen'.$K$15]-1" office:value-type="float" office:value="0.0666666666666667" calcext:value-type="float">
            <text:p>0.0667</text:p>
          </table:table-cell>
          <table:table-cell table:style-name="ce10" table:formula="of:=['5-Zimmer-Wohnungen'.D$18]/['5-Zimmer-Wohnungen'.$K$18]-1" office:value-type="float" office:value="0.0625" calcext:value-type="float">
            <text:p>0.0625</text:p>
          </table:table-cell>
          <table:table-cell table:style-name="ce10" table:formula="of:=['5-Zimmer-Wohnungen'.D$21]/['5-Zimmer-Wohnungen'.$K$21]-1" office:value-type="float" office:value="0.0588235294117647" calcext:value-type="float">
            <text:p>0.0588</text:p>
          </table:table-cell>
          <table:table-cell table:style-name="ce10" table:formula="of:=['5-Zimmer-Wohnungen'.D$24]/['5-Zimmer-Wohnungen'.$K$24]-1" office:value-type="float" office:value="0.1" calcext:value-type="float">
            <text:p>0.1000</text:p>
          </table:table-cell>
          <table:table-cell table:style-name="ce10" table:formula="of:=['5-Zimmer-Wohnungen'.D$27]/['5-Zimmer-Wohnungen'.$K$27]-1" office:value-type="float" office:value="0.0434782608695652" calcext:value-type="float">
            <text:p>0.043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4" calcext:value-type="float">
            <text:p>4</text:p>
          </table:table-cell>
          <table:table-cell table:style-name="ce10" table:formula="of:=['5-Zimmer-Wohnungen'.E$6]/['5-Zimmer-Wohnungen'.$K$6]-1" office:value-type="float" office:value="0" calcext:value-type="float">
            <text:p>0.0000</text:p>
          </table:table-cell>
          <table:table-cell table:style-name="ce10" table:formula="of:=['5-Zimmer-Wohnungen'.E$9]/['5-Zimmer-Wohnungen'.$K$9]-1" office:value-type="float" office:value="0" calcext:value-type="float">
            <text:p>0.0000</text:p>
          </table:table-cell>
          <table:table-cell table:style-name="ce10" table:formula="of:=['5-Zimmer-Wohnungen'.E$12]/['5-Zimmer-Wohnungen'.$K$12]-1" office:value-type="float" office:value="0" calcext:value-type="float">
            <text:p>0.0000</text:p>
          </table:table-cell>
          <table:table-cell table:style-name="ce10" table:formula="of:=['5-Zimmer-Wohnungen'.E$15]/['5-Zimmer-Wohnungen'.$K$15]-1" office:value-type="float" office:value="0" calcext:value-type="float">
            <text:p>0.0000</text:p>
          </table:table-cell>
          <table:table-cell table:style-name="ce10" table:formula="of:=['5-Zimmer-Wohnungen'.E$18]/['5-Zimmer-Wohnungen'.$K$18]-1" office:value-type="float" office:value="0" calcext:value-type="float">
            <text:p>0.0000</text:p>
          </table:table-cell>
          <table:table-cell table:style-name="ce10" table:formula="of:=['5-Zimmer-Wohnungen'.E$21]/['5-Zimmer-Wohnungen'.$K$21]-1" office:value-type="float" office:value="0" calcext:value-type="float">
            <text:p>0.0000</text:p>
          </table:table-cell>
          <table:table-cell table:style-name="ce10" table:formula="of:=['5-Zimmer-Wohnungen'.E$24]/['5-Zimmer-Wohnungen'.$K$24]-1" office:value-type="float" office:value="0" calcext:value-type="float">
            <text:p>0.0000</text:p>
          </table:table-cell>
          <table:table-cell table:style-name="ce10" table:formula="of:=['5-Zimmer-Wohnungen'.E$27]/['5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3" calcext:value-type="float">
            <text:p>3</text:p>
          </table:table-cell>
          <table:table-cell table:style-name="ce10" table:formula="of:=['5-Zimmer-Wohnungen'.F$6]/['5-Zimmer-Wohnungen'.$K$6]-1" office:value-type="float" office:value="0.0714285714285714" calcext:value-type="float">
            <text:p>0.0714</text:p>
          </table:table-cell>
          <table:table-cell table:style-name="ce10" table:formula="of:=['5-Zimmer-Wohnungen'.F$9]/['5-Zimmer-Wohnungen'.$K$9]-1" office:value-type="float" office:value="0.0714285714285714" calcext:value-type="float">
            <text:p>0.0714</text:p>
          </table:table-cell>
          <table:table-cell table:style-name="ce10" table:formula="of:=['5-Zimmer-Wohnungen'.F$12]/['5-Zimmer-Wohnungen'.$K$12]-1" office:value-type="float" office:value="0.0666666666666667" calcext:value-type="float">
            <text:p>0.0667</text:p>
          </table:table-cell>
          <table:table-cell table:style-name="ce10" table:formula="of:=['5-Zimmer-Wohnungen'.F$15]/['5-Zimmer-Wohnungen'.$K$15]-1" office:value-type="float" office:value="0.0666666666666667" calcext:value-type="float">
            <text:p>0.0667</text:p>
          </table:table-cell>
          <table:table-cell table:style-name="ce10" table:formula="of:=['5-Zimmer-Wohnungen'.F$18]/['5-Zimmer-Wohnungen'.$K$18]-1" office:value-type="float" office:value="0.0625" calcext:value-type="float">
            <text:p>0.0625</text:p>
          </table:table-cell>
          <table:table-cell table:style-name="ce10" table:formula="of:=['5-Zimmer-Wohnungen'.F$21]/['5-Zimmer-Wohnungen'.$K$21]-1" office:value-type="float" office:value="0.0588235294117647" calcext:value-type="float">
            <text:p>0.0588</text:p>
          </table:table-cell>
          <table:table-cell table:style-name="ce10" table:formula="of:=['5-Zimmer-Wohnungen'.F$24]/['5-Zimmer-Wohnungen'.$K$24]-1" office:value-type="float" office:value="0.05" calcext:value-type="float">
            <text:p>0.0500</text:p>
          </table:table-cell>
          <table:table-cell table:style-name="ce10" table:formula="of:=['5-Zimmer-Wohnungen'.F$27]/['5-Zimmer-Wohnungen'.$K$27]-1" office:value-type="float" office:value="0.0434782608695652" calcext:value-type="float">
            <text:p>0.043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" calcext:value-type="float">
            <text:p>2</text:p>
          </table:table-cell>
          <table:table-cell table:style-name="ce10" table:formula="of:=['5-Zimmer-Wohnungen'.G$6]/['5-Zimmer-Wohnungen'.$K$6]-1" office:value-type="float" office:value="0.0714285714285714" calcext:value-type="float">
            <text:p>0.0714</text:p>
          </table:table-cell>
          <table:table-cell table:style-name="ce10" table:formula="of:=['5-Zimmer-Wohnungen'.G$9]/['5-Zimmer-Wohnungen'.$K$9]-1" office:value-type="float" office:value="0.0714285714285714" calcext:value-type="float">
            <text:p>0.0714</text:p>
          </table:table-cell>
          <table:table-cell table:style-name="ce10" table:formula="of:=['5-Zimmer-Wohnungen'.G$12]/['5-Zimmer-Wohnungen'.$K$12]-1" office:value-type="float" office:value="0" calcext:value-type="float">
            <text:p>0.0000</text:p>
          </table:table-cell>
          <table:table-cell table:style-name="ce10" table:formula="of:=['5-Zimmer-Wohnungen'.G$15]/['5-Zimmer-Wohnungen'.$K$15]-1" office:value-type="float" office:value="0.0666666666666667" calcext:value-type="float">
            <text:p>0.0667</text:p>
          </table:table-cell>
          <table:table-cell table:style-name="ce10" table:formula="of:=['5-Zimmer-Wohnungen'.G$18]/['5-Zimmer-Wohnungen'.$K$18]-1" office:value-type="float" office:value="0.0625" calcext:value-type="float">
            <text:p>0.0625</text:p>
          </table:table-cell>
          <table:table-cell table:style-name="ce10" table:formula="of:=['5-Zimmer-Wohnungen'.G$21]/['5-Zimmer-Wohnungen'.$K$21]-1" office:value-type="float" office:value="0.0588235294117647" calcext:value-type="float">
            <text:p>0.0588</text:p>
          </table:table-cell>
          <table:table-cell table:style-name="ce10" table:formula="of:=['5-Zimmer-Wohnungen'.G$24]/['5-Zimmer-Wohnungen'.$K$24]-1" office:value-type="float" office:value="0.05" calcext:value-type="float">
            <text:p>0.0500</text:p>
          </table:table-cell>
          <table:table-cell table:style-name="ce10" table:formula="of:=['5-Zimmer-Wohnungen'.G$27]/['5-Zimmer-Wohnungen'.$K$27]-1" office:value-type="float" office:value="0.0434782608695652" calcext:value-type="float">
            <text:p>0.043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" calcext:value-type="float">
            <text:p>1</text:p>
          </table:table-cell>
          <table:table-cell table:style-name="ce10" table:formula="of:=['5-Zimmer-Wohnungen'.H$6]/['5-Zimmer-Wohnungen'.$K$6]-1" office:value-type="float" office:value="0.0714285714285714" calcext:value-type="float">
            <text:p>0.0714</text:p>
          </table:table-cell>
          <table:table-cell table:style-name="ce10" table:formula="of:=['5-Zimmer-Wohnungen'.H$9]/['5-Zimmer-Wohnungen'.$K$9]-1" office:value-type="float" office:value="0.0714285714285714" calcext:value-type="float">
            <text:p>0.0714</text:p>
          </table:table-cell>
          <table:table-cell table:style-name="ce10" table:formula="of:=['5-Zimmer-Wohnungen'.H$12]/['5-Zimmer-Wohnungen'.$K$12]-1" office:value-type="float" office:value="0.0666666666666667" calcext:value-type="float">
            <text:p>0.0667</text:p>
          </table:table-cell>
          <table:table-cell table:style-name="ce10" table:formula="of:=['5-Zimmer-Wohnungen'.H$15]/['5-Zimmer-Wohnungen'.$K$15]-1" office:value-type="float" office:value="0.0666666666666667" calcext:value-type="float">
            <text:p>0.0667</text:p>
          </table:table-cell>
          <table:table-cell table:style-name="ce10" table:formula="of:=['5-Zimmer-Wohnungen'.H$18]/['5-Zimmer-Wohnungen'.$K$18]-1" office:value-type="float" office:value="0.125" calcext:value-type="float">
            <text:p>0.1250</text:p>
          </table:table-cell>
          <table:table-cell table:style-name="ce10" table:formula="of:=['5-Zimmer-Wohnungen'.H$21]/['5-Zimmer-Wohnungen'.$K$21]-1" office:value-type="float" office:value="0.117647058823529" calcext:value-type="float">
            <text:p>0.1176</text:p>
          </table:table-cell>
          <table:table-cell table:style-name="ce10" table:formula="of:=['5-Zimmer-Wohnungen'.H$24]/['5-Zimmer-Wohnungen'.$K$24]-1" office:value-type="float" office:value="0.1" calcext:value-type="float">
            <text:p>0.1000</text:p>
          </table:table-cell>
          <table:table-cell table:style-name="ce10" table:formula="of:=['5-Zimmer-Wohnungen'.H$27]/['5-Zimmer-Wohnungen'.$K$27]-1" office:value-type="float" office:value="0.0434782608695652" calcext:value-type="float">
            <text:p>0.043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5" calcext:value-type="float">
            <text:p>5</text:p>
          </table:table-cell>
          <table:table-cell table:style-name="ce10" table:formula="of:=['5-Zimmer-Wohnungen'.I$6]/['5-Zimmer-Wohnungen'.$K$6]-1" office:value-type="float" office:value="0.142857142857143" calcext:value-type="float">
            <text:p>0.1429</text:p>
          </table:table-cell>
          <table:table-cell table:style-name="ce10" table:formula="of:=['5-Zimmer-Wohnungen'.I$9]/['5-Zimmer-Wohnungen'.$K$9]-1" office:value-type="float" office:value="0.0714285714285714" calcext:value-type="float">
            <text:p>0.0714</text:p>
          </table:table-cell>
          <table:table-cell table:style-name="ce10" table:formula="of:=['5-Zimmer-Wohnungen'.I$12]/['5-Zimmer-Wohnungen'.$K$12]-1" office:value-type="float" office:value="0.0666666666666667" calcext:value-type="float">
            <text:p>0.0667</text:p>
          </table:table-cell>
          <table:table-cell table:style-name="ce10" table:formula="of:=['5-Zimmer-Wohnungen'.I$15]/['5-Zimmer-Wohnungen'.$K$15]-1" office:value-type="float" office:value="0.133333333333333" calcext:value-type="float">
            <text:p>0.1333</text:p>
          </table:table-cell>
          <table:table-cell table:style-name="ce10" table:formula="of:=['5-Zimmer-Wohnungen'.I$18]/['5-Zimmer-Wohnungen'.$K$18]-1" office:value-type="float" office:value="0.125" calcext:value-type="float">
            <text:p>0.1250</text:p>
          </table:table-cell>
          <table:table-cell table:style-name="ce10" table:formula="of:=['5-Zimmer-Wohnungen'.I$21]/['5-Zimmer-Wohnungen'.$K$21]-1" office:value-type="float" office:value="0.117647058823529" calcext:value-type="float">
            <text:p>0.1176</text:p>
          </table:table-cell>
          <table:table-cell table:style-name="ce10" table:formula="of:=['5-Zimmer-Wohnungen'.I$24]/['5-Zimmer-Wohnungen'.$K$24]-1" office:value-type="float" office:value="0.1" calcext:value-type="float">
            <text:p>0.1000</text:p>
          </table:table-cell>
          <table:table-cell table:style-name="ce10" table:formula="of:=['5-Zimmer-Wohnungen'.I$27]/['5-Zimmer-Wohnungen'.$K$27]-1" office:value-type="float" office:value="0.0434782608695652" calcext:value-type="float">
            <text:p>0.043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9" calcext:value-type="float">
            <text:p>9</text:p>
          </table:table-cell>
          <table:table-cell table:style-name="ce10" table:formula="of:=['5-Zimmer-Wohnungen'.J$6]/['5-Zimmer-Wohnungen'.$K$6]-1" office:value-type="float" office:value="0.0714285714285714" calcext:value-type="float">
            <text:p>0.0714</text:p>
          </table:table-cell>
          <table:table-cell table:style-name="ce10" table:formula="of:=['5-Zimmer-Wohnungen'.J$9]/['5-Zimmer-Wohnungen'.$K$9]-1" office:value-type="float" office:value="0.0714285714285714" calcext:value-type="float">
            <text:p>0.0714</text:p>
          </table:table-cell>
          <table:table-cell table:style-name="ce10" table:formula="of:=['5-Zimmer-Wohnungen'.J$12]/['5-Zimmer-Wohnungen'.$K$12]-1" office:value-type="float" office:value="0" calcext:value-type="float">
            <text:p>0.0000</text:p>
          </table:table-cell>
          <table:table-cell table:style-name="ce10" table:formula="of:=['5-Zimmer-Wohnungen'.J$15]/['5-Zimmer-Wohnungen'.$K$15]-1" office:value-type="float" office:value="0.0666666666666667" calcext:value-type="float">
            <text:p>0.0667</text:p>
          </table:table-cell>
          <table:table-cell table:style-name="ce10" table:formula="of:=['5-Zimmer-Wohnungen'.J$18]/['5-Zimmer-Wohnungen'.$K$18]-1" office:value-type="float" office:value="0.0625" calcext:value-type="float">
            <text:p>0.0625</text:p>
          </table:table-cell>
          <table:table-cell table:style-name="ce10" table:formula="of:=['5-Zimmer-Wohnungen'.J$21]/['5-Zimmer-Wohnungen'.$K$21]-1" office:value-type="float" office:value="0.0588235294117647" calcext:value-type="float">
            <text:p>0.0588</text:p>
          </table:table-cell>
          <table:table-cell table:style-name="ce10" table:formula="of:=['5-Zimmer-Wohnungen'.J$24]/['5-Zimmer-Wohnungen'.$K$24]-1" office:value-type="float" office:value="0.05" calcext:value-type="float">
            <text:p>0.0500</text:p>
          </table:table-cell>
          <table:table-cell table:style-name="ce10" table:formula="of:=['5-Zimmer-Wohnungen'.J$27]/['5-Zimmer-Wohnungen'.$K$27]-1" office:value-type="float" office:value="0.0434782608695652" calcext:value-type="float">
            <text:p>0.043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0" calcext:value-type="float">
            <text:p>10</text:p>
          </table:table-cell>
          <table:table-cell table:style-name="ce10" table:formula="of:=['5-Zimmer-Wohnungen'.K$6]/['5-Zimmer-Wohnungen'.$K$6]-1" office:value-type="float" office:value="0" calcext:value-type="float">
            <text:p>0.0000</text:p>
          </table:table-cell>
          <table:table-cell table:style-name="ce10" table:formula="of:=['5-Zimmer-Wohnungen'.K$9]/['5-Zimmer-Wohnungen'.$K$9]-1" office:value-type="float" office:value="0" calcext:value-type="float">
            <text:p>0.0000</text:p>
          </table:table-cell>
          <table:table-cell table:style-name="ce10" table:formula="of:=['5-Zimmer-Wohnungen'.K$12]/['5-Zimmer-Wohnungen'.$K$12]-1" office:value-type="float" office:value="0" calcext:value-type="float">
            <text:p>0.0000</text:p>
          </table:table-cell>
          <table:table-cell table:style-name="ce10" table:formula="of:=['5-Zimmer-Wohnungen'.K$15]/['5-Zimmer-Wohnungen'.$K$15]-1" office:value-type="float" office:value="0" calcext:value-type="float">
            <text:p>0.0000</text:p>
          </table:table-cell>
          <table:table-cell table:style-name="ce10" table:formula="of:=['5-Zimmer-Wohnungen'.K$18]/['5-Zimmer-Wohnungen'.$K$18]-1" office:value-type="float" office:value="0" calcext:value-type="float">
            <text:p>0.0000</text:p>
          </table:table-cell>
          <table:table-cell table:style-name="ce10" table:formula="of:=['5-Zimmer-Wohnungen'.K$21]/['5-Zimmer-Wohnungen'.$K$21]-1" office:value-type="float" office:value="0" calcext:value-type="float">
            <text:p>0.0000</text:p>
          </table:table-cell>
          <table:table-cell table:style-name="ce10" table:formula="of:=['5-Zimmer-Wohnungen'.K$24]/['5-Zimmer-Wohnungen'.$K$24]-1" office:value-type="float" office:value="0" calcext:value-type="float">
            <text:p>0.0000</text:p>
          </table:table-cell>
          <table:table-cell table:style-name="ce10" table:formula="of:=['5-Zimmer-Wohnungen'.K$27]/['5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1" calcext:value-type="float">
            <text:p>11</text:p>
          </table:table-cell>
          <table:table-cell table:style-name="ce10" table:formula="of:=['5-Zimmer-Wohnungen'.L$6]/['5-Zimmer-Wohnungen'.$K$6]-1" office:value-type="float" office:value="0" calcext:value-type="float">
            <text:p>0.0000</text:p>
          </table:table-cell>
          <table:table-cell table:style-name="ce10" table:formula="of:=['5-Zimmer-Wohnungen'.L$9]/['5-Zimmer-Wohnungen'.$K$9]-1" office:value-type="float" office:value="0" calcext:value-type="float">
            <text:p>0.0000</text:p>
          </table:table-cell>
          <table:table-cell table:style-name="ce10" table:formula="of:=['5-Zimmer-Wohnungen'.L$12]/['5-Zimmer-Wohnungen'.$K$12]-1" office:value-type="float" office:value="-0.0666666666666667" calcext:value-type="float">
            <text:p>-0.0667</text:p>
          </table:table-cell>
          <table:table-cell table:style-name="ce10" table:formula="of:=['5-Zimmer-Wohnungen'.L$15]/['5-Zimmer-Wohnungen'.$K$15]-1" office:value-type="float" office:value="0" calcext:value-type="float">
            <text:p>0.0000</text:p>
          </table:table-cell>
          <table:table-cell table:style-name="ce10" table:formula="of:=['5-Zimmer-Wohnungen'.L$18]/['5-Zimmer-Wohnungen'.$K$18]-1" office:value-type="float" office:value="0" calcext:value-type="float">
            <text:p>0.0000</text:p>
          </table:table-cell>
          <table:table-cell table:style-name="ce10" table:formula="of:=['5-Zimmer-Wohnungen'.L$21]/['5-Zimmer-Wohnungen'.$K$21]-1" office:value-type="float" office:value="0" calcext:value-type="float">
            <text:p>0.0000</text:p>
          </table:table-cell>
          <table:table-cell table:style-name="ce10" table:formula="of:=['5-Zimmer-Wohnungen'.L$24]/['5-Zimmer-Wohnungen'.$K$24]-1" office:value-type="float" office:value="0" calcext:value-type="float">
            <text:p>0.0000</text:p>
          </table:table-cell>
          <table:table-cell table:style-name="ce10" table:formula="of:=['5-Zimmer-Wohnungen'.L$27]/['5-Zimmer-Wohnungen'.$K$27]-1" office:value-type="float" office:value="-0.0434782608695652" calcext:value-type="float">
            <text:p>-0.043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2" calcext:value-type="float">
            <text:p>12</text:p>
          </table:table-cell>
          <table:table-cell table:style-name="ce10" table:formula="of:=['5-Zimmer-Wohnungen'.M$6]/['5-Zimmer-Wohnungen'.$K$6]-1" office:value-type="float" office:value="0.0714285714285714" calcext:value-type="float">
            <text:p>0.0714</text:p>
          </table:table-cell>
          <table:table-cell table:style-name="ce10" table:formula="of:=['5-Zimmer-Wohnungen'.M$9]/['5-Zimmer-Wohnungen'.$K$9]-1" office:value-type="float" office:value="0.0714285714285714" calcext:value-type="float">
            <text:p>0.0714</text:p>
          </table:table-cell>
          <table:table-cell table:style-name="ce10" table:formula="of:=['5-Zimmer-Wohnungen'.M$12]/['5-Zimmer-Wohnungen'.$K$12]-1" office:value-type="float" office:value="0" calcext:value-type="float">
            <text:p>0.0000</text:p>
          </table:table-cell>
          <table:table-cell table:style-name="ce10" table:formula="of:=['5-Zimmer-Wohnungen'.M$15]/['5-Zimmer-Wohnungen'.$K$15]-1" office:value-type="float" office:value="0.0666666666666667" calcext:value-type="float">
            <text:p>0.0667</text:p>
          </table:table-cell>
          <table:table-cell table:style-name="ce10" table:formula="of:=['5-Zimmer-Wohnungen'.M$18]/['5-Zimmer-Wohnungen'.$K$18]-1" office:value-type="float" office:value="0.0625" calcext:value-type="float">
            <text:p>0.0625</text:p>
          </table:table-cell>
          <table:table-cell table:style-name="ce10" table:formula="of:=['5-Zimmer-Wohnungen'.M$21]/['5-Zimmer-Wohnungen'.$K$21]-1" office:value-type="float" office:value="0.0588235294117647" calcext:value-type="float">
            <text:p>0.0588</text:p>
          </table:table-cell>
          <table:table-cell table:style-name="ce10" table:formula="of:=['5-Zimmer-Wohnungen'.M$24]/['5-Zimmer-Wohnungen'.$K$24]-1" office:value-type="float" office:value="0.05" calcext:value-type="float">
            <text:p>0.0500</text:p>
          </table:table-cell>
          <table:table-cell table:style-name="ce10" table:formula="of:=['5-Zimmer-Wohnungen'.M$27]/['5-Zimmer-Wohnungen'.$K$27]-1" office:value-type="float" office:value="0.0434782608695652" calcext:value-type="float">
            <text:p>0.043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3" calcext:value-type="float">
            <text:p>13</text:p>
          </table:table-cell>
          <table:table-cell table:style-name="ce10" table:formula="of:=['5-Zimmer-Wohnungen'.N$6]/['5-Zimmer-Wohnungen'.$K$6]-1" office:value-type="float" office:value="0" calcext:value-type="float">
            <text:p>0.0000</text:p>
          </table:table-cell>
          <table:table-cell table:style-name="ce10" table:formula="of:=['5-Zimmer-Wohnungen'.N$9]/['5-Zimmer-Wohnungen'.$K$9]-1" office:value-type="float" office:value="0" calcext:value-type="float">
            <text:p>0.0000</text:p>
          </table:table-cell>
          <table:table-cell table:style-name="ce10" table:formula="of:=['5-Zimmer-Wohnungen'.N$12]/['5-Zimmer-Wohnungen'.$K$12]-1" office:value-type="float" office:value="0" calcext:value-type="float">
            <text:p>0.0000</text:p>
          </table:table-cell>
          <table:table-cell table:style-name="ce10" table:formula="of:=['5-Zimmer-Wohnungen'.N$15]/['5-Zimmer-Wohnungen'.$K$15]-1" office:value-type="float" office:value="0" calcext:value-type="float">
            <text:p>0.0000</text:p>
          </table:table-cell>
          <table:table-cell table:style-name="ce10" table:formula="of:=['5-Zimmer-Wohnungen'.N$18]/['5-Zimmer-Wohnungen'.$K$18]-1" office:value-type="float" office:value="0" calcext:value-type="float">
            <text:p>0.0000</text:p>
          </table:table-cell>
          <table:table-cell table:style-name="ce10" table:formula="of:=['5-Zimmer-Wohnungen'.N$21]/['5-Zimmer-Wohnungen'.$K$21]-1" office:value-type="float" office:value="0" calcext:value-type="float">
            <text:p>0.0000</text:p>
          </table:table-cell>
          <table:table-cell table:style-name="ce10" table:formula="of:=['5-Zimmer-Wohnungen'.N$24]/['5-Zimmer-Wohnungen'.$K$24]-1" office:value-type="float" office:value="0" calcext:value-type="float">
            <text:p>0.0000</text:p>
          </table:table-cell>
          <table:table-cell table:style-name="ce10" table:formula="of:=['5-Zimmer-Wohnungen'.N$27]/['5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4" calcext:value-type="float">
            <text:p>14</text:p>
          </table:table-cell>
          <table:table-cell table:style-name="ce10" table:formula="of:=['5-Zimmer-Wohnungen'.O$6]/['5-Zimmer-Wohnungen'.$K$6]-1" office:value-type="float" office:value="0" calcext:value-type="float">
            <text:p>0.0000</text:p>
          </table:table-cell>
          <table:table-cell table:style-name="ce10" table:formula="of:=['5-Zimmer-Wohnungen'.O$9]/['5-Zimmer-Wohnungen'.$K$9]-1" office:value-type="float" office:value="0" calcext:value-type="float">
            <text:p>0.0000</text:p>
          </table:table-cell>
          <table:table-cell table:style-name="ce10" table:formula="of:=['5-Zimmer-Wohnungen'.O$12]/['5-Zimmer-Wohnungen'.$K$12]-1" office:value-type="float" office:value="0" calcext:value-type="float">
            <text:p>0.0000</text:p>
          </table:table-cell>
          <table:table-cell table:style-name="ce10" table:formula="of:=['5-Zimmer-Wohnungen'.O$15]/['5-Zimmer-Wohnungen'.$K$15]-1" office:value-type="float" office:value="0" calcext:value-type="float">
            <text:p>0.0000</text:p>
          </table:table-cell>
          <table:table-cell table:style-name="ce10" table:formula="of:=['5-Zimmer-Wohnungen'.O$18]/['5-Zimmer-Wohnungen'.$K$18]-1" office:value-type="float" office:value="0" calcext:value-type="float">
            <text:p>0.0000</text:p>
          </table:table-cell>
          <table:table-cell table:style-name="ce10" table:formula="of:=['5-Zimmer-Wohnungen'.O$21]/['5-Zimmer-Wohnungen'.$K$21]-1" office:value-type="float" office:value="0" calcext:value-type="float">
            <text:p>0.0000</text:p>
          </table:table-cell>
          <table:table-cell table:style-name="ce10" table:formula="of:=['5-Zimmer-Wohnungen'.O$24]/['5-Zimmer-Wohnungen'.$K$24]-1" office:value-type="float" office:value="0" calcext:value-type="float">
            <text:p>0.0000</text:p>
          </table:table-cell>
          <table:table-cell table:style-name="ce10" table:formula="of:=['5-Zimmer-Wohnungen'.O$27]/['5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5" calcext:value-type="float">
            <text:p>15</text:p>
          </table:table-cell>
          <table:table-cell table:style-name="ce10" table:formula="of:=['5-Zimmer-Wohnungen'.P$6]/['5-Zimmer-Wohnungen'.$K$6]-1" office:value-type="float" office:value="-0.0714285714285714" calcext:value-type="float">
            <text:p>-0.0714</text:p>
          </table:table-cell>
          <table:table-cell table:style-name="ce10" table:formula="of:=['5-Zimmer-Wohnungen'.P$9]/['5-Zimmer-Wohnungen'.$K$9]-1" office:value-type="float" office:value="-0.0714285714285714" calcext:value-type="float">
            <text:p>-0.0714</text:p>
          </table:table-cell>
          <table:table-cell table:style-name="ce10" table:formula="of:=['5-Zimmer-Wohnungen'.P$12]/['5-Zimmer-Wohnungen'.$K$12]-1" office:value-type="float" office:value="-0.0666666666666667" calcext:value-type="float">
            <text:p>-0.0667</text:p>
          </table:table-cell>
          <table:table-cell table:style-name="ce10" table:formula="of:=['5-Zimmer-Wohnungen'.P$15]/['5-Zimmer-Wohnungen'.$K$15]-1" office:value-type="float" office:value="-0.0666666666666667" calcext:value-type="float">
            <text:p>-0.0667</text:p>
          </table:table-cell>
          <table:table-cell table:style-name="ce10" table:formula="of:=['5-Zimmer-Wohnungen'.P$18]/['5-Zimmer-Wohnungen'.$K$18]-1" office:value-type="float" office:value="-0.0625" calcext:value-type="float">
            <text:p>-0.0625</text:p>
          </table:table-cell>
          <table:table-cell table:style-name="ce10" table:formula="of:=['5-Zimmer-Wohnungen'.P$21]/['5-Zimmer-Wohnungen'.$K$21]-1" office:value-type="float" office:value="-0.0588235294117647" calcext:value-type="float">
            <text:p>-0.0588</text:p>
          </table:table-cell>
          <table:table-cell table:style-name="ce10" table:formula="of:=['5-Zimmer-Wohnungen'.P$24]/['5-Zimmer-Wohnungen'.$K$24]-1" office:value-type="float" office:value="-0.05" calcext:value-type="float">
            <text:p>-0.0500</text:p>
          </table:table-cell>
          <table:table-cell table:style-name="ce10" table:formula="of:=['5-Zimmer-Wohnungen'.P$27]/['5-Zimmer-Wohnungen'.$K$27]-1" office:value-type="float" office:value="-0.0869565217391305" calcext:value-type="float">
            <text:p>-0.087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8" calcext:value-type="float">
            <text:p>18</text:p>
          </table:table-cell>
          <table:table-cell table:style-name="ce10" table:formula="of:=['5-Zimmer-Wohnungen'.Q$6]/['5-Zimmer-Wohnungen'.$K$6]-1" office:value-type="float" office:value="0" calcext:value-type="float">
            <text:p>0.0000</text:p>
          </table:table-cell>
          <table:table-cell table:style-name="ce10" table:formula="of:=['5-Zimmer-Wohnungen'.Q$9]/['5-Zimmer-Wohnungen'.$K$9]-1" office:value-type="float" office:value="-0.0714285714285714" calcext:value-type="float">
            <text:p>-0.0714</text:p>
          </table:table-cell>
          <table:table-cell table:style-name="ce10" table:formula="of:=['5-Zimmer-Wohnungen'.Q$12]/['5-Zimmer-Wohnungen'.$K$12]-1" office:value-type="float" office:value="-0.0666666666666667" calcext:value-type="float">
            <text:p>-0.0667</text:p>
          </table:table-cell>
          <table:table-cell table:style-name="ce10" table:formula="of:=['5-Zimmer-Wohnungen'.Q$15]/['5-Zimmer-Wohnungen'.$K$15]-1" office:value-type="float" office:value="0" calcext:value-type="float">
            <text:p>0.0000</text:p>
          </table:table-cell>
          <table:table-cell table:style-name="ce10" table:formula="of:=['5-Zimmer-Wohnungen'.Q$18]/['5-Zimmer-Wohnungen'.$K$18]-1" office:value-type="float" office:value="0" calcext:value-type="float">
            <text:p>0.0000</text:p>
          </table:table-cell>
          <table:table-cell table:style-name="ce10" table:formula="of:=['5-Zimmer-Wohnungen'.Q$21]/['5-Zimmer-Wohnungen'.$K$21]-1" office:value-type="float" office:value="-0.0588235294117647" calcext:value-type="float">
            <text:p>-0.0588</text:p>
          </table:table-cell>
          <table:table-cell table:style-name="ce10" table:formula="of:=['5-Zimmer-Wohnungen'.Q$24]/['5-Zimmer-Wohnungen'.$K$24]-1" office:value-type="float" office:value="-0.05" calcext:value-type="float">
            <text:p>-0.0500</text:p>
          </table:table-cell>
          <table:table-cell table:style-name="ce10" table:formula="of:=['5-Zimmer-Wohnungen'.Q$27]/['5-Zimmer-Wohnungen'.$K$27]-1" office:value-type="float" office:value="-0.0869565217391305" calcext:value-type="float">
            <text:p>-0.087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9" calcext:value-type="float">
            <text:p>19</text:p>
          </table:table-cell>
          <table:table-cell table:style-name="ce10" table:formula="of:=['5-Zimmer-Wohnungen'.R$6]/['5-Zimmer-Wohnungen'.$K$6]-1" office:value-type="float" office:value="0" calcext:value-type="float">
            <text:p>0.0000</text:p>
          </table:table-cell>
          <table:table-cell table:style-name="ce10" table:formula="of:=['5-Zimmer-Wohnungen'.R$9]/['5-Zimmer-Wohnungen'.$K$9]-1" office:value-type="float" office:value="0" calcext:value-type="float">
            <text:p>0.0000</text:p>
          </table:table-cell>
          <table:table-cell table:style-name="ce10" table:formula="of:=['5-Zimmer-Wohnungen'.R$12]/['5-Zimmer-Wohnungen'.$K$12]-1" office:value-type="float" office:value="-0.0666666666666667" calcext:value-type="float">
            <text:p>-0.0667</text:p>
          </table:table-cell>
          <table:table-cell table:style-name="ce10" table:formula="of:=['5-Zimmer-Wohnungen'.R$15]/['5-Zimmer-Wohnungen'.$K$15]-1" office:value-type="float" office:value="0" calcext:value-type="float">
            <text:p>0.0000</text:p>
          </table:table-cell>
          <table:table-cell table:style-name="ce10" table:formula="of:=['5-Zimmer-Wohnungen'.R$18]/['5-Zimmer-Wohnungen'.$K$18]-1" office:value-type="float" office:value="0" calcext:value-type="float">
            <text:p>0.0000</text:p>
          </table:table-cell>
          <table:table-cell table:style-name="ce10" table:formula="of:=['5-Zimmer-Wohnungen'.R$21]/['5-Zimmer-Wohnungen'.$K$21]-1" office:value-type="float" office:value="0" calcext:value-type="float">
            <text:p>0.0000</text:p>
          </table:table-cell>
          <table:table-cell table:style-name="ce10" table:formula="of:=['5-Zimmer-Wohnungen'.R$24]/['5-Zimmer-Wohnungen'.$K$24]-1" office:value-type="float" office:value="0" calcext:value-type="float">
            <text:p>0.0000</text:p>
          </table:table-cell>
          <table:table-cell table:style-name="ce10" table:formula="of:=['5-Zimmer-Wohnungen'.R$27]/['5-Zimmer-Wohnungen'.$K$27]-1" office:value-type="float" office:value="-0.0434782608695652" calcext:value-type="float">
            <text:p>-0.043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7" calcext:value-type="float">
            <text:p>17</text:p>
          </table:table-cell>
          <table:table-cell table:style-name="ce10" table:formula="of:=['5-Zimmer-Wohnungen'.S$6]/['5-Zimmer-Wohnungen'.$K$6]-1" office:value-type="float" office:value="-0.0714285714285714" calcext:value-type="float">
            <text:p>-0.0714</text:p>
          </table:table-cell>
          <table:table-cell table:style-name="ce10" table:formula="of:=['5-Zimmer-Wohnungen'.S$9]/['5-Zimmer-Wohnungen'.$K$9]-1" office:value-type="float" office:value="-0.0714285714285714" calcext:value-type="float">
            <text:p>-0.0714</text:p>
          </table:table-cell>
          <table:table-cell table:style-name="ce10" table:formula="of:=['5-Zimmer-Wohnungen'.S$12]/['5-Zimmer-Wohnungen'.$K$12]-1" office:value-type="float" office:value="-0.133333333333333" calcext:value-type="float">
            <text:p>-0.1333</text:p>
          </table:table-cell>
          <table:table-cell table:style-name="ce10" table:formula="of:=['5-Zimmer-Wohnungen'.S$15]/['5-Zimmer-Wohnungen'.$K$15]-1" office:value-type="float" office:value="-0.0666666666666667" calcext:value-type="float">
            <text:p>-0.0667</text:p>
          </table:table-cell>
          <table:table-cell table:style-name="ce10" table:formula="of:=['5-Zimmer-Wohnungen'.S$18]/['5-Zimmer-Wohnungen'.$K$18]-1" office:value-type="float" office:value="-0.0625" calcext:value-type="float">
            <text:p>-0.0625</text:p>
          </table:table-cell>
          <table:table-cell table:style-name="ce10" table:formula="of:=['5-Zimmer-Wohnungen'.S$21]/['5-Zimmer-Wohnungen'.$K$21]-1" office:value-type="float" office:value="-0.0588235294117647" calcext:value-type="float">
            <text:p>-0.0588</text:p>
          </table:table-cell>
          <table:table-cell table:style-name="ce10" table:formula="of:=['5-Zimmer-Wohnungen'.S$24]/['5-Zimmer-Wohnungen'.$K$24]-1" office:value-type="float" office:value="-0.05" calcext:value-type="float">
            <text:p>-0.0500</text:p>
          </table:table-cell>
          <table:table-cell table:style-name="ce10" table:formula="of:=['5-Zimmer-Wohnungen'.S$27]/['5-Zimmer-Wohnungen'.$K$27]-1" office:value-type="float" office:value="-0.0869565217391305" calcext:value-type="float">
            <text:p>-0.087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6" calcext:value-type="float">
            <text:p>16</text:p>
          </table:table-cell>
          <table:table-cell table:style-name="ce10" table:formula="of:=['5-Zimmer-Wohnungen'.T$6]/['5-Zimmer-Wohnungen'.$K$6]-1" office:value-type="float" office:value="0" calcext:value-type="float">
            <text:p>0.0000</text:p>
          </table:table-cell>
          <table:table-cell table:style-name="ce10" table:formula="of:=['5-Zimmer-Wohnungen'.T$9]/['5-Zimmer-Wohnungen'.$K$9]-1" office:value-type="float" office:value="-0.0714285714285714" calcext:value-type="float">
            <text:p>-0.0714</text:p>
          </table:table-cell>
          <table:table-cell table:style-name="ce10" table:formula="of:=['5-Zimmer-Wohnungen'.T$12]/['5-Zimmer-Wohnungen'.$K$12]-1" office:value-type="float" office:value="-0.0666666666666667" calcext:value-type="float">
            <text:p>-0.0667</text:p>
          </table:table-cell>
          <table:table-cell table:style-name="ce10" table:formula="of:=['5-Zimmer-Wohnungen'.T$15]/['5-Zimmer-Wohnungen'.$K$15]-1" office:value-type="float" office:value="-0.0666666666666667" calcext:value-type="float">
            <text:p>-0.0667</text:p>
          </table:table-cell>
          <table:table-cell table:style-name="ce10" table:formula="of:=['5-Zimmer-Wohnungen'.T$18]/['5-Zimmer-Wohnungen'.$K$18]-1" office:value-type="float" office:value="-0.0625" calcext:value-type="float">
            <text:p>-0.0625</text:p>
          </table:table-cell>
          <table:table-cell table:style-name="ce10" table:formula="of:=['5-Zimmer-Wohnungen'.T$21]/['5-Zimmer-Wohnungen'.$K$21]-1" office:value-type="float" office:value="-0.0588235294117647" calcext:value-type="float">
            <text:p>-0.0588</text:p>
          </table:table-cell>
          <table:table-cell table:style-name="ce10" table:formula="of:=['5-Zimmer-Wohnungen'.T$24]/['5-Zimmer-Wohnungen'.$K$24]-1" office:value-type="float" office:value="-0.05" calcext:value-type="float">
            <text:p>-0.0500</text:p>
          </table:table-cell>
          <table:table-cell table:style-name="ce10" table:formula="of:=['5-Zimmer-Wohnungen'.T$27]/['5-Zimmer-Wohnungen'.$K$27]-1" office:value-type="float" office:value="-0.0869565217391305" calcext:value-type="float">
            <text:p>-0.087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0" calcext:value-type="float">
            <text:p>20</text:p>
          </table:table-cell>
          <table:table-cell table:style-name="ce10" table:formula="of:=['5-Zimmer-Wohnungen'.U$6]/['5-Zimmer-Wohnungen'.$K$6]-1" office:value-type="float" office:value="0.0714285714285714" calcext:value-type="float">
            <text:p>0.0714</text:p>
          </table:table-cell>
          <table:table-cell table:style-name="ce10" table:formula="of:=['5-Zimmer-Wohnungen'.U$9]/['5-Zimmer-Wohnungen'.$K$9]-1" office:value-type="float" office:value="0" calcext:value-type="float">
            <text:p>0.0000</text:p>
          </table:table-cell>
          <table:table-cell table:style-name="ce10" table:formula="of:=['5-Zimmer-Wohnungen'.U$12]/['5-Zimmer-Wohnungen'.$K$12]-1" office:value-type="float" office:value="0" calcext:value-type="float">
            <text:p>0.0000</text:p>
          </table:table-cell>
          <table:table-cell table:style-name="ce10" table:formula="of:=['5-Zimmer-Wohnungen'.U$15]/['5-Zimmer-Wohnungen'.$K$15]-1" office:value-type="float" office:value="0.0666666666666667" calcext:value-type="float">
            <text:p>0.0667</text:p>
          </table:table-cell>
          <table:table-cell table:style-name="ce10" table:formula="of:=['5-Zimmer-Wohnungen'.U$18]/['5-Zimmer-Wohnungen'.$K$18]-1" office:value-type="float" office:value="0.0625" calcext:value-type="float">
            <text:p>0.0625</text:p>
          </table:table-cell>
          <table:table-cell table:style-name="ce10" table:formula="of:=['5-Zimmer-Wohnungen'.U$21]/['5-Zimmer-Wohnungen'.$K$21]-1" office:value-type="float" office:value="0.0588235294117647" calcext:value-type="float">
            <text:p>0.0588</text:p>
          </table:table-cell>
          <table:table-cell table:style-name="ce10" table:formula="of:=['5-Zimmer-Wohnungen'.U$24]/['5-Zimmer-Wohnungen'.$K$24]-1" office:value-type="float" office:value="0" calcext:value-type="float">
            <text:p>0.0000</text:p>
          </table:table-cell>
          <table:table-cell table:style-name="ce10" table:formula="of:=['5-Zimmer-Wohnungen'.U$27]/['5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1" calcext:value-type="float">
            <text:p>21</text:p>
          </table:table-cell>
          <table:table-cell table:style-name="ce10" table:formula="of:=['5-Zimmer-Wohnungen'.U$6]/['5-Zimmer-Wohnungen'.$K$6]-1" office:value-type="float" office:value="0.0714285714285714" calcext:value-type="float">
            <text:p>0.0714</text:p>
          </table:table-cell>
          <table:table-cell table:style-name="ce10" table:formula="of:=['5-Zimmer-Wohnungen'.U$9]/['5-Zimmer-Wohnungen'.$K$9]-1" office:value-type="float" office:value="0" calcext:value-type="float">
            <text:p>0.0000</text:p>
          </table:table-cell>
          <table:table-cell table:style-name="ce10" table:formula="of:=['5-Zimmer-Wohnungen'.U$12]/['5-Zimmer-Wohnungen'.$K$12]-1" office:value-type="float" office:value="0" calcext:value-type="float">
            <text:p>0.0000</text:p>
          </table:table-cell>
          <table:table-cell table:style-name="ce10" table:formula="of:=['5-Zimmer-Wohnungen'.U$15]/['5-Zimmer-Wohnungen'.$K$15]-1" office:value-type="float" office:value="0.0666666666666667" calcext:value-type="float">
            <text:p>0.0667</text:p>
          </table:table-cell>
          <table:table-cell table:style-name="ce10" table:formula="of:=['5-Zimmer-Wohnungen'.U$18]/['5-Zimmer-Wohnungen'.$K$18]-1" office:value-type="float" office:value="0.0625" calcext:value-type="float">
            <text:p>0.0625</text:p>
          </table:table-cell>
          <table:table-cell table:style-name="ce10" table:formula="of:=['5-Zimmer-Wohnungen'.U$21]/['5-Zimmer-Wohnungen'.$K$21]-1" office:value-type="float" office:value="0.0588235294117647" calcext:value-type="float">
            <text:p>0.0588</text:p>
          </table:table-cell>
          <table:table-cell table:style-name="ce10" table:formula="of:=['5-Zimmer-Wohnungen'.U$24]/['5-Zimmer-Wohnungen'.$K$24]-1" office:value-type="float" office:value="0" calcext:value-type="float">
            <text:p>0.0000</text:p>
          </table:table-cell>
          <table:table-cell table:style-name="ce10" table:formula="of:=['5-Zimmer-Wohnungen'.U$27]/['5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7" calcext:value-type="float">
            <text:p>7</text:p>
          </table:table-cell>
          <table:table-cell table:style-name="ce10" table:formula="of:=['5-Zimmer-Wohnungen'.B$7]/['5-Zimmer-Wohnungen'.$K$7]-1" office:value-type="float" office:value="0.294117647058824" calcext:value-type="float">
            <text:p>0.2941</text:p>
          </table:table-cell>
          <table:table-cell table:style-name="ce10" table:formula="of:=['5-Zimmer-Wohnungen'.B$10]/['5-Zimmer-Wohnungen'.$K$10]-1" office:value-type="float" office:value="0.235294117647059" calcext:value-type="float">
            <text:p>0.2353</text:p>
          </table:table-cell>
          <table:table-cell table:style-name="ce10" table:formula="of:=['5-Zimmer-Wohnungen'.B$13]/['5-Zimmer-Wohnungen'.$K$13]-1" office:value-type="float" office:value="0.235294117647059" calcext:value-type="float">
            <text:p>0.2353</text:p>
          </table:table-cell>
          <table:table-cell table:style-name="ce10" table:formula="of:=['5-Zimmer-Wohnungen'.B$16]/['5-Zimmer-Wohnungen'.$K$16]-1" office:value-type="float" office:value="0.3125" calcext:value-type="float">
            <text:p>0.3125</text:p>
          </table:table-cell>
          <table:table-cell table:style-name="ce10" table:formula="of:=['5-Zimmer-Wohnungen'.B$19]/['5-Zimmer-Wohnungen'.$K$19]-1" office:value-type="float" office:value="0.235294117647059" calcext:value-type="float">
            <text:p>0.2353</text:p>
          </table:table-cell>
          <table:table-cell table:style-name="ce10" table:formula="of:=['5-Zimmer-Wohnungen'.B$22]/['5-Zimmer-Wohnungen'.$K$22]-1" office:value-type="float" office:value="0.277777777777778" calcext:value-type="float">
            <text:p>0.2778</text:p>
          </table:table-cell>
          <table:table-cell table:style-name="ce10" table:formula="of:=['5-Zimmer-Wohnungen'.B$25]/['5-Zimmer-Wohnungen'.$K$25]-1" office:value-type="float" office:value="0.3" calcext:value-type="float">
            <text:p>0.3000</text:p>
          </table:table-cell>
          <table:table-cell table:style-name="ce10" table:formula="of:=['5-Zimmer-Wohnungen'.B$28]/['5-Zimmer-Wohnungen'.$K$28]-1" office:value-type="float" office:value="0.260869565217391" calcext:value-type="float">
            <text:p>0.2609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6" calcext:value-type="float">
            <text:p>6</text:p>
          </table:table-cell>
          <table:table-cell table:style-name="ce10" table:formula="of:=['5-Zimmer-Wohnungen'.C$7]/['5-Zimmer-Wohnungen'.$K$7]-1" office:value-type="float" office:value="0.117647058823529" calcext:value-type="float">
            <text:p>0.1176</text:p>
          </table:table-cell>
          <table:table-cell table:style-name="ce10" table:formula="of:=['5-Zimmer-Wohnungen'.C$10]/['5-Zimmer-Wohnungen'.$K$10]-1" office:value-type="float" office:value="0.117647058823529" calcext:value-type="float">
            <text:p>0.1176</text:p>
          </table:table-cell>
          <table:table-cell table:style-name="ce10" table:formula="of:=['5-Zimmer-Wohnungen'.C$13]/['5-Zimmer-Wohnungen'.$K$13]-1" office:value-type="float" office:value="0.0588235294117647" calcext:value-type="float">
            <text:p>0.0588</text:p>
          </table:table-cell>
          <table:table-cell table:style-name="ce10" table:formula="of:=['5-Zimmer-Wohnungen'.C$16]/['5-Zimmer-Wohnungen'.$K$16]-1" office:value-type="float" office:value="0.125" calcext:value-type="float">
            <text:p>0.1250</text:p>
          </table:table-cell>
          <table:table-cell table:style-name="ce10" table:formula="of:=['5-Zimmer-Wohnungen'.C$19]/['5-Zimmer-Wohnungen'.$K$19]-1" office:value-type="float" office:value="0.0588235294117647" calcext:value-type="float">
            <text:p>0.0588</text:p>
          </table:table-cell>
          <table:table-cell table:style-name="ce10" table:formula="of:=['5-Zimmer-Wohnungen'.C$22]/['5-Zimmer-Wohnungen'.$K$22]-1" office:value-type="float" office:value="0.111111111111111" calcext:value-type="float">
            <text:p>0.1111</text:p>
          </table:table-cell>
          <table:table-cell table:style-name="ce10" table:formula="of:=['5-Zimmer-Wohnungen'.C$25]/['5-Zimmer-Wohnungen'.$K$25]-1" office:value-type="float" office:value="0.15" calcext:value-type="float">
            <text:p>0.1500</text:p>
          </table:table-cell>
          <table:table-cell table:style-name="ce10" table:formula="of:=['5-Zimmer-Wohnungen'.C$28]/['5-Zimmer-Wohnungen'.$K$28]-1" office:value-type="float" office:value="0.0869565217391304" calcext:value-type="float">
            <text:p>0.08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8" calcext:value-type="float">
            <text:p>8</text:p>
          </table:table-cell>
          <table:table-cell table:style-name="ce10" table:formula="of:=['5-Zimmer-Wohnungen'.D$7]/['5-Zimmer-Wohnungen'.$K$7]-1" office:value-type="float" office:value="0.0588235294117647" calcext:value-type="float">
            <text:p>0.0588</text:p>
          </table:table-cell>
          <table:table-cell table:style-name="ce10" table:formula="of:=['5-Zimmer-Wohnungen'.D$10]/['5-Zimmer-Wohnungen'.$K$10]-1" office:value-type="float" office:value="0.0588235294117647" calcext:value-type="float">
            <text:p>0.0588</text:p>
          </table:table-cell>
          <table:table-cell table:style-name="ce10" table:formula="of:=['5-Zimmer-Wohnungen'.D$13]/['5-Zimmer-Wohnungen'.$K$13]-1" office:value-type="float" office:value="0.0588235294117647" calcext:value-type="float">
            <text:p>0.0588</text:p>
          </table:table-cell>
          <table:table-cell table:style-name="ce10" table:formula="of:=['5-Zimmer-Wohnungen'.D$16]/['5-Zimmer-Wohnungen'.$K$16]-1" office:value-type="float" office:value="0.0625" calcext:value-type="float">
            <text:p>0.0625</text:p>
          </table:table-cell>
          <table:table-cell table:style-name="ce10" table:formula="of:=['5-Zimmer-Wohnungen'.D$19]/['5-Zimmer-Wohnungen'.$K$19]-1" office:value-type="float" office:value="0.0588235294117647" calcext:value-type="float">
            <text:p>0.0588</text:p>
          </table:table-cell>
          <table:table-cell table:style-name="ce10" table:formula="of:=['5-Zimmer-Wohnungen'.D$22]/['5-Zimmer-Wohnungen'.$K$22]-1" office:value-type="float" office:value="0.0555555555555556" calcext:value-type="float">
            <text:p>0.0556</text:p>
          </table:table-cell>
          <table:table-cell table:style-name="ce10" table:formula="of:=['5-Zimmer-Wohnungen'.D$25]/['5-Zimmer-Wohnungen'.$K$25]-1" office:value-type="float" office:value="0.1" calcext:value-type="float">
            <text:p>0.1000</text:p>
          </table:table-cell>
          <table:table-cell table:style-name="ce10" table:formula="of:=['5-Zimmer-Wohnungen'.D$28]/['5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4" calcext:value-type="float">
            <text:p>4</text:p>
          </table:table-cell>
          <table:table-cell table:style-name="ce10" table:formula="of:=['5-Zimmer-Wohnungen'.E$7]/['5-Zimmer-Wohnungen'.$K$7]-1" office:value-type="float" office:value="0" calcext:value-type="float">
            <text:p>0.0000</text:p>
          </table:table-cell>
          <table:table-cell table:style-name="ce10" table:formula="of:=['5-Zimmer-Wohnungen'.E$10]/['5-Zimmer-Wohnungen'.$K$10]-1" office:value-type="float" office:value="0" calcext:value-type="float">
            <text:p>0.0000</text:p>
          </table:table-cell>
          <table:table-cell table:style-name="ce10" table:formula="of:=['5-Zimmer-Wohnungen'.E$13]/['5-Zimmer-Wohnungen'.$K$13]-1" office:value-type="float" office:value="-0.0588235294117647" calcext:value-type="float">
            <text:p>-0.0588</text:p>
          </table:table-cell>
          <table:table-cell table:style-name="ce10" table:formula="of:=['5-Zimmer-Wohnungen'.E$16]/['5-Zimmer-Wohnungen'.$K$16]-1" office:value-type="float" office:value="0" calcext:value-type="float">
            <text:p>0.0000</text:p>
          </table:table-cell>
          <table:table-cell table:style-name="ce10" table:formula="of:=['5-Zimmer-Wohnungen'.E$19]/['5-Zimmer-Wohnungen'.$K$19]-1" office:value-type="float" office:value="0" calcext:value-type="float">
            <text:p>0.0000</text:p>
          </table:table-cell>
          <table:table-cell table:style-name="ce10" table:formula="of:=['5-Zimmer-Wohnungen'.E$22]/['5-Zimmer-Wohnungen'.$K$22]-1" office:value-type="float" office:value="0" calcext:value-type="float">
            <text:p>0.0000</text:p>
          </table:table-cell>
          <table:table-cell table:style-name="ce10" table:formula="of:=['5-Zimmer-Wohnungen'.E$25]/['5-Zimmer-Wohnungen'.$K$25]-1" office:value-type="float" office:value="0" calcext:value-type="float">
            <text:p>0.0000</text:p>
          </table:table-cell>
          <table:table-cell table:style-name="ce10" table:formula="of:=['5-Zimmer-Wohnungen'.E$28]/['5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3" calcext:value-type="float">
            <text:p>3</text:p>
          </table:table-cell>
          <table:table-cell table:style-name="ce10" table:formula="of:=['5-Zimmer-Wohnungen'.F$7]/['5-Zimmer-Wohnungen'.$K$7]-1" office:value-type="float" office:value="0.0588235294117647" calcext:value-type="float">
            <text:p>0.0588</text:p>
          </table:table-cell>
          <table:table-cell table:style-name="ce10" table:formula="of:=['5-Zimmer-Wohnungen'.F$10]/['5-Zimmer-Wohnungen'.$K$10]-1" office:value-type="float" office:value="0.0588235294117647" calcext:value-type="float">
            <text:p>0.0588</text:p>
          </table:table-cell>
          <table:table-cell table:style-name="ce10" table:formula="of:=['5-Zimmer-Wohnungen'.F$13]/['5-Zimmer-Wohnungen'.$K$13]-1" office:value-type="float" office:value="0" calcext:value-type="float">
            <text:p>0.0000</text:p>
          </table:table-cell>
          <table:table-cell table:style-name="ce10" table:formula="of:=['5-Zimmer-Wohnungen'.F$16]/['5-Zimmer-Wohnungen'.$K$16]-1" office:value-type="float" office:value="0.0625" calcext:value-type="float">
            <text:p>0.0625</text:p>
          </table:table-cell>
          <table:table-cell table:style-name="ce10" table:formula="of:=['5-Zimmer-Wohnungen'.F$19]/['5-Zimmer-Wohnungen'.$K$19]-1" office:value-type="float" office:value="0.0588235294117647" calcext:value-type="float">
            <text:p>0.0588</text:p>
          </table:table-cell>
          <table:table-cell table:style-name="ce10" table:formula="of:=['5-Zimmer-Wohnungen'.F$22]/['5-Zimmer-Wohnungen'.$K$22]-1" office:value-type="float" office:value="0.0555555555555556" calcext:value-type="float">
            <text:p>0.0556</text:p>
          </table:table-cell>
          <table:table-cell table:style-name="ce10" table:formula="of:=['5-Zimmer-Wohnungen'.F$25]/['5-Zimmer-Wohnungen'.$K$25]-1" office:value-type="float" office:value="0.1" calcext:value-type="float">
            <text:p>0.1000</text:p>
          </table:table-cell>
          <table:table-cell table:style-name="ce10" table:formula="of:=['5-Zimmer-Wohnungen'.F$28]/['5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" calcext:value-type="float">
            <text:p>2</text:p>
          </table:table-cell>
          <table:table-cell table:style-name="ce10" table:formula="of:=['5-Zimmer-Wohnungen'.G$7]/['5-Zimmer-Wohnungen'.$K$7]-1" office:value-type="float" office:value="0.0588235294117647" calcext:value-type="float">
            <text:p>0.0588</text:p>
          </table:table-cell>
          <table:table-cell table:style-name="ce10" table:formula="of:=['5-Zimmer-Wohnungen'.G$10]/['5-Zimmer-Wohnungen'.$K$10]-1" office:value-type="float" office:value="0.0588235294117647" calcext:value-type="float">
            <text:p>0.0588</text:p>
          </table:table-cell>
          <table:table-cell table:style-name="ce10" table:formula="of:=['5-Zimmer-Wohnungen'.G$13]/['5-Zimmer-Wohnungen'.$K$13]-1" office:value-type="float" office:value="0" calcext:value-type="float">
            <text:p>0.0000</text:p>
          </table:table-cell>
          <table:table-cell table:style-name="ce10" table:formula="of:=['5-Zimmer-Wohnungen'.G$16]/['5-Zimmer-Wohnungen'.$K$16]-1" office:value-type="float" office:value="0.0625" calcext:value-type="float">
            <text:p>0.0625</text:p>
          </table:table-cell>
          <table:table-cell table:style-name="ce10" table:formula="of:=['5-Zimmer-Wohnungen'.G$19]/['5-Zimmer-Wohnungen'.$K$19]-1" office:value-type="float" office:value="0" calcext:value-type="float">
            <text:p>0.0000</text:p>
          </table:table-cell>
          <table:table-cell table:style-name="ce10" table:formula="of:=['5-Zimmer-Wohnungen'.G$22]/['5-Zimmer-Wohnungen'.$K$22]-1" office:value-type="float" office:value="0.0555555555555556" calcext:value-type="float">
            <text:p>0.0556</text:p>
          </table:table-cell>
          <table:table-cell table:style-name="ce10" table:formula="of:=['5-Zimmer-Wohnungen'.G$25]/['5-Zimmer-Wohnungen'.$K$25]-1" office:value-type="float" office:value="0.05" calcext:value-type="float">
            <text:p>0.0500</text:p>
          </table:table-cell>
          <table:table-cell table:style-name="ce10" table:formula="of:=['5-Zimmer-Wohnungen'.G$28]/['5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" calcext:value-type="float">
            <text:p>1</text:p>
          </table:table-cell>
          <table:table-cell table:style-name="ce10" table:formula="of:=['5-Zimmer-Wohnungen'.H$7]/['5-Zimmer-Wohnungen'.$K$7]-1" office:value-type="float" office:value="0.117647058823529" calcext:value-type="float">
            <text:p>0.1176</text:p>
          </table:table-cell>
          <table:table-cell table:style-name="ce10" table:formula="of:=['5-Zimmer-Wohnungen'.H$10]/['5-Zimmer-Wohnungen'.$K$10]-1" office:value-type="float" office:value="0.0588235294117647" calcext:value-type="float">
            <text:p>0.0588</text:p>
          </table:table-cell>
          <table:table-cell table:style-name="ce10" table:formula="of:=['5-Zimmer-Wohnungen'.H$13]/['5-Zimmer-Wohnungen'.$K$13]-1" office:value-type="float" office:value="0.0588235294117647" calcext:value-type="float">
            <text:p>0.0588</text:p>
          </table:table-cell>
          <table:table-cell table:style-name="ce10" table:formula="of:=['5-Zimmer-Wohnungen'.H$16]/['5-Zimmer-Wohnungen'.$K$16]-1" office:value-type="float" office:value="0.0625" calcext:value-type="float">
            <text:p>0.0625</text:p>
          </table:table-cell>
          <table:table-cell table:style-name="ce10" table:formula="of:=['5-Zimmer-Wohnungen'.H$19]/['5-Zimmer-Wohnungen'.$K$19]-1" office:value-type="float" office:value="0.0588235294117647" calcext:value-type="float">
            <text:p>0.0588</text:p>
          </table:table-cell>
          <table:table-cell table:style-name="ce10" table:formula="of:=['5-Zimmer-Wohnungen'.H$22]/['5-Zimmer-Wohnungen'.$K$22]-1" office:value-type="float" office:value="0.0555555555555556" calcext:value-type="float">
            <text:p>0.0556</text:p>
          </table:table-cell>
          <table:table-cell table:style-name="ce10" table:formula="of:=['5-Zimmer-Wohnungen'.H$25]/['5-Zimmer-Wohnungen'.$K$25]-1" office:value-type="float" office:value="0.1" calcext:value-type="float">
            <text:p>0.1000</text:p>
          </table:table-cell>
          <table:table-cell table:style-name="ce10" table:formula="of:=['5-Zimmer-Wohnungen'.H$28]/['5-Zimmer-Wohnungen'.$K$28]-1" office:value-type="float" office:value="0.0869565217391304" calcext:value-type="float">
            <text:p>0.08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5" calcext:value-type="float">
            <text:p>5</text:p>
          </table:table-cell>
          <table:table-cell table:style-name="ce10" table:formula="of:=['5-Zimmer-Wohnungen'.I$7]/['5-Zimmer-Wohnungen'.$K$7]-1" office:value-type="float" office:value="0.117647058823529" calcext:value-type="float">
            <text:p>0.1176</text:p>
          </table:table-cell>
          <table:table-cell table:style-name="ce10" table:formula="of:=['5-Zimmer-Wohnungen'.I$10]/['5-Zimmer-Wohnungen'.$K$10]-1" office:value-type="float" office:value="0.0588235294117647" calcext:value-type="float">
            <text:p>0.0588</text:p>
          </table:table-cell>
          <table:table-cell table:style-name="ce10" table:formula="of:=['5-Zimmer-Wohnungen'.I$13]/['5-Zimmer-Wohnungen'.$K$13]-1" office:value-type="float" office:value="0.0588235294117647" calcext:value-type="float">
            <text:p>0.0588</text:p>
          </table:table-cell>
          <table:table-cell table:style-name="ce10" table:formula="of:=['5-Zimmer-Wohnungen'.I$16]/['5-Zimmer-Wohnungen'.$K$16]-1" office:value-type="float" office:value="0.125" calcext:value-type="float">
            <text:p>0.1250</text:p>
          </table:table-cell>
          <table:table-cell table:style-name="ce10" table:formula="of:=['5-Zimmer-Wohnungen'.I$19]/['5-Zimmer-Wohnungen'.$K$19]-1" office:value-type="float" office:value="0.0588235294117647" calcext:value-type="float">
            <text:p>0.0588</text:p>
          </table:table-cell>
          <table:table-cell table:style-name="ce10" table:formula="of:=['5-Zimmer-Wohnungen'.I$22]/['5-Zimmer-Wohnungen'.$K$22]-1" office:value-type="float" office:value="0.0555555555555556" calcext:value-type="float">
            <text:p>0.0556</text:p>
          </table:table-cell>
          <table:table-cell table:style-name="ce10" table:formula="of:=['5-Zimmer-Wohnungen'.I$25]/['5-Zimmer-Wohnungen'.$K$25]-1" office:value-type="float" office:value="0.1" calcext:value-type="float">
            <text:p>0.1000</text:p>
          </table:table-cell>
          <table:table-cell table:style-name="ce10" table:formula="of:=['5-Zimmer-Wohnungen'.I$28]/['5-Zimmer-Wohnungen'.$K$28]-1" office:value-type="float" office:value="0.0869565217391304" calcext:value-type="float">
            <text:p>0.08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9" calcext:value-type="float">
            <text:p>9</text:p>
          </table:table-cell>
          <table:table-cell table:style-name="ce10" table:formula="of:=['5-Zimmer-Wohnungen'.J$7]/['5-Zimmer-Wohnungen'.$K$7]-1" office:value-type="float" office:value="0.0588235294117647" calcext:value-type="float">
            <text:p>0.0588</text:p>
          </table:table-cell>
          <table:table-cell table:style-name="ce10" table:formula="of:=['5-Zimmer-Wohnungen'.J$10]/['5-Zimmer-Wohnungen'.$K$10]-1" office:value-type="float" office:value="0.0588235294117647" calcext:value-type="float">
            <text:p>0.0588</text:p>
          </table:table-cell>
          <table:table-cell table:style-name="ce10" table:formula="of:=['5-Zimmer-Wohnungen'.J$13]/['5-Zimmer-Wohnungen'.$K$13]-1" office:value-type="float" office:value="0" calcext:value-type="float">
            <text:p>0.0000</text:p>
          </table:table-cell>
          <table:table-cell table:style-name="ce10" table:formula="of:=['5-Zimmer-Wohnungen'.J$16]/['5-Zimmer-Wohnungen'.$K$16]-1" office:value-type="float" office:value="0.0625" calcext:value-type="float">
            <text:p>0.0625</text:p>
          </table:table-cell>
          <table:table-cell table:style-name="ce10" table:formula="of:=['5-Zimmer-Wohnungen'.J$19]/['5-Zimmer-Wohnungen'.$K$19]-1" office:value-type="float" office:value="0" calcext:value-type="float">
            <text:p>0.0000</text:p>
          </table:table-cell>
          <table:table-cell table:style-name="ce10" table:formula="of:=['5-Zimmer-Wohnungen'.J$22]/['5-Zimmer-Wohnungen'.$K$22]-1" office:value-type="float" office:value="0.0555555555555556" calcext:value-type="float">
            <text:p>0.0556</text:p>
          </table:table-cell>
          <table:table-cell table:style-name="ce10" table:formula="of:=['5-Zimmer-Wohnungen'.J$25]/['5-Zimmer-Wohnungen'.$K$25]-1" office:value-type="float" office:value="0.05" calcext:value-type="float">
            <text:p>0.0500</text:p>
          </table:table-cell>
          <table:table-cell table:style-name="ce10" table:formula="of:=['5-Zimmer-Wohnungen'.J$28]/['5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0" calcext:value-type="float">
            <text:p>10</text:p>
          </table:table-cell>
          <table:table-cell table:style-name="ce10" table:formula="of:=['5-Zimmer-Wohnungen'.K$7]/['5-Zimmer-Wohnungen'.$K$7]-1" office:value-type="float" office:value="0" calcext:value-type="float">
            <text:p>0.0000</text:p>
          </table:table-cell>
          <table:table-cell table:style-name="ce10" table:formula="of:=['5-Zimmer-Wohnungen'.K$10]/['5-Zimmer-Wohnungen'.$K$10]-1" office:value-type="float" office:value="0" calcext:value-type="float">
            <text:p>0.0000</text:p>
          </table:table-cell>
          <table:table-cell table:style-name="ce10" table:formula="of:=['5-Zimmer-Wohnungen'.K$13]/['5-Zimmer-Wohnungen'.$K$13]-1" office:value-type="float" office:value="0" calcext:value-type="float">
            <text:p>0.0000</text:p>
          </table:table-cell>
          <table:table-cell table:style-name="ce10" table:formula="of:=['5-Zimmer-Wohnungen'.K$16]/['5-Zimmer-Wohnungen'.$K$16]-1" office:value-type="float" office:value="0" calcext:value-type="float">
            <text:p>0.0000</text:p>
          </table:table-cell>
          <table:table-cell table:style-name="ce10" table:formula="of:=['5-Zimmer-Wohnungen'.K$19]/['5-Zimmer-Wohnungen'.$K$19]-1" office:value-type="float" office:value="0" calcext:value-type="float">
            <text:p>0.0000</text:p>
          </table:table-cell>
          <table:table-cell table:style-name="ce10" table:formula="of:=['5-Zimmer-Wohnungen'.K$22]/['5-Zimmer-Wohnungen'.$K$22]-1" office:value-type="float" office:value="0" calcext:value-type="float">
            <text:p>0.0000</text:p>
          </table:table-cell>
          <table:table-cell table:style-name="ce10" table:formula="of:=['5-Zimmer-Wohnungen'.K$25]/['5-Zimmer-Wohnungen'.$K$25]-1" office:value-type="float" office:value="0" calcext:value-type="float">
            <text:p>0.0000</text:p>
          </table:table-cell>
          <table:table-cell table:style-name="ce10" table:formula="of:=['5-Zimmer-Wohnungen'.K$28]/['5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1" calcext:value-type="float">
            <text:p>11</text:p>
          </table:table-cell>
          <table:table-cell table:style-name="ce10" table:formula="of:=['5-Zimmer-Wohnungen'.L$7]/['5-Zimmer-Wohnungen'.$K$7]-1" office:value-type="float" office:value="0" calcext:value-type="float">
            <text:p>0.0000</text:p>
          </table:table-cell>
          <table:table-cell table:style-name="ce10" table:formula="of:=['5-Zimmer-Wohnungen'.L$10]/['5-Zimmer-Wohnungen'.$K$10]-1" office:value-type="float" office:value="0" calcext:value-type="float">
            <text:p>0.0000</text:p>
          </table:table-cell>
          <table:table-cell table:style-name="ce10" table:formula="of:=['5-Zimmer-Wohnungen'.L$13]/['5-Zimmer-Wohnungen'.$K$13]-1" office:value-type="float" office:value="-0.0588235294117647" calcext:value-type="float">
            <text:p>-0.0588</text:p>
          </table:table-cell>
          <table:table-cell table:style-name="ce10" table:formula="of:=['5-Zimmer-Wohnungen'.L$16]/['5-Zimmer-Wohnungen'.$K$16]-1" office:value-type="float" office:value="0" calcext:value-type="float">
            <text:p>0.0000</text:p>
          </table:table-cell>
          <table:table-cell table:style-name="ce10" table:formula="of:=['5-Zimmer-Wohnungen'.L$19]/['5-Zimmer-Wohnungen'.$K$19]-1" office:value-type="float" office:value="-0.0588235294117647" calcext:value-type="float">
            <text:p>-0.0588</text:p>
          </table:table-cell>
          <table:table-cell table:style-name="ce10" table:formula="of:=['5-Zimmer-Wohnungen'.L$22]/['5-Zimmer-Wohnungen'.$K$22]-1" office:value-type="float" office:value="0" calcext:value-type="float">
            <text:p>0.0000</text:p>
          </table:table-cell>
          <table:table-cell table:style-name="ce10" table:formula="of:=['5-Zimmer-Wohnungen'.L$25]/['5-Zimmer-Wohnungen'.$K$25]-1" office:value-type="float" office:value="0" calcext:value-type="float">
            <text:p>0.0000</text:p>
          </table:table-cell>
          <table:table-cell table:style-name="ce10" table:formula="of:=['5-Zimmer-Wohnungen'.L$28]/['5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2" calcext:value-type="float">
            <text:p>12</text:p>
          </table:table-cell>
          <table:table-cell table:style-name="ce10" table:formula="of:=['5-Zimmer-Wohnungen'.M$7]/['5-Zimmer-Wohnungen'.$K$7]-1" office:value-type="float" office:value="0.0588235294117647" calcext:value-type="float">
            <text:p>0.0588</text:p>
          </table:table-cell>
          <table:table-cell table:style-name="ce10" table:formula="of:=['5-Zimmer-Wohnungen'.M$10]/['5-Zimmer-Wohnungen'.$K$10]-1" office:value-type="float" office:value="0.0588235294117647" calcext:value-type="float">
            <text:p>0.0588</text:p>
          </table:table-cell>
          <table:table-cell table:style-name="ce10" table:formula="of:=['5-Zimmer-Wohnungen'.M$13]/['5-Zimmer-Wohnungen'.$K$13]-1" office:value-type="float" office:value="0" calcext:value-type="float">
            <text:p>0.0000</text:p>
          </table:table-cell>
          <table:table-cell table:style-name="ce10" table:formula="of:=['5-Zimmer-Wohnungen'.M$16]/['5-Zimmer-Wohnungen'.$K$16]-1" office:value-type="float" office:value="0.0625" calcext:value-type="float">
            <text:p>0.0625</text:p>
          </table:table-cell>
          <table:table-cell table:style-name="ce10" table:formula="of:=['5-Zimmer-Wohnungen'.M$19]/['5-Zimmer-Wohnungen'.$K$19]-1" office:value-type="float" office:value="0" calcext:value-type="float">
            <text:p>0.0000</text:p>
          </table:table-cell>
          <table:table-cell table:style-name="ce10" table:formula="of:=['5-Zimmer-Wohnungen'.M$22]/['5-Zimmer-Wohnungen'.$K$22]-1" office:value-type="float" office:value="0.0555555555555556" calcext:value-type="float">
            <text:p>0.0556</text:p>
          </table:table-cell>
          <table:table-cell table:style-name="ce10" table:formula="of:=['5-Zimmer-Wohnungen'.M$25]/['5-Zimmer-Wohnungen'.$K$25]-1" office:value-type="float" office:value="0.05" calcext:value-type="float">
            <text:p>0.0500</text:p>
          </table:table-cell>
          <table:table-cell table:style-name="ce10" table:formula="of:=['5-Zimmer-Wohnungen'.M$28]/['5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3" calcext:value-type="float">
            <text:p>13</text:p>
          </table:table-cell>
          <table:table-cell table:style-name="ce10" table:formula="of:=['5-Zimmer-Wohnungen'.N$7]/['5-Zimmer-Wohnungen'.$K$7]-1" office:value-type="float" office:value="0" calcext:value-type="float">
            <text:p>0.0000</text:p>
          </table:table-cell>
          <table:table-cell table:style-name="ce10" table:formula="of:=['5-Zimmer-Wohnungen'.N$10]/['5-Zimmer-Wohnungen'.$K$10]-1" office:value-type="float" office:value="0" calcext:value-type="float">
            <text:p>0.0000</text:p>
          </table:table-cell>
          <table:table-cell table:style-name="ce10" table:formula="of:=['5-Zimmer-Wohnungen'.N$13]/['5-Zimmer-Wohnungen'.$K$13]-1" office:value-type="float" office:value="-0.0588235294117647" calcext:value-type="float">
            <text:p>-0.0588</text:p>
          </table:table-cell>
          <table:table-cell table:style-name="ce10" table:formula="of:=['5-Zimmer-Wohnungen'.N$16]/['5-Zimmer-Wohnungen'.$K$16]-1" office:value-type="float" office:value="0" calcext:value-type="float">
            <text:p>0.0000</text:p>
          </table:table-cell>
          <table:table-cell table:style-name="ce10" table:formula="of:=['5-Zimmer-Wohnungen'.N$19]/['5-Zimmer-Wohnungen'.$K$19]-1" office:value-type="float" office:value="0" calcext:value-type="float">
            <text:p>0.0000</text:p>
          </table:table-cell>
          <table:table-cell table:style-name="ce10" table:formula="of:=['5-Zimmer-Wohnungen'.N$22]/['5-Zimmer-Wohnungen'.$K$22]-1" office:value-type="float" office:value="0" calcext:value-type="float">
            <text:p>0.0000</text:p>
          </table:table-cell>
          <table:table-cell table:style-name="ce10" table:formula="of:=['5-Zimmer-Wohnungen'.N$25]/['5-Zimmer-Wohnungen'.$K$25]-1" office:value-type="float" office:value="0" calcext:value-type="float">
            <text:p>0.0000</text:p>
          </table:table-cell>
          <table:table-cell table:style-name="ce10" table:formula="of:=['5-Zimmer-Wohnungen'.N$28]/['5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4" calcext:value-type="float">
            <text:p>14</text:p>
          </table:table-cell>
          <table:table-cell table:style-name="ce10" table:formula="of:=['5-Zimmer-Wohnungen'.O$7]/['5-Zimmer-Wohnungen'.$K$7]-1" office:value-type="float" office:value="0" calcext:value-type="float">
            <text:p>0.0000</text:p>
          </table:table-cell>
          <table:table-cell table:style-name="ce10" table:formula="of:=['5-Zimmer-Wohnungen'.O$10]/['5-Zimmer-Wohnungen'.$K$10]-1" office:value-type="float" office:value="0" calcext:value-type="float">
            <text:p>0.0000</text:p>
          </table:table-cell>
          <table:table-cell table:style-name="ce10" table:formula="of:=['5-Zimmer-Wohnungen'.O$13]/['5-Zimmer-Wohnungen'.$K$13]-1" office:value-type="float" office:value="-0.0588235294117647" calcext:value-type="float">
            <text:p>-0.0588</text:p>
          </table:table-cell>
          <table:table-cell table:style-name="ce10" table:formula="of:=['5-Zimmer-Wohnungen'.O$16]/['5-Zimmer-Wohnungen'.$K$16]-1" office:value-type="float" office:value="0" calcext:value-type="float">
            <text:p>0.0000</text:p>
          </table:table-cell>
          <table:table-cell table:style-name="ce10" table:formula="of:=['5-Zimmer-Wohnungen'.O$19]/['5-Zimmer-Wohnungen'.$K$19]-1" office:value-type="float" office:value="0" calcext:value-type="float">
            <text:p>0.0000</text:p>
          </table:table-cell>
          <table:table-cell table:style-name="ce10" table:formula="of:=['5-Zimmer-Wohnungen'.O$22]/['5-Zimmer-Wohnungen'.$K$22]-1" office:value-type="float" office:value="0" calcext:value-type="float">
            <text:p>0.0000</text:p>
          </table:table-cell>
          <table:table-cell table:style-name="ce10" table:formula="of:=['5-Zimmer-Wohnungen'.O$25]/['5-Zimmer-Wohnungen'.$K$25]-1" office:value-type="float" office:value="0" calcext:value-type="float">
            <text:p>0.0000</text:p>
          </table:table-cell>
          <table:table-cell table:style-name="ce10" table:formula="of:=['5-Zimmer-Wohnungen'.O$28]/['5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5" calcext:value-type="float">
            <text:p>15</text:p>
          </table:table-cell>
          <table:table-cell table:style-name="ce10" table:formula="of:=['5-Zimmer-Wohnungen'.P$7]/['5-Zimmer-Wohnungen'.$K$7]-1" office:value-type="float" office:value="-0.0588235294117647" calcext:value-type="float">
            <text:p>-0.0588</text:p>
          </table:table-cell>
          <table:table-cell table:style-name="ce10" table:formula="of:=['5-Zimmer-Wohnungen'.P$10]/['5-Zimmer-Wohnungen'.$K$10]-1" office:value-type="float" office:value="-0.0588235294117647" calcext:value-type="float">
            <text:p>-0.0588</text:p>
          </table:table-cell>
          <table:table-cell table:style-name="ce10" table:formula="of:=['5-Zimmer-Wohnungen'.P$13]/['5-Zimmer-Wohnungen'.$K$13]-1" office:value-type="float" office:value="-0.117647058823529" calcext:value-type="float">
            <text:p>-0.1176</text:p>
          </table:table-cell>
          <table:table-cell table:style-name="ce10" table:formula="of:=['5-Zimmer-Wohnungen'.P$16]/['5-Zimmer-Wohnungen'.$K$16]-1" office:value-type="float" office:value="-0.0625" calcext:value-type="float">
            <text:p>-0.0625</text:p>
          </table:table-cell>
          <table:table-cell table:style-name="ce10" table:formula="of:=['5-Zimmer-Wohnungen'.P$19]/['5-Zimmer-Wohnungen'.$K$19]-1" office:value-type="float" office:value="-0.117647058823529" calcext:value-type="float">
            <text:p>-0.1176</text:p>
          </table:table-cell>
          <table:table-cell table:style-name="ce10" table:formula="of:=['5-Zimmer-Wohnungen'.P$22]/['5-Zimmer-Wohnungen'.$K$22]-1" office:value-type="float" office:value="-0.0555555555555556" calcext:value-type="float">
            <text:p>-0.0556</text:p>
          </table:table-cell>
          <table:table-cell table:style-name="ce10" table:formula="of:=['5-Zimmer-Wohnungen'.P$25]/['5-Zimmer-Wohnungen'.$K$25]-1" office:value-type="float" office:value="-0.05" calcext:value-type="float">
            <text:p>-0.0500</text:p>
          </table:table-cell>
          <table:table-cell table:style-name="ce10" table:formula="of:=['5-Zimmer-Wohnungen'.P$28]/['5-Zimmer-Wohnungen'.$K$28]-1" office:value-type="float" office:value="-0.0869565217391305" calcext:value-type="float">
            <text:p>-0.08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8" calcext:value-type="float">
            <text:p>18</text:p>
          </table:table-cell>
          <table:table-cell table:style-name="ce10" table:formula="of:=['5-Zimmer-Wohnungen'.Q$7]/['5-Zimmer-Wohnungen'.$K$7]-1" office:value-type="float" office:value="-0.0588235294117647" calcext:value-type="float">
            <text:p>-0.0588</text:p>
          </table:table-cell>
          <table:table-cell table:style-name="ce10" table:formula="of:=['5-Zimmer-Wohnungen'.Q$10]/['5-Zimmer-Wohnungen'.$K$10]-1" office:value-type="float" office:value="-0.0588235294117647" calcext:value-type="float">
            <text:p>-0.0588</text:p>
          </table:table-cell>
          <table:table-cell table:style-name="ce10" table:formula="of:=['5-Zimmer-Wohnungen'.Q$13]/['5-Zimmer-Wohnungen'.$K$13]-1" office:value-type="float" office:value="-0.0588235294117647" calcext:value-type="float">
            <text:p>-0.0588</text:p>
          </table:table-cell>
          <table:table-cell table:style-name="ce10" table:formula="of:=['5-Zimmer-Wohnungen'.Q$16]/['5-Zimmer-Wohnungen'.$K$16]-1" office:value-type="float" office:value="-0.0625" calcext:value-type="float">
            <text:p>-0.0625</text:p>
          </table:table-cell>
          <table:table-cell table:style-name="ce10" table:formula="of:=['5-Zimmer-Wohnungen'.Q$19]/['5-Zimmer-Wohnungen'.$K$19]-1" office:value-type="float" office:value="-0.0588235294117647" calcext:value-type="float">
            <text:p>-0.0588</text:p>
          </table:table-cell>
          <table:table-cell table:style-name="ce10" table:formula="of:=['5-Zimmer-Wohnungen'.Q$22]/['5-Zimmer-Wohnungen'.$K$22]-1" office:value-type="float" office:value="-0.0555555555555556" calcext:value-type="float">
            <text:p>-0.0556</text:p>
          </table:table-cell>
          <table:table-cell table:style-name="ce10" table:formula="of:=['5-Zimmer-Wohnungen'.Q$25]/['5-Zimmer-Wohnungen'.$K$25]-1" office:value-type="float" office:value="-0.05" calcext:value-type="float">
            <text:p>-0.0500</text:p>
          </table:table-cell>
          <table:table-cell table:style-name="ce10" table:formula="of:=['5-Zimmer-Wohnungen'.Q$28]/['5-Zimmer-Wohnungen'.$K$28]-1" office:value-type="float" office:value="-0.0434782608695652" calcext:value-type="float">
            <text:p>-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9" calcext:value-type="float">
            <text:p>19</text:p>
          </table:table-cell>
          <table:table-cell table:style-name="ce10" table:formula="of:=['5-Zimmer-Wohnungen'.R$7]/['5-Zimmer-Wohnungen'.$K$7]-1" office:value-type="float" office:value="0" calcext:value-type="float">
            <text:p>0.0000</text:p>
          </table:table-cell>
          <table:table-cell table:style-name="ce10" table:formula="of:=['5-Zimmer-Wohnungen'.R$10]/['5-Zimmer-Wohnungen'.$K$10]-1" office:value-type="float" office:value="0" calcext:value-type="float">
            <text:p>0.0000</text:p>
          </table:table-cell>
          <table:table-cell table:style-name="ce10" table:formula="of:=['5-Zimmer-Wohnungen'.R$13]/['5-Zimmer-Wohnungen'.$K$13]-1" office:value-type="float" office:value="-0.0588235294117647" calcext:value-type="float">
            <text:p>-0.0588</text:p>
          </table:table-cell>
          <table:table-cell table:style-name="ce10" table:formula="of:=['5-Zimmer-Wohnungen'.R$16]/['5-Zimmer-Wohnungen'.$K$16]-1" office:value-type="float" office:value="0" calcext:value-type="float">
            <text:p>0.0000</text:p>
          </table:table-cell>
          <table:table-cell table:style-name="ce10" table:formula="of:=['5-Zimmer-Wohnungen'.R$19]/['5-Zimmer-Wohnungen'.$K$19]-1" office:value-type="float" office:value="-0.0588235294117647" calcext:value-type="float">
            <text:p>-0.0588</text:p>
          </table:table-cell>
          <table:table-cell table:style-name="ce10" table:formula="of:=['5-Zimmer-Wohnungen'.R$22]/['5-Zimmer-Wohnungen'.$K$22]-1" office:value-type="float" office:value="0" calcext:value-type="float">
            <text:p>0.0000</text:p>
          </table:table-cell>
          <table:table-cell table:style-name="ce10" table:formula="of:=['5-Zimmer-Wohnungen'.R$25]/['5-Zimmer-Wohnungen'.$K$25]-1" office:value-type="float" office:value="0" calcext:value-type="float">
            <text:p>0.0000</text:p>
          </table:table-cell>
          <table:table-cell table:style-name="ce10" table:formula="of:=['5-Zimmer-Wohnungen'.R$28]/['5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7" calcext:value-type="float">
            <text:p>17</text:p>
          </table:table-cell>
          <table:table-cell table:style-name="ce10" table:formula="of:=['5-Zimmer-Wohnungen'.S$7]/['5-Zimmer-Wohnungen'.$K$7]-1" office:value-type="float" office:value="-0.0588235294117647" calcext:value-type="float">
            <text:p>-0.0588</text:p>
          </table:table-cell>
          <table:table-cell table:style-name="ce10" table:formula="of:=['5-Zimmer-Wohnungen'.S$10]/['5-Zimmer-Wohnungen'.$K$10]-1" office:value-type="float" office:value="-0.117647058823529" calcext:value-type="float">
            <text:p>-0.1176</text:p>
          </table:table-cell>
          <table:table-cell table:style-name="ce10" table:formula="of:=['5-Zimmer-Wohnungen'.S$13]/['5-Zimmer-Wohnungen'.$K$13]-1" office:value-type="float" office:value="-0.117647058823529" calcext:value-type="float">
            <text:p>-0.1176</text:p>
          </table:table-cell>
          <table:table-cell table:style-name="ce10" table:formula="of:=['5-Zimmer-Wohnungen'.S$16]/['5-Zimmer-Wohnungen'.$K$16]-1" office:value-type="float" office:value="-0.0625" calcext:value-type="float">
            <text:p>-0.0625</text:p>
          </table:table-cell>
          <table:table-cell table:style-name="ce10" table:formula="of:=['5-Zimmer-Wohnungen'.S$19]/['5-Zimmer-Wohnungen'.$K$19]-1" office:value-type="float" office:value="-0.117647058823529" calcext:value-type="float">
            <text:p>-0.1176</text:p>
          </table:table-cell>
          <table:table-cell table:style-name="ce10" table:formula="of:=['5-Zimmer-Wohnungen'.S$22]/['5-Zimmer-Wohnungen'.$K$22]-1" office:value-type="float" office:value="-0.111111111111111" calcext:value-type="float">
            <text:p>-0.1111</text:p>
          </table:table-cell>
          <table:table-cell table:style-name="ce10" table:formula="of:=['5-Zimmer-Wohnungen'.S$25]/['5-Zimmer-Wohnungen'.$K$25]-1" office:value-type="float" office:value="-0.05" calcext:value-type="float">
            <text:p>-0.0500</text:p>
          </table:table-cell>
          <table:table-cell table:style-name="ce10" table:formula="of:=['5-Zimmer-Wohnungen'.S$28]/['5-Zimmer-Wohnungen'.$K$28]-1" office:value-type="float" office:value="-0.0869565217391305" calcext:value-type="float">
            <text:p>-0.08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6" calcext:value-type="float">
            <text:p>16</text:p>
          </table:table-cell>
          <table:table-cell table:style-name="ce10" table:formula="of:=['5-Zimmer-Wohnungen'.T$7]/['5-Zimmer-Wohnungen'.$K$7]-1" office:value-type="float" office:value="-0.0588235294117647" calcext:value-type="float">
            <text:p>-0.0588</text:p>
          </table:table-cell>
          <table:table-cell table:style-name="ce10" table:formula="of:=['5-Zimmer-Wohnungen'.T$10]/['5-Zimmer-Wohnungen'.$K$10]-1" office:value-type="float" office:value="-0.0588235294117647" calcext:value-type="float">
            <text:p>-0.0588</text:p>
          </table:table-cell>
          <table:table-cell table:style-name="ce10" table:formula="of:=['5-Zimmer-Wohnungen'.T$13]/['5-Zimmer-Wohnungen'.$K$13]-1" office:value-type="float" office:value="-0.117647058823529" calcext:value-type="float">
            <text:p>-0.1176</text:p>
          </table:table-cell>
          <table:table-cell table:style-name="ce10" table:formula="of:=['5-Zimmer-Wohnungen'.T$16]/['5-Zimmer-Wohnungen'.$K$16]-1" office:value-type="float" office:value="-0.0625" calcext:value-type="float">
            <text:p>-0.0625</text:p>
          </table:table-cell>
          <table:table-cell table:style-name="ce10" table:formula="of:=['5-Zimmer-Wohnungen'.T$19]/['5-Zimmer-Wohnungen'.$K$19]-1" office:value-type="float" office:value="-0.0588235294117647" calcext:value-type="float">
            <text:p>-0.0588</text:p>
          </table:table-cell>
          <table:table-cell table:style-name="ce10" table:formula="of:=['5-Zimmer-Wohnungen'.T$22]/['5-Zimmer-Wohnungen'.$K$22]-1" office:value-type="float" office:value="-0.0555555555555556" calcext:value-type="float">
            <text:p>-0.0556</text:p>
          </table:table-cell>
          <table:table-cell table:style-name="ce10" table:formula="of:=['5-Zimmer-Wohnungen'.T$25]/['5-Zimmer-Wohnungen'.$K$25]-1" office:value-type="float" office:value="-0.05" calcext:value-type="float">
            <text:p>-0.0500</text:p>
          </table:table-cell>
          <table:table-cell table:style-name="ce10" table:formula="of:=['5-Zimmer-Wohnungen'.T$28]/['5-Zimmer-Wohnungen'.$K$28]-1" office:value-type="float" office:value="-0.0434782608695652" calcext:value-type="float">
            <text:p>-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0" calcext:value-type="float">
            <text:p>20</text:p>
          </table:table-cell>
          <table:table-cell table:style-name="ce10" table:formula="of:=['5-Zimmer-Wohnungen'.U$7]/['5-Zimmer-Wohnungen'.$K$7]-1" office:value-type="float" office:value="0.0588235294117647" calcext:value-type="float">
            <text:p>0.0588</text:p>
          </table:table-cell>
          <table:table-cell table:style-name="ce10" table:formula="of:=['5-Zimmer-Wohnungen'.U$10]/['5-Zimmer-Wohnungen'.$K$10]-1" office:value-type="float" office:value="0" calcext:value-type="float">
            <text:p>0.0000</text:p>
          </table:table-cell>
          <table:table-cell table:style-name="ce10" table:formula="of:=['5-Zimmer-Wohnungen'.U$13]/['5-Zimmer-Wohnungen'.$K$13]-1" office:value-type="float" office:value="0" calcext:value-type="float">
            <text:p>0.0000</text:p>
          </table:table-cell>
          <table:table-cell table:style-name="ce10" table:formula="of:=['5-Zimmer-Wohnungen'.U$16]/['5-Zimmer-Wohnungen'.$K$16]-1" office:value-type="float" office:value="0" calcext:value-type="float">
            <text:p>0.0000</text:p>
          </table:table-cell>
          <table:table-cell table:style-name="ce10" table:formula="of:=['5-Zimmer-Wohnungen'.U$19]/['5-Zimmer-Wohnungen'.$K$19]-1" office:value-type="float" office:value="0" calcext:value-type="float">
            <text:p>0.0000</text:p>
          </table:table-cell>
          <table:table-cell table:style-name="ce10" table:formula="of:=['5-Zimmer-Wohnungen'.U$22]/['5-Zimmer-Wohnungen'.$K$22]-1" office:value-type="float" office:value="0" calcext:value-type="float">
            <text:p>0.0000</text:p>
          </table:table-cell>
          <table:table-cell table:style-name="ce10" table:formula="of:=['5-Zimmer-Wohnungen'.U$25]/['5-Zimmer-Wohnungen'.$K$25]-1" office:value-type="float" office:value="0.05" calcext:value-type="float">
            <text:p>0.0500</text:p>
          </table:table-cell>
          <table:table-cell table:style-name="ce10" table:formula="of:=['5-Zimmer-Wohnungen'.U$28]/['5-Zimmer-Wohnungen'.$K$28]-1" office:value-type="float" office:value="-1" calcext:value-type="float">
            <text:p>-1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1" calcext:value-type="float">
            <text:p>21</text:p>
          </table:table-cell>
          <table:table-cell table:style-name="ce10" table:formula="of:=['5-Zimmer-Wohnungen'.U$7]/['5-Zimmer-Wohnungen'.$K$7]-1" office:value-type="float" office:value="0.0588235294117647" calcext:value-type="float">
            <text:p>0.0588</text:p>
          </table:table-cell>
          <table:table-cell table:style-name="ce10" table:formula="of:=['5-Zimmer-Wohnungen'.U$10]/['5-Zimmer-Wohnungen'.$K$10]-1" office:value-type="float" office:value="0" calcext:value-type="float">
            <text:p>0.0000</text:p>
          </table:table-cell>
          <table:table-cell table:style-name="ce10" table:formula="of:=['5-Zimmer-Wohnungen'.U$13]/['5-Zimmer-Wohnungen'.$K$13]-1" office:value-type="float" office:value="0" calcext:value-type="float">
            <text:p>0.0000</text:p>
          </table:table-cell>
          <table:table-cell table:style-name="ce10" table:formula="of:=['5-Zimmer-Wohnungen'.U$16]/['5-Zimmer-Wohnungen'.$K$16]-1" office:value-type="float" office:value="0" calcext:value-type="float">
            <text:p>0.0000</text:p>
          </table:table-cell>
          <table:table-cell table:style-name="ce10" table:formula="of:=['5-Zimmer-Wohnungen'.U$19]/['5-Zimmer-Wohnungen'.$K$19]-1" office:value-type="float" office:value="0" calcext:value-type="float">
            <text:p>0.0000</text:p>
          </table:table-cell>
          <table:table-cell table:style-name="ce10" table:formula="of:=['5-Zimmer-Wohnungen'.U$22]/['5-Zimmer-Wohnungen'.$K$22]-1" office:value-type="float" office:value="0" calcext:value-type="float">
            <text:p>0.0000</text:p>
          </table:table-cell>
          <table:table-cell table:style-name="ce10" table:formula="of:=['5-Zimmer-Wohnungen'.U$25]/['5-Zimmer-Wohnungen'.$K$25]-1" office:value-type="float" office:value="0.05" calcext:value-type="float">
            <text:p>0.0500</text:p>
          </table:table-cell>
          <table:table-cell table:style-name="ce10" table:formula="of:=['5-Zimmer-Wohnungen'.U$28]/['5-Zimmer-Wohnungen'.$K$28]-1" office:value-type="float" office:value="-1" calcext:value-type="float">
            <text:p>-1.0000</text:p>
          </table:table-cell>
          <table:table-cell table:number-columns-repeated="1008"/>
        </table:table-row>
        <table:table-row table:style-name="ro3">
          <table:table-cell/>
          <table:table-cell table:style-name="Default" table:number-columns-repeated="9"/>
          <table:table-cell table:number-columns-repeated="1008"/>
        </table:table-row>
        <table:table-row table:style-name="ro3" table:number-rows-repeated="1048529">
          <table:table-cell table:number-columns-repeated="1018"/>
        </table:table-row>
        <table:table-row table:style-name="ro4" table:number-rows-repeated="2">
          <table:table-cell table:number-columns-repeated="1018"/>
        </table:table-row>
        <table:table-row table:style-name="ro4">
          <table:table-cell table:number-columns-repeated="1018"/>
        </table:table-row>
      </table:table>
      <table:table table:name="6-Zimmer-Wohnungen" table:style-name="ta1">
        <table:table-column table:style-name="co18" table:default-cell-style-name="ce1"/>
        <table:table-column table:style-name="co19" table:default-cell-style-name="ce2"/>
        <table:table-column table:style-name="co3" table:default-cell-style-name="ce2"/>
        <table:table-column table:style-name="co7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3" table:default-cell-style-name="ce2"/>
        <table:table-row table:style-name="ro2">
          <table:table-cell table:style-name="ce5" office:value-type="string" calcext:value-type="string">
            <text:p>Mietpreisindex Mai 2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ktueller durchschnittlicher Netto-Quadratmeterpreis pro Monat für 6-Zimmer-Wohnung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novation</text:p>
          </table:table-cell>
          <table:table-cell office:value-type="string" calcext:value-type="string">
            <text:p>Altstadt Grossbasel</text:p>
          </table:table-cell>
          <table:table-cell office:value-type="string" calcext:value-type="string">
            <text:p>Vorstädte</text:p>
          </table:table-cell>
          <table:table-cell office:value-type="string" calcext:value-type="string">
            <text:p>Am Ring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St. Alban</text:p>
          </table:table-cell>
          <table:table-cell office:value-type="string" calcext:value-type="string">
            <text:p>Gundeldingen</text:p>
          </table:table-cell>
          <table:table-cell office:value-type="string" calcext:value-type="string">
            <text:p>Bruderholz</text:p>
          </table:table-cell>
          <table:table-cell office:value-type="string" calcext:value-type="string">
            <text:p>Bachletten</text:p>
          </table:table-cell>
          <table:table-cell office:value-type="string" calcext:value-type="string">
            <text:p>Gotthelf</text:p>
          </table:table-cell>
          <table:table-cell office:value-type="string" calcext:value-type="string">
            <text:p>Iselin</text:p>
          </table:table-cell>
          <table:table-cell office:value-type="string" calcext:value-type="string">
            <text:p>St. Johann</text:p>
          </table:table-cell>
          <table:table-cell office:value-type="string" calcext:value-type="string">
            <text:p>Altstadt Kleinbasel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Wettstein</text:p>
          </table:table-cell>
          <table:table-cell office:value-type="string" calcext:value-type="string">
            <text:p>Hirzbrunnen</text:p>
          </table:table-cell>
          <table:table-cell office:value-type="string" calcext:value-type="string">
            <text:p>Rosental</text:p>
          </table:table-cell>
          <table:table-cell office:value-type="string" calcext:value-type="string">
            <text:p>Matthäus</text:p>
          </table:table-cell>
          <table:table-cell office:value-type="string" calcext:value-type="string">
            <text:p>Klybeck</text:p>
          </table:table-cell>
          <table:table-cell office:value-type="string" calcext:value-type="string">
            <text:p>Kleinhüningen</text:p>
          </table:table-cell>
          <table:table-cell office:value-type="string" calcext:value-type="string">
            <text:p>Riehen, Bettingen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erstellt vor 19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00 - 192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6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21 - 194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47 - 196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61 - 197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71 - 198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81 - 199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91 - 20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-Zimmer-Wohnungen %" table:style-name="ta1">
        <table:table-column table:style-name="co18" table:default-cell-style-name="ce1"/>
        <table:table-column table:style-name="co19" table:default-cell-style-name="ce2"/>
        <table:table-column table:style-name="co3" table:default-cell-style-name="ce2"/>
        <table:table-column table:style-name="co7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3" table:default-cell-style-name="ce2"/>
        <table:table-row table:style-name="ro2">
          <table:table-cell table:style-name="ce5" office:value-type="string" calcext:value-type="string">
            <text:p>Mietpreisindex Mai 2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ktueller durchschnittlicher Netto-Quadratmeterpreis pro Monat für 5-Zimmer-Wohnung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novation</text:p>
          </table:table-cell>
          <table:table-cell office:value-type="string" calcext:value-type="string">
            <text:p>Altstadt Grossbasel</text:p>
          </table:table-cell>
          <table:table-cell office:value-type="string" calcext:value-type="string">
            <text:p>Vorstädte</text:p>
          </table:table-cell>
          <table:table-cell office:value-type="string" calcext:value-type="string">
            <text:p>Am Ring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St. Alban</text:p>
          </table:table-cell>
          <table:table-cell office:value-type="string" calcext:value-type="string">
            <text:p>Gundeldingen</text:p>
          </table:table-cell>
          <table:table-cell office:value-type="string" calcext:value-type="string">
            <text:p>Bruderholz</text:p>
          </table:table-cell>
          <table:table-cell office:value-type="string" calcext:value-type="string">
            <text:p>Bachletten</text:p>
          </table:table-cell>
          <table:table-cell office:value-type="string" calcext:value-type="string">
            <text:p>Gotthelf</text:p>
          </table:table-cell>
          <table:table-cell office:value-type="string" calcext:value-type="string">
            <text:p>Iselin</text:p>
          </table:table-cell>
          <table:table-cell office:value-type="string" calcext:value-type="string">
            <text:p>St. Johann</text:p>
          </table:table-cell>
          <table:table-cell office:value-type="string" calcext:value-type="string">
            <text:p>Altstadt Kleinbasel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Wettstein</text:p>
          </table:table-cell>
          <table:table-cell office:value-type="string" calcext:value-type="string">
            <text:p>Hirzbrunnen</text:p>
          </table:table-cell>
          <table:table-cell office:value-type="string" calcext:value-type="string">
            <text:p>Rosental</text:p>
          </table:table-cell>
          <table:table-cell office:value-type="string" calcext:value-type="string">
            <text:p>Matthäus</text:p>
          </table:table-cell>
          <table:table-cell office:value-type="string" calcext:value-type="string">
            <text:p>Klybeck</text:p>
          </table:table-cell>
          <table:table-cell office:value-type="string" calcext:value-type="string">
            <text:p>Kleinhüningen</text:p>
          </table:table-cell>
          <table:table-cell office:value-type="string" calcext:value-type="string">
            <text:p>Riehen</text:p>
          </table:table-cell>
          <table:table-cell office:value-type="string" calcext:value-type="string">
            <text:p>Bettingen</text:p>
          </table:table-cell>
          <table:table-cell table:number-columns-repeated="1002"/>
        </table:table-row>
        <table:table-row table:style-name="ro2">
          <table:table-cell/>
          <table:table-cell table:formula="of:=[$Index.$B$7]" office:value-type="float" office:value="7" calcext:value-type="float">
            <text:p>7</text:p>
          </table:table-cell>
          <table:table-cell table:formula="of:=[$Index.$B$6]" office:value-type="float" office:value="6" calcext:value-type="float">
            <text:p>6</text:p>
          </table:table-cell>
          <table:table-cell table:formula="of:=[$Index.$B$8]" office:value-type="float" office:value="8" calcext:value-type="float">
            <text:p>8</text:p>
          </table:table-cell>
          <table:table-cell table:formula="of:=[$Index.$B$4]" office:value-type="float" office:value="4" calcext:value-type="float">
            <text:p>4</text:p>
          </table:table-cell>
          <table:table-cell table:formula="of:=[$Index.$B$3]" office:value-type="float" office:value="3" calcext:value-type="float">
            <text:p>3</text:p>
          </table:table-cell>
          <table:table-cell table:formula="of:=[$Index.$B$2]" office:value-type="float" office:value="2" calcext:value-type="float">
            <text:p>2</text:p>
          </table:table-cell>
          <table:table-cell table:formula="of:=[$Index.$B$1]" office:value-type="float" office:value="1" calcext:value-type="float">
            <text:p>1</text:p>
          </table:table-cell>
          <table:table-cell table:formula="of:=[$Index.$B$5]" office:value-type="float" office:value="5" calcext:value-type="float">
            <text:p>5</text:p>
          </table:table-cell>
          <table:table-cell table:formula="of:=[$Index.$B$9]" office:value-type="float" office:value="9" calcext:value-type="float">
            <text:p>9</text:p>
          </table:table-cell>
          <table:table-cell table:formula="of:=[$Index.$B$10]" office:value-type="float" office:value="10" calcext:value-type="float">
            <text:p>10</text:p>
          </table:table-cell>
          <table:table-cell table:formula="of:=[$Index.$B$11]" office:value-type="float" office:value="11" calcext:value-type="float">
            <text:p>11</text:p>
          </table:table-cell>
          <table:table-cell table:formula="of:=[$Index.$B$12]" office:value-type="float" office:value="12" calcext:value-type="float">
            <text:p>12</text:p>
          </table:table-cell>
          <table:table-cell table:formula="of:=[$Index.$B$13]" office:value-type="float" office:value="13" calcext:value-type="float">
            <text:p>13</text:p>
          </table:table-cell>
          <table:table-cell table:formula="of:=[$Index.$B$14]" office:value-type="float" office:value="14" calcext:value-type="float">
            <text:p>14</text:p>
          </table:table-cell>
          <table:table-cell table:formula="of:=[$Index.$B$15]" office:value-type="float" office:value="15" calcext:value-type="float">
            <text:p>15</text:p>
          </table:table-cell>
          <table:table-cell table:formula="of:=[$Index.$B$18]" office:value-type="float" office:value="18" calcext:value-type="float">
            <text:p>18</text:p>
          </table:table-cell>
          <table:table-cell table:formula="of:=[$Index.$B$19]" office:value-type="float" office:value="19" calcext:value-type="float">
            <text:p>19</text:p>
          </table:table-cell>
          <table:table-cell table:formula="of:=[$Index.$B$17]" office:value-type="float" office:value="17" calcext:value-type="float">
            <text:p>17</text:p>
          </table:table-cell>
          <table:table-cell table:formula="of:=[$Index.$B$16]" office:value-type="float" office:value="16" calcext:value-type="float">
            <text:p>16</text:p>
          </table:table-cell>
          <table:table-cell table:formula="of:=[$Index.$B$20]" office:value-type="float" office:value="20" calcext:value-type="float">
            <text:p>20</text:p>
          </table:table-cell>
          <table:table-cell table:formula="of:=[$Index.$B$21]" office:value-type="float" office:value="21" calcext:value-type="float">
            <text:p>2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vor 19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6-Zimmer-Wohnungen'.B6]/['6-Zimmer-Wohnungen'.$K6]-1" office:value-type="float" office:value="0.285714285714286" calcext:value-type="float">
            <text:p>0.286</text:p>
          </table:table-cell>
          <table:table-cell table:style-name="ce6" table:formula="of:=['6-Zimmer-Wohnungen'.C6]/['6-Zimmer-Wohnungen'.$K6]-1" office:value-type="float" office:value="0.142857142857143" calcext:value-type="float">
            <text:p>0.143</text:p>
          </table:table-cell>
          <table:table-cell table:style-name="ce6" table:formula="of:=['6-Zimmer-Wohnungen'.D6]/['6-Zimmer-Wohnungen'.$K6]-1" office:value-type="float" office:value="0.0714285714285714" calcext:value-type="float">
            <text:p>0.071</text:p>
          </table:table-cell>
          <table:table-cell table:style-name="ce6" table:formula="of:=['6-Zimmer-Wohnungen'.E6]/['6-Zimmer-Wohnungen'.$K6]-1" office:value-type="float" office:value="0" calcext:value-type="float">
            <text:p>0.000</text:p>
          </table:table-cell>
          <table:table-cell table:style-name="ce6" table:formula="of:=['6-Zimmer-Wohnungen'.F6]/['6-Zimmer-Wohnungen'.$K6]-1" office:value-type="float" office:value="0.0714285714285714" calcext:value-type="float">
            <text:p>0.071</text:p>
          </table:table-cell>
          <table:table-cell table:style-name="ce6" table:formula="of:=['6-Zimmer-Wohnungen'.G6]/['6-Zimmer-Wohnungen'.$K6]-1" office:value-type="float" office:value="0.0714285714285714" calcext:value-type="float">
            <text:p>0.071</text:p>
          </table:table-cell>
          <table:table-cell table:style-name="ce6" table:formula="of:=['6-Zimmer-Wohnungen'.H6]/['6-Zimmer-Wohnungen'.$K6]-1" office:value-type="float" office:value="0.0714285714285714" calcext:value-type="float">
            <text:p>0.071</text:p>
          </table:table-cell>
          <table:table-cell table:style-name="ce6" table:formula="of:=['6-Zimmer-Wohnungen'.I6]/['6-Zimmer-Wohnungen'.$K6]-1" office:value-type="float" office:value="0.0714285714285714" calcext:value-type="float">
            <text:p>0.071</text:p>
          </table:table-cell>
          <table:table-cell table:style-name="ce6" table:formula="of:=['6-Zimmer-Wohnungen'.J6]/['6-Zimmer-Wohnungen'.$K6]-1" office:value-type="float" office:value="0.0714285714285714" calcext:value-type="float">
            <text:p>0.071</text:p>
          </table:table-cell>
          <table:table-cell table:style-name="ce7" table:formula="of:=['6-Zimmer-Wohnungen'.K6]/['6-Zimmer-Wohnungen'.$K6]-1" office:value-type="float" office:value="0" calcext:value-type="float">
            <text:p>0.000</text:p>
          </table:table-cell>
          <table:table-cell table:style-name="ce6" table:formula="of:=['6-Zimmer-Wohnungen'.L6]/['6-Zimmer-Wohnungen'.$K6]-1" office:value-type="float" office:value="0" calcext:value-type="float">
            <text:p>0.000</text:p>
          </table:table-cell>
          <table:table-cell table:style-name="ce6" table:formula="of:=['6-Zimmer-Wohnungen'.M6]/['6-Zimmer-Wohnungen'.$K6]-1" office:value-type="float" office:value="0.0714285714285714" calcext:value-type="float">
            <text:p>0.071</text:p>
          </table:table-cell>
          <table:table-cell table:style-name="ce6" table:formula="of:=['6-Zimmer-Wohnungen'.N6]/['6-Zimmer-Wohnungen'.$K6]-1" office:value-type="float" office:value="0" calcext:value-type="float">
            <text:p>0.000</text:p>
          </table:table-cell>
          <table:table-cell table:style-name="ce6" table:formula="of:=['6-Zimmer-Wohnungen'.O6]/['6-Zimmer-Wohnungen'.$K6]-1" office:value-type="float" office:value="0" calcext:value-type="float">
            <text:p>0.000</text:p>
          </table:table-cell>
          <table:table-cell table:style-name="ce6" table:formula="of:=['6-Zimmer-Wohnungen'.P6]/['6-Zimmer-Wohnungen'.$K6]-1" office:value-type="float" office:value="-0.0714285714285714" calcext:value-type="float">
            <text:p>-0.071</text:p>
          </table:table-cell>
          <table:table-cell table:style-name="ce6" table:formula="of:=['6-Zimmer-Wohnungen'.Q6]/['6-Zimmer-Wohnungen'.$K6]-1" office:value-type="float" office:value="0" calcext:value-type="float">
            <text:p>0.000</text:p>
          </table:table-cell>
          <table:table-cell table:style-name="ce6" table:formula="of:=['6-Zimmer-Wohnungen'.R6]/['6-Zimmer-Wohnungen'.$K6]-1" office:value-type="float" office:value="0" calcext:value-type="float">
            <text:p>0.000</text:p>
          </table:table-cell>
          <table:table-cell table:style-name="ce6" table:formula="of:=['6-Zimmer-Wohnungen'.S6]/['6-Zimmer-Wohnungen'.$K6]-1" office:value-type="float" office:value="-0.0714285714285714" calcext:value-type="float">
            <text:p>-0.071</text:p>
          </table:table-cell>
          <table:table-cell table:style-name="ce6" table:formula="of:=['6-Zimmer-Wohnungen'.T6]/['6-Zimmer-Wohnungen'.$K6]-1" office:value-type="float" office:value="0" calcext:value-type="float">
            <text:p>0.000</text:p>
          </table:table-cell>
          <table:table-cell table:style-name="ce6" table:formula="of:=['6-Zimmer-Wohnungen'.U6]/['6-Zimmer-Wohnungen'.$K6]-1" office:value-type="float" office:value="0.0714285714285714" calcext:value-type="float">
            <text:p>0.071</text:p>
          </table:table-cell>
          <table:table-cell table:style-name="ce8" table:formula="of:=['6-Zimmer-Wohnungen'.U6]/['6-Zimmer-Wohnungen'.$K6]-1" office:value-type="float" office:value="0.0714285714285714" calcext:value-type="float">
            <text:p>0.07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6-Zimmer-Wohnungen'.B7]/['6-Zimmer-Wohnungen'.$K7]-1" office:value-type="float" office:value="0.294117647058824" calcext:value-type="float">
            <text:p>0.294</text:p>
          </table:table-cell>
          <table:table-cell table:style-name="ce6" table:formula="of:=['6-Zimmer-Wohnungen'.C7]/['6-Zimmer-Wohnungen'.$K7]-1" office:value-type="float" office:value="0.117647058823529" calcext:value-type="float">
            <text:p>0.118</text:p>
          </table:table-cell>
          <table:table-cell table:style-name="ce6" table:formula="of:=['6-Zimmer-Wohnungen'.D7]/['6-Zimmer-Wohnungen'.$K7]-1" office:value-type="float" office:value="0.0588235294117647" calcext:value-type="float">
            <text:p>0.059</text:p>
          </table:table-cell>
          <table:table-cell table:style-name="ce6" table:formula="of:=['6-Zimmer-Wohnungen'.E7]/['6-Zimmer-Wohnungen'.$K7]-1" office:value-type="float" office:value="0" calcext:value-type="float">
            <text:p>0.000</text:p>
          </table:table-cell>
          <table:table-cell table:style-name="ce6" table:formula="of:=['6-Zimmer-Wohnungen'.F7]/['6-Zimmer-Wohnungen'.$K7]-1" office:value-type="float" office:value="0.0588235294117647" calcext:value-type="float">
            <text:p>0.059</text:p>
          </table:table-cell>
          <table:table-cell table:style-name="ce6" table:formula="of:=['6-Zimmer-Wohnungen'.G7]/['6-Zimmer-Wohnungen'.$K7]-1" office:value-type="float" office:value="0.0588235294117647" calcext:value-type="float">
            <text:p>0.059</text:p>
          </table:table-cell>
          <table:table-cell table:style-name="ce6" table:formula="of:=['6-Zimmer-Wohnungen'.H7]/['6-Zimmer-Wohnungen'.$K7]-1" office:value-type="float" office:value="0.0588235294117647" calcext:value-type="float">
            <text:p>0.059</text:p>
          </table:table-cell>
          <table:table-cell table:style-name="ce6" table:formula="of:=['6-Zimmer-Wohnungen'.I7]/['6-Zimmer-Wohnungen'.$K7]-1" office:value-type="float" office:value="0.117647058823529" calcext:value-type="float">
            <text:p>0.118</text:p>
          </table:table-cell>
          <table:table-cell table:style-name="ce6" table:formula="of:=['6-Zimmer-Wohnungen'.J7]/['6-Zimmer-Wohnungen'.$K7]-1" office:value-type="float" office:value="0.0588235294117647" calcext:value-type="float">
            <text:p>0.059</text:p>
          </table:table-cell>
          <table:table-cell table:style-name="ce7" table:formula="of:=['6-Zimmer-Wohnungen'.K7]/['6-Zimmer-Wohnungen'.$K7]-1" office:value-type="float" office:value="0" calcext:value-type="float">
            <text:p>0.000</text:p>
          </table:table-cell>
          <table:table-cell table:style-name="ce6" table:formula="of:=['6-Zimmer-Wohnungen'.L7]/['6-Zimmer-Wohnungen'.$K7]-1" office:value-type="float" office:value="0" calcext:value-type="float">
            <text:p>0.000</text:p>
          </table:table-cell>
          <table:table-cell table:style-name="ce6" table:formula="of:=['6-Zimmer-Wohnungen'.M7]/['6-Zimmer-Wohnungen'.$K7]-1" office:value-type="float" office:value="0.0588235294117647" calcext:value-type="float">
            <text:p>0.059</text:p>
          </table:table-cell>
          <table:table-cell table:style-name="ce6" table:formula="of:=['6-Zimmer-Wohnungen'.N7]/['6-Zimmer-Wohnungen'.$K7]-1" office:value-type="float" office:value="0" calcext:value-type="float">
            <text:p>0.000</text:p>
          </table:table-cell>
          <table:table-cell table:style-name="ce6" table:formula="of:=['6-Zimmer-Wohnungen'.O7]/['6-Zimmer-Wohnungen'.$K7]-1" office:value-type="float" office:value="0" calcext:value-type="float">
            <text:p>0.000</text:p>
          </table:table-cell>
          <table:table-cell table:style-name="ce6" table:formula="of:=['6-Zimmer-Wohnungen'.P7]/['6-Zimmer-Wohnungen'.$K7]-1" office:value-type="float" office:value="-0.0588235294117647" calcext:value-type="float">
            <text:p>-0.059</text:p>
          </table:table-cell>
          <table:table-cell table:style-name="ce6" table:formula="of:=['6-Zimmer-Wohnungen'.Q7]/['6-Zimmer-Wohnungen'.$K7]-1" office:value-type="float" office:value="-0.0588235294117647" calcext:value-type="float">
            <text:p>-0.059</text:p>
          </table:table-cell>
          <table:table-cell table:style-name="ce6" table:formula="of:=['6-Zimmer-Wohnungen'.R7]/['6-Zimmer-Wohnungen'.$K7]-1" office:value-type="float" office:value="0" calcext:value-type="float">
            <text:p>0.000</text:p>
          </table:table-cell>
          <table:table-cell table:style-name="ce6" table:formula="of:=['6-Zimmer-Wohnungen'.S7]/['6-Zimmer-Wohnungen'.$K7]-1" office:value-type="float" office:value="-0.0588235294117647" calcext:value-type="float">
            <text:p>-0.059</text:p>
          </table:table-cell>
          <table:table-cell table:style-name="ce6" table:formula="of:=['6-Zimmer-Wohnungen'.T7]/['6-Zimmer-Wohnungen'.$K7]-1" office:value-type="float" office:value="-0.0588235294117647" calcext:value-type="float">
            <text:p>-0.059</text:p>
          </table:table-cell>
          <table:table-cell table:style-name="ce6" table:formula="of:=['6-Zimmer-Wohnungen'.U7]/['6-Zimmer-Wohnungen'.$K7]-1" office:value-type="float" office:value="0" calcext:value-type="float">
            <text:p>0.000</text:p>
          </table:table-cell>
          <table:table-cell table:style-name="ce8" table:formula="of:=['6-Zimmer-Wohnungen'.U7]/['6-Zimmer-Wohnungen'.$K7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00 - 192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6-Zimmer-Wohnungen'.B9]/['6-Zimmer-Wohnungen'.$K9]-1" office:value-type="float" office:value="0.285714285714286" calcext:value-type="float">
            <text:p>0.286</text:p>
          </table:table-cell>
          <table:table-cell table:style-name="ce6" table:formula="of:=['6-Zimmer-Wohnungen'.C9]/['6-Zimmer-Wohnungen'.$K9]-1" office:value-type="float" office:value="0.142857142857143" calcext:value-type="float">
            <text:p>0.143</text:p>
          </table:table-cell>
          <table:table-cell table:style-name="ce6" table:formula="of:=['6-Zimmer-Wohnungen'.D9]/['6-Zimmer-Wohnungen'.$K9]-1" office:value-type="float" office:value="0.0714285714285714" calcext:value-type="float">
            <text:p>0.071</text:p>
          </table:table-cell>
          <table:table-cell table:style-name="ce6" table:formula="of:=['6-Zimmer-Wohnungen'.E9]/['6-Zimmer-Wohnungen'.$K9]-1" office:value-type="float" office:value="0" calcext:value-type="float">
            <text:p>0.000</text:p>
          </table:table-cell>
          <table:table-cell table:style-name="ce6" table:formula="of:=['6-Zimmer-Wohnungen'.F9]/['6-Zimmer-Wohnungen'.$K9]-1" office:value-type="float" office:value="0.0714285714285714" calcext:value-type="float">
            <text:p>0.071</text:p>
          </table:table-cell>
          <table:table-cell table:style-name="ce6" table:formula="of:=['6-Zimmer-Wohnungen'.G9]/['6-Zimmer-Wohnungen'.$K9]-1" office:value-type="float" office:value="0.0714285714285714" calcext:value-type="float">
            <text:p>0.071</text:p>
          </table:table-cell>
          <table:table-cell table:style-name="ce6" table:formula="of:=['6-Zimmer-Wohnungen'.H9]/['6-Zimmer-Wohnungen'.$K9]-1" office:value-type="float" office:value="0.0714285714285714" calcext:value-type="float">
            <text:p>0.071</text:p>
          </table:table-cell>
          <table:table-cell table:style-name="ce6" table:formula="of:=['6-Zimmer-Wohnungen'.I9]/['6-Zimmer-Wohnungen'.$K9]-1" office:value-type="float" office:value="0.0714285714285714" calcext:value-type="float">
            <text:p>0.071</text:p>
          </table:table-cell>
          <table:table-cell table:style-name="ce6" table:formula="of:=['6-Zimmer-Wohnungen'.J9]/['6-Zimmer-Wohnungen'.$K9]-1" office:value-type="float" office:value="0.0714285714285714" calcext:value-type="float">
            <text:p>0.071</text:p>
          </table:table-cell>
          <table:table-cell table:style-name="ce7" table:formula="of:=['6-Zimmer-Wohnungen'.K9]/['6-Zimmer-Wohnungen'.$K9]-1" office:value-type="float" office:value="0" calcext:value-type="float">
            <text:p>0.000</text:p>
          </table:table-cell>
          <table:table-cell table:style-name="ce6" table:formula="of:=['6-Zimmer-Wohnungen'.L9]/['6-Zimmer-Wohnungen'.$K9]-1" office:value-type="float" office:value="0" calcext:value-type="float">
            <text:p>0.000</text:p>
          </table:table-cell>
          <table:table-cell table:style-name="ce6" table:formula="of:=['6-Zimmer-Wohnungen'.M9]/['6-Zimmer-Wohnungen'.$K9]-1" office:value-type="float" office:value="0.0714285714285714" calcext:value-type="float">
            <text:p>0.071</text:p>
          </table:table-cell>
          <table:table-cell table:style-name="ce6" table:formula="of:=['6-Zimmer-Wohnungen'.N9]/['6-Zimmer-Wohnungen'.$K9]-1" office:value-type="float" office:value="0" calcext:value-type="float">
            <text:p>0.000</text:p>
          </table:table-cell>
          <table:table-cell table:style-name="ce6" table:formula="of:=['6-Zimmer-Wohnungen'.O9]/['6-Zimmer-Wohnungen'.$K9]-1" office:value-type="float" office:value="0" calcext:value-type="float">
            <text:p>0.000</text:p>
          </table:table-cell>
          <table:table-cell table:style-name="ce6" table:formula="of:=['6-Zimmer-Wohnungen'.P9]/['6-Zimmer-Wohnungen'.$K9]-1" office:value-type="float" office:value="-0.0714285714285714" calcext:value-type="float">
            <text:p>-0.071</text:p>
          </table:table-cell>
          <table:table-cell table:style-name="ce6" table:formula="of:=['6-Zimmer-Wohnungen'.Q9]/['6-Zimmer-Wohnungen'.$K9]-1" office:value-type="float" office:value="-0.0714285714285714" calcext:value-type="float">
            <text:p>-0.071</text:p>
          </table:table-cell>
          <table:table-cell table:style-name="ce6" table:formula="of:=['6-Zimmer-Wohnungen'.R9]/['6-Zimmer-Wohnungen'.$K9]-1" office:value-type="float" office:value="0" calcext:value-type="float">
            <text:p>0.000</text:p>
          </table:table-cell>
          <table:table-cell table:style-name="ce6" table:formula="of:=['6-Zimmer-Wohnungen'.S9]/['6-Zimmer-Wohnungen'.$K9]-1" office:value-type="float" office:value="-0.0714285714285714" calcext:value-type="float">
            <text:p>-0.071</text:p>
          </table:table-cell>
          <table:table-cell table:style-name="ce6" table:formula="of:=['6-Zimmer-Wohnungen'.T9]/['6-Zimmer-Wohnungen'.$K9]-1" office:value-type="float" office:value="-0.0714285714285714" calcext:value-type="float">
            <text:p>-0.071</text:p>
          </table:table-cell>
          <table:table-cell table:style-name="ce6" table:formula="of:=['6-Zimmer-Wohnungen'.U9]/['6-Zimmer-Wohnungen'.$K9]-1" office:value-type="float" office:value="0" calcext:value-type="float">
            <text:p>0.000</text:p>
          </table:table-cell>
          <table:table-cell table:style-name="ce8" table:formula="of:=['6-Zimmer-Wohnungen'.U9]/['6-Zimmer-Wohnungen'.$K9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6-Zimmer-Wohnungen'.B10]/['6-Zimmer-Wohnungen'.$K10]-1" office:value-type="float" office:value="0.235294117647059" calcext:value-type="float">
            <text:p>0.235</text:p>
          </table:table-cell>
          <table:table-cell table:style-name="ce6" table:formula="of:=['6-Zimmer-Wohnungen'.C10]/['6-Zimmer-Wohnungen'.$K10]-1" office:value-type="float" office:value="0.117647058823529" calcext:value-type="float">
            <text:p>0.118</text:p>
          </table:table-cell>
          <table:table-cell table:style-name="ce6" table:formula="of:=['6-Zimmer-Wohnungen'.D10]/['6-Zimmer-Wohnungen'.$K10]-1" office:value-type="float" office:value="0.0588235294117647" calcext:value-type="float">
            <text:p>0.059</text:p>
          </table:table-cell>
          <table:table-cell table:style-name="ce6" table:formula="of:=['6-Zimmer-Wohnungen'.E10]/['6-Zimmer-Wohnungen'.$K10]-1" office:value-type="float" office:value="0" calcext:value-type="float">
            <text:p>0.000</text:p>
          </table:table-cell>
          <table:table-cell table:style-name="ce6" table:formula="of:=['6-Zimmer-Wohnungen'.F10]/['6-Zimmer-Wohnungen'.$K10]-1" office:value-type="float" office:value="0.0588235294117647" calcext:value-type="float">
            <text:p>0.059</text:p>
          </table:table-cell>
          <table:table-cell table:style-name="ce6" table:formula="of:=['6-Zimmer-Wohnungen'.G10]/['6-Zimmer-Wohnungen'.$K10]-1" office:value-type="float" office:value="0.0588235294117647" calcext:value-type="float">
            <text:p>0.059</text:p>
          </table:table-cell>
          <table:table-cell table:style-name="ce6" table:formula="of:=['6-Zimmer-Wohnungen'.H10]/['6-Zimmer-Wohnungen'.$K10]-1" office:value-type="float" office:value="0.0588235294117647" calcext:value-type="float">
            <text:p>0.059</text:p>
          </table:table-cell>
          <table:table-cell table:style-name="ce6" table:formula="of:=['6-Zimmer-Wohnungen'.I10]/['6-Zimmer-Wohnungen'.$K10]-1" office:value-type="float" office:value="0.0588235294117647" calcext:value-type="float">
            <text:p>0.059</text:p>
          </table:table-cell>
          <table:table-cell table:style-name="ce6" table:formula="of:=['6-Zimmer-Wohnungen'.J10]/['6-Zimmer-Wohnungen'.$K10]-1" office:value-type="float" office:value="0" calcext:value-type="float">
            <text:p>0.000</text:p>
          </table:table-cell>
          <table:table-cell table:style-name="ce7" table:formula="of:=['6-Zimmer-Wohnungen'.K10]/['6-Zimmer-Wohnungen'.$K10]-1" office:value-type="float" office:value="0" calcext:value-type="float">
            <text:p>0.000</text:p>
          </table:table-cell>
          <table:table-cell table:style-name="ce6" table:formula="of:=['6-Zimmer-Wohnungen'.L10]/['6-Zimmer-Wohnungen'.$K10]-1" office:value-type="float" office:value="0" calcext:value-type="float">
            <text:p>0.000</text:p>
          </table:table-cell>
          <table:table-cell table:style-name="ce6" table:formula="of:=['6-Zimmer-Wohnungen'.M10]/['6-Zimmer-Wohnungen'.$K10]-1" office:value-type="float" office:value="0" calcext:value-type="float">
            <text:p>0.000</text:p>
          </table:table-cell>
          <table:table-cell table:style-name="ce6" table:formula="of:=['6-Zimmer-Wohnungen'.N10]/['6-Zimmer-Wohnungen'.$K10]-1" office:value-type="float" office:value="0" calcext:value-type="float">
            <text:p>0.000</text:p>
          </table:table-cell>
          <table:table-cell table:style-name="ce6" table:formula="of:=['6-Zimmer-Wohnungen'.O10]/['6-Zimmer-Wohnungen'.$K10]-1" office:value-type="float" office:value="0" calcext:value-type="float">
            <text:p>0.000</text:p>
          </table:table-cell>
          <table:table-cell table:style-name="ce6" table:formula="of:=['6-Zimmer-Wohnungen'.P10]/['6-Zimmer-Wohnungen'.$K10]-1" office:value-type="float" office:value="-0.0588235294117647" calcext:value-type="float">
            <text:p>-0.059</text:p>
          </table:table-cell>
          <table:table-cell table:style-name="ce6" table:formula="of:=['6-Zimmer-Wohnungen'.Q10]/['6-Zimmer-Wohnungen'.$K10]-1" office:value-type="float" office:value="-0.0588235294117647" calcext:value-type="float">
            <text:p>-0.059</text:p>
          </table:table-cell>
          <table:table-cell table:style-name="ce6" table:formula="of:=['6-Zimmer-Wohnungen'.R10]/['6-Zimmer-Wohnungen'.$K10]-1" office:value-type="float" office:value="0" calcext:value-type="float">
            <text:p>0.000</text:p>
          </table:table-cell>
          <table:table-cell table:style-name="ce6" table:formula="of:=['6-Zimmer-Wohnungen'.S10]/['6-Zimmer-Wohnungen'.$K10]-1" office:value-type="float" office:value="-0.117647058823529" calcext:value-type="float">
            <text:p>-0.118</text:p>
          </table:table-cell>
          <table:table-cell table:style-name="ce6" table:formula="of:=['6-Zimmer-Wohnungen'.T10]/['6-Zimmer-Wohnungen'.$K10]-1" office:value-type="float" office:value="-0.0588235294117647" calcext:value-type="float">
            <text:p>-0.059</text:p>
          </table:table-cell>
          <table:table-cell table:style-name="ce6" table:formula="of:=['6-Zimmer-Wohnungen'.U10]/['6-Zimmer-Wohnungen'.$K10]-1" office:value-type="float" office:value="0" calcext:value-type="float">
            <text:p>0.000</text:p>
          </table:table-cell>
          <table:table-cell table:style-name="ce8" table:formula="of:=['6-Zimmer-Wohnungen'.U10]/['6-Zimmer-Wohnungen'.$K10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21 - 1946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6-Zimmer-Wohnungen'.B12]/['6-Zimmer-Wohnungen'.$K12]-1" office:value-type="float" office:value="0.2" calcext:value-type="float">
            <text:p>0.200</text:p>
          </table:table-cell>
          <table:table-cell table:style-name="ce6" table:formula="of:=['6-Zimmer-Wohnungen'.C12]/['6-Zimmer-Wohnungen'.$K12]-1" office:value-type="float" office:value="0.0666666666666667" calcext:value-type="float">
            <text:p>0.067</text:p>
          </table:table-cell>
          <table:table-cell table:style-name="ce6" table:formula="of:=['6-Zimmer-Wohnungen'.D12]/['6-Zimmer-Wohnungen'.$K12]-1" office:value-type="float" office:value="0.0666666666666667" calcext:value-type="float">
            <text:p>0.067</text:p>
          </table:table-cell>
          <table:table-cell table:style-name="ce6" table:formula="of:=['6-Zimmer-Wohnungen'.E12]/['6-Zimmer-Wohnungen'.$K12]-1" office:value-type="float" office:value="0" calcext:value-type="float">
            <text:p>0.000</text:p>
          </table:table-cell>
          <table:table-cell table:style-name="ce6" table:formula="of:=['6-Zimmer-Wohnungen'.F12]/['6-Zimmer-Wohnungen'.$K12]-1" office:value-type="float" office:value="0" calcext:value-type="float">
            <text:p>0.000</text:p>
          </table:table-cell>
          <table:table-cell table:style-name="ce6" table:formula="of:=['6-Zimmer-Wohnungen'.G12]/['6-Zimmer-Wohnungen'.$K12]-1" office:value-type="float" office:value="0" calcext:value-type="float">
            <text:p>0.000</text:p>
          </table:table-cell>
          <table:table-cell table:style-name="ce6" table:formula="of:=['6-Zimmer-Wohnungen'.H12]/['6-Zimmer-Wohnungen'.$K12]-1" office:value-type="float" office:value="0.0666666666666667" calcext:value-type="float">
            <text:p>0.067</text:p>
          </table:table-cell>
          <table:table-cell table:style-name="ce6" table:formula="of:=['6-Zimmer-Wohnungen'.I12]/['6-Zimmer-Wohnungen'.$K12]-1" office:value-type="float" office:value="0.0666666666666667" calcext:value-type="float">
            <text:p>0.067</text:p>
          </table:table-cell>
          <table:table-cell table:style-name="ce6" table:formula="of:=['6-Zimmer-Wohnungen'.J12]/['6-Zimmer-Wohnungen'.$K12]-1" office:value-type="float" office:value="0" calcext:value-type="float">
            <text:p>0.000</text:p>
          </table:table-cell>
          <table:table-cell table:style-name="ce7" table:formula="of:=['6-Zimmer-Wohnungen'.K12]/['6-Zimmer-Wohnungen'.$K12]-1" office:value-type="float" office:value="0" calcext:value-type="float">
            <text:p>0.000</text:p>
          </table:table-cell>
          <table:table-cell table:style-name="ce6" table:formula="of:=['6-Zimmer-Wohnungen'.L12]/['6-Zimmer-Wohnungen'.$K12]-1" office:value-type="float" office:value="-0.0666666666666667" calcext:value-type="float">
            <text:p>-0.067</text:p>
          </table:table-cell>
          <table:table-cell table:style-name="ce6" table:formula="of:=['6-Zimmer-Wohnungen'.M12]/['6-Zimmer-Wohnungen'.$K12]-1" office:value-type="float" office:value="0" calcext:value-type="float">
            <text:p>0.000</text:p>
          </table:table-cell>
          <table:table-cell table:style-name="ce6" table:formula="of:=['6-Zimmer-Wohnungen'.N12]/['6-Zimmer-Wohnungen'.$K12]-1" office:value-type="float" office:value="0" calcext:value-type="float">
            <text:p>0.000</text:p>
          </table:table-cell>
          <table:table-cell table:style-name="ce6" table:formula="of:=['6-Zimmer-Wohnungen'.O12]/['6-Zimmer-Wohnungen'.$K12]-1" office:value-type="float" office:value="0" calcext:value-type="float">
            <text:p>0.000</text:p>
          </table:table-cell>
          <table:table-cell table:style-name="ce6" table:formula="of:=['6-Zimmer-Wohnungen'.P12]/['6-Zimmer-Wohnungen'.$K12]-1" office:value-type="float" office:value="-0.0666666666666667" calcext:value-type="float">
            <text:p>-0.067</text:p>
          </table:table-cell>
          <table:table-cell table:style-name="ce6" table:formula="of:=['6-Zimmer-Wohnungen'.Q12]/['6-Zimmer-Wohnungen'.$K12]-1" office:value-type="float" office:value="-0.0666666666666667" calcext:value-type="float">
            <text:p>-0.067</text:p>
          </table:table-cell>
          <table:table-cell table:style-name="ce6" table:formula="of:=['6-Zimmer-Wohnungen'.R12]/['6-Zimmer-Wohnungen'.$K12]-1" office:value-type="float" office:value="-0.0666666666666667" calcext:value-type="float">
            <text:p>-0.067</text:p>
          </table:table-cell>
          <table:table-cell table:style-name="ce6" table:formula="of:=['6-Zimmer-Wohnungen'.S12]/['6-Zimmer-Wohnungen'.$K12]-1" office:value-type="float" office:value="-0.133333333333333" calcext:value-type="float">
            <text:p>-0.133</text:p>
          </table:table-cell>
          <table:table-cell table:style-name="ce6" table:formula="of:=['6-Zimmer-Wohnungen'.T12]/['6-Zimmer-Wohnungen'.$K12]-1" office:value-type="float" office:value="-0.0666666666666667" calcext:value-type="float">
            <text:p>-0.067</text:p>
          </table:table-cell>
          <table:table-cell table:style-name="ce6" table:formula="of:=['6-Zimmer-Wohnungen'.U12]/['6-Zimmer-Wohnungen'.$K12]-1" office:value-type="float" office:value="0" calcext:value-type="float">
            <text:p>0.000</text:p>
          </table:table-cell>
          <table:table-cell table:style-name="ce8" table:formula="of:=['6-Zimmer-Wohnungen'.U12]/['6-Zimmer-Wohnungen'.$K12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6-Zimmer-Wohnungen'.B13]/['6-Zimmer-Wohnungen'.$K13]-1" office:value-type="float" office:value="0.3125" calcext:value-type="float">
            <text:p>0.313</text:p>
          </table:table-cell>
          <table:table-cell table:style-name="ce6" table:formula="of:=['6-Zimmer-Wohnungen'.C13]/['6-Zimmer-Wohnungen'.$K13]-1" office:value-type="float" office:value="0.125" calcext:value-type="float">
            <text:p>0.125</text:p>
          </table:table-cell>
          <table:table-cell table:style-name="ce6" table:formula="of:=['6-Zimmer-Wohnungen'.D13]/['6-Zimmer-Wohnungen'.$K13]-1" office:value-type="float" office:value="0.0625" calcext:value-type="float">
            <text:p>0.063</text:p>
          </table:table-cell>
          <table:table-cell table:style-name="ce6" table:formula="of:=['6-Zimmer-Wohnungen'.E13]/['6-Zimmer-Wohnungen'.$K13]-1" office:value-type="float" office:value="0" calcext:value-type="float">
            <text:p>0.000</text:p>
          </table:table-cell>
          <table:table-cell table:style-name="ce6" table:formula="of:=['6-Zimmer-Wohnungen'.F13]/['6-Zimmer-Wohnungen'.$K13]-1" office:value-type="float" office:value="0.0625" calcext:value-type="float">
            <text:p>0.063</text:p>
          </table:table-cell>
          <table:table-cell table:style-name="ce6" table:formula="of:=['6-Zimmer-Wohnungen'.G13]/['6-Zimmer-Wohnungen'.$K13]-1" office:value-type="float" office:value="0.0625" calcext:value-type="float">
            <text:p>0.063</text:p>
          </table:table-cell>
          <table:table-cell table:style-name="ce6" table:formula="of:=['6-Zimmer-Wohnungen'.H13]/['6-Zimmer-Wohnungen'.$K13]-1" office:value-type="float" office:value="0.125" calcext:value-type="float">
            <text:p>0.125</text:p>
          </table:table-cell>
          <table:table-cell table:style-name="ce6" table:formula="of:=['6-Zimmer-Wohnungen'.I13]/['6-Zimmer-Wohnungen'.$K13]-1" office:value-type="float" office:value="0.125" calcext:value-type="float">
            <text:p>0.125</text:p>
          </table:table-cell>
          <table:table-cell table:style-name="ce6" table:formula="of:=['6-Zimmer-Wohnungen'.J13]/['6-Zimmer-Wohnungen'.$K13]-1" office:value-type="float" office:value="0.0625" calcext:value-type="float">
            <text:p>0.063</text:p>
          </table:table-cell>
          <table:table-cell table:style-name="ce7" table:formula="of:=['6-Zimmer-Wohnungen'.K13]/['6-Zimmer-Wohnungen'.$K13]-1" office:value-type="float" office:value="0" calcext:value-type="float">
            <text:p>0.000</text:p>
          </table:table-cell>
          <table:table-cell table:style-name="ce6" table:formula="of:=['6-Zimmer-Wohnungen'.L13]/['6-Zimmer-Wohnungen'.$K13]-1" office:value-type="float" office:value="0" calcext:value-type="float">
            <text:p>0.000</text:p>
          </table:table-cell>
          <table:table-cell table:style-name="ce6" table:formula="of:=['6-Zimmer-Wohnungen'.M13]/['6-Zimmer-Wohnungen'.$K13]-1" office:value-type="float" office:value="0.0625" calcext:value-type="float">
            <text:p>0.063</text:p>
          </table:table-cell>
          <table:table-cell table:style-name="ce6" table:formula="of:=['6-Zimmer-Wohnungen'.N13]/['6-Zimmer-Wohnungen'.$K13]-1" office:value-type="float" office:value="0" calcext:value-type="float">
            <text:p>0.000</text:p>
          </table:table-cell>
          <table:table-cell table:style-name="ce6" table:formula="of:=['6-Zimmer-Wohnungen'.O13]/['6-Zimmer-Wohnungen'.$K13]-1" office:value-type="float" office:value="0" calcext:value-type="float">
            <text:p>0.000</text:p>
          </table:table-cell>
          <table:table-cell table:style-name="ce6" table:formula="of:=['6-Zimmer-Wohnungen'.P13]/['6-Zimmer-Wohnungen'.$K13]-1" office:value-type="float" office:value="-0.0625" calcext:value-type="float">
            <text:p>-0.063</text:p>
          </table:table-cell>
          <table:table-cell table:style-name="ce6" table:formula="of:=['6-Zimmer-Wohnungen'.Q13]/['6-Zimmer-Wohnungen'.$K13]-1" office:value-type="float" office:value="0" calcext:value-type="float">
            <text:p>0.000</text:p>
          </table:table-cell>
          <table:table-cell table:style-name="ce6" table:formula="of:=['6-Zimmer-Wohnungen'.R13]/['6-Zimmer-Wohnungen'.$K13]-1" office:value-type="float" office:value="0" calcext:value-type="float">
            <text:p>0.000</text:p>
          </table:table-cell>
          <table:table-cell table:style-name="ce6" table:formula="of:=['6-Zimmer-Wohnungen'.S13]/['6-Zimmer-Wohnungen'.$K13]-1" office:value-type="float" office:value="-0.0625" calcext:value-type="float">
            <text:p>-0.063</text:p>
          </table:table-cell>
          <table:table-cell table:style-name="ce6" table:formula="of:=['6-Zimmer-Wohnungen'.T13]/['6-Zimmer-Wohnungen'.$K13]-1" office:value-type="float" office:value="-0.0625" calcext:value-type="float">
            <text:p>-0.063</text:p>
          </table:table-cell>
          <table:table-cell table:style-name="ce6" table:formula="of:=['6-Zimmer-Wohnungen'.U13]/['6-Zimmer-Wohnungen'.$K13]-1" office:value-type="float" office:value="0.0625" calcext:value-type="float">
            <text:p>0.063</text:p>
          </table:table-cell>
          <table:table-cell table:style-name="ce8" table:formula="of:=['6-Zimmer-Wohnungen'.U13]/['6-Zimmer-Wohnungen'.$K13]-1" office:value-type="float" office:value="0.0625" calcext:value-type="float">
            <text:p>0.06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47 - 196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6-Zimmer-Wohnungen'.B15]/['6-Zimmer-Wohnungen'.$K15]-1" office:value-type="float" office:value="0.266666666666667" calcext:value-type="float">
            <text:p>0.267</text:p>
          </table:table-cell>
          <table:table-cell table:style-name="ce6" table:formula="of:=['6-Zimmer-Wohnungen'.C15]/['6-Zimmer-Wohnungen'.$K15]-1" office:value-type="float" office:value="0.133333333333333" calcext:value-type="float">
            <text:p>0.133</text:p>
          </table:table-cell>
          <table:table-cell table:style-name="ce6" table:formula="of:=['6-Zimmer-Wohnungen'.D15]/['6-Zimmer-Wohnungen'.$K15]-1" office:value-type="float" office:value="0.0666666666666667" calcext:value-type="float">
            <text:p>0.067</text:p>
          </table:table-cell>
          <table:table-cell table:style-name="ce6" table:formula="of:=['6-Zimmer-Wohnungen'.E15]/['6-Zimmer-Wohnungen'.$K15]-1" office:value-type="float" office:value="0" calcext:value-type="float">
            <text:p>0.000</text:p>
          </table:table-cell>
          <table:table-cell table:style-name="ce6" table:formula="of:=['6-Zimmer-Wohnungen'.F15]/['6-Zimmer-Wohnungen'.$K15]-1" office:value-type="float" office:value="0.0666666666666667" calcext:value-type="float">
            <text:p>0.067</text:p>
          </table:table-cell>
          <table:table-cell table:style-name="ce6" table:formula="of:=['6-Zimmer-Wohnungen'.G15]/['6-Zimmer-Wohnungen'.$K15]-1" office:value-type="float" office:value="0.0666666666666667" calcext:value-type="float">
            <text:p>0.067</text:p>
          </table:table-cell>
          <table:table-cell table:style-name="ce6" table:formula="of:=['6-Zimmer-Wohnungen'.H15]/['6-Zimmer-Wohnungen'.$K15]-1" office:value-type="float" office:value="0.0666666666666667" calcext:value-type="float">
            <text:p>0.067</text:p>
          </table:table-cell>
          <table:table-cell table:style-name="ce6" table:formula="of:=['6-Zimmer-Wohnungen'.I15]/['6-Zimmer-Wohnungen'.$K15]-1" office:value-type="float" office:value="0.0666666666666667" calcext:value-type="float">
            <text:p>0.067</text:p>
          </table:table-cell>
          <table:table-cell table:style-name="ce6" table:formula="of:=['6-Zimmer-Wohnungen'.J15]/['6-Zimmer-Wohnungen'.$K15]-1" office:value-type="float" office:value="0.0666666666666667" calcext:value-type="float">
            <text:p>0.067</text:p>
          </table:table-cell>
          <table:table-cell table:style-name="ce7" table:formula="of:=['6-Zimmer-Wohnungen'.K15]/['6-Zimmer-Wohnungen'.$K15]-1" office:value-type="float" office:value="0" calcext:value-type="float">
            <text:p>0.000</text:p>
          </table:table-cell>
          <table:table-cell table:style-name="ce6" table:formula="of:=['6-Zimmer-Wohnungen'.L15]/['6-Zimmer-Wohnungen'.$K15]-1" office:value-type="float" office:value="0" calcext:value-type="float">
            <text:p>0.000</text:p>
          </table:table-cell>
          <table:table-cell table:style-name="ce6" table:formula="of:=['6-Zimmer-Wohnungen'.M15]/['6-Zimmer-Wohnungen'.$K15]-1" office:value-type="float" office:value="0.0666666666666667" calcext:value-type="float">
            <text:p>0.067</text:p>
          </table:table-cell>
          <table:table-cell table:style-name="ce6" table:formula="of:=['6-Zimmer-Wohnungen'.N15]/['6-Zimmer-Wohnungen'.$K15]-1" office:value-type="float" office:value="0" calcext:value-type="float">
            <text:p>0.000</text:p>
          </table:table-cell>
          <table:table-cell table:style-name="ce6" table:formula="of:=['6-Zimmer-Wohnungen'.O15]/['6-Zimmer-Wohnungen'.$K15]-1" office:value-type="float" office:value="0" calcext:value-type="float">
            <text:p>0.000</text:p>
          </table:table-cell>
          <table:table-cell table:style-name="ce6" table:formula="of:=['6-Zimmer-Wohnungen'.P15]/['6-Zimmer-Wohnungen'.$K15]-1" office:value-type="float" office:value="-0.0666666666666667" calcext:value-type="float">
            <text:p>-0.067</text:p>
          </table:table-cell>
          <table:table-cell table:style-name="ce6" table:formula="of:=['6-Zimmer-Wohnungen'.Q15]/['6-Zimmer-Wohnungen'.$K15]-1" office:value-type="float" office:value="-0.0666666666666667" calcext:value-type="float">
            <text:p>-0.067</text:p>
          </table:table-cell>
          <table:table-cell table:style-name="ce6" table:formula="of:=['6-Zimmer-Wohnungen'.R15]/['6-Zimmer-Wohnungen'.$K15]-1" office:value-type="float" office:value="0" calcext:value-type="float">
            <text:p>0.000</text:p>
          </table:table-cell>
          <table:table-cell table:style-name="ce6" table:formula="of:=['6-Zimmer-Wohnungen'.S15]/['6-Zimmer-Wohnungen'.$K15]-1" office:value-type="float" office:value="-0.0666666666666667" calcext:value-type="float">
            <text:p>-0.067</text:p>
          </table:table-cell>
          <table:table-cell table:style-name="ce6" table:formula="of:=['6-Zimmer-Wohnungen'.T15]/['6-Zimmer-Wohnungen'.$K15]-1" office:value-type="float" office:value="-0.0666666666666667" calcext:value-type="float">
            <text:p>-0.067</text:p>
          </table:table-cell>
          <table:table-cell table:style-name="ce6" table:formula="of:=['6-Zimmer-Wohnungen'.U15]/['6-Zimmer-Wohnungen'.$K15]-1" office:value-type="float" office:value="0" calcext:value-type="float">
            <text:p>0.000</text:p>
          </table:table-cell>
          <table:table-cell table:style-name="ce8" table:formula="of:=['6-Zimmer-Wohnungen'.U15]/['6-Zimmer-Wohnungen'.$K15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6-Zimmer-Wohnungen'.B16]/['6-Zimmer-Wohnungen'.$K16]-1" office:value-type="float" office:value="0.25" calcext:value-type="float">
            <text:p>0.250</text:p>
          </table:table-cell>
          <table:table-cell table:style-name="ce6" table:formula="of:=['6-Zimmer-Wohnungen'.C16]/['6-Zimmer-Wohnungen'.$K16]-1" office:value-type="float" office:value="0.125" calcext:value-type="float">
            <text:p>0.125</text:p>
          </table:table-cell>
          <table:table-cell table:style-name="ce6" table:formula="of:=['6-Zimmer-Wohnungen'.D16]/['6-Zimmer-Wohnungen'.$K16]-1" office:value-type="float" office:value="0.0625" calcext:value-type="float">
            <text:p>0.063</text:p>
          </table:table-cell>
          <table:table-cell table:style-name="ce6" table:formula="of:=['6-Zimmer-Wohnungen'.E16]/['6-Zimmer-Wohnungen'.$K16]-1" office:value-type="float" office:value="0" calcext:value-type="float">
            <text:p>0.000</text:p>
          </table:table-cell>
          <table:table-cell table:style-name="ce6" table:formula="of:=['6-Zimmer-Wohnungen'.F16]/['6-Zimmer-Wohnungen'.$K16]-1" office:value-type="float" office:value="0.0625" calcext:value-type="float">
            <text:p>0.063</text:p>
          </table:table-cell>
          <table:table-cell table:style-name="ce6" table:formula="of:=['6-Zimmer-Wohnungen'.G16]/['6-Zimmer-Wohnungen'.$K16]-1" office:value-type="float" office:value="0.0625" calcext:value-type="float">
            <text:p>0.063</text:p>
          </table:table-cell>
          <table:table-cell table:style-name="ce6" table:formula="of:=['6-Zimmer-Wohnungen'.H16]/['6-Zimmer-Wohnungen'.$K16]-1" office:value-type="float" office:value="0.0625" calcext:value-type="float">
            <text:p>0.063</text:p>
          </table:table-cell>
          <table:table-cell table:style-name="ce6" table:formula="of:=['6-Zimmer-Wohnungen'.I16]/['6-Zimmer-Wohnungen'.$K16]-1" office:value-type="float" office:value="0.0625" calcext:value-type="float">
            <text:p>0.063</text:p>
          </table:table-cell>
          <table:table-cell table:style-name="ce6" table:formula="of:=['6-Zimmer-Wohnungen'.J16]/['6-Zimmer-Wohnungen'.$K16]-1" office:value-type="float" office:value="0.0625" calcext:value-type="float">
            <text:p>0.063</text:p>
          </table:table-cell>
          <table:table-cell table:style-name="ce7" table:formula="of:=['6-Zimmer-Wohnungen'.K16]/['6-Zimmer-Wohnungen'.$K16]-1" office:value-type="float" office:value="0" calcext:value-type="float">
            <text:p>0.000</text:p>
          </table:table-cell>
          <table:table-cell table:style-name="ce6" table:formula="of:=['6-Zimmer-Wohnungen'.L16]/['6-Zimmer-Wohnungen'.$K16]-1" office:value-type="float" office:value="0" calcext:value-type="float">
            <text:p>0.000</text:p>
          </table:table-cell>
          <table:table-cell table:style-name="ce6" table:formula="of:=['6-Zimmer-Wohnungen'.M16]/['6-Zimmer-Wohnungen'.$K16]-1" office:value-type="float" office:value="0.0625" calcext:value-type="float">
            <text:p>0.063</text:p>
          </table:table-cell>
          <table:table-cell table:style-name="ce6" table:formula="of:=['6-Zimmer-Wohnungen'.N16]/['6-Zimmer-Wohnungen'.$K16]-1" office:value-type="float" office:value="0" calcext:value-type="float">
            <text:p>0.000</text:p>
          </table:table-cell>
          <table:table-cell table:style-name="ce6" table:formula="of:=['6-Zimmer-Wohnungen'.O16]/['6-Zimmer-Wohnungen'.$K16]-1" office:value-type="float" office:value="0" calcext:value-type="float">
            <text:p>0.000</text:p>
          </table:table-cell>
          <table:table-cell table:style-name="ce6" table:formula="of:=['6-Zimmer-Wohnungen'.P16]/['6-Zimmer-Wohnungen'.$K16]-1" office:value-type="float" office:value="-0.0625" calcext:value-type="float">
            <text:p>-0.063</text:p>
          </table:table-cell>
          <table:table-cell table:style-name="ce6" table:formula="of:=['6-Zimmer-Wohnungen'.Q16]/['6-Zimmer-Wohnungen'.$K16]-1" office:value-type="float" office:value="-0.0625" calcext:value-type="float">
            <text:p>-0.063</text:p>
          </table:table-cell>
          <table:table-cell table:style-name="ce6" table:formula="of:=['6-Zimmer-Wohnungen'.R16]/['6-Zimmer-Wohnungen'.$K16]-1" office:value-type="float" office:value="0" calcext:value-type="float">
            <text:p>0.000</text:p>
          </table:table-cell>
          <table:table-cell table:style-name="ce6" table:formula="of:=['6-Zimmer-Wohnungen'.S16]/['6-Zimmer-Wohnungen'.$K16]-1" office:value-type="float" office:value="-0.0625" calcext:value-type="float">
            <text:p>-0.063</text:p>
          </table:table-cell>
          <table:table-cell table:style-name="ce6" table:formula="of:=['6-Zimmer-Wohnungen'.T16]/['6-Zimmer-Wohnungen'.$K16]-1" office:value-type="float" office:value="-0.0625" calcext:value-type="float">
            <text:p>-0.063</text:p>
          </table:table-cell>
          <table:table-cell table:style-name="ce6" table:formula="of:=['6-Zimmer-Wohnungen'.U16]/['6-Zimmer-Wohnungen'.$K16]-1" office:value-type="float" office:value="0" calcext:value-type="float">
            <text:p>0.000</text:p>
          </table:table-cell>
          <table:table-cell table:style-name="ce8" table:formula="of:=['6-Zimmer-Wohnungen'.U16]/['6-Zimmer-Wohnungen'.$K16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61 - 197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6-Zimmer-Wohnungen'.B18]/['6-Zimmer-Wohnungen'.$K18]-1" office:value-type="float" office:value="0.3125" calcext:value-type="float">
            <text:p>0.313</text:p>
          </table:table-cell>
          <table:table-cell table:style-name="ce6" table:formula="of:=['6-Zimmer-Wohnungen'.C18]/['6-Zimmer-Wohnungen'.$K18]-1" office:value-type="float" office:value="0.125" calcext:value-type="float">
            <text:p>0.125</text:p>
          </table:table-cell>
          <table:table-cell table:style-name="ce6" table:formula="of:=['6-Zimmer-Wohnungen'.D18]/['6-Zimmer-Wohnungen'.$K18]-1" office:value-type="float" office:value="0.0625" calcext:value-type="float">
            <text:p>0.063</text:p>
          </table:table-cell>
          <table:table-cell table:style-name="ce6" table:formula="of:=['6-Zimmer-Wohnungen'.E18]/['6-Zimmer-Wohnungen'.$K18]-1" office:value-type="float" office:value="0" calcext:value-type="float">
            <text:p>0.000</text:p>
          </table:table-cell>
          <table:table-cell table:style-name="ce6" table:formula="of:=['6-Zimmer-Wohnungen'.F18]/['6-Zimmer-Wohnungen'.$K18]-1" office:value-type="float" office:value="0.0625" calcext:value-type="float">
            <text:p>0.063</text:p>
          </table:table-cell>
          <table:table-cell table:style-name="ce6" table:formula="of:=['6-Zimmer-Wohnungen'.G18]/['6-Zimmer-Wohnungen'.$K18]-1" office:value-type="float" office:value="0.0625" calcext:value-type="float">
            <text:p>0.063</text:p>
          </table:table-cell>
          <table:table-cell table:style-name="ce6" table:formula="of:=['6-Zimmer-Wohnungen'.H18]/['6-Zimmer-Wohnungen'.$K18]-1" office:value-type="float" office:value="0.125" calcext:value-type="float">
            <text:p>0.125</text:p>
          </table:table-cell>
          <table:table-cell table:style-name="ce6" table:formula="of:=['6-Zimmer-Wohnungen'.I18]/['6-Zimmer-Wohnungen'.$K18]-1" office:value-type="float" office:value="0.125" calcext:value-type="float">
            <text:p>0.125</text:p>
          </table:table-cell>
          <table:table-cell table:style-name="ce6" table:formula="of:=['6-Zimmer-Wohnungen'.J18]/['6-Zimmer-Wohnungen'.$K18]-1" office:value-type="float" office:value="0.0625" calcext:value-type="float">
            <text:p>0.063</text:p>
          </table:table-cell>
          <table:table-cell table:style-name="ce7" table:formula="of:=['6-Zimmer-Wohnungen'.K18]/['6-Zimmer-Wohnungen'.$K18]-1" office:value-type="float" office:value="0" calcext:value-type="float">
            <text:p>0.000</text:p>
          </table:table-cell>
          <table:table-cell table:style-name="ce6" table:formula="of:=['6-Zimmer-Wohnungen'.L18]/['6-Zimmer-Wohnungen'.$K18]-1" office:value-type="float" office:value="0" calcext:value-type="float">
            <text:p>0.000</text:p>
          </table:table-cell>
          <table:table-cell table:style-name="ce6" table:formula="of:=['6-Zimmer-Wohnungen'.M18]/['6-Zimmer-Wohnungen'.$K18]-1" office:value-type="float" office:value="0.0625" calcext:value-type="float">
            <text:p>0.063</text:p>
          </table:table-cell>
          <table:table-cell table:style-name="ce6" table:formula="of:=['6-Zimmer-Wohnungen'.N18]/['6-Zimmer-Wohnungen'.$K18]-1" office:value-type="float" office:value="0" calcext:value-type="float">
            <text:p>0.000</text:p>
          </table:table-cell>
          <table:table-cell table:style-name="ce6" table:formula="of:=['6-Zimmer-Wohnungen'.O18]/['6-Zimmer-Wohnungen'.$K18]-1" office:value-type="float" office:value="0" calcext:value-type="float">
            <text:p>0.000</text:p>
          </table:table-cell>
          <table:table-cell table:style-name="ce6" table:formula="of:=['6-Zimmer-Wohnungen'.P18]/['6-Zimmer-Wohnungen'.$K18]-1" office:value-type="float" office:value="-0.0625" calcext:value-type="float">
            <text:p>-0.063</text:p>
          </table:table-cell>
          <table:table-cell table:style-name="ce6" table:formula="of:=['6-Zimmer-Wohnungen'.Q18]/['6-Zimmer-Wohnungen'.$K18]-1" office:value-type="float" office:value="-0.0625" calcext:value-type="float">
            <text:p>-0.063</text:p>
          </table:table-cell>
          <table:table-cell table:style-name="ce6" table:formula="of:=['6-Zimmer-Wohnungen'.R18]/['6-Zimmer-Wohnungen'.$K18]-1" office:value-type="float" office:value="0" calcext:value-type="float">
            <text:p>0.000</text:p>
          </table:table-cell>
          <table:table-cell table:style-name="ce6" table:formula="of:=['6-Zimmer-Wohnungen'.S18]/['6-Zimmer-Wohnungen'.$K18]-1" office:value-type="float" office:value="-0.0625" calcext:value-type="float">
            <text:p>-0.063</text:p>
          </table:table-cell>
          <table:table-cell table:style-name="ce6" table:formula="of:=['6-Zimmer-Wohnungen'.T18]/['6-Zimmer-Wohnungen'.$K18]-1" office:value-type="float" office:value="-0.0625" calcext:value-type="float">
            <text:p>-0.063</text:p>
          </table:table-cell>
          <table:table-cell table:style-name="ce6" table:formula="of:=['6-Zimmer-Wohnungen'.U18]/['6-Zimmer-Wohnungen'.$K18]-1" office:value-type="float" office:value="0.0625" calcext:value-type="float">
            <text:p>0.063</text:p>
          </table:table-cell>
          <table:table-cell table:style-name="ce8" table:formula="of:=['6-Zimmer-Wohnungen'.U18]/['6-Zimmer-Wohnungen'.$K18]-1" office:value-type="float" office:value="0.0625" calcext:value-type="float">
            <text:p>0.06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6-Zimmer-Wohnungen'.B19]/['6-Zimmer-Wohnungen'.$K19]-1" office:value-type="float" office:value="0.235294117647059" calcext:value-type="float">
            <text:p>0.235</text:p>
          </table:table-cell>
          <table:table-cell table:style-name="ce6" table:formula="of:=['6-Zimmer-Wohnungen'.C19]/['6-Zimmer-Wohnungen'.$K19]-1" office:value-type="float" office:value="0.0588235294117647" calcext:value-type="float">
            <text:p>0.059</text:p>
          </table:table-cell>
          <table:table-cell table:style-name="ce6" table:formula="of:=['6-Zimmer-Wohnungen'.D19]/['6-Zimmer-Wohnungen'.$K19]-1" office:value-type="float" office:value="0.0588235294117647" calcext:value-type="float">
            <text:p>0.059</text:p>
          </table:table-cell>
          <table:table-cell table:style-name="ce6" table:formula="of:=['6-Zimmer-Wohnungen'.E19]/['6-Zimmer-Wohnungen'.$K19]-1" office:value-type="float" office:value="0" calcext:value-type="float">
            <text:p>0.000</text:p>
          </table:table-cell>
          <table:table-cell table:style-name="ce6" table:formula="of:=['6-Zimmer-Wohnungen'.F19]/['6-Zimmer-Wohnungen'.$K19]-1" office:value-type="float" office:value="0.0588235294117647" calcext:value-type="float">
            <text:p>0.059</text:p>
          </table:table-cell>
          <table:table-cell table:style-name="ce6" table:formula="of:=['6-Zimmer-Wohnungen'.G19]/['6-Zimmer-Wohnungen'.$K19]-1" office:value-type="float" office:value="0" calcext:value-type="float">
            <text:p>0.000</text:p>
          </table:table-cell>
          <table:table-cell table:style-name="ce6" table:formula="of:=['6-Zimmer-Wohnungen'.H19]/['6-Zimmer-Wohnungen'.$K19]-1" office:value-type="float" office:value="0.0588235294117647" calcext:value-type="float">
            <text:p>0.059</text:p>
          </table:table-cell>
          <table:table-cell table:style-name="ce6" table:formula="of:=['6-Zimmer-Wohnungen'.I19]/['6-Zimmer-Wohnungen'.$K19]-1" office:value-type="float" office:value="0.0588235294117647" calcext:value-type="float">
            <text:p>0.059</text:p>
          </table:table-cell>
          <table:table-cell table:style-name="ce6" table:formula="of:=['6-Zimmer-Wohnungen'.J19]/['6-Zimmer-Wohnungen'.$K19]-1" office:value-type="float" office:value="0" calcext:value-type="float">
            <text:p>0.000</text:p>
          </table:table-cell>
          <table:table-cell table:style-name="ce7" table:formula="of:=['6-Zimmer-Wohnungen'.K19]/['6-Zimmer-Wohnungen'.$K19]-1" office:value-type="float" office:value="0" calcext:value-type="float">
            <text:p>0.000</text:p>
          </table:table-cell>
          <table:table-cell table:style-name="ce6" table:formula="of:=['6-Zimmer-Wohnungen'.L19]/['6-Zimmer-Wohnungen'.$K19]-1" office:value-type="float" office:value="-0.0588235294117647" calcext:value-type="float">
            <text:p>-0.059</text:p>
          </table:table-cell>
          <table:table-cell table:style-name="ce6" table:formula="of:=['6-Zimmer-Wohnungen'.M19]/['6-Zimmer-Wohnungen'.$K19]-1" office:value-type="float" office:value="0" calcext:value-type="float">
            <text:p>0.000</text:p>
          </table:table-cell>
          <table:table-cell table:style-name="ce6" table:formula="of:=['6-Zimmer-Wohnungen'.N19]/['6-Zimmer-Wohnungen'.$K19]-1" office:value-type="float" office:value="-0.0588235294117647" calcext:value-type="float">
            <text:p>-0.059</text:p>
          </table:table-cell>
          <table:table-cell table:style-name="ce6" table:formula="of:=['6-Zimmer-Wohnungen'.O19]/['6-Zimmer-Wohnungen'.$K19]-1" office:value-type="float" office:value="0" calcext:value-type="float">
            <text:p>0.000</text:p>
          </table:table-cell>
          <table:table-cell table:style-name="ce6" table:formula="of:=['6-Zimmer-Wohnungen'.P19]/['6-Zimmer-Wohnungen'.$K19]-1" office:value-type="float" office:value="-0.117647058823529" calcext:value-type="float">
            <text:p>-0.118</text:p>
          </table:table-cell>
          <table:table-cell table:style-name="ce6" table:formula="of:=['6-Zimmer-Wohnungen'.Q19]/['6-Zimmer-Wohnungen'.$K19]-1" office:value-type="float" office:value="-0.0588235294117647" calcext:value-type="float">
            <text:p>-0.059</text:p>
          </table:table-cell>
          <table:table-cell table:style-name="ce6" table:formula="of:=['6-Zimmer-Wohnungen'.R19]/['6-Zimmer-Wohnungen'.$K19]-1" office:value-type="float" office:value="-0.0588235294117647" calcext:value-type="float">
            <text:p>-0.059</text:p>
          </table:table-cell>
          <table:table-cell table:style-name="ce6" table:formula="of:=['6-Zimmer-Wohnungen'.S19]/['6-Zimmer-Wohnungen'.$K19]-1" office:value-type="float" office:value="-0.117647058823529" calcext:value-type="float">
            <text:p>-0.118</text:p>
          </table:table-cell>
          <table:table-cell table:style-name="ce6" table:formula="of:=['6-Zimmer-Wohnungen'.T19]/['6-Zimmer-Wohnungen'.$K19]-1" office:value-type="float" office:value="-0.0588235294117647" calcext:value-type="float">
            <text:p>-0.059</text:p>
          </table:table-cell>
          <table:table-cell table:style-name="ce6" table:formula="of:=['6-Zimmer-Wohnungen'.U19]/['6-Zimmer-Wohnungen'.$K19]-1" office:value-type="float" office:value="0" calcext:value-type="float">
            <text:p>0.000</text:p>
          </table:table-cell>
          <table:table-cell table:style-name="ce8" table:formula="of:=['6-Zimmer-Wohnungen'.U19]/['6-Zimmer-Wohnungen'.$K19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71 - 198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6-Zimmer-Wohnungen'.B21]/['6-Zimmer-Wohnungen'.$K21]-1" office:value-type="float" office:value="0.294117647058824" calcext:value-type="float">
            <text:p>0.294</text:p>
          </table:table-cell>
          <table:table-cell table:style-name="ce6" table:formula="of:=['6-Zimmer-Wohnungen'.C21]/['6-Zimmer-Wohnungen'.$K21]-1" office:value-type="float" office:value="0.117647058823529" calcext:value-type="float">
            <text:p>0.118</text:p>
          </table:table-cell>
          <table:table-cell table:style-name="ce6" table:formula="of:=['6-Zimmer-Wohnungen'.D21]/['6-Zimmer-Wohnungen'.$K21]-1" office:value-type="float" office:value="0.0588235294117647" calcext:value-type="float">
            <text:p>0.059</text:p>
          </table:table-cell>
          <table:table-cell table:style-name="ce6" table:formula="of:=['6-Zimmer-Wohnungen'.E21]/['6-Zimmer-Wohnungen'.$K21]-1" office:value-type="float" office:value="0" calcext:value-type="float">
            <text:p>0.000</text:p>
          </table:table-cell>
          <table:table-cell table:style-name="ce6" table:formula="of:=['6-Zimmer-Wohnungen'.F21]/['6-Zimmer-Wohnungen'.$K21]-1" office:value-type="float" office:value="0.0588235294117647" calcext:value-type="float">
            <text:p>0.059</text:p>
          </table:table-cell>
          <table:table-cell table:style-name="ce6" table:formula="of:=['6-Zimmer-Wohnungen'.G21]/['6-Zimmer-Wohnungen'.$K21]-1" office:value-type="float" office:value="0.0588235294117647" calcext:value-type="float">
            <text:p>0.059</text:p>
          </table:table-cell>
          <table:table-cell table:style-name="ce6" table:formula="of:=['6-Zimmer-Wohnungen'.H21]/['6-Zimmer-Wohnungen'.$K21]-1" office:value-type="float" office:value="0.0588235294117647" calcext:value-type="float">
            <text:p>0.059</text:p>
          </table:table-cell>
          <table:table-cell table:style-name="ce6" table:formula="of:=['6-Zimmer-Wohnungen'.I21]/['6-Zimmer-Wohnungen'.$K21]-1" office:value-type="float" office:value="0.117647058823529" calcext:value-type="float">
            <text:p>0.118</text:p>
          </table:table-cell>
          <table:table-cell table:style-name="ce6" table:formula="of:=['6-Zimmer-Wohnungen'.J21]/['6-Zimmer-Wohnungen'.$K21]-1" office:value-type="float" office:value="0.0588235294117647" calcext:value-type="float">
            <text:p>0.059</text:p>
          </table:table-cell>
          <table:table-cell table:style-name="ce7" table:formula="of:=['6-Zimmer-Wohnungen'.K21]/['6-Zimmer-Wohnungen'.$K21]-1" office:value-type="float" office:value="0" calcext:value-type="float">
            <text:p>0.000</text:p>
          </table:table-cell>
          <table:table-cell table:style-name="ce6" table:formula="of:=['6-Zimmer-Wohnungen'.L21]/['6-Zimmer-Wohnungen'.$K21]-1" office:value-type="float" office:value="0" calcext:value-type="float">
            <text:p>0.000</text:p>
          </table:table-cell>
          <table:table-cell table:style-name="ce6" table:formula="of:=['6-Zimmer-Wohnungen'.M21]/['6-Zimmer-Wohnungen'.$K21]-1" office:value-type="float" office:value="0.0588235294117647" calcext:value-type="float">
            <text:p>0.059</text:p>
          </table:table-cell>
          <table:table-cell table:style-name="ce6" table:formula="of:=['6-Zimmer-Wohnungen'.N21]/['6-Zimmer-Wohnungen'.$K21]-1" office:value-type="float" office:value="0" calcext:value-type="float">
            <text:p>0.000</text:p>
          </table:table-cell>
          <table:table-cell table:style-name="ce6" table:formula="of:=['6-Zimmer-Wohnungen'.O21]/['6-Zimmer-Wohnungen'.$K21]-1" office:value-type="float" office:value="0" calcext:value-type="float">
            <text:p>0.000</text:p>
          </table:table-cell>
          <table:table-cell table:style-name="ce6" table:formula="of:=['6-Zimmer-Wohnungen'.P21]/['6-Zimmer-Wohnungen'.$K21]-1" office:value-type="float" office:value="-0.0588235294117647" calcext:value-type="float">
            <text:p>-0.059</text:p>
          </table:table-cell>
          <table:table-cell table:style-name="ce6" table:formula="of:=['6-Zimmer-Wohnungen'.Q21]/['6-Zimmer-Wohnungen'.$K21]-1" office:value-type="float" office:value="-0.0588235294117647" calcext:value-type="float">
            <text:p>-0.059</text:p>
          </table:table-cell>
          <table:table-cell table:style-name="ce6" table:formula="of:=['6-Zimmer-Wohnungen'.R21]/['6-Zimmer-Wohnungen'.$K21]-1" office:value-type="float" office:value="0" calcext:value-type="float">
            <text:p>0.000</text:p>
          </table:table-cell>
          <table:table-cell table:style-name="ce6" table:formula="of:=['6-Zimmer-Wohnungen'.S21]/['6-Zimmer-Wohnungen'.$K21]-1" office:value-type="float" office:value="-0.0588235294117647" calcext:value-type="float">
            <text:p>-0.059</text:p>
          </table:table-cell>
          <table:table-cell table:style-name="ce6" table:formula="of:=['6-Zimmer-Wohnungen'.T21]/['6-Zimmer-Wohnungen'.$K21]-1" office:value-type="float" office:value="-0.0588235294117647" calcext:value-type="float">
            <text:p>-0.059</text:p>
          </table:table-cell>
          <table:table-cell table:style-name="ce6" table:formula="of:=['6-Zimmer-Wohnungen'.U21]/['6-Zimmer-Wohnungen'.$K21]-1" office:value-type="float" office:value="0" calcext:value-type="float">
            <text:p>0.000</text:p>
          </table:table-cell>
          <table:table-cell table:style-name="ce8" table:formula="of:=['6-Zimmer-Wohnungen'.U21]/['6-Zimmer-Wohnungen'.$K21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6-Zimmer-Wohnungen'.B22]/['6-Zimmer-Wohnungen'.$K22]-1" office:value-type="float" office:value="0.277777777777778" calcext:value-type="float">
            <text:p>0.278</text:p>
          </table:table-cell>
          <table:table-cell table:style-name="ce6" table:formula="of:=['6-Zimmer-Wohnungen'.C22]/['6-Zimmer-Wohnungen'.$K22]-1" office:value-type="float" office:value="0.111111111111111" calcext:value-type="float">
            <text:p>0.111</text:p>
          </table:table-cell>
          <table:table-cell table:style-name="ce6" table:formula="of:=['6-Zimmer-Wohnungen'.D22]/['6-Zimmer-Wohnungen'.$K22]-1" office:value-type="float" office:value="0.0555555555555556" calcext:value-type="float">
            <text:p>0.056</text:p>
          </table:table-cell>
          <table:table-cell table:style-name="ce6" table:formula="of:=['6-Zimmer-Wohnungen'.E22]/['6-Zimmer-Wohnungen'.$K22]-1" office:value-type="float" office:value="0" calcext:value-type="float">
            <text:p>0.000</text:p>
          </table:table-cell>
          <table:table-cell table:style-name="ce6" table:formula="of:=['6-Zimmer-Wohnungen'.F22]/['6-Zimmer-Wohnungen'.$K22]-1" office:value-type="float" office:value="0.0555555555555556" calcext:value-type="float">
            <text:p>0.056</text:p>
          </table:table-cell>
          <table:table-cell table:style-name="ce6" table:formula="of:=['6-Zimmer-Wohnungen'.G22]/['6-Zimmer-Wohnungen'.$K22]-1" office:value-type="float" office:value="0.0555555555555556" calcext:value-type="float">
            <text:p>0.056</text:p>
          </table:table-cell>
          <table:table-cell table:style-name="ce6" table:formula="of:=['6-Zimmer-Wohnungen'.H22]/['6-Zimmer-Wohnungen'.$K22]-1" office:value-type="float" office:value="0.0555555555555556" calcext:value-type="float">
            <text:p>0.056</text:p>
          </table:table-cell>
          <table:table-cell table:style-name="ce6" table:formula="of:=['6-Zimmer-Wohnungen'.I22]/['6-Zimmer-Wohnungen'.$K22]-1" office:value-type="float" office:value="0.0555555555555556" calcext:value-type="float">
            <text:p>0.056</text:p>
          </table:table-cell>
          <table:table-cell table:style-name="ce6" table:formula="of:=['6-Zimmer-Wohnungen'.J22]/['6-Zimmer-Wohnungen'.$K22]-1" office:value-type="float" office:value="0.0555555555555556" calcext:value-type="float">
            <text:p>0.056</text:p>
          </table:table-cell>
          <table:table-cell table:style-name="ce7" table:formula="of:=['6-Zimmer-Wohnungen'.K22]/['6-Zimmer-Wohnungen'.$K22]-1" office:value-type="float" office:value="0" calcext:value-type="float">
            <text:p>0.000</text:p>
          </table:table-cell>
          <table:table-cell table:style-name="ce6" table:formula="of:=['6-Zimmer-Wohnungen'.L22]/['6-Zimmer-Wohnungen'.$K22]-1" office:value-type="float" office:value="0" calcext:value-type="float">
            <text:p>0.000</text:p>
          </table:table-cell>
          <table:table-cell table:style-name="ce6" table:formula="of:=['6-Zimmer-Wohnungen'.M22]/['6-Zimmer-Wohnungen'.$K22]-1" office:value-type="float" office:value="0.0555555555555556" calcext:value-type="float">
            <text:p>0.056</text:p>
          </table:table-cell>
          <table:table-cell table:style-name="ce6" table:formula="of:=['6-Zimmer-Wohnungen'.N22]/['6-Zimmer-Wohnungen'.$K22]-1" office:value-type="float" office:value="0" calcext:value-type="float">
            <text:p>0.000</text:p>
          </table:table-cell>
          <table:table-cell table:style-name="ce6" table:formula="of:=['6-Zimmer-Wohnungen'.O22]/['6-Zimmer-Wohnungen'.$K22]-1" office:value-type="float" office:value="0" calcext:value-type="float">
            <text:p>0.000</text:p>
          </table:table-cell>
          <table:table-cell table:style-name="ce6" table:formula="of:=['6-Zimmer-Wohnungen'.P22]/['6-Zimmer-Wohnungen'.$K22]-1" office:value-type="float" office:value="-0.0555555555555556" calcext:value-type="float">
            <text:p>-0.056</text:p>
          </table:table-cell>
          <table:table-cell table:style-name="ce6" table:formula="of:=['6-Zimmer-Wohnungen'.Q22]/['6-Zimmer-Wohnungen'.$K22]-1" office:value-type="float" office:value="-0.0555555555555556" calcext:value-type="float">
            <text:p>-0.056</text:p>
          </table:table-cell>
          <table:table-cell table:style-name="ce6" table:formula="of:=['6-Zimmer-Wohnungen'.R22]/['6-Zimmer-Wohnungen'.$K22]-1" office:value-type="float" office:value="0" calcext:value-type="float">
            <text:p>0.000</text:p>
          </table:table-cell>
          <table:table-cell table:style-name="ce6" table:formula="of:=['6-Zimmer-Wohnungen'.S22]/['6-Zimmer-Wohnungen'.$K22]-1" office:value-type="float" office:value="-0.111111111111111" calcext:value-type="float">
            <text:p>-0.111</text:p>
          </table:table-cell>
          <table:table-cell table:style-name="ce6" table:formula="of:=['6-Zimmer-Wohnungen'.T22]/['6-Zimmer-Wohnungen'.$K22]-1" office:value-type="float" office:value="-0.0555555555555556" calcext:value-type="float">
            <text:p>-0.056</text:p>
          </table:table-cell>
          <table:table-cell table:style-name="ce6" table:formula="of:=['6-Zimmer-Wohnungen'.U22]/['6-Zimmer-Wohnungen'.$K22]-1" office:value-type="float" office:value="0" calcext:value-type="float">
            <text:p>0.000</text:p>
          </table:table-cell>
          <table:table-cell table:style-name="ce8" table:formula="of:=['6-Zimmer-Wohnungen'.U22]/['6-Zimmer-Wohnungen'.$K22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81 - 199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</text:p>
          </table:table-cell>
          <table:table-cell table:style-name="ce6" table:formula="of:=['6-Zimmer-Wohnungen'.B24]/['6-Zimmer-Wohnungen'.$K24]-1" office:value-type="float" office:value="0.25" calcext:value-type="float">
            <text:p>0.250</text:p>
          </table:table-cell>
          <table:table-cell table:style-name="ce6" table:formula="of:=['6-Zimmer-Wohnungen'.C24]/['6-Zimmer-Wohnungen'.$K24]-1" office:value-type="float" office:value="0.1" calcext:value-type="float">
            <text:p>0.100</text:p>
          </table:table-cell>
          <table:table-cell table:style-name="ce6" table:formula="of:=['6-Zimmer-Wohnungen'.D24]/['6-Zimmer-Wohnungen'.$K24]-1" office:value-type="float" office:value="0.05" calcext:value-type="float">
            <text:p>0.050</text:p>
          </table:table-cell>
          <table:table-cell table:style-name="ce6" table:formula="of:=['6-Zimmer-Wohnungen'.E24]/['6-Zimmer-Wohnungen'.$K24]-1" office:value-type="float" office:value="0" calcext:value-type="float">
            <text:p>0.000</text:p>
          </table:table-cell>
          <table:table-cell table:style-name="ce6" table:formula="of:=['6-Zimmer-Wohnungen'.F24]/['6-Zimmer-Wohnungen'.$K24]-1" office:value-type="float" office:value="0.05" calcext:value-type="float">
            <text:p>0.050</text:p>
          </table:table-cell>
          <table:table-cell table:style-name="ce6" table:formula="of:=['6-Zimmer-Wohnungen'.G24]/['6-Zimmer-Wohnungen'.$K24]-1" office:value-type="float" office:value="0.05" calcext:value-type="float">
            <text:p>0.050</text:p>
          </table:table-cell>
          <table:table-cell table:style-name="ce6" table:formula="of:=['6-Zimmer-Wohnungen'.H24]/['6-Zimmer-Wohnungen'.$K24]-1" office:value-type="float" office:value="0.1" calcext:value-type="float">
            <text:p>0.100</text:p>
          </table:table-cell>
          <table:table-cell table:style-name="ce6" table:formula="of:=['6-Zimmer-Wohnungen'.I24]/['6-Zimmer-Wohnungen'.$K24]-1" office:value-type="float" office:value="0.1" calcext:value-type="float">
            <text:p>0.100</text:p>
          </table:table-cell>
          <table:table-cell table:style-name="ce6" table:formula="of:=['6-Zimmer-Wohnungen'.J24]/['6-Zimmer-Wohnungen'.$K24]-1" office:value-type="float" office:value="0.05" calcext:value-type="float">
            <text:p>0.050</text:p>
          </table:table-cell>
          <table:table-cell table:style-name="ce7" table:formula="of:=['6-Zimmer-Wohnungen'.K24]/['6-Zimmer-Wohnungen'.$K24]-1" office:value-type="float" office:value="0" calcext:value-type="float">
            <text:p>0.000</text:p>
          </table:table-cell>
          <table:table-cell table:style-name="ce6" table:formula="of:=['6-Zimmer-Wohnungen'.L24]/['6-Zimmer-Wohnungen'.$K24]-1" office:value-type="float" office:value="0" calcext:value-type="float">
            <text:p>0.000</text:p>
          </table:table-cell>
          <table:table-cell table:style-name="ce6" table:formula="of:=['6-Zimmer-Wohnungen'.M24]/['6-Zimmer-Wohnungen'.$K24]-1" office:value-type="float" office:value="0.05" calcext:value-type="float">
            <text:p>0.050</text:p>
          </table:table-cell>
          <table:table-cell table:style-name="ce6" table:formula="of:=['6-Zimmer-Wohnungen'.N24]/['6-Zimmer-Wohnungen'.$K24]-1" office:value-type="float" office:value="0" calcext:value-type="float">
            <text:p>0.000</text:p>
          </table:table-cell>
          <table:table-cell table:style-name="ce6" table:formula="of:=['6-Zimmer-Wohnungen'.O24]/['6-Zimmer-Wohnungen'.$K24]-1" office:value-type="float" office:value="0" calcext:value-type="float">
            <text:p>0.000</text:p>
          </table:table-cell>
          <table:table-cell table:style-name="ce6" table:formula="of:=['6-Zimmer-Wohnungen'.P24]/['6-Zimmer-Wohnungen'.$K24]-1" office:value-type="float" office:value="-0.05" calcext:value-type="float">
            <text:p>-0.050</text:p>
          </table:table-cell>
          <table:table-cell table:style-name="ce6" table:formula="of:=['6-Zimmer-Wohnungen'.Q24]/['6-Zimmer-Wohnungen'.$K24]-1" office:value-type="float" office:value="-0.05" calcext:value-type="float">
            <text:p>-0.050</text:p>
          </table:table-cell>
          <table:table-cell table:style-name="ce6" table:formula="of:=['6-Zimmer-Wohnungen'.R24]/['6-Zimmer-Wohnungen'.$K24]-1" office:value-type="float" office:value="0" calcext:value-type="float">
            <text:p>0.000</text:p>
          </table:table-cell>
          <table:table-cell table:style-name="ce6" table:formula="of:=['6-Zimmer-Wohnungen'.S24]/['6-Zimmer-Wohnungen'.$K24]-1" office:value-type="float" office:value="-0.1" calcext:value-type="float">
            <text:p>-0.100</text:p>
          </table:table-cell>
          <table:table-cell table:style-name="ce6" table:formula="of:=['6-Zimmer-Wohnungen'.T24]/['6-Zimmer-Wohnungen'.$K24]-1" office:value-type="float" office:value="-0.05" calcext:value-type="float">
            <text:p>-0.050</text:p>
          </table:table-cell>
          <table:table-cell table:style-name="ce6" table:formula="of:=['6-Zimmer-Wohnungen'.U24]/['6-Zimmer-Wohnungen'.$K24]-1" office:value-type="float" office:value="0" calcext:value-type="float">
            <text:p>0.000</text:p>
          </table:table-cell>
          <table:table-cell table:style-name="ce8" table:formula="of:=['6-Zimmer-Wohnungen'.U24]/['6-Zimmer-Wohnungen'.$K24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</text:p>
          </table:table-cell>
          <table:table-cell table:style-name="ce6" table:formula="of:=['6-Zimmer-Wohnungen'.B25]/['6-Zimmer-Wohnungen'.$K25]-1" office:value-type="float" office:value="0.3" calcext:value-type="float">
            <text:p>0.300</text:p>
          </table:table-cell>
          <table:table-cell table:style-name="ce6" table:formula="of:=['6-Zimmer-Wohnungen'.C25]/['6-Zimmer-Wohnungen'.$K25]-1" office:value-type="float" office:value="0.1" calcext:value-type="float">
            <text:p>0.100</text:p>
          </table:table-cell>
          <table:table-cell table:style-name="ce6" table:formula="of:=['6-Zimmer-Wohnungen'.D25]/['6-Zimmer-Wohnungen'.$K25]-1" office:value-type="float" office:value="0.1" calcext:value-type="float">
            <text:p>0.100</text:p>
          </table:table-cell>
          <table:table-cell table:style-name="ce6" table:formula="of:=['6-Zimmer-Wohnungen'.E25]/['6-Zimmer-Wohnungen'.$K25]-1" office:value-type="float" office:value="0" calcext:value-type="float">
            <text:p>0.000</text:p>
          </table:table-cell>
          <table:table-cell table:style-name="ce6" table:formula="of:=['6-Zimmer-Wohnungen'.F25]/['6-Zimmer-Wohnungen'.$K25]-1" office:value-type="float" office:value="0.05" calcext:value-type="float">
            <text:p>0.050</text:p>
          </table:table-cell>
          <table:table-cell table:style-name="ce6" table:formula="of:=['6-Zimmer-Wohnungen'.G25]/['6-Zimmer-Wohnungen'.$K25]-1" office:value-type="float" office:value="0.05" calcext:value-type="float">
            <text:p>0.050</text:p>
          </table:table-cell>
          <table:table-cell table:style-name="ce6" table:formula="of:=['6-Zimmer-Wohnungen'.H25]/['6-Zimmer-Wohnungen'.$K25]-1" office:value-type="float" office:value="0.1" calcext:value-type="float">
            <text:p>0.100</text:p>
          </table:table-cell>
          <table:table-cell table:style-name="ce6" table:formula="of:=['6-Zimmer-Wohnungen'.I25]/['6-Zimmer-Wohnungen'.$K25]-1" office:value-type="float" office:value="0.1" calcext:value-type="float">
            <text:p>0.100</text:p>
          </table:table-cell>
          <table:table-cell table:style-name="ce6" table:formula="of:=['6-Zimmer-Wohnungen'.J25]/['6-Zimmer-Wohnungen'.$K25]-1" office:value-type="float" office:value="0.05" calcext:value-type="float">
            <text:p>0.050</text:p>
          </table:table-cell>
          <table:table-cell table:style-name="ce7" table:formula="of:=['6-Zimmer-Wohnungen'.K25]/['6-Zimmer-Wohnungen'.$K25]-1" office:value-type="float" office:value="0" calcext:value-type="float">
            <text:p>0.000</text:p>
          </table:table-cell>
          <table:table-cell table:style-name="ce6" table:formula="of:=['6-Zimmer-Wohnungen'.L25]/['6-Zimmer-Wohnungen'.$K25]-1" office:value-type="float" office:value="0" calcext:value-type="float">
            <text:p>0.000</text:p>
          </table:table-cell>
          <table:table-cell table:style-name="ce6" table:formula="of:=['6-Zimmer-Wohnungen'.M25]/['6-Zimmer-Wohnungen'.$K25]-1" office:value-type="float" office:value="0.05" calcext:value-type="float">
            <text:p>0.050</text:p>
          </table:table-cell>
          <table:table-cell table:style-name="ce6" table:formula="of:=['6-Zimmer-Wohnungen'.N25]/['6-Zimmer-Wohnungen'.$K25]-1" office:value-type="float" office:value="0" calcext:value-type="float">
            <text:p>0.000</text:p>
          </table:table-cell>
          <table:table-cell table:style-name="ce6" table:formula="of:=['6-Zimmer-Wohnungen'.O25]/['6-Zimmer-Wohnungen'.$K25]-1" office:value-type="float" office:value="0" calcext:value-type="float">
            <text:p>0.000</text:p>
          </table:table-cell>
          <table:table-cell table:style-name="ce6" table:formula="of:=['6-Zimmer-Wohnungen'.P25]/['6-Zimmer-Wohnungen'.$K25]-1" office:value-type="float" office:value="-0.05" calcext:value-type="float">
            <text:p>-0.050</text:p>
          </table:table-cell>
          <table:table-cell table:style-name="ce6" table:formula="of:=['6-Zimmer-Wohnungen'.Q25]/['6-Zimmer-Wohnungen'.$K25]-1" office:value-type="float" office:value="-0.05" calcext:value-type="float">
            <text:p>-0.050</text:p>
          </table:table-cell>
          <table:table-cell table:style-name="ce6" table:formula="of:=['6-Zimmer-Wohnungen'.R25]/['6-Zimmer-Wohnungen'.$K25]-1" office:value-type="float" office:value="0" calcext:value-type="float">
            <text:p>0.000</text:p>
          </table:table-cell>
          <table:table-cell table:style-name="ce6" table:formula="of:=['6-Zimmer-Wohnungen'.S25]/['6-Zimmer-Wohnungen'.$K25]-1" office:value-type="float" office:value="-0.05" calcext:value-type="float">
            <text:p>-0.050</text:p>
          </table:table-cell>
          <table:table-cell table:style-name="ce6" table:formula="of:=['6-Zimmer-Wohnungen'.T25]/['6-Zimmer-Wohnungen'.$K25]-1" office:value-type="float" office:value="-0.05" calcext:value-type="float">
            <text:p>-0.050</text:p>
          </table:table-cell>
          <table:table-cell table:style-name="ce6" table:formula="of:=['6-Zimmer-Wohnungen'.U25]/['6-Zimmer-Wohnungen'.$K25]-1" office:value-type="float" office:value="0" calcext:value-type="float">
            <text:p>0.000</text:p>
          </table:table-cell>
          <table:table-cell table:style-name="ce8" table:formula="of:=['6-Zimmer-Wohnungen'.U25]/['6-Zimmer-Wohnungen'.$K25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91 - 200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</text:p>
          </table:table-cell>
          <table:table-cell table:style-name="ce6" table:formula="of:=['6-Zimmer-Wohnungen'.B27]/['6-Zimmer-Wohnungen'.$K27]-1" office:value-type="float" office:value="0.217391304347826" calcext:value-type="float">
            <text:p>0.217</text:p>
          </table:table-cell>
          <table:table-cell table:style-name="ce6" table:formula="of:=['6-Zimmer-Wohnungen'.C27]/['6-Zimmer-Wohnungen'.$K27]-1" office:value-type="float" office:value="0.0869565217391304" calcext:value-type="float">
            <text:p>0.087</text:p>
          </table:table-cell>
          <table:table-cell table:style-name="ce6" table:formula="of:=['6-Zimmer-Wohnungen'.D27]/['6-Zimmer-Wohnungen'.$K27]-1" office:value-type="float" office:value="0.0434782608695652" calcext:value-type="float">
            <text:p>0.043</text:p>
          </table:table-cell>
          <table:table-cell table:style-name="ce6" table:formula="of:=['6-Zimmer-Wohnungen'.E27]/['6-Zimmer-Wohnungen'.$K27]-1" office:value-type="float" office:value="0" calcext:value-type="float">
            <text:p>0.000</text:p>
          </table:table-cell>
          <table:table-cell table:style-name="ce6" table:formula="of:=['6-Zimmer-Wohnungen'.F27]/['6-Zimmer-Wohnungen'.$K27]-1" office:value-type="float" office:value="0.0434782608695652" calcext:value-type="float">
            <text:p>0.043</text:p>
          </table:table-cell>
          <table:table-cell table:style-name="ce6" table:formula="of:=['6-Zimmer-Wohnungen'.G27]/['6-Zimmer-Wohnungen'.$K27]-1" office:value-type="float" office:value="0.0434782608695652" calcext:value-type="float">
            <text:p>0.043</text:p>
          </table:table-cell>
          <table:table-cell table:style-name="ce6" table:formula="of:=['6-Zimmer-Wohnungen'.H27]/['6-Zimmer-Wohnungen'.$K27]-1" office:value-type="float" office:value="0.0434782608695652" calcext:value-type="float">
            <text:p>0.043</text:p>
          </table:table-cell>
          <table:table-cell table:style-name="ce6" table:formula="of:=['6-Zimmer-Wohnungen'.I27]/['6-Zimmer-Wohnungen'.$K27]-1" office:value-type="float" office:value="0.0434782608695652" calcext:value-type="float">
            <text:p>0.043</text:p>
          </table:table-cell>
          <table:table-cell table:style-name="ce6" table:formula="of:=['6-Zimmer-Wohnungen'.J27]/['6-Zimmer-Wohnungen'.$K27]-1" office:value-type="float" office:value="0" calcext:value-type="float">
            <text:p>0.000</text:p>
          </table:table-cell>
          <table:table-cell table:style-name="ce7" table:formula="of:=['6-Zimmer-Wohnungen'.K27]/['6-Zimmer-Wohnungen'.$K27]-1" office:value-type="float" office:value="0" calcext:value-type="float">
            <text:p>0.000</text:p>
          </table:table-cell>
          <table:table-cell table:style-name="ce6" table:formula="of:=['6-Zimmer-Wohnungen'.L27]/['6-Zimmer-Wohnungen'.$K27]-1" office:value-type="float" office:value="-0.0434782608695652" calcext:value-type="float">
            <text:p>-0.043</text:p>
          </table:table-cell>
          <table:table-cell table:style-name="ce6" table:formula="of:=['6-Zimmer-Wohnungen'.M27]/['6-Zimmer-Wohnungen'.$K27]-1" office:value-type="float" office:value="0" calcext:value-type="float">
            <text:p>0.000</text:p>
          </table:table-cell>
          <table:table-cell table:style-name="ce6" table:formula="of:=['6-Zimmer-Wohnungen'.N27]/['6-Zimmer-Wohnungen'.$K27]-1" office:value-type="float" office:value="-0.0434782608695652" calcext:value-type="float">
            <text:p>-0.043</text:p>
          </table:table-cell>
          <table:table-cell table:style-name="ce6" table:formula="of:=['6-Zimmer-Wohnungen'.O27]/['6-Zimmer-Wohnungen'.$K27]-1" office:value-type="float" office:value="0" calcext:value-type="float">
            <text:p>0.000</text:p>
          </table:table-cell>
          <table:table-cell table:style-name="ce6" table:formula="of:=['6-Zimmer-Wohnungen'.P27]/['6-Zimmer-Wohnungen'.$K27]-1" office:value-type="float" office:value="-0.0869565217391305" calcext:value-type="float">
            <text:p>-0.087</text:p>
          </table:table-cell>
          <table:table-cell table:style-name="ce6" table:formula="of:=['6-Zimmer-Wohnungen'.Q27]/['6-Zimmer-Wohnungen'.$K27]-1" office:value-type="float" office:value="-0.0869565217391305" calcext:value-type="float">
            <text:p>-0.087</text:p>
          </table:table-cell>
          <table:table-cell table:style-name="ce6" table:formula="of:=['6-Zimmer-Wohnungen'.R27]/['6-Zimmer-Wohnungen'.$K27]-1" office:value-type="float" office:value="-0.0434782608695652" calcext:value-type="float">
            <text:p>-0.043</text:p>
          </table:table-cell>
          <table:table-cell table:style-name="ce6" table:formula="of:=['6-Zimmer-Wohnungen'.S27]/['6-Zimmer-Wohnungen'.$K27]-1" office:value-type="float" office:value="-0.0869565217391305" calcext:value-type="float">
            <text:p>-0.087</text:p>
          </table:table-cell>
          <table:table-cell table:style-name="ce6" table:formula="of:=['6-Zimmer-Wohnungen'.T27]/['6-Zimmer-Wohnungen'.$K27]-1" office:value-type="float" office:value="-0.0869565217391305" calcext:value-type="float">
            <text:p>-0.087</text:p>
          </table:table-cell>
          <table:table-cell table:style-name="ce6" table:formula="of:=['6-Zimmer-Wohnungen'.U27]/['6-Zimmer-Wohnungen'.$K27]-1" office:value-type="float" office:value="0" calcext:value-type="float">
            <text:p>0.000</text:p>
          </table:table-cell>
          <table:table-cell table:style-name="ce8" table:formula="of:=['6-Zimmer-Wohnungen'.U27]/['6-Zimmer-Wohnungen'.$K27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</text:p>
          </table:table-cell>
          <table:table-cell table:style-name="ce6" table:formula="of:=['6-Zimmer-Wohnungen'.B28]/['6-Zimmer-Wohnungen'.$K28]-1" office:value-type="float" office:value="0.260869565217391" calcext:value-type="float">
            <text:p>0.261</text:p>
          </table:table-cell>
          <table:table-cell table:style-name="ce6" table:formula="of:=['6-Zimmer-Wohnungen'.C28]/['6-Zimmer-Wohnungen'.$K28]-1" office:value-type="float" office:value="0.0869565217391304" calcext:value-type="float">
            <text:p>0.087</text:p>
          </table:table-cell>
          <table:table-cell table:style-name="ce6" table:formula="of:=['6-Zimmer-Wohnungen'.D28]/['6-Zimmer-Wohnungen'.$K28]-1" office:value-type="float" office:value="0.0434782608695652" calcext:value-type="float">
            <text:p>0.043</text:p>
          </table:table-cell>
          <table:table-cell table:style-name="ce6" table:formula="of:=['6-Zimmer-Wohnungen'.E28]/['6-Zimmer-Wohnungen'.$K28]-1" office:value-type="float" office:value="0" calcext:value-type="float">
            <text:p>0.000</text:p>
          </table:table-cell>
          <table:table-cell table:style-name="ce6" table:formula="of:=['6-Zimmer-Wohnungen'.F28]/['6-Zimmer-Wohnungen'.$K28]-1" office:value-type="float" office:value="0.0434782608695652" calcext:value-type="float">
            <text:p>0.043</text:p>
          </table:table-cell>
          <table:table-cell table:style-name="ce6" table:formula="of:=['6-Zimmer-Wohnungen'.G28]/['6-Zimmer-Wohnungen'.$K28]-1" office:value-type="float" office:value="0.0434782608695652" calcext:value-type="float">
            <text:p>0.043</text:p>
          </table:table-cell>
          <table:table-cell table:style-name="ce6" table:formula="of:=['6-Zimmer-Wohnungen'.H28]/['6-Zimmer-Wohnungen'.$K28]-1" office:value-type="float" office:value="0.0434782608695652" calcext:value-type="float">
            <text:p>0.043</text:p>
          </table:table-cell>
          <table:table-cell table:style-name="ce6" table:formula="of:=['6-Zimmer-Wohnungen'.I28]/['6-Zimmer-Wohnungen'.$K28]-1" office:value-type="float" office:value="0.0869565217391304" calcext:value-type="float">
            <text:p>0.087</text:p>
          </table:table-cell>
          <table:table-cell table:style-name="ce6" table:formula="of:=['6-Zimmer-Wohnungen'.J28]/['6-Zimmer-Wohnungen'.$K28]-1" office:value-type="float" office:value="0.0434782608695652" calcext:value-type="float">
            <text:p>0.043</text:p>
          </table:table-cell>
          <table:table-cell table:style-name="ce7" table:formula="of:=['6-Zimmer-Wohnungen'.K28]/['6-Zimmer-Wohnungen'.$K28]-1" office:value-type="float" office:value="0" calcext:value-type="float">
            <text:p>0.000</text:p>
          </table:table-cell>
          <table:table-cell table:style-name="ce6" table:formula="of:=['6-Zimmer-Wohnungen'.L28]/['6-Zimmer-Wohnungen'.$K28]-1" office:value-type="float" office:value="-0.0434782608695652" calcext:value-type="float">
            <text:p>-0.043</text:p>
          </table:table-cell>
          <table:table-cell table:style-name="ce6" table:formula="of:=['6-Zimmer-Wohnungen'.M28]/['6-Zimmer-Wohnungen'.$K28]-1" office:value-type="float" office:value="0.0434782608695652" calcext:value-type="float">
            <text:p>0.043</text:p>
          </table:table-cell>
          <table:table-cell table:style-name="ce6" table:formula="of:=['6-Zimmer-Wohnungen'.N28]/['6-Zimmer-Wohnungen'.$K28]-1" office:value-type="float" office:value="0" calcext:value-type="float">
            <text:p>0.000</text:p>
          </table:table-cell>
          <table:table-cell table:style-name="ce6" table:formula="of:=['6-Zimmer-Wohnungen'.O28]/['6-Zimmer-Wohnungen'.$K28]-1" office:value-type="float" office:value="0" calcext:value-type="float">
            <text:p>0.000</text:p>
          </table:table-cell>
          <table:table-cell table:style-name="ce6" table:formula="of:=['6-Zimmer-Wohnungen'.P28]/['6-Zimmer-Wohnungen'.$K28]-1" office:value-type="float" office:value="-0.0869565217391305" calcext:value-type="float">
            <text:p>-0.087</text:p>
          </table:table-cell>
          <table:table-cell table:style-name="ce6" table:formula="of:=['6-Zimmer-Wohnungen'.Q28]/['6-Zimmer-Wohnungen'.$K28]-1" office:value-type="float" office:value="-0.0434782608695652" calcext:value-type="float">
            <text:p>-0.043</text:p>
          </table:table-cell>
          <table:table-cell table:style-name="ce6" table:formula="of:=['6-Zimmer-Wohnungen'.R28]/['6-Zimmer-Wohnungen'.$K28]-1" office:value-type="float" office:value="-0.0434782608695652" calcext:value-type="float">
            <text:p>-0.043</text:p>
          </table:table-cell>
          <table:table-cell table:style-name="ce6" table:formula="of:=['6-Zimmer-Wohnungen'.S28]/['6-Zimmer-Wohnungen'.$K28]-1" office:value-type="float" office:value="-0.0869565217391305" calcext:value-type="float">
            <text:p>-0.087</text:p>
          </table:table-cell>
          <table:table-cell table:style-name="ce6" table:formula="of:=['6-Zimmer-Wohnungen'.T28]/['6-Zimmer-Wohnungen'.$K28]-1" office:value-type="float" office:value="-0.0869565217391305" calcext:value-type="float">
            <text:p>-0.087</text:p>
          </table:table-cell>
          <table:table-cell table:style-name="ce6" table:formula="of:=['6-Zimmer-Wohnungen'.U28]/['6-Zimmer-Wohnungen'.$K28]-1" office:value-type="float" office:value="0" calcext:value-type="float">
            <text:p>0.000</text:p>
          </table:table-cell>
          <table:table-cell table:style-name="ce8" table:formula="of:=['6-Zimmer-Wohnungen'.U28]/['6-Zimmer-Wohnungen'.$K28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-CSV" table:style-name="ta1">
        <office:forms form:automatic-focus="false" form:apply-design-mode="false"/>
        <table:table-column table:style-name="co23" table:default-cell-style-name="ce3"/>
        <table:table-column table:style-name="co24" table:default-cell-style-name="ce9"/>
        <table:table-column table:style-name="co25" table:number-columns-repeated="8" table:default-cell-style-name="ce2"/>
        <table:table-column table:style-name="co26" table:default-cell-style-name="ce2"/>
        <table:table-column table:style-name="co17" table:number-columns-repeated="999" table:default-cell-style-name="ce2"/>
        <table:table-column table:style-name="co17" table:number-columns-repeated="8" table:default-cell-style-name="ce3"/>
        <table:table-row table:style-name="ro3">
          <table:table-cell table:style-name="ce9" office:value-type="string" calcext:value-type="string">
            <text:p>Zustan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or 1900</text:p>
          </table:table-cell>
          <table:table-cell office:value-type="string" calcext:value-type="string">
            <text:p>1900 - 1920</text:p>
          </table:table-cell>
          <table:table-cell office:value-type="string" calcext:value-type="string">
            <text:p>1921 - 1946</text:p>
          </table:table-cell>
          <table:table-cell office:value-type="string" calcext:value-type="string">
            <text:p>1947 - 1960</text:p>
          </table:table-cell>
          <table:table-cell office:value-type="string" calcext:value-type="string">
            <text:p>1961 - 1970</text:p>
          </table:table-cell>
          <table:table-cell office:value-type="string" calcext:value-type="string">
            <text:p>1971 - 1980</text:p>
          </table:table-cell>
          <table:table-cell office:value-type="string" calcext:value-type="string">
            <text:p>1981 - 1990</text:p>
          </table:table-cell>
          <table:table-cell office:value-type="string" calcext:value-type="string">
            <text:p>1991 - 2000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7" calcext:value-type="float">
            <text:p>7</text:p>
          </table:table-cell>
          <table:table-cell table:style-name="ce10" table:formula="of:=['6-Zimmer-Wohnungen'.B$6]/['6-Zimmer-Wohnungen'.$K$6]-1" office:value-type="float" office:value="0.285714285714286" calcext:value-type="float">
            <text:p>0.2857</text:p>
          </table:table-cell>
          <table:table-cell table:style-name="ce10" table:formula="of:=['6-Zimmer-Wohnungen'.B$9]/['6-Zimmer-Wohnungen'.$K$9]-1" office:value-type="float" office:value="0.285714285714286" calcext:value-type="float">
            <text:p>0.2857</text:p>
          </table:table-cell>
          <table:table-cell table:style-name="ce10" table:formula="of:=['6-Zimmer-Wohnungen'.B$12]/['6-Zimmer-Wohnungen'.$K$12]-1" office:value-type="float" office:value="0.2" calcext:value-type="float">
            <text:p>0.2000</text:p>
          </table:table-cell>
          <table:table-cell table:style-name="ce10" table:formula="of:=['6-Zimmer-Wohnungen'.B$15]/['6-Zimmer-Wohnungen'.$K$15]-1" office:value-type="float" office:value="0.266666666666667" calcext:value-type="float">
            <text:p>0.2667</text:p>
          </table:table-cell>
          <table:table-cell table:style-name="ce10" table:formula="of:=['6-Zimmer-Wohnungen'.B$18]/['6-Zimmer-Wohnungen'.$K$18]-1" office:value-type="float" office:value="0.3125" calcext:value-type="float">
            <text:p>0.3125</text:p>
          </table:table-cell>
          <table:table-cell table:style-name="ce10" table:formula="of:=['6-Zimmer-Wohnungen'.B$21]/['6-Zimmer-Wohnungen'.$K$21]-1" office:value-type="float" office:value="0.294117647058824" calcext:value-type="float">
            <text:p>0.2941</text:p>
          </table:table-cell>
          <table:table-cell table:style-name="ce10" table:formula="of:=['6-Zimmer-Wohnungen'.B$24]/['6-Zimmer-Wohnungen'.$K$24]-1" office:value-type="float" office:value="0.25" calcext:value-type="float">
            <text:p>0.2500</text:p>
          </table:table-cell>
          <table:table-cell table:style-name="ce10" table:formula="of:=['6-Zimmer-Wohnungen'.B$27]/['6-Zimmer-Wohnungen'.$K$27]-1" office:value-type="float" office:value="0.217391304347826" calcext:value-type="float">
            <text:p>0.2174</text:p>
          </table:table-cell>
          <table:table-cell table:style-name="Default"/>
          <table:table-cell table:style-name="ce8"/>
          <table:table-cell/>
          <table:table-cell table:style-name="Default" table:number-columns-repeated="35"/>
          <table:table-cell table:number-columns-repeated="970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6" calcext:value-type="float">
            <text:p>6</text:p>
          </table:table-cell>
          <table:table-cell table:style-name="ce10" table:formula="of:=['6-Zimmer-Wohnungen'.C$6]/['6-Zimmer-Wohnungen'.$K$6]-1" office:value-type="float" office:value="0.142857142857143" calcext:value-type="float">
            <text:p>0.1429</text:p>
          </table:table-cell>
          <table:table-cell table:style-name="ce10" table:formula="of:=['6-Zimmer-Wohnungen'.C$9]/['6-Zimmer-Wohnungen'.$K$9]-1" office:value-type="float" office:value="0.142857142857143" calcext:value-type="float">
            <text:p>0.1429</text:p>
          </table:table-cell>
          <table:table-cell table:style-name="ce10" table:formula="of:=['6-Zimmer-Wohnungen'.C$12]/['6-Zimmer-Wohnungen'.$K$12]-1" office:value-type="float" office:value="0.0666666666666667" calcext:value-type="float">
            <text:p>0.0667</text:p>
          </table:table-cell>
          <table:table-cell table:style-name="ce10" table:formula="of:=['6-Zimmer-Wohnungen'.C$15]/['6-Zimmer-Wohnungen'.$K$15]-1" office:value-type="float" office:value="0.133333333333333" calcext:value-type="float">
            <text:p>0.1333</text:p>
          </table:table-cell>
          <table:table-cell table:style-name="ce10" table:formula="of:=['6-Zimmer-Wohnungen'.C$18]/['6-Zimmer-Wohnungen'.$K$18]-1" office:value-type="float" office:value="0.125" calcext:value-type="float">
            <text:p>0.1250</text:p>
          </table:table-cell>
          <table:table-cell table:style-name="ce10" table:formula="of:=['6-Zimmer-Wohnungen'.C$21]/['6-Zimmer-Wohnungen'.$K$21]-1" office:value-type="float" office:value="0.117647058823529" calcext:value-type="float">
            <text:p>0.1176</text:p>
          </table:table-cell>
          <table:table-cell table:style-name="ce10" table:formula="of:=['6-Zimmer-Wohnungen'.C$24]/['6-Zimmer-Wohnungen'.$K$24]-1" office:value-type="float" office:value="0.1" calcext:value-type="float">
            <text:p>0.1000</text:p>
          </table:table-cell>
          <table:table-cell table:style-name="ce10" table:formula="of:=['6-Zimmer-Wohnungen'.C$27]/['6-Zimmer-Wohnungen'.$K$27]-1" office:value-type="float" office:value="0.0869565217391304" calcext:value-type="float">
            <text:p>0.087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8" calcext:value-type="float">
            <text:p>8</text:p>
          </table:table-cell>
          <table:table-cell table:style-name="ce10" table:formula="of:=['6-Zimmer-Wohnungen'.D$6]/['6-Zimmer-Wohnungen'.$K$6]-1" office:value-type="float" office:value="0.0714285714285714" calcext:value-type="float">
            <text:p>0.0714</text:p>
          </table:table-cell>
          <table:table-cell table:style-name="ce10" table:formula="of:=['6-Zimmer-Wohnungen'.D$9]/['6-Zimmer-Wohnungen'.$K$9]-1" office:value-type="float" office:value="0.0714285714285714" calcext:value-type="float">
            <text:p>0.0714</text:p>
          </table:table-cell>
          <table:table-cell table:style-name="ce10" table:formula="of:=['6-Zimmer-Wohnungen'.D$12]/['6-Zimmer-Wohnungen'.$K$12]-1" office:value-type="float" office:value="0.0666666666666667" calcext:value-type="float">
            <text:p>0.0667</text:p>
          </table:table-cell>
          <table:table-cell table:style-name="ce10" table:formula="of:=['6-Zimmer-Wohnungen'.D$15]/['6-Zimmer-Wohnungen'.$K$15]-1" office:value-type="float" office:value="0.0666666666666667" calcext:value-type="float">
            <text:p>0.0667</text:p>
          </table:table-cell>
          <table:table-cell table:style-name="ce10" table:formula="of:=['6-Zimmer-Wohnungen'.D$18]/['6-Zimmer-Wohnungen'.$K$18]-1" office:value-type="float" office:value="0.0625" calcext:value-type="float">
            <text:p>0.0625</text:p>
          </table:table-cell>
          <table:table-cell table:style-name="ce10" table:formula="of:=['6-Zimmer-Wohnungen'.D$21]/['6-Zimmer-Wohnungen'.$K$21]-1" office:value-type="float" office:value="0.0588235294117647" calcext:value-type="float">
            <text:p>0.0588</text:p>
          </table:table-cell>
          <table:table-cell table:style-name="ce10" table:formula="of:=['6-Zimmer-Wohnungen'.D$24]/['6-Zimmer-Wohnungen'.$K$24]-1" office:value-type="float" office:value="0.05" calcext:value-type="float">
            <text:p>0.0500</text:p>
          </table:table-cell>
          <table:table-cell table:style-name="ce10" table:formula="of:=['6-Zimmer-Wohnungen'.D$27]/['6-Zimmer-Wohnungen'.$K$27]-1" office:value-type="float" office:value="0.0434782608695652" calcext:value-type="float">
            <text:p>0.043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4" calcext:value-type="float">
            <text:p>4</text:p>
          </table:table-cell>
          <table:table-cell table:style-name="ce10" table:formula="of:=['6-Zimmer-Wohnungen'.E$6]/['6-Zimmer-Wohnungen'.$K$6]-1" office:value-type="float" office:value="0" calcext:value-type="float">
            <text:p>0.0000</text:p>
          </table:table-cell>
          <table:table-cell table:style-name="ce10" table:formula="of:=['6-Zimmer-Wohnungen'.E$9]/['6-Zimmer-Wohnungen'.$K$9]-1" office:value-type="float" office:value="0" calcext:value-type="float">
            <text:p>0.0000</text:p>
          </table:table-cell>
          <table:table-cell table:style-name="ce10" table:formula="of:=['6-Zimmer-Wohnungen'.E$12]/['6-Zimmer-Wohnungen'.$K$12]-1" office:value-type="float" office:value="0" calcext:value-type="float">
            <text:p>0.0000</text:p>
          </table:table-cell>
          <table:table-cell table:style-name="ce10" table:formula="of:=['6-Zimmer-Wohnungen'.E$15]/['6-Zimmer-Wohnungen'.$K$15]-1" office:value-type="float" office:value="0" calcext:value-type="float">
            <text:p>0.0000</text:p>
          </table:table-cell>
          <table:table-cell table:style-name="ce10" table:formula="of:=['6-Zimmer-Wohnungen'.E$18]/['6-Zimmer-Wohnungen'.$K$18]-1" office:value-type="float" office:value="0" calcext:value-type="float">
            <text:p>0.0000</text:p>
          </table:table-cell>
          <table:table-cell table:style-name="ce10" table:formula="of:=['6-Zimmer-Wohnungen'.E$21]/['6-Zimmer-Wohnungen'.$K$21]-1" office:value-type="float" office:value="0" calcext:value-type="float">
            <text:p>0.0000</text:p>
          </table:table-cell>
          <table:table-cell table:style-name="ce10" table:formula="of:=['6-Zimmer-Wohnungen'.E$24]/['6-Zimmer-Wohnungen'.$K$24]-1" office:value-type="float" office:value="0" calcext:value-type="float">
            <text:p>0.0000</text:p>
          </table:table-cell>
          <table:table-cell table:style-name="ce10" table:formula="of:=['6-Zimmer-Wohnungen'.E$27]/['6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3" calcext:value-type="float">
            <text:p>3</text:p>
          </table:table-cell>
          <table:table-cell table:style-name="ce10" table:formula="of:=['6-Zimmer-Wohnungen'.F$6]/['6-Zimmer-Wohnungen'.$K$6]-1" office:value-type="float" office:value="0.0714285714285714" calcext:value-type="float">
            <text:p>0.0714</text:p>
          </table:table-cell>
          <table:table-cell table:style-name="ce10" table:formula="of:=['6-Zimmer-Wohnungen'.F$9]/['6-Zimmer-Wohnungen'.$K$9]-1" office:value-type="float" office:value="0.0714285714285714" calcext:value-type="float">
            <text:p>0.0714</text:p>
          </table:table-cell>
          <table:table-cell table:style-name="ce10" table:formula="of:=['6-Zimmer-Wohnungen'.F$12]/['6-Zimmer-Wohnungen'.$K$12]-1" office:value-type="float" office:value="0" calcext:value-type="float">
            <text:p>0.0000</text:p>
          </table:table-cell>
          <table:table-cell table:style-name="ce10" table:formula="of:=['6-Zimmer-Wohnungen'.F$15]/['6-Zimmer-Wohnungen'.$K$15]-1" office:value-type="float" office:value="0.0666666666666667" calcext:value-type="float">
            <text:p>0.0667</text:p>
          </table:table-cell>
          <table:table-cell table:style-name="ce10" table:formula="of:=['6-Zimmer-Wohnungen'.F$18]/['6-Zimmer-Wohnungen'.$K$18]-1" office:value-type="float" office:value="0.0625" calcext:value-type="float">
            <text:p>0.0625</text:p>
          </table:table-cell>
          <table:table-cell table:style-name="ce10" table:formula="of:=['6-Zimmer-Wohnungen'.F$21]/['6-Zimmer-Wohnungen'.$K$21]-1" office:value-type="float" office:value="0.0588235294117647" calcext:value-type="float">
            <text:p>0.0588</text:p>
          </table:table-cell>
          <table:table-cell table:style-name="ce10" table:formula="of:=['6-Zimmer-Wohnungen'.F$24]/['6-Zimmer-Wohnungen'.$K$24]-1" office:value-type="float" office:value="0.05" calcext:value-type="float">
            <text:p>0.0500</text:p>
          </table:table-cell>
          <table:table-cell table:style-name="ce10" table:formula="of:=['6-Zimmer-Wohnungen'.F$27]/['6-Zimmer-Wohnungen'.$K$27]-1" office:value-type="float" office:value="0.0434782608695652" calcext:value-type="float">
            <text:p>0.043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" calcext:value-type="float">
            <text:p>2</text:p>
          </table:table-cell>
          <table:table-cell table:style-name="ce10" table:formula="of:=['6-Zimmer-Wohnungen'.G$6]/['6-Zimmer-Wohnungen'.$K$6]-1" office:value-type="float" office:value="0.0714285714285714" calcext:value-type="float">
            <text:p>0.0714</text:p>
          </table:table-cell>
          <table:table-cell table:style-name="ce10" table:formula="of:=['6-Zimmer-Wohnungen'.G$9]/['6-Zimmer-Wohnungen'.$K$9]-1" office:value-type="float" office:value="0.0714285714285714" calcext:value-type="float">
            <text:p>0.0714</text:p>
          </table:table-cell>
          <table:table-cell table:style-name="ce10" table:formula="of:=['6-Zimmer-Wohnungen'.G$12]/['6-Zimmer-Wohnungen'.$K$12]-1" office:value-type="float" office:value="0" calcext:value-type="float">
            <text:p>0.0000</text:p>
          </table:table-cell>
          <table:table-cell table:style-name="ce10" table:formula="of:=['6-Zimmer-Wohnungen'.G$15]/['6-Zimmer-Wohnungen'.$K$15]-1" office:value-type="float" office:value="0.0666666666666667" calcext:value-type="float">
            <text:p>0.0667</text:p>
          </table:table-cell>
          <table:table-cell table:style-name="ce10" table:formula="of:=['6-Zimmer-Wohnungen'.G$18]/['6-Zimmer-Wohnungen'.$K$18]-1" office:value-type="float" office:value="0.0625" calcext:value-type="float">
            <text:p>0.0625</text:p>
          </table:table-cell>
          <table:table-cell table:style-name="ce10" table:formula="of:=['6-Zimmer-Wohnungen'.G$21]/['6-Zimmer-Wohnungen'.$K$21]-1" office:value-type="float" office:value="0.0588235294117647" calcext:value-type="float">
            <text:p>0.0588</text:p>
          </table:table-cell>
          <table:table-cell table:style-name="ce10" table:formula="of:=['6-Zimmer-Wohnungen'.G$24]/['6-Zimmer-Wohnungen'.$K$24]-1" office:value-type="float" office:value="0.05" calcext:value-type="float">
            <text:p>0.0500</text:p>
          </table:table-cell>
          <table:table-cell table:style-name="ce10" table:formula="of:=['6-Zimmer-Wohnungen'.G$27]/['6-Zimmer-Wohnungen'.$K$27]-1" office:value-type="float" office:value="0.0434782608695652" calcext:value-type="float">
            <text:p>0.043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" calcext:value-type="float">
            <text:p>1</text:p>
          </table:table-cell>
          <table:table-cell table:style-name="ce10" table:formula="of:=['6-Zimmer-Wohnungen'.H$6]/['6-Zimmer-Wohnungen'.$K$6]-1" office:value-type="float" office:value="0.0714285714285714" calcext:value-type="float">
            <text:p>0.0714</text:p>
          </table:table-cell>
          <table:table-cell table:style-name="ce10" table:formula="of:=['6-Zimmer-Wohnungen'.H$9]/['6-Zimmer-Wohnungen'.$K$9]-1" office:value-type="float" office:value="0.0714285714285714" calcext:value-type="float">
            <text:p>0.0714</text:p>
          </table:table-cell>
          <table:table-cell table:style-name="ce10" table:formula="of:=['6-Zimmer-Wohnungen'.H$12]/['6-Zimmer-Wohnungen'.$K$12]-1" office:value-type="float" office:value="0.0666666666666667" calcext:value-type="float">
            <text:p>0.0667</text:p>
          </table:table-cell>
          <table:table-cell table:style-name="ce10" table:formula="of:=['6-Zimmer-Wohnungen'.H$15]/['6-Zimmer-Wohnungen'.$K$15]-1" office:value-type="float" office:value="0.0666666666666667" calcext:value-type="float">
            <text:p>0.0667</text:p>
          </table:table-cell>
          <table:table-cell table:style-name="ce10" table:formula="of:=['6-Zimmer-Wohnungen'.H$18]/['6-Zimmer-Wohnungen'.$K$18]-1" office:value-type="float" office:value="0.125" calcext:value-type="float">
            <text:p>0.1250</text:p>
          </table:table-cell>
          <table:table-cell table:style-name="ce10" table:formula="of:=['6-Zimmer-Wohnungen'.H$21]/['6-Zimmer-Wohnungen'.$K$21]-1" office:value-type="float" office:value="0.0588235294117647" calcext:value-type="float">
            <text:p>0.0588</text:p>
          </table:table-cell>
          <table:table-cell table:style-name="ce10" table:formula="of:=['6-Zimmer-Wohnungen'.H$24]/['6-Zimmer-Wohnungen'.$K$24]-1" office:value-type="float" office:value="0.1" calcext:value-type="float">
            <text:p>0.1000</text:p>
          </table:table-cell>
          <table:table-cell table:style-name="ce10" table:formula="of:=['6-Zimmer-Wohnungen'.H$27]/['6-Zimmer-Wohnungen'.$K$27]-1" office:value-type="float" office:value="0.0434782608695652" calcext:value-type="float">
            <text:p>0.043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5" calcext:value-type="float">
            <text:p>5</text:p>
          </table:table-cell>
          <table:table-cell table:style-name="ce10" table:formula="of:=['6-Zimmer-Wohnungen'.I$6]/['6-Zimmer-Wohnungen'.$K$6]-1" office:value-type="float" office:value="0.0714285714285714" calcext:value-type="float">
            <text:p>0.0714</text:p>
          </table:table-cell>
          <table:table-cell table:style-name="ce10" table:formula="of:=['6-Zimmer-Wohnungen'.I$9]/['6-Zimmer-Wohnungen'.$K$9]-1" office:value-type="float" office:value="0.0714285714285714" calcext:value-type="float">
            <text:p>0.0714</text:p>
          </table:table-cell>
          <table:table-cell table:style-name="ce10" table:formula="of:=['6-Zimmer-Wohnungen'.I$12]/['6-Zimmer-Wohnungen'.$K$12]-1" office:value-type="float" office:value="0.0666666666666667" calcext:value-type="float">
            <text:p>0.0667</text:p>
          </table:table-cell>
          <table:table-cell table:style-name="ce10" table:formula="of:=['6-Zimmer-Wohnungen'.I$15]/['6-Zimmer-Wohnungen'.$K$15]-1" office:value-type="float" office:value="0.0666666666666667" calcext:value-type="float">
            <text:p>0.0667</text:p>
          </table:table-cell>
          <table:table-cell table:style-name="ce10" table:formula="of:=['6-Zimmer-Wohnungen'.I$18]/['6-Zimmer-Wohnungen'.$K$18]-1" office:value-type="float" office:value="0.125" calcext:value-type="float">
            <text:p>0.1250</text:p>
          </table:table-cell>
          <table:table-cell table:style-name="ce10" table:formula="of:=['6-Zimmer-Wohnungen'.I$21]/['6-Zimmer-Wohnungen'.$K$21]-1" office:value-type="float" office:value="0.117647058823529" calcext:value-type="float">
            <text:p>0.1176</text:p>
          </table:table-cell>
          <table:table-cell table:style-name="ce10" table:formula="of:=['6-Zimmer-Wohnungen'.I$24]/['6-Zimmer-Wohnungen'.$K$24]-1" office:value-type="float" office:value="0.1" calcext:value-type="float">
            <text:p>0.1000</text:p>
          </table:table-cell>
          <table:table-cell table:style-name="ce10" table:formula="of:=['6-Zimmer-Wohnungen'.I$27]/['6-Zimmer-Wohnungen'.$K$27]-1" office:value-type="float" office:value="0.0434782608695652" calcext:value-type="float">
            <text:p>0.043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9" calcext:value-type="float">
            <text:p>9</text:p>
          </table:table-cell>
          <table:table-cell table:style-name="ce10" table:formula="of:=['6-Zimmer-Wohnungen'.J$6]/['6-Zimmer-Wohnungen'.$K$6]-1" office:value-type="float" office:value="0.0714285714285714" calcext:value-type="float">
            <text:p>0.0714</text:p>
          </table:table-cell>
          <table:table-cell table:style-name="ce10" table:formula="of:=['6-Zimmer-Wohnungen'.J$9]/['6-Zimmer-Wohnungen'.$K$9]-1" office:value-type="float" office:value="0.0714285714285714" calcext:value-type="float">
            <text:p>0.0714</text:p>
          </table:table-cell>
          <table:table-cell table:style-name="ce10" table:formula="of:=['6-Zimmer-Wohnungen'.J$12]/['6-Zimmer-Wohnungen'.$K$12]-1" office:value-type="float" office:value="0" calcext:value-type="float">
            <text:p>0.0000</text:p>
          </table:table-cell>
          <table:table-cell table:style-name="ce10" table:formula="of:=['6-Zimmer-Wohnungen'.J$15]/['6-Zimmer-Wohnungen'.$K$15]-1" office:value-type="float" office:value="0.0666666666666667" calcext:value-type="float">
            <text:p>0.0667</text:p>
          </table:table-cell>
          <table:table-cell table:style-name="ce10" table:formula="of:=['6-Zimmer-Wohnungen'.J$18]/['6-Zimmer-Wohnungen'.$K$18]-1" office:value-type="float" office:value="0.0625" calcext:value-type="float">
            <text:p>0.0625</text:p>
          </table:table-cell>
          <table:table-cell table:style-name="ce10" table:formula="of:=['6-Zimmer-Wohnungen'.J$21]/['6-Zimmer-Wohnungen'.$K$21]-1" office:value-type="float" office:value="0.0588235294117647" calcext:value-type="float">
            <text:p>0.0588</text:p>
          </table:table-cell>
          <table:table-cell table:style-name="ce10" table:formula="of:=['6-Zimmer-Wohnungen'.J$24]/['6-Zimmer-Wohnungen'.$K$24]-1" office:value-type="float" office:value="0.05" calcext:value-type="float">
            <text:p>0.0500</text:p>
          </table:table-cell>
          <table:table-cell table:style-name="ce10" table:formula="of:=['6-Zimmer-Wohnungen'.J$27]/['6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0" calcext:value-type="float">
            <text:p>10</text:p>
          </table:table-cell>
          <table:table-cell table:style-name="ce10" table:formula="of:=['6-Zimmer-Wohnungen'.K$6]/['6-Zimmer-Wohnungen'.$K$6]-1" office:value-type="float" office:value="0" calcext:value-type="float">
            <text:p>0.0000</text:p>
          </table:table-cell>
          <table:table-cell table:style-name="ce10" table:formula="of:=['6-Zimmer-Wohnungen'.K$9]/['6-Zimmer-Wohnungen'.$K$9]-1" office:value-type="float" office:value="0" calcext:value-type="float">
            <text:p>0.0000</text:p>
          </table:table-cell>
          <table:table-cell table:style-name="ce10" table:formula="of:=['6-Zimmer-Wohnungen'.K$12]/['6-Zimmer-Wohnungen'.$K$12]-1" office:value-type="float" office:value="0" calcext:value-type="float">
            <text:p>0.0000</text:p>
          </table:table-cell>
          <table:table-cell table:style-name="ce10" table:formula="of:=['6-Zimmer-Wohnungen'.K$15]/['6-Zimmer-Wohnungen'.$K$15]-1" office:value-type="float" office:value="0" calcext:value-type="float">
            <text:p>0.0000</text:p>
          </table:table-cell>
          <table:table-cell table:style-name="ce10" table:formula="of:=['6-Zimmer-Wohnungen'.K$18]/['6-Zimmer-Wohnungen'.$K$18]-1" office:value-type="float" office:value="0" calcext:value-type="float">
            <text:p>0.0000</text:p>
          </table:table-cell>
          <table:table-cell table:style-name="ce10" table:formula="of:=['6-Zimmer-Wohnungen'.K$21]/['6-Zimmer-Wohnungen'.$K$21]-1" office:value-type="float" office:value="0" calcext:value-type="float">
            <text:p>0.0000</text:p>
          </table:table-cell>
          <table:table-cell table:style-name="ce10" table:formula="of:=['6-Zimmer-Wohnungen'.K$24]/['6-Zimmer-Wohnungen'.$K$24]-1" office:value-type="float" office:value="0" calcext:value-type="float">
            <text:p>0.0000</text:p>
          </table:table-cell>
          <table:table-cell table:style-name="ce10" table:formula="of:=['6-Zimmer-Wohnungen'.K$27]/['6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1" calcext:value-type="float">
            <text:p>11</text:p>
          </table:table-cell>
          <table:table-cell table:style-name="ce10" table:formula="of:=['6-Zimmer-Wohnungen'.L$6]/['6-Zimmer-Wohnungen'.$K$6]-1" office:value-type="float" office:value="0" calcext:value-type="float">
            <text:p>0.0000</text:p>
          </table:table-cell>
          <table:table-cell table:style-name="ce10" table:formula="of:=['6-Zimmer-Wohnungen'.L$9]/['6-Zimmer-Wohnungen'.$K$9]-1" office:value-type="float" office:value="0" calcext:value-type="float">
            <text:p>0.0000</text:p>
          </table:table-cell>
          <table:table-cell table:style-name="ce10" table:formula="of:=['6-Zimmer-Wohnungen'.L$12]/['6-Zimmer-Wohnungen'.$K$12]-1" office:value-type="float" office:value="-0.0666666666666667" calcext:value-type="float">
            <text:p>-0.0667</text:p>
          </table:table-cell>
          <table:table-cell table:style-name="ce10" table:formula="of:=['6-Zimmer-Wohnungen'.L$15]/['6-Zimmer-Wohnungen'.$K$15]-1" office:value-type="float" office:value="0" calcext:value-type="float">
            <text:p>0.0000</text:p>
          </table:table-cell>
          <table:table-cell table:style-name="ce10" table:formula="of:=['6-Zimmer-Wohnungen'.L$18]/['6-Zimmer-Wohnungen'.$K$18]-1" office:value-type="float" office:value="0" calcext:value-type="float">
            <text:p>0.0000</text:p>
          </table:table-cell>
          <table:table-cell table:style-name="ce10" table:formula="of:=['6-Zimmer-Wohnungen'.L$21]/['6-Zimmer-Wohnungen'.$K$21]-1" office:value-type="float" office:value="0" calcext:value-type="float">
            <text:p>0.0000</text:p>
          </table:table-cell>
          <table:table-cell table:style-name="ce10" table:formula="of:=['6-Zimmer-Wohnungen'.L$24]/['6-Zimmer-Wohnungen'.$K$24]-1" office:value-type="float" office:value="0" calcext:value-type="float">
            <text:p>0.0000</text:p>
          </table:table-cell>
          <table:table-cell table:style-name="ce10" table:formula="of:=['6-Zimmer-Wohnungen'.L$27]/['6-Zimmer-Wohnungen'.$K$27]-1" office:value-type="float" office:value="-0.0434782608695652" calcext:value-type="float">
            <text:p>-0.043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2" calcext:value-type="float">
            <text:p>12</text:p>
          </table:table-cell>
          <table:table-cell table:style-name="ce10" table:formula="of:=['6-Zimmer-Wohnungen'.M$6]/['6-Zimmer-Wohnungen'.$K$6]-1" office:value-type="float" office:value="0.0714285714285714" calcext:value-type="float">
            <text:p>0.0714</text:p>
          </table:table-cell>
          <table:table-cell table:style-name="ce10" table:formula="of:=['6-Zimmer-Wohnungen'.M$9]/['6-Zimmer-Wohnungen'.$K$9]-1" office:value-type="float" office:value="0.0714285714285714" calcext:value-type="float">
            <text:p>0.0714</text:p>
          </table:table-cell>
          <table:table-cell table:style-name="ce10" table:formula="of:=['6-Zimmer-Wohnungen'.M$12]/['6-Zimmer-Wohnungen'.$K$12]-1" office:value-type="float" office:value="0" calcext:value-type="float">
            <text:p>0.0000</text:p>
          </table:table-cell>
          <table:table-cell table:style-name="ce10" table:formula="of:=['6-Zimmer-Wohnungen'.M$15]/['6-Zimmer-Wohnungen'.$K$15]-1" office:value-type="float" office:value="0.0666666666666667" calcext:value-type="float">
            <text:p>0.0667</text:p>
          </table:table-cell>
          <table:table-cell table:style-name="ce10" table:formula="of:=['6-Zimmer-Wohnungen'.M$18]/['6-Zimmer-Wohnungen'.$K$18]-1" office:value-type="float" office:value="0.0625" calcext:value-type="float">
            <text:p>0.0625</text:p>
          </table:table-cell>
          <table:table-cell table:style-name="ce10" table:formula="of:=['6-Zimmer-Wohnungen'.M$21]/['6-Zimmer-Wohnungen'.$K$21]-1" office:value-type="float" office:value="0.0588235294117647" calcext:value-type="float">
            <text:p>0.0588</text:p>
          </table:table-cell>
          <table:table-cell table:style-name="ce10" table:formula="of:=['6-Zimmer-Wohnungen'.M$24]/['6-Zimmer-Wohnungen'.$K$24]-1" office:value-type="float" office:value="0.05" calcext:value-type="float">
            <text:p>0.0500</text:p>
          </table:table-cell>
          <table:table-cell table:style-name="ce10" table:formula="of:=['6-Zimmer-Wohnungen'.M$27]/['6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3" calcext:value-type="float">
            <text:p>13</text:p>
          </table:table-cell>
          <table:table-cell table:style-name="ce10" table:formula="of:=['6-Zimmer-Wohnungen'.N$6]/['6-Zimmer-Wohnungen'.$K$6]-1" office:value-type="float" office:value="0" calcext:value-type="float">
            <text:p>0.0000</text:p>
          </table:table-cell>
          <table:table-cell table:style-name="ce10" table:formula="of:=['6-Zimmer-Wohnungen'.N$9]/['6-Zimmer-Wohnungen'.$K$9]-1" office:value-type="float" office:value="0" calcext:value-type="float">
            <text:p>0.0000</text:p>
          </table:table-cell>
          <table:table-cell table:style-name="ce10" table:formula="of:=['6-Zimmer-Wohnungen'.N$12]/['6-Zimmer-Wohnungen'.$K$12]-1" office:value-type="float" office:value="0" calcext:value-type="float">
            <text:p>0.0000</text:p>
          </table:table-cell>
          <table:table-cell table:style-name="ce10" table:formula="of:=['6-Zimmer-Wohnungen'.N$15]/['6-Zimmer-Wohnungen'.$K$15]-1" office:value-type="float" office:value="0" calcext:value-type="float">
            <text:p>0.0000</text:p>
          </table:table-cell>
          <table:table-cell table:style-name="ce10" table:formula="of:=['6-Zimmer-Wohnungen'.N$18]/['6-Zimmer-Wohnungen'.$K$18]-1" office:value-type="float" office:value="0" calcext:value-type="float">
            <text:p>0.0000</text:p>
          </table:table-cell>
          <table:table-cell table:style-name="ce10" table:formula="of:=['6-Zimmer-Wohnungen'.N$21]/['6-Zimmer-Wohnungen'.$K$21]-1" office:value-type="float" office:value="0" calcext:value-type="float">
            <text:p>0.0000</text:p>
          </table:table-cell>
          <table:table-cell table:style-name="ce10" table:formula="of:=['6-Zimmer-Wohnungen'.N$24]/['6-Zimmer-Wohnungen'.$K$24]-1" office:value-type="float" office:value="0" calcext:value-type="float">
            <text:p>0.0000</text:p>
          </table:table-cell>
          <table:table-cell table:style-name="ce10" table:formula="of:=['6-Zimmer-Wohnungen'.N$27]/['6-Zimmer-Wohnungen'.$K$27]-1" office:value-type="float" office:value="-0.0434782608695652" calcext:value-type="float">
            <text:p>-0.043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4" calcext:value-type="float">
            <text:p>14</text:p>
          </table:table-cell>
          <table:table-cell table:style-name="ce10" table:formula="of:=['6-Zimmer-Wohnungen'.O$6]/['6-Zimmer-Wohnungen'.$K$6]-1" office:value-type="float" office:value="0" calcext:value-type="float">
            <text:p>0.0000</text:p>
          </table:table-cell>
          <table:table-cell table:style-name="ce10" table:formula="of:=['6-Zimmer-Wohnungen'.O$9]/['6-Zimmer-Wohnungen'.$K$9]-1" office:value-type="float" office:value="0" calcext:value-type="float">
            <text:p>0.0000</text:p>
          </table:table-cell>
          <table:table-cell table:style-name="ce10" table:formula="of:=['6-Zimmer-Wohnungen'.O$12]/['6-Zimmer-Wohnungen'.$K$12]-1" office:value-type="float" office:value="0" calcext:value-type="float">
            <text:p>0.0000</text:p>
          </table:table-cell>
          <table:table-cell table:style-name="ce10" table:formula="of:=['6-Zimmer-Wohnungen'.O$15]/['6-Zimmer-Wohnungen'.$K$15]-1" office:value-type="float" office:value="0" calcext:value-type="float">
            <text:p>0.0000</text:p>
          </table:table-cell>
          <table:table-cell table:style-name="ce10" table:formula="of:=['6-Zimmer-Wohnungen'.O$18]/['6-Zimmer-Wohnungen'.$K$18]-1" office:value-type="float" office:value="0" calcext:value-type="float">
            <text:p>0.0000</text:p>
          </table:table-cell>
          <table:table-cell table:style-name="ce10" table:formula="of:=['6-Zimmer-Wohnungen'.O$21]/['6-Zimmer-Wohnungen'.$K$21]-1" office:value-type="float" office:value="0" calcext:value-type="float">
            <text:p>0.0000</text:p>
          </table:table-cell>
          <table:table-cell table:style-name="ce10" table:formula="of:=['6-Zimmer-Wohnungen'.O$24]/['6-Zimmer-Wohnungen'.$K$24]-1" office:value-type="float" office:value="0" calcext:value-type="float">
            <text:p>0.0000</text:p>
          </table:table-cell>
          <table:table-cell table:style-name="ce10" table:formula="of:=['6-Zimmer-Wohnungen'.O$27]/['6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5" calcext:value-type="float">
            <text:p>15</text:p>
          </table:table-cell>
          <table:table-cell table:style-name="ce10" table:formula="of:=['6-Zimmer-Wohnungen'.P$6]/['6-Zimmer-Wohnungen'.$K$6]-1" office:value-type="float" office:value="-0.0714285714285714" calcext:value-type="float">
            <text:p>-0.0714</text:p>
          </table:table-cell>
          <table:table-cell table:style-name="ce10" table:formula="of:=['6-Zimmer-Wohnungen'.P$9]/['6-Zimmer-Wohnungen'.$K$9]-1" office:value-type="float" office:value="-0.0714285714285714" calcext:value-type="float">
            <text:p>-0.0714</text:p>
          </table:table-cell>
          <table:table-cell table:style-name="ce10" table:formula="of:=['6-Zimmer-Wohnungen'.P$12]/['6-Zimmer-Wohnungen'.$K$12]-1" office:value-type="float" office:value="-0.0666666666666667" calcext:value-type="float">
            <text:p>-0.0667</text:p>
          </table:table-cell>
          <table:table-cell table:style-name="ce10" table:formula="of:=['6-Zimmer-Wohnungen'.P$15]/['6-Zimmer-Wohnungen'.$K$15]-1" office:value-type="float" office:value="-0.0666666666666667" calcext:value-type="float">
            <text:p>-0.0667</text:p>
          </table:table-cell>
          <table:table-cell table:style-name="ce10" table:formula="of:=['6-Zimmer-Wohnungen'.P$18]/['6-Zimmer-Wohnungen'.$K$18]-1" office:value-type="float" office:value="-0.0625" calcext:value-type="float">
            <text:p>-0.0625</text:p>
          </table:table-cell>
          <table:table-cell table:style-name="ce10" table:formula="of:=['6-Zimmer-Wohnungen'.P$21]/['6-Zimmer-Wohnungen'.$K$21]-1" office:value-type="float" office:value="-0.0588235294117647" calcext:value-type="float">
            <text:p>-0.0588</text:p>
          </table:table-cell>
          <table:table-cell table:style-name="ce10" table:formula="of:=['6-Zimmer-Wohnungen'.P$24]/['6-Zimmer-Wohnungen'.$K$24]-1" office:value-type="float" office:value="-0.05" calcext:value-type="float">
            <text:p>-0.0500</text:p>
          </table:table-cell>
          <table:table-cell table:style-name="ce10" table:formula="of:=['6-Zimmer-Wohnungen'.P$27]/['6-Zimmer-Wohnungen'.$K$27]-1" office:value-type="float" office:value="-0.0869565217391305" calcext:value-type="float">
            <text:p>-0.087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8" calcext:value-type="float">
            <text:p>18</text:p>
          </table:table-cell>
          <table:table-cell table:style-name="ce10" table:formula="of:=['6-Zimmer-Wohnungen'.Q$6]/['6-Zimmer-Wohnungen'.$K$6]-1" office:value-type="float" office:value="0" calcext:value-type="float">
            <text:p>0.0000</text:p>
          </table:table-cell>
          <table:table-cell table:style-name="ce10" table:formula="of:=['6-Zimmer-Wohnungen'.Q$9]/['6-Zimmer-Wohnungen'.$K$9]-1" office:value-type="float" office:value="-0.0714285714285714" calcext:value-type="float">
            <text:p>-0.0714</text:p>
          </table:table-cell>
          <table:table-cell table:style-name="ce10" table:formula="of:=['6-Zimmer-Wohnungen'.Q$12]/['6-Zimmer-Wohnungen'.$K$12]-1" office:value-type="float" office:value="-0.0666666666666667" calcext:value-type="float">
            <text:p>-0.0667</text:p>
          </table:table-cell>
          <table:table-cell table:style-name="ce10" table:formula="of:=['6-Zimmer-Wohnungen'.Q$15]/['6-Zimmer-Wohnungen'.$K$15]-1" office:value-type="float" office:value="-0.0666666666666667" calcext:value-type="float">
            <text:p>-0.0667</text:p>
          </table:table-cell>
          <table:table-cell table:style-name="ce10" table:formula="of:=['6-Zimmer-Wohnungen'.Q$18]/['6-Zimmer-Wohnungen'.$K$18]-1" office:value-type="float" office:value="-0.0625" calcext:value-type="float">
            <text:p>-0.0625</text:p>
          </table:table-cell>
          <table:table-cell table:style-name="ce10" table:formula="of:=['6-Zimmer-Wohnungen'.Q$21]/['6-Zimmer-Wohnungen'.$K$21]-1" office:value-type="float" office:value="-0.0588235294117647" calcext:value-type="float">
            <text:p>-0.0588</text:p>
          </table:table-cell>
          <table:table-cell table:style-name="ce10" table:formula="of:=['6-Zimmer-Wohnungen'.Q$24]/['6-Zimmer-Wohnungen'.$K$24]-1" office:value-type="float" office:value="-0.05" calcext:value-type="float">
            <text:p>-0.0500</text:p>
          </table:table-cell>
          <table:table-cell table:style-name="ce10" table:formula="of:=['6-Zimmer-Wohnungen'.Q$27]/['6-Zimmer-Wohnungen'.$K$27]-1" office:value-type="float" office:value="-0.0869565217391305" calcext:value-type="float">
            <text:p>-0.087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9" calcext:value-type="float">
            <text:p>19</text:p>
          </table:table-cell>
          <table:table-cell table:style-name="ce10" table:formula="of:=['6-Zimmer-Wohnungen'.R$6]/['6-Zimmer-Wohnungen'.$K$6]-1" office:value-type="float" office:value="0" calcext:value-type="float">
            <text:p>0.0000</text:p>
          </table:table-cell>
          <table:table-cell table:style-name="ce10" table:formula="of:=['6-Zimmer-Wohnungen'.R$9]/['6-Zimmer-Wohnungen'.$K$9]-1" office:value-type="float" office:value="0" calcext:value-type="float">
            <text:p>0.0000</text:p>
          </table:table-cell>
          <table:table-cell table:style-name="ce10" table:formula="of:=['6-Zimmer-Wohnungen'.R$12]/['6-Zimmer-Wohnungen'.$K$12]-1" office:value-type="float" office:value="-0.0666666666666667" calcext:value-type="float">
            <text:p>-0.0667</text:p>
          </table:table-cell>
          <table:table-cell table:style-name="ce10" table:formula="of:=['6-Zimmer-Wohnungen'.R$15]/['6-Zimmer-Wohnungen'.$K$15]-1" office:value-type="float" office:value="0" calcext:value-type="float">
            <text:p>0.0000</text:p>
          </table:table-cell>
          <table:table-cell table:style-name="ce10" table:formula="of:=['6-Zimmer-Wohnungen'.R$18]/['6-Zimmer-Wohnungen'.$K$18]-1" office:value-type="float" office:value="0" calcext:value-type="float">
            <text:p>0.0000</text:p>
          </table:table-cell>
          <table:table-cell table:style-name="ce10" table:formula="of:=['6-Zimmer-Wohnungen'.R$21]/['6-Zimmer-Wohnungen'.$K$21]-1" office:value-type="float" office:value="0" calcext:value-type="float">
            <text:p>0.0000</text:p>
          </table:table-cell>
          <table:table-cell table:style-name="ce10" table:formula="of:=['6-Zimmer-Wohnungen'.R$24]/['6-Zimmer-Wohnungen'.$K$24]-1" office:value-type="float" office:value="0" calcext:value-type="float">
            <text:p>0.0000</text:p>
          </table:table-cell>
          <table:table-cell table:style-name="ce10" table:formula="of:=['6-Zimmer-Wohnungen'.R$27]/['6-Zimmer-Wohnungen'.$K$27]-1" office:value-type="float" office:value="-0.0434782608695652" calcext:value-type="float">
            <text:p>-0.043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7" calcext:value-type="float">
            <text:p>17</text:p>
          </table:table-cell>
          <table:table-cell table:style-name="ce10" table:formula="of:=['6-Zimmer-Wohnungen'.S$6]/['6-Zimmer-Wohnungen'.$K$6]-1" office:value-type="float" office:value="-0.0714285714285714" calcext:value-type="float">
            <text:p>-0.0714</text:p>
          </table:table-cell>
          <table:table-cell table:style-name="ce10" table:formula="of:=['6-Zimmer-Wohnungen'.S$9]/['6-Zimmer-Wohnungen'.$K$9]-1" office:value-type="float" office:value="-0.0714285714285714" calcext:value-type="float">
            <text:p>-0.0714</text:p>
          </table:table-cell>
          <table:table-cell table:style-name="ce10" table:formula="of:=['6-Zimmer-Wohnungen'.S$12]/['6-Zimmer-Wohnungen'.$K$12]-1" office:value-type="float" office:value="-0.133333333333333" calcext:value-type="float">
            <text:p>-0.1333</text:p>
          </table:table-cell>
          <table:table-cell table:style-name="ce10" table:formula="of:=['6-Zimmer-Wohnungen'.S$15]/['6-Zimmer-Wohnungen'.$K$15]-1" office:value-type="float" office:value="-0.0666666666666667" calcext:value-type="float">
            <text:p>-0.0667</text:p>
          </table:table-cell>
          <table:table-cell table:style-name="ce10" table:formula="of:=['6-Zimmer-Wohnungen'.S$18]/['6-Zimmer-Wohnungen'.$K$18]-1" office:value-type="float" office:value="-0.0625" calcext:value-type="float">
            <text:p>-0.0625</text:p>
          </table:table-cell>
          <table:table-cell table:style-name="ce10" table:formula="of:=['6-Zimmer-Wohnungen'.S$21]/['6-Zimmer-Wohnungen'.$K$21]-1" office:value-type="float" office:value="-0.0588235294117647" calcext:value-type="float">
            <text:p>-0.0588</text:p>
          </table:table-cell>
          <table:table-cell table:style-name="ce10" table:formula="of:=['6-Zimmer-Wohnungen'.S$24]/['6-Zimmer-Wohnungen'.$K$24]-1" office:value-type="float" office:value="-0.1" calcext:value-type="float">
            <text:p>-0.1000</text:p>
          </table:table-cell>
          <table:table-cell table:style-name="ce10" table:formula="of:=['6-Zimmer-Wohnungen'.S$27]/['6-Zimmer-Wohnungen'.$K$27]-1" office:value-type="float" office:value="-0.0869565217391305" calcext:value-type="float">
            <text:p>-0.087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6" calcext:value-type="float">
            <text:p>16</text:p>
          </table:table-cell>
          <table:table-cell table:style-name="ce10" table:formula="of:=['6-Zimmer-Wohnungen'.T$6]/['6-Zimmer-Wohnungen'.$K$6]-1" office:value-type="float" office:value="0" calcext:value-type="float">
            <text:p>0.0000</text:p>
          </table:table-cell>
          <table:table-cell table:style-name="ce10" table:formula="of:=['6-Zimmer-Wohnungen'.T$9]/['6-Zimmer-Wohnungen'.$K$9]-1" office:value-type="float" office:value="-0.0714285714285714" calcext:value-type="float">
            <text:p>-0.0714</text:p>
          </table:table-cell>
          <table:table-cell table:style-name="ce10" table:formula="of:=['6-Zimmer-Wohnungen'.T$12]/['6-Zimmer-Wohnungen'.$K$12]-1" office:value-type="float" office:value="-0.0666666666666667" calcext:value-type="float">
            <text:p>-0.0667</text:p>
          </table:table-cell>
          <table:table-cell table:style-name="ce10" table:formula="of:=['6-Zimmer-Wohnungen'.T$15]/['6-Zimmer-Wohnungen'.$K$15]-1" office:value-type="float" office:value="-0.0666666666666667" calcext:value-type="float">
            <text:p>-0.0667</text:p>
          </table:table-cell>
          <table:table-cell table:style-name="ce10" table:formula="of:=['6-Zimmer-Wohnungen'.T$18]/['6-Zimmer-Wohnungen'.$K$18]-1" office:value-type="float" office:value="-0.0625" calcext:value-type="float">
            <text:p>-0.0625</text:p>
          </table:table-cell>
          <table:table-cell table:style-name="ce10" table:formula="of:=['6-Zimmer-Wohnungen'.T$21]/['6-Zimmer-Wohnungen'.$K$21]-1" office:value-type="float" office:value="-0.0588235294117647" calcext:value-type="float">
            <text:p>-0.0588</text:p>
          </table:table-cell>
          <table:table-cell table:style-name="ce10" table:formula="of:=['6-Zimmer-Wohnungen'.T$24]/['6-Zimmer-Wohnungen'.$K$24]-1" office:value-type="float" office:value="-0.05" calcext:value-type="float">
            <text:p>-0.0500</text:p>
          </table:table-cell>
          <table:table-cell table:style-name="ce10" table:formula="of:=['6-Zimmer-Wohnungen'.T$27]/['6-Zimmer-Wohnungen'.$K$27]-1" office:value-type="float" office:value="-0.0869565217391305" calcext:value-type="float">
            <text:p>-0.087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0" calcext:value-type="float">
            <text:p>20</text:p>
          </table:table-cell>
          <table:table-cell table:style-name="ce10" table:formula="of:=['6-Zimmer-Wohnungen'.U$6]/['6-Zimmer-Wohnungen'.$K$6]-1" office:value-type="float" office:value="0.0714285714285714" calcext:value-type="float">
            <text:p>0.0714</text:p>
          </table:table-cell>
          <table:table-cell table:style-name="ce10" table:formula="of:=['6-Zimmer-Wohnungen'.U$9]/['6-Zimmer-Wohnungen'.$K$9]-1" office:value-type="float" office:value="0" calcext:value-type="float">
            <text:p>0.0000</text:p>
          </table:table-cell>
          <table:table-cell table:style-name="ce10" table:formula="of:=['6-Zimmer-Wohnungen'.U$12]/['6-Zimmer-Wohnungen'.$K$12]-1" office:value-type="float" office:value="0" calcext:value-type="float">
            <text:p>0.0000</text:p>
          </table:table-cell>
          <table:table-cell table:style-name="ce10" table:formula="of:=['6-Zimmer-Wohnungen'.U$15]/['6-Zimmer-Wohnungen'.$K$15]-1" office:value-type="float" office:value="0" calcext:value-type="float">
            <text:p>0.0000</text:p>
          </table:table-cell>
          <table:table-cell table:style-name="ce10" table:formula="of:=['6-Zimmer-Wohnungen'.U$18]/['6-Zimmer-Wohnungen'.$K$18]-1" office:value-type="float" office:value="0.0625" calcext:value-type="float">
            <text:p>0.0625</text:p>
          </table:table-cell>
          <table:table-cell table:style-name="ce10" table:formula="of:=['6-Zimmer-Wohnungen'.U$21]/['6-Zimmer-Wohnungen'.$K$21]-1" office:value-type="float" office:value="0" calcext:value-type="float">
            <text:p>0.0000</text:p>
          </table:table-cell>
          <table:table-cell table:style-name="ce10" table:formula="of:=['6-Zimmer-Wohnungen'.U$24]/['6-Zimmer-Wohnungen'.$K$24]-1" office:value-type="float" office:value="0" calcext:value-type="float">
            <text:p>0.0000</text:p>
          </table:table-cell>
          <table:table-cell table:style-name="ce10" table:formula="of:=['6-Zimmer-Wohnungen'.U$27]/['6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1" calcext:value-type="float">
            <text:p>21</text:p>
          </table:table-cell>
          <table:table-cell table:style-name="ce10" table:formula="of:=['6-Zimmer-Wohnungen'.U$6]/['6-Zimmer-Wohnungen'.$K$6]-1" office:value-type="float" office:value="0.0714285714285714" calcext:value-type="float">
            <text:p>0.0714</text:p>
          </table:table-cell>
          <table:table-cell table:style-name="ce10" table:formula="of:=['6-Zimmer-Wohnungen'.U$9]/['6-Zimmer-Wohnungen'.$K$9]-1" office:value-type="float" office:value="0" calcext:value-type="float">
            <text:p>0.0000</text:p>
          </table:table-cell>
          <table:table-cell table:style-name="ce10" table:formula="of:=['6-Zimmer-Wohnungen'.U$12]/['6-Zimmer-Wohnungen'.$K$12]-1" office:value-type="float" office:value="0" calcext:value-type="float">
            <text:p>0.0000</text:p>
          </table:table-cell>
          <table:table-cell table:style-name="ce10" table:formula="of:=['6-Zimmer-Wohnungen'.U$15]/['6-Zimmer-Wohnungen'.$K$15]-1" office:value-type="float" office:value="0" calcext:value-type="float">
            <text:p>0.0000</text:p>
          </table:table-cell>
          <table:table-cell table:style-name="ce10" table:formula="of:=['6-Zimmer-Wohnungen'.U$18]/['6-Zimmer-Wohnungen'.$K$18]-1" office:value-type="float" office:value="0.0625" calcext:value-type="float">
            <text:p>0.0625</text:p>
          </table:table-cell>
          <table:table-cell table:style-name="ce10" table:formula="of:=['6-Zimmer-Wohnungen'.U$21]/['6-Zimmer-Wohnungen'.$K$21]-1" office:value-type="float" office:value="0" calcext:value-type="float">
            <text:p>0.0000</text:p>
          </table:table-cell>
          <table:table-cell table:style-name="ce10" table:formula="of:=['6-Zimmer-Wohnungen'.U$24]/['6-Zimmer-Wohnungen'.$K$24]-1" office:value-type="float" office:value="0" calcext:value-type="float">
            <text:p>0.0000</text:p>
          </table:table-cell>
          <table:table-cell table:style-name="ce10" table:formula="of:=['6-Zimmer-Wohnungen'.U$27]/['6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7" calcext:value-type="float">
            <text:p>7</text:p>
          </table:table-cell>
          <table:table-cell table:style-name="ce10" table:formula="of:=['6-Zimmer-Wohnungen'.B$7]/['6-Zimmer-Wohnungen'.$K$7]-1" office:value-type="float" office:value="0.294117647058824" calcext:value-type="float">
            <text:p>0.2941</text:p>
          </table:table-cell>
          <table:table-cell table:style-name="ce10" table:formula="of:=['6-Zimmer-Wohnungen'.B$10]/['6-Zimmer-Wohnungen'.$K$10]-1" office:value-type="float" office:value="0.235294117647059" calcext:value-type="float">
            <text:p>0.2353</text:p>
          </table:table-cell>
          <table:table-cell table:style-name="ce10" table:formula="of:=['6-Zimmer-Wohnungen'.B$13]/['6-Zimmer-Wohnungen'.$K$13]-1" office:value-type="float" office:value="0.3125" calcext:value-type="float">
            <text:p>0.3125</text:p>
          </table:table-cell>
          <table:table-cell table:style-name="ce10" table:formula="of:=['6-Zimmer-Wohnungen'.B$16]/['6-Zimmer-Wohnungen'.$K$16]-1" office:value-type="float" office:value="0.25" calcext:value-type="float">
            <text:p>0.2500</text:p>
          </table:table-cell>
          <table:table-cell table:style-name="ce10" table:formula="of:=['6-Zimmer-Wohnungen'.B$19]/['6-Zimmer-Wohnungen'.$K$19]-1" office:value-type="float" office:value="0.235294117647059" calcext:value-type="float">
            <text:p>0.2353</text:p>
          </table:table-cell>
          <table:table-cell table:style-name="ce10" table:formula="of:=['6-Zimmer-Wohnungen'.B$22]/['6-Zimmer-Wohnungen'.$K$22]-1" office:value-type="float" office:value="0.277777777777778" calcext:value-type="float">
            <text:p>0.2778</text:p>
          </table:table-cell>
          <table:table-cell table:style-name="ce10" table:formula="of:=['6-Zimmer-Wohnungen'.B$25]/['6-Zimmer-Wohnungen'.$K$25]-1" office:value-type="float" office:value="0.3" calcext:value-type="float">
            <text:p>0.3000</text:p>
          </table:table-cell>
          <table:table-cell table:style-name="ce10" table:formula="of:=['6-Zimmer-Wohnungen'.B$28]/['6-Zimmer-Wohnungen'.$K$28]-1" office:value-type="float" office:value="0.260869565217391" calcext:value-type="float">
            <text:p>0.2609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6" calcext:value-type="float">
            <text:p>6</text:p>
          </table:table-cell>
          <table:table-cell table:style-name="ce10" table:formula="of:=['6-Zimmer-Wohnungen'.C$7]/['6-Zimmer-Wohnungen'.$K$7]-1" office:value-type="float" office:value="0.117647058823529" calcext:value-type="float">
            <text:p>0.1176</text:p>
          </table:table-cell>
          <table:table-cell table:style-name="ce10" table:formula="of:=['6-Zimmer-Wohnungen'.C$10]/['6-Zimmer-Wohnungen'.$K$10]-1" office:value-type="float" office:value="0.117647058823529" calcext:value-type="float">
            <text:p>0.1176</text:p>
          </table:table-cell>
          <table:table-cell table:style-name="ce10" table:formula="of:=['6-Zimmer-Wohnungen'.C$13]/['6-Zimmer-Wohnungen'.$K$13]-1" office:value-type="float" office:value="0.125" calcext:value-type="float">
            <text:p>0.1250</text:p>
          </table:table-cell>
          <table:table-cell table:style-name="ce10" table:formula="of:=['6-Zimmer-Wohnungen'.C$16]/['6-Zimmer-Wohnungen'.$K$16]-1" office:value-type="float" office:value="0.125" calcext:value-type="float">
            <text:p>0.1250</text:p>
          </table:table-cell>
          <table:table-cell table:style-name="ce10" table:formula="of:=['6-Zimmer-Wohnungen'.C$19]/['6-Zimmer-Wohnungen'.$K$19]-1" office:value-type="float" office:value="0.0588235294117647" calcext:value-type="float">
            <text:p>0.0588</text:p>
          </table:table-cell>
          <table:table-cell table:style-name="ce10" table:formula="of:=['6-Zimmer-Wohnungen'.C$22]/['6-Zimmer-Wohnungen'.$K$22]-1" office:value-type="float" office:value="0.111111111111111" calcext:value-type="float">
            <text:p>0.1111</text:p>
          </table:table-cell>
          <table:table-cell table:style-name="ce10" table:formula="of:=['6-Zimmer-Wohnungen'.C$25]/['6-Zimmer-Wohnungen'.$K$25]-1" office:value-type="float" office:value="0.1" calcext:value-type="float">
            <text:p>0.1000</text:p>
          </table:table-cell>
          <table:table-cell table:style-name="ce10" table:formula="of:=['6-Zimmer-Wohnungen'.C$28]/['6-Zimmer-Wohnungen'.$K$28]-1" office:value-type="float" office:value="0.0869565217391304" calcext:value-type="float">
            <text:p>0.08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8" calcext:value-type="float">
            <text:p>8</text:p>
          </table:table-cell>
          <table:table-cell table:style-name="ce10" table:formula="of:=['6-Zimmer-Wohnungen'.D$7]/['6-Zimmer-Wohnungen'.$K$7]-1" office:value-type="float" office:value="0.0588235294117647" calcext:value-type="float">
            <text:p>0.0588</text:p>
          </table:table-cell>
          <table:table-cell table:style-name="ce10" table:formula="of:=['6-Zimmer-Wohnungen'.D$10]/['6-Zimmer-Wohnungen'.$K$10]-1" office:value-type="float" office:value="0.0588235294117647" calcext:value-type="float">
            <text:p>0.0588</text:p>
          </table:table-cell>
          <table:table-cell table:style-name="ce10" table:formula="of:=['6-Zimmer-Wohnungen'.D$13]/['6-Zimmer-Wohnungen'.$K$13]-1" office:value-type="float" office:value="0.0625" calcext:value-type="float">
            <text:p>0.0625</text:p>
          </table:table-cell>
          <table:table-cell table:style-name="ce10" table:formula="of:=['6-Zimmer-Wohnungen'.D$16]/['6-Zimmer-Wohnungen'.$K$16]-1" office:value-type="float" office:value="0.0625" calcext:value-type="float">
            <text:p>0.0625</text:p>
          </table:table-cell>
          <table:table-cell table:style-name="ce10" table:formula="of:=['6-Zimmer-Wohnungen'.D$19]/['6-Zimmer-Wohnungen'.$K$19]-1" office:value-type="float" office:value="0.0588235294117647" calcext:value-type="float">
            <text:p>0.0588</text:p>
          </table:table-cell>
          <table:table-cell table:style-name="ce10" table:formula="of:=['6-Zimmer-Wohnungen'.D$22]/['6-Zimmer-Wohnungen'.$K$22]-1" office:value-type="float" office:value="0.0555555555555556" calcext:value-type="float">
            <text:p>0.0556</text:p>
          </table:table-cell>
          <table:table-cell table:style-name="ce10" table:formula="of:=['6-Zimmer-Wohnungen'.D$25]/['6-Zimmer-Wohnungen'.$K$25]-1" office:value-type="float" office:value="0.1" calcext:value-type="float">
            <text:p>0.1000</text:p>
          </table:table-cell>
          <table:table-cell table:style-name="ce10" table:formula="of:=['6-Zimmer-Wohnungen'.D$28]/['6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4" calcext:value-type="float">
            <text:p>4</text:p>
          </table:table-cell>
          <table:table-cell table:style-name="ce10" table:formula="of:=['6-Zimmer-Wohnungen'.E$7]/['6-Zimmer-Wohnungen'.$K$7]-1" office:value-type="float" office:value="0" calcext:value-type="float">
            <text:p>0.0000</text:p>
          </table:table-cell>
          <table:table-cell table:style-name="ce10" table:formula="of:=['6-Zimmer-Wohnungen'.E$10]/['6-Zimmer-Wohnungen'.$K$10]-1" office:value-type="float" office:value="0" calcext:value-type="float">
            <text:p>0.0000</text:p>
          </table:table-cell>
          <table:table-cell table:style-name="ce10" table:formula="of:=['6-Zimmer-Wohnungen'.E$13]/['6-Zimmer-Wohnungen'.$K$13]-1" office:value-type="float" office:value="0" calcext:value-type="float">
            <text:p>0.0000</text:p>
          </table:table-cell>
          <table:table-cell table:style-name="ce10" table:formula="of:=['6-Zimmer-Wohnungen'.E$16]/['6-Zimmer-Wohnungen'.$K$16]-1" office:value-type="float" office:value="0" calcext:value-type="float">
            <text:p>0.0000</text:p>
          </table:table-cell>
          <table:table-cell table:style-name="ce10" table:formula="of:=['6-Zimmer-Wohnungen'.E$19]/['6-Zimmer-Wohnungen'.$K$19]-1" office:value-type="float" office:value="0" calcext:value-type="float">
            <text:p>0.0000</text:p>
          </table:table-cell>
          <table:table-cell table:style-name="ce10" table:formula="of:=['6-Zimmer-Wohnungen'.E$22]/['6-Zimmer-Wohnungen'.$K$22]-1" office:value-type="float" office:value="0" calcext:value-type="float">
            <text:p>0.0000</text:p>
          </table:table-cell>
          <table:table-cell table:style-name="ce10" table:formula="of:=['6-Zimmer-Wohnungen'.E$25]/['6-Zimmer-Wohnungen'.$K$25]-1" office:value-type="float" office:value="0" calcext:value-type="float">
            <text:p>0.0000</text:p>
          </table:table-cell>
          <table:table-cell table:style-name="ce10" table:formula="of:=['6-Zimmer-Wohnungen'.E$28]/['6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3" calcext:value-type="float">
            <text:p>3</text:p>
          </table:table-cell>
          <table:table-cell table:style-name="ce10" table:formula="of:=['6-Zimmer-Wohnungen'.F$7]/['6-Zimmer-Wohnungen'.$K$7]-1" office:value-type="float" office:value="0.0588235294117647" calcext:value-type="float">
            <text:p>0.0588</text:p>
          </table:table-cell>
          <table:table-cell table:style-name="ce10" table:formula="of:=['6-Zimmer-Wohnungen'.F$10]/['6-Zimmer-Wohnungen'.$K$10]-1" office:value-type="float" office:value="0.0588235294117647" calcext:value-type="float">
            <text:p>0.0588</text:p>
          </table:table-cell>
          <table:table-cell table:style-name="ce10" table:formula="of:=['6-Zimmer-Wohnungen'.F$13]/['6-Zimmer-Wohnungen'.$K$13]-1" office:value-type="float" office:value="0.0625" calcext:value-type="float">
            <text:p>0.0625</text:p>
          </table:table-cell>
          <table:table-cell table:style-name="ce10" table:formula="of:=['6-Zimmer-Wohnungen'.F$16]/['6-Zimmer-Wohnungen'.$K$16]-1" office:value-type="float" office:value="0.0625" calcext:value-type="float">
            <text:p>0.0625</text:p>
          </table:table-cell>
          <table:table-cell table:style-name="ce10" table:formula="of:=['6-Zimmer-Wohnungen'.F$19]/['6-Zimmer-Wohnungen'.$K$19]-1" office:value-type="float" office:value="0.0588235294117647" calcext:value-type="float">
            <text:p>0.0588</text:p>
          </table:table-cell>
          <table:table-cell table:style-name="ce10" table:formula="of:=['6-Zimmer-Wohnungen'.F$22]/['6-Zimmer-Wohnungen'.$K$22]-1" office:value-type="float" office:value="0.0555555555555556" calcext:value-type="float">
            <text:p>0.0556</text:p>
          </table:table-cell>
          <table:table-cell table:style-name="ce10" table:formula="of:=['6-Zimmer-Wohnungen'.F$25]/['6-Zimmer-Wohnungen'.$K$25]-1" office:value-type="float" office:value="0.05" calcext:value-type="float">
            <text:p>0.0500</text:p>
          </table:table-cell>
          <table:table-cell table:style-name="ce10" table:formula="of:=['6-Zimmer-Wohnungen'.F$28]/['6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" calcext:value-type="float">
            <text:p>2</text:p>
          </table:table-cell>
          <table:table-cell table:style-name="ce10" table:formula="of:=['6-Zimmer-Wohnungen'.G$7]/['6-Zimmer-Wohnungen'.$K$7]-1" office:value-type="float" office:value="0.0588235294117647" calcext:value-type="float">
            <text:p>0.0588</text:p>
          </table:table-cell>
          <table:table-cell table:style-name="ce10" table:formula="of:=['6-Zimmer-Wohnungen'.G$10]/['6-Zimmer-Wohnungen'.$K$10]-1" office:value-type="float" office:value="0.0588235294117647" calcext:value-type="float">
            <text:p>0.0588</text:p>
          </table:table-cell>
          <table:table-cell table:style-name="ce10" table:formula="of:=['6-Zimmer-Wohnungen'.G$13]/['6-Zimmer-Wohnungen'.$K$13]-1" office:value-type="float" office:value="0.0625" calcext:value-type="float">
            <text:p>0.0625</text:p>
          </table:table-cell>
          <table:table-cell table:style-name="ce10" table:formula="of:=['6-Zimmer-Wohnungen'.G$16]/['6-Zimmer-Wohnungen'.$K$16]-1" office:value-type="float" office:value="0.0625" calcext:value-type="float">
            <text:p>0.0625</text:p>
          </table:table-cell>
          <table:table-cell table:style-name="ce10" table:formula="of:=['6-Zimmer-Wohnungen'.G$19]/['6-Zimmer-Wohnungen'.$K$19]-1" office:value-type="float" office:value="0" calcext:value-type="float">
            <text:p>0.0000</text:p>
          </table:table-cell>
          <table:table-cell table:style-name="ce10" table:formula="of:=['6-Zimmer-Wohnungen'.G$22]/['6-Zimmer-Wohnungen'.$K$22]-1" office:value-type="float" office:value="0.0555555555555556" calcext:value-type="float">
            <text:p>0.0556</text:p>
          </table:table-cell>
          <table:table-cell table:style-name="ce10" table:formula="of:=['6-Zimmer-Wohnungen'.G$25]/['6-Zimmer-Wohnungen'.$K$25]-1" office:value-type="float" office:value="0.05" calcext:value-type="float">
            <text:p>0.0500</text:p>
          </table:table-cell>
          <table:table-cell table:style-name="ce10" table:formula="of:=['6-Zimmer-Wohnungen'.G$28]/['6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" calcext:value-type="float">
            <text:p>1</text:p>
          </table:table-cell>
          <table:table-cell table:style-name="ce10" table:formula="of:=['6-Zimmer-Wohnungen'.H$7]/['6-Zimmer-Wohnungen'.$K$7]-1" office:value-type="float" office:value="0.0588235294117647" calcext:value-type="float">
            <text:p>0.0588</text:p>
          </table:table-cell>
          <table:table-cell table:style-name="ce10" table:formula="of:=['6-Zimmer-Wohnungen'.H$10]/['6-Zimmer-Wohnungen'.$K$10]-1" office:value-type="float" office:value="0.0588235294117647" calcext:value-type="float">
            <text:p>0.0588</text:p>
          </table:table-cell>
          <table:table-cell table:style-name="ce10" table:formula="of:=['6-Zimmer-Wohnungen'.H$13]/['6-Zimmer-Wohnungen'.$K$13]-1" office:value-type="float" office:value="0.125" calcext:value-type="float">
            <text:p>0.1250</text:p>
          </table:table-cell>
          <table:table-cell table:style-name="ce10" table:formula="of:=['6-Zimmer-Wohnungen'.H$16]/['6-Zimmer-Wohnungen'.$K$16]-1" office:value-type="float" office:value="0.0625" calcext:value-type="float">
            <text:p>0.0625</text:p>
          </table:table-cell>
          <table:table-cell table:style-name="ce10" table:formula="of:=['6-Zimmer-Wohnungen'.H$19]/['6-Zimmer-Wohnungen'.$K$19]-1" office:value-type="float" office:value="0.0588235294117647" calcext:value-type="float">
            <text:p>0.0588</text:p>
          </table:table-cell>
          <table:table-cell table:style-name="ce10" table:formula="of:=['6-Zimmer-Wohnungen'.H$22]/['6-Zimmer-Wohnungen'.$K$22]-1" office:value-type="float" office:value="0.0555555555555556" calcext:value-type="float">
            <text:p>0.0556</text:p>
          </table:table-cell>
          <table:table-cell table:style-name="ce10" table:formula="of:=['6-Zimmer-Wohnungen'.H$25]/['6-Zimmer-Wohnungen'.$K$25]-1" office:value-type="float" office:value="0.1" calcext:value-type="float">
            <text:p>0.1000</text:p>
          </table:table-cell>
          <table:table-cell table:style-name="ce10" table:formula="of:=['6-Zimmer-Wohnungen'.H$28]/['6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5" calcext:value-type="float">
            <text:p>5</text:p>
          </table:table-cell>
          <table:table-cell table:style-name="ce10" table:formula="of:=['6-Zimmer-Wohnungen'.I$7]/['6-Zimmer-Wohnungen'.$K$7]-1" office:value-type="float" office:value="0.117647058823529" calcext:value-type="float">
            <text:p>0.1176</text:p>
          </table:table-cell>
          <table:table-cell table:style-name="ce10" table:formula="of:=['6-Zimmer-Wohnungen'.I$10]/['6-Zimmer-Wohnungen'.$K$10]-1" office:value-type="float" office:value="0.0588235294117647" calcext:value-type="float">
            <text:p>0.0588</text:p>
          </table:table-cell>
          <table:table-cell table:style-name="ce10" table:formula="of:=['6-Zimmer-Wohnungen'.I$13]/['6-Zimmer-Wohnungen'.$K$13]-1" office:value-type="float" office:value="0.125" calcext:value-type="float">
            <text:p>0.1250</text:p>
          </table:table-cell>
          <table:table-cell table:style-name="ce10" table:formula="of:=['6-Zimmer-Wohnungen'.I$16]/['6-Zimmer-Wohnungen'.$K$16]-1" office:value-type="float" office:value="0.0625" calcext:value-type="float">
            <text:p>0.0625</text:p>
          </table:table-cell>
          <table:table-cell table:style-name="ce10" table:formula="of:=['6-Zimmer-Wohnungen'.I$19]/['6-Zimmer-Wohnungen'.$K$19]-1" office:value-type="float" office:value="0.0588235294117647" calcext:value-type="float">
            <text:p>0.0588</text:p>
          </table:table-cell>
          <table:table-cell table:style-name="ce10" table:formula="of:=['6-Zimmer-Wohnungen'.I$22]/['6-Zimmer-Wohnungen'.$K$22]-1" office:value-type="float" office:value="0.0555555555555556" calcext:value-type="float">
            <text:p>0.0556</text:p>
          </table:table-cell>
          <table:table-cell table:style-name="ce10" table:formula="of:=['6-Zimmer-Wohnungen'.I$25]/['6-Zimmer-Wohnungen'.$K$25]-1" office:value-type="float" office:value="0.1" calcext:value-type="float">
            <text:p>0.1000</text:p>
          </table:table-cell>
          <table:table-cell table:style-name="ce10" table:formula="of:=['6-Zimmer-Wohnungen'.I$28]/['6-Zimmer-Wohnungen'.$K$28]-1" office:value-type="float" office:value="0.0869565217391304" calcext:value-type="float">
            <text:p>0.08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9" calcext:value-type="float">
            <text:p>9</text:p>
          </table:table-cell>
          <table:table-cell table:style-name="ce10" table:formula="of:=['6-Zimmer-Wohnungen'.J$7]/['6-Zimmer-Wohnungen'.$K$7]-1" office:value-type="float" office:value="0.0588235294117647" calcext:value-type="float">
            <text:p>0.0588</text:p>
          </table:table-cell>
          <table:table-cell table:style-name="ce10" table:formula="of:=['6-Zimmer-Wohnungen'.J$10]/['6-Zimmer-Wohnungen'.$K$10]-1" office:value-type="float" office:value="0" calcext:value-type="float">
            <text:p>0.0000</text:p>
          </table:table-cell>
          <table:table-cell table:style-name="ce10" table:formula="of:=['6-Zimmer-Wohnungen'.J$13]/['6-Zimmer-Wohnungen'.$K$13]-1" office:value-type="float" office:value="0.0625" calcext:value-type="float">
            <text:p>0.0625</text:p>
          </table:table-cell>
          <table:table-cell table:style-name="ce10" table:formula="of:=['6-Zimmer-Wohnungen'.J$16]/['6-Zimmer-Wohnungen'.$K$16]-1" office:value-type="float" office:value="0.0625" calcext:value-type="float">
            <text:p>0.0625</text:p>
          </table:table-cell>
          <table:table-cell table:style-name="ce10" table:formula="of:=['6-Zimmer-Wohnungen'.J$19]/['6-Zimmer-Wohnungen'.$K$19]-1" office:value-type="float" office:value="0" calcext:value-type="float">
            <text:p>0.0000</text:p>
          </table:table-cell>
          <table:table-cell table:style-name="ce10" table:formula="of:=['6-Zimmer-Wohnungen'.J$22]/['6-Zimmer-Wohnungen'.$K$22]-1" office:value-type="float" office:value="0.0555555555555556" calcext:value-type="float">
            <text:p>0.0556</text:p>
          </table:table-cell>
          <table:table-cell table:style-name="ce10" table:formula="of:=['6-Zimmer-Wohnungen'.J$25]/['6-Zimmer-Wohnungen'.$K$25]-1" office:value-type="float" office:value="0.05" calcext:value-type="float">
            <text:p>0.0500</text:p>
          </table:table-cell>
          <table:table-cell table:style-name="ce10" table:formula="of:=['6-Zimmer-Wohnungen'.J$28]/['6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0" calcext:value-type="float">
            <text:p>10</text:p>
          </table:table-cell>
          <table:table-cell table:style-name="ce10" table:formula="of:=['6-Zimmer-Wohnungen'.K$7]/['6-Zimmer-Wohnungen'.$K$7]-1" office:value-type="float" office:value="0" calcext:value-type="float">
            <text:p>0.0000</text:p>
          </table:table-cell>
          <table:table-cell table:style-name="ce10" table:formula="of:=['6-Zimmer-Wohnungen'.K$10]/['6-Zimmer-Wohnungen'.$K$10]-1" office:value-type="float" office:value="0" calcext:value-type="float">
            <text:p>0.0000</text:p>
          </table:table-cell>
          <table:table-cell table:style-name="ce10" table:formula="of:=['6-Zimmer-Wohnungen'.K$13]/['6-Zimmer-Wohnungen'.$K$13]-1" office:value-type="float" office:value="0" calcext:value-type="float">
            <text:p>0.0000</text:p>
          </table:table-cell>
          <table:table-cell table:style-name="ce10" table:formula="of:=['6-Zimmer-Wohnungen'.K$16]/['6-Zimmer-Wohnungen'.$K$16]-1" office:value-type="float" office:value="0" calcext:value-type="float">
            <text:p>0.0000</text:p>
          </table:table-cell>
          <table:table-cell table:style-name="ce10" table:formula="of:=['6-Zimmer-Wohnungen'.K$19]/['6-Zimmer-Wohnungen'.$K$19]-1" office:value-type="float" office:value="0" calcext:value-type="float">
            <text:p>0.0000</text:p>
          </table:table-cell>
          <table:table-cell table:style-name="ce10" table:formula="of:=['6-Zimmer-Wohnungen'.K$22]/['6-Zimmer-Wohnungen'.$K$22]-1" office:value-type="float" office:value="0" calcext:value-type="float">
            <text:p>0.0000</text:p>
          </table:table-cell>
          <table:table-cell table:style-name="ce10" table:formula="of:=['6-Zimmer-Wohnungen'.K$25]/['6-Zimmer-Wohnungen'.$K$25]-1" office:value-type="float" office:value="0" calcext:value-type="float">
            <text:p>0.0000</text:p>
          </table:table-cell>
          <table:table-cell table:style-name="ce10" table:formula="of:=['6-Zimmer-Wohnungen'.K$28]/['6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1" calcext:value-type="float">
            <text:p>11</text:p>
          </table:table-cell>
          <table:table-cell table:style-name="ce10" table:formula="of:=['6-Zimmer-Wohnungen'.L$7]/['6-Zimmer-Wohnungen'.$K$7]-1" office:value-type="float" office:value="0" calcext:value-type="float">
            <text:p>0.0000</text:p>
          </table:table-cell>
          <table:table-cell table:style-name="ce10" table:formula="of:=['6-Zimmer-Wohnungen'.L$10]/['6-Zimmer-Wohnungen'.$K$10]-1" office:value-type="float" office:value="0" calcext:value-type="float">
            <text:p>0.0000</text:p>
          </table:table-cell>
          <table:table-cell table:style-name="ce10" table:formula="of:=['6-Zimmer-Wohnungen'.L$13]/['6-Zimmer-Wohnungen'.$K$13]-1" office:value-type="float" office:value="0" calcext:value-type="float">
            <text:p>0.0000</text:p>
          </table:table-cell>
          <table:table-cell table:style-name="ce10" table:formula="of:=['6-Zimmer-Wohnungen'.L$16]/['6-Zimmer-Wohnungen'.$K$16]-1" office:value-type="float" office:value="0" calcext:value-type="float">
            <text:p>0.0000</text:p>
          </table:table-cell>
          <table:table-cell table:style-name="ce10" table:formula="of:=['6-Zimmer-Wohnungen'.L$19]/['6-Zimmer-Wohnungen'.$K$19]-1" office:value-type="float" office:value="-0.0588235294117647" calcext:value-type="float">
            <text:p>-0.0588</text:p>
          </table:table-cell>
          <table:table-cell table:style-name="ce10" table:formula="of:=['6-Zimmer-Wohnungen'.L$22]/['6-Zimmer-Wohnungen'.$K$22]-1" office:value-type="float" office:value="0" calcext:value-type="float">
            <text:p>0.0000</text:p>
          </table:table-cell>
          <table:table-cell table:style-name="ce10" table:formula="of:=['6-Zimmer-Wohnungen'.L$25]/['6-Zimmer-Wohnungen'.$K$25]-1" office:value-type="float" office:value="0" calcext:value-type="float">
            <text:p>0.0000</text:p>
          </table:table-cell>
          <table:table-cell table:style-name="ce10" table:formula="of:=['6-Zimmer-Wohnungen'.L$28]/['6-Zimmer-Wohnungen'.$K$28]-1" office:value-type="float" office:value="-0.0434782608695652" calcext:value-type="float">
            <text:p>-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2" calcext:value-type="float">
            <text:p>12</text:p>
          </table:table-cell>
          <table:table-cell table:style-name="ce10" table:formula="of:=['6-Zimmer-Wohnungen'.M$7]/['6-Zimmer-Wohnungen'.$K$7]-1" office:value-type="float" office:value="0.0588235294117647" calcext:value-type="float">
            <text:p>0.0588</text:p>
          </table:table-cell>
          <table:table-cell table:style-name="ce10" table:formula="of:=['6-Zimmer-Wohnungen'.M$10]/['6-Zimmer-Wohnungen'.$K$10]-1" office:value-type="float" office:value="0" calcext:value-type="float">
            <text:p>0.0000</text:p>
          </table:table-cell>
          <table:table-cell table:style-name="ce10" table:formula="of:=['6-Zimmer-Wohnungen'.M$13]/['6-Zimmer-Wohnungen'.$K$13]-1" office:value-type="float" office:value="0.0625" calcext:value-type="float">
            <text:p>0.0625</text:p>
          </table:table-cell>
          <table:table-cell table:style-name="ce10" table:formula="of:=['6-Zimmer-Wohnungen'.M$16]/['6-Zimmer-Wohnungen'.$K$16]-1" office:value-type="float" office:value="0.0625" calcext:value-type="float">
            <text:p>0.0625</text:p>
          </table:table-cell>
          <table:table-cell table:style-name="ce10" table:formula="of:=['6-Zimmer-Wohnungen'.M$19]/['6-Zimmer-Wohnungen'.$K$19]-1" office:value-type="float" office:value="0" calcext:value-type="float">
            <text:p>0.0000</text:p>
          </table:table-cell>
          <table:table-cell table:style-name="ce10" table:formula="of:=['6-Zimmer-Wohnungen'.M$22]/['6-Zimmer-Wohnungen'.$K$22]-1" office:value-type="float" office:value="0.0555555555555556" calcext:value-type="float">
            <text:p>0.0556</text:p>
          </table:table-cell>
          <table:table-cell table:style-name="ce10" table:formula="of:=['6-Zimmer-Wohnungen'.M$25]/['6-Zimmer-Wohnungen'.$K$25]-1" office:value-type="float" office:value="0.05" calcext:value-type="float">
            <text:p>0.0500</text:p>
          </table:table-cell>
          <table:table-cell table:style-name="ce10" table:formula="of:=['6-Zimmer-Wohnungen'.M$28]/['6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3" calcext:value-type="float">
            <text:p>13</text:p>
          </table:table-cell>
          <table:table-cell table:style-name="ce10" table:formula="of:=['6-Zimmer-Wohnungen'.N$7]/['6-Zimmer-Wohnungen'.$K$7]-1" office:value-type="float" office:value="0" calcext:value-type="float">
            <text:p>0.0000</text:p>
          </table:table-cell>
          <table:table-cell table:style-name="ce10" table:formula="of:=['6-Zimmer-Wohnungen'.N$10]/['6-Zimmer-Wohnungen'.$K$10]-1" office:value-type="float" office:value="0" calcext:value-type="float">
            <text:p>0.0000</text:p>
          </table:table-cell>
          <table:table-cell table:style-name="ce10" table:formula="of:=['6-Zimmer-Wohnungen'.N$13]/['6-Zimmer-Wohnungen'.$K$13]-1" office:value-type="float" office:value="0" calcext:value-type="float">
            <text:p>0.0000</text:p>
          </table:table-cell>
          <table:table-cell table:style-name="ce10" table:formula="of:=['6-Zimmer-Wohnungen'.N$16]/['6-Zimmer-Wohnungen'.$K$16]-1" office:value-type="float" office:value="0" calcext:value-type="float">
            <text:p>0.0000</text:p>
          </table:table-cell>
          <table:table-cell table:style-name="ce10" table:formula="of:=['6-Zimmer-Wohnungen'.N$19]/['6-Zimmer-Wohnungen'.$K$19]-1" office:value-type="float" office:value="-0.0588235294117647" calcext:value-type="float">
            <text:p>-0.0588</text:p>
          </table:table-cell>
          <table:table-cell table:style-name="ce10" table:formula="of:=['6-Zimmer-Wohnungen'.N$22]/['6-Zimmer-Wohnungen'.$K$22]-1" office:value-type="float" office:value="0" calcext:value-type="float">
            <text:p>0.0000</text:p>
          </table:table-cell>
          <table:table-cell table:style-name="ce10" table:formula="of:=['6-Zimmer-Wohnungen'.N$25]/['6-Zimmer-Wohnungen'.$K$25]-1" office:value-type="float" office:value="0" calcext:value-type="float">
            <text:p>0.0000</text:p>
          </table:table-cell>
          <table:table-cell table:style-name="ce10" table:formula="of:=['6-Zimmer-Wohnungen'.N$28]/['6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4" calcext:value-type="float">
            <text:p>14</text:p>
          </table:table-cell>
          <table:table-cell table:style-name="ce10" table:formula="of:=['6-Zimmer-Wohnungen'.O$7]/['6-Zimmer-Wohnungen'.$K$7]-1" office:value-type="float" office:value="0" calcext:value-type="float">
            <text:p>0.0000</text:p>
          </table:table-cell>
          <table:table-cell table:style-name="ce10" table:formula="of:=['6-Zimmer-Wohnungen'.O$10]/['6-Zimmer-Wohnungen'.$K$10]-1" office:value-type="float" office:value="0" calcext:value-type="float">
            <text:p>0.0000</text:p>
          </table:table-cell>
          <table:table-cell table:style-name="ce10" table:formula="of:=['6-Zimmer-Wohnungen'.O$13]/['6-Zimmer-Wohnungen'.$K$13]-1" office:value-type="float" office:value="0" calcext:value-type="float">
            <text:p>0.0000</text:p>
          </table:table-cell>
          <table:table-cell table:style-name="ce10" table:formula="of:=['6-Zimmer-Wohnungen'.O$16]/['6-Zimmer-Wohnungen'.$K$16]-1" office:value-type="float" office:value="0" calcext:value-type="float">
            <text:p>0.0000</text:p>
          </table:table-cell>
          <table:table-cell table:style-name="ce10" table:formula="of:=['6-Zimmer-Wohnungen'.O$19]/['6-Zimmer-Wohnungen'.$K$19]-1" office:value-type="float" office:value="0" calcext:value-type="float">
            <text:p>0.0000</text:p>
          </table:table-cell>
          <table:table-cell table:style-name="ce10" table:formula="of:=['6-Zimmer-Wohnungen'.O$22]/['6-Zimmer-Wohnungen'.$K$22]-1" office:value-type="float" office:value="0" calcext:value-type="float">
            <text:p>0.0000</text:p>
          </table:table-cell>
          <table:table-cell table:style-name="ce10" table:formula="of:=['6-Zimmer-Wohnungen'.O$25]/['6-Zimmer-Wohnungen'.$K$25]-1" office:value-type="float" office:value="0" calcext:value-type="float">
            <text:p>0.0000</text:p>
          </table:table-cell>
          <table:table-cell table:style-name="ce10" table:formula="of:=['6-Zimmer-Wohnungen'.O$28]/['6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5" calcext:value-type="float">
            <text:p>15</text:p>
          </table:table-cell>
          <table:table-cell table:style-name="ce10" table:formula="of:=['6-Zimmer-Wohnungen'.P$7]/['6-Zimmer-Wohnungen'.$K$7]-1" office:value-type="float" office:value="-0.0588235294117647" calcext:value-type="float">
            <text:p>-0.0588</text:p>
          </table:table-cell>
          <table:table-cell table:style-name="ce10" table:formula="of:=['6-Zimmer-Wohnungen'.P$10]/['6-Zimmer-Wohnungen'.$K$10]-1" office:value-type="float" office:value="-0.0588235294117647" calcext:value-type="float">
            <text:p>-0.0588</text:p>
          </table:table-cell>
          <table:table-cell table:style-name="ce10" table:formula="of:=['6-Zimmer-Wohnungen'.P$13]/['6-Zimmer-Wohnungen'.$K$13]-1" office:value-type="float" office:value="-0.0625" calcext:value-type="float">
            <text:p>-0.0625</text:p>
          </table:table-cell>
          <table:table-cell table:style-name="ce10" table:formula="of:=['6-Zimmer-Wohnungen'.P$16]/['6-Zimmer-Wohnungen'.$K$16]-1" office:value-type="float" office:value="-0.0625" calcext:value-type="float">
            <text:p>-0.0625</text:p>
          </table:table-cell>
          <table:table-cell table:style-name="ce10" table:formula="of:=['6-Zimmer-Wohnungen'.P$19]/['6-Zimmer-Wohnungen'.$K$19]-1" office:value-type="float" office:value="-0.117647058823529" calcext:value-type="float">
            <text:p>-0.1176</text:p>
          </table:table-cell>
          <table:table-cell table:style-name="ce10" table:formula="of:=['6-Zimmer-Wohnungen'.P$22]/['6-Zimmer-Wohnungen'.$K$22]-1" office:value-type="float" office:value="-0.0555555555555556" calcext:value-type="float">
            <text:p>-0.0556</text:p>
          </table:table-cell>
          <table:table-cell table:style-name="ce10" table:formula="of:=['6-Zimmer-Wohnungen'.P$25]/['6-Zimmer-Wohnungen'.$K$25]-1" office:value-type="float" office:value="-0.05" calcext:value-type="float">
            <text:p>-0.0500</text:p>
          </table:table-cell>
          <table:table-cell table:style-name="ce10" table:formula="of:=['6-Zimmer-Wohnungen'.P$28]/['6-Zimmer-Wohnungen'.$K$28]-1" office:value-type="float" office:value="-0.0869565217391305" calcext:value-type="float">
            <text:p>-0.08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8" calcext:value-type="float">
            <text:p>18</text:p>
          </table:table-cell>
          <table:table-cell table:style-name="ce10" table:formula="of:=['6-Zimmer-Wohnungen'.Q$7]/['6-Zimmer-Wohnungen'.$K$7]-1" office:value-type="float" office:value="-0.0588235294117647" calcext:value-type="float">
            <text:p>-0.0588</text:p>
          </table:table-cell>
          <table:table-cell table:style-name="ce10" table:formula="of:=['6-Zimmer-Wohnungen'.Q$10]/['6-Zimmer-Wohnungen'.$K$10]-1" office:value-type="float" office:value="-0.0588235294117647" calcext:value-type="float">
            <text:p>-0.0588</text:p>
          </table:table-cell>
          <table:table-cell table:style-name="ce10" table:formula="of:=['6-Zimmer-Wohnungen'.Q$13]/['6-Zimmer-Wohnungen'.$K$13]-1" office:value-type="float" office:value="0" calcext:value-type="float">
            <text:p>0.0000</text:p>
          </table:table-cell>
          <table:table-cell table:style-name="ce10" table:formula="of:=['6-Zimmer-Wohnungen'.Q$16]/['6-Zimmer-Wohnungen'.$K$16]-1" office:value-type="float" office:value="-0.0625" calcext:value-type="float">
            <text:p>-0.0625</text:p>
          </table:table-cell>
          <table:table-cell table:style-name="ce10" table:formula="of:=['6-Zimmer-Wohnungen'.Q$19]/['6-Zimmer-Wohnungen'.$K$19]-1" office:value-type="float" office:value="-0.0588235294117647" calcext:value-type="float">
            <text:p>-0.0588</text:p>
          </table:table-cell>
          <table:table-cell table:style-name="ce10" table:formula="of:=['6-Zimmer-Wohnungen'.Q$22]/['6-Zimmer-Wohnungen'.$K$22]-1" office:value-type="float" office:value="-0.0555555555555556" calcext:value-type="float">
            <text:p>-0.0556</text:p>
          </table:table-cell>
          <table:table-cell table:style-name="ce10" table:formula="of:=['6-Zimmer-Wohnungen'.Q$25]/['6-Zimmer-Wohnungen'.$K$25]-1" office:value-type="float" office:value="-0.05" calcext:value-type="float">
            <text:p>-0.0500</text:p>
          </table:table-cell>
          <table:table-cell table:style-name="ce10" table:formula="of:=['6-Zimmer-Wohnungen'.Q$28]/['6-Zimmer-Wohnungen'.$K$28]-1" office:value-type="float" office:value="-0.0434782608695652" calcext:value-type="float">
            <text:p>-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9" calcext:value-type="float">
            <text:p>19</text:p>
          </table:table-cell>
          <table:table-cell table:style-name="ce10" table:formula="of:=['6-Zimmer-Wohnungen'.R$7]/['6-Zimmer-Wohnungen'.$K$7]-1" office:value-type="float" office:value="0" calcext:value-type="float">
            <text:p>0.0000</text:p>
          </table:table-cell>
          <table:table-cell table:style-name="ce10" table:formula="of:=['6-Zimmer-Wohnungen'.R$10]/['6-Zimmer-Wohnungen'.$K$10]-1" office:value-type="float" office:value="0" calcext:value-type="float">
            <text:p>0.0000</text:p>
          </table:table-cell>
          <table:table-cell table:style-name="ce10" table:formula="of:=['6-Zimmer-Wohnungen'.R$13]/['6-Zimmer-Wohnungen'.$K$13]-1" office:value-type="float" office:value="0" calcext:value-type="float">
            <text:p>0.0000</text:p>
          </table:table-cell>
          <table:table-cell table:style-name="ce10" table:formula="of:=['6-Zimmer-Wohnungen'.R$16]/['6-Zimmer-Wohnungen'.$K$16]-1" office:value-type="float" office:value="0" calcext:value-type="float">
            <text:p>0.0000</text:p>
          </table:table-cell>
          <table:table-cell table:style-name="ce10" table:formula="of:=['6-Zimmer-Wohnungen'.R$19]/['6-Zimmer-Wohnungen'.$K$19]-1" office:value-type="float" office:value="-0.0588235294117647" calcext:value-type="float">
            <text:p>-0.0588</text:p>
          </table:table-cell>
          <table:table-cell table:style-name="ce10" table:formula="of:=['6-Zimmer-Wohnungen'.R$22]/['6-Zimmer-Wohnungen'.$K$22]-1" office:value-type="float" office:value="0" calcext:value-type="float">
            <text:p>0.0000</text:p>
          </table:table-cell>
          <table:table-cell table:style-name="ce10" table:formula="of:=['6-Zimmer-Wohnungen'.R$25]/['6-Zimmer-Wohnungen'.$K$25]-1" office:value-type="float" office:value="0" calcext:value-type="float">
            <text:p>0.0000</text:p>
          </table:table-cell>
          <table:table-cell table:style-name="ce10" table:formula="of:=['6-Zimmer-Wohnungen'.R$28]/['6-Zimmer-Wohnungen'.$K$28]-1" office:value-type="float" office:value="-0.0434782608695652" calcext:value-type="float">
            <text:p>-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7" calcext:value-type="float">
            <text:p>17</text:p>
          </table:table-cell>
          <table:table-cell table:style-name="ce10" table:formula="of:=['6-Zimmer-Wohnungen'.S$7]/['6-Zimmer-Wohnungen'.$K$7]-1" office:value-type="float" office:value="-0.0588235294117647" calcext:value-type="float">
            <text:p>-0.0588</text:p>
          </table:table-cell>
          <table:table-cell table:style-name="ce10" table:formula="of:=['6-Zimmer-Wohnungen'.S$10]/['6-Zimmer-Wohnungen'.$K$10]-1" office:value-type="float" office:value="-0.117647058823529" calcext:value-type="float">
            <text:p>-0.1176</text:p>
          </table:table-cell>
          <table:table-cell table:style-name="ce10" table:formula="of:=['6-Zimmer-Wohnungen'.S$13]/['6-Zimmer-Wohnungen'.$K$13]-1" office:value-type="float" office:value="-0.0625" calcext:value-type="float">
            <text:p>-0.0625</text:p>
          </table:table-cell>
          <table:table-cell table:style-name="ce10" table:formula="of:=['6-Zimmer-Wohnungen'.S$16]/['6-Zimmer-Wohnungen'.$K$16]-1" office:value-type="float" office:value="-0.0625" calcext:value-type="float">
            <text:p>-0.0625</text:p>
          </table:table-cell>
          <table:table-cell table:style-name="ce10" table:formula="of:=['6-Zimmer-Wohnungen'.S$19]/['6-Zimmer-Wohnungen'.$K$19]-1" office:value-type="float" office:value="-0.117647058823529" calcext:value-type="float">
            <text:p>-0.1176</text:p>
          </table:table-cell>
          <table:table-cell table:style-name="ce10" table:formula="of:=['6-Zimmer-Wohnungen'.S$22]/['6-Zimmer-Wohnungen'.$K$22]-1" office:value-type="float" office:value="-0.111111111111111" calcext:value-type="float">
            <text:p>-0.1111</text:p>
          </table:table-cell>
          <table:table-cell table:style-name="ce10" table:formula="of:=['6-Zimmer-Wohnungen'.S$25]/['6-Zimmer-Wohnungen'.$K$25]-1" office:value-type="float" office:value="-0.05" calcext:value-type="float">
            <text:p>-0.0500</text:p>
          </table:table-cell>
          <table:table-cell table:style-name="ce10" table:formula="of:=['6-Zimmer-Wohnungen'.S$28]/['6-Zimmer-Wohnungen'.$K$28]-1" office:value-type="float" office:value="-0.0869565217391305" calcext:value-type="float">
            <text:p>-0.08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6" calcext:value-type="float">
            <text:p>16</text:p>
          </table:table-cell>
          <table:table-cell table:style-name="ce10" table:formula="of:=['6-Zimmer-Wohnungen'.T$7]/['6-Zimmer-Wohnungen'.$K$7]-1" office:value-type="float" office:value="-0.0588235294117647" calcext:value-type="float">
            <text:p>-0.0588</text:p>
          </table:table-cell>
          <table:table-cell table:style-name="ce10" table:formula="of:=['6-Zimmer-Wohnungen'.T$10]/['6-Zimmer-Wohnungen'.$K$10]-1" office:value-type="float" office:value="-0.0588235294117647" calcext:value-type="float">
            <text:p>-0.0588</text:p>
          </table:table-cell>
          <table:table-cell table:style-name="ce10" table:formula="of:=['6-Zimmer-Wohnungen'.T$13]/['6-Zimmer-Wohnungen'.$K$13]-1" office:value-type="float" office:value="-0.0625" calcext:value-type="float">
            <text:p>-0.0625</text:p>
          </table:table-cell>
          <table:table-cell table:style-name="ce10" table:formula="of:=['6-Zimmer-Wohnungen'.T$16]/['6-Zimmer-Wohnungen'.$K$16]-1" office:value-type="float" office:value="-0.0625" calcext:value-type="float">
            <text:p>-0.0625</text:p>
          </table:table-cell>
          <table:table-cell table:style-name="ce10" table:formula="of:=['6-Zimmer-Wohnungen'.T$19]/['6-Zimmer-Wohnungen'.$K$19]-1" office:value-type="float" office:value="-0.0588235294117647" calcext:value-type="float">
            <text:p>-0.0588</text:p>
          </table:table-cell>
          <table:table-cell table:style-name="ce10" table:formula="of:=['6-Zimmer-Wohnungen'.T$22]/['6-Zimmer-Wohnungen'.$K$22]-1" office:value-type="float" office:value="-0.0555555555555556" calcext:value-type="float">
            <text:p>-0.0556</text:p>
          </table:table-cell>
          <table:table-cell table:style-name="ce10" table:formula="of:=['6-Zimmer-Wohnungen'.T$25]/['6-Zimmer-Wohnungen'.$K$25]-1" office:value-type="float" office:value="-0.05" calcext:value-type="float">
            <text:p>-0.0500</text:p>
          </table:table-cell>
          <table:table-cell table:style-name="ce10" table:formula="of:=['6-Zimmer-Wohnungen'.T$28]/['6-Zimmer-Wohnungen'.$K$28]-1" office:value-type="float" office:value="-0.0869565217391305" calcext:value-type="float">
            <text:p>-0.08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0" calcext:value-type="float">
            <text:p>20</text:p>
          </table:table-cell>
          <table:table-cell table:style-name="ce10" table:formula="of:=['6-Zimmer-Wohnungen'.U$7]/['6-Zimmer-Wohnungen'.$K$7]-1" office:value-type="float" office:value="0" calcext:value-type="float">
            <text:p>0.0000</text:p>
          </table:table-cell>
          <table:table-cell table:style-name="ce10" table:formula="of:=['6-Zimmer-Wohnungen'.U$10]/['6-Zimmer-Wohnungen'.$K$10]-1" office:value-type="float" office:value="0" calcext:value-type="float">
            <text:p>0.0000</text:p>
          </table:table-cell>
          <table:table-cell table:style-name="ce10" table:formula="of:=['6-Zimmer-Wohnungen'.U$13]/['6-Zimmer-Wohnungen'.$K$13]-1" office:value-type="float" office:value="0.0625" calcext:value-type="float">
            <text:p>0.0625</text:p>
          </table:table-cell>
          <table:table-cell table:style-name="ce10" table:formula="of:=['6-Zimmer-Wohnungen'.U$16]/['6-Zimmer-Wohnungen'.$K$16]-1" office:value-type="float" office:value="0" calcext:value-type="float">
            <text:p>0.0000</text:p>
          </table:table-cell>
          <table:table-cell table:style-name="ce10" table:formula="of:=['6-Zimmer-Wohnungen'.U$19]/['6-Zimmer-Wohnungen'.$K$19]-1" office:value-type="float" office:value="0" calcext:value-type="float">
            <text:p>0.0000</text:p>
          </table:table-cell>
          <table:table-cell table:style-name="ce10" table:formula="of:=['6-Zimmer-Wohnungen'.U$22]/['6-Zimmer-Wohnungen'.$K$22]-1" office:value-type="float" office:value="0" calcext:value-type="float">
            <text:p>0.0000</text:p>
          </table:table-cell>
          <table:table-cell table:style-name="ce10" table:formula="of:=['6-Zimmer-Wohnungen'.U$25]/['6-Zimmer-Wohnungen'.$K$25]-1" office:value-type="float" office:value="0" calcext:value-type="float">
            <text:p>0.0000</text:p>
          </table:table-cell>
          <table:table-cell table:style-name="ce10" table:formula="of:=['6-Zimmer-Wohnungen'.U$28]/['6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1" calcext:value-type="float">
            <text:p>21</text:p>
          </table:table-cell>
          <table:table-cell table:style-name="ce10" table:formula="of:=['6-Zimmer-Wohnungen'.U$7]/['6-Zimmer-Wohnungen'.$K$7]-1" office:value-type="float" office:value="0" calcext:value-type="float">
            <text:p>0.0000</text:p>
          </table:table-cell>
          <table:table-cell table:style-name="ce10" table:formula="of:=['6-Zimmer-Wohnungen'.U$10]/['6-Zimmer-Wohnungen'.$K$10]-1" office:value-type="float" office:value="0" calcext:value-type="float">
            <text:p>0.0000</text:p>
          </table:table-cell>
          <table:table-cell table:style-name="ce10" table:formula="of:=['6-Zimmer-Wohnungen'.U$13]/['6-Zimmer-Wohnungen'.$K$13]-1" office:value-type="float" office:value="0.0625" calcext:value-type="float">
            <text:p>0.0625</text:p>
          </table:table-cell>
          <table:table-cell table:style-name="ce10" table:formula="of:=['6-Zimmer-Wohnungen'.U$16]/['6-Zimmer-Wohnungen'.$K$16]-1" office:value-type="float" office:value="0" calcext:value-type="float">
            <text:p>0.0000</text:p>
          </table:table-cell>
          <table:table-cell table:style-name="ce10" table:formula="of:=['6-Zimmer-Wohnungen'.U$19]/['6-Zimmer-Wohnungen'.$K$19]-1" office:value-type="float" office:value="0" calcext:value-type="float">
            <text:p>0.0000</text:p>
          </table:table-cell>
          <table:table-cell table:style-name="ce10" table:formula="of:=['6-Zimmer-Wohnungen'.U$22]/['6-Zimmer-Wohnungen'.$K$22]-1" office:value-type="float" office:value="0" calcext:value-type="float">
            <text:p>0.0000</text:p>
          </table:table-cell>
          <table:table-cell table:style-name="ce10" table:formula="of:=['6-Zimmer-Wohnungen'.U$25]/['6-Zimmer-Wohnungen'.$K$25]-1" office:value-type="float" office:value="0" calcext:value-type="float">
            <text:p>0.0000</text:p>
          </table:table-cell>
          <table:table-cell table:style-name="ce10" table:formula="of:=['6-Zimmer-Wohnungen'.U$28]/['6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/>
          <table:table-cell table:style-name="Default" table:number-columns-repeated="9"/>
          <table:table-cell table:number-columns-repeated="1008"/>
        </table:table-row>
        <table:table-row table:style-name="ro3" table:number-rows-repeated="1048529">
          <table:table-cell table:number-columns-repeated="1018"/>
        </table:table-row>
        <table:table-row table:style-name="ro4" table:number-rows-repeated="2">
          <table:table-cell table:number-columns-repeated="1018"/>
        </table:table-row>
        <table:table-row table:style-name="ro4">
          <table:table-cell table:number-columns-repeated="1018"/>
        </table:table-row>
      </table:table>
      <table:table table:name="Sheet14" table:style-name="ta1">
        <table:table-column table:style-name="co17" table:number-columns-repeated="21" table:default-cell-style-name="Default"/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5">
          <table:table-cell office:value-type="string" calcext:value-type="string">
            <text:p>Bruderholz</text:p>
          </table:table-cell>
          <table:table-cell office:value-type="string" calcext:value-type="string">
            <text:p>Gundeldingen</text:p>
          </table:table-cell>
          <table:table-cell office:value-type="string" calcext:value-type="string">
            <text:p>St. Alban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Bachletten</text:p>
          </table:table-cell>
          <table:table-cell office:value-type="string" calcext:value-type="string">
            <text:p>Vorstädte</text:p>
          </table:table-cell>
          <table:table-cell office:value-type="string" calcext:value-type="string">
            <text:p>Altstadt Grossbasel</text:p>
          </table:table-cell>
          <table:table-cell office:value-type="string" calcext:value-type="string">
            <text:p>Am Ring</text:p>
          </table:table-cell>
          <table:table-cell office:value-type="string" calcext:value-type="string">
            <text:p>Gotthelf</text:p>
          </table:table-cell>
          <table:table-cell office:value-type="string" calcext:value-type="string">
            <text:p>Iselin</text:p>
          </table:table-cell>
          <table:table-cell office:value-type="string" calcext:value-type="string">
            <text:p>St. Johann</text:p>
          </table:table-cell>
          <table:table-cell office:value-type="string" calcext:value-type="string">
            <text:p>Altstadt Kleinbasel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Wettstein</text:p>
          </table:table-cell>
          <table:table-cell office:value-type="string" calcext:value-type="string">
            <text:p>Hirzbrunnen</text:p>
          </table:table-cell>
          <table:table-cell office:value-type="string" calcext:value-type="string">
            <text:p>Kleinhüningen</text:p>
          </table:table-cell>
          <table:table-cell office:value-type="string" calcext:value-type="string">
            <text:p>Klybeck</text:p>
          </table:table-cell>
          <table:table-cell office:value-type="string" calcext:value-type="string">
            <text:p>Rosental</text:p>
          </table:table-cell>
          <table:table-cell office:value-type="string" calcext:value-type="string">
            <text:p>Matthäus</text:p>
          </table:table-cell>
          <table:table-cell office:value-type="string" calcext:value-type="string">
            <text:p>Riehen</text:p>
          </table:table-cell>
          <table:table-cell office:value-type="string" calcext:value-type="string">
            <text:p>Betting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Generika" svg:font-family="Generika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 number:grouping="true"/>
    </number:number-style>
    <number:number-style style:name="N114">
      <number:number number:decimal-places="4" loext:min-decimal-places="4" number:min-integer-digits="1" number:grouping="true"/>
    </number:number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CH">
      <number:number number:decimal-places="0" loext:min-decimal-places="0" number:min-integer-digits="1" number:grouping="true"/>
    </number:number-style>
    <number:number-style style:name="N10119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0" loext:min-decimal-places="0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loext:min-decimal-places="2" number:min-integer-digits="1" number:grouping="true"/>
    </number:number-style>
    <number:number-style style:name="N10121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number number:decimal-places="2" loext:min-decimal-places="2" number:min-integer-digits="1" number:grouping="true"/>
    </number:number-style>
    <number:number-style style:name="N10122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de" number:country="CH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de" number:country="CH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de" number:country="CH">
      <loext:fill-character> </loext:fill-character>
      <number:text>- </number:text>
    </number:number-style>
    <number:text-style style:name="N10126" number:language="de" number:country="CH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de" number:country="CH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de" number:country="CH">
      <loext:text> SFr. </loext:text>
      <loext:fill-character> </loext:fill-character>
      <number:text>- </number:text>
    </number:number-style>
    <number:text-style style:name="N10130" number:language="de" number:country="CH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CH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de" number:country="CH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de" number:country="CH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de" number:country="CH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CH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de" number:country="CH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de" number:country="CH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.00.0000</text:date>, <text:time style:data-style-name="N2" text:time-value="12:26:42.81865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tt1" style:display-name="PageStyle_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</meta:initial-creator>
    <meta:creation-date>2016-07-01T07:37:34</meta:creation-date>
    <dc:date>2016-07-01T12:57:02.200182000</dc:date>
    <meta:generator>LibreOffice/5.0.6.3$MacOSX_X86_64 LibreOffice_project/490fc03b25318460cfc54456516ea2519c11d1aa</meta:generator>
    <meta:editing-duration>PT2H23M1S</meta:editing-duration>
    <meta:editing-cycles>44</meta:editing-cycles>
    <meta:document-statistic meta:table-count="20" meta:cell-count="7305" meta:object-count="0"/>
    <meta:user-defined meta:name="AppVersion">14.0300</meta:user-defined>
    <meta:user-defined meta:name="Company">BF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